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The decision of the ECtHR in the case of Russia against Ukraine will be written - Sokorenko</text:span>
</text:h>
      <text:p text:style-name="P4">
Authors: Ukrinform (Person)</text:p>
      <text:p text:style-name="P4">
Publisher: Укринформ (Organization)</text:p>
      <text:p text:style-name="P4">
Published Time: 2023-07-14T-11:42:00+03:00</text:p>
      <text:p text:style-name="P4">
Modified Time: 2023-07-14T21:42:00+03:00</text:p>
      <text:p text:style-name="P4">
Description: The decision of the European Court of Human Rights in the case of Russia against Ukraine, which is expected on July 18, will be presented in writing. - Ukrinform.</text:p>
      <text:p text:style-name="P4">
Images: ['<text:a xlink:type="simple" xlink:href="https://static.ukrinform.com/photos/2023_01/thumb_files/630_360_1674752556-437.jpg" text:style-name="Internet_20_link" text:visited-style-name="Visited_20_Internet_20_Link">
630_360_16747...</text:a>
']</text:p>
      <text:p text:style-name="P4">
Tags: ['ЄСПЛ', 'Україна проти Росії', 'Війна з Росією']</text:p>
      <text:p text:style-name="P4">
Type: Article</text:p>
      <!--METADATA-->
      <text:p text:style-name="P4">
<draw:frame draw:style-name="fr1" draw:name="Image2" text:anchor-type="as-char" svg:width="6.9236in" svg:height="3.956343in" draw:z-index="0">
<draw:image xlink:href="../Images/yкринформ/2023-07-14T-11-42-00-03-00/630_360_1674752556-437.jpg" xlink:type="simple" xlink:show="embed" xlink:actuate="onLoad" draw:mime-type="image/jpeg"/>
</draw:frame>
The decision of the European Court of Human Rights in the case of "Russia against Ukraine", which is exposed to July 18, will be presented in writing.</text:p>
      <text:p text:style-name="P4">
This was reported in a comment to the Ukrinform correspondent in the Hague in the ECtHR Authorized Affairs Margarita Sokorenko.</text:p>
      <text:p text:style-name="P4">
“In accordance with the ECtHR Prescribe, the decision should be published on July 18, 2023 on the site, which houses all its decisions. Therefore, it will be written, not as in previous interstate cases - with a public pronouncement. In principle, it is logical, given the history of Russia's claim to the ECtHR, and the refusal of the Russian Federation to cooperate with the court since March 2022, ”she said.</text:p>
      <text:p text:style-name="P4">
Sokorenko also expressed the expectation that the result in this case is comforting.</text:p>
      <text:p text:style-name="P4">
“For me, this lawsuit is about the alternative version of Russia's aggression against our state. In short, they declared a number of human rights violations, first of all, the Russian -speaking population, talking about discrimination of andutis. I can only evaluate Ukraine's chances in this case, and, as for me, the result will please, ”the ECtHR Commissioner for Affairs said.</text:p>
      <text:p text:style-name="P4">
<text:span text:style-name="T4">
 Read also: </text:span>
 <text:a xlink:type="simple" xlink:href="https://www.ukrinform.ua/rubric-polytics/3735802-espl-nastupnogo-tizna-ogolosit-risenna-u-spravi-rosia-proti-ukraini.html" text:style-name="Internet_20_link" text:visited-style-name="Visited_20_Internet_20_Link">
<text:span text:style-name="T4">
 ECtHR </text:span>
 Next week will announce a decision on the case against Ukraine</text:a>
According to her, the ECtHR was intensified in the consideration of cases regarding Russia - individual and interstate.</text:p>
      <text:p text:style-name="P4">
“Almost every month we see new decisions in individual matters of Russian citizens, in which the ECtHR states quite stringent violations. By the way, this week, an important decision in the case of Nemtsov Anti -President was made at the request in February 2015. The ECtHR pointed to a number of shortcomings and problems in the investigation of Nemtsov's murder, "Sokorenko said.</text:p>
      <text:p text:style-name="P4">
In addition, she noted, the ECtHR has intensified in interstate cases “Ukraine's opposite of(As for Crimea)”And“ Ukraine and the Netherlands v. The descended procedural steps will take place in the fall of this year, noted.</text:p>
      <text:p text:style-name="P4">
<text:span text:style-name="T4">
 Read also: </text:span>
 <text:a xlink:type="simple" xlink:href="https://www.ukrinform.ua/rubric-world/3692303-u-espl-38-sprav-torik-stosuvalisa-rosii.html" text:style-name="Internet_20_link" text:visited-style-name="Visited_20_Internet_20_Link">
in the ECtHR 38% of cases concerning Russia last year</text:a>
</text:p>
      <text:p text:style-name="P4">
As reported by Ukrinform, the European Court of Human Rights will announce the decision in the case of Russia against Ukraine on July 18, in which the aggressor country tries to place responsibility for Ukraine for the tragedy of MN17 due to the lack of air space.</text:p>
      <text:p text:style-name="P4">
<text:span text:style-name="T4">
 Read also: </text:span>
 <text:a xlink:type="simple" xlink:href="https://www.ukrinform.ua/rubric-polytics/3660052-upovnovazena-u-spravah-espl-risenna-sudu-rozbivae-versiu-rosii-pro-ihtamnet.html" text:style-name="Internet_20_link" text:visited-style-name="Visited_20_Internet_20_Link">
ECtHR Commissioner: Court Decision breaks the version of "Ikhtamnet"</text:a>
Russia also states the existence of "administrative practices" in Ukraine on murder, kidnapping, forced resettlement, interference with the right of voice, restrictions on the use of the Russian language, attacks on the Embassy and the Consultation, as well as water overlap for Crimea.</text:p>
      <text:p text:style-name="P4">
News Source: <text:a xlink:type="simple" xlink:href="https://www.ukrinform.ua/rubric-polytics/3735982-risenna-espl-u-spravi-rosia-proti-ukraini-bude-pismovim-sokorenko.html" text:style-name="Internet_20_link" text:visited-style-name="Visited_20_Internet_20_Link">
https://www.ukrinform.ua/rubric-polytics/3735982-risenna-espl-u-spravi-rosia-proti-ukraini-bude-pismovim-sokorenko.html</text:a>
</text:p>
      <!--NEWS-->
      <text:h text:style-name="P10" text:outline-level="1">
<text:span text:style-name="T4">
JSC Kupiansk Directio Rusian of the Army Shelled Stravka, Krasne First, Novomlinsk, two -year -old, with ...</text:span>
</text:h>
      <text:p text:style-name="P4">
Authors: liveuamap (Language: en)</text:p>
      <text:p text:style-name="P4">
Time: 2023-07-14T-23:30:00</text:p>
      <text:p text:style-name="P4">
Location: Kupiansk (Latitude:49.63284 Longtitude:37.90197)</text:p>
      <text:p text:style-name="P4">
Videos: []</text:p>
      <text:p text:style-name="P4">
Images: []</text:p>
      <text:p text:style-name="P4">
Tags: ["Russia"]</text:p>
      <text:p text:style-name="P4">
Id: 22576058</text:p>
      <!--METADATA-->
      <text:p text:style-name="P4">
At Kupiansk direction Russian army shelled Stroyivka, Krasne Pershe,Novomlynsk, Dvorichna, Zapadne, Kupyansk of Kharkiv region. Russian aviationconducted airstrikes at Kyslivka and Kotlyarivka, - General Staff of ArmedForces of Ukraine says in the morning report</text:p>
      <text:p text:style-name="P4">
News Collection Link: <text:a xlink:type="simple" xlink:href="https:\/\/liveuamap.com\/en\/2023\/14-july-at-kupiansk-direction-russian-army-shelled-stroyivka" text:style-name="Internet_20_link" text:visited-style-name="Visited_20_Internet_20_Link">
https:\/\/liveuamap.com\/en\/2023\/14-july-at-kupiansk-direction-russian-army-shelled-stroyivka</text:a>
</text:p>
      <text:p text:style-name="P4">
News Source: <text:a xlink:type="simple" xlink:href="https://t.me/lumsrc/5358" text:style-name="Internet_20_link" text:visited-style-name="Visited_20_Internet_20_Link">
https://t.me/lumsrc/5358</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4T-25:30:00</text:p>
      <text:p text:style-name="P4">
Location: Donetsk (Latitude:48.75619 Longtitude:38.07707)</text:p>
      <text:p text:style-name="P4">
Videos: []</text:p>
      <text:p text:style-name="P4">
Images: []</text:p>
      <text:p text:style-name="P4">
Tags: ["Russia"]</text:p>
      <text:p text:style-name="P4">
Id: 22576057</text:p>
      <!--METADATA-->
      <text:p text:style-name="P4">
At Lyman direction Russian army shelled Nevske, Bilohorivka of Luhansk regionand Torske, Verkhnokamyanske, Spirne and Rozdolivka of Donetsk region. Russianaviation conducted airstrikes at Nevske and Bilohorivka of Luhansk region andSpirne of Donetsk region, - General Staff of Armed Forces of Ukraine says inthe morning report</text:p>
      <text:p text:style-name="P4">
News Collection Link: <text:a xlink:type="simple" xlink:href="https:\/\/liveuamap.com\/en\/2023\/14-july-at-lyman-direction-russian-army-shelled-nevske-bilohorivka" text:style-name="Internet_20_link" text:visited-style-name="Visited_20_Internet_20_Link">
https:\/\/liveuamap.com\/en\/2023\/14-july-at-lyman-direction-russian-army-shelled-nevske-bilohorivka</text:a>
</text:p>
      <text:p text:style-name="P4">
News Source: <text:a xlink:type="simple" xlink:href="https://t.me/lumsrc/5359" text:style-name="Internet_20_link" text:visited-style-name="Visited_20_Internet_20_Link">
https://t.me/lumsrc/5359</text:a>
</text:p>
      <!--NEWS-->
      <text:h text:style-name="P10" text:outline-level="1">
<text:span text:style-name="T4">
JSC Bakhmut Directio Rusian of the Army Shelled Vasukivka, Time Yar, Alexander-Shultine, Diliii ...</text:span>
</text:h>
      <text:p text:style-name="P4">
Authors: liveuamap (Language: en)</text:p>
      <text:p text:style-name="P4">
Time: 2023-07-14T-27:30:00</text:p>
      <text:p text:style-name="P4">
Location: Donetsk Oblast (Latitude:48.39661 Longtitude:37.91742)</text:p>
      <text:p text:style-name="P4">
Videos: []</text:p>
      <text:p text:style-name="P4">
Images: []</text:p>
      <text:p text:style-name="P4">
Tags: ["Russia"]</text:p>
      <text:p text:style-name="P4">
Id: 22576056</text:p>
      <!--METADATA-->
      <text:p text:style-name="P4">
At Bakhmut direction Russian army shelled Vasukivka, Chasiv Yar, Oleksandro-Shultyne, Dyliyivka and Pivnichne of Donetsk region, - General Staff of ArmedForces of Ukraine says in the morning report</text:p>
      <text:p text:style-name="P4">
News Collection Link: <text:a xlink:type="simple" xlink:href="https:\/\/liveuamap.com\/en\/2023\/14-july-at-bakhmut-direction-russian-army-shelled-vasukivka" text:style-name="Internet_20_link" text:visited-style-name="Visited_20_Internet_20_Link">
https:\/\/liveuamap.com\/en\/2023\/14-july-at-bakhmut-direction-russian-army-shelled-vasukivka</text:a>
</text:p>
      <text:p text:style-name="P4">
News Source: <text:a xlink:type="simple" xlink:href="https://t.me/lumsrc/5360" text:style-name="Internet_20_link" text:visited-style-name="Visited_20_Internet_20_Link">
https://t.me/lumsrc/5360</text:a>
</text:p>
      <!--NEWS-->
      <text:h text:style-name="P10" text:outline-level="1">
<text:span text:style-name="T4">
At Avdiyivka direction Russian army shelled Berdychi, Stepove and Avdiyivka of Donetsk region...</text:span>
</text:h>
      <text:p text:style-name="P4">
Authors: liveuamap (Language: en)</text:p>
      <text:p text:style-name="P4">
Time: 2023-07-14T-29:30:00</text:p>
      <text:p text:style-name="P4">
Location: Donetsk Oblast (Latitude:48.13539 Longtitude:37.74817)</text:p>
      <text:p text:style-name="P4">
Videos: []</text:p>
      <text:p text:style-name="P4">
Images: []</text:p>
      <text:p text:style-name="P4">
Tags: ["Russia"]</text:p>
      <text:p text:style-name="P4">
Id: 22576055</text:p>
      <!--METADATA-->
      <text:p text:style-name="P4">
At Avdiyivka direction Russian army shelled Berdychi, Stepove and Avdiyivka ofDonetsk region. Russian aviation conducted airstrikes at Avdiyivka, - GeneralStaff of Armed Forces of Ukraine says in the morning report</text:p>
      <text:p text:style-name="P4">
News Collection Link: <text:a xlink:type="simple" xlink:href="https:\/\/liveuamap.com\/en\/2023\/14-july-at-avdiyivka-direction-russian-army-shelled-berdychi" text:style-name="Internet_20_link" text:visited-style-name="Visited_20_Internet_20_Link">
https:\/\/liveuamap.com\/en\/2023\/14-july-at-avdiyivka-direction-russian-army-shelled-berdychi</text:a>
</text:p>
      <text:p text:style-name="P4">
News Source: <text:a xlink:type="simple" xlink:href="https://t.me/lumsrc/5361" text:style-name="Internet_20_link" text:visited-style-name="Visited_20_Internet_20_Link">
https://t.me/lumsrc/5361</text:a>
</text:p>
      <!--NEWS-->
      <text:h text:style-name="P10" text:outline-level="1">
<text:span text:style-name="T4">
At Maryinka direction Russian army shelled Krasnohorivka, Maryinka and Heorhiyivka of Donetsk...</text:span>
</text:h>
      <text:p text:style-name="P4">
Authors: liveuamap (Language: en)</text:p>
      <text:p text:style-name="P4">
Time: 2023-07-14T-31:30:00</text:p>
      <text:p text:style-name="P4">
Location: Marinka, Donetsk Oblast (Latitude:47.9605 Longtitude:37.44329)</text:p>
      <text:p text:style-name="P4">
Videos: []</text:p>
      <text:p text:style-name="P4">
Images: []</text:p>
      <text:p text:style-name="P4">
Tags: ["Russia"]</text:p>
      <text:p text:style-name="P4">
Id: 22576054</text:p>
      <!--METADATA-->
      <text:p text:style-name="P4">
At Maryinka direction Russian army shelled Krasnohorivka, Maryinka andHeorhiyivka of Donetsk region, - General Staff of Armed Forces of Ukraine saysin the morning report</text:p>
      <text:p text:style-name="P4">
News Collection Link: <text:a xlink:type="simple" xlink:href="https:\/\/liveuamap.com\/en\/2023\/14-july-at-maryinka-direction-russian-army-shelled-krasnohorivka" text:style-name="Internet_20_link" text:visited-style-name="Visited_20_Internet_20_Link">
https:\/\/liveuamap.com\/en\/2023\/14-july-at-maryinka-direction-russian-army-shelled-krasnohorivka</text:a>
</text:p>
      <text:p text:style-name="P4">
News Source: <text:a xlink:type="simple" xlink:href="https://t.me/lumsrc/5362" text:style-name="Internet_20_link" text:visited-style-name="Visited_20_Internet_20_Link">
https://t.me/lumsrc/5362</text:a>
</text:p>
      <!--NEWS-->
      <text:h text:style-name="P10" text:outline-level="1">
<text:span text:style-name="T4">
JSC Shakhtar Directio Rusian Army Shelled Paraskovivka, Novomikhailivka, Novoukrainka, ...</text:span>
</text:h>
      <text:p text:style-name="P4">
Authors: liveuamap (Language: en)</text:p>
      <text:p text:style-name="P4">
Time: 2023-07-14T-33:30:00</text:p>
      <text:p text:style-name="P4">
Location: Velyka Novosilka (Latitude:47.77221 Longtitude:36.79802)</text:p>
      <text:p text:style-name="P4">
Videos: []</text:p>
      <text:p text:style-name="P4">
Images: []</text:p>
      <text:p text:style-name="P4">
Tags: ["Russia"]</text:p>
      <text:p text:style-name="P4">
Id: 22576053</text:p>
      <!--METADATA-->
      <text:p text:style-name="P4">
At Shakhtarske direction Russian army shelled Paraskoviyivka, Novomykhaylivka,Novoukrayinka, Storozheve, Blahodatne and Makarivka of Donetsk region. Russianaviation conducted airstrike at Makarivka, - General Staff of Armed Forces ofUkraine says in the morning report</text:p>
      <text:p text:style-name="P4">
News Collection Link: <text:a xlink:type="simple" xlink:href="https:\/\/liveuamap.com\/en\/2023\/14-july-at-shakhtarske-direction-russian-army-shelled-paraskoviyivka" text:style-name="Internet_20_link" text:visited-style-name="Visited_20_Internet_20_Link">
https:\/\/liveuamap.com\/en\/2023\/14-july-at-shakhtarske-direction-russian-army-shelled-paraskoviyivka</text:a>
</text:p>
      <text:p text:style-name="P4">
News Source: <text:a xlink:type="simple" xlink:href="https://t.me/lumsrc/5363" text:style-name="Internet_20_link" text:visited-style-name="Visited_20_Internet_20_Link">
https://t.me/lumsrc/5363</text:a>
</text:p>
      <!--NEWS-->
      <text:h text:style-name="P10" text:outline-level="1">
<text:span text:style-name="T4">
At Zaporizhzhia and Kherson directions Russian army shelled Novodarivka, Malynivka, Huliaipol...</text:span>
</text:h>
      <text:p text:style-name="P4">
Authors: liveuamap (Language: en)</text:p>
      <text:p text:style-name="P4">
Time: 2023-07-14T-35:30:00</text:p>
      <text:p text:style-name="P4">
Location: Zaporizhzhia (Latitude:47.6542 Longtitude:35.25817)</text:p>
      <text:p text:style-name="P4">
Videos: []</text:p>
      <text:p text:style-name="P4">
Images: []</text:p>
      <text:p text:style-name="P4">
Tags: ["Russia"]</text:p>
      <text:p text:style-name="P4">
Id: 22576052</text:p>
      <!--METADATA-->
      <text:p text:style-name="P4">
At zaporizhzhia and kherson directions Russian army Shelled Novodarivka, Malynivka, Huliapole, Zaliznychne, Bilohirya, Orikhiv of Zapoorizhzhzhzhzhzhzhzhzhzhzhzhzhzhzhzhzhzhzhzhzhzhzhzhzh. IVKA, CHORNOBAYIVKA, KIZOMYS OF Kherson Regionand Kherson City. Russian Aviation Conducted Airstrikes at Pryutne, Rivnopil, Mala tokmachka, Orikhiv, MalokateTerynivka of Zaporizhzhzhia Region and KozatsKef Kherson, Malokaterynivka. Ine Says in Theorning Report</text:p>
      <text:p text:style-name="P4">
News Collection Link:(https:\/\/liveuamap.com\/en\/2023\/14-july-at-zaporizhzhia-and-kherson-directions-russian-army)</text:p>
      <text:p text:style-name="P4">
News Source: <text:a xlink:type="simple" xlink:href="https://t.me/lumsrc/5364" text:style-name="Internet_20_link" text:visited-style-name="Visited_20_Internet_20_Link">
https://t.me/lumsrc/5364</text:a>
</text:p>
      <!--NEWS-->
      <text:h text:style-name="P10" text:outline-level="1">
<text:span text:style-name="T4">
In Canada, a temporary migration program is expired for Ukrainians</text:span>
</text:h>
      <text:p text:style-name="P4">
Authors: Ukrinform (Person)</text:p>
      <text:p text:style-name="P4">
Publisher: Укринформ (Organization)</text:p>
      <text:p text:style-name="P4">
Published Time: 2023-07-14T-8:42:00+03:00</text:p>
      <text:p text:style-name="P4">
Modified Time: 2023-07-14T23:42:00+03:00</text:p>
      <text:p text:style-name="P4">
Description: On Saturday, July 15, the Canadian-Ukrainian permission for emergency trips (Cuaet), which gives Ukrainians the urgent receipt of three years of work and residence in Canada, financial assistance and temporary free settlement. - Ukrinform.</text:p>
      <text:p text:style-name="P4">
Images: ['<text:a xlink:type="simple" xlink:href="https://static.ukrinform.com/photos/2023_06/thumb_files/630_360_1686403906-222.jpg" text:style-name="Internet_20_link" text:visited-style-name="Visited_20_Internet_20_Link">
630_360_16864...</text:a>
']</text:p>
      <text:p text:style-name="P4">
Tags: ['Канада', 'Міграційна служба', 'допомога']</text:p>
      <text:p text:style-name="P4">
Type: Article</text:p>
      <!--METADATA-->
      <text:p text:style-name="P4">
<draw:frame draw:style-name="fr1" draw:name="Image3" text:anchor-type="as-char" svg:width="6.9236in" svg:height="3.956343in" draw:z-index="0">
<draw:image xlink:href="../Images/yкринформ/2023-07-14T-8-42-00-03-00/630_360_1686403906-222.jpg" xlink:type="simple" xlink:show="embed" xlink:actuate="onLoad" draw:mime-type="image/jpeg"/>
</draw:frame>
On Saturday, July 15, the Canadian-Ukrainian Permission for Emergency Trips coincides(Cure)which gives Ukrainians the urgent receipt of three years of residence and residence in Canada, financial assistance and temporary free settlement.</text:p>
      <text:p text:style-name="P4">
This was reported by Ukrinform correspondent.</text:p>
      <text:p text:style-name="P4">
The program declared in the Canadian government in March 2022 was not extended. Thus, July 15 is the last day of receipt of applications from the Ukrainians who want to use this migration program. Inquirement for work permission, financial and other state aid, the owners should come to Canada by March 31, 2024, and will be assisted by March 2025.</text:p>
      <text:p text:style-name="P4">
<text:span text:style-name="T4">
 Read also: </text:span>
 <text:a xlink:type="simple" xlink:href="https://www.ukrinform.ua/rubric-society/3735428-osnovna-hvila-emigracii-ukrainciv-cerez-vijnu-z-rosieu-vze-vidbulasa-eksperti.html" text:style-name="Internet_20_link" text:visited-style-name="Visited_20_Internet_20_Link">
the main wave of emigration of Ukrainians through the war with Russia all happened - experts</text:a>
As it was reported, since the announcement of the Cuaet program, Canada has received more than 1.1 million applications from Ukrainians, of which almost 800 thousand have been approved. At the same time, less than 167 thousand people arrived in Canada.</text:p>
      <text:p text:style-name="P4">
Ukrainians who escape from the war can fly to Canada for free and live in the hotel. They can also receive a one -time payment of the Federal Government and monthly financial support from the province of the province will stop. They are available free language courses and increases.</text:p>
      <text:p text:style-name="P4">
News Source: <text:a xlink:type="simple" xlink:href="https://www.ukrinform.ua/rubric-society/3735938-u-kanadi-splivae-termin-dii-timcasovoi-migracijnoi-programi-dla-ukrainciv.html" text:style-name="Internet_20_link" text:visited-style-name="Visited_20_Internet_20_Link">
https://www.ukrinform.ua/rubric-society/3735938-u-kanadi-splivae-termin-dii-timcasovoi-migracijnoi-programi-dla-ukrainciv.html</text:a>
</text:p>
      <!--NEWS-->
      <text:h text:style-name="P10" text:outline-level="1">
<text:span text:style-name="T4">
Destruction in Kryvyi Rih after Russian drone attack overnight</text:span>
</text:h>
      <text:p text:style-name="P4">
Authors: liveuamap (Language: en)</text:p>
      <text:p text:style-name="P4">
Time: 2023-07-14T01:31:00</text:p>
      <text:p text:style-name="P4">
Location: Kryvyi Rih (Latitude:47.89839 Longtitude:33.38264)</text:p>
      <text:p text:style-name="P4">
Videos: []</text:p>
      <text:p text:style-name="P4">
Images: ["<text:a xlink:type="simple" xlink:href="https://liveuamap.com/pics/2023/07/14/22575933_0.jpg" text:style-name="Internet_20_link" text:visited-style-name="Visited_20_Internet_20_Link">
22575933_0.jpg</text:a>
", "<text:a xlink:type="simple" xlink:href="https://liveuamap.com/pics/2023/07/14/22575933_1.jpg" text:style-name="Internet_20_link" text:visited-style-name="Visited_20_Internet_20_Link">
22575933_1.jpg</text:a>
", "<text:a xlink:type="simple" xlink:href="https://liveuamap.com/pics/2023/07/14/22575933_2.jpg" text:style-name="Internet_20_link" text:visited-style-name="Visited_20_Internet_20_Link">
22575933_2.jpg</text:a>
"]</text:p>
      <text:p text:style-name="P4">
Tags: []</text:p>
      <text:p text:style-name="P4">
Id: 22575933</text:p>
      <!--METADATA-->
      <text:p text:style-name="P4">
Destruction in Kryvyi Rih after Russian drone attack overnight</text:p>
      <text:p text:style-name="P4">
<draw:frame draw:style-name="fr1" draw:name="Image4" text:anchor-type="as-char" svg:width="6.9236in" svg:height="4.76863in" draw:z-index="0">
<draw:image xlink:href="../Images/liveuamap/2023-07-14T01-31-00/22575933_0.jpg" xlink:type="simple" xlink:show="embed" xlink:actuate="onLoad" draw:mime-type="image/jpeg"/>
</draw:frame>
<draw:frame draw:style-name="fr1" draw:name="Image5" text:anchor-type="as-char" svg:width="6.9236in" svg:height="5.011003in" draw:z-index="0">
<draw:image xlink:href="../Images/liveuamap/2023-07-14T01-31-00/22575933_1.jpg" xlink:type="simple" xlink:show="embed" xlink:actuate="onLoad" draw:mime-type="image/jpeg"/>
</draw:frame>
<draw:frame draw:style-name="fr1" draw:name="Image6" text:anchor-type="as-char" svg:width="6.9236in" svg:height="4.829211in" draw:z-index="0">
<draw:image xlink:href="../Images/liveuamap/2023-07-14T01-31-00/22575933_2.jpg" xlink:type="simple" xlink:show="embed" xlink:actuate="onLoad" draw:mime-type="image/jpeg"/>
</draw:frame>
News Collection Link: <text:a xlink:type="simple" xlink:href="https:\/\/liveuamap.com\/en\/2023\/14-july-destruction-in-kryvyi-rih-after-russian-drone-attack" text:style-name="Internet_20_link" text:visited-style-name="Visited_20_Internet_20_Link">
https:\/\/liveuamap.com\/en\/2023\/14-july-destruction-in-kryvyi-rih-after-russian-drone-attack</text:a>
</text:p>
      <text:p text:style-name="P4">
News Source: <text:a xlink:type="simple" xlink:href="https://t.me/hyevuy_dnepr/56284" text:style-name="Internet_20_link" text:visited-style-name="Visited_20_Internet_20_Link">
https://t.me/hyevuy_dnepr/56284</text:a>
</text:p>
      <!--NEWS-->
      <text:h text:style-name="P10" text:outline-level="1">
<text:span text:style-name="T4">
Ukrainian air defense shot down 16 of 17 Shahed drones</text:span>
</text:h>
      <text:p text:style-name="P4">
Authors: liveuamap (Language: en)</text:p>
      <text:p text:style-name="P4">
Time: 2023-07-14T01:41:56</text:p>
      <text:p text:style-name="P4">
Location: Kryvyi Rih (Latitude:47.84174 Longtitude:33.5392)</text:p>
      <text:p text:style-name="P4">
Videos: []</text:p>
      <text:p text:style-name="P4">
Images: ["<text:a xlink:type="simple" xlink:href="https://liveuamap.com/pics/2023/07/14/22575934_0.jpg" text:style-name="Internet_20_link" text:visited-style-name="Visited_20_Internet_20_Link">
22575934_0.jpg</text:a>
"]</text:p>
      <text:p text:style-name="P4">
Tags: ["Europe", "Central and Eastern Europe"]</text:p>
      <text:p text:style-name="P4">
Id: 22575934</text:p>
      <!--METADATA-->
      <text:p text:style-name="P4">
Ukrainian air defense shot down 16 of 17 Shahed drones</text:p>
      <text:p text:style-name="P4">
<draw:frame draw:style-name="fr1" draw:name="Image7" text:anchor-type="as-char" svg:width="6.9236in" svg:height="6.9236in" draw:z-index="0">
<draw:image xlink:href="../Images/liveuamap/2023-07-14T01-41-56/22575934_0.jpg" xlink:type="simple" xlink:show="embed" xlink:actuate="onLoad" draw:mime-type="image/jpeg"/>
</draw:frame>
News Collection Link: <text:a xlink:type="simple" xlink:href="https:\/\/liveuamap.com\/en\/2023\/14-july-ukrainian-air-defense-shot-down-16-of-17-shahed-drones" text:style-name="Internet_20_link" text:visited-style-name="Visited_20_Internet_20_Link">
https:\/\/liveuamap.com\/en\/2023\/14-july-ukrainian-air-defense-shot-down-16-of-17-shahed-drones</text:a>
</text:p>
      <text:p text:style-name="P4">
News Source: <text:a xlink:type="simple" xlink:href="https://t.me/kpszsu/3276" text:style-name="Internet_20_link" text:visited-style-name="Visited_20_Internet_20_Link">
https://t.me/kpszsu/3276</text:a>
</text:p>
      <!--NEWS-->
      <text:h text:style-name="P10" text:outline-level="1">
<text:span text:style-name="T4">
Damage in Velykomykailivka community as result of Russian shelling</text:span>
</text:h>
      <text:p text:style-name="P4">
Authors: liveuamap (Language: en)</text:p>
      <text:p text:style-name="P4">
Time: 2023-07-14T02:21:30</text:p>
      <text:p text:style-name="P4">
Location: Pokrovske, Dnipropetrovsk region (Latitude:47.972 Longtitude:36.46706)</text:p>
      <text:p text:style-name="P4">
Videos: []</text:p>
      <text:p text:style-name="P4">
Images: ["<text:a xlink:type="simple" xlink:href="https://liveuamap.com/pics/2023/07/14/22575935_0.jpg" text:style-name="Internet_20_link" text:visited-style-name="Visited_20_Internet_20_Link">
22575935_0.jpg</text:a>
", "<text:a xlink:type="simple" xlink:href="https://liveuamap.com/pics/2023/07/14/22575935_1.jpg" text:style-name="Internet_20_link" text:visited-style-name="Visited_20_Internet_20_Link">
22575935_1.jpg</text:a>
", "<text:a xlink:type="simple" xlink:href="https://liveuamap.com/pics/2023/07/14/22575935_2.jpg" text:style-name="Internet_20_link" text:visited-style-name="Visited_20_Internet_20_Link">
22575935_2.jpg</text:a>
", "<text:a xlink:type="simple" xlink:href="https://liveuamap.com/pics/2023/07/14/22575935_3.jpg" text:style-name="Internet_20_link" text:visited-style-name="Visited_20_Internet_20_Link">
22575935_3.jpg</text:a>
"]</text:p>
      <text:p text:style-name="P4">
Tags: []</text:p>
      <text:p text:style-name="P4">
Id: 22575935</text:p>
      <!--METADATA-->
      <text:p text:style-name="P4">
Damage in Velykomykailivka community as result of Russian shelling</text:p>
      <text:p text:style-name="P4">
<draw:frame draw:style-name="fr1" draw:name="Image8" text:anchor-type="as-char" svg:width="6.9236in" svg:height="5.1927in" draw:z-index="0">
<draw:image xlink:href="../Images/liveuamap/2023-07-14T02-21-30/22575935_0.jpg" xlink:type="simple" xlink:show="embed" xlink:actuate="onLoad" draw:mime-type="image/jpeg"/>
</draw:frame>
<draw:frame draw:style-name="fr1" draw:name="Image9" text:anchor-type="as-char" svg:width="6.9236in" svg:height="5.1927in" draw:z-index="0">
<draw:image xlink:href="../Images/liveuamap/2023-07-14T02-21-30/22575935_1.jpg" xlink:type="simple" xlink:show="embed" xlink:actuate="onLoad" draw:mime-type="image/jpeg"/>
</draw:frame>
<draw:frame draw:style-name="fr1" draw:name="Image10" text:anchor-type="as-char" svg:width="6.9236in" svg:height="5.1927in" draw:z-index="0">
<draw:image xlink:href="../Images/liveuamap/2023-07-14T02-21-30/22575935_2.jpg" xlink:type="simple" xlink:show="embed" xlink:actuate="onLoad" draw:mime-type="image/jpeg"/>
</draw:frame>
<draw:frame draw:style-name="fr1" draw:name="Image11" text:anchor-type="as-char" svg:width="6.9236in" svg:height="5.1927in" draw:z-index="0">
<draw:image xlink:href="../Images/liveuamap/2023-07-14T02-21-30/22575935_3.jpg" xlink:type="simple" xlink:show="embed" xlink:actuate="onLoad" draw:mime-type="image/jpeg"/>
</draw:frame>
News Collection Link: <text:a xlink:type="simple" xlink:href="https:\/\/liveuamap.com\/en\/2023\/14-july-damage-in-velykomykailivka-community-as-result-of" text:style-name="Internet_20_link" text:visited-style-name="Visited_20_Internet_20_Link">
https:\/\/liveuamap.com\/en\/2023\/14-july-damage-in-velykomykailivka-community-as-result-of</text:a>
</text:p>
      <text:p text:style-name="P4">
News Source: <text:a xlink:type="simple" xlink:href="https://t.me/hyevuy_dnepr/56293" text:style-name="Internet_20_link" text:visited-style-name="Visited_20_Internet_20_Link">
https://t.me/hyevuy_dnepr/56293</text:a>
</text:p>
      <!--NEWS-->
      <text:h text:style-name="P10" text:outline-level="1">
<text:span text:style-name="T4">
At Sivershchyna and Slobozhanschyna directions Russian army shelled Kamin of Chernihiv region...</text:span>
</text:h>
      <text:p text:style-name="P4">
Authors: liveuamap (Language: en)</text:p>
      <text:p text:style-name="P4">
Time: 2023-07-14T05:30:00</text:p>
      <text:p text:style-name="P4">
Location: Kharkiv (Latitude:50.39079 Longtitude:36.19051)</text:p>
      <text:p text:style-name="P4">
Videos: []</text:p>
      <text:p text:style-name="P4">
Images: []</text:p>
      <text:p text:style-name="P4">
Tags: ["Russia"]</text:p>
      <text:p text:style-name="P4">
Id: 22576060</text:p>
      <!--METADATA-->
      <text:p text:style-name="P4">
At Sivershchyna and Slobozhanschyna directions Russian army shelled Kamin ofChernihiv region; Pokrovka, Ryasne, Velyka Pysarivka of Sumy region andMuravske, Oliynykove, Riznykove, Bolohivka of Kharkiv region. Russian aviationconducted airstrike at Veterynarne of Kharkiv region, - General Staff of ArmedForces of Ukraine says in the morning report</text:p>
      <text:p text:style-name="P4">
News Collection Link: <text:a xlink:type="simple" xlink:href="https:\/\/liveuamap.com\/en\/2023\/14-july-at-sivershchyna-and-slobozhanschyna-directions-russian" text:style-name="Internet_20_link" text:visited-style-name="Visited_20_Internet_20_Link">
https:\/\/liveuamap.com\/en\/2023\/14-july-at-sivershchyna-and-slobozhanschyna-directions-russian</text:a>
</text:p>
      <text:p text:style-name="P4">
News Source: <text:a xlink:type="simple" xlink:href="https://t.me/lumsrc/5357" text:style-name="Internet_20_link" text:visited-style-name="Visited_20_Internet_20_Link">
https://t.me/lumsrc/535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14T05:34:21</text:p>
      <text:p text:style-name="P4">
Location: Donetsk (Latitude:47.85015 Longtitude:37.51453)</text:p>
      <text:p text:style-name="P4">
Videos: []</text:p>
      <text:p text:style-name="P4">
Images: []</text:p>
      <text:p text:style-name="P4">
Tags: ["Russia"]</text:p>
      <text:p text:style-name="P4">
Id: 22576051</text:p>
      <!--METADATA-->
      <text:p text:style-name="P4">
Russian forces conducting offensive actions in Donetsk and Luhansk regions.Ukrainian military had 30 combat engagements with Russian forces east toNevske of Luhansk region and east of Terny of Donetsk region, Berkhivka,Pervomayske, Maryinka, Novomykhaylivka, - General Staff of Armed Forces ofUkraine says in the morning report</text:p>
      <text:p text:style-name="P4">
News Collection Link: <text:a xlink:type="simple" xlink:href="https:\/\/liveuamap.com\/en\/2023\/14-july-russian-forces-conducting-offensive-actions-in-donetsk" text:style-name="Internet_20_link" text:visited-style-name="Visited_20_Internet_20_Link">
https:\/\/liveuamap.com\/en\/2023\/14-july-russian-forces-conducting-offensive-actions-in-donetsk</text:a>
</text:p>
      <text:p text:style-name="P4">
News Source: <text:a xlink:type="simple" xlink:href="https://t.me/lumsrc/5365" text:style-name="Internet_20_link" text:visited-style-name="Visited_20_Internet_20_Link">
https://t.me/lumsrc/5365</text:a>
</text:p>
      <!--NEWS-->
      <text:h text:style-name="P10" text:outline-level="1">
<text:span text:style-name="T4">
President Zelensky held meeting of military command on military situation and production of m...</text:span>
</text:h>
      <text:p text:style-name="P4">
Authors: liveuamap (Language: en)</text:p>
      <text:p text:style-name="P4">
Time: 2023-07-14T06:04:22</text:p>
      <text:p text:style-name="P4">
Location: Kyiv, Kyiv city (Latitude:50.44392 Longtitude:30.52929)</text:p>
      <text:p text:style-name="P4">
Videos: []</text:p>
      <text:p text:style-name="P4">
Images: []</text:p>
      <text:p text:style-name="P4">
Tags: ["Europe", "Central and Eastern Europe"]</text:p>
      <text:p text:style-name="P4">
Id: 22576064</text:p>
      <!--METADATA-->
      <text:p text:style-name="P4">
President Zelensky held meeting of military command on military situation andproduction of military equipment</text:p>
      <text:p text:style-name="P4">
News Collection Link: <text:a xlink:type="simple" xlink:href="https:\/\/liveuamap.com\/en\/2023\/14-july-president-zelensky-held-meeting-of-military-command" text:style-name="Internet_20_link" text:visited-style-name="Visited_20_Internet_20_Link">
https:\/\/liveuamap.com\/en\/2023\/14-july-president-zelensky-held-meeting-of-military-command</text:a>
</text:p>
      <text:p text:style-name="P4">
News Source: <text:a xlink:type="simple" xlink:href="https://t.me/V_Zelenskiy_official/6975" text:style-name="Internet_20_link" text:visited-style-name="Visited_20_Internet_20_Link">
https://t.me/V_Zelenskiy_official/6975</text:a>
</text:p>
      <!--NEWS-->
      <text:h text:style-name="P10" text:outline-level="1">
<text:span text:style-name="T4">
PMC Wagner fighters are training Belarusian territorial defense forces near Asipovichy, - Min...</text:span>
</text:h>
      <text:p text:style-name="P4">
Authors: liveuamap (Language: en)</text:p>
      <text:p text:style-name="P4">
Time: 2023-07-14T08:49:26</text:p>
      <text:p text:style-name="P4">
Location: Vileyka, Belarus (Latitude:54.46076 Longtitude:26.78432)</text:p>
      <text:p text:style-name="P4">
Videos: []</text:p>
      <text:p text:style-name="P4">
Images: []</text:p>
      <text:p text:style-name="P4">
Tags: ["Belarus", "Europe", "Central and Eastern Europe"]</text:p>
      <text:p text:style-name="P4">
Id: 22576080</text:p>
      <!--METADATA-->
      <text:p text:style-name="P4">
PMC Wagner fighters are training Belarusian territorial defense forces nearAsipovichy, - Ministry of Defense of Belarus</text:p>
      <text:p text:style-name="P4">
News Collection Link: <text:a xlink:type="simple" xlink:href="https:\/\/belarus.liveuamap.com\/en\/2023\/14-july-pmc-wagner-fighters-are-training-belarusian-territorial" text:style-name="Internet_20_link" text:visited-style-name="Visited_20_Internet_20_Link">
https:\/\/belarus.liveuamap.com\/en\/2023\/14-july-pmc-wagner-fighters-are-training-belarusian-territorial</text:a>
</text:p>
      <text:p text:style-name="P4">
News Source: <text:a xlink:type="simple" xlink:href="https://t.me/bbbreaking/160609" text:style-name="Internet_20_link" text:visited-style-name="Visited_20_Internet_20_Link">
https://t.me/bbbreaking/160609</text:a>
</text:p>
      <!--NEWS-->
      <text:h text:style-name="P10" text:outline-level="1">
<text:span text:style-name="T4">
The command of the Black Sea Fleet issued a warning to seamen about the danger of mines on th...</text:span>
</text:h>
      <text:p text:style-name="P4">
Authors: liveuamap (Language: en)</text:p>
      <text:p text:style-name="P4">
Time: 2023-07-14T09:19:03</text:p>
      <text:p text:style-name="P4">
Location: Black Sea (Latitude:45.71706 Longtitude:30.71166)</text:p>
      <text:p text:style-name="P4">
Videos: []</text:p>
      <text:p text:style-name="P4">
Images: []</text:p>
      <text:p text:style-name="P4">
Tags: ["Central and Eastern Europe", "Trade Wars"]</text:p>
      <text:p text:style-name="P4">
Id: 22576082</text:p>
      <!--METADATA-->
      <text:p text:style-name="P4">
The command of the Black Sea Fleet issued a warning to seamen about the dangerof mines on the shipping route in the northwestern part of the Black Sea -Russian Defense Ministry</text:p>
      <text:p text:style-name="P4">
News Collection Link: <text:a xlink:type="simple" xlink:href="https:\/\/liveuamap.com\/en\/2023\/14-july-the-command-of-the-black-sea-fleet-issued-a-warning" text:style-name="Internet_20_link" text:visited-style-name="Visited_20_Internet_20_Link">
https:\/\/liveuamap.com\/en\/2023\/14-july-the-command-of-the-black-sea-fleet-issued-a-warning</text:a>
</text:p>
      <text:p text:style-name="P4">
News Source: <text:a xlink:type="simple" xlink:href="https://t.me/rusbrief/136313" text:style-name="Internet_20_link" text:visited-style-name="Visited_20_Internet_20_Link">
https://t.me/rusbrief/136313</text:a>
</text:p>
      <!--NEWS-->
      <text:h text:style-name="P10" text:outline-level="1">
<text:span text:style-name="T4">
The priority of Spain's presidency in the EU Council will be comprehensive support of Ukraine</text:span>
</text:h>
      <text:p text:style-name="P4">
Author: ['АРМІЯINFORM']</text:p>
      <text:p text:style-name="P4">
Time: 2023-07-14T0:00:00-04:00</text:p>
      <text:p text:style-name="P4">
Description: At the Tsomo at Zustri Zakhist Zakhist Dovkille that natural resource Rusl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653058054-4085.jpg" text:style-name="Internet_20_link" text:visited-style-name="Visited_20_Internet_20_Link">
1653058054-4085.jpg</text:a>
']</text:p>
      <text:p text:style-name="P4">
Tags: ['STOPRUSSIA', 'АГРЕСІЯ РФ', 'ІСПАНІЯ']</text:p>
      <text:p text:style-name="P4">
Category: News</text:p>
      <!--METADATA-->
      <text:p text:style-name="P4">
<draw:frame draw:style-name="fr1" draw:name="Image12" text:anchor-type="as-char" svg:width="6.9236in" svg:height="4.731127in" draw:z-index="0">
<draw:image xlink:href="../Images/AРМІЯINFORM/2023-07-14T0-00-00-04-00/1653058054-4085.jpg" xlink:type="simple" xlink:show="embed" xlink:actuate="onLoad" draw:mime-type="image/jpeg"/>
</draw:frame>
At this meeting with the Minister of Environmental Protection and Natural Resources Rubslan, the Sagittarius emphasized the Ambassador of Spain to Ukraine Ricardo Lopez Arandid.</text:p>
      <text:p text:style-name="P4">
About it <text:a xlink:type="simple" xlink:href="https://www.kmu.gov.ua/news/ruslan-strilets-ta-posol-ispanii-v-ukraini-domovylysia-pro-posylennia-spivpratsi-u-sferi-zakhystu-dovkillia" text:style-name="Internet_20_link" text:visited-style-name="Visited_20_Internet_20_Link">
reports</text:a>
Government portal.</text:p>
      <text:p text:style-name="P4">
Mr. Ambassador assured the Minister that Spain could help investigating the ecological crimes of the Russian Federation in Ukraine. The current Prosecutor General of the Kingdom has a responsible experience, because he participated in the investigation of the case of the Prestige -Prestige -Prestige Suppillar on the Spanish coast in 2022.</text:p>
      <text:p text:style-name="P4">
At the previous meeting in March this year, high-ranking officials discussed Ukraine's reference to work within the Seville process and the implementation of the 75th EU show. As a result, our country has already received the official status of the observer in the Seville process and approved in the first reading the bill # 6004-D.</text:p>
      <text:p text:style-name="P4">
One of the important arrangements was the collaboration to create a photograph pro -ecocide in Ukraine from the famous Spanish photographer Daniel Belro. The chief of the project - for the civilized world to see the catastrophic consequences of the Russian occupation war for the Ukrainian environment.</text:p>
      <text:p text:style-name="P4">
“I am grateful to Mr. I thank Spain for the willingness of the President Vladimir Zelensky to be re -realized and I hope to be in the international platform of climate loss and the environment, ”said Ruslan Strelets.</text:p>
      <text:p text:style-name="P4">
News Source: <text:a xlink:type="simple" xlink:href="https://armyinform.com.ua/2023/07/14/priorytetom-golovuvannya-ispaniyi-v-radi-yes-stane-vsebichna-pidtrymka-ukrayiny/" text:style-name="Internet_20_link" text:visited-style-name="Visited_20_Internet_20_Link">
https://armyinform.com.ua/2023/07/14/priorytetom-golovuvannya-ispaniyi-v-radi-yes-stane-vsebichna-pidtrymka-ukrayiny/</text:a>
</text:p>
      <!--NEWS-->
      <text:h text:style-name="P10" text:outline-level="1">
<text:span text:style-name="T4">
About 30 combat clashes took place in Donetsk region</text:span>
</text:h>
      <text:p text:style-name="P4">
Author: ['АРМІЯINFORM']</text:p>
      <text:p text:style-name="P4">
Time: 2023-07-14T10:00:00-04:00</text:p>
      <text:p text:style-name="P4">
Description: About Tse at Facebook, the General Staff of the ZSU. Opponent I Podali Zereudzhu ... War with Ukraine 2022, War with Ukraine Latest News today,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2/05/artyleriya-zsu.jpeg" text:style-name="Internet_20_link" text:visited-style-name="Visited_20_Internet_20_Link">
artyleriya-zsu.jpeg</text:a>
']</text:p>
      <text:p text:style-name="P4">
Tags: ['STOPRUSSIA', 'АГРЕСІЯ РФ']</text:p>
      <text:p text:style-name="P4">
Category: News</text:p>
      <!--METADATA-->
      <text:p text:style-name="P4">
<draw:frame draw:style-name="fr1" draw:name="Image13" text:anchor-type="as-char" svg:width="6.9236in" svg:height="4.370348in" draw:z-index="0">
<draw:image xlink:href="../Images/AРМІЯINFORM/2023-07-14T10-00-00-04-00/artyleriya-zsu.jpe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FJJqmm9y5tCLjMwattudgvtgP9nvkWX8RDnMEYUQd2Z3GrMmMbZdw1pfM3tqkRVcl" text:style-name="Internet_20_link" text:visited-style-name="Visited_20_Internet_20_Link">
reports</text:a>
The General Staff of the Armed Forces.</text:p>
      <text:p text:style-name="P4">
The enemy continues to focus the main efforts on Kupyansk, Liman, Bakhmut, Avdiiv and Mariinsky directions, there are heavy fights. About 30 fighting collisions took place.</text:p>
      <text:p text:style-name="P4">
News Source: <text:a xlink:type="simple" xlink:href="https://armyinform.com.ua/2023/07/14/na-donechchyni-vidbulos-blyzko-30-bojovyh-zitknen-2/" text:style-name="Internet_20_link" text:visited-style-name="Visited_20_Internet_20_Link">
https://armyinform.com.ua/2023/07/14/na-donechchyni-vidbulos-blyzko-30-bojovyh-zitknen-2/</text:a>
</text:p>
      <!--NEWS-->
      <text:h text:style-name="P10" text:outline-level="1">
<text:span text:style-name="T4">
At night the Ukrainian military destroyed 16 "Shahmed" and one reconnaissance UAV</text:span>
</text:h>
      <text:p text:style-name="P4">
Author: ['АРМІЯINFORM']</text:p>
      <text:p text:style-name="P4">
Time: 2023-07-14T12:00:00-04:00</text:p>
      <text:p text:style-name="P4">
Description: Iz Vechora 13 Lipnya up to 4 wounds 14 Lipnya 2023 Rock Raci attacked Ukrainian 17 shock ... War with Ukraine 2022, War with Ukraine Latest News Today, News War with Ukraine 2022 Last today, will there be a war between Ukraine and Russia and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photo_5298532528820441142_y-e1689311716546.jpg" text:style-name="Internet_20_link" text:visited-style-name="Visited_20_Internet_20_Link">
photo_5298532528820441142_y-e1689311716546.jpg</text:a>
']</text:p>
      <text:p text:style-name="P4">
Tags: ['SHAHED-136/131', 'БПЛА', 'КОМАНДУВАННЯ ПС ЗСУ']</text:p>
      <text:p text:style-name="P4">
Category: News</text:p>
      <!--METADATA-->
      <text:p text:style-name="P4">
<draw:frame draw:style-name="fr1" draw:name="Image14" text:anchor-type="as-char" svg:width="6.9236in" svg:height="4.967683in" draw:z-index="0">
<draw:image xlink:href="../Images/AРМІЯINFORM/2023-07-14T12-00-00-04-00/photo_5298532528820441142_y-e1689311716546.jpg" xlink:type="simple" xlink:show="embed" xlink:actuate="onLoad" draw:mime-type="image/jpeg"/>
</draw:frame>
From the evening of July 13 to 4 am on July 14, 2023, the racists attacked Ukraine on 17 Iranian drones of Iranian production Shahd-136/131 from the southeastern direction(Primorsko-Akhtarsk).</text:p>
      <text:p text:style-name="P4">
Про це <text:a xlink:type="simple" xlink:href="https://t.me/kpszsu/3276" text:style-name="Internet_20_link" text:visited-style-name="Visited_20_Internet_20_Link">
повідомляє</text:a>
Command of the Air Force of the ZSUKRAIN.</text:p>
      <text:p text:style-name="P4">
As a result of combat work in the southern and eastern regions, 16 "Shahmed" was destroyed. At night, the defenders of the sky were killed by one reconnaissance UAV, and six other operative-tactical levels of the air defense of the stimulant day.</text:p>
      <text:p text:style-name="P4">
"Anti -aircraft missile units, fighter aircraft, mobile air extortions of the air forces and air defense of other components of defense forces in the areas of responsibility of the air command" South "and" East "were involved in the command of the Air Force of the Armed Forces.</text:p>
      <text:p text:style-name="P4">
During the current and last day, the Air Force has caused up to 20 group Iviation strikes on Russian occupiers.</text:p>
      <text:p text:style-name="P4">
News Source: <text:a xlink:type="simple" xlink:href="https://armyinform.com.ua/2023/07/14/unochi-ukrayinski-vijskovi-znyshhyly-16-shahediv-ta-odyn-rozviduvalnyj-bpla/" text:style-name="Internet_20_link" text:visited-style-name="Visited_20_Internet_20_Link">
https://armyinform.com.ua/2023/07/14/unochi-ukrayinski-vijskovi-znyshhyly-16-shahediv-ta-odyn-rozviduvalnyj-bpla/</text:a>
</text:p>
      <!--NEWS-->
      <text:h text:style-name="P10" text:outline-level="1">
<text:span text:style-name="T4">
Two more children from the temporarily occupied territory were returned to Ukraine</text:span>
</text:h>
      <text:p text:style-name="P4">
Author: ['АРМІЯINFORM']</text:p>
      <text:p text:style-name="P4">
Time: 2023-07-14T14:00:00-04:00</text:p>
      <text:p text:style-name="P4">
Description: In Ukrainian, they turned brushed in the cucumber of the Timchasovo perch. Ih transferred Mami, ... the war with Ukraine 2022, the war with Ukraine is the latest news today, the war with Ukraine 2022 is the latest for today, will there be a war between Ukraine and Russia and when, the war with Ukraine in 2022 will be or not, will there be whether it will be, will there The war with Ukraine in the near future says, the war with Ukraine, Ukrainian news today, Ukrainian news in Ukrainian media in Russian</text:p>
      <text:p text:style-name="P4">
Images: ['<text:a xlink:type="simple" xlink:href="https://armyinform.com.ua/wp-content/uploads/2023/07/photo_5296703392443386614_y-e1689312668438.jpg" text:style-name="Internet_20_link" text:visited-style-name="Visited_20_Internet_20_Link">
photo_5296703392443386614_y-e1689312668438.jpg</text:a>
']</text:p>
      <text:p text:style-name="P4">
Tags: ['ВІЙНА', 'ДІТИ НА ВІЙНІ', 'УПОВНОВАЖЕНИЙ ВРУ З ПРАВ ЛЮДИНИ']</text:p>
      <text:p text:style-name="P4">
Category: News</text:p>
      <!--METADATA-->
      <text:p text:style-name="P4">
<draw:frame draw:style-name="fr1" draw:name="Image15" text:anchor-type="as-char" svg:width="6.9236in" svg:height="5.728197in" draw:z-index="0">
<draw:image xlink:href="../Images/AРМІЯINFORM/2023-07-14T14-00-00-04-00/photo_5296703392443386614_y-e1689312668438.jpg" xlink:type="simple" xlink:show="embed" xlink:actuate="onLoad" draw:mime-type="image/jpeg"/>
</draw:frame>
Two more children from the temporarily occupied territory were returned to Ukraine. I was transmitted to her mother who returned from captivity.</text:p>
      <text:p text:style-name="P4">
About it <text:a xlink:type="simple" xlink:href="https://t.me/dmytro_lubinetzs/2979" text:style-name="Internet_20_link" text:visited-style-name="Visited_20_Internet_20_Link">
reported</text:a>
Ombudsman Dmitry Lubinets.</text:p>
      <text:p text:style-name="P4">
“5- and 12-year-old sisters have divorced their parents from the first day of Russian large-scale maintenance in Ukraine. All the time, they were with a grandmother, who was to pass on the children of the mother, who returned from captivity, ”the presentation said.</text:p>
      <text:p text:style-name="P4">
After the girl's mother, the office of the Commissioner of the Verkhovna Rada developed a mechanism for returning them with the Russian side.</text:p>
      <text:p text:style-name="P4">
“And fortunately, everything succeeded. Now the family has reunited, ”Dmitrylubin said.</text:p>
      <text:p text:style-name="P4">
News Source: <text:a xlink:type="simple" xlink:href="https://armyinform.com.ua/2023/07/14/do-ukrayiny-povernuly-shhe-dvoh-ditej-iz-tymchasovo-okupovanoyi-terytoriyi/" text:style-name="Internet_20_link" text:visited-style-name="Visited_20_Internet_20_Link">
https://armyinform.com.ua/2023/07/14/do-ukrayiny-povernuly-shhe-dvoh-ditej-iz-tymchasovo-okupovanoyi-terytoriyi/</text:a>
</text:p>
      <!--NEWS-->
      <text:h text:style-name="P10" text:outline-level="1">
<text:span text:style-name="T4">
During the night attack in Ukraine, the enemy used 17 drones-Kamikadze</text:span>
</text:h>
      <text:p text:style-name="P4">
Author: ['АРМІЯINFORM']</text:p>
      <text:p text:style-name="P4">
Time: 2023-07-14T16:00:00-04:00</text:p>
      <text:p text:style-name="P4">
Description: About the tsee in the Etermarathon “єini News” Rospovіv Rechnik commandanni of the dousy forces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ignat-gepard.jpg" text:style-name="Internet_20_link" text:visited-style-name="Visited_20_Internet_20_Link">
ignat-gepard.jpg</text:a>
']</text:p>
      <text:p text:style-name="P4">
Tags: ['АТАКА ДРОНІВ', 'ДРОН-КАМІКАДЗЕ', 'ЄДИНІ НОВИНИ', 'ЮРІЙ ІГНАТ']</text:p>
      <text:p text:style-name="P4">
Category: News</text:p>
      <!--METADATA-->
      <text:p text:style-name="P4">
<draw:frame draw:style-name="fr1" draw:name="Image16" text:anchor-type="as-char" svg:width="6.9236in" svg:height="4.159279in" draw:z-index="0">
<draw:image xlink:href="../Images/AРМІЯINFORM/2023-07-14T16-00-00-04-00/ignat-gepard.jpg" xlink:type="simple" xlink:show="embed" xlink:actuate="onLoad" draw:mime-type="image/jpeg"/>
</draw:frame>
Colonel Yuriy Ignati</text:p>
      <text:p text:style-name="P4">
Colonel Yuriy Ignat, a spokesman for the Air Force, told the Evil of the Unified News.</text:p>
      <ul>
        <li>
16 UAVs of the enemy were destroyed. Unfortunately, there is a hit in Dnipropetrovsk. The Avikadze Dronov-Kamikadze Allowance, Ukrainian Aviation, anti-aircraft missile military, mobile fire groups, as well as other components of air defense forces. Also in the past, 16 hostile air targets and one reconnaissance UAV of the Russians have been destroyed, the spokesman told.</li>
      </ul>
      <text:p text:style-name="P4">
News Source: <text:a xlink:type="simple" xlink:href="https://armyinform.com.ua/2023/07/14/pid-chas-nichnoyi-ataky-po-ukrayini-vorog-zastosuvav-17-droniv-kamikadze/" text:style-name="Internet_20_link" text:visited-style-name="Visited_20_Internet_20_Link">
https://armyinform.com.ua/2023/07/14/pid-chas-nichnoyi-ataky-po-ukrayini-vorog-zastosuvav-17-droniv-kamikadze/</text:a>
</text:p>
      <!--NEWS-->
      <text:h text:style-name="P10" text:outline-level="1">
<text:span text:style-name="T4">
Air defense is active in Mykolaiv region</text:span>
</text:h>
      <text:p text:style-name="P4">
Authors: liveuamap (Language: en)</text:p>
      <text:p text:style-name="P4">
Time: 2023-07-14T16:53:06</text:p>
      <text:p text:style-name="P4">
Location: Mykolaiv (Latitude:46.93479 Longtitude:32.00077)</text:p>
      <text:p text:style-name="P4">
Videos: []</text:p>
      <text:p text:style-name="P4">
Images: []</text:p>
      <text:p text:style-name="P4">
Tags: []</text:p>
      <text:p text:style-name="P4">
Id: 22576123</text:p>
      <!--METADATA-->
      <text:p text:style-name="P4">
Air defense is active in Mykolaiv region</text:p>
      <text:p text:style-name="P4">
News Collection Link: <text:a xlink:type="simple" xlink:href="https:\/\/liveuamap.com\/en\/2023\/14-july-air-defense-is-active-in-mykolaiv-region-" text:style-name="Internet_20_link" text:visited-style-name="Visited_20_Internet_20_Link">
https:\/\/liveuamap.com\/en\/2023\/14-july-air-defense-is-active-in-mykolaiv-region-</text:a>
</text:p>
      <text:p text:style-name="P4">
News Source: <text:a xlink:type="simple" xlink:href="https://t.me/truexanewsua/76803" text:style-name="Internet_20_link" text:visited-style-name="Visited_20_Internet_20_Link">
https://t.me/truexanewsua/76803</text:a>
</text:p>
      <!--NEWS-->
      <text:h text:style-name="P10" text:outline-level="1">
<text:span text:style-name="T4">
There are clear arrangements with some countries on the supply of F-16 and training of Ukrainian pilots-Yuri Ignat</text:span>
</text:h>
      <text:p text:style-name="P4">
Author: ['АРМІЯINFORM']</text:p>
      <text:p text:style-name="P4">
Time: 2023-07-14T18:00:00-04:00</text:p>
      <text:p text:style-name="P4">
Description: About the Tse in the Efirin Telemarafon “єini News” Rospovyv Rechnik commandannie of the dousy forces ... The war with Ukraine 2022, the war with Ukraine is the latest news today, the News War with Ukraine 2022 is the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16-picture-resize.jpg" text:style-name="Internet_20_link" text:visited-style-name="Visited_20_Internet_20_Link">
f-16-picture-resize.jpg</text:a>
']</text:p>
      <text:p text:style-name="P4">
Tags: ['F-16', 'ЄДИНІ НОВИНИ', 'ЮРІЙ ІГНАТ']</text:p>
      <text:p text:style-name="P4">
Category: News</text:p>
      <!--METADATA-->
      <text:p text:style-name="P4">
<draw:frame draw:style-name="fr1" draw:name="Image17" text:anchor-type="as-char" svg:width="6.9236in" svg:height="4.436874in" draw:z-index="0">
<draw:image xlink:href="../Images/AРМІЯINFORM/2023-07-14T18-00-00-04-00/f-16-picture-resize.jpg" xlink:type="simple" xlink:show="embed" xlink:actuate="onLoad" draw:mime-type="image/jpeg"/>
</draw:frame>
A multi-purpose F-16 fighter. Photo: Willard / Istck</text:p>
      <text:p text:style-name="P4">
Colonel Yuriy Ignat, spokesman for the Air News, told the only news.</text:p>
      <text:p text:style-name="P4">
-At the summit in Vilnius there were some shifts in the decision-making of Ukrainian pilots and other specialists to study the F-16 learning,-the spokesman said.</text:p>
      <text:p text:style-name="P4">
According to Yuri Ignat, work on the preparation of the sites is also underway, and the training of Ukrainian pilots will be derived.</text:p>
      <ul>
        <li>
Some of them will study, and some will be overwhelmed, because in the first minute there will be those who have combat experience and know English.</li>
      </ul>
      <text:p text:style-name="P4">
News Source: <text:a xlink:type="simple" xlink:href="https://armyinform.com.ua/2023/07/14/ye-chitki-domovlenosti-z-deyakymy-krayinamy-pro-postachannya-f-16-ta-navchannya-ukrayinskyh-pilotiv-yurij-ignat/" text:style-name="Internet_20_link" text:visited-style-name="Visited_20_Internet_20_Link">
https://armyinform.com.ua/2023/07/14/ye-chitki-domovlenosti-z-deyakymy-krayinamy-pro-postachannya-f-16-ta-navchannya-ukrayinskyh-pilotiv-yurij-ignat/</text:a>
</text:p>
      <!--NEWS-->
      <text:h text:style-name="P10" text:outline-level="1">
<text:span text:style-name="T4">
Air defense was active in Zaporizhzhia and more drones active in the area</text:span>
</text:h>
      <text:p text:style-name="P4">
Authors: liveuamap (Language: en)</text:p>
      <text:p text:style-name="P4">
Time: 2023-07-14T18:37:33</text:p>
      <text:p text:style-name="P4">
Location: Zaporizhzhia, Zaporiz'ka oblast (Latitude:47.8233 Longtitude:35.12226)</text:p>
      <text:p text:style-name="P4">
Videos: []</text:p>
      <text:p text:style-name="P4">
Images: []</text:p>
      <text:p text:style-name="P4">
Tags: []</text:p>
      <text:p text:style-name="P4">
Id: 22576125</text:p>
      <!--METADATA-->
      <text:p text:style-name="P4">
Air defense was active in Zaporizhzhia and more drones active in the area</text:p>
      <text:p text:style-name="P4">
News Collection Link: <text:a xlink:type="simple" xlink:href="https:\/\/liveuamap.com\/en\/2023\/14-july-air-defense-was-active-in-zaporizhzhia-and-more-drones" text:style-name="Internet_20_link" text:visited-style-name="Visited_20_Internet_20_Link">
https:\/\/liveuamap.com\/en\/2023\/14-july-air-defense-was-active-in-zaporizhzhia-and-more-drones</text:a>
</text:p>
      <text:p text:style-name="P4">
News Source: <text:a xlink:type="simple" xlink:href="https://t.me/dniprorudne_ukraine/3178" text:style-name="Internet_20_link" text:visited-style-name="Visited_20_Internet_20_Link">
https://t.me/dniprorudne_ukraine/3178</text:a>
</text:p>
      <!--NEWS-->
      <text:h text:style-name="P10" text:outline-level="1">
<text:span text:style-name="T4">
In Ukraine, large -scale air alarm - could take off</text:span>
</text:h>
      <text:p text:style-name="P4">
Authors: Ukrinform (Person)</text:p>
      <text:p text:style-name="P4">
Publisher: Укринформ (Organization)</text:p>
      <text:p text:style-name="P4">
Published Time: 2023-07-14T18:38:00+03:00</text:p>
      <text:p text:style-name="P4">
Modified Time: 2023-07-14T18:38:00+03:00</text:p>
      <text:p text:style-name="P4">
Description: Air alarm was declared throughout Ukraine due to the rise of the fighter, which is the carrier of hypersonic missiles "Dagger". - Ukrinform.</text:p>
      <text:p text:style-name="P4">
Images: ['<text:a xlink:type="simple" xlink:href="https://static.ukrinform.com/photos/2023_02/thumb_files/630_360_1676041139-227.jpg" text:style-name="Internet_20_link" text:visited-style-name="Visited_20_Internet_20_Link">
630_360_16760...</text:a>
']</text:p>
      <text:p text:style-name="P4">
Tags: ['Україна', 'Війна з Росією', 'Повітряна тривога']</text:p>
      <text:p text:style-name="P4">
Type: Article</text:p>
      <!--METADATA-->
      <text:p text:style-name="P4">
<draw:frame draw:style-name="fr1" draw:name="Image18" text:anchor-type="as-char" svg:width="6.9236in" svg:height="3.956343in" draw:z-index="0">
<draw:image xlink:href="../Images/yкринформ/2023-07-14T18-38-00-03-00/630_360_1676041139-227.jpg" xlink:type="simple" xlink:show="embed" xlink:actuate="onLoad" draw:mime-type="image/jpeg"/>
</draw:frame>
Air alarm was declared throughout Ukraine through the rise of the fighter, which was the carrier of hypersonic missiles "Dagger".</text:p>
      <text:p text:style-name="P4">
According to Ukrinform, the air forces of the Armed Forces are reported in <text:a xlink:type="simple" xlink:href="https://t.me/kpszsu/3287" text:style-name="Internet_20_link" text:visited-style-name="Visited_20_Internet_20_Link">
telegram.</text:a>
"All Ukraine is a rocket danger. The MiG -31K departure," the message reads.</text:p>
      <text:p text:style-name="P4">
<text:span text:style-name="T4">
 Read also: </text:span>
 <text:a xlink:type="simple" xlink:href="https://www.ukrinform.ua/rubric-ato/3735631-u-cornomu-mori-z-noci-perebuvaut-dva-vorozih-raketonosii-z-12-kalibrami-gumenuk.html" text:style-name="Internet_20_link" text:visited-style-name="Visited_20_Internet_20_Link">
in the Black Sea from the night there are two enemy <text:span text:style-name="T4">
 rocket launchers </text:span>
 with 12 "caliber" - Humeniuk</text:a>
As it was reported, <text:a xlink:type="simple" xlink:href="https://www.ukrinform.ua/rubric-ato/3732595-dla-atak-na-ukrainski-mista-rosiani-somisaca-zastosovuut-do-sotni-raket-ignat.html" text:style-name="Internet_20_link" text:visited-style-name="Visited_20_Internet_20_Link">
the Russian army attaches Ukrainian cities and villages on a monthly basis</text:a>
On average, almost a hundred rockets of different types.</text:p>
      <text:p text:style-name="P4">
News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Parliament has passed a law to protect children's property rights</text:span>
</text:h>
      <text:p text:style-name="P4">
Authors: Ukrinform (Person)</text:p>
      <text:p text:style-name="P4">
Publisher: Укринформ (Organization)</text:p>
      <text:p text:style-name="P4">
Published Time: 2023-07-14T18:41:59+03:00</text:p>
      <text:p text:style-name="P4">
Modified Time: 2023-07-14T18:41:59+03:00</text:p>
      <text:p text:style-name="P4">
Description: The Verkhovna Rada adopted a law that protects property rights and other property rights to real estate belonging to children and wards. - Ukrinform.</text:p>
      <text:p text:style-name="P4">
Images: ['<text:a xlink:type="simple" xlink:href="https://static.ukrinform.com/photos/2021_11/thumb_files/630_360_1638277056-325.jpg" text:style-name="Internet_20_link" text:visited-style-name="Visited_20_Internet_20_Link">
630_360_16382...</text:a>
']</text:p>
      <text:p text:style-name="P4">
Tags: ['Діти', 'Верховна Рада']</text:p>
      <text:p text:style-name="P4">
Type: Article</text:p>
      <!--METADATA-->
      <text:p text:style-name="P4">
<draw:frame draw:style-name="fr1" draw:name="Image19" text:anchor-type="as-char" svg:width="6.9236in" svg:height="3.956343in" draw:z-index="0">
<draw:image xlink:href="../Images/yкринформ/2023-07-14T18-41-59-03-00/630_360_1638277056-325.jpg" xlink:type="simple" xlink:show="embed" xlink:actuate="onLoad" draw:mime-type="image/jpeg"/>
</draw:frame>
The Verkhovnarad adopted a law that protects ownership and other property rights for real estate belonging to children and wards.</text:p>
      <text:p text:style-name="P4">
The People's Deputy Yaroslav Zheleznyak reported this in <text:a xlink:type="simple" xlink:href="https://t.me/yzheleznyak/4576" text:style-name="Internet_20_link" text:visited-style-name="Visited_20_Internet_20_Link">
telegram</text:a>
, reports Ukrinform.</text:p>
      <text:p text:style-name="P4">
According to parliamentarian, the Law on Amendments to Certain Legislative Acts of Ukraine(To ensure the protection of ownership and other property rights of Naneruhore property belonging to children and wards)» (<text:a xlink:type="simple" xlink:href="https://w1.c1.rada.gov.ua/pls/zweb2/webproc4_1" text:style-name="Internet_20_link" text:visited-style-name="Visited_20_Internet_20_Link">
 №5229</text:a>
 )260 people's deputies supported.</text:p>
      <text:p text:style-name="P4">
<text:span text:style-name="T4">
 Read also: </text:span>
 <text:a xlink:type="simple" xlink:href="https://www.ukrinform.ua/rubric-economy/3735870-rada-shvalila-zmini-do-mitnogo-kodeksu-aki-dozvolaut-zmensiti-cas-prohodzenna-mitnici.html" text:style-name="Internet_20_link" text:visited-style-name="Visited_20_Internet_20_Link">
Council approved changes to the Customs Code that allow us to diminish the customs time</text:a>
The law amends the Civil Code of Ukraine, the Family Code of Ukraine and other normative legal acts. In particular, it is envisaged that the consent of a minor of transactions that are important should be obtained from the parents or persons who replace them and the care of the tapicling.</text:p>
      <text:p text:style-name="P4">
At the same time, the list of transactions and other actions on the child's proper property right, or real estate, consent to alienate or teach other legally significant actions for which must be obtained must be obtained by samples is expanding.(Adopts)or guardians in the guardianship and guardianship organs.</text:p>
      <text:p text:style-name="P4">
In addition, the protection of homeless persons and homeless children is increased by predicting not only the protection during the commission of housing transactions, but also other real estate, as well as the object of incomplete construction.</text:p>
      <text:p text:style-name="P4">
<text:span text:style-name="T4">
 Read also: </text:span>
 <text:a xlink:type="simple" xlink:href="https://www.ukrinform.ua/rubric-economy/3735864-rada-rozsirila-mozlivosti-kreditnih-spilok.html" text:style-name="Internet_20_link" text:visited-style-name="Visited_20_Internet_20_Link">
Council expanded the capabilities of credit unions</text:a>
The law establishes the obligation of the state registrar to check the existence of guardianship and custody bodies for committing a transaction against object -state property for the purposes The work in progress that belongs to a minor or minor or a person who is recognized as a court or capacity of which is limited.</text:p>
      <text:p text:style-name="P4">
News Source: <text:a xlink:type="simple" xlink:href="https://www.ukrinform.ua/rubric-society/3735913-parlament-uhvaliv-zakon-sodo-zahistu-prava-vlasnosti-ditej.html" text:style-name="Internet_20_link" text:visited-style-name="Visited_20_Internet_20_Link">
https://www.ukrinform.ua/rubric-society/3735913-parlament-uhvaliv-zakon-sodo-zahistu-prava-vlasnosti-ditej.html</text:a>
</text:p>
      <!--NEWS-->
      <text:h text:style-name="P10" text:outline-level="1">
<text:span text:style-name="T4">
In Sumy region, the tractor driver exploded on a mini</text:span>
</text:h>
      <text:p text:style-name="P4">
Authors: Ukrinform (Person)</text:p>
      <text:p text:style-name="P4">
Publisher: Укринформ (Organization)</text:p>
      <text:p text:style-name="P4">
Published Time: 2023-07-14T18:46:28+03:00</text:p>
      <text:p text:style-name="P4">
Modified Time: 2023-07-14T18:46:28+03:00</text:p>
      <text:p text:style-name="P4">
Description: In the Konotop district of Sumy region, the driver of the tractor, ignored the sign "Carefully mines", drove into the forbidden area and exploded on the explosive, resulting in damaged agricultural machinery, the driver suffered minor injuries. - Ukrinform.</text:p>
      <text:p text:style-name="P4">
Images: ['<text:a xlink:type="simple" xlink:href="https://static.ukrinform.com/photos/2023_07/thumb_files/630_360_1689349526-224.png" text:style-name="Internet_20_link" text:visited-style-name="Visited_20_Internet_20_Link">
630_360_16893...</text:a>
']</text:p>
      <text:p text:style-name="P4">
Tags: ['Міна', 'Сумщина', 'Вибух', 'Трактор']</text:p>
      <text:p text:style-name="P4">
Type: Article</text:p>
      <!--METADATA-->
      <text:p text:style-name="P4">
<draw:frame draw:style-name="fr1" draw:name="Image20" text:anchor-type="as-char" svg:width="6.9236in" svg:height="3.956343in" draw:z-index="0">
<draw:image xlink:href="../Images/yкринформ/2023-07-14T18-46-28-03-00/630_360_1689349526-224.png" xlink:type="simple" xlink:show="embed" xlink:actuate="onLoad" draw:mime-type="image/png"/>
</draw:frame>
The Uconotop district of Sumy region of the tractor, ignored the sign "Carefully mines", drove into the forbidden zone and exploded on the explosive, due to the damaged agricultural machinery, the driver suffered minor injuries.</text:p>
      <text:p text:style-name="P4">
According to Ukrinform, it reports <text:a xlink:type="simple" xlink:href="https://mvs.gov.ua/uk/news/na-sumshhini-traktorist-nayixav-na-minu-ta-travmuvavsia-policiia-zaklikaje-ne-ignoruvati-znaki-shho-poperedzaiut-pro-minnu-nebezpeku" text:style-name="Internet_20_link" text:visited-style-name="Visited_20_Internet_20_Link">
the Ministry of Internal Affairs of Ukraine. </text:a>
“The Konotop Regional Police Department, having arrived at the locality, found that in the field, near one of the villages, a 46-year-old agrarian employee was spraying wheat. The work was carried out by John Deere with a trailed sprayer, ”the message reads.</text:p>
      <text:p text:style-name="P4">
According to the tractor driver, he did not see a warning plate with the inscription "Careful Mines", and went to a dangerous area near the field to perform the work.</text:p>
      <text:p text:style-name="P4">
A powerful [explosion] came in a few seconds(https://www.ukrinform.ua/tag-vibuh)- The sprayer ran into a mine with his wheel.</text:p>
      <text:p text:style-name="P4">
The man came out of the tractor and saw that the wheels and the housing were damaged, and a gap was formed on the ground. The driver received several scratches.</text:p>
      <text:p text:style-name="P4">
Police urge citizens to observe the rules of mine safety and advise not to ignore the signs, signs, inscriptions and labels that prevent the mine-extinguishing danger.</text:p>
      <text:p text:style-name="P4">
<text:span text:style-name="T4">
 Read also: </text:span>
 <text:a xlink:type="simple" xlink:href="https://www.ukrinform.ua/rubric-regions/3734740-na-hersonsini-v-poli-traktor-pidirvavsa-na-mini.html" text:style-name="Internet_20_link" text:visited-style-name="Visited_20_Internet_20_Link">
in Kherson region in the field <text:span text:style-name="T4">
 tractor </text:span>
 exploded on a mini</text:a>
It is strictly forbidden in the detection of any ammunition of army, or self-made, to touch them. To be and carry out any work directly near the explosive objects or in the area where the pre-warnuting signs "Carefully mines", smoke, use lighters, other sources of open fire in places where explosive-hazardous subjects may be. To move the suspicious object, to fill it with liquids, to fall asleep, to try to cover something, to form clusters of people directly with the object found._ Photo: Ministry of Internal Affairs _</text:p>
      <text:p text:style-name="P4">
News Source: <text:a xlink:type="simple" xlink:href="https://www.ukrinform.ua/rubric-regions/3735914-na-sumsini-traktorist-pidirvavsa-na-mini.html" text:style-name="Internet_20_link" text:visited-style-name="Visited_20_Internet_20_Link">
https://www.ukrinform.ua/rubric-regions/3735914-na-sumsini-traktorist-pidirvavsa-na-mini.html</text:a>
</text:p>
      <!--NEWS-->
      <text:h text:style-name="P10" text:outline-level="1">
<text:span text:style-name="T4">
Chernobyl NPP will receive additional € 2.6 million from the EBRD</text:span>
</text:h>
      <text:p text:style-name="P4">
Authors: Ukrinform (Person)</text:p>
      <text:p text:style-name="P4">
Publisher: Укринформ (Organization)</text:p>
      <text:p text:style-name="P4">
Published Time: 2023-07-14T18:46:46+03:00</text:p>
      <text:p text:style-name="P4">
Modified Time: 2023-07-14T18:46:46+03:00</text:p>
      <text:p text:style-name="P4">
Description: The Chernobyl NPP will receive an additional 2 million 640 thousand euros from the European Bank for Reconstruction and Development (EBRD). - Ukrinform.</text:p>
      <text:p text:style-name="P4">
Images: ['<text:a xlink:type="simple" xlink:href="https://static.ukrinform.com/photos/2018_10/thumb_files/630_360_1540360598-145.jpg" text:style-name="Internet_20_link" text:visited-style-name="Visited_20_Internet_20_Link">
630_360_15403...</text:a>
']</text:p>
      <text:p text:style-name="P4">
Tags: ['ЧАЕС', 'ЄБРР', 'Мельничук']</text:p>
      <text:p text:style-name="P4">
Type: Article</text:p>
      <!--METADATA-->
      <text:p text:style-name="P4">
<draw:frame draw:style-name="fr1" draw:name="Image22" text:anchor-type="as-char" svg:width="6.9236in" svg:height="3.956343in" draw:z-index="0">
<draw:image xlink:href="../Images/yкринформ/2023-07-14T18-46-46-03-00/630_360_1540360598-145.jpg" xlink:type="simple" xlink:show="embed" xlink:actuate="onLoad" draw:mime-type="image/jpeg"/>
</draw:frame>
Chernobyl NPP will receive an additional 2 million 640 thousand euros from the European Bank of Reconstruction and Development(EBRD).</text:p>
      <text:p text:style-name="P4">
Як передає Укрінформ, про це повідомляє у <text:a xlink:type="simple" xlink:href="https://t.me/tmelnychuk/2723" text:style-name="Internet_20_link" text:visited-style-name="Visited_20_Internet_20_Link">
 Телеграмі</text:a>
The permanent representative of the Cabinet of Ministers to the Supreme Raditaras Melnychuk.</text:p>
      <text:p text:style-name="P4">
“Agreement of Agreement No. 19 is approved to Grant No. 006 Agreement(Chornobyl Nuclear Nuclear Nuclear Nuclear Project)between the European Bank for Reconstruction and Development as a manager of funds provided in accordance with a grant from the nuclear security account and the Cabinet of Ministers of Ukraine and the State Specialized Enterprise "Chornobyl NPP" as a recipient ", - the message reads.</text:p>
      <text:p text:style-name="P4">
<text:span text:style-name="T4">
 Read also: </text:span>
 <text:a xlink:type="simple" xlink:href="https://www.ukrinform.ua/rubric-economy/3728756-platforma-prometheus-vidkrila-navcanna-dla-60-tisac-pidpriemciv-grosi-dae-ebrr.html" text:style-name="Internet_20_link" text:visited-style-name="Visited_20_Internet_20_Link">
Prometheus platform opened training for 60 thousand entrepreneurs - money gives <text:span text:style-name="T4">
 EBRD </text:span>
</text:a>
It is noted that the project provides an increase in the grant by 2 million 640 thousand 320, 54 euros.</text:p>
      <text:p text:style-name="P4">
It was reported that it will take 1.6 billion hryvnias to restore the pre -war state of Chornobyl NPP.</text:p>
      <text:p text:style-name="P4">
News Source: <text:a xlink:type="simple" xlink:href="https://www.ukrinform.ua/rubric-economy/3735915-cornobilska-aes-otrimae-dodatkovi-26-miljona-vid-ebrr.html" text:style-name="Internet_20_link" text:visited-style-name="Visited_20_Internet_20_Link">
https://www.ukrinform.ua/rubric-economy/3735915-cornobilska-aes-otrimae-dodatkovi-26-miljona-vid-ebrr.html</text:a>
</text:p>
      <!--NEWS-->
      <text:h text:style-name="P10" text:outline-level="1">
<text:span text:style-name="T4">
"Dawn" will play home football European Cup matches in Poland</text:span>
</text:h>
      <text:p text:style-name="P4">
Authors: Ukrinform (Person)</text:p>
      <text:p text:style-name="P4">
Publisher: Укринформ (Organization)</text:p>
      <text:p text:style-name="P4">
Published Time: 2023-07-14T18:55:15+03:00</text:p>
      <text:p text:style-name="P4">
Modified Time: 2023-07-14T18:55:15+03:00</text:p>
      <text:p text:style-name="P4">
Description: The bronze medalist of the Ukrainian Football Championship Lugansk Zorya announced the venue for home matches of the European Cups. - Ukrinform.</text:p>
      <text:p text:style-name="P4">
Images: ['<text:a xlink:type="simple" xlink:href="https://static.ukrinform.com/photos/2023_07/thumb_files/630_360_1689350036-518.jpg" text:style-name="Internet_20_link" text:visited-style-name="Visited_20_Internet_20_Link">
630_360_16893...</text:a>
']</text:p>
      <text:p text:style-name="P4">
Tags: ['Футбол', 'Зоря']</text:p>
      <text:p text:style-name="P4">
Type: Article</text:p>
      <!--METADATA-->
      <text:p text:style-name="P4">
<draw:frame draw:style-name="fr1" draw:name="Image23" text:anchor-type="as-char" svg:width="6.9236in" svg:height="3.956343in" draw:z-index="0">
<draw:image xlink:href="../Images/yкринформ/2023-07-14T18-55-15-03-00/630_360_1689350036-518.jpg" xlink:type="simple" xlink:show="embed" xlink:actuate="onLoad" draw:mime-type="image/jpeg"/>
</draw:frame>
The bronze prison of the Ukrainian Football Championship Lugansk Zorya reported the location of home matches of the European Cups.</text:p>
      <text:p text:style-name="P4">
As the official [site] informs(http://zarya-lugansk.com/)"Dawn", like a river, the team will play in Poland, Ukrinform reports.</text:p>
      <text:p text:style-name="P4">
Lugansk home matches will take a stadium in Lublin.</text:p>
      <text:p text:style-name="P4">
Arena-Lublin contains more than 15,000 fans.</text:p>
      <text:p text:style-name="P4">
In this stage, the local Polish club "Motor", which, as a result of the past season, has fallen into the lower division of the Polish Championship.</text:p>
      <text:p text:style-name="P4">
<text:span text:style-name="T4">
 Read also: </text:span>
 [FC "<text:span text:style-name="T4">
 Zorya </text:span>
" announced the transition to the team of the first new(https://www.ukrinform.ua/rubric-sports/3733180-fk-zora-ogolosiv-pro-perehid-do-komandi-persih-novackiv.html)We will remind, "Zorya" will start its speeches in the European Cups in the qualification of Ligievropayaf. The team will receive its first opponent in early August.</text:p>
      <text:p text:style-name="P4">
Photo: Zorya FC.</text:p>
      <text:p text:style-name="P4">
News Source: <text:a xlink:type="simple" xlink:href="https://www.ukrinform.ua/rubric-sports/3735918-zora-gratime-domasni-matci-futbolnih-evrokubkiv-u-polsi.html" text:style-name="Internet_20_link" text:visited-style-name="Visited_20_Internet_20_Link">
https://www.ukrinform.ua/rubric-sports/3735918-zora-gratime-domasni-matci-futbolnih-evrokubkiv-u-polsi.html</text:a>
</text:p>
      <!--NEWS-->
      <text:h text:style-name="P10" text:outline-level="1">
<text:span text:style-name="T4">
The Government this year has directed 900 million for bomb shelters in schools</text:span>
</text:h>
      <text:p text:style-name="P4">
Authors: Ukrinform (Person)</text:p>
      <text:p text:style-name="P4">
Publisher: Укринформ (Organization)</text:p>
      <text:p text:style-name="P4">
Published Time: 2023-07-14T18:55:54+03:00</text:p>
      <text:p text:style-name="P4">
Modified Time: 2023-07-14T18:55:54+03:00</text:p>
      <text:p text:style-name="P4">
Description: The government has directed more than 56 billion UAH of educational subsidy, including UAH 900 million for bombing in schools and UAH 600 million - for the purchase of school buses. - Ukrinform.</text:p>
      <text:p text:style-name="P4">
Images: ['<text:a xlink:type="simple" xlink:href="https://static.ukrinform.com/photos/2023_07/thumb_files/630_360_1689350100-698.jpeg" text:style-name="Internet_20_link" text:visited-style-name="Visited_20_Internet_20_Link">
630_360_16893...</text:a>
']</text:p>
      <text:p text:style-name="P4">
Tags: ['Кабмін', 'Школа', 'Гроші', 'Бомбосховище']</text:p>
      <text:p text:style-name="P4">
Type: Article</text:p>
      <!--METADATA-->
      <text:p text:style-name="P4">
<draw:frame draw:style-name="fr1" draw:name="Image24" text:anchor-type="as-char" svg:width="6.9236in" svg:height="3.956343in" draw:z-index="0">
<draw:image xlink:href="../Images/yкринформ/2023-07-14T18-55-54-03-00/630_360_1689350100-698.jpeg" xlink:type="simple" xlink:show="embed" xlink:actuate="onLoad" draw:mime-type="image/jpeg"/>
</draw:frame>
The government has sprayed more than 56 billion UAH of educational subsidy, including UAH 900 million for bombing in schools and UAH 600 million - for the purchase of school buses.</text:p>
      <text:p text:style-name="P4">
This was stated by Prime Minister Denis Shmigal on <text:a xlink:type="simple" xlink:href="https://t.me/Denys_Smyhal/5608" text:style-name="Internet_20_link" text:visited-style-name="Visited_20_Internet_20_Link">
Government meeting</text:a>
, reports Ukrinform.</text:p>
      <text:p text:style-name="P4">
"Educational subsidies for the regions for six months were paid in the amount of more than UAH 56 mlrd UAH.(https://www.ukrinform.ua/tag-skola)And another 600 million UAH - for the purchase of school buses, " - said Shmigal.</text:p>
      <text:p text:style-name="P4">
At the same time, he informed that the total amount of subsidies to the regions in the first six months of 2023 amounted to UAH 92 billion.</text:p>
      <text:p text:style-name="P4">
<text:span text:style-name="T4">
 Read also: </text:span>
 <text:a xlink:type="simple" xlink:href="https://www.ukrinform.ua/rubric-regions/3735139-u-skolah-kiivsini-pobuduut-43-ukritta-podvijnogo-priznacenna-ocilnik-ova.html" text:style-name="Internet_20_link" text:visited-style-name="Visited_20_Internet_20_Link">
in <text:span text:style-name="T4">
 schools </text:span>
 Kyiv region will build 43 shelters of double -purpose - Ova head</text:a>
As it was reported, the Cabinet of Ministers <text:a xlink:type="simple" xlink:href="https://www.ukrinform.ua/rubric-vidbudova/3733174-kabmin-rozpodiliv-237-milarda-na-vidbudovu-ale-osvoenna-kostiv-povilne-smigal.html" text:style-name="Internet_20_link" text:visited-style-name="Visited_20_Internet_20_Link">
distributed</text:a>
UAH 23.7 billion for Ukraine's reconstruction, but in places of development of funds is very slow.</text:p>
      <text:p text:style-name="P4">
News Source: <text:a xlink:type="simple" xlink:href="https://www.ukrinform.ua/rubric-society/3735920-urad-cogoric-spramuvav-900-miljoniv-na-oblastuvanna-bomboshovis-u-skolah.html" text:style-name="Internet_20_link" text:visited-style-name="Visited_20_Internet_20_Link">
https://www.ukrinform.ua/rubric-society/3735920-urad-cogoric-spramuvav-900-miljoniv-na-oblastuvanna-bomboshovis-u-skolah.html</text:a>
</text:p>
      <!--NEWS-->
      <text:h text:style-name="P10" text:outline-level="1">
<text:span text:style-name="T4">
SBU counterintelligence destroyed four BMPs and three tanks of Russians</text:span>
</text:h>
      <text:p text:style-name="P4">
Authors: Ukrinform (Person)</text:p>
      <text:p text:style-name="P4">
Publisher: Укринформ (Organization)</text:p>
      <text:p text:style-name="P4">
Published Time: 2023-07-14T19:01:01+03:00</text:p>
      <text:p text:style-name="P4">
Modified Time: 2023-07-14T19:01:01+03:00</text:p>
      <text:p text:style-name="P4">
Description: Military counterintelligence of the Security Service of Ukraine destroyed four infantry fighting vehicles, three tanks and 17 units of automotive equipment. - Ukrinform.</text:p>
      <text:p text:style-name="P4">
Images: ['<text:a xlink:type="simple" xlink:href="https://static.ukrinform.com/photos/2023_04/thumb_files/630_360_1680422407-224.png" text:style-name="Internet_20_link" text:visited-style-name="Visited_20_Internet_20_Link">
630_360_16804...</text:a>
']</text:p>
      <text:p text:style-name="P4">
Tags: ['СБУ', 'Війна з Росією']</text:p>
      <text:p text:style-name="P4">
Type: Article</text:p>
      <!--METADATA-->
      <text:p text:style-name="P4">
<draw:frame draw:style-name="fr1" draw:name="Image25" text:anchor-type="as-char" svg:width="6.9236in" svg:height="3.956343in" draw:z-index="0">
<draw:image xlink:href="../Images/yкринформ/2023-07-14T19-01-01-03-00/630_360_1680422407-224.png" xlink:type="simple" xlink:show="embed" xlink:actuate="onLoad" draw:mime-type="image/png"/>
</draw:frame>
Military contractors of the Security Service of Ukraine destroyed four infantry fighting vehicles, three tanks and 17 units of automotive equipment.</text:p>
      <text:p text:style-name="P4">
The SBU reports this in <text:a xlink:type="simple" xlink:href="https://t.me/SBUkr/8969" text:style-name="Internet_20_link" text:visited-style-name="Visited_20_Internet_20_Link">
telegram</text:a>
Publish a corresponding video, Ukrinform reports.</text:p>
      <text:p text:style-name="P4">
"Our specifics are destroying Russian equipment and" minuting "infantry, to release Ukrainian land from the Armed Forces from the Armed Forces from the Armed Forces," the message is being released.</text:p>
      <text:p text:style-name="P4">
As noted in the service, "this time the list of casualties was added to: 3 dines, including T-90M and T-90, 4 infantry fighting machines."</text:p>
      <text:p text:style-name="P4">
<text:span text:style-name="T4">
 Read also: </text:span>
 <text:a xlink:type="simple" xlink:href="https://www.ukrinform.ua/rubric-ato/3735853-prikordonniki-na-pivdni-znisili-dva-fpvdroni-rosian.html" text:style-name="Internet_20_link" text:visited-style-name="Visited_20_Internet_20_Link">
border guards in the south <text:span text:style-name="T4">
 Destroy </text:span>
 and two FPV-trails of Russians</text:a>
In addition, the SBU counterintelligence officers destroyed 3 enemy armored personnel carriers, MTLB, anti-aircraft installation, mur observer, anti-tank gun, 17 car vehicles, 2 ammunition warehouses, 3 units of engineering engineering, 2 UAVs, FPV-drones and more.</text:p>
      <text:p text:style-name="P4">
As reported by Ukrinform, the Ukrainian defense forces from February 24, 2022 to July 14, 2023 were liquidated by about 236 thousand 590 Russian invaders.</text:p>
      <text:p text:style-name="P4">
News Source: <text:a xlink:type="simple" xlink:href="https://www.ukrinform.ua/rubric-ato/3735923-kontrrozvidniki-sbu-znisili-cotiri-bmp-ta-tri-tanki-rosian.html" text:style-name="Internet_20_link" text:visited-style-name="Visited_20_Internet_20_Link">
https://www.ukrinform.ua/rubric-ato/3735923-kontrrozvidniki-sbu-znisili-cotiri-bmp-ta-tri-tanki-rosian.html</text:a>
</text:p>
      <!--NEWS-->
      <text:h text:style-name="P10" text:outline-level="1">
<text:span text:style-name="T4">
The government has released the Secretary of State of the Ministry of Justice</text:span>
</text:h>
      <text:p text:style-name="P4">
Authors: Ukrinform (Person)</text:p>
      <text:p text:style-name="P4">
Publisher: Укринформ (Organization)</text:p>
      <text:p text:style-name="P4">
Published Time: 2023-07-14T19:03:52+03:00</text:p>
      <text:p text:style-name="P4">
Modified Time: 2023-07-14T19:03:52+03:00</text:p>
      <text:p text:style-name="P4">
Description: The Cabinet of Ministers dismissed Elena Bogachov from the post of State Secretary of the Ministry of Justice. - Ukrinform.</text:p>
      <text:p text:style-name="P4">
Images: ['<text:a xlink:type="simple" xlink:href="https://static.ukrinform.com/photos/2019_08/thumb_files/630_360_1565780292-700.jpg" text:style-name="Internet_20_link" text:visited-style-name="Visited_20_Internet_20_Link">
630_360_15657...</text:a>
']</text:p>
      <text:p text:style-name="P4">
Tags: ['Кабмін', "Мін'юст"]</text:p>
      <text:p text:style-name="P4">
Type: Article</text:p>
      <!--METADATA-->
      <text:p text:style-name="P4">
<draw:frame draw:style-name="fr1" draw:name="Image26" text:anchor-type="as-char" svg:width="6.9236in" svg:height="3.956343in" draw:z-index="0">
<draw:image xlink:href="../Images/yкринформ/2023-07-14T19-03-52-03-00/630_360_1565780292-700.jpg" xlink:type="simple" xlink:show="embed" xlink:actuate="onLoad" draw:mime-type="image/jpeg"/>
</draw:frame>
The Cabinet of Ministers dismissed Elena Bogachov from the post of State Secretary of the Ministry of Justice.</text:p>
      <text:p text:style-name="P4">
This was reported in <text:a xlink:type="simple" xlink:href="https://t.me/tmelnychuk/2724" text:style-name="Internet_20_link" text:visited-style-name="Visited_20_Internet_20_Link">
telegram</text:a>
The constant representative of the government in the Verkhovna Rada Taras Melnychuk, reports Ukrinform.</text:p>
      <text:p text:style-name="P4">
"Elena Bogachova was released from the post of State Secretary <text:a xlink:type="simple" xlink:href="https://www.ukrinform.ua/tag-minust" text:style-name="Internet_20_link" text:visited-style-name="Visited_20_Internet_20_Link">
Ministry of Justice of Ukraine</text:a>
", Melnychuk said.</text:p>
      <text:p text:style-name="P4">
<text:span text:style-name="T4">
 Read also: </text:span>
 <text:a xlink:type="simple" xlink:href="https://www.ukrinform.ua/rubric-polytics/3726902-v-ukraini-zaboronena-dialnist-18-politicnih-partij.html" text:style-name="Internet_20_link" text:visited-style-name="Visited_20_Internet_20_Link">
18 political parties are forbidden in Ukraine</text:a>
According to him, the Cabinet of Ministers also agreed to Ruslan Domnitsaakaspaspanor of the Head of Chernivtsi Regional State Administration and Marizonova Deputy Head of Sumy Regional State Administration.</text:p>
      <text:p text:style-name="P4">
It was reported that on July 14, the government appointed Ivan Vygovsky President. ](https://www.ukrinform.ua/rubric-polytics/3735879-kabmin-priznaciv-ivana-vigivskogo-kerivnikom-nacpolicii.html)</text:p>
      <text:p text:style-name="P4">
News Source: <text:a xlink:type="simple" xlink:href="https://www.ukrinform.ua/rubric-polytics/3735924-urad-zvilniv-derzsekretara-minustu.html" text:style-name="Internet_20_link" text:visited-style-name="Visited_20_Internet_20_Link">
https://www.ukrinform.ua/rubric-polytics/3735924-urad-zvilniv-derzsekretara-minustu.html</text:a>
</text:p>
      <!--NEWS-->
      <text:h text:style-name="P10" text:outline-level="1">
<text:span text:style-name="T4">
The liquidation fund is offered to allocate ₴ 5.15 billion to recover nearly 140 objects</text:span>
</text:h>
      <text:p text:style-name="P4">
Authors: Ukrinform (Person)</text:p>
      <text:p text:style-name="P4">
Publisher: Укринформ (Organization)</text:p>
      <text:p text:style-name="P4">
Published Time: 2023-07-14T19:08:38+03:00</text:p>
      <text:p text:style-name="P4">
Modified Time: 2023-07-14T19:08:38+03:00</text:p>
      <text:p text:style-name="P4">
Description: The Interagency Working Group recommended to allocate UAH 5.15 billion for the sale of 139 projects from the Fund from the Fund of the Russian Federation. - Ukrinform.</text:p>
      <text:p text:style-name="P4">
Images: ['<text:a xlink:type="simple" xlink:href="https://static.ukrinform.com/photos/2023_07/thumb_files/630_360_1688215887-155.jpg" text:style-name="Internet_20_link" text:visited-style-name="Visited_20_Internet_20_Link">
630_360_16882...</text:a>
']</text:p>
      <text:p text:style-name="P4">
Tags: ['Ліквідація', 'Нацбанк', 'Гроші']</text:p>
      <text:p text:style-name="P4">
Type: Article</text:p>
      <!--METADATA-->
      <text:p text:style-name="P4">
<draw:frame draw:style-name="fr1" draw:name="Image28" text:anchor-type="as-char" svg:width="6.9236in" svg:height="3.956343in" draw:z-index="0">
<draw:image xlink:href="../Images/yкринформ/2023-07-14T19-08-38-03-00/630_360_1688215887-155.jpg" xlink:type="simple" xlink:show="embed" xlink:actuate="onLoad" draw:mime-type="image/jpeg"/>
</draw:frame>
The Interagency Home Group recommended to allocate UAH 5.15 billion for the sale of 139 projects from the Fund from the Fund.</text:p>
      <text:p text:style-name="P4">
About it reports <text:a xlink:type="simple" xlink:href="https://mtu.gov.ua/news/34516.html" text:style-name="Internet_20_link" text:visited-style-name="Visited_20_Internet_20_Link">
Ministry of Community Development, Territories and Infrastructure</text:a>
According to the results of the second meeting of the military working group, Ukrinform reports.</text:p>
      <text:p text:style-name="P4">
“The Interagency Working Group recommended to allocate from the Fund the consequences of armed aggression of the Russian Federation(Liquidation Fund)About 5.15 billion hryvnias for the sale of 139 regional projects and UAH 186.3 million - for the purchase of special equipment, ” - goes in the message.</text:p>
      <text:p text:style-name="P4">
<text:span text:style-name="T4">
 Read also: </text:span>
 [Under the Equinal Program has already paid almost 150 million hryvnia(https://www.ukrinform.ua/rubric-vidbudova/3735527-za-programou-evidnovlenna-uze-viplatili-majze-150-miljoniv-griven.html)In particular, 62 multi -storey residential buildings, 17 water supply and sewerage facilities, 7 heat protection facilities, 29 civil protection facilities, 6 objects for providing IDP housing and persons who have been lost as a result of armed aggression are considered for the restoration.</text:p>
      <text:p text:style-name="P4">
In addition, it is proposed to allocate funds for the purchase of special equipment(excavators-reloaders, garbage trucks, car, dump trucks and car cranes)As part of 49 projections of Donetsk, Sumy and Kherson and Chernivtsi regions.</text:p>
      <text:p text:style-name="P4">
According to the results of the discussion of proposals, members of the Interagency Working Group also opposed the allocation of funds for separate priority to the regions of the projects, in the absence of comments by the applicants.</text:p>
      <text:p text:style-name="P4">
As it was reported, according to the results of the first meeting of the Interagency Working Group, the government approved the allocation of UAH 6.6 billion for the sale of 157 priority projects.</text:p>
      <text:p text:style-name="P4">
Photo: NBU</text:p>
      <text:p text:style-name="P4">
News Source: <text:a xlink:type="simple" xlink:href="https://www.ukrinform.ua/rubric-vidbudova/3735927-z-fondu-likvidacii-proponuut-vidiliti-515-milarda-na-vidnovlenna-majze-140-obektiv.html" text:style-name="Internet_20_link" text:visited-style-name="Visited_20_Internet_20_Link">
https://www.ukrinform.ua/rubric-vidbudova/3735927-z-fondu-likvidacii-proponuut-vidiliti-515-milarda-na-vidnovlenna-majze-140-obektiv.html</text:a>
</text:p>
      <!--NEWS-->
      <text:h text:style-name="P10" text:outline-level="1">
<text:span text:style-name="T4">
In action will start a service to provide four types of social assistance</text:span>
</text:h>
      <text:p text:style-name="P4">
Authors: Ukrinform (Person)</text:p>
      <text:p text:style-name="P4">
Publisher: Укринформ (Organization)</text:p>
      <text:p text:style-name="P4">
Published Time: 2023-07-14T19:08:55+03:00</text:p>
      <text:p text:style-name="P4">
Modified Time: 2023-07-14T19:08:55+03:00</text:p>
      <text:p text:style-name="P4">
Description: The action portal plans to launch a service for providing new types of social assistance. - Ukrinform.</text:p>
      <text:p text:style-name="P4">
Images: ['<text:a xlink:type="simple" xlink:href="https://static.ukrinform.com/photos/2022_12/thumb_files/630_360_1670147688-316.jpg" text:style-name="Internet_20_link" text:visited-style-name="Visited_20_Internet_20_Link">
630_360_16701...</text:a>
']</text:p>
      <text:p text:style-name="P4">
Tags: ['Мінсоцполітики', 'допомога', 'Додаток “ДІЯ”']</text:p>
      <text:p text:style-name="P4">
Type: Article</text:p>
      <!--METADATA-->
      <text:p text:style-name="P4">
<draw:frame draw:style-name="fr1" draw:name="Image29" text:anchor-type="as-char" svg:width="6.9236in" svg:height="3.956343in" draw:z-index="0">
<draw:image xlink:href="../Images/yкринформ/2023-07-14T19-08-55-03-00/630_360_1670147688-316.jpg" xlink:type="simple" xlink:show="embed" xlink:actuate="onLoad" draw:mime-type="image/jpeg"/>
</draw:frame>
The action portal plans to launch a service for providing new types of social assistance.</text:p>
      <text:p text:style-name="P4">
This was reported by the press service of the Ministry of Social Policy in <text:a xlink:type="simple" xlink:href="https://t.me/MinSocUA/4033" text:style-name="Internet_20_link" text:visited-style-name="Visited_20_Internet_20_Link">
telegram</text:a>
, reports Ukrinform.</text:p>
      <text:p text:style-name="P4">
“We plan to launch the service in“ <text:a xlink:type="simple" xlink:href="https://www.ukrinform.ua/tag-dodatok-dia" text:style-name="Internet_20_link" text:visited-style-name="Visited_20_Internet_20_Link">
action</text:a>
- Appeal ”for four types of benefits,” the message reads.</text:p>
      <text:p text:style-name="P4">
In particular, it is about help with the adoption of a child, help on children with perinatal lesions of the nervous system, severe congenital defending, rare orphan diseases, oncological, oncohematological diseases, patients with cerebral palsy, severe mental disorders, and severe mental disorders. IV degree, for a child who has a serious injury, requires a transplantation of an organ, requires palliative care that is not identified.</text:p>
      <text:p text:style-name="P4">
It is also helping persons with disabilities from childhood and children with disabilities, and to pay for children to single mothers.</text:p>
      <text:p text:style-name="P4">
<text:span text:style-name="T4">
 Read also: </text:span>
 <text:a xlink:type="simple" xlink:href="https://www.ukrinform.ua/rubric-technology/3719963-u-dii-cogoric-planuut-zapustiti-blizko-20-elektronnih-poslug-smigal.html" text:style-name="Internet_20_link" text:visited-style-name="Visited_20_Internet_20_Link">
in "<text:span text:style-name="T4">
 Actions </text:span>
" <text:span text:style-name="T4">
 this year </text:span>
 <text:span text:style-name="T4">
 plan </text:span>
 <text:span text:style-name="T4">
 </text:span>
 start <text:span text:style-name="T4">
<text:span text:style-name="T5">
* near </text:span>
* 20 </text:span>
 electronic <text:span text:style-name="T4">
 </text:span>
 <text:span text:style-name="T4">
 Services </text:span>
 - <text:span text:style-name="T4">
 </text:span>
 Shmigal **</text:a>
Citizens who have the right to receive one of the people are invited to test, but have not yet turned to the social protection authorities of the population.</text:p>
      <text:p text:style-name="P4">
As it was reported, more than 100 thousand times Ukrainians have used construction services through the portal "Action".</text:p>
      <text:p text:style-name="P4">
_ Photo: Minisfra _</text:p>
      <text:p text:style-name="P4">
News Source: <text:a xlink:type="simple" xlink:href="https://www.ukrinform.ua/rubric-technology/3735928-u-dii-zapustat-servis-iz-nadanna-cotiroh-vidiv-socdopomogi.html" text:style-name="Internet_20_link" text:visited-style-name="Visited_20_Internet_20_Link">
https://www.ukrinform.ua/rubric-technology/3735928-u-dii-zapustat-servis-iz-nadanna-cotiroh-vidiv-socdopomogi.html</text:a>
</text:p>
      <!--NEWS-->
      <text:h text:style-name="P10" text:outline-level="1">
<text:span text:style-name="T4">
The futsal season will start on August 17 by the Super Cup of Ukraine</text:span>
</text:h>
      <text:p text:style-name="P4">
Authors: Ukrinform (Person)</text:p>
      <text:p text:style-name="P4">
Publisher: Укринформ (Organization)</text:p>
      <text:p text:style-name="P4">
Published Time: 2023-07-14T19:18:20+03:00</text:p>
      <text:p text:style-name="P4">
Modified Time: 2023-07-14T19:18:20+03:00</text:p>
      <text:p text:style-name="P4">
Description: The new season in the domestic futsal will start on August 17. - Ukrinform.</text:p>
      <text:p text:style-name="P4">
Images: ['<text:a xlink:type="simple" xlink:href="https://static.ukrinform.com/photos/2023_07/thumb_files/630_360_1689351474-801.jpg" text:style-name="Internet_20_link" text:visited-style-name="Visited_20_Internet_20_Link">
630_360_16893...</text:a>
']</text:p>
      <text:p text:style-name="P4">
Tags: ['футзал']</text:p>
      <text:p text:style-name="P4">
Type: Article</text:p>
      <!--METADATA-->
      <text:p text:style-name="P4">
<draw:frame draw:style-name="fr1" draw:name="Image30" text:anchor-type="as-char" svg:width="6.9236in" svg:height="3.956343in" draw:z-index="0">
<draw:image xlink:href="../Images/yкринформ/2023-07-14T19-18-20-03-00/630_360_1689351474-801.jpg" xlink:type="simple" xlink:show="embed" xlink:actuate="onLoad" draw:mime-type="image/jpeg"/>
</draw:frame>
The new seeson in the domestic futsal will start on August 17.</text:p>
      <text:p text:style-name="P4">
As reports <text:a xlink:type="simple" xlink:href="https://futsal.com.ua/vbet-ekstra-liha/vbet-ekstra-liha-vyznacheno-kontury-daty-ta-umovy-provedennia-chempionatu/" text:style-name="Internet_20_link" text:visited-style-name="Visited_20_Internet_20_Link">
press service</text:a>
The Futsal Association of Ukraine, on this day Uhmal for the Super Cup of Ukraine will play the champion of the country "Hit"(Kyiv)and Kardinal-Rivne Ownership(Rivne), reports Ukrinform.</text:p>
      <text:p text:style-name="P4">
The venue for the Super Bowl will be determined after the relevant tender.</text:p>
      <text:p text:style-name="P4">
The basic date of the first round of the new championship is August 26, the end of the regular scared - April 22.</text:p>
      <text:p text:style-name="P4">
The start of the playoff stage is approximately May 3.</text:p>
      <text:p text:style-name="P4">
<text:span text:style-name="T4">
 Read also: </text:span>
 <text:a xlink:type="simple" xlink:href="https://www.ukrinform.ua/rubric-sports/3731249-viznacivsa-kalendar-matciv-ukrainskih-futzalistiv-v-elitraundi-vidboru-cs.html" text:style-name="Internet_20_link" text:visited-style-name="Visited_20_Internet_20_Link">
Calendar of Ukrainian matches <text:span text:style-name="T4">
 Futsal </text:span>
 East Velitraundi Selection of World Cups</text:a>
As for the Cup of Ukraine, in the new draw instead of the "final eight" returns the "finale of four". Clubs will start fighting for Ukraine Cup 1/8 finals(Basic date of the first matches - February 7). До цієї стадіїбудуть зіграні попередні та відбірні раунди турніру. Сам «Фінал чотирьох» будезіграний наприкінці квітня.</text:p>
      <text:p text:style-name="P4">
Жеребкування календаря нового чемпіонату заплановане на 26 липня.</text:p>
      <text:p text:style-name="P4">
Фото: «Кардинал-Рівне».</text:p>
      <text:p text:style-name="P4">
News Source: <text:a xlink:type="simple" xlink:href="https://www.ukrinform.ua/rubric-sports/3735930-futzalnij-sezon-rozpocnetsa-17-serpna-matcem-za-superkubok-ukraini.html" text:style-name="Internet_20_link" text:visited-style-name="Visited_20_Internet_20_Link">
https://www.ukrinform.ua/rubric-sports/3735930-futzalnij-sezon-rozpocnetsa-17-serpna-matcem-za-superkubok-ukraini.html</text:a>
</text:p>
      <!--NEWS-->
      <text:h text:style-name="P10" text:outline-level="1">
<text:span text:style-name="T4">
The Government has approved the Telemedicine Development Strategy by 2025</text:span>
</text:h>
      <text:p text:style-name="P4">
Authors: Ukrinform (Person)</text:p>
      <text:p text:style-name="P4">
Publisher: Укринформ (Organization)</text:p>
      <text:p text:style-name="P4">
Published Time: 2023-07-14T19:18:25+03:00</text:p>
      <text:p text:style-name="P4">
Modified Time: 2023-07-14T19:18:25+03:00</text:p>
      <text:p text:style-name="P4">
Description: The Cabinet of Ministers has approved the Telemedicine Development Strategy in Ukraine and its implementation plan for 2023-2025. - Ukrinform.</text:p>
      <text:p text:style-name="P4">
Images: ['<text:a xlink:type="simple" xlink:href="https://static.ukrinform.com/photos/2023_07/thumb_files/630_360_1689351381-237.jpg" text:style-name="Internet_20_link" text:visited-style-name="Visited_20_Internet_20_Link">
630_360_16893...</text:a>
']</text:p>
      <text:p text:style-name="P4">
Tags: ['Кабмін', 'Уряд', 'Телемедицина']</text:p>
      <text:p text:style-name="P4">
Type: Article</text:p>
      <!--METADATA-->
      <text:p text:style-name="P4">
<draw:frame draw:style-name="fr1" draw:name="Image31" text:anchor-type="as-char" svg:width="6.9236in" svg:height="3.956343in" draw:z-index="0">
<draw:image xlink:href="../Images/yкринформ/2023-07-14T19-18-25-03-00/630_360_1689351381-237.jpg" xlink:type="simple" xlink:show="embed" xlink:actuate="onLoad" draw:mime-type="image/jpeg"/>
</draw:frame>
The Cabinet of Ministers approved the Telemedicine Development Strategy in Ukraine and a plan for its realization for 2023-2025.</text:p>
      <text:p text:style-name="P4">
This was reported in <text:a xlink:type="simple" xlink:href="https://t.me/tmelnychuk/2723" text:style-name="Internet_20_link" text:visited-style-name="Visited_20_Internet_20_Link">
telegram</text:a>
The constant representative of the government in the Verkhovna Rada Taras Melnychuk, reports Ukrinform.</text:p>
      <text:p text:style-name="P4">
"The strategy of telemedicine development in Ukraine has been approved. The operating plan for implementing the Telemedicine Development Strategy in Ukraine for 2023-2025 has been approved," Melnychuk said.</text:p>
      <text:p text:style-name="P4">
<text:span text:style-name="T4">
 Read also: </text:span>
 [Council adopted in the first reading the bill on ** Telemedic(https://www.ukrinform.ua/rubric-society/3735516-rada-uhvalila-u-persomu-citanni-zakonoproekt-pro-telemedicinu.html)He also informed that the Government has introduced amendments to Resolution No. 438 “Some Questions Organizing Social Services and Medical Services of Victims as a result of an accident at the production of and professional illness that need them”. In particular, the provision of natural assistance to victims by monthly monetary compensation for the cost of the measures necessary to provide social service for natural aid. In addition, monthly monetary compensation for the provision of a social care service at home or another person was introduced, if the victim, according to the opinion of the medical and advisory commission or the disposal, determined the need for special medical care of tape maintenance, etc.</text:p>
      <text:p text:style-name="P4">
News Source: <text:a xlink:type="simple" xlink:href="https://www.ukrinform.ua/rubric-society/3735931-urad-shvaliv-strategiu-rozbudovi-telemedicini-do-2025-roku.html" text:style-name="Internet_20_link" text:visited-style-name="Visited_20_Internet_20_Link">
https://www.ukrinform.ua/rubric-society/3735931-urad-shvaliv-strategiu-rozbudovi-telemedicini-do-2025-roku.html</text:a>
</text:p>
      <!--NEWS-->
      <text:h text:style-name="P10" text:outline-level="1">
<text:span text:style-name="T4">
In the south the offensive continues, the defense forces are fixed on the busy borders</text:span>
</text:h>
      <text:p text:style-name="P4">
Authors: Ukrinform (Person)</text:p>
      <text:p text:style-name="P4">
Publisher: Укринформ (Organization)</text:p>
      <text:p text:style-name="P4">
Published Time: 2023-07-14T19:20:00+03:00</text:p>
      <text:p text:style-name="P4">
Modified Time: 2023-07-14T19:20:00+03:00</text:p>
      <text:p text:style-name="P4">
Description: In the Melitopol and Berdyansk directions of the Defense Forces of Ukraine continue to conduct an offensive operation and are fixed on the achieved limits, in the eastern directions there are heavy battles. - Ukrinform.</text:p>
      <text:p text:style-name="P4">
Images: ['<text:a xlink:type="simple" xlink:href="https://static.ukrinform.com/photos/2023_06/thumb_files/630_360_1687346859-983.jpg" text:style-name="Internet_20_link" text:visited-style-name="Visited_20_Internet_20_Link">
630_360_16873...</text:a>
']</text:p>
      <text:p text:style-name="P4">
Tags: ['Генштаб', 'Обстріл', 'Війна з Росією']</text:p>
      <text:p text:style-name="P4">
Type: Article</text:p>
      <!--METADATA-->
      <text:p text:style-name="P4">
<draw:frame draw:style-name="fr1" draw:name="Image32" text:anchor-type="as-char" svg:width="6.9236in" svg:height="3.956343in" draw:z-index="0">
<draw:image xlink:href="../Images/yкринформ/2023-07-14T19-20-00-03-00/630_360_1687346859-983.jpg" xlink:type="simple" xlink:show="embed" xlink:actuate="onLoad" draw:mime-type="image/jpeg"/>
</draw:frame>
The tare and Berdyansk directions of the Defense of Ukraine continue to conduct an offensive operation and are fixed on the reached limits, and the fighter directions continue heavy fights.</text:p>
      <text:p text:style-name="P4">
The General Staff of the Armed Forces of Ukraine reported this on <text:a xlink:type="simple" xlink:href="https://www.facebook.com/GeneralStaff.ua/posts/pfbid0JfuNNjtKo7h6wVEQkRfHBLWoDbS2uHLvXBLmyiwGWCNT5qUKB36TDAn27vpbPP9kl" text:style-name="Internet_20_link" text:visited-style-name="Visited_20_Internet_20_Link">
Facebook</text:a>
Having published the prompt information as of 18:00 Friday, July 14, Ukrinform reports.</text:p>
      <text:p text:style-name="P4">
In the mentioned southern directions, Ukrainian defenders inflict fire for artillery for the enemy's found purposes, and carry out measures of a circuit.</text:p>
      <text:p text:style-name="P4">
Russian troops maintain major efforts <text:span text:style-name="T4">
 on Kupyansk, Lyman, Bakhmut, Avdiiv and Mariinsky directions </text:span>
. There are heavy battles in these areas of churchfront. During the day, there were about 20 fighting.</text:p>
      <text:p text:style-name="P4">
This era, the Russian army struck on the territory of Ukraine another rocket and aviation strike, using 17 shock drones of Iranian production of Shahd and one anti-aircraft managed missile C-300. 43 Aviation strikes and 17 [shelling] were also Russian.(https://www.ukrinform.ua/tag-obstril)From the reactive volley fire systems.</text:p>
      <text:p text:style-name="P4">
<text:span text:style-name="T4">
 Read also: </text:span>
 <text:a xlink:type="simple" xlink:href="https://www.ukrinform.ua/rubric-ato/3735811-vorog-u-cervni-vtrici-posiliv-obstrili-pivnicnogo-prikordonna-ukraini.html" text:style-name="Internet_20_link" text:visited-style-name="Visited_20_Internet_20_Link">
enemy in June three times increased <text:span text:style-name="T4">
 shelling </text:span>
 and Northern Border Border of Ukraine</text:a>
The General Staff emphasizes that the likelihood of rocket and aviation strikers throughout Russia remains high.</text:p>
      <text:p text:style-name="P4">
It is reported that Ukrainian aircraft in total per day made 13 beats of the focus of the focus of the enemy and one by its anti-aircraft missile complex. Units of missile troops and artillery of the Armed Forces, for their part, nine artillery means at the fire positions of the Russians.</text:p>
      <text:p text:style-name="P4">
<text:span text:style-name="T4">
 In Volyn and Polissya directions </text:span>
 The operational situation has been significantly variable. Signs of formation of offensive groups have not been identified. Defined units of the Armed Forces of Belarus perform tasks in borderlines with Ukraine."In the Kupyansk direction, our soldiers keep defense. The enemy's artillery imminulometric shellings have suffered two -year, Western, Kamianka, Kislivka, Berestovo, Figolivka of Kharkiv region," the General Staff said.</text:p>
      <text:p text:style-name="P4">
<text:span text:style-name="T4">
 In the Liman direction </text:span>
 During the day, Russian troops conducted unsuccessful successive actions to the west from the Dibrova of the Luhansk region and the east of the relative Donetsk region. More than 10 painting points, including Nevskoye and Bigorivka, Lugansk region, Torke, Verkhnokaminsk, controversial and Rozdolivka of Donetsk region, were shot here.</text:p>
      <text:p text:style-name="P4">
<text:span text:style-name="T4">
 In the Bakhmut direction </text:span>
 Under the dense fire of aviation and artillery, they have been able to successfully repelled all the attacks in the Berchivka region of Donetsk region. More than 10 inhabited pads were affected by enemy artillery shelling. region.</text:p>
      <text:p text:style-name="P4">
<text:span text:style-name="T5">
!(https://www.ukrinform.ua/rubric-ato/3735696-na-bahmutskomu-ta-limanskomu-napramkah-za-dobu-vidbulosa-ponad-1000-boezitknen-cerevatij.html)</text:span>
<text:span text:style-name="T5">
 In the Avdiivsky direction </text:span>
* Russian invaders kept unsuccessful offensives in the area of Pervomaisk Donetsk region, there they also inflicted an aircraft shot. Also beaten from aviation in the area of Avdiivka, from artillery fired more than 10 settlements, including Berdychi, Lastokne and Avdiivka of Donetsk region.</text:p>
      <text:p text:style-name="P4">
<text:span text:style-name="T4">
 In the Mariinsky direction </text:span>
 Defense forces continue to restrain Nastprostian troops in the Marinka area. More than 10 settlements also suffered enemy shelling, among them - Krasnogorivka, Marinka, Victory Tageorgiyivka of Donetsk region.</text:p>
      <text:p text:style-name="P4">
<text:span text:style-name="T4">
 In the mineral direction </text:span>
 the Russians conducted unsuccessful offensive actions in Rivmivkaivka, Donetsk region, fired at Paraskovka, Novomykhailivka, Novoukrainka, Blessed and Epiphany.</text:p>
      <text:p text:style-name="P4">
<text:span text:style-name="T4">
 In Zaporizhzhya and Kherson directions </text:span>
 The Russian army concentrates basic efforts to prevent further promotion of defense forces. From the aviation, the ashes were beaten in the areas of the Little Tokmachka of Zaporizhzhya region and the Grozovo Cherson region.</text:p>
      <text:p text:style-name="P4">
More than 20 painting points were suffering from the artillery blows of the enemy in these two directions, among them - free field, small Tokmachka, Gulyaypole, Railway and Whitewaffa, Zaporizhzhya region, Kherson, Antonovka, Tyaginka, Chernobayivka and Mykilsk Kherson region.</text:p>
      <text:p text:style-name="P4">
News Source: <text:a xlink:type="simple" xlink:href="https://www.ukrinform.ua/rubric-ato/3735934-na-pivdni-trivae-nastup-sili-oboroni-zakripluutsa-na-zajnatih-rubezah.html" text:style-name="Internet_20_link" text:visited-style-name="Visited_20_Internet_20_Link">
https://www.ukrinform.ua/rubric-ato/3735934-na-pivdni-trivae-nastup-sili-oboroni-zakripluutsa-na-zajnatih-rubezah.html</text:a>
</text:p>
      <!--NEWS-->
      <text:h text:style-name="P10" text:outline-level="1">
<text:span text:style-name="T4">
Erdogan says Putin "shares thought" on the continuation of the grain agreement</text:span>
</text:h>
      <text:p text:style-name="P4">
Authors: Ukrinform (Person)</text:p>
      <text:p text:style-name="P4">
Publisher: Укринформ (Organization)</text:p>
      <text:p text:style-name="P4">
Published Time: 2023-07-14T19:30:43+03:00</text:p>
      <text:p text:style-name="P4">
Modified Time: 2023-07-14T19:30:43+03:00</text:p>
      <text:p text:style-name="P4">
Description: Turkish President Recep TaiP Erdogan said he shares his opinion with Russian President Vladimir Putin, about an agreement that allows the export of Ukrainian grain through the Black Sea to continue the need to continue it. - Ukrinform.</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Путін', 'зерновий коридор']</text:p>
      <text:p text:style-name="P4">
Type: Article</text:p>
      <!--METADATA-->
      <text:p text:style-name="P4">
<draw:frame draw:style-name="fr1" draw:name="Image33" text:anchor-type="as-char" svg:width="6.9236in" svg:height="3.956343in" draw:z-index="0">
<draw:image xlink:href="../Images/yкринформ/2023-07-14T19-30-43-03-00/630_360_1685339211-646.jpg" xlink:type="simple" xlink:show="embed" xlink:actuate="onLoad" draw:mime-type="image/jpeg"/>
</draw:frame>
Presidential Region Rezhep TaiP Erdogan said he shares his opinion with Russian President Putin, about an agreement that allows the export of the Ukrainian grain to the Black Sea, to continue the need to continue it.</text:p>
      <text:p text:style-name="P4">
About it reports Ukrinform with reference to <text:a xlink:type="simple" xlink:href="https://www.dailysabah.com/business/economy/erdogan-says-putin-agrees-with-me-on-black-sea-grain-deal-renewal" text:style-name="Internet_20_link" text:visited-style-name="Visited_20_Internet_20_Link">
Daily Sabah</text:a>
.</text:p>
      <text:p text:style-name="P4">
“У п’ятницю Президент Реджеп Тайїп Ердоган заявив, що він поділяє думку зпрезидентом Росії Володимиром Путіним, щодо угоди, яка дозволяє експортукраїнського зерна через Чорне море, щодо потреби її продовжити, після того,як наступного тижня спливе термін її дії”, - йдеться у повідомленні.</text:p>
      <text:p text:style-name="P4">
<text:span text:style-name="T4">
Читайте також:</text:span>
 <text:a xlink:type="simple" xlink:href="https://www.ukrinform.ua/rubric-economy/3735873-erdogan-zaaviv-so-putin-pogodivsa-na-prodovzenna-zernovoi-ugodi-afp.html" text:style-name="Internet_20_link" text:visited-style-name="Visited_20_Internet_20_Link">
 <text:span text:style-name="T4">
Ердоган</text:span>
 заявив, що Путін погодився на продовженнязернової угоди - ЗМІ </text:a>
It is noted that when acting to journalists, Erdogan expressed his hope that thanks to the efforts of the UN and Turkey, the agreement would be extended from July 17, which is a term.</text:p>
      <text:p text:style-name="P4">
According to Ukrinform, the Black Sea Grain Agreement was concluded in July 2022. For this purpose, two documents were signed: with the participation of the UN, Turkey of IUUkraine, and separately - the UN, Turkey and Russia.</text:p>
      <text:p text:style-name="P4">
Putin has repeatedly threatened not to continue to continue the agreement, demanding that sanctions and obstacles to Russian exports.</text:p>
      <text:p text:style-name="P4">
<text:span text:style-name="T4">
 Read also: </text:span>
 <text:a xlink:type="simple" xlink:href="https://www.ukrinform.ua/rubric-economy/3735404-guterres-proponue-putinu-prodovziti-zernovu-ugodu-v-obmin-na-dostup-do-swift-banku-rf-reuters.html" text:style-name="Internet_20_link" text:visited-style-name="Visited_20_Internet_20_Link">
Guterrash proposes Putin to continue "<text:span text:style-name="T4">
 grain </text:span>
 Vu agreement" in exchange for access to SWIFT Bank of the Russian Federation - Reuters</text:a>
The European Commission helps the United Nations and Turkey with an attempt to make an agreement and be ready to "consider all decisions", said on Thursday a spokesman of the European Union.</text:p>
      <text:p text:style-name="P4">
Nowadays, Moscow's main requirement is the restoration of access to the "Rosselhozbank" of the International Interbank Network, from which the EU excluded Russia in June2022 for invasion of Russia into Ukraine.</text:p>
      <text:p text:style-name="P4">
The EU considers the possibility of connecting a subsidiary of Rosselhozbank, which will allow transactions with grain and fertilizers.The day before, Putin stated that none of the terms of Moscow had been fulfilled for the more part of the agreement.</text:p>
      <text:p text:style-name="P4">
On July 17, the grain agreement expires. Russia has stated that it did not have to continue it and demands that it be removed from the sanctions and starting its goods.</text:p>
      <text:p text:style-name="P4">
Photo: Getty Images</text:p>
      <text:p text:style-name="P4">
News Source: <text:a xlink:type="simple" xlink:href="https://www.ukrinform.ua/rubric-economy/3735936-erdogan-kaze-so-putin-podilae-dumku-sodo-prodovzenna-zernovoi-ugodi.html" text:style-name="Internet_20_link" text:visited-style-name="Visited_20_Internet_20_Link">
https://www.ukrinform.ua/rubric-economy/3735936-erdogan-kaze-so-putin-podilae-dumku-sodo-prodovzenna-zernovoi-ugodi.html</text:a>
</text:p>
      <!--NEWS-->
      <text:h text:style-name="P10" text:outline-level="1">
<text:span text:style-name="T4">
GUR has sources in Putin's close to Putin - Budanov</text:span>
</text:h>
      <text:p text:style-name="P4">
Authors: Ukrinform (Person)</text:p>
      <text:p text:style-name="P4">
Publisher: Укринформ (Organization)</text:p>
      <text:p text:style-name="P4">
Published Time: 2023-07-14T19:35:06+03:00</text:p>
      <text:p text:style-name="P4">
Modified Time: 2023-07-14T19:35:06+03:00</text:p>
      <text:p text:style-name="P4">
Description: The head of the Main Directorate of Intelligence of the Ministry of Defense of Ukraine Kirill Budanov stated that the department has "sources" close to the Russian President Vladimir Putin. - Ukrinform.</text:p>
      <text:p text:style-name="P4">
Images: ['<text:a xlink:type="simple" xlink:href="https://static.ukrinform.com/photos/2023_04/thumb_files/630_360_1682089495-883.jpg" text:style-name="Internet_20_link" text:visited-style-name="Visited_20_Internet_20_Link">
630_360_16820...</text:a>
']</text:p>
      <text:p text:style-name="P4">
Tags: ['Путін', 'Розвідка', 'Буданов']</text:p>
      <text:p text:style-name="P4">
Type: Article</text:p>
      <!--METADATA-->
      <text:p text:style-name="P4">
<draw:frame draw:style-name="fr1" draw:name="Image34" text:anchor-type="as-char" svg:width="6.9236in" svg:height="3.956343in" draw:z-index="0">
<draw:image xlink:href="../Images/yкринформ/2023-07-14T19-35-06-03-00/630_360_1682089495-883.jpg" xlink:type="simple" xlink:show="embed" xlink:actuate="onLoad" draw:mime-type="image/jpeg"/>
</draw:frame>
The head of the intelligence department of the Ministry of Defense of Ukraine Cyril Budanzhavanovayawajuzayauzayauzayauzayauzayauzayauzayauzayauzayauzayauzayauzayauzayauzayauzayauzayauzayauzayauzayauzaya that the department has "sources" close to the President of Russia Vladimirputin.</text:p>
      <text:p text:style-name="P4">
He said this in an interview with <text:a xlink:type="simple" xlink:href="https://www.reuters.com/world/europe/ukraines-spymaster-comes-out-shadows-2023-07-14/" text:style-name="Internet_20_link" text:visited-style-name="Visited_20_Internet_20_Link">
Reuters</text:a>
, reports Ukrinform.</text:p>
      <text:p text:style-name="P4">
“We have our sources. In the nearest offices(to Putin - ed.), so bad. That is why we usually know what is happening, ”said GUR head.</text:p>
      <text:p text:style-name="P4">
<text:span text:style-name="T4">
 Read also: </text:span>
 <text:a xlink:type="simple" xlink:href="https://www.ukrinform.ua/rubric-ato/3734116-vagnerivci-pid-cas-zakolotu-v-rf-distalisa-do-adernoi-bazi-voroniz45-budanov.html" text:style-name="Internet_20_link" text:visited-style-name="Visited_20_Internet_20_Link">
"Wagnerivtsi" during the rebellion in the Russian Federation reached the nuclear tank "Voronezh-45"-<text:span text:style-name="T4">
 Budanov </text:span>
</text:a>
He noted that he accurately predicted a full -scale invasion of Russia before its beginning.</text:p>
      <text:p text:style-name="P4">
At the same time, Budanov noted that today the intelligence leader cannot remain a media space.</text:p>
      <text:p text:style-name="P4">
“It is impossible without this, no longer. And all subsequent wars will look like this. In any country in the world. We can say that we are setting a trend here, ”said.</text:p>
      <text:p text:style-name="P4">
<text:span text:style-name="T4">
 Read also: </text:span>
 <text:a xlink:type="simple" xlink:href="https://www.ukrinform.ua/rubric-ato/3732061-zagroza-na-zaes-pocinae-spadati-budanov.html" text:style-name="Internet_20_link" text:visited-style-name="Visited_20_Internet_20_Link">
threat to the ZPP begins to fall - <text:span text:style-name="T4">
 Budanov </text:span>
</text:a>
The head of Ukrainian intelligence also noted that Ukraine has made conclusions about the need to bring information to the population after Russia's occupation of the part of the partial and Luhansk regions and the Crimea Peninsula in 2014.</text:p>
      <text:p text:style-name="P4">
“We lost the information war in 2014. And the war that has begun(Full -scale invasion of the Russian Federation - ed.), we started quite differently. And the innovations lose the information battle, ”Budanov said.</text:p>
      <text:p text:style-name="P4">
As reported by Ukrinform, the head of the Main Directorate of Intelligence Ministry of Defense Budanov stated that Russian society is preparing the reality in which the country was in the country.</text:p>
      <text:p text:style-name="P4">
Photo: GUR Ministry of Defense</text:p>
      <text:p text:style-name="P4">
News Source: <text:a xlink:type="simple" xlink:href="https://www.ukrinform.ua/rubric-ato/3735937-gur-mae-dzerela-u-najblizcih-do-putina-kabinetah-budanov.html" text:style-name="Internet_20_link" text:visited-style-name="Visited_20_Internet_20_Link">
https://www.ukrinform.ua/rubric-ato/3735937-gur-mae-dzerela-u-najblizcih-do-putina-kabinetah-budanov.html</text:a>
</text:p>
      <!--NEWS-->
      <text:h text:style-name="P10" text:outline-level="1">
<text:span text:style-name="T4">
The Government has approved the order of formation of a pool of privatization objects</text:span>
</text:h>
      <text:p text:style-name="P4">
Authors: Ukrinform (Person)</text:p>
      <text:p text:style-name="P4">
Publisher: Укринформ (Organization)</text:p>
      <text:p text:style-name="P4">
Published Time: 2023-07-14T19:44:22+03:00</text:p>
      <text:p text:style-name="P4">
Modified Time: 2023-07-14T19:44:22+03:00</text:p>
      <text:p text:style-name="P4">
Description: The government has introduced a new tool for attracting investors - a pool of state objects as the only privatization object. - Ukrinform.</text:p>
      <text:p text:style-name="P4">
Images: ['<text:a xlink:type="simple" xlink:href="https://static.ukrinform.com/photos/2018_08/thumb_files/630_360_1535442526-2057.jpg" text:style-name="Internet_20_link" text:visited-style-name="Visited_20_Internet_20_Link">
630_360_15354...</text:a>
']</text:p>
      <text:p text:style-name="P4">
Tags: ['Аукціон', 'ФДМУ', 'Кабмін', 'Приватизація']</text:p>
      <text:p text:style-name="P4">
Type: Article</text:p>
      <!--METADATA-->
      <text:p text:style-name="P4">
<draw:frame draw:style-name="fr1" draw:name="Image35" text:anchor-type="as-char" svg:width="6.9236in" svg:height="3.956343in" draw:z-index="0">
<draw:image xlink:href="../Images/yкринформ/2023-07-14T19-44-22-03-00/630_360_1535442526-2057.jpg" xlink:type="simple" xlink:show="embed" xlink:actuate="onLoad" draw:mime-type="image/jpeg"/>
</draw:frame>
The government has offered a new tool for attracting investors - a pool of state object objects as the only object of privatization.</text:p>
      <text:p text:style-name="P4">
About it reports the State Property Fund of Ukraine in <text:a xlink:type="simple" xlink:href="https://www.facebook.com/spfu.gov.ua/posts/pfbid035R4aVWkdDBFe4BQSesqeetkQQE4cVg1s8mmF2xbm6NYC41BoAe8424WP8hq94oUXl" text:style-name="Internet_20_link" text:visited-style-name="Visited_20_Internet_20_Link">
Facebook</text:a>
, reports Ukrinform.</text:p>
      <text:p text:style-name="P4">
“The government has introduced a new tool to attract investors in <text:a xlink:type="simple" xlink:href="https://www.ukrinform.ua/tag-privatizacia" text:style-name="Internet_20_link" text:visited-style-name="Visited_20_Internet_20_Link">
privatization</text:a>
. From now on, the SPFU will be able to form the separate pools of state assets for further privatization, ”the Verification said.</text:p>
      <text:p text:style-name="P4">
The said procedure provides that the pool is formed from the following privatization objects: single property complexes of state or municipal enterprises, in particular, the single property complexes that are leased and packages of shares(particles)belonging to the state or territorial community in the authorized capital of the economic companies.</text:p>
      <text:p text:style-name="P4">
<text:span text:style-name="T4">
 Read also: </text:span>
 <text:a xlink:type="simple" xlink:href="https://www.ukrinform.ua/rubric-economy/3734502-fond-derzmajna-prodae-perse-konfiskovane-u-rosian-pidpriemstvo.html" text:style-name="Internet_20_link" text:visited-style-name="Visited_20_Internet_20_Link">
The State Property Fund sells the first confiscated to the Russian enterprise</text:a>
According to SPFU, pools will be formed from enterprises that work the water industry of the economy. The products of one of them can be a raw material for the other.</text:p>
      <text:p text:style-name="P4">
The main purpose of the new tool is to increase the interest of businesses in government assets. According to the Fund, it is possible to privatize vertically integrated businesses instead of buying disparate objects investors who are interested in the implementation of large -scale projects with millions of investments.</text:p>
      <text:p text:style-name="P4">
The new mechanism can be used during small and large privatization.</text:p>
      <text:p text:style-name="P4">
It was reported, <text:a xlink:type="simple" xlink:href="https://www.ukrinform.ua/rubric-economy/3731826-fond-derzmajna-z-pocatku-roku-zaluciv-182-milarda-vid-privatizacijnih-aukcioniv.html" text:style-name="Internet_20_link" text:visited-style-name="Visited_20_Internet_20_Link">
the State Property Fund of Ukraine in January - June 2023 was 210 privatization auctions</text:a>
The volume attracted UAH 1.82 billion to the state budget.</text:p>
      <text:p text:style-name="P4">
News Source: <text:a xlink:type="simple" xlink:href="https://www.ukrinform.ua/rubric-economy/3735940-urad-zatverdiv-poradok-formuvanna-pulu-obektiv-privatizacii.html" text:style-name="Internet_20_link" text:visited-style-name="Visited_20_Internet_20_Link">
https://www.ukrinform.ua/rubric-economy/3735940-urad-zatverdiv-poradok-formuvanna-pulu-obektiv-privatizacii.html</text:a>
</text:p>
      <!--NEWS-->
      <text:h text:style-name="P10" text:outline-level="1">
<text:span text:style-name="T4">
French Ambassador presented Zabuzhko and Sentsov's award - the Order of Honorary Legion</text:span>
</text:h>
      <text:p text:style-name="P4">
Authors: Ukrinform (Person)</text:p>
      <text:p text:style-name="P4">
Publisher: Укринформ (Organization)</text:p>
      <text:p text:style-name="P4">
Published Time: 2023-07-14T19:53:00+03:00</text:p>
      <text:p text:style-name="P4">
Modified Time: 2023-07-14T19:53:00+03:00</text:p>
      <text:p text:style-name="P4">
Description: French Ambassador Etien de Possen presented the writer and publicist Oksana Zabuzhko and director and writer, serviceman of the Armed Forces of Ukraine Oleg Sentsov the highest award of France - the Order of Honorary Legion. - Ukrinform.</text:p>
      <text:p text:style-name="P4">
Images: ['<text:a xlink:type="simple" xlink:href="https://static.ukrinform.com/photos/2023_07/thumb_files/630_360_1689353396-178.jpg" text:style-name="Internet_20_link" text:visited-style-name="Visited_20_Internet_20_Link">
630_360_16893...</text:a>
', '<text:a xlink:type="simple" xlink:href="https://static.ukrinform.com/photos/2023_07/1689353395-178.jpg" text:style-name="Internet_20_link" text:visited-style-name="Visited_20_Internet_20_Link">
1689353395-17...</text:a>
', '<text:a xlink:type="simple" xlink:href="https://static.ukrinform.com/photos/2023_07/1689353395-530.jpg" text:style-name="Internet_20_link" text:visited-style-name="Visited_20_Internet_20_Link">
1689353395-53...</text:a>
', '<text:a xlink:type="simple" xlink:href="https://static.ukrinform.com/photos/2023_07/1689353394-184.jpg" text:style-name="Internet_20_link" text:visited-style-name="Visited_20_Internet_20_Link">
1689353394-18...</text:a>
']</text:p>
      <text:p text:style-name="P4">
Tags: ['Франція', 'Сенцов', 'Забужко']</text:p>
      <text:p text:style-name="P4">
Type: Article</text:p>
      <!--METADATA-->
      <text:p text:style-name="P4">
<draw:frame draw:style-name="fr1" draw:name="Image36" text:anchor-type="as-char" svg:width="6.9236in" svg:height="3.956343in" draw:z-index="0">
<draw:image xlink:href="../Images/yкринформ/2023-07-14T19-53-00-03-00/630_360_1689353396-178.jpg" xlink:type="simple" xlink:show="embed" xlink:actuate="onLoad" draw:mime-type="image/jpeg"/>
</draw:frame>
Etienne de Possen's Salfranium presented the writer and publicist Oksana Zabuzhko Tarazer and the writer, the serviceman of the Armed Forces of Ukraine Oleg Sentsovunovunite France - the Order of Honor of Honorary Legion.</text:p>
      <text:p text:style-name="P4">
According to the Ukrinform correspondent, the solemn award ceremony was given in the National Reserve "Sofia Kyivska" on Friday, July 14.</text:p>
      <text:p text:style-name="P4">
Turning to Oksana Zabuzhko, the French ambassador noted that the date chosen to order this award is symbolic - today France celebrates the National Holy, as well as the Day of Freedom.</text:p>
      <text:p text:style-name="P4">
<draw:frame draw:style-name="fr1" draw:name="Image37" text:anchor-type="as-char" svg:width="6.9236in" svg:height="9.225056in" draw:z-index="0">
<draw:image xlink:href="../Images/yкринформ/2023-07-14T19-53-00-03-00/1689353395-178.jpg" xlink:type="simple" xlink:show="embed" xlink:actuate="onLoad" draw:mime-type="image/jpeg"/>
</draw:frame>
"Today we want to honor, mark and congratulate the symbolic image of Ukrainian freedom and, perhaps, the very figure of an independent Ukraine, which is fighting abroad ... In your person we celebrate both the outstanding personality which is tirelessly reminiscent of the values of freedom, tolerance of Tagivian activity. Today, when your country is fighting for 505 days, your voice weighs more than ever ... handing you this award, I want to say that France is standing near Ukraine Ukraine is an independent Ukraine is the one you describe in your works, "said de Posen.</text:p>
      <text:p text:style-name="P4">
<draw:frame draw:style-name="fr1" draw:name="Image38" text:anchor-type="as-char" svg:width="6.9236in" svg:height="9.225056in" draw:z-index="0">
<draw:image xlink:href="../Images/yкринформ/2023-07-14T19-53-00-03-00/1689353395-530.jpg" xlink:type="simple" xlink:show="embed" xlink:actuate="onLoad" draw:mime-type="image/jpeg"/>
</draw:frame>
As for Oleg Sentsov, the diplomat noted that he had long dreamed of getting acquainted personally, and during the illegal five -year imprisonment of Russia, France was all overlooked for the liberation of the prisoner.</text:p>
      <text:p text:style-name="P4">
"Today I congratulate not only the cinema but also the junior lieutenant of armed force Ukraine, because you are a symbol of what France and all of Europe admires - the whole people are opposed to aggression, the whole people in all its diversity are united in order to demand justice, independence and freedom In your person, we also want to thank all those who went to the army with a volunteer, and in general to all those who fight on the fronts, because they are choosing your freedom, and in reality they also fight for our freedom, "the Ambassador of France stressed.</text:p>
      <text:p text:style-name="P4">
<draw:frame draw:style-name="fr1" draw:name="Image39" text:anchor-type="as-char" svg:width="6.9236in" svg:height="9.225056in" draw:z-index="0">
<draw:image xlink:href="../Images/yкринформ/2023-07-14T19-53-00-03-00/1689353394-184.jpg" xlink:type="simple" xlink:show="embed" xlink:actuate="onLoad" draw:mime-type="image/jpeg"/>
</draw:frame>
The Cavaliers of the Order of Honor, in turn, thanked the French republic for this distinction and shared their personal thoughts about the current moment of Ukraine's struggle for victory in the war with Russia.<text:span text:style-name="T4">
 Read also: </text:span>
 <text:a xlink:type="simple" xlink:href="https://www.ukrinform.ua/rubric-culture/3735785-zabuzko-i-sencova-nagorodili-francuzkim-ordenom-pocesnogo-legionu.html" text:style-name="Internet_20_link" text:visited-style-name="Visited_20_Internet_20_Link">
Zabuzhko and <text:span text:style-name="T4">
 Sentsov </text:span>
 And awarded the French Order of Legion</text:a>
As reported by Ukrinform, last year the Order of Honorary Legion was awarded the Ukrainian poetess Lina Kostenko.</text:p>
      <text:p text:style-name="P4">
The Order of Honorary Legion is the highest award in France, which is awarded(The highest award for civilian merit). З-поміж українців цієї відзнаки, зокрема, були удостоєні президентУкраїнського католицького університету Борис Гудзяк, український філософМирослав Попович, перший міністр закордонних справ незалежної України АнатолійЗленко та інші.</text:p>
      <text:p text:style-name="P4">
News Source: <text:a xlink:type="simple" xlink:href="https://www.ukrinform.ua/rubric-culture/3735947-posol-francii-vruciv-zabuzko-i-sencovu-najvisu-francuzku-nagorodu-orden-pocesnogo-legionu.html" text:style-name="Internet_20_link" text:visited-style-name="Visited_20_Internet_20_Link">
https://www.ukrinform.ua/rubric-culture/3735947-posol-francii-vruciv-zabuzko-i-sencovu-najvisu-francuzku-nagorodu-orden-pocesnogo-legionu.html</text:a>
</text:p>
      <!--NEWS-->
      <text:h text:style-name="P10" text:outline-level="1">
<text:span text:style-name="T4">
Pyrotechnics per day were neutralized over 380 explosive items</text:span>
</text:h>
      <text:p text:style-name="P4">
Author: ['АРМІЯINFORM']</text:p>
      <text:p text:style-name="P4">
Time: 2023-07-14T20:00:00-04:00</text:p>
      <text:p text:style-name="P4">
Description: Pirotechnici PIDRODILIA SERVICE OF THE SISSIVELY SITUMENTS PROACH, 13 Lipny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3/oberezhno-miny.jpg" text:style-name="Internet_20_link" text:visited-style-name="Visited_20_Internet_20_Link">
oberezhno-miny.jpg</text:a>
']</text:p>
      <text:p text:style-name="P4">
Tags: ['STOPRUSSIA', 'ВТОРГНЕННЯ РФ', 'ДСНС УКРАЇНИ', 'РОЗМІНУВАННЯ']</text:p>
      <text:p text:style-name="P4">
Category: News</text:p>
      <!--METADATA-->
      <text:p text:style-name="P4">
<draw:frame draw:style-name="fr1" draw:name="Image40" text:anchor-type="as-char" svg:width="6.9236in" svg:height="3.894525in" draw:z-index="0">
<draw:image xlink:href="../Images/AРМІЯINFORM/2023-07-14T20-00-00-04-00/oberezhno-miny.jpg" xlink:type="simple" xlink:show="embed" xlink:actuate="onLoad" draw:mime-type="image/jpeg"/>
</draw:frame>
Illustrative photo</text:p>
      <text:p text:style-name="P4">
Pyrotechnical units of the State Emergency Service of the last day, on July 13, were involved <text:span text:style-name="T4">
 146 </text:span>
 times, found, seized and disposed of <text:span text:style-name="T4">
 381 </text:span>
 a unit of explosive items, surveyed territory area <text:span text:style-name="T4">
 48,65 </text:span>
 hectare.</text:p>
      <text:p text:style-name="P4">
About it <text:a xlink:type="simple" xlink:href="https://www.kmu.gov.ua/news/operatyvna-informatsiia-shchodo-naslidkiv-vedennia-boiovykh-dii-rosiiskoiu-federatsiieiu-ta76-diialnosti-pirotekhnichnykh-pidrozdiliv-dsns" text:style-name="Internet_20_link" text:visited-style-name="Visited_20_Internet_20_Link">
informs</text:a>
Government portal.</text:p>
      <text:p text:style-name="P4">
Also during the day, rescuers made 227 trips to eliminate the consequences of the occupants of settlements and infrastructure. 27 fires were eliminated. Psychological assistance was provided to 50 people.</text:p>
      <text:p text:style-name="P4">
In total, from the beginning of a large -scale military invasion of the Russian Federation of the territory of Ukraine 410 thousand 597 units have been disposed of. Explosive objects 2 thousand 891 kg of explosive, including 3 thousand 45 units. aviation bomb. The territory of more than 91 thousand 224 hectares was surveyed.</text:p>
      <text:p text:style-name="P4">
News Source: <text:a xlink:type="simple" xlink:href="https://armyinform.com.ua/2023/07/14/pirotehniky-za-dobu-zneshkodyly-ponad-380-vybuhonebezpechnyh-predmetiv/" text:style-name="Internet_20_link" text:visited-style-name="Visited_20_Internet_20_Link">
https://armyinform.com.ua/2023/07/14/pirotehniky-za-dobu-zneshkodyly-ponad-380-vybuhonebezpechnyh-predmetiv/</text:a>
</text:p>
      <!--NEWS-->
      <text:h text:style-name="P10" text:outline-level="1">
<text:span text:style-name="T4">
Every success of each of our combat brigade deserves gratitude - Zelensky</text:span>
</text:h>
      <text:p text:style-name="P4">
Authors: Ukrinform (Person)</text:p>
      <text:p text:style-name="P4">
Publisher: Укринформ (Organization)</text:p>
      <text:p text:style-name="P4">
Published Time: 2023-07-14T20:02:00+03:00</text:p>
      <text:p text:style-name="P4">
Modified Time: 2023-07-14T20:02:00+03:00</text:p>
      <text:p text:style-name="P4">
Description: Every thousand meters of advance, every success of each of our combat brigade deserves a gratitude. - Ukrinform.</text:p>
      <text:p text:style-name="P4">
Images: ['<text:a xlink:type="simple" xlink:href="https://static.ukrinform.com/photos/2023_07/thumb_files/630_360_1689354431-687.png" text:style-name="Internet_20_link" text:visited-style-name="Visited_20_Internet_20_Link">
630_360_16893...</text:a>
']</text:p>
      <text:p text:style-name="P4">
Tags: ['Звернення', 'Зеленський']</text:p>
      <text:p text:style-name="P4">
Type: Article</text:p>
      <!--METADATA-->
      <text:p text:style-name="P4">
<draw:frame draw:style-name="fr1" draw:name="Image41" text:anchor-type="as-char" svg:width="6.9236in" svg:height="3.956343in" draw:z-index="0">
<draw:image xlink:href="../Images/yкринформ/2023-07-14T20-02-00-03-00/630_360_1689354431-687.png" xlink:type="simple" xlink:show="embed" xlink:actuate="onLoad" draw:mime-type="image/png"/>
</draw:frame>
To get ahead of progressing forward, every success of each of our combat brigades is grateful.</text:p>
      <text:p text:style-name="P4">
About this in your <text:a xlink:type="simple" xlink:href="https://t.me/V_Zelenskiy_official/6976" text:style-name="Internet_20_link" text:visited-style-name="Visited_20_Internet_20_Link">
traditional treatment</text:a>
President Vladimirzelensky said.</text:p>
      <text:p text:style-name="P4">
_ <text:span text:style-name="T4">
 I wish health, dear Ukrainians and Ukrainians!</text:span>
 _</text:p>
      <text:p text:style-name="P4">
The main thing for today.</text:p>
      <text:p text:style-name="P4">
He spent the meeting - very detailed, focused primarily on the front. Plus everything that is important for this. Projectiles, weapons, equipment. Rationality of use of shells, supply from our partner, Ukrainian production. Logistics.</text:p>
      <text:p text:style-name="P4">
There were, as always on the pond, the reports of our commander: the head, commander of operational directions ... Zaluzhny, Syrsky, Tarnavsky ... Commands of specific sections of the advanced. As well as the Minister of Internal Affairs Klimenko. The head of the Border Service Deyneko. There was an important report to the head of Gurbudanova on the situation in Belarus - we are very careful that it is tamped in terms of safety. As of today, there are no large -scale threats. Our concentration is on the front.</text:p>
      <text:p text:style-name="P4">
We have everyone to understand very clearly - as clearly as possible - that the Russian forces of the southern and eastern lands are invested by all that they can, in order to erupt our warriors. And every thousand meters forward, every successful our combat brigade deserves a gratitude. Everyone who is on the assault is all who reflect hostile assaults are well done, and I am grateful to every warrior!</text:p>
      <text:p text:style-name="P4">
We have not completed the planned international work this week. There will still be important negotiations for Ukraine. And we are already getting ready for the next weeks. We will not reduce our international activity, in particular, the formulas of peace, security guarantees for Ukraine on the path to NATO -speaking with partners on weapons for Ukraine and the sanctions of the anti -propagation. We also prepare new NSDC decisions on sanctions.</text:p>
      <text:p text:style-name="P4">
I continue meetings on transformation of Ukraine. Today is about military education. All the experience of our warriors, all the competencies of Ukrainians and Ukrainian war, our joint with partners, a new experience of defense - all this has to be momointed into the renewed Ukrainian military education.</text:p>
      <text:p text:style-name="P4">
It is clear that this industry at the state level deserves a significant update. It is important that the discussion about such an update is involved in those who infectically protect our country and already train the defenders and defenders of our state.Today he participated in a conversation in America - at a conference with the participation of leaders of the largest and most promising global companies, the largest philanthrops. Investments, jobs in Ukraine, support for our country and people ... Investment has revealed the enormous potential of our country. All it is directed by nanash protection. But when we finish the war, the Ukrainian potential should be invested in Ukrainian development. The world with great interest awaits what this development will be, what Ukraine will give. And this issue is now ironed now in Ukraine, who works for the state, who plans to work for the state ... Everyone and everyone now has to ask themselves. And find answers.</text:p>
      <text:p text:style-name="P4">
Ukraine has become a global force. And should become the force of global development. A sure, so</text:p>
      <text:p text:style-name="P4">
Glory to all who fight for Ukraine!I thank everyone and everyone who protects the state!</text:p>
      <text:p text:style-name="P4">
_<text:span text:style-name="T4">
Glory to Ukraine!</text:span>
 _</text:p>
      <text:p text:style-name="P4">
Photo: op</text:p>
      <text:p text:style-name="P4">
News Source: <text:a xlink:type="simple" xlink:href="https://www.ukrinform.ua/rubric-ato/3735950-kozen-uspih-koznoi-nasoi-bojovoi-brigadi-zaslugovue-na-vdacnist-zelenskij.html" text:style-name="Internet_20_link" text:visited-style-name="Visited_20_Internet_20_Link">
https://www.ukrinform.ua/rubric-ato/3735950-kozen-uspih-koznoi-nasoi-bojovoi-brigadi-zaslugovue-na-vdacnist-zelenskij.html</text:a>
</text:p>
      <!--NEWS-->
      <text:h text:style-name="P10" text:outline-level="1">
<text:span text:style-name="T4">
In Belarus "Wagnerivtsi" train a terroboron</text:span>
</text:h>
      <text:p text:style-name="P4">
Authors: Ukrinform (Person)</text:p>
      <text:p text:style-name="P4">
Publisher: Укринформ (Organization)</text:p>
      <text:p text:style-name="P4">
Published Time: 2023-07-14T20:07:00+03:00</text:p>
      <text:p text:style-name="P4">
Modified Time: 2023-07-14T20:07:00+03:00</text:p>
      <text:p text:style-name="P4">
Description: Wagner PVC fighters in Belarus instruct local terroboron. - Ukrinform.</text:p>
      <text:p text:style-name="P4">
Images: ['<text:a xlink:type="simple" xlink:href="https://static.ukrinform.com/photos/2023_06/thumb_files/630_360_1687599166-278.jpg" text:style-name="Internet_20_link" text:visited-style-name="Visited_20_Internet_20_Link">
630_360_16875...</text:a>
']</text:p>
      <text:p text:style-name="P4">
Tags: ['Білорусь', 'Міноборони', 'ПВК "Вагнера"']</text:p>
      <text:p text:style-name="P4">
Type: Article</text:p>
      <!--METADATA-->
      <text:p text:style-name="P4">
<draw:frame draw:style-name="fr1" draw:name="Image42" text:anchor-type="as-char" svg:width="6.9236in" svg:height="3.956343in" draw:z-index="0">
<draw:image xlink:href="../Images/yкринформ/2023-07-14T20-07-00-03-00/630_360_1687599166-278.jpg" xlink:type="simple" xlink:show="embed" xlink:actuate="onLoad" draw:mime-type="image/jpeg"/>
</draw:frame>
Wagner PVC fighters in Belarus instruct local terroboron.</text:p>
      <text:p text:style-name="P4">
The Belarusian Ministry of Defense reported this in <text:a xlink:type="simple" xlink:href="https://t.me/modmilby/29929" text:style-name="Internet_20_link" text:visited-style-name="Visited_20_Internet_20_Link">
telegram</text:a>
, reports Ukrinform.</text:p>
      <text:p text:style-name="P4">
The post states that the training of units of territorial troops is reflected at a landfill near the city of Osipovichi of the Mogilev region of Belarus.</text:p>
      <text:p text:style-name="P4">
<text:span text:style-name="T4">
 Read also: </text:span>
 <text:a xlink:type="simple" xlink:href="https://www.ukrinform.ua/rubric-ato/3735619-narazi-vagnerivci-ne-berut-ucasti-u-bojovih-diah-v-ukraini-pentagon.html" text:style-name="Internet_20_link" text:visited-style-name="Visited_20_Internet_20_Link">
Currently "<text:span text:style-name="T4">
 Wagner </text:span>
 Ivtsi" do not participate in hostilities in Ukraine - Pentagon</text:a>
"The conscripts acquire the skills of moving on the battlefield and tactical firing, knowledge of engineering training and tactical medicine," - declare the Ubellorussian department.</text:p>
      <text:p text:style-name="P4">
As reported by Ukrinform, on July 6, Alexander Lukashenko stated that he was ready to conquer Wagner PEC in Belarus.</text:p>
      <text:p text:style-name="P4">
*!(https://www.ukrinform.ua/rubric-world/3735461-putin-vidklav-risenna-pro-poizdku-na-samit-briks-cerez-pohid-vagnerivciv-zmi.html)ISW believes that Lukashenko hopes to strengthen his army with the mercenaries of Wagner PEC, who arrive in Belarus after trying to arrange a rebellion in the Russian Federation.</text:p>
      <text:p text:style-name="P4">
News Source: <text:a xlink:type="simple" xlink:href="https://www.ukrinform.ua/rubric-world/3735948-u-bilorusi-vagnerivcitrenuut-teroboronu.html" text:style-name="Internet_20_link" text:visited-style-name="Visited_20_Internet_20_Link">
https://www.ukrinform.ua/rubric-world/3735948-u-bilorusi-vagnerivcitrenuut-teroboronu.html</text:a>
</text:p>
      <!--NEWS-->
      <text:h text:style-name="P10" text:outline-level="1">
<text:span text:style-name="T4">
Grain initiative should be extended for food security - Blinken</text:span>
</text:h>
      <text:p text:style-name="P4">
Authors: Ukrinform (Person)</text:p>
      <text:p text:style-name="P4">
Publisher: Укринформ (Organization)</text:p>
      <text:p text:style-name="P4">
Published Time: 2023-07-14T20:14:24+03:00</text:p>
      <text:p text:style-name="P4">
Modified Time: 2023-07-14T20:14:24+03:00</text:p>
      <text:p text:style-name="P4">
Description: US Secretary of State Anthony Blinken stressed the need to continue and expand the Black Sea Grain Initiative, as this is important for many developing countries, as well as for global food security as a whole. - Ukrinform.</text:p>
      <text:p text:style-name="P4">
Images: ['<text:a xlink:type="simple" xlink:href="https://static.ukrinform.com/photos/2022_09/thumb_files/630_360_1662653521-497.jpg" text:style-name="Internet_20_link" text:visited-style-name="Visited_20_Internet_20_Link">
630_360_16626...</text:a>
']</text:p>
      <text:p text:style-name="P4">
Tags: ['Україна', 'Держдеп', 'Росія', 'Блінкен', 'Війна з Росією', 'зерновий коридор']</text:p>
      <text:p text:style-name="P4">
Type: Article</text:p>
      <!--METADATA-->
      <text:p text:style-name="P4">
<draw:frame draw:style-name="fr1" draw:name="Image43" text:anchor-type="as-char" svg:width="6.9236in" svg:height="3.956343in" draw:z-index="0">
<draw:image xlink:href="../Images/yкринформ/2023-07-14T20-14-24-03-00/630_360_1662653521-497.jpg" xlink:type="simple" xlink:show="embed" xlink:actuate="onLoad" draw:mime-type="image/jpeg"/>
</draw:frame>
US Secretary of State Anthony Blinken emphasized the need to continue and expand the Black Sea Grain Initiative, as this is important for developing many developing countries, as well as for global food security as a whole.</text:p>
      <text:p text:style-name="P4">
He stated this on Friday in Jakarta, where he participates in the ASEAN ministerial, reports Ukrinform his own correspondent.</text:p>
      <text:p text:style-name="P4">
“Russia's invading war against Ukraine continues to harm not only Ukrainians but also people throughout the region. It is important that we continue and expand the grain initiative, which Russia is threatened with termination on July 18, ”the head of the State Department [USA] emphasized.(https://www.ukrinform.ua/tag-ssa).</text:p>
      <text:p text:style-name="P4">
He stressed that in the case of Moscow, these threats will suffer many developing countries. They will feel even more food shortages and raising products.</text:p>
      <text:p text:style-name="P4">
<text:span text:style-name="T4">
 Read also: </text:span>
 <text:a xlink:type="simple" xlink:href="https://www.ukrinform.ua/rubric-economy/3735590-stati-vidilaut-100-miljoniv-na-novu-programu-prodovolcoi-bezpeki.html" text:style-name="Internet_20_link" text:visited-style-name="Visited_20_Internet_20_Link">
States allocate $ 100 million for new program management security</text:a>
"While we are working on the expansion of the initiative, we are also ready to support a fair and strong peace in the conflict on the basis of the principles of severity, territorial integrity and independence - the principles that are the Ensomal of the UN Charter and the ASEAN Treaty," the US Department of State said.</text:p>
      <text:p text:style-name="P4">
<text:span text:style-name="T4">
 Read also: </text:span>
 <text:a xlink:type="simple" xlink:href="https://www.ukrinform.ua/rubric-economy/3735936-erdogan-kaze-so-putin-podilae-dumku-sodo-prodovzenna-zernovoi-ugodi.html" text:style-name="Internet_20_link" text:visited-style-name="Visited_20_Internet_20_Link">
Erdogan says Putin "shares opinion" on the continuation of <text:span text:style-name="T4">
 grain </text:span>
 its agreement</text:a>
He also noted that he discussed this issue with the head of Chinese diplomacy during a meeting in the capital of Indonesia. In this context, Blinken emphasized that the pins are ready to work with Beijing to solve problems that are being agreed in the United States, China and around the world.</text:p>
      <text:p text:style-name="P4">
According to Ukrinform, US Secretary of State Anthony Blinken and the head of the Office of the Communist Party of China in Van Foreign Affairs for the second time <text:a xlink:type="simple" xlink:href="https://www.ukrinform.ua/rubric-world/3735608-deeskalacia-miz-ssa-ta-kitaem-entoni-blinken-i-van-i-pospilkuvalisa-vdruge-za-misac.html" text:style-name="Internet_20_link" text:visited-style-name="Visited_20_Internet_20_Link">
held a meeting</text:a>
Talking on the fields of the Summit of the Southeast Asia State Association(Theness)in the capital of Indonesia.</text:p>
      <text:p text:style-name="P4">
News Source: <text:a xlink:type="simple" xlink:href="https://www.ukrinform.ua/rubric-economy/3735954-zernova-iniciativa-mae-buti-rozsirena-zadla-prodovolcoi-bezpeki-blinken.html" text:style-name="Internet_20_link" text:visited-style-name="Visited_20_Internet_20_Link">
https://www.ukrinform.ua/rubric-economy/3735954-zernova-iniciativa-mae-buti-rozsirena-zadla-prodovolcoi-bezpeki-blinken.html</text:a>
</text:p>
      <!--NEWS-->
      <text:h text:style-name="P10" text:outline-level="1">
<text:span text:style-name="T4">
There are no large -scale threats from Belarus today - President</text:span>
</text:h>
      <text:p text:style-name="P4">
Authors: Ukrinform (Person)</text:p>
      <text:p text:style-name="P4">
Publisher: Укринформ (Organization)</text:p>
      <text:p text:style-name="P4">
Published Time: 2023-07-14T20:18:00+03:00</text:p>
      <text:p text:style-name="P4">
Modified Time: 2023-07-14T20:18:00+03:00</text:p>
      <text:p text:style-name="P4">
Description: According to Ukrainian intelligence, there is no large -scale threat from Belarus today. - Ukrinform.</text:p>
      <text:p text:style-name="P4">
Images: ['<text:a xlink:type="simple" xlink:href="https://static.ukrinform.com/photos/2023_07/thumb_files/630_360_1688722821-533.jpg" text:style-name="Internet_20_link" text:visited-style-name="Visited_20_Internet_20_Link">
630_360_16887...</text:a>
']</text:p>
      <text:p text:style-name="P4">
Tags: ['Білорусь', 'Зеленський', 'Війна з Росією']</text:p>
      <text:p text:style-name="P4">
Type: Article</text:p>
      <!--METADATA-->
      <text:p text:style-name="P4">
<draw:frame draw:style-name="fr1" draw:name="Image44" text:anchor-type="as-char" svg:width="6.9236in" svg:height="3.956343in" draw:z-index="0">
<draw:image xlink:href="../Images/yкринформ/2023-07-14T20-18-00-03-00/630_360_1688722821-533.jpg" xlink:type="simple" xlink:show="embed" xlink:actuate="onLoad" draw:mime-type="image/jpeg"/>
</draw:frame>
There is no large -scale threat from Belarus today.</text:p>
      <text:p text:style-name="P4">
This was said in <text:a xlink:type="simple" xlink:href="https://t.me/V_Zelenskiy_official/6976" text:style-name="Internet_20_link" text:visited-style-name="Visited_20_Internet_20_Link">
video address</text:a>
President Volodymyr Zelenskyy, Ukrinform correspondent reports.</text:p>
      <text:p text:style-name="P4">
According to the Head of State, during the meeting of the Supreme High Commander on the Front on Friday heard the report of the Main Directorate of Intelligence of the Ministry of Defense Kiril Budanov.</text:p>
      <text:p text:style-name="P4">
<text:span text:style-name="T4">
 Read also: </text:span>
 <text:a xlink:type="simple" xlink:href="https://www.ukrinform.ua/rubric-ato/3735762-prosuvanna-ta-oborona-zsu-zelenskij-proviv-zasidanna-stavki.html" text:style-name="Internet_20_link" text:visited-style-name="Visited_20_Internet_20_Link">
Promotion and Defense of the Armed Forces: Zelensky held a meeting <text:span text:style-name="T4">
 Bid </text:span>
 and</text:a>
“There was an important report of GUR Budanov's head on the situation in the territory of Belarus - we are very careful about what is happening there in terms of security. There are no large -scale threats today. Our full concentration is on the front, ”Zelensky said.</text:p>
      <text:p text:style-name="P4">
He stressed that Russian troops in the south and east are trying in every possible way to imprison the Ukrainian forces.</text:p>
      <text:p text:style-name="P4">
“And every thousand meters of advancement, every success of each of our combat brigade deserves a gratitude. Everyone who is on the assault, everyone who reflects the assault is young people, and I am grateful to every warrior!” - the president emphasized.</text:p>
      <text:p text:style-name="P4">
<text:span text:style-name="T4">
 Read also: </text:span>
 [every success of each of our combat brigade deserves a puzzling - <text:span text:style-name="T4">
 Zelensk </text:span>
 s(https://www.ukrinform.ua/rubric-ato/3735950-kozen-uspih-koznoi-nasoi-bojovoi-brigadi-zaslugovue-na-vdacnist-zelenskij.html)According to the General Staff of the Armed Forces, on the Melitopol and Berdyansk, the forces of defense of Ukraine continue to conduct the offensive operations are stamped on the reached boundaries, heavy fights continue in the eastern directions.</text:p>
      <text:p text:style-name="P4">
Photo: op</text:p>
      <text:p text:style-name="P4">
News Source: <text:a xlink:type="simple" xlink:href="https://www.ukrinform.ua/rubric-ato/3735956-masstabnih-zagroz-z-boku-bilorusi-na-sogodni-nemae-prezident.html" text:style-name="Internet_20_link" text:visited-style-name="Visited_20_Internet_20_Link">
https://www.ukrinform.ua/rubric-ato/3735956-masstabnih-zagroz-z-boku-bilorusi-na-sogodni-nemae-prezident.html</text:a>
</text:p>
      <!--NEWS-->
      <text:h text:style-name="P10" text:outline-level="1">
<text:span text:style-name="T4">
Azovstali's defense commanders were returned to Ukraine when such an opportunity appeared - Yermak</text:span>
</text:h>
      <text:p text:style-name="P4">
Authors: Ukrinform (Person)</text:p>
      <text:p text:style-name="P4">
Publisher: Укринформ (Organization)</text:p>
      <text:p text:style-name="P4">
Published Time: 2023-07-14T20:24:00+03:00</text:p>
      <text:p text:style-name="P4">
Modified Time: 2023-07-14T20:24:00+03:00</text:p>
      <text:p text:style-name="P4">
Description: Azovstal metallurgical commander was returned from Turkey to Ukraine when such an opportunity appeared. - Ukrinform.</text:p>
      <text:p text:style-name="P4">
Images: ['<text:a xlink:type="simple" xlink:href="https://static.ukrinform.com/photos/2023_07/thumb_files/630_360_1688826082-310.jpg" text:style-name="Internet_20_link" text:visited-style-name="Visited_20_Internet_20_Link">
630_360_16888...</text:a>
']</text:p>
      <text:p text:style-name="P4">
Tags: ['Азовсталь', 'Туреччина', 'Єрмак']</text:p>
      <text:p text:style-name="P4">
Type: Article</text:p>
      <!--METADATA-->
      <text:p text:style-name="P4">
<draw:frame draw:style-name="fr1" draw:name="Image45" text:anchor-type="as-char" svg:width="6.9236in" svg:height="3.956343in" draw:z-index="0">
<draw:image xlink:href="../Images/yкринформ/2023-07-14T20-24-00-03-00/630_360_1688826082-310.jpg" xlink:type="simple" xlink:show="embed" xlink:actuate="onLoad" draw:mime-type="image/jpeg"/>
</draw:frame>
Azovstal metallurgical commander was returned from Turkey to Ukraine when this opportunity appeared.</text:p>
      <text:p text:style-name="P4">
The head of the Presidential Office Andriy Yermak reported this during communication by Zavurnalists, Ukrinform correspondent reports.</text:p>
      <text:p text:style-name="P4">
"We talked with the guys every week. They always asked when they could turn home," Yermak said.</text:p>
      <text:p text:style-name="P4">
<text:span text:style-name="T4">
 Read also: </text:span>
 <text:a xlink:type="simple" xlink:href="https://www.ukrinform.ua/rubric-polytics/3735039-erdogan-prokomentuvav-povernenna-v-ukrainu-zahisnikiv-azovstali.html" text:style-name="Internet_20_link" text:visited-style-name="Visited_20_Internet_20_Link">
Erdogan commented on the return to Ukraine "<text:span text:style-name="T4">
 Azovsta </text:span>
 Li"</text:a>
He stressed that the return of commanders occurred when it appeared. According to the head of the OP, this happened thanks to the agreements of the presidents of Ukraine Volodymyr Zelensky and Turkey Recep Tayipaerdogan.</text:p>
      <text:p text:style-name="P4">
At the same time, Yermak noted that he did not know whether Erdogan informed the head of the Russian Federation of Vladimir Putin about the return of the Azovstali defense commanders of Dukraina.</text:p>
      <text:p text:style-name="P4">
*!(https://www.ukrinform.ua/rubric-ato/3734074-povernenna-zahisnikiv-z-azovstali-ak-erdogan-postaviv-putina-na-roztazku.html)As reported by Ukrinform, on July 8 from Turkey to Ukraine returned the codes, who ruled the defense of "Azovstal" in Mariupol. The deputy of the Azov regiment commander Denis Prokopenko returned home home(Redis), Svyatoslav Palamar(Viburnum), Senior Officer Oleg Khomenko, Acting Commander of the 36-Correct Marine Corps Sergey Volynskyi(Volina)and the commander of the 12-Brigade of the National Guard of Ukraine Denis Shleg.</text:p>
      <text:p text:style-name="P4">
News Source: <text:a xlink:type="simple" xlink:href="https://www.ukrinform.ua/rubric-ato/3735953-komandiriv-oboroni-azovstali-povernuli-do-ukraini-koli-zavilas-taka-mozlivist-ermak.html" text:style-name="Internet_20_link" text:visited-style-name="Visited_20_Internet_20_Link">
https://www.ukrinform.ua/rubric-ato/3735953-komandiriv-oboroni-azovstali-povernuli-do-ukraini-koli-zavilas-taka-mozlivist-ermak.html</text:a>
</text:p>
      <!--NEWS-->
      <text:h text:style-name="P10" text:outline-level="1">
<text:span text:style-name="T4">
Zelensky declared the preparation of new NSDC decisions on sanctions</text:span>
</text:h>
      <text:p text:style-name="P4">
Authors: Ukrinform (Person)</text:p>
      <text:p text:style-name="P4">
Publisher: Укринформ (Organization)</text:p>
      <text:p text:style-name="P4">
Published Time: 2023-07-14T20:28:00+03:00</text:p>
      <text:p text:style-name="P4">
Modified Time: 2023-07-14T20:28:00+03:00</text:p>
      <text:p text:style-name="P4">
Description: The authorities are preparing new decisions of the National Security and Defense Council on sanctions. - Ukrinform.</text:p>
      <text:p text:style-name="P4">
Images: ['<text:a xlink:type="simple" xlink:href="https://static.ukrinform.com/photos/2023_07/thumb_files/630_360_1688219094-910.jpeg" text:style-name="Internet_20_link" text:visited-style-name="Visited_20_Internet_20_Link">
630_360_16882...</text:a>
']</text:p>
      <text:p text:style-name="P4">
Tags: ['РНБО', 'Санкції', 'Зеленський']</text:p>
      <text:p text:style-name="P4">
Type: Article</text:p>
      <!--METADATA-->
      <text:p text:style-name="P4">
<draw:frame draw:style-name="fr1" draw:name="Image46" text:anchor-type="as-char" svg:width="6.9236in" svg:height="3.956343in" draw:z-index="0">
<draw:image xlink:href="../Images/yкринформ/2023-07-14T20-28-00-03-00/630_360_1688219094-910.jpeg" xlink:type="simple" xlink:show="embed" xlink:actuate="onLoad" draw:mime-type="image/jpeg"/>
</draw:frame>
Outline new decisions of the National Security and Defense Council on sanctions.</text:p>
      <text:p text:style-name="P4">
This was said in <text:a xlink:type="simple" xlink:href="https://t.me/V_Zelenskiy_official/6976" text:style-name="Internet_20_link" text:visited-style-name="Visited_20_Internet_20_Link">
video address</text:a>
President Volodymyr Zelenskyy, reports Ukrinform.</text:p>
      <text:p text:style-name="P4">
“This week we have not yet completed the planned international work. There will still be important negotiations for Ukraine. And we are already getting ready for the next weeks. We will not reduce our international activity, in particular, the formulas of peace, security guarantees for Ukraine on the path to NATO -speaking with partners on weapons for Ukraine and the sanctions of the anti -propagation. We are also preparing new NSDC decisions on sanctions, ”the Head of State said.</text:p>
      <text:p text:style-name="P4">
<text:span text:style-name="T4">
 Read also: </text:span>
 <text:a xlink:type="simple" xlink:href="https://www.ukrinform.ua/rubric-ato/3735956-masstabnih-zagroz-z-boku-bilorusi-na-sogodni-nemae-prezident.html" text:style-name="Internet_20_link" text:visited-style-name="Visited_20_Internet_20_Link">
Large -scale threats from Belarus today is not present -President</text:a>
He also informed that he held a meeting on military education. According to the president, the experience of the Ukrainian military and their competencies should be bored in the updated Ukrainian military education.</text:p>
      <text:p text:style-name="P4">
“It is clear that this industry at the state level deserves a significant update. It is important that those who protect our country and already trains defenders and defenders are involved in the discussion about such an update, ”said Zelene.</text:p>
      <text:p text:style-name="P4">
<text:span text:style-name="T4">
 Read also: </text:span>
 [every success of each of our combat brigade deserves a puzzling - <text:span text:style-name="T4">
 Zelens </text:span>
(https://www.ukrinform.ua/rubric-ato/3735950-kozen-uspih-koznoi-nasoi-bojovoi-brigadi-zaslugovue-na-vdacnist-zelenskij.html)As it was reported, the Verkhovna Rada approved and submitted proposals for the application of sanctions to 36 representatives of sports organizations of the Russian Federation and the Republicbiller.</text:p>
      <text:p text:style-name="P4">
Photo: op</text:p>
      <text:p text:style-name="P4">
News Source: <text:a xlink:type="simple" xlink:href="https://www.ukrinform.ua/rubric-polytics/3735957-zelenskij-zaaviv-pro-pidgotovku-novih-risen-rnbo-sodo-sankcij.html" text:style-name="Internet_20_link" text:visited-style-name="Visited_20_Internet_20_Link">
https://www.ukrinform.ua/rubric-polytics/3735957-zelenskij-zaaviv-pro-pidgotovku-novih-risen-rnbo-sodo-sankcij.html</text:a>
</text:p>
      <!--NEWS-->
      <text:h text:style-name="P10" text:outline-level="1">
<text:span text:style-name="T4">
Serbia suspends weapon exports for 30 days</text:span>
</text:h>
      <text:p text:style-name="P4">
Authors: Ukrinform (Person)</text:p>
      <text:p text:style-name="P4">
Publisher: Укринформ (Organization)</text:p>
      <text:p text:style-name="P4">
Published Time: 2023-07-14T20:34:40+03:00</text:p>
      <text:p text:style-name="P4">
Modified Time: 2023-07-14T20:34:40+03:00</text:p>
      <text:p text:style-name="P4">
Description: Defense Minister Milos Vucevich said on Friday that Serbia had suspended exports of weapons for 30 days. - Ukrinform.</text:p>
      <text:p text:style-name="P4">
Images: ['<text:a xlink:type="simple" xlink:href="https://static.ukrinform.com/photos/2020_09/thumb_files/630_360_1599686698-770.jpg" text:style-name="Internet_20_link" text:visited-style-name="Visited_20_Internet_20_Link">
630_360_15996...</text:a>
']</text:p>
      <text:p text:style-name="P4">
Tags: ['Міноборони', 'Сербія', 'Зброя']</text:p>
      <text:p text:style-name="P4">
Type: Article</text:p>
      <!--METADATA-->
      <text:p text:style-name="P4">
<draw:frame draw:style-name="fr1" draw:name="Image47" text:anchor-type="as-char" svg:width="6.9236in" svg:height="3.953079in" draw:z-index="0">
<draw:image xlink:href="../Images/yкринформ/2023-07-14T20-34-40-03-00/630_360_1599686698-770.jpg" xlink:type="simple" xlink:show="embed" xlink:actuate="onLoad" draw:mime-type="image/jpeg"/>
</draw:frame>
Ministry of Ministry Milos Vucevich said on Friday that Serbia had suspended an export of a weapon for 30 days.</text:p>
      <text:p text:style-name="P4">
As Ukrinform reports, it reports <text:a xlink:type="simple" xlink:href="https://apnews.com/article/serbia-suspends-export-weapons-us-sanctions-kosovo-ba744a5fc27d2362dfe065c9156705b8" text:style-name="Internet_20_link" text:visited-style-name="Visited_20_Internet_20_Link">
Associated Press</text:a>
.</text:p>
      <text:p text:style-name="P4">
According to the head of the defense department of Serbia, the ban on export is to meet the needs of the Serbian army and to increase its readiness against the background of the crisis in the Balkans. He added that the prohibition introduced does not point out that the country is preparing for combat.</text:p>
      <text:p text:style-name="P4">
<text:span text:style-name="T4">
 Read also: </text:span>
 <text:a xlink:type="simple" xlink:href="https://www.ukrinform.ua/rubric-world/3734604-parlament-serbii-zvilniv-ministra-ekonomiki-akij-zaklikav-zaprovaditi-sankcii-proti-rf.html" text:style-name="Internet_20_link" text:visited-style-name="Visited_20_Internet_20_Link">
<text:span text:style-name="T4">
 Serb </text:span>
 Parliament released the minister who called for sanctions against the Russian Federation</text:a>
"This does not mean that Serbia is leading a war or calling for war, but we consider risks and security challenges," Vuchevich explained.</text:p>
      <text:p text:style-name="P4">
The head of the Ministry of Defense of the country said that the decision to ban export would be reviewed again in 30 days.</text:p>
      <text:p text:style-name="P4">
The president of the country Alexandrandar Vuchich for the first time announced this step a few days, calling the cause of the "internal security" of Serbia during the tension of Kosovo.</text:p>
      <text:p text:style-name="P4">
*!(https://www.ukrinform.ua/rubric-world/3734534-ssa-zaprovadili-sankcii-proti-eksministra-oboroni-serbii-akij-spivpracuvav-z-rosieu.html)Belgrade does not recognize the Kosovo declaration on independence of 2008.</text:p>
      <text:p text:style-name="P4">
As reported by Ukrinform, at the end of May, Serbia President Alexandar Vuchichychychychychyn was in full combat readiness and ordered it to be divided into the border with Kosovo.</text:p>
      <text:p text:style-name="P4">
News Source: <text:a xlink:type="simple" xlink:href="https://www.ukrinform.ua/rubric-world/3735961-serbia-prizupinae-eksport-zbroi-na-30-dniv.html" text:style-name="Internet_20_link" text:visited-style-name="Visited_20_Internet_20_Link">
https://www.ukrinform.ua/rubric-world/3735961-serbia-prizupinae-eksport-zbroi-na-30-dniv.html</text:a>
</text:p>
      <!--NEWS-->
      <text:h text:style-name="P10" text:outline-level="1">
<text:span text:style-name="T4">
The National Bank puts new banknotes with a face value of 1000 UAH</text:span>
</text:h>
      <text:p text:style-name="P4">
Authors: Ukrinform (Person)</text:p>
      <text:p text:style-name="P4">
Publisher: Укринформ (Organization)</text:p>
      <text:p text:style-name="P4">
Published Time: 2023-07-14T20:40:00+03:00</text:p>
      <text:p text:style-name="P4">
Modified Time: 2023-07-14T20:40:00+03:00</text:p>
      <text:p text:style-name="P4">
Description: From July 20, a banknote of 1000 UAH will be released in Ukraine with the signature of the current head of the NBU Andriy Pishny. - Ukrinform.</text:p>
      <text:p text:style-name="P4">
Images: ['<text:a xlink:type="simple" xlink:href="https://static.ukrinform.com/photos/2020_09/thumb_files/630_360_1599202700-943.jpg" text:style-name="Internet_20_link" text:visited-style-name="Visited_20_Internet_20_Link">
630_360_15992...</text:a>
']</text:p>
      <text:p text:style-name="P4">
Tags: ['Нацбанк', 'Гроші', 'Андрій Пишний']</text:p>
      <text:p text:style-name="P4">
Type: Article</text:p>
      <!--METADATA-->
      <text:p text:style-name="P4">
<draw:frame draw:style-name="fr1" draw:name="Image48" text:anchor-type="as-char" svg:width="6.9236in" svg:height="3.956343in" draw:z-index="0">
<draw:image xlink:href="../Images/yкринформ/2023-07-14T20-40-00-03-00/630_360_1599202700-943.jpg" xlink:type="simple" xlink:show="embed" xlink:actuate="onLoad" draw:mime-type="image/jpeg"/>
</draw:frame>
From July 20, Ukraine will release a banknote of 1000 UAH with the signature of NBU NBU Andrei Pishny.</text:p>
      <text:p text:style-name="P4">
According to Ukrinform, the press service [NBU] reports it(https://bank.gov.ua/ua/news/all/v-obig-vvodyatsya-banknoti-nominalom-1-000-griven-z-pidpisom-golovi-nbu-andriya-pishnogo).</text:p>
      <text:p text:style-name="P4">
"Within the planned output to provide cash circulation a banknotemin mining for replacement of worn and damaged banknotes, the National Bank from July 20, 2023 issues a banknote with a face value of 1000 UAH 2019 - with the signature - said in the message.</text:p>
      <text:p text:style-name="P4">
In <text:a xlink:type="simple" xlink:href="https://www.ukrinform.ua/tag-nacbank" text:style-name="Internet_20_link" text:visited-style-name="Visited_20_Internet_20_Link">
the National Bank</text:a>
It is emphasized that new ones will be in circulation together with other banknotes of this nominal year of issue and are obligatory for acceptance by all natural persons without any restrictions throughout Ukraine.</text:p>
      <text:p text:style-name="P4">
<text:span text:style-name="T4">
 Read also: </text:span>
 <text:a xlink:type="simple" xlink:href="https://www.ukrinform.ua/rubric-economy/3735721-moneti-nominalom-125-ta-25-se-mozna-obminati-nacbank.html" text:style-name="Internet_20_link" text:visited-style-name="Visited_20_Internet_20_Link">
1,2,5 and 25 coins can still be exchanged - <text:span text:style-name="T4">
 National Bank </text:span>
</text:a>
As it was reported, the National Bank of Ukraine reports that by September 30, 2023, including coins with denominations 1, 2, 5 and 25 cents, which have ceased to be payment.</text:p>
      <text:p text:style-name="P4">
News Source: <text:a xlink:type="simple" xlink:href="https://www.ukrinform.ua/rubric-economy/3735965-nacbank-vvodit-u-obig-novi-banknoti-nominalom-1000-griven.html" text:style-name="Internet_20_link" text:visited-style-name="Visited_20_Internet_20_Link">
https://www.ukrinform.ua/rubric-economy/3735965-nacbank-vvodit-u-obig-novi-banknoti-nominalom-1000-griven.html</text:a>
</text:p>
      <!--NEWS-->
      <text:h text:style-name="P10" text:outline-level="1">
<text:span text:style-name="T4">
Spaniard Alaras became a rival Serb Dzhokovich in the Wimbledon-2023 finals</text:span>
</text:h>
      <text:p text:style-name="P4">
Authors: Ukrinform (Person)</text:p>
      <text:p text:style-name="P4">
Publisher: Укринформ (Organization)</text:p>
      <text:p text:style-name="P4">
Published Time: 2023-07-14T20:45:45+03:00</text:p>
      <text:p text:style-name="P4">
Modified Time: 2023-07-14T20:45:45+03:00</text:p>
      <text:p text:style-name="P4">
Description: In London (UK), the second finalist of the Wimbledon tournament - the third in the season from the Grand Slam series. - Ukrinform.</text:p>
      <text:p text:style-name="P4">
Images: ['<text:a xlink:type="simple" xlink:href="https://static.ukrinform.com/photos/2023_07/thumb_files/630_360_1689184889-152.jpg" text:style-name="Internet_20_link" text:visited-style-name="Visited_20_Internet_20_Link">
630_360_16891...</text:a>
']</text:p>
      <text:p text:style-name="P4">
Tags: None</text:p>
      <text:p text:style-name="P4">
Type: Article</text:p>
      <!--METADATA-->
      <text:p text:style-name="P4">
<draw:frame draw:style-name="fr1" draw:name="Image50" text:anchor-type="as-char" svg:width="6.9236in" svg:height="3.956343in" draw:z-index="0">
<draw:image xlink:href="../Images/yкринформ/2023-07-14T20-45-45-03-00/630_360_1689184889-152.jpg" xlink:type="simple" xlink:show="embed" xlink:actuate="onLoad" draw:mime-type="image/jpeg"/>
</draw:frame>
In London(United Kingdom)The second finalist of the Wimbledon tournament was determined - the third season from the Grand Slam series.</text:p>
      <text:p text:style-name="P4">
The rival of the current winner of Serb Novak Jokovich's competition in the Finalic Plosal Single category was the first "racket" of the world Spaniard Carlosalkaras Garfia, Ukrinform reports.</text:p>
      <text:p text:style-name="P4">
In the semifinals, Alaras confidently beat the Russian Danylo Medvedev - 6: 3, 6: 3,6: 3.</text:p>
      <text:p text:style-name="P4">
It was reported that the 7 -time Wimbledon Champion Dzhokovich in the semifinals also took three sets.(7:4).</text:p>
      <text:p text:style-name="P4">
<text:span text:style-name="T4">
Читайте також:</text:span>
 <text:a xlink:type="simple" xlink:href="https://www.ukrinform.ua/rubric-sports/3735695-elina-svitolina-spodivausa-so-zmozu-otrimati-se-odin-sans.html" text:style-name="Internet_20_link" text:visited-style-name="Visited_20_Internet_20_Link">
 Еліна Світоліна: Сподіваюся, що зможу отримати ще одиншанс </text:a>
The Wimbledon tournament will end on July 16.</text:p>
      <text:p text:style-name="P4">
Photo: Getty Images.</text:p>
      <text:p text:style-name="P4">
News Source: <text:a xlink:type="simple" xlink:href="https://www.ukrinform.ua/rubric-sports/3735966-ispanec-alkaras-stav-supernikom-serba-dzokovica-u-finali-vimbldona2023.html" text:style-name="Internet_20_link" text:visited-style-name="Visited_20_Internet_20_Link">
https://www.ukrinform.ua/rubric-sports/3735966-ispanec-alkaras-stav-supernikom-serba-dzokovica-u-finali-vimbldona2023.html</text:a>
</text:p>
      <!--NEWS-->
      <text:h text:style-name="P10" text:outline-level="1">
<text:span text:style-name="T4">
Kiev has allocated almost two billion to shelter, but the districts have mastered only 10% - Klitschko</text:span>
</text:h>
      <text:p text:style-name="P4">
Authors: Ukrinform (Person)</text:p>
      <text:p text:style-name="P4">
Publisher: Укринформ (Organization)</text:p>
      <text:p text:style-name="P4">
Published Time: 2023-07-14T20:48:38+03:00</text:p>
      <text:p text:style-name="P4">
Modified Time: 2023-07-14T20:48:38+03:00</text:p>
      <text:p text:style-name="P4">
Description: Kyiv authorities have allocated about UAH 2 billion for the construction of bomb shelters, but the districts on the balance of these facilities have mastered only 10% of the money. - Ukrinform.</text:p>
      <text:p text:style-name="P4">
Images: ['<text:a xlink:type="simple" xlink:href="https://static.ukrinform.com/photos/2022_12/thumb_files/630_360_1669908514-938.jpg" text:style-name="Internet_20_link" text:visited-style-name="Visited_20_Internet_20_Link">
630_360_16699...</text:a>
']</text:p>
      <text:p text:style-name="P4">
Tags: ['Віталій Кличко', 'Київ', 'Укриття']</text:p>
      <text:p text:style-name="P4">
Type: Article</text:p>
      <!--METADATA-->
      <text:p text:style-name="P4">
<draw:frame draw:style-name="fr1" draw:name="Image51" text:anchor-type="as-char" svg:width="6.9236in" svg:height="3.956343in" draw:z-index="0">
<draw:image xlink:href="../Images/yкринформ/2023-07-14T20-48-38-03-00/630_360_1669908514-938.jpg" xlink:type="simple" xlink:show="embed" xlink:actuate="onLoad" draw:mime-type="image/jpeg"/>
</draw:frame>
Vladakyeva allocated about 2 billion UAH for the arrangement of bomb shelters, but the districts in which these objects are located have mastered only 10% of the money.</text:p>
      <text:p text:style-name="P4">
Mayor Vitaliy Klitschko reported this in <text:a xlink:type="simple" xlink:href="https://lb.ua/news/2023/07/14/565225_vitaliy_klichko_u_mene_pislya.html" text:style-name="Internet_20_link" text:visited-style-name="Visited_20_Internet_20_Link">
interview "Left Bank"</text:a>
, reports Ukrinform.</text:p>
      <text:p text:style-name="P4">
"We gave the task of the districts to identify these bomb shelves, they provided lists, provided the addresses we brought to the shelter card, and they also submit the money they needed for arrangement. After all, they are the owners of the funds. They - every head of the district - are a balancing holder, a manager of cos.</text:p>
      <text:p text:style-name="P4">
<text:span text:style-name="T4">
 Read also: </text:span>
 <text:a xlink:type="simple" xlink:href="https://www.ukrinform.ua/rubric-kyiv/3735847-klicko-rozpoviv-pro-stan-avarijnih-mostiv-u-kievi.html" text:style-name="Internet_20_link" text:visited-style-name="Visited_20_Internet_20_Link">
<text:span text:style-name="T4">
 Klitschko </text:span>
 told about the state of emergency bridges in Kiev</text:a>
He recalled that the objects of shelter are in the plane of responsibility of the military administration and areas of the city where they are on the balance sheet.</text:p>
      <text:p text:style-name="P4">
Talking about the tragedy on June 1, when people were killed in Kiev during a rocket attack of a bloody shelter during a rocket attack, Klitschko expressed his belief that it was a "coincidence", and the human factor also played the role of the human factor. According to him, the guard, when he heard the alarm, went down into the bomb shelter, turned on the light and rose to open the door, and the explosion occurred 4 minutes after the landman.</text:p>
      <text:p text:style-name="P4">
He recalled that the head of the KSCA Security Department Roman Tkachuk is in the case of admission of false data on the shelter card, and claims that this information was provided by the heads of districts, she is confirmed by the heads of the districts.</text:p>
      <text:p text:style-name="P4">
<text:span text:style-name="T4">
 Read also: </text:span>
 <text:a xlink:type="simple" xlink:href="https://www.ukrinform.ua/rubric-kyiv/3735352-cogoric-kiiv-vidilit-na-bezpeku-ta-oboronu-ponad-11-milarda.html" text:style-name="Internet_20_link" text:visited-style-name="Visited_20_Internet_20_Link">
this year Kiev will allocate for safety and defense more than 1.1 million</text:a>
According to Ukrinform, on the night of June 1, Russian troops fired at rockets, all destroyed air defense.</text:p>
      <text:p text:style-name="P4">
As a result of the rocket strike, 19 people were injured, three of them were killed, including a 9-year-old girl.</text:p>
      <text:p text:style-name="P4">
According to eyewitnesses, people came to a shelter at night in the clinic, but they were not possible.</text:p>
      <text:p text:style-name="P4">
On June 1, three officials of the district state administration were detained in Kyiv. They were suspected.</text:p>
      <text:p text:style-name="P4">
Photo: KSF</text:p>
      <text:p text:style-name="P4">
News Source: <text:a xlink:type="simple" xlink:href="https://www.ukrinform.ua/rubric-kyiv/3735967-kiiv-vidiliv-majze-dva-milardi-na-ukritta-ale-rajoni-osvoili-tilki-10-klicko.html" text:style-name="Internet_20_link" text:visited-style-name="Visited_20_Internet_20_Link">
https://www.ukrinform.ua/rubric-kyiv/3735967-kiiv-vidiliv-majze-dva-milardi-na-ukritta-ale-rajoni-osvoili-tilki-10-klicko.html</text:a>
</text:p>
      <!--NEWS-->
      <text:h text:style-name="P10" text:outline-level="1">
<text:span text:style-name="T4">
Sentsov after treatment of contusion returns to the front</text:span>
</text:h>
      <text:p text:style-name="P4">
Authors: Ukrinform (Person)</text:p>
      <text:p text:style-name="P4">
Publisher: Укринформ (Organization)</text:p>
      <text:p text:style-name="P4">
Published Time: 2023-07-14T20:49:00+03:00</text:p>
      <text:p text:style-name="P4">
Modified Time: 2023-07-14T20:49:00+03:00</text:p>
      <text:p text:style-name="P4">
Description: Director and writer Oleg Sentsov, who is now fighting in the ranks of the Armed Forces of Ukraine and after recently received contusion was treated, tomorrow returns to the front. - Ukrinform.</text:p>
      <text:p text:style-name="P4">
Images: ['<text:a xlink:type="simple" xlink:href="https://static.ukrinform.com/photos/2023_07/thumb_files/630_360_1688929125-487.jpg" text:style-name="Internet_20_link" text:visited-style-name="Visited_20_Internet_20_Link">
630_360_16889...</text:a>
', '<text:a xlink:type="simple" xlink:href="https://static.ukrinform.com/photos/2023_07/1689353395-530.jpg" text:style-name="Internet_20_link" text:visited-style-name="Visited_20_Internet_20_Link">
1689353395-53...</text:a>
']</text:p>
      <text:p text:style-name="P4">
Tags: ['Сенцов', 'Війна з Росією']</text:p>
      <text:p text:style-name="P4">
Type: Article</text:p>
      <!--METADATA-->
      <text:p text:style-name="P4">
<draw:frame draw:style-name="fr1" draw:name="Image52" text:anchor-type="as-char" svg:width="6.9236in" svg:height="3.956343in" draw:z-index="0">
<draw:image xlink:href="../Images/yкринформ/2023-07-14T20-49-00-03-00/630_360_1688929125-487.jpg" xlink:type="simple" xlink:show="embed" xlink:actuate="onLoad" draw:mime-type="image/jpeg"/>
</draw:frame>
The director Oleg Sentsov, who is currently fighting in the ranks of the Armed Forces of Ukraine and after the recently received contusion, was treated, returns to the front tomorrow.</text:p>
      <text:p text:style-name="P4">
He said this at the award ceremony of his and writer Oksana Zabuzhkofrench Order of Honorary Legion in the National Reserve "Sofiakiyivska", Ukrinform correspondent reports.</text:p>
      <text:p text:style-name="P4">
"I came here from the front and tomorrow I return back, because now my places, next to my brothers, with those who with a weapon in my hands now defend freedom," Sentsov said.</text:p>
      <text:p text:style-name="P4">
<draw:frame draw:style-name="fr1" draw:name="Image53" text:anchor-type="as-char" svg:width="6.9236in" svg:height="9.225056in" draw:z-index="0">
<draw:image xlink:href="../Images/yкринформ/2023-07-14T20-49-00-03-00/1689353395-530.jpg" xlink:type="simple" xlink:show="embed" xlink:actuate="onLoad" draw:mime-type="image/jpeg"/>
</draw:frame>
He said that after the large -scale invasion of many, in particular, he was asked how much this war would last.</text:p>
      <text:p text:style-name="P4">
<text:span text:style-name="T4">
 Read also: </text:span>
 <text:a xlink:type="simple" xlink:href="https://www.ukrinform.ua/rubric-culture/3735947-posol-francii-vruciv-zabuzko-i-sencovu-najvisu-francuzku-nagorodu-orden-pocesnogo-legionu.html" text:style-name="Internet_20_link" text:visited-style-name="Visited_20_Internet_20_Link">
Ambassador French presented Zabuzhko and <text:span text:style-name="T4">
 Sentsov </text:span>
 as a reward -Erden of Honorary Legion</text:a>
"I said that at least two to three years. Then many perceived it very critical" in the bayonets ", thinking that it would end in two to three weeks. It has already been a half year. We have not lost or lose-it is clear to everyone. But we still invalid, and how much to go to the victory, no one knows. The forecasts are dubbed.</text:p>
      <text:p text:style-name="P4">
Making gratitude for the award, he noted that he also considers her distinction to those who are now at the front, in hospitals or Russian captivity, and also those who died with faith in victory.</text:p>
      <text:p text:style-name="P4">
"We also believe in it and we will definitely get it. It will be a big victory. The Alevlik victory cannot be fast, the big victory will not be cheap, the big win will not be easy," Sentsov said.</text:p>
      <text:p text:style-name="P4">
The director and the military, the former Kremlin political prisoner Olegsentsov on Saturday, July 9, received a contusion(accurate)at the front. In June, the title of junior lieutenant was awarded.</text:p>
      <text:p text:style-name="P4">
News Source: <text:a xlink:type="simple" xlink:href="https://www.ukrinform.ua/rubric-ato/3735964-sencov-pisla-likuvanna-kontuzii-povertaetsa-na-front.html" text:style-name="Internet_20_link" text:visited-style-name="Visited_20_Internet_20_Link">
https://www.ukrinform.ua/rubric-ato/3735964-sencov-pisla-likuvanna-kontuzii-povertaetsa-na-front.html</text:a>
</text:p>
      <!--NEWS-->
      <text:h text:style-name="P10" text:outline-level="1">
<text:span text:style-name="T4">
Tweet Zelensky about NATO was not an attempt at pressure on the participants of the summit - Yermak</text:span>
</text:h>
      <text:p text:style-name="P4">
Authors: Ukrinform (Person)</text:p>
      <text:p text:style-name="P4">
Publisher: Укринформ (Organization)</text:p>
      <text:p text:style-name="P4">
Published Time: 2023-07-14T20:55:25+03:00</text:p>
      <text:p text:style-name="P4">
Modified Time: 2023-07-14T20:55:25+03:00</text:p>
      <text:p text:style-name="P4">
Description: In his statement about NATO on the day of the Vilnius summit, President Volodymyr Zelenskyy specifically articulated the results for Ukraine. It was not an attempt to pressure the Alliance. - Ukrinform.</text:p>
      <text:p text:style-name="P4">
Images: ['<text:a xlink:type="simple" xlink:href="https://static.ukrinform.com/photos/2022_09/thumb_files/630_360_1663073593-349.jpg" text:style-name="Internet_20_link" text:visited-style-name="Visited_20_Internet_20_Link">
630_360_16630...</text:a>
']</text:p>
      <text:p text:style-name="P4">
Tags: ['Саміт НАТО', 'США', 'Україна', 'Зеленський', 'Єрмак', 'Війна з Росією']</text:p>
      <text:p text:style-name="P4">
Type: Article</text:p>
      <!--METADATA-->
      <text:p text:style-name="P4">
<draw:frame draw:style-name="fr1" draw:name="Image54" text:anchor-type="as-char" svg:width="6.9236in" svg:height="3.956343in" draw:z-index="0">
<draw:image xlink:href="../Images/yкринформ/2023-07-14T20-55-25-03-00/630_360_1663073593-349.jpg" xlink:type="simple" xlink:show="embed" xlink:actuate="onLoad" draw:mime-type="image/jpeg"/>
</draw:frame>
In his statement about NATO on the day of the Vilnius summons, the Presidential Lordimir Zelensky articulated the results for Ukraine. It was not an attempt at the Alliance pressure.</text:p>
      <text:p text:style-name="P4">
The head of the Presidential Office Andriy Yermak stated this during communication by Zavurnalists, Ukrinform correspondent reports.</text:p>
      <text:p text:style-name="P4">
"He(Head of Ukrainian State - Ed.)- honest person. Always says everything he thinks. This tweet is a specific articulation of the results desired for Ukraine, "Yermak said, emphasizing that the pressure on the Alliance was not discussed.</text:p>
      <text:p text:style-name="P4">
<text:span text:style-name="T4">
 Read also: </text:span>
 <text:a xlink:type="simple" xlink:href="https://www.ukrinform.ua/rubric-ato/3735953-komandiriv-oboroni-azovstali-povernuli-do-ukraini-koli-zavilas-taka-mozlivist-ermak.html" text:style-name="Internet_20_link" text:visited-style-name="Visited_20_Internet_20_Link">
Azovstali defense commanders returned to Ukraine, when such an opportunity - <text:span text:style-name="T4">
 Yermak </text:span>
</text:a>
OP Head also stressed that Zelensky himself formulated the relevant. He also assured that the publication of this tweet did not affect the partners on the territory of the summit.</text:p>
      <text:p text:style-name="P4">
At the same time, Yermak noted that the results of NATO summit are generally positive for Ukraine. Among these, he called an agreement on the cancellation of the MAP for Ukraine. "Yes, we would like more, but we got the maximum that you can get now.</text:p>
      <text:p text:style-name="P4">
*!(https://www.ukrinform.ua/rubric-polytics/3735909-na-koznij-zustrici-z-pidgotovki-do-samitu-miru-dodautsa-po-patsist-krain-ermak.html)In addition, the head of the Presidential Office said that there were many effective meetings within the summit <text:a xlink:type="simple" xlink:href="https://www.ukrinform.ua/tag-zelenskij" text:style-name="Internet_20_link" text:visited-style-name="Visited_20_Internet_20_Link">
Zelensky</text:a>
with leaders of other countries. In particular, the communication of the Presidents of Ukraine as the United States of America, Yermak called "a meeting of close friends."</text:p>
      <text:p text:style-name="P4">
As reported by Ukrinform, President Volodymyr Zelenskyy stated on July 11 that <text:a xlink:type="simple" xlink:href="https://www.ukrinform.ua/rubric-polytics/3734297-zelenskij-e-signali-so-u-vilnusi-obgovoruut-bez-ukraini-formuluvanna-umov-zaprosenna-do-nato.html" text:style-name="Internet_20_link" text:visited-style-name="Visited_20_Internet_20_Link">
in Vilnius without Ukraine are discussed</text:a>
The formulation of the conditions of the invitation, not even membership in NATO. The president added that uncertainty is weakness, and he will openly discuss it at the summit.</text:p>
      <text:p text:style-name="P4">
News Source: <text:a xlink:type="simple" xlink:href="https://www.ukrinform.ua/rubric-polytics/3735972-tvit-zelenskogo-pro-nato-ne-buv-sprobou-tisku-na-ucasnikiv-samitu-ermak.html" text:style-name="Internet_20_link" text:visited-style-name="Visited_20_Internet_20_Link">
https://www.ukrinform.ua/rubric-polytics/3735972-tvit-zelenskogo-pro-nato-ne-buv-sprobou-tisku-na-ucasnikiv-samitu-ermak.html</text:a>
</text:p>
      <!--NEWS-->
      <text:h text:style-name="P10" text:outline-level="1">
<text:span text:style-name="T4">
The Council simplified the process of managing apartment buildings</text:span>
</text:h>
      <text:p text:style-name="P4">
Authors: Ukrinform (Person)</text:p>
      <text:p text:style-name="P4">
Publisher: Укринформ (Organization)</text:p>
      <text:p text:style-name="P4">
Published Time: 2023-07-14T21:00:53+03:00</text:p>
      <text:p text:style-name="P4">
Modified Time: 2023-07-14T21:00:53+03:00</text:p>
      <text:p text:style-name="P4">
Description: The Verkhovna Rada adopted a bill that regulates decision-making procedures in apartment buildings using electronic instruments and e-signatures. - Ukrinform.</text:p>
      <text:p text:style-name="P4">
Images: ['<text:a xlink:type="simple" xlink:href="https://static.ukrinform.com/photos/2023_04/thumb_files/630_360_1682685211-525.jpg" text:style-name="Internet_20_link" text:visited-style-name="Visited_20_Internet_20_Link">
630_360_16826...</text:a>
']</text:p>
      <text:p text:style-name="P4">
Tags: ['Законопроєкт', 'Верховна Рада', 'ОСББ']</text:p>
      <text:p text:style-name="P4">
Type: Article</text:p>
      <!--METADATA-->
      <text:p text:style-name="P4">
<draw:frame draw:style-name="fr1" draw:name="Image55" text:anchor-type="as-char" svg:width="6.9236in" svg:height="3.956343in" draw:z-index="0">
<draw:image xlink:href="../Images/yкринформ/2023-07-14T21-00-53-03-00/630_360_1682685211-525.jpg" xlink:type="simple" xlink:show="embed" xlink:actuate="onLoad" draw:mime-type="image/jpeg"/>
</draw:frame>
The Verkhovnarad has adopted a bill that regulates the procedures for making decision-making of apartment buildings using electronic Tae-signature electronic instruments.</text:p>
      <text:p text:style-name="P4">
About it reports <text:a xlink:type="simple" xlink:href="https://mtu.gov.ua/news/34515.html" text:style-name="Internet_20_link" text:visited-style-name="Visited_20_Internet_20_Link">
Ministry of Community Development, Territories and Infrastructure</text:a>
, reports Ukrinform.</text:p>
      <text:p text:style-name="P4">
“Today, July 14, the Verkhovna Rada of Ukraine supported in the second reading of the law # 7029, which creates the conditions for digitalization of processes(ACMB)”, - the message said.</text:p>
      <text:p text:style-name="P4">
<text:span text:style-name="T4">
 Read also: </text:span>
 [in Irpen rebuilt the highest high -rise building, destroyed by means(https://www.ukrinform.ua/rubric-vidbudova/3732683-v-irpeni-vidbuduvali-najvisu-bagatopoverhivku-zrujnovanu-obstrilami.html)Among other things, the document establishes the possibility of notifying the co -owners of the inspections, decisions, protocols and other issues of managing joint property electronic form. It also provides for the possibility of holding collections and general computers of condominiums online or in mixed format.</text:p>
      <text:p text:style-name="P4">
In addition, the bill makes it possible to electronic voting of accustomed qualified electronic signature(Talk).</text:p>
      <text:p text:style-name="P4">
Для підсилення ефективності управління ОСББ законопроєкт затверджує чітківимоги до протоколу за підсумками зборів його членів. Також проєктомзнижується поріг ухвалення рішень до 50%+ (In addition to individual issues). Ця зміназумовлена тим, що багато мешканців пасивні і не зацікавлені в управлінні. Прицьому можливість передбачити у статуті конкретного ОСББ голосування по окремихпитаннях у 2/3 голосів залишається. Як запобіжник для зловживань встановленоверхню межу у 75%.</text:p>
      <text:p text:style-name="P4">
<text:span text:style-name="T4">
Читайте також:</text:span>
 <text:a xlink:type="simple" xlink:href="https://www.ukrinform.ua/rubric-kyiv/3719493-bomboshovisa-kieva-problemi-aki-posiruutsa-na-vsu-ukrainu.html" text:style-name="Internet_20_link" text:visited-style-name="Visited_20_Internet_20_Link">
 Бомбосховища Києва: проблеми, які поширюються на всюУкраїну </text:a>
As it was reported, the General Director of the European Commission for the Neighborhood and Gerbra Jan Kupman has expressed support for European integration intentions, as well as intentions to reform the construction industry.</text:p>
      <text:p text:style-name="P4">
News Source: <text:a xlink:type="simple" xlink:href="https://www.ukrinform.ua/rubric-society/3735974-rada-sprostila-proces-upravlinna-bagatokvartirnimi-budinkami.html" text:style-name="Internet_20_link" text:visited-style-name="Visited_20_Internet_20_Link">
https://www.ukrinform.ua/rubric-society/3735974-rada-sprostila-proces-upravlinna-bagatokvartirnimi-budinkami.html</text:a>
</text:p>
      <!--NEWS-->
      <text:h text:style-name="P10" text:outline-level="1">
<text:span text:style-name="T4">
Air Force warn of the launch by the Shahheda Russians from southern direction</text:span>
</text:h>
      <text:p text:style-name="P4">
Authors: Ukrinform (Person)</text:p>
      <text:p text:style-name="P4">
Publisher: Укринформ (Organization)</text:p>
      <text:p text:style-name="P4">
Published Time: 2023-07-14T21:28:34+03:00</text:p>
      <text:p text:style-name="P4">
Modified Time: 2023-07-14T21:28:34+03:00</text:p>
      <text:p text:style-name="P4">
Description: Russian troops started starting shock -shaped drones from the southern direction. - Ukrinform.</text:p>
      <text:p text:style-name="P4">
Images: ['<text:a xlink:type="simple" xlink:href="https://static.ukrinform.com/photos/2022_12/thumb_files/630_360_1670998107-121.jpeg" text:style-name="Internet_20_link" text:visited-style-name="Visited_20_Internet_20_Link">
630_360_16709...</text:a>
']</text:p>
      <text:p text:style-name="P4">
Tags: ['Дрон', 'Повітряні сили ЗСУ', 'Війна з Росією']</text:p>
      <text:p text:style-name="P4">
Type: Article</text:p>
      <!--METADATA-->
      <text:p text:style-name="P4">
<draw:frame draw:style-name="fr1" draw:name="Image56" text:anchor-type="as-char" svg:width="6.9236in" svg:height="3.949462in" draw:z-index="0">
<draw:image xlink:href="../Images/yкринформ/2023-07-14T21-28-34-03-00/630_360_1670998107-121.jpeg" xlink:type="simple" xlink:show="embed" xlink:actuate="onLoad" draw:mime-type="image/jpeg"/>
</draw:frame>
The Ruskivska laid shock drones of the SHAHED from the South Supply.</text:p>
      <text:p text:style-name="P4">
According to Ukrinform, the air forces of the Armed Forces of Ukraine reported in <text:a xlink:type="simple" xlink:href="https://t.me/kpszsu/3289" text:style-name="Internet_20_link" text:visited-style-name="Visited_20_Internet_20_Link">
telegram</text:a>
.</text:p>
      <text:p text:style-name="P4">
"The laugh-type UAVs from the Primorsky-Akhtarski have been launched. In the case of anxiety, go to the shelter," the message reads.</text:p>
      <text:p text:style-name="P4">
<text:span text:style-name="T4">
 Read also: </text:span>
 <text:a xlink:type="simple" xlink:href="https://www.ukrinform.ua/rubric-ato/3735624-vnoci-ppo-znisila-16-rosijskih-udarnih-droniv-i-sim-rozviduvalnih-bpla.html" text:style-name="Internet_20_link" text:visited-style-name="Visited_20_Internet_20_Link">
at night the air defense has destroyed 16 Russian shock drones and seven exploration UAVs</text:a>
According to Ukrinform, at night on July 14 in the sky of Ukraine, the air deflected 16 out of 17 hostile drones of Shahd.</text:p>
      <text:p text:style-name="P4">
News Source: <text:a xlink:type="simple" xlink:href="https://www.ukrinform.ua/rubric-ato/3735984-povitrani-sili-poperedzaut-pro-zapusk-rosianami-sahediv-z-pivdennogo-napramku.html" text:style-name="Internet_20_link" text:visited-style-name="Visited_20_Internet_20_Link">
https://www.ukrinform.ua/rubric-ato/3735984-povitrani-sili-poperedzaut-pro-zapusk-rosianami-sahediv-z-pivdennogo-napramku.html</text:a>
</text:p>
      <!--NEWS-->
      <text:h text:style-name="P10" text:outline-level="1">
<text:span text:style-name="T4">
Sachko was unable to break through to the semi -finals of the ATP tournament in Romania</text:span>
</text:h>
      <text:p text:style-name="P4">
Authors: Ukrinform (Person)</text:p>
      <text:p text:style-name="P4">
Publisher: Укринформ (Organization)</text:p>
      <text:p text:style-name="P4">
Published Time: 2023-07-14T21:38:50+03:00</text:p>
      <text:p text:style-name="P4">
Modified Time: 2023-07-14T21:38:50+03:00</text:p>
      <text:p text:style-name="P4">
Description: The second "racket" of Ukraine Vitaliy Sachko completed the performance at the Tournament of the Tennis players of professionals (ATR) of the Challenger Series - Concord Iasi Open - in Yasakh (Romania) with the prize fund € 118 thousand - Ukrinform.</text:p>
      <text:p text:style-name="P4">
Images: ['<text:a xlink:type="simple" xlink:href="https://static.ukrinform.com/photos/2023_07/thumb_files/630_360_1689359869-244.jpg" text:style-name="Internet_20_link" text:visited-style-name="Visited_20_Internet_20_Link">
630_360_16893...</text:a>
']</text:p>
      <text:p text:style-name="P4">
Tags: ['Теніс']</text:p>
      <text:p text:style-name="P4">
Type: Article</text:p>
      <!--METADATA-->
      <text:p text:style-name="P4">
<draw:frame draw:style-name="fr1" draw:name="Image57" text:anchor-type="as-char" svg:width="6.9236in" svg:height="3.956343in" draw:z-index="0">
<draw:image xlink:href="../Images/yкринформ/2023-07-14T21-38-50-03-00/630_360_1689359869-244.jpg" xlink:type="simple" xlink:show="embed" xlink:actuate="onLoad" draw:mime-type="image/jpeg"/>
</draw:frame>
The second "racket" of Ukraine Vitaliy Sachko completed the performance at the tournament of tennis players of professionals(ATP)Challenger series - Concord Iasi Open-(Romania)With a prize fund € 118 thousand</text:p>
      <text:p text:style-name="P4">
In the quarter -finals, Sachko was defeated by the 6th Frenchman Gaston's 6th number of Frenchman - 0: 6, 6: 3, 3: 6, reports Ukrinform in almost 2 hours.</text:p>
      <text:p text:style-name="P4">
Gaston playing with Stephen Divhes from Canada, who played the Macedon of Kalin Ivanovsky - 6: 4, 6: 3.</text:p>
      <text:p text:style-name="P4">
<text:span text:style-name="T4">
 Read also: </text:span>
 <text:a xlink:type="simple" xlink:href="https://www.ukrinform.ua/rubric-sports/3735594-ponad-200-sportsmeniv-z-rf-virisili-zminiti-sportivne-gromadanstvo-zadla-kareri-zmi.html" text:style-name="Internet_20_link" text:visited-style-name="Visited_20_Internet_20_Link">
over 200 athletes from the Russian Federation have decided to go to other works for career - media</text:a>
The tournament in Yasach will last until July 16.</text:p>
      <text:p text:style-name="P4">
Photo: btu.org.ua.</text:p>
      <text:p text:style-name="P4">
News Source: <text:a xlink:type="simple" xlink:href="https://www.ukrinform.ua/rubric-sports/3735986-sacko-ne-zmig-probitisa-do-pivfinalu-turniru-atp-u-rumunii.html" text:style-name="Internet_20_link" text:visited-style-name="Visited_20_Internet_20_Link">
https://www.ukrinform.ua/rubric-sports/3735986-sacko-ne-zmig-probitisa-do-pivfinalu-turniru-atp-u-rumunii.html</text:a>
</text:p>
      <!--NEWS-->
      <text:h text:style-name="P10" text:outline-level="1">
<text:span text:style-name="T4">
In Canada, a temporary migration program is expired for Ukrainians</text:span>
</text:h>
      <text:p text:style-name="P4">
Authors: Ukrinform (Person)</text:p>
      <text:p text:style-name="P4">
Publisher: Укринформ (Organization)</text:p>
      <text:p text:style-name="P4">
Published Time: 2023-07-14T21:42:00+03:00</text:p>
      <text:p text:style-name="P4">
Modified Time: 2023-07-14T23:42:00+03:00</text:p>
      <text:p text:style-name="P4">
Description: On Saturday, July 15, the Canadian-Ukrainian permission for emergency trips (Cuaet), which gives Ukrainians the urgent receipt of three years of work and residence in Canada, financial assistance and temporary free settlement. - Ukrinform.</text:p>
      <text:p text:style-name="P4">
Images: ['<text:a xlink:type="simple" xlink:href="https://static.ukrinform.com/photos/2023_06/thumb_files/630_360_1686403906-222.jpg" text:style-name="Internet_20_link" text:visited-style-name="Visited_20_Internet_20_Link">
630_360_16864...</text:a>
']</text:p>
      <text:p text:style-name="P4">
Tags: ['Канада', 'Міграційна служба', 'допомога']</text:p>
      <text:p text:style-name="P4">
Type: Article</text:p>
      <!--METADATA-->
      <text:p text:style-name="P4">
<draw:frame draw:style-name="fr1" draw:name="Image58" text:anchor-type="as-char" svg:width="6.9236in" svg:height="3.956343in" draw:z-index="0">
<draw:image xlink:href="../Images/yкринформ/2023-07-14T21-42-00-03-00/630_360_1686403906-222.jpg" xlink:type="simple" xlink:show="embed" xlink:actuate="onLoad" draw:mime-type="image/jpeg"/>
</draw:frame>
On Saturday, July 15, the Canadian-Ukrainian Permission for Emergency Trips coincides(Cure)which gives Ukrainians the urgent receipt of three years of residence and residence in Canada, financial assistance and temporary free settlement.</text:p>
      <text:p text:style-name="P4">
This was reported by Ukrinform correspondent.</text:p>
      <text:p text:style-name="P4">
The program declared in the Canadian government in March 2022 was not extended. Thus, July 15 is the last day of receipt of applications from the Ukrainians who want to use this migration program. Inquirement for work permission, financial and other state aid, the owners should come to Canada by March 31, 2024, and will be assisted by March 2025.</text:p>
      <text:p text:style-name="P4">
<text:span text:style-name="T4">
 Read also: </text:span>
 <text:a xlink:type="simple" xlink:href="https://www.ukrinform.ua/rubric-society/3735428-osnovna-hvila-emigracii-ukrainciv-cerez-vijnu-z-rosieu-vze-vidbulasa-eksperti.html" text:style-name="Internet_20_link" text:visited-style-name="Visited_20_Internet_20_Link">
the main wave of emigration of Ukrainians through the war with Russia all happened - experts</text:a>
As it was reported, since the announcement of the Cuaet program, Canada has received more than 1.1 million applications from Ukrainians, of which almost 800 thousand have been approved. At the same time, less than 167 thousand people arrived in Canada.</text:p>
      <text:p text:style-name="P4">
Ukrainians who escape from the war can fly to Canada for free and live in the hotel. They can also receive a one -time payment of the Federal Government and monthly financial support from the province of the province will stop. They are available free language courses and increases.</text:p>
      <text:p text:style-name="P4">
News Source: <text:a xlink:type="simple" xlink:href="https://www.ukrinform.ua/rubric-society/3735938-u-kanadi-splivae-termin-dii-timcasovoi-migracijnoi-programi-dla-ukrainciv.html" text:style-name="Internet_20_link" text:visited-style-name="Visited_20_Internet_20_Link">
https://www.ukrinform.ua/rubric-society/3735938-u-kanadi-splivae-termin-dii-timcasovoi-migracijnoi-programi-dla-ukrainciv.html</text:a>
</text:p>
      <!--NEWS-->
      <text:h text:style-name="P10" text:outline-level="1">
<text:span text:style-name="T4">
The Russians were fired at Sumy 18 times a day</text:span>
</text:h>
      <text:p text:style-name="P4">
Authors: Ukrinform (Person)</text:p>
      <text:p text:style-name="P4">
Publisher: Укринформ (Organization)</text:p>
      <text:p text:style-name="P4">
Published Time: 2023-07-14T21:59:00+03:00</text:p>
      <text:p text:style-name="P4">
Modified Time: 2023-07-14T21:59:00+03:00</text:p>
      <text:p text:style-name="P4">
Description: Today, on July 14, the Russians fired 18 times the border of Sumy region. - Ukrinform.</text:p>
      <text:p text:style-name="P4">
Images: ['<text:a xlink:type="simple" xlink:href="https://static.ukrinform.com/photos/2023_07/thumb_files/630_360_1689360794-394.jpg" text:style-name="Internet_20_link" text:visited-style-name="Visited_20_Internet_20_Link">
630_360_16893...</text:a>
']</text:p>
      <text:p text:style-name="P4">
Tags: ['Обстріл', 'Сумщина', 'Війна з Росією']</text:p>
      <text:p text:style-name="P4">
Type: Article</text:p>
      <!--METADATA-->
      <text:p text:style-name="P4">
<draw:frame draw:style-name="fr1" draw:name="Image59" text:anchor-type="as-char" svg:width="6.9236in" svg:height="3.956343in" draw:z-index="0">
<draw:image xlink:href="../Images/yкринформ/2023-07-14T21-59-00-03-00/630_360_1689360794-394.jpg" xlink:type="simple" xlink:show="embed" xlink:actuate="onLoad" draw:mime-type="image/jpeg"/>
</draw:frame>
Today, on July 14, the Russians fired 18 times the border of Sumy region.</text:p>
      <text:p text:style-name="P4">
About it in <text:a xlink:type="simple" xlink:href="https://t.me/Sumy_news_ODA/17817" text:style-name="Internet_20_link" text:visited-style-name="Visited_20_Internet_20_Link">
telegram</text:a>
Sumskaya reports, Ukrinform reports.</text:p>
      <text:p text:style-name="P4">
"During the day, the Russians carried out 18 border shellings. 110 works were recorded. Novoslobidskaya, Khotinskaya, Krasnopil, Seredi -Budsk, Esmanskaya, Druzhbivska, Glukhiv, Belopil communities"</text:p>
      <text:p text:style-name="P4">
<text:span text:style-name="T4">
 Read also: </text:span>
 <text:a xlink:type="simple" xlink:href="https://www.ukrinform.ua/rubric-ato/3735811-vorog-u-cervni-vtrici-posiliv-obstrili-pivnicnogo-prikordonna-ukraini.html" text:style-name="Internet_20_link" text:visited-style-name="Visited_20_Internet_20_Link">
enemy in June three times increased <text:span text:style-name="T4">
 shelling </text:span>
 and Northern Border Border of Ukraine</text:a>
As reported by Ukrinform, in the Konotop district of the Sumy region of the driver tractor, ignored the sign "Carefully mines", went into the forbidden zone and supplied to the explosive, resulting in a damaged agricultural machine, the driver suffered minor injuries.</text:p>
      <text:p text:style-name="P4">
News Source: <text:a xlink:type="simple" xlink:href="https://www.ukrinform.ua/rubric-ato/3735987-rosiani-18-raziv-obstrilali-sumsinu.html" text:style-name="Internet_20_link" text:visited-style-name="Visited_20_Internet_20_Link">
https://www.ukrinform.ua/rubric-ato/3735987-rosiani-18-raziv-obstrilali-sumsinu.html</text:a>
</text:p>
      <!--NEWS-->
      <text:h text:style-name="P10" text:outline-level="1">
<text:span text:style-name="T4">
The MEPUPATES have approved plans to increase the number of ammunition for Ukraine</text:span>
</text:h>
      <text:p text:style-name="P4">
Author: ['АРМІЯINFORM']</text:p>
      <text:p text:style-name="P4">
Time: 2023-07-14T22:00:00-04:00</text:p>
      <text:p text:style-name="P4">
Description: At the quarter of the Hoviropian parliament, Planes Skhodo Zbilshennya Vobrinitva in є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asap-1.jpg" text:style-name="Internet_20_link" text:visited-style-name="Visited_20_Internet_20_Link">
asap-1.jpg</text:a>
']</text:p>
      <text:p text:style-name="P4">
Tags: ['STOPRUSSIA', 'ВТОРГНЕННЯ РФ', 'ДОПОМОГА ПАРТНЕРІВ', 'ЄВРОРАДА', 'ОЗБРОЄННЯ', 'СВІТ ПІДТРИМУЄ УКРАЇНУ']</text:p>
      <text:p text:style-name="P4">
Category: News</text:p>
      <!--METADATA-->
      <text:p text:style-name="P4">
<draw:frame draw:style-name="fr1" draw:name="Image60" text:anchor-type="as-char" svg:width="6.9236in" svg:height="3.894525in" draw:z-index="0">
<draw:image xlink:href="../Images/AРМІЯINFORM/2023-07-14T22-00-00-04-00/asap-1.jpg" xlink:type="simple" xlink:show="embed" xlink:actuate="onLoad" draw:mime-type="image/jpeg"/>
</draw:frame>
Illustrative photo</text:p>
      <text:p text:style-name="P4">
On Thursday, the European Parliament has approved plans to increase production in ESBOODAs and missiles to eliminate the current shortage. According to the text, <text:a xlink:type="simple" xlink:href="https://armyinform.com.ua/2023/07/07/u-yes-dosyagly-ugody-shhodo-zbilshennya-vyrobnycztva-boyeprypasiv-aby-doozbroyity-ukrayinu-ta-popovnyty-zapasy/" text:style-name="Internet_20_link" text:visited-style-name="Visited_20_Internet_20_Link">
agreed with the EUROCE LAST EXPRESSE</text:a>
, Act to support ammunition production(ASAP)It is intended to raise the delivery of ammunition and missiles to Ukraine and to help Member States replenish their arsenals.</text:p>
      <text:p text:style-name="P4">
About it <text:a xlink:type="simple" xlink:href="https://www.europarl.europa.eu/news/en/press-room/20230711IPR02613/meps-approve-plans-to-provide-more-ammunition-for-ukraine" text:style-name="Internet_20_link" text:visited-style-name="Visited_20_Internet_20_Link">
reports</text:a>
The press service of the European Parliament.</text:p>
      <text:p text:style-name="P4">
By implementing targeted measures, including 500 million (500 million -euro funding, ASAP aims to increase EU production facilities to eliminate current defense products, including artillery ammunition, rockets and their components.</text:p>
      <text:p text:style-name="P4">
During the negotiations with the European Council, the MPs of the European Parliament guaranteed that a more diverse range of projects would receive funding, and small and medium -sized enterprises will be entitled to a higher rate of funding.</text:p>
      <text:p text:style-name="P4">
The MEPs also insisted that the EU countries provide Ukraine with Ukraine funded under this legislation without exporting.</text:p>
      <text:p text:style-name="P4">
News Source: <text:a xlink:type="simple" xlink:href="https://armyinform.com.ua/2023/07/14/yevrodeputaty-shvalyly-plany-shhodo-zbilshennya-kilkosti-boyeprypasiv-dlya-ukrayiny/" text:style-name="Internet_20_link" text:visited-style-name="Visited_20_Internet_20_Link">
https://armyinform.com.ua/2023/07/14/yevrodeputaty-shvalyly-plany-shhodo-zbilshennya-kilkosti-boyeprypasiv-dlya-ukrayiny/</text:a>
</text:p>
      <!--NEWS-->
      <text:h text:style-name="P10" text:outline-level="1">
<text:span text:style-name="T4">
The court took the custody</text:span>
</text:h>
      <text:p text:style-name="P4">
Authors: Ukrinform (Person)</text:p>
      <text:p text:style-name="P4">
Publisher: Укринформ (Organization)</text:p>
      <text:p text:style-name="P4">
Published Time: 2023-07-14T22:03:00+03:00</text:p>
      <text:p text:style-name="P4">
Modified Time: 2023-07-14T22:03:00+03:00</text:p>
      <text:p text:style-name="P4">
Description: The court chose the former rector of the Kyiv-Pechersk Lavra Metropolitan of the UOC-MP Pavel Lebedy a preventive measure in the form of detention with the possibility of bail of more than 33 million hryvnias. - Ukrinform.</text:p>
      <text:p text:style-name="P4">
Images: ['<text:a xlink:type="simple" xlink:href="https://static.ukrinform.com/photos/2023_07/thumb_files/630_360_1689335856-158.jpg" text:style-name="Internet_20_link" text:visited-style-name="Visited_20_Internet_20_Link">
630_360_16893...</text:a>
']</text:p>
      <text:p text:style-name="P4">
Tags: ['Арешт', 'Суд', 'Застава', 'Митрополит УПЦ МП Павло']</text:p>
      <text:p text:style-name="P4">
Type: Article</text:p>
      <!--METADATA-->
      <text:p text:style-name="P4">
<draw:frame draw:style-name="fr1" draw:name="Image61" text:anchor-type="as-char" svg:width="6.9236in" svg:height="3.956343in" draw:z-index="0">
<draw:image xlink:href="../Images/yкринформ/2023-07-14T22-03-00-03-00/630_360_1689335856-158.jpg" xlink:type="simple" xlink:show="embed" xlink:actuate="onLoad" draw:mime-type="image/jpeg"/>
</draw:frame>
The court of the rector of the Kiev-Pechersk Lavra Metropolitan of the UOC-MP Pavel Lebeduzhzhzhzhidzhzhawzha in the form of detention with the possibility of bail in a size of more than 33 million hryvnias.</text:p>
      <text:p text:style-name="P4">
The Kyiv Regional Prosecutor's Office reported this in <text:a xlink:type="simple" xlink:href="http://t.me/press_kobl/1452" text:style-name="Internet_20_link" text:visited-style-name="Visited_20_Internet_20_Link">
telegram</text:a>
, reports Ukrinform.</text:p>
      <text:p text:style-name="P4">
"The court granted the petition of the prosecutor of the Kyiv Regional Prosecutor's Office and the restraint of the Kiev-Pechersk Lavra a preventive measure in the form of detention with an alternative to making a bail in the amount of more than UAH 33 million,"- the message reads.</text:p>
      <text:p text:style-name="P4">
As recalled in the prosecutor's office, the Metropolitan is suspected of denial of the armed aggression of the Russian Federation against Ukraine and violation of the equality of citizens depending on their Razova, national, regional affiliation and religious beliefs(Part 3st. 436-2, Part 2 of Art. 161 of the Criminal Code).</text:p>
      <text:p text:style-name="P4">
Бувши намісником Свято-Успенської Києво-Печерської лаври, підозрюванийпредставляв російську агресію як внутрішній громадянський конфлікт. Утелефонних розмовах з вірянами своїми висловами митрополит розпалювавнаціональну, регіональну й релігійну ворожнечі, що підтвердили висновкивідповідних експертиз.</text:p>
      <text:p text:style-name="P4">
<text:span text:style-name="T4">
Читайте також:</text:span>
 <text:a xlink:type="simple" xlink:href="https://www.ukrinform.ua/rubric-society/3735480-sbu-povidomila-pro-novu-pidozru-mitropolitu-upc-mp-pavlu.html" text:style-name="Internet_20_link" text:visited-style-name="Visited_20_Internet_20_Link">
 СБУ повідомила про нову підозру <text:span text:style-name="T4">
митрополит</text:span>
 у УПЦ МППавлу </text:a>
As reported by Ukrinform, on April 1, the examinant of the Kyiv-Pechersk Lavrythropolitan of the UOC-MP Pavel(Swan)<text:a xlink:type="simple" xlink:href="http://www.ukrinform.ua/rubric-society/3690193-sbu-vrucila-pidozru-mitropolitu-upc-mp-pavlu.html" text:style-name="Internet_20_link" text:visited-style-name="Visited_20_Internet_20_Link">
Suspicion was awarded</text:a>
in the incineration of inter -religious enmity.</text:p>
      <text:p text:style-name="P4">
The investigation found that in his public speeches, the Swan has repeatedly insulted the religious feelings of Ukrainians, degraded the views of believers of other denominations to form hostile moods to them, and also made statements that justified or denied the actions of the Russian Federation.</text:p>
      <text:p text:style-name="P4">
<text:span text:style-name="T4">
 Read also: </text:span>
 ["The Court Parked Mercedes for Two Month(https://www.ukrinform.ua/rubric-society/3690557-sud-zaparkuvav-mersedes-na-dva-misaci-reakcia-socmerez-na-arest-mitropolita-upc-mp-pavla.html)</text:p>
      <text:p text:style-name="P4">
News Source: <text:a xlink:type="simple" xlink:href="https://www.ukrinform.ua/rubric-society/3735990-sud-uzav-pid-vartu-mitropolita-upc-mp-pavla-zmi.html" text:style-name="Internet_20_link" text:visited-style-name="Visited_20_Internet_20_Link">
https://www.ukrinform.ua/rubric-society/3735990-sud-uzav-pid-vartu-mitropolita-upc-mp-pavla-zmi.html</text:a>
</text:p>
      <!--NEWS-->
      <text:h text:style-name="P10" text:outline-level="1">
<text:span text:style-name="T4">
Ukraine beats for goals in Russia's weapons of its own - Zaluzhny</text:span>
</text:h>
      <text:p text:style-name="P4">
Authors: Ukrinform (Person)</text:p>
      <text:p text:style-name="P4">
Publisher: Укринформ (Organization)</text:p>
      <text:p text:style-name="P4">
Published Time: 2023-07-14T22:14:32+03:00</text:p>
      <text:p text:style-name="P4">
Modified Time: 2023-07-14T22:14:32+03:00</text:p>
      <text:p text:style-name="P4">
Description: To defeat targets in the territory of the Russian Federation, Ukrainian forces use weapons of their own production - given the conditions of Western partners on the use of their long -range systems only for purpose in the occupied territory of Ukraine. - Ukrinform.</text:p>
      <text:p text:style-name="P4">
Images: ['<text:a xlink:type="simple" xlink:href="https://static.ukrinform.com/photos/2023_06/thumb_files/630_360_1687950352-550.jpg" text:style-name="Internet_20_link" text:visited-style-name="Visited_20_Internet_20_Link">
630_360_16879...</text:a>
']</text:p>
      <text:p text:style-name="P4">
Tags: ['ЗСУ', 'Валерій Залужний', 'Війна з Росією']</text:p>
      <text:p text:style-name="P4">
Type: Article</text:p>
      <!--METADATA-->
      <text:p text:style-name="P4">
<draw:frame draw:style-name="fr1" draw:name="Image62" text:anchor-type="as-char" svg:width="6.9236in" svg:height="3.956343in" draw:z-index="0">
<draw:image xlink:href="../Images/yкринформ/2023-07-14T22-14-32-03-00/630_360_1687950352-550.jpg" xlink:type="simple" xlink:show="embed" xlink:actuate="onLoad" draw:mime-type="image/jpeg"/>
</draw:frame>
To express targets in the Russian Federation, Ukrainian forces use weapons of their own production - given the conditions of Western partners on the use of their dial -shaped systems only for purpose in the occupied territory of Ukraine.</text:p>
      <text:p text:style-name="P4">
This was said in the <text:a xlink:type="simple" xlink:href="https://www.washingtonpost.com/world/2023/07/14/ukraine-military-valery-zaluzhny-russia/" text:style-name="Internet_20_link" text:visited-style-name="Visited_20_Internet_20_Link">
Interview of The Washington Post</text:a>
Commander -in -Chief of the Armed Forces of Ukraine General Valeryzaluzhny, reports Ukrinform.</text:p>
      <text:p text:style-name="P4">
“This is our problem, and we will solve how to destroy this enemy. He can be killed in his territory during the war. If our partners are afraid(For this purpose - ed.)their weapons, we are destroying(The enemy - ed.)But only as much as it is necessary, ”the Commander -in -Chief of the Armed Forces said.</text:p>
      <text:p text:style-name="P4">
<text:span text:style-name="T4">
 Read also: </text:span>
 <text:a xlink:type="simple" xlink:href="https://www.ukrinform.ua/rubric-society/3733213-zaluznomu-50-ak-u-socmerezi-vitaut-generala.html" text:style-name="Internet_20_link" text:visited-style-name="Visited_20_Internet_20_Link">
<text:span text:style-name="T4">
 Zaluzhn </text:span>
 y - 50: as in the social network greet the general</text:a>
In this connection, he stressed that it should be struck by hostile territories to save their own people.</text:p>
      <text:p text:style-name="P4">
As reported by Ukrinform, the forces of Defense of Ukraine <text:a xlink:type="simple" xlink:href="https://www.ukrinform.ua/rubric-ato/3735934-na-pivdni-trivae-nastup-sili-oboroni-zakripluutsa-na-zajnatih-rubezah.html" text:style-name="Internet_20_link" text:visited-style-name="Visited_20_Internet_20_Link">
continue the counter -offensive of the Tselitopol and Berdyansk directions</text:a>
and fixed on the reached boundaries. In the eastern directions, heavy fights are stored.</text:p>
      <text:p text:style-name="P4">
News Source: <text:a xlink:type="simple" xlink:href="https://www.ukrinform.ua/rubric-ato/3735991-ukraina-be-po-cilah-u-rosii-zbroeu-vlasnogo-virobnictva-zaluznij.html" text:style-name="Internet_20_link" text:visited-style-name="Visited_20_Internet_20_Link">
https://www.ukrinform.ua/rubric-ato/3735991-ukraina-be-po-cilah-u-rosii-zbroeu-vlasnogo-virobnictva-zaluznij.html</text:a>
</text:p>
      <!--NEWS-->
      <text:h text:style-name="P10" text:outline-level="1">
<text:span text:style-name="T4">
Zinchenko continues to recover after injury</text:span>
</text:h>
      <text:p text:style-name="P4">
Authors: Ukrinform (Person)</text:p>
      <text:p text:style-name="P4">
Publisher: Укринформ (Organization)</text:p>
      <text:p text:style-name="P4">
Published Time: 2023-07-14T22:28:35+03:00</text:p>
      <text:p text:style-name="P4">
Modified Time: 2023-07-14T22:28:35+03:00</text:p>
      <text:p text:style-name="P4">
Description: The Arsenal London Coaching Staff at the start of pre -season training will not be able to count on Ukrainian defender Alexander Zinchenko. - Ukrinform.</text:p>
      <text:p text:style-name="P4">
Images: ['<text:a xlink:type="simple" xlink:href="https://static.ukrinform.com/photos/2023_07/thumb_files/630_360_1689362863-383.jpg" text:style-name="Internet_20_link" text:visited-style-name="Visited_20_Internet_20_Link">
630_360_16893...</text:a>
']</text:p>
      <text:p text:style-name="P4">
Tags: None</text:p>
      <text:p text:style-name="P4">
Type: Article</text:p>
      <!--METADATA-->
      <text:p text:style-name="P4">
<draw:frame draw:style-name="fr1" draw:name="Image63" text:anchor-type="as-char" svg:width="6.9236in" svg:height="3.956343in" draw:z-index="0">
<draw:image xlink:href="../Images/yкринформ/2023-07-14T22-28-35-03-00/630_360_1689362863-383.jpg" xlink:type="simple" xlink:show="embed" xlink:actuate="onLoad" draw:mime-type="image/jpeg"/>
</draw:frame>
Arsenal's coaching headquarters at the start of the pre -season training cannot count on the Ukrainian defender Alexander Zinchenko.</text:p>
      <text:p text:style-name="P4">
As reports <text:a xlink:type="simple" xlink:href="https://www.football.london/arsenal-fc/news/arsenal-injury-news-odegaard-rice-27322466" text:style-name="Internet_20_link" text:visited-style-name="Visited_20_Internet_20_Link">
Football London</text:a>
, 26-year-old football player has to experience problems with the calf muscle, due to which he was injured in the infirmary at the end of last season, Ukrinform reports.</text:p>
      <text:p text:style-name="P4">
Due to the injury, the Ukrainian has already missed sparring with the German Nuremberg, and is not able to take part in the two closest controls against all stars of the American professional football league.(MLS)and Manchester United.</text:p>
      <text:p text:style-name="P4">
<text:span text:style-name="T4">
 Read also: </text:span>
 <text:a xlink:type="simple" xlink:href="https://www.ukrinform.ua/rubric-sports/3732368-sevcenko-ta-zincenko-prezentuvali-dizajn-futbolok-blagodijnogo-matcu-na-pidtrimku-ukraini.html" text:style-name="Internet_20_link" text:visited-style-name="Visited_20_Internet_20_Link">
Shevchenko and <text:span text:style-name="T4">
 Zinchenko </text:span>
 presented the design of a t -shirty match in support of Ukraine</text:a>
Recall that last season, which became for Zinchenko the first in Arsenal, he spent 33 matches in all the canonics in all tournaments, marking the one -sided goal and two productive programs.</text:p>
      <text:p text:style-name="P4">
News Source: <text:a xlink:type="simple" xlink:href="https://www.ukrinform.ua/rubric-sports/3735992-zincenko-prodovzue-vidnovluvatisa-pisla-travmi.html" text:style-name="Internet_20_link" text:visited-style-name="Visited_20_Internet_20_Link">
https://www.ukrinform.ua/rubric-sports/3735992-zincenko-prodovzue-vidnovluvatisa-pisla-travmi.html</text:a>
</text:p>
      <!--NEWS-->
      <text:h text:style-name="P10" text:outline-level="1">
<text:span text:style-name="T4">
Grain yields this year will be reduced by no more than 5% - Ministry of Agrarian Policy</text:span>
</text:h>
      <text:p text:style-name="P4">
Authors: Ukrinform (Person)</text:p>
      <text:p text:style-name="P4">
Publisher: Укринформ (Organization)</text:p>
      <text:p text:style-name="P4">
Published Time: 2023-07-14T22:30:00+03:00</text:p>
      <text:p text:style-name="P4">
Modified Time: 2023-07-14T22:30:00+03:00</text:p>
      <text:p text:style-name="P4">
Description: The Ministry of Agrarian Policy and Food predicts the total decrease in grain yields within 5% compared to last year. - Ukrinform.</text:p>
      <text:p text:style-name="P4">
Images: ['<text:a xlink:type="simple" xlink:href="https://static.ukrinform.com/photos/2023_04/thumb_files/630_360_1681735786-118.jpg" text:style-name="Internet_20_link" text:visited-style-name="Visited_20_Internet_20_Link">
630_360_16817...</text:a>
']</text:p>
      <text:p text:style-name="P4">
Tags: ['Мінагро', 'Сільське господарство', 'Зерно', 'Врожай', 'Єдині новини']</text:p>
      <text:p text:style-name="P4">
Type: Article</text:p>
      <!--METADATA-->
      <text:p text:style-name="P4">
<draw:frame draw:style-name="fr1" draw:name="Image64" text:anchor-type="as-char" svg:width="6.9236in" svg:height="3.956343in" draw:z-index="0">
<draw:image xlink:href="../Images/yкринформ/2023-07-14T22-30-00-03-00/630_360_1681735786-118.jpg" xlink:type="simple" xlink:show="embed" xlink:actuate="onLoad" draw:mime-type="image/jpeg"/>
</draw:frame>
In the Ministry of Agrarian Policy and Foods, the total decrease in grain yields within 5% compared to last year.</text:p>
      <text:p text:style-name="P4">
About it on the air of the nationwide marathon "The only news" <text:a xlink:type="simple" xlink:href="https://www.facebook.com/mapfu2021" text:style-name="Internet_20_link" text:visited-style-name="Visited_20_Internet_20_Link">
reported</text:a>
Deputy Minister of Agrarian Policy Taras Vysotsky, Ukrinform correspondent reports.</text:p>
      <text:p text:style-name="P4">
“It is still difficult to compare the final numbers with the previous year, as we see a delay with vegetation, maturation and collection for 2-3 weeks this year. But if you look at the phase of the harvests themselves, then it remains less than last year, ”Vysotsky said.</text:p>
      <text:p text:style-name="P4">
He stressed that less than 10-15%are currently being recorded, but the next weeks will be key to more accurate forecasts.</text:p>
      <text:p text:style-name="P4">
"In general, as a result of harvesting at least an early grain group, we expect that the yield will be reduced, but not more than 5% until last year. Let us look at this delay with the growing season and the weather factor, the boefinish harvesting of the early grain group will not be Earlier, ”the deputy minister added.</text:p>
      <text:p text:style-name="P4">
<text:span text:style-name="T4">
 Read also: </text:span>
 <text:a xlink:type="simple" xlink:href="https://www.ukrinform.ua/rubric-economy/3728906-ukrainski-fermeri-ocikuut-visoku-vrozajnist-psenici.html" text:style-name="Internet_20_link" text:visited-style-name="Visited_20_Internet_20_Link">
Ukrainian farmers expect high wheat yield</text:a>
As reported in Ukraine as of July 14, 2.157 million tonnes were harvested <text:a xlink:type="simple" xlink:href="https://www.ukrinform.ua/tag-zerno" text:style-name="Internet_20_link" text:visited-style-name="Visited_20_Internet_20_Link">
grain</text:a>
and legumes on an area of 643,8 thousand. ha at yield of 33.5 c/ha.</text:p>
      <text:p text:style-name="P4">
News Source: <text:a xlink:type="simple" xlink:href="https://www.ukrinform.ua/rubric-economy/3735988-urozajnist-zernovih-cogoric-znizitsa-ne-bils-ak-na-5-minagropolitiki.html" text:style-name="Internet_20_link" text:visited-style-name="Visited_20_Internet_20_Link">
https://www.ukrinform.ua/rubric-economy/3735988-urozajnist-zernovih-cogoric-znizitsa-ne-bils-ak-na-5-minagropolitiki.html</text:a>
</text:p>
      <!--NEWS-->
      <text:h text:style-name="P10" text:outline-level="1">
<text:span text:style-name="T4">
The Russian Federation tries to create a world where not only freedom but also a person is Zelensky</text:span>
</text:h>
      <text:p text:style-name="P4">
Authors: Ukrinform (Person)</text:p>
      <text:p text:style-name="P4">
Publisher: Укринформ (Organization)</text:p>
      <text:p text:style-name="P4">
Published Time: 2023-07-14T22:38:00+03:00</text:p>
      <text:p text:style-name="P4">
Modified Time: 2023-07-14T22:38:00+03:00</text:p>
      <text:p text:style-name="P4">
Description: The President of Ukraine participated in the conference with the involvement of the leaders of the largest and most promising global companies, investors and philanthropists - Allen &amp; Co. Sun Valley Conference. - Ukrinform.</text:p>
      <text:p text:style-name="P4">
Images: ['<text:a xlink:type="simple" xlink:href="https://static.ukrinform.com/photos/2023_06/thumb_files/630_360_1685626140-135.jpg" text:style-name="Internet_20_link" text:visited-style-name="Visited_20_Internet_20_Link">
630_360_16856...</text:a>
']</text:p>
      <text:p text:style-name="P4">
Tags: ['Інвестиції', 'Права людини', 'Зеленський', 'Конференція', 'Війна з Росією']</text:p>
      <text:p text:style-name="P4">
Type: Article</text:p>
      <!--METADATA-->
      <text:p text:style-name="P4">
<draw:frame draw:style-name="fr1" draw:name="Image65" text:anchor-type="as-char" svg:width="6.9236in" svg:height="3.956343in" draw:z-index="0">
<draw:image xlink:href="../Images/yкринформ/2023-07-14T22-38-00-03-00/630_360_1685626140-135.jpg" xlink:type="simple" xlink:show="embed" xlink:actuate="onLoad" draw:mime-type="image/jpeg"/>
</draw:frame>
The President of Ukraine took part in a conference with the involvement of the leaders of the largest tani -spectacular global companies, investors and philanthropists - Allen &amp; Co. Sun Valley Conference.</text:p>
      <text:p text:style-name="P4">
Volodymyr Zelenskyy reported this in <text:a xlink:type="simple" xlink:href="https://twitter.com/ZelenskyyUa/status/1679930444249219083" text:style-name="Internet_20_link" text:visited-style-name="Visited_20_Internet_20_Link">
Twitter</text:a>
, reports Ukrinform.</text:p>
      <text:p text:style-name="P4">
"Of course, we talked about the Russian war against Ukraine and freedom, about the naming, about Ukraine victory and investments in Ukraine we fight for our country. We are fighting for our people. But the deep meaning of this war is that we are fighting for such life - Not only for our country, - in which the value is freedom, "the President said.</text:p>
      <text:p text:style-name="P4">
According to him, none of the present at the conference would become who he is, on the land controlled by Russia or which the Russian dictatorship claims. Their ideas and talents, their companies would not be able to succeed where arrivals arrived.</text:p>
      <text:p text:style-name="P4">
<text:span text:style-name="T4">
 Read also: </text:span>
 <text:a xlink:type="simple" xlink:href="https://www.ukrinform.ua/rubric-polytics/3735536-zelenskij-obgovoriv-iz-prezidentom-par-pidgotovku-do-globalnogo-samitu-miru.html" text:style-name="Internet_20_link" text:visited-style-name="Visited_20_Internet_20_Link">
<text:span text:style-name="T4">
 Zelensky </text:span>
 discussed with the President of South Africa Preparation of the Prime Summit of Peace</text:a>
"This is another world that tries to create a Russian dictatorship. A world in which not only freedom but also man matters. It is not the world that our world has. That is why we are fighting. That is why we must win," -said <text:a xlink:type="simple" xlink:href="https://www.ukrinform.ua/tag-zelenskij" text:style-name="Internet_20_link" text:visited-style-name="Visited_20_Internet_20_Link">
 Zelensky</text:a>
.</text:p>
      <text:p text:style-name="P4">
The head of the Ukrainian state expressed gratitude to all in the world who helps Ukraine in achieving victory.</text:p>
      <text:p text:style-name="P4">
<text:span text:style-name="T5">
Foto: op</text:span>
</text:p>
      <text:p text:style-name="P4">
News Source: <text:a xlink:type="simple" xlink:href="https://www.ukrinform.ua/rubric-polytics/3735995-rf-namagaetsa-stvoriti-svit-de-ne-mae-znacenna-ne-tilki-svoboda-a-j-ludina-zelenskij.html" text:style-name="Internet_20_link" text:visited-style-name="Visited_20_Internet_20_Link">
https://www.ukrinform.ua/rubric-polytics/3735995-rf-namagaetsa-stvoriti-svit-de-ne-mae-znacenna-ne-tilki-svoboda-a-j-ludina-zelenskij.html</text:a>
</text:p>
      <!--NEWS-->
      <text:h text:style-name="P10" text:outline-level="1">
<text:span text:style-name="T4">
Zaluzhny about Crimea's de -occupation: When possible, no one will stop me</text:span>
</text:h>
      <text:p text:style-name="P4">
Authors: Ukrinform (Person)</text:p>
      <text:p text:style-name="P4">
Publisher: Укринформ (Organization)</text:p>
      <text:p text:style-name="P4">
Published Time: 2023-07-14T22:45:00+03:00</text:p>
      <text:p text:style-name="P4">
Modified Time: 2023-07-14T22:45:00+03:00</text:p>
      <text:p text:style-name="P4">
Description: Commander of the Armed Forces of Ukraine, General Valery Zaluzhny, is firmly set to start the liberation of Crimea from the Russian occupation as soon as the appropriate opportunities appear. - Ukrinform.</text:p>
      <text:p text:style-name="P4">
Images: ['<text:a xlink:type="simple" xlink:href="https://static.ukrinform.com/photos/2023_07/thumb_files/630_360_1688458884-965.jpg" text:style-name="Internet_20_link" text:visited-style-name="Visited_20_Internet_20_Link">
630_360_16884...</text:a>
']</text:p>
      <text:p text:style-name="P4">
Tags: ['Крим', 'Валерій Залужний', 'Війна з Росією']</text:p>
      <text:p text:style-name="P4">
Type: Article</text:p>
      <!--METADATA-->
      <text:p text:style-name="P4">
<draw:frame draw:style-name="fr1" draw:name="Image66" text:anchor-type="as-char" svg:width="6.9236in" svg:height="3.956343in" draw:z-index="0">
<draw:image xlink:href="../Images/yкринформ/2023-07-14T22-45-00-03-00/630_360_1688458884-965.jpg" xlink:type="simple" xlink:show="embed" xlink:actuate="onLoad" draw:mime-type="image/jpeg"/>
</draw:frame>
General Valery Zaluzhny, the commander of the weapons of Ukraine, to solidify the liberation of Crimea from the Russian occupation as soon as the appropriate opportunities will appear.</text:p>
      <text:p text:style-name="P4">
He stated this in the <text:a xlink:type="simple" xlink:href="https://www.washingtonpost.com/world/2023/07/14/ukraine-military-valery-zaluzhny-russia/" text:style-name="Internet_20_link" text:visited-style-name="Visited_20_Internet_20_Link">
Interview of The Washington Post</text:a>
, reports Ukrinform.</text:p>
      <text:p text:style-name="P4">
“As soon as I have an opportunity, I will do something. I will not stop me - Meneny will not stop, ”Zaluzhny said.</text:p>
      <text:p text:style-name="P4">
<text:span text:style-name="T4">
 Read also: </text:span>
 [Ukraine beats in Russia's weapons of its own production - <text:span text:style-name="T4">
 Zaluzhn </text:span>
 s(https://www.ukrinform.ua/rubric-ato/3735991-ukraina-be-po-cilah-u-rosii-zbroeu-vlasnogo-virobnictva-zaluznij.html)At the same time, the publication emphasizes that the Ukrainian General expresses his intention to release Crimea frankly - despite the fact that some Western officials express the excitement, what will be Putin's response in this case.</text:p>
      <text:p text:style-name="P4">
In addition, Zaluzhny said in an interview that Ukraine needs more cottages, although partners are trying to meet the demand with their best.</text:p>
      <text:p text:style-name="P4">
"The more Ukraine will be able to shoot, holding back the Russian forces, the less it is the loss," - quotes the newspaper of the Ukrainian general.</text:p>
      <text:p text:style-name="P4">
<text:span text:style-name="T4">
 Read also: </text:span>
 <text:a xlink:type="simple" xlink:href="https://www.ukrinform.ua/rubric-regions/3735858-rosiani-dopituut-na-poligrafi-ukrainciv-aki-peretinaut-adminmezu-z-krimom.html" text:style-name="Internet_20_link" text:visited-style-name="Visited_20_Internet_20_Link">
Russians interrogate on the polygraph of Ukrainians who intersect administer from <text:span text:style-name="T4">
 Crimea </text:span>
 ohm</text:a>
According to Ukrinform, according to Ukrainian intelligence, the Russians have been preparing for the defense of the Crimea, creating the prepared echelorated defense](https://www.ukrinform.ua/rubric-crimea/3735807-rozvidka-v-krimu-rosiani-rozgladaut-rizni-scenarii-odin-iz-nih-vidstup.html)In several lines, including fortifications, engineering structures, multi -kilometer trenches. However, Russian invaders in the temporarily occupied Crime are considering various scenarios, one of them is a retreat from the peninsula.</text:p>
      <text:p text:style-name="P4">
News Source: <text:a xlink:type="simple" xlink:href="https://www.ukrinform.ua/rubric-crimea/3735994-zaluznij-pro-deokupaciu-krimu-koli-zavitsa-mozlivist-mene-nihto-ne-zupinit.html" text:style-name="Internet_20_link" text:visited-style-name="Visited_20_Internet_20_Link">
https://www.ukrinform.ua/rubric-crimea/3735994-zaluznij-pro-deokupaciu-krimu-koli-zavitsa-mozlivist-mene-nihto-ne-zupinit.html</text:a>
</text:p>
      <!--NEWS-->
      <text:h text:style-name="P10" text:outline-level="1">
<text:span text:style-name="T4">
The National Police began to transmit Interpol data about collaborators who fled to Europe</text:span>
</text:h>
      <text:p text:style-name="P4">
Authors: Ukrinform (Person)</text:p>
      <text:p text:style-name="P4">
Publisher: Укринформ (Organization)</text:p>
      <text:p text:style-name="P4">
Published Time: 2023-07-14T23:04:00+03:00</text:p>
      <text:p text:style-name="P4">
Modified Time: 2023-07-14T23:04:00+03:00</text:p>
      <text:p text:style-name="P4">
Description: Data on traitors and collaborators from Kharkiv region, who may be in the territory of European countries, began to be introduced into the Interpol base. - Ukrinform.</text:p>
      <text:p text:style-name="P4">
Images: ['<text:a xlink:type="simple" xlink:href="https://static.ukrinform.com/photos/2018_05/thumb_files/630_360_1526643025-2305.jpg" text:style-name="Internet_20_link" text:visited-style-name="Visited_20_Internet_20_Link">
630_360_15266...</text:a>
']</text:p>
      <text:p text:style-name="P4">
Tags: ['Євросоюз', 'Інтерпол', 'Поліція', 'Харківщина', 'Колаборант']</text:p>
      <text:p text:style-name="P4">
Type: Article</text:p>
      <!--METADATA-->
      <text:p text:style-name="P4">
<draw:frame draw:style-name="fr1" draw:name="Image67" text:anchor-type="as-char" svg:width="6.9236in" svg:height="3.956343in" draw:z-index="0">
<draw:image xlink:href="../Images/yкринформ/2023-07-14T23-04-00-03-00/630_360_1526643025-2305.jpg" xlink:type="simple" xlink:show="embed" xlink:actuate="onLoad" draw:mime-type="image/jpeg"/>
</draw:frame>
The data of prodaries and collaborators from Kharkiv region, who may be in the territory of European countries, began to be introduced into the Interpol base.</text:p>
      <text:p text:style-name="P4">
He wrote about it in <text:a xlink:type="simple" xlink:href="https://www.facebook.com/permalink.php" text:style-name="Internet_20_link" text:visited-style-name="Visited_20_Internet_20_Link">
Facebook</text:a>
Head of the Investigation Department of the National Police in Kharkiv Oblast Sergiybolvinov, Ukrinform reports.</text:p>
      <text:p text:style-name="P4">
“A peaceful life in the EU countries for our collaborators is coming to an end - it has started working with Interpol. The first in Ukraine we test the scheme, as not to the providers and the accomplices of the occupiers to "settle" and hide in a civilized world. We have already started, 25 such fugitives were sent to the database, ” - reported.</text:p>
      <text:p text:style-name="P4">
He noted that "there are many cases" when yesterday's fans of the Russian Federation and its army are not hidden in the territory of the aggressor country, namely in <text:a xlink:type="simple" xlink:href="https://www.ukrinform.ua/tag-evrosouz" text:style-name="Internet_20_link" text:visited-style-name="Visited_20_Internet_20_Link">
EU</text:a>
, at the same time, they position themselves as the people of war.</text:p>
      <text:p text:style-name="P4">
“We inform foreign colleagues that these people are not" victims of war "or political refugees who try to look there, but suspected of crime in Ukraine. We are assisted by real -Ukrainian Ukrainians who provide investigators and investigators about the location of the locals - collaborators, ”said the head of the Investigation Department.</text:p>
      <text:p text:style-name="P4">
<text:span text:style-name="T4">
 Read also: </text:span>
 [Lugansk <text:span text:style-name="T4">
 collaborator </text:span>
 and prepare for escape to Russia -center(https://www.ukrinform.ua/rubric-regions/3734585-luganski-kolaboranti-gotuutsa-do-vteci-v-rosiu-centr-nacsprotivu.html)As it was reported, in the Kharkiv region in the state treason <text:a xlink:type="simple" xlink:href="https://www.ukrinform.ua/rubric-regions/3691057-na-harkivsini-miscevij-deputatci-vid-opzz-ogolosili-pidozru-v-derzzradi.html" text:style-name="Internet_20_link" text:visited-style-name="Visited_20_Internet_20_Link">
suspected</text:a>
A deputy of the Izium City Council from the forbidden political party "Opposition Platform - Living", which was prepared for the pseudo -referendum.</text:p>
      <text:p text:style-name="P4">
News Source: <text:a xlink:type="simple" xlink:href="https://www.ukrinform.ua/rubric-regions/3735997-nacpolicia-pocala-peredavati-interpolu-dani-pro-kolaborantiv-aki-vtekli-do-evropi.html" text:style-name="Internet_20_link" text:visited-style-name="Visited_20_Internet_20_Link">
https://www.ukrinform.ua/rubric-regions/3735997-nacpolicia-pocala-peredavati-interpolu-dani-pro-kolaborantiv-aki-vtekli-do-evropi.html</text:a>
</text:p>
      <!--NEWS-->
      <text:h text:style-name="P10" text:outline-level="1">
<text:span text:style-name="T4">
Ukraine will not sign any documents from the Russian Federation when purchasing reactors in Bulgaria - Energoatom</text:span>
</text:h>
      <text:p text:style-name="P4">
Authors: Ukrinform (Person)</text:p>
      <text:p text:style-name="P4">
Publisher: Укринформ (Organization)</text:p>
      <text:p text:style-name="P4">
Published Time: 2023-07-14T23:25:00+03:00</text:p>
      <text:p text:style-name="P4">
Modified Time: 2023-07-14T23:25:00+03:00</text:p>
      <text:p text:style-name="P4">
Description: Energoatom stated that they were not going to sign an agreement with the Russian Federation when buying nuclear reactors and other Russian production equipment in Bulgaria. - Ukrinform.</text:p>
      <text:p text:style-name="P4">
Images: ['<text:a xlink:type="simple" xlink:href="https://static.ukrinform.com/photos/2023_03/thumb_files/630_360_1679389838-404.jpg" text:style-name="Internet_20_link" text:visited-style-name="Visited_20_Internet_20_Link">
630_360_16793...</text:a>
']</text:p>
      <text:p text:style-name="P4">
Tags: ['Болгарія', 'Енергоатом', 'Атомна енергетика']</text:p>
      <text:p text:style-name="P4">
Type: Article</text:p>
      <!--METADATA-->
      <text:p text:style-name="P4">
<draw:frame draw:style-name="fr1" draw:name="Image68" text:anchor-type="as-char" svg:width="6.9236in" svg:height="3.956343in" draw:z-index="0">
<draw:image xlink:href="../Images/yкринформ/2023-07-14T23-25-00-03-00/630_360_1679389838-404.jpg" xlink:type="simple" xlink:show="embed" xlink:actuate="onLoad" draw:mime-type="image/jpeg"/>
</draw:frame>
Energoatom stated that they were not going to sign an agreement with the Russian Federation when buying nuclear reactors and other energy production equipment.</text:p>
      <text:p text:style-name="P4">
Energoatom reported in <text:a xlink:type="simple" xlink:href="http://t.me/energoatom_ua/13962" text:style-name="Internet_20_link" text:visited-style-name="Visited_20_Internet_20_Link">
telegram</text:a>
Commenting on the opinion of expert Nikolai Steinberg, who had previously <text:a xlink:type="simple" xlink:href="http://www.ukrinform.ua/rubric-economy/3735408-dla-kupivli-adernih-reaktoriv-u-bolgarii-treba-bude-pidpisati-ugodu-z-rosieu-ekspert.html" text:style-name="Internet_20_link" text:visited-style-name="Visited_20_Internet_20_Link">
published</text:a>
Ukrinform.</text:p>
      <text:p text:style-name="P4">
“We inform that negotiations with the Bulgaria Government to buy two -core reactorial installations to install them on the sites of unfinished energy blocks №№ 3, 4 Khmelnitsky NPPs are really ongoing. This in his commentary, the Minister of Energy of Ukraine Herman Galushchenko was confirmed earlier. But despite Mykola Steinberg's statements, Ukraine does not make any negotiations and does not sign any documents with Russia, ”the company said.</text:p>
      <text:p text:style-name="P4">
It is emphasized that the installation of reactorial installations, subject to successful transamines with the Bulgarian side, will be carried out together with international partners of Energoatom, in particular by the US company Westinghouse, with which agreements on the construction of new units in Ukraine have been drawn up.</text:p>
      <text:p text:style-name="P4">
"At the same time, Ukraine will in no way depend on the aggressor country in any maintenance of the above equipment,"-added to the facility.</text:p>
      <text:p text:style-name="P4">
In addition, Energoatom reported that currently JSC KIEP and DP NDIBK conducts the elements, structures and units of unfinished buildings and structures(https://www.ukrinform.ua/tag-aes). У межах техніко-економічних обґрунтувань підтвердили можливість використаннянаявних конструкцій для подальшого завершення будівництва обох блоків.</text:p>
      <text:p text:style-name="P4">
<text:span text:style-name="T4">
Читайте також:</text:span>
 <text:a xlink:type="simple" xlink:href="https://www.ukrinform.ua/rubric-economy/3734839-ukraina-domovlaetsa-z-bolgarieu-pro-kupivlu-rosijskih-adernih-reaktoriv-galusenko.html" text:style-name="Internet_20_link" text:visited-style-name="Visited_20_Internet_20_Link">
 Україна домовляється з Болгарією про купівлю російськихядерних <text:span text:style-name="T4">
реакторів</text:span>
 - Галущенко </text:a>
As of the beginning of July 2023, the results of the survey confirmed the relevance of the conclusions of specialized expert organizations on the ability to build power units on those building structures that were more erected, added in energy atoma.</text:p>
      <text:p text:style-name="P4">
At the same time, the press service of Energoatom claims that Ukrinform did not apply for an explanation of this issue.As reported by Western media, Ukraine is close to the conclusion of the agreement with Bulgaria and the purchase of two nuclear reactors of Russian production and other critical energy equipment. Under the agreement, the Bulgarian State Energy Company NEK had to sell NAEK Energoatom Equipment with unfinished NPP "Belen" at least 600 million euros.</text:p>
      <text:p text:style-name="P4">
<text:span text:style-name="T4">
 Read also: </text:span>
 [<text:span text:style-name="T4">
 Energoatom </text:span>
 Issued all nuclear stations of Ukraine(https://www.ukrinform.ua/rubric-economy/3734196-energoatom-zastrahuvav-usi-atomni-stancii-ukraini-na-vipadok-adernogo-incidentu.html)On July 12, this information was confirmed by the Minister of Energetics Galushchenko during the conference, saying that the reactors are being installed jointly by the Vestinghouse.</text:p>
      <text:p text:style-name="P4">
Subsequently, the former chief engineer of the Chornobyl NPP, expirer Minister and Energy(2002-2006.)Mykola Steinberg expressed the opinion that a tripartite agreement between Ukraine, Bulgaria and Russia should be signed to purchase reactors and such equipment.</text:p>
      <text:p text:style-name="P4">
Energy expert Igor Maskalevich <text:a xlink:type="simple" xlink:href="http://www.ukrinform.ua/rubric-economy/3735878-ukraina-matime-tehnicni-problemi-iz-vstanovlennam-bolgarskih-reaktoriv-ekspert.html" text:style-name="Internet_20_link" text:visited-style-name="Visited_20_Internet_20_Link">
noted</text:a>
that in the case of Ukraine's atomic reactors of Russian production in Bulgaria, technical problems with their installation and subsequent technical service can be exted to.</text:p>
      <text:p text:style-name="P4">
News Source: <text:a xlink:type="simple" xlink:href="https://www.ukrinform.ua/rubric-economy/3736002-ukraina-ne-pidpisuvatime-zodnih-dokumentiv-z-rf-pri-zakupivli-reaktoriv-u-bolgarii-energoatom.html" text:style-name="Internet_20_link" text:visited-style-name="Visited_20_Internet_20_Link">
https://www.ukrinform.ua/rubric-economy/3736002-ukraina-ne-pidpisuvatime-zodnih-dokumentiv-z-rf-pri-zakupivli-reaktoriv-u-bolgarii-energoatom.html</text:a>
</text:p>
      <!--NEWS-->
      <text:h text:style-name="P10" text:outline-level="1">
<text:span text:style-name="T4">
In Canada, a temporary migration program is expired for Ukrainians</text:span>
</text:h>
      <text:p text:style-name="P4">
Authors: Ukrinform (Person)</text:p>
      <text:p text:style-name="P4">
Publisher: Укринформ (Organization)</text:p>
      <text:p text:style-name="P4">
Published Time: 2023-07-14T23:42:00+03:00</text:p>
      <text:p text:style-name="P4">
Modified Time: 2023-07-14T23:42:00+03:00</text:p>
      <text:p text:style-name="P4">
Description: On Saturday, July 15, the Canadian-Ukrainian permission for emergency trips (Cuaet), which gives Ukrainians the urgent receipt of three years of work and residence in Canada, financial assistance and temporary free settlement. - Ukrinform.</text:p>
      <text:p text:style-name="P4">
Images: ['<text:a xlink:type="simple" xlink:href="https://static.ukrinform.com/photos/2023_06/thumb_files/630_360_1686403906-222.jpg" text:style-name="Internet_20_link" text:visited-style-name="Visited_20_Internet_20_Link">
630_360_16864...</text:a>
']</text:p>
      <text:p text:style-name="P4">
Tags: ['Канада', 'Міграційна служба', 'допомога']</text:p>
      <text:p text:style-name="P4">
Type: Article</text:p>
      <!--METADATA-->
      <text:p text:style-name="P4">
<draw:frame draw:style-name="fr1" draw:name="Image69" text:anchor-type="as-char" svg:width="6.9236in" svg:height="3.956343in" draw:z-index="0">
<draw:image xlink:href="../Images/yкринформ/2023-07-14T23-42-00-03-00/630_360_1686403906-222.jpg" xlink:type="simple" xlink:show="embed" xlink:actuate="onLoad" draw:mime-type="image/jpeg"/>
</draw:frame>
On Saturday, July 15, the Canadian-Ukrainian Permission for Emergency Trips coincides(Cure)which gives Ukrainians the urgent receipt of three years of residence and residence in Canada, financial assistance and temporary free settlement.</text:p>
      <text:p text:style-name="P4">
This was reported by Ukrinform correspondent.</text:p>
      <text:p text:style-name="P4">
The program declared in the Canadian government in March 2022 was not extended. Thus, July 15 is the last day of receipt of applications from the Ukrainians who want to use this migration program. Inquirement for work permission, financial and other state aid, the owners should come to Canada by March 31, 2024, and will be assisted by March 2025.</text:p>
      <text:p text:style-name="P4">
<text:span text:style-name="T4">
 Read also: </text:span>
 <text:a xlink:type="simple" xlink:href="https://www.ukrinform.ua/rubric-society/3735428-osnovna-hvila-emigracii-ukrainciv-cerez-vijnu-z-rosieu-vze-vidbulasa-eksperti.html" text:style-name="Internet_20_link" text:visited-style-name="Visited_20_Internet_20_Link">
the main wave of emigration of Ukrainians through the war with Russia all happened - experts</text:a>
As it was reported, since the announcement of the Cuaet program, Canada has received more than 1.1 million applications from Ukrainians, of which almost 800 thousand have been approved. At the same time, less than 167 thousand people arrived in Canada.</text:p>
      <text:p text:style-name="P4">
Ukrainians who escape from the war can fly to Canada for free and live in the hotel. They can also receive a one -time payment of the Federal Government and monthly financial support from the province of the province will stop. They are available free language courses and increases.</text:p>
      <text:p text:style-name="P4">
News Source: <text:a xlink:type="simple" xlink:href="https://www.ukrinform.ua/rubric-society/3735938-u-kanadi-splivae-termin-dii-timcasovoi-migracijnoi-programi-dla-ukrainciv.html" text:style-name="Internet_20_link" text:visited-style-name="Visited_20_Internet_20_Link">
https://www.ukrinform.ua/rubric-society/3735938-u-kanadi-splivae-termin-dii-timcasovoi-migracijnoi-programi-dla-ukrainciv.html</text:a>
</text:p>
      <!--NEWS-->
      <text:h text:style-name="P10" text:outline-level="1">
<text:span text:style-name="T4">
Ukrainian Basketball "Youth" came out to the semifinals of Euro-2023, beating the Netherlands</text:span>
</text:h>
      <text:p text:style-name="P4">
Authors: Ukrinform (Person)</text:p>
      <text:p text:style-name="P4">
Publisher: Укринформ (Organization)</text:p>
      <text:p text:style-name="P4">
Published Time: 2023-07-14T23:58:00+03:00</text:p>
      <text:p text:style-name="P4">
Modified Time: 2023-07-14T23:58:00+03:00</text:p>
      <text:p text:style-name="P4">
Description: Basketball (players under 20 years old) made its way to the 1/2 Division finals in the European Championship. - Ukrinform.</text:p>
      <text:p text:style-name="P4">
Images: ['<text:a xlink:type="simple" xlink:href="https://static.ukrinform.com/photos/2023_07/thumb_files/630_360_1689367858-676.jpg" text:style-name="Internet_20_link" text:visited-style-name="Visited_20_Internet_20_Link">
630_360_16893...</text:a>
']</text:p>
      <text:p text:style-name="P4">
Tags: ['Баскетбол']</text:p>
      <text:p text:style-name="P4">
Type: Article</text:p>
      <!--METADATA-->
      <text:p text:style-name="P4">
<draw:frame draw:style-name="fr1" draw:name="Image70" text:anchor-type="as-char" svg:width="6.9236in" svg:height="3.956343in" draw:z-index="0">
<draw:image xlink:href="../Images/yкринформ/2023-07-14T23-58-00-03-00/630_360_1689367858-676.jpg" xlink:type="simple" xlink:show="embed" xlink:actuate="onLoad" draw:mime-type="image/jpeg"/>
</draw:frame>
Basketball Youth Team(Players under 20 years)She made her way to 1/2 of the Finally Imperial Cup.</text:p>
      <text:p text:style-name="P4">
In the quarterfinal duel euro U20 Blue and Yellows overhanged the teams in the score of 67:49(21:14, 10:15, 17:13, 19:7), reports Ukrinform.</text:p>
      <text:p text:style-name="P4">
A ticket to the final of the competition, the team of Dmitry Zabirchenko is playing with basketball player Macedonia, who beat peers from the United Kingdom - 66:49(17:11, 15:10, 13:15, 21:13).</text:p>
      <text:p text:style-name="P4">
В іншому матчі 1/2 фіналу зустрінуться команди Чехії та Швеції, яка здолалазбірну Швейцарії - 84:72 (10:16, 22:20, 29:11, 23:25).</text:p>
      <text:p text:style-name="P4">
<text:span text:style-name="T4">
Читайте також:</text:span>
 <text:a xlink:type="simple" xlink:href="https://www.ukrinform.ua/rubric-sports/3735788-dvoe-basketbolistiv-zbirnoi-ukraini-u20-pretenduut-na-zvanna-mvp-evro.html" text:style-name="Internet_20_link" text:visited-style-name="Visited_20_Internet_20_Link">
 Двоє <text:span text:style-name="T4">
баскетбол</text:span>
 істів збірної України U20 претендуютьна звання MVP Євро </text:a>
The finalists and the winner of the match for the third place - will be raised in the classroom and will lift the Division and the youth championship of Europe.</text:p>
      <text:p text:style-name="P4">
Photo: FBU.</text:p>
      <text:p text:style-name="P4">
News Source: <text:a xlink:type="simple" xlink:href="https://www.ukrinform.ua/rubric-sports/3736003-ukrainska-basketbolna-molodizka-vijsla-do-pivfinalu-evro2023-obigravsi-niderlandi.html" text:style-name="Internet_20_link" text:visited-style-name="Visited_20_Internet_20_Link">
https://www.ukrinform.ua/rubric-sports/3736003-ukrainska-basketbolna-molodizka-vijsla-do-pivfinalu-evro2023-obigravsi-niderlandi.html</text:a>
</text:p>
      <!--NEWS-->
      <text:h text:style-name="P10" text:outline-level="1">
<text:span text:style-name="T4">
Ukraine's defense forces continue to keep the initiative - Sergey Cherevaty</text:span>
</text:h>
      <text:p text:style-name="P4">
Author: ['Микола Блонар']</text:p>
      <text:p text:style-name="P4">
Time: 2023-07-14T24:00:00-04:00</text:p>
      <text:p text:style-name="P4">
Description: PID Hour Direct Efir in the telemarathon “єini novel” Rechnik of the scheduled ugiSk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herevatyj-bahmut-2.jpg" text:style-name="Internet_20_link" text:visited-style-name="Visited_20_Internet_20_Link">
cherevatyj-bahmut-2.jpg</text:a>
']</text:p>
      <text:p text:style-name="P4">
Tags: ['СЕРГІЙ ЧЕРЕВАТИЙ']</text:p>
      <text:p text:style-name="P4">
Category: News</text:p>
      <!--METADATA-->
      <text:p text:style-name="P4">
<draw:frame draw:style-name="fr1" draw:name="Image71" text:anchor-type="as-char" svg:width="6.9236in" svg:height="4.32725in" draw:z-index="0">
<draw:image xlink:href="../Images/AРМІЯINFORM/2023-07-14T24-00-00-04-00/cherevatyj-bahmut-2.jpg" xlink:type="simple" xlink:show="embed" xlink:actuate="onLoad" draw:mime-type="image/jpeg"/>
</draw:frame>
Colonel Sergey Cherevaty. Collage Armyinform</text:p>
      <text:p text:style-name="P4">
During the live broadcast of the "One News", a spokesman for the Eastern Urgent Troops of the Armed Forces of Ukraine on strategic communications, Colonel Sergiy Cherevaty told about the situation in eastern Ukraine and, in particular, in the city of Bakhmut.</text:p>
      <text:p text:style-name="P4">
On the Bakhmut Forces of Defense of Ukraine, they continue to press on the enemy, although it is not intended to perform a counterattack. The Russians 406 times were fired at the Ukrainian military with different types of artillery, 12 combat jams took place. More than 70 invaders were destroyed, more than 150 Russian invaders were injured and two were captured. Two enemy tanks and 4 -codenov BMPs were summed up. Also destroyed the rocket launch system and warehouses from BCROSIA invaders and two UAVs.</text:p>
      <text:p text:style-name="P4">
According to Colonel Sergei Cherevatov, there are some promotion of Ukrainian troops of Bakhmut.</text:p>
      <ul>
        <li>
some step -by -step work continues to cause maximum losses by the enemy. We keep our strength and means as much as possible, - says Sergey Cherevaty.</li>
      </ul>
      <text:p text:style-name="P4">
The officer confirms that in the Bakhmut direction, the Russians are changing the territory to make the promotion of the Ukrainian military.</text:p>
      <ul>
        <li>
The enemy uses natural obstacles of the type of water, as well as the system of formations. Therefore, we carry out detailed and step -by -step plane before active actions. Moreover, we are also used to use the old Soviet -sample technique and the modern equipment that our partners have been handed over to us, such as German Bipper tanks, - Sergei Chervaty said.</li>
      </ul>
      <text:p text:style-name="P4">
In the estuary direction, the enemy is trying to take an active action for several weeks.</text:p>
      <ul>
        <li>
The enemy tried to attack the Ukrainian positions of the Belanasic points of Nevsky, Trnovka, Beliborica 5 times in this day. He struck 607 times Artillery blows in our positions, 7 beats were occupied by occupation. The Defense of Ukraine destroyed 46 invaders, almost 120 Russian invaders were injured. One enemy tank, two -line compositions with BC and tulip mortar and counter -backer complex were destroyed.</li>
      </ul>
      <text:p text:style-name="P4">
News Source: <text:a xlink:type="simple" xlink:href="https://armyinform.com.ua/2023/07/14/syly-oborony-ukrayiny-prodovzhuyut-utrymuvaty-inicziatyvu-sergij-cherevatyj/" text:style-name="Internet_20_link" text:visited-style-name="Visited_20_Internet_20_Link">
https://armyinform.com.ua/2023/07/14/syly-oborony-ukrayiny-prodovzhuyut-utrymuvaty-inicziatyvu-sergij-cherevatyj/</text:a>
</text:p>
      <!--NEWS-->
      <text:h text:style-name="P10" text:outline-level="1">
<text:span text:style-name="T4">
The Ministry of Defense revives Ukrainian traditional historical heraldry</text:span>
</text:h>
      <text:p text:style-name="P4">
Author: ['АРМІЯINFORM']</text:p>
      <text:p text:style-name="P4">
Time: 2023-07-14T26:00:00-04:00</text:p>
      <text:p text:style-name="P4">
Description: Above the new sleeve of the prazuu, the team of the OFITERSIV Central Directorate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photo_5298724797326411707_y.jpg" text:style-name="Internet_20_link" text:visited-style-name="Visited_20_Internet_20_Link">
photo_5298724797326411707_y.jpg</text:a>
']</text:p>
      <text:p text:style-name="P4">
Tags: ['МОУ', 'НАРУКАВНІ ЗНАКИ']</text:p>
      <text:p text:style-name="P4">
Category: News</text:p>
      <!--METADATA-->
      <text:p text:style-name="P4">
<draw:frame draw:style-name="fr1" draw:name="Image72" text:anchor-type="as-char" svg:width="6.9236in" svg:height="5.065767in" draw:z-index="0">
<draw:image xlink:href="../Images/AРМІЯINFORM/2023-07-14T26-00-00-04-00/photo_5298724797326411707_y.jpg" xlink:type="simple" xlink:show="embed" xlink:actuate="onLoad" draw:mime-type="image/jpeg"/>
</draw:frame>
A team of officers from the Central Department of Development of Financial Support for the Armed Forces and experts, which includes well -known historians, artists and analytics, is working above the project of the new shrub.</text:p>
      <text:p text:style-name="P4">
About it <text:a xlink:type="simple" xlink:href="https://t.me/ministry_of_defense_ua/7763" text:style-name="Internet_20_link" text:visited-style-name="Visited_20_Internet_20_Link">
informs</text:a>
Ministry of Defence Ukraine.</text:p>
      <text:p text:style-name="P4">
“Every idea, sketch and end result are consistent with the customer, that is, the military unit. Approves the agreed project of the commander -in -chief or the Minister of Defense of Ukraine, depending on subordination, ” - said in the person.</text:p>
      <text:p text:style-name="P4">
<text:span text:style-name="T4">
 During 2022, 110 sketches of the signs were approved, 61 were approved by the combat. Since the beginning of 2023 </text:span>
 <text:span text:style-name="T4">
-Go </text:span>
 <text:span text:style-name="T4">
 54 Projects </text:span>
 <text:span text:style-name="T4">
 </text:span>
 and <text:span text:style-name="T4">
<text:span text:style-name="T5">
* about 20 </text:span>
* </text:span>
 <text:span text:style-name="T4">
 </text:span>
 <text:span text:style-name="T4">
 </text:span>
 on review in the expert council. <text:span text:style-name="T4">
 </text:span>
</text:p>
      <text:p text:style-name="P4">
The main source of ideas and inspiration: the Army of Ukraine 1917-1921, little-known facilities, rare territorial emblems and more. Victory symbols. It is with them that the Ukrainian army goes into battle against the racists, freeing their homeland.</text:p>
      <text:p text:style-name="P4">
News Source: <text:a xlink:type="simple" xlink:href="https://armyinform.com.ua/2023/07/14/minoborony-vidrodzhuye-ukrayinsku-tradyczijnu-istorychnu-geraldyku/" text:style-name="Internet_20_link" text:visited-style-name="Visited_20_Internet_20_Link">
https://armyinform.com.ua/2023/07/14/minoborony-vidrodzhuye-ukrayinsku-tradyczijnu-istorychnu-geraldyku/</text:a>
</text:p>
      <!--NEWS-->
      <text:h text:style-name="P10" text:outline-level="1">
<text:span text:style-name="T4">
Nearly 3.5 thousand soldiers have undergone rehabilitation at the Kharkiv Recovery Center: assistance is provided to families</text:span>
</text:h>
      <text:p text:style-name="P4">
Author: ['Оксана Іванець']</text:p>
      <text:p text:style-name="P4">
Time: 2023-07-14T28:00:00-04:00</text:p>
      <text:p text:style-name="P4">
Description: Already the Pan of the RIK in the Basi of the Likuvalno-Profi-Library of the Kharkivshchini Dill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golovna-20.jpg" text:style-name="Internet_20_link" text:visited-style-name="Visited_20_Internet_20_Link">
golovna-20.jpg</text:a>
', '<text:a xlink:type="simple" xlink:href="https://armyinform.com.ua/wp-content/uploads/2023/07/1-35.jpg" text:style-name="Internet_20_link" text:visited-style-name="Visited_20_Internet_20_Link">
1-35.jpg</text:a>
', '<text:a xlink:type="simple" xlink:href="https://armyinform.com.ua/wp-content/uploads/2023/07/2-31.jpg" text:style-name="Internet_20_link" text:visited-style-name="Visited_20_Internet_20_Link">
2-31.jpg</text:a>
', '<text:a xlink:type="simple" xlink:href="https://armyinform.com.ua/wp-content/uploads/2023/07/3-25.jpg" text:style-name="Internet_20_link" text:visited-style-name="Visited_20_Internet_20_Link">
3-25.jpg</text:a>
', '<text:a xlink:type="simple" xlink:href="https://armyinform.com.ua/wp-content/uploads/2023/07/4-19-150x150.jpg" text:style-name="Internet_20_link" text:visited-style-name="Visited_20_Internet_20_Link">
4-19-150x150.jpg</text:a>
', '<text:a xlink:type="simple" xlink:href="https://armyinform.com.ua/wp-content/uploads/2023/07/5-19-150x150.jpg" text:style-name="Internet_20_link" text:visited-style-name="Visited_20_Internet_20_Link">
5-19-150x150.jpg</text:a>
', '<text:a xlink:type="simple" xlink:href="https://armyinform.com.ua/wp-content/uploads/2023/07/6-13-150x150.jpg" text:style-name="Internet_20_link" text:visited-style-name="Visited_20_Internet_20_Link">
6-13-150x150.jpg</text:a>
', '<text:a xlink:type="simple" xlink:href="https://armyinform.com.ua/wp-content/uploads/2023/07/7-8-150x150.jpg" text:style-name="Internet_20_link" text:visited-style-name="Visited_20_Internet_20_Link">
7-8-150x150.jpg</text:a>
', '<text:a xlink:type="simple" xlink:href="https://armyinform.com.ua/wp-content/uploads/2023/07/8-8-150x150.jpg" text:style-name="Internet_20_link" text:visited-style-name="Visited_20_Internet_20_Link">
8-8-150x150.jpg</text:a>
']</text:p>
      <text:p text:style-name="P4">
Tags: ['РЕАБІЛІТАЦІЯ', 'ХАРКІВЩИНА']</text:p>
      <text:p text:style-name="P4">
Category: News</text:p>
      <!--METADATA-->
      <text:p text:style-name="P4">
<draw:frame draw:style-name="fr1" draw:name="Image73" text:anchor-type="as-char" svg:width="6.9236in" svg:height="4.615733in" draw:z-index="0">
<draw:image xlink:href="../Images/AРМІЯINFORM/2023-07-14T28-00-00-04-00/golovna-20.jpg" xlink:type="simple" xlink:show="embed" xlink:actuate="onLoad" draw:mime-type="image/jpeg"/>
</draw:frame>
For more than a year on the basis of one of the medical and preventive institutions of Kharkiv region, the rehabilitation center for servicemen of the security forces of Ukraine is functioning. Here, Ukrainian defenders and defenders who have arrived from zonnaya actions work with a psychologist to restore the internal resource tavidovid physical health.</text:p>
      <text:p text:style-name="P4">
The moderator of the project of medical and psychological restoration of military personnel Alexander Vasylkovsky says that the idea of creating the Central Divination of Ukrainian Defenders arose in the first months of the Great Navalimomos.</text:p>
      <ul>
        <li>
We met with extraordinary load on the organisms of our fighters - both oil and mental level. This is how the idea of creating such a react came about, which allows you to some extent recover and accomplish the task.</li>
      </ul>
      <text:p text:style-name="P4">
Last June, the first race took place-the medical and preventive institution was deployed by the first 30 fighters. At the moment, up to 100 servicemen from different units of security forces and defense forces of Ukraine may be able to serve health. And if earlier the project was funded by various volunteer international funds, now the rehabilitation of Ukrainian defenders paid the National Health Service of Ukraine.</text:p>
      <text:p text:style-name="P4">
In the first two days there is a survey of servicemen. The patient is examined by such medical professionals, such as an orthopedist traumatologist, cardiologist, a taneurologist's therapist who do additional examinations and prescribe a course for further rehabilitation. In the presence of other complaints, the person goes to the consultation of the printing.</text:p>
      <text:p text:style-name="P4">
Specialists pay special attention to the definition of psycho -emotional state servicemen. According to the results of psychodiagnostic tools, the military psychologists determine for each individual person further hug psychocorrection and prevention - working in a team or individual reception.</text:p>
      <text:p text:style-name="P4">
<draw:frame draw:style-name="fr1" draw:name="Image74" text:anchor-type="as-char" svg:width="6.9236in" svg:height="4.615733in" draw:z-index="0">
<draw:image xlink:href="../Images/AРМІЯINFORM/2023-07-14T28-00-00-04-00/1-35.jpg" xlink:type="simple" xlink:show="embed" xlink:actuate="onLoad" draw:mime-type="image/jpeg"/>
</draw:frame>
An effective therapeutic tool for deprivation of a person of psychosomatic powder, restoration of psychological comfort and well-being is aroma-and-bio-healing therapy, which combines the techniques of verbal and non-verbal studies in a state of light trance, which experts are actively practicing.-Nine percent of such patients are improved after 4-5 procedures,-says Major Maxim Baida, a military psychologist of the Center.</text:p>
      <text:p text:style-name="P4">
And the course of speleotherapy has a positive effect not only on the function of respiratory organs, but also on <text:a xlink:type="simple" xlink:href="https://uk.wikipedia.org/wiki/%D0%9D%D0%B5%D1%80%D0%B2%D0%BE%D0%B2%D0%B0_%D1%81%D0%B8%D1%81%D1%82%D0%B5%D0%BC%D0%B0" text:style-name="Internet_20_link" text:visited-style-name="Visited_20_Internet_20_Link">
nervous</text:a>
and <text:a xlink:type="simple" xlink:href="https://uk.wikipedia.org/wiki/%D0%A1%D0%B5%D1%80%D1%86%D0%B5%D0%B2%D0%BE-%D1%81%D1%83%D0%B4%D0%B8%D0%BD%D0%BD%D0%B0_%D1%81%D0%B8%D1%81%D1%82%D0%B5%D0%BC%D0%B0" text:style-name="Internet_20_link" text:visited-style-name="Visited_20_Internet_20_Link">
cardiovascular</text:a>
Systems.</text:p>
      <text:p text:style-name="P4">
<draw:frame draw:style-name="fr1" draw:name="Image75" text:anchor-type="as-char" svg:width="6.9236in" svg:height="4.615733in" draw:z-index="0">
<draw:image xlink:href="../Images/AРМІЯINFORM/2023-07-14T28-00-00-04-00/2-31.jpg" xlink:type="simple" xlink:show="embed" xlink:actuate="onLoad" draw:mime-type="image/jpeg"/>
</draw:frame>
Laser therapy, physiotherapy treatment, based on the use of a light ray with certain characteristics, enhances the processes of protein, lipid, carbohydrate, energy metabolism, accelerates wound healing, weakens pain, activates immune cell function and reduces patients.</text:p>
      <text:p text:style-name="P4">
<draw:frame draw:style-name="fr1" draw:name="Image76" text:anchor-type="as-char" svg:width="6.9236in" svg:height="4.615733in" draw:z-index="0">
<draw:image xlink:href="../Images/AРМІЯINFORM/2023-07-14T28-00-00-04-00/3-25.jpg" xlink:type="simple" xlink:show="embed" xlink:actuate="onLoad" draw:mime-type="image/jpeg"/>
</draw:frame>
On the restoration of the musculoskeletal system after compression blows, quality on the front, servicemen work in classes in medical physical education. In some cases, the orthopedist prescribes a courses of manual therapy of tamassage.</text:p>
      <text:p text:style-name="P4">
<text:a xlink:type="simple" xlink:href="https://armyinform.com.ua/wp-content/uploads/2023/07/4-19.jpg" text:style-name="Internet_20_link" text:visited-style-name="Visited_20_Internet_20_Link">
!(Images/AРМІЯINFORM/2023-07-14T28-00-00-04-00/4-19-150x150.jpg)</text:a>
</text:p>
      <text:p text:style-name="P4">
<text:a xlink:type="simple" xlink:href="https://armyinform.com.ua/wp-content/uploads/2023/07/5-19.jpg" text:style-name="Internet_20_link" text:visited-style-name="Visited_20_Internet_20_Link">
<draw:frame draw:style-name="fr1" draw:name="Image77" text:anchor-type="as-char" svg:width="6.9236in" svg:height="6.9236in" draw:z-index="0">
<draw:image xlink:href="../Images/AРМІЯINFORM/2023-07-14T28-00-00-04-00/5-19-150x150.jpg" xlink:type="simple" xlink:show="embed" xlink:actuate="onLoad" draw:mime-type="image/jpeg"/>
</draw:frame>
</text:a>
It has a positive effect on the psychological and physical condition of the military and the fact that during the rehabilitation with him or her may be found by family members. They pay only for living in the sanatorium - the rest of the measures of rehabilitation are payable by the state.</text:p>
      <ul>
        <li>
In addition, the family can also seek the help of psychologists, since the exceeding one of the partners on the front can not but affect the psychologicalstate of the other or children, - says Maxim Baida.</li>
      </ul>
      <text:p text:style-name="P4">
Another block of the rehabilitation program of servicemen at the Center Eorganization of cultural measures - various concerts, including Ukrainian stars, excursions, etc. that give the fighters the opportunity to overthrow the body and soul, to learn something new, to be filled spiritually and to know that during the war.</text:p>
      <text:p text:style-name="P4">
<text:a xlink:type="simple" xlink:href="https://armyinform.com.ua/wp-content/uploads/2023/07/6-13.jpg" text:style-name="Internet_20_link" text:visited-style-name="Visited_20_Internet_20_Link">
!(Images/AРМІЯINFORM/2023-07-14T28-00-00-04-00/6-13-150x150.jpg)</text:a>
</text:p>
      <text:p text:style-name="P4">
<text:a xlink:type="simple" xlink:href="https://armyinform.com.ua/wp-content/uploads/2023/07/8-8.jpg" text:style-name="Internet_20_link" text:visited-style-name="Visited_20_Internet_20_Link">
<draw:frame draw:style-name="fr1" draw:name="Image78" text:anchor-type="as-char" svg:width="6.9236in" svg:height="6.9236in" draw:z-index="0">
<draw:image xlink:href="../Images/AРМІЯINFORM/2023-07-14T28-00-00-04-00/8-8-150x150.jpg" xlink:type="simple" xlink:show="embed" xlink:actuate="onLoad" draw:mime-type="image/jpeg"/>
</draw:frame>
</text:a>
_Do more than a year the recovery program at this recreational center has passed nearly 3.5 thousand Ukrainian servicemen.__</text:p>
      <text:p text:style-name="P4">
<text:span text:style-name="T5">
Opto author</text:span>
</text:p>
      <text:p text:style-name="P4">
News Source: <text:a xlink:type="simple" xlink:href="https://armyinform.com.ua/2023/07/14/majzhe-35-tysyachi-vijskovyh-projshly-reabilitacziyu-v-harkivskomu-czentri-vidnovlennya-dopomogu-nadayut-i-rodynam/" text:style-name="Internet_20_link" text:visited-style-name="Visited_20_Internet_20_Link">
https://armyinform.com.ua/2023/07/14/majzhe-35-tysyachi-vijskovyh-projshly-reabilitacziyu-v-harkivskomu-czentri-vidnovlennya-dopomogu-nadayut-i-rodynam/</text:a>
</text:p>
      <!--NEWS-->
      <text:h text:style-name="P10" text:outline-level="1">
<text:span text:style-name="T4">
Andriy Kostin discussed with the Ambassador of Spain to Ukraine expert support in investigating war crimes</text:span>
</text:h>
      <text:p text:style-name="P4">
Author: ['АРМІЯINFORM']</text:p>
      <text:p text:style-name="P4">
Time: 2023-07-14T2:00:00-04:00</text:p>
      <text:p text:style-name="P4">
Description: General Prosecutor Andriy Kostin Proviv Zustych Iz Vodzvichiy, I have been driven by the ambassado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60082520_674801671349336_5520380979062187652_n.jpg" text:style-name="Internet_20_link" text:visited-style-name="Visited_20_Internet_20_Link">
360082520_674801671349336_5520380979062187652_n.jpg</text:a>
']</text:p>
      <text:p text:style-name="P4">
Tags: ['STOPRUSSIA', 'АГРЕСІЯ РФ']</text:p>
      <text:p text:style-name="P4">
Category: News</text:p>
      <!--METADATA-->
      <text:p text:style-name="P4">
<draw:frame draw:style-name="fr1" draw:name="Image79" text:anchor-type="as-char" svg:width="6.9236in" svg:height="4.615733in" draw:z-index="0">
<draw:image xlink:href="../Images/AРМІЯINFORM/2023-07-14T2-00-00-04-00/360082520_674801671349336_5520380979062187652_n.jpg" xlink:type="simple" xlink:show="embed" xlink:actuate="onLoad" draw:mime-type="image/jpeg"/>
</draw:frame>
Prosecutor General Andriy Kostin held a meeting with the Extraordinary and Ambassador of the Kingdom of Spain to Ukraine Ricardo Lopez-Aranda Hagu.</text:p>
      <text:p text:style-name="P4">
About it <text:a xlink:type="simple" xlink:href="https://www.facebook.com/pgo.gov.ua/posts/pfbid02pMi4mYVqCTjXpQyCLxQ4gKBzzp59bgJ8hPJYRzdJnZtvST8TezurvJ9SeQkrVuTJl" text:style-name="Internet_20_link" text:visited-style-name="Visited_20_Internet_20_Link">
reports</text:a>
Office of the Prosecutor General of Ukraine.</text:p>
      <text:p text:style-name="P4">
The Prosecutor General thanked for the expert support of Spain in the investigation of massive shelling of civil infrastructure of Ukraine.</text:p>
      <text:p text:style-name="P4">
“Spain has a sad but unique experience in counteracting environmental disasters. This event would be extremely useful in the investigation and attraction of the reference of the perpetrators of the Kakhovsky Hydroelectric Power Dam. It is a cynical military and an ecocidal act that caused tremendous damage to people and the environment, ”Andrei Kostin said.</text:p>
      <text:p text:style-name="P4">
News Source: <text:a xlink:type="simple" xlink:href="https://armyinform.com.ua/2023/07/14/andrij-kostin-obgovoryv-z-poslom-ispaniyi-v-ukrayini-ekspertnu-pidtrymku-u-rozsliduvanni-voyennyh-zlochyniv/" text:style-name="Internet_20_link" text:visited-style-name="Visited_20_Internet_20_Link">
https://armyinform.com.ua/2023/07/14/andrij-kostin-obgovoryv-z-poslom-ispaniyi-v-ukrayini-ekspertnu-pidtrymku-u-rozsliduvanni-voyennyh-zlochyniv/</text:a>
</text:p>
      <!--NEWS-->
      <text:h text:style-name="P10" text:outline-level="1">
<text:span text:style-name="T4">
The enemy continues the practice of artificial migration of Ukrainians in temporarily occupied territories</text:span>
</text:h>
      <text:p text:style-name="P4">
Author: ['АРМІЯINFORM']</text:p>
      <text:p text:style-name="P4">
Time: 2023-07-14T30:00:00-04:00</text:p>
      <text:p text:style-name="P4">
Description: About the Tse in the Efiri Telemarafon “єdini News”, the rennet of the General Staff of the Zbroychi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f2d44e34c2789262.png" text:style-name="Internet_20_link" text:visited-style-name="Visited_20_Internet_20_Link">
f2d44e34c2789262.png</text:a>
']</text:p>
      <text:p text:style-name="P4">
Tags: ['АНДРІЙ КОВАЛЬОВ']</text:p>
      <text:p text:style-name="P4">
Category: News</text:p>
      <!--METADATA-->
      <text:p text:style-name="P4">
<draw:frame draw:style-name="fr1" draw:name="Image80" text:anchor-type="as-char" svg:width="6.9236in" svg:height="3.894525in" draw:z-index="0">
<draw:image xlink:href="../Images/AРМІЯINFORM/2023-07-14T30-00-00-04-00/f2d44e34c2789262.png" xlink:type="simple" xlink:show="embed" xlink:actuate="onLoad" draw:mime-type="image/png"/>
</draw:frame>
The spokesman of the General Staff of the Armored Forces of Ukraine Andriy Kovalyov informed about it on the air of the Teleterna "Unified News".</text:p>
      <ul>
        <li>
In the Genichesky district of the Kherson region, the occupiers have begun forced to exclude Ukrainian citizens to Russia, who have not been received from receiving Russian citizenship so far, in particular, families with children of elderly. And in their places the invaders inhabit representatives of national mining from the impoverished areas of the Russian Federation, - said Andrey Kovalev.</li>
      </ul>
      <text:p text:style-name="P4">
News Source: <text:a xlink:type="simple" xlink:href="https://armyinform.com.ua/2023/07/14/vorog-prodovzhuye-praktyku-shtuchnogo-pereselennya-ukrayincziv-na-tymchasovo-okupovanyh-terytoriyah/" text:style-name="Internet_20_link" text:visited-style-name="Visited_20_Internet_20_Link">
https://armyinform.com.ua/2023/07/14/vorog-prodovzhuye-praktyku-shtuchnogo-pereselennya-ukrayincziv-na-tymchasovo-okupovanyh-terytoriyah/</text:a>
</text:p>
      <!--NEWS-->
      <text:h text:style-name="P10" text:outline-level="1">
<text:span text:style-name="T4">
Safety and defense forces have information about the enemy's activity in the Sumy direction - Sergey Naev</text:span>
</text:h>
      <text:p text:style-name="P4">
Author: ['АРМІЯINFORM']</text:p>
      <text:p text:style-name="P4">
Time: 2023-07-14T32:00:00-04:00</text:p>
      <text:p text:style-name="P4">
Description: Our socket at once by the Service of the Bezpeki of Ukraine, the same Roswaging bodies of forc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nayev-1.jpg" text:style-name="Internet_20_link" text:visited-style-name="Visited_20_Internet_20_Link">
nayev-1.jpg</text:a>
']</text:p>
      <text:p text:style-name="P4">
Tags: ['ГЕНЕРАЛ-ЛЕЙТЕНАНТ СЕРГІЙ НАЄВ', 'КОМАНДУВАННЯ ОБ’ЄДНАНИХ СИЛ ЗС УКРАЇНИ', 'СУМСЬКИЙ РЕГІОН', 'СУМЩИНА']</text:p>
      <text:p text:style-name="P4">
Category: News</text:p>
      <!--METADATA-->
      <text:p text:style-name="P4">
<draw:frame draw:style-name="fr1" draw:name="Image81" text:anchor-type="as-char" svg:width="6.9236in" svg:height="3.600272in" draw:z-index="0">
<draw:image xlink:href="../Images/AРМІЯINFORM/2023-07-14T32-00-00-04-00/nayev-1.jpg" xlink:type="simple" xlink:show="embed" xlink:actuate="onLoad" draw:mime-type="image/jpeg"/>
</draw:frame>
Our intelligence, together with the Security Service of Ukraine, other intelligence organs of security and defense forces, have information where they are hostile to, what they do, what they have in service, even what their clothes are.</text:p>
      <text:p text:style-name="P4">
About it <text:a xlink:type="simple" xlink:href="https://www.facebook.com/serhiynaiev/videos/188042004027049" text:style-name="Internet_20_link" text:visited-style-name="Visited_20_Internet_20_Link">
told</text:a>
Commander of the Joint Forces of the Armed Forces of Ukraine Lieutenant General Sergey Naev.</text:p>
      <text:p text:style-name="P4">
According to him, the Sumy direction remains the most heroic in the northern operational zone.</text:p>
      <text:p text:style-name="P4">
“The enemy is fired from artillery, jet systems of volley fire, mortars, and draws aviation strikes. Ukrainian warriors always respond adequately to the gate, ”the commander stressed.</text:p>
      <text:p text:style-name="P4">
He noted that the forces of Ukraine's defense do everything to ensure the safety of the civilian population.</text:p>
      <text:p text:style-name="P4">
“Ukrainians should be confident in the national armed forces. Move!” - Sergey Naev wrote.</text:p>
      <text:p text:style-name="P4">
News Source: <text:a xlink:type="simple" xlink:href="https://armyinform.com.ua/2023/07/14/syly-bezpeky-ta-oborony-volodiyut-informacziyeyu-shhodo-diyalnosti-voroga-na-sumskomu-napryamku-sergij-nayev/" text:style-name="Internet_20_link" text:visited-style-name="Visited_20_Internet_20_Link">
https://armyinform.com.ua/2023/07/14/syly-bezpeky-ta-oborony-volodiyut-informacziyeyu-shhodo-diyalnosti-voroga-na-sumskomu-napryamku-sergij-nayev/</text:a>
</text:p>
      <!--NEWS-->
      <text:h text:style-name="P10" text:outline-level="1">
<text:span text:style-name="T4">
Representatives of the Ministry of Defense, together with law enforcement agencies, continue checking all CCCs and JV - Alexander Pavlyuk</text:span>
</text:h>
      <text:p text:style-name="P4">
Author: ['АРМІЯINFORM']</text:p>
      <text:p text:style-name="P4">
Time: 2023-07-14T34:00:00-04:00</text:p>
      <text:p text:style-name="P4">
Description: Pershester Intercessor Ministan defense of Ukraine, Lieutenant General Oleksandr Pavlyuk Pavlyuk Pavlyu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080_600_1683207177-974.jpg" text:style-name="Internet_20_link" text:visited-style-name="Visited_20_Internet_20_Link">
1080_600_1683207177-974.jpg</text:a>
']</text:p>
      <text:p text:style-name="P4">
Tags: ['МІНОБОРОНИ', 'ОЛЕКСАНДР ПАВЛЮК', 'ТЦК ТА СП']</text:p>
      <text:p text:style-name="P4">
Category: News</text:p>
      <!--METADATA-->
      <text:p text:style-name="P4">
<draw:frame draw:style-name="fr1" draw:name="Image82" text:anchor-type="as-char" svg:width="6.9236in" svg:height="3.846444in" draw:z-index="0">
<draw:image xlink:href="../Images/AРМІЯINFORM/2023-07-14T34-00-00-04-00/1080_600_1683207177-974.jpg" xlink:type="simple" xlink:show="embed" xlink:actuate="onLoad" draw:mime-type="image/jpeg"/>
</draw:frame>
The First Deputy Minister of Defense of Ukraine Lieutenant General Alexander Pavlyuk reported that according to the task set by the President of Ukraine, the checks of the Tax Code and the JV are present.</text:p>
      <text:p text:style-name="P4">
He [wrote] about it(https://t.me/Pavliuk_KSV/4660)In his telegram.</text:p>
      <text:p text:style-name="P4">
“The regions operate the relevant working groups from the Ministry of Defense. In some activities, I take a direct involvement. Everyone should understand that for Ukraine, issues of military duty and military service, mobilization, social protection of warriors are extremely important. Therefore, we carefully and carefully check the quality of execution by centers of completing our functions, eliminate problems, analyze the appeals of citizens, ”his post reads.</text:p>
      <text:p text:style-name="P4">
Simultaneously with representatives of the Ministry of Defense of the Tax Code and JV are also checked by law enforcement agencies.</text:p>
      <text:p text:style-name="P4">
“I emphasize that any abuse permitted in the organization of the CCC and JV will be recorded and investigated. Responsibility is the harshest, as required by the law, ”Alexander Pavlyuk emphasized.</text:p>
      <text:p text:style-name="P4">
The First Deputy Minister of Defense of Ukraine called on citizens who were confronted with interaction with the authorized persons of the Tax Code and the JV, to send information to the following cases:</text:p>
      <ul>
        <li>
by number 0 800 31 01 79; * on e -mail tckreport@gmail.com; * On a chat bot in telegrams: https://t.me/tck_report_bot.</li>
      </ul>
      <text:p text:style-name="P4">
As it was reported, the Ministry of Defense of Ukraine <text:a xlink:type="simple" xlink:href="https://armyinform.com.ua/2023/06/28/minimum-misyacz-tryvatymut-perevirky-diyalnosti-fahivcziv-usih-tczk-ta-sp-oleksandr-pavlyuk/" text:style-name="Internet_20_link" text:visited-style-name="Visited_20_Internet_20_Link">
created</text:a>
commission for testing the work of the Tax Code and JV in all regions of Ukraine. Together with the military pre -composition of the commission will be law enforcement officers, representatives of the SBU and NAPC. According to its results, proposals will be formed to improve the functioning of the TASP shopping center.</text:p>
      <text:p text:style-name="P4">
News Source: <text:a xlink:type="simple" xlink:href="https://armyinform.com.ua/2023/07/14/predstavnyky-minoborony-razom-z-pravoohoronnymy-organamy-prodovzhuyut-perevirku-usih-tczk-ta-sp-oleksandr-pavlyuk/" text:style-name="Internet_20_link" text:visited-style-name="Visited_20_Internet_20_Link">
https://armyinform.com.ua/2023/07/14/predstavnyky-minoborony-razom-z-pravoohoronnymy-organamy-prodovzhuyut-perevirku-usih-tczk-ta-sp-oleksandr-pavlyuk/</text:a>
</text:p>
      <!--NEWS-->
      <text:h text:style-name="P10" text:outline-level="1">
<text:span text:style-name="T4">
Over the past day, Rosarmia fired at Chernihiv and Sumy 16 times</text:span>
</text:h>
      <text:p text:style-name="P4">
Author: ['АРМІЯINFORM']</text:p>
      <text:p text:style-name="P4">
Time: 2023-07-14T36:00:00-04:00</text:p>
      <text:p text:style-name="P4">
Description: Rosiyski Zaggarbniki to the insight of the Podkordonnni Teritori Chernigivs that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obstrily.jpg" text:style-name="Internet_20_link" text:visited-style-name="Visited_20_Internet_20_Link">
obstrily.jpg</text:a>
']</text:p>
      <text:p text:style-name="P4">
Tags: ['STOPRUSSIA', 'ВОРОЖІ ОБСТРІЛИ', 'ВТОРГНЕННЯ РФ', 'ХАРКІВСЬКИЙ ТРИБУНАЛ']</text:p>
      <text:p text:style-name="P4">
Category: News</text:p>
      <!--METADATA-->
      <text:p text:style-name="P4">
<draw:frame draw:style-name="fr1" draw:name="Image83" text:anchor-type="as-char" svg:width="6.9236in" svg:height="3.894525in" draw:z-index="0">
<draw:image xlink:href="../Images/AРМІЯINFORM/2023-07-14T36-00-00-04-00/obstrily.jpg" xlink:type="simple" xlink:show="embed" xlink:actuate="onLoad" draw:mime-type="image/jpeg"/>
</draw:frame>
Russian invaders continue to fire border territories of Chernihiv and Sumy regions. A total of 16 shelling of various weapons were informed during July 13, 2023.</text:p>
      <text:p text:style-name="P4">
This is stated in <text:a xlink:type="simple" xlink:href="https://t.me/ok_pivnich1/3864" text:style-name="Internet_20_link" text:visited-style-name="Visited_20_Internet_20_Link">
message</text:a>
Operational command "North".</text:p>
      <text:p text:style-name="P4">
In the Chernihiv region:</text:p>
      <ul>
        <li>
7 parises were recorded in the Snovsky community in the village of Klusi, probably a mortar 120 mm; * in the Semeniv community: Karpovichi - 11 parishes, probably become artillery; Semenivka - 6 parishes, probably become artillery; Iron Bridge - 8 parishes, probably a mortar 120 mm. Agricultural enterprise was injured; * in Novgorod-Siversky community: the village of Kamen-21 parishes, probably barrel artillery; Mikhalchyna Sloboda - 11 parishes, probably become artillery.</li>
      </ul>
      <text:p text:style-name="P4">
In the Sumy region:</text:p>
      <ul>
        <li>
in Konotop district: Malushine - 5 parishes, probably become artillery; Slides - 2 trips, probably unmanaged aviation rocket from helicopter; 5 parishes, probably become artillery; Boyars-7 parishes, probably barrel artillery; * in Shostkin district: photo - 5 parishes, probably a mortar 120 mm; Whitecopy - 25 parishes, probably a mortar 82 mm; Old - 4 trips, probably at the helicopter; Komarivka - 5 parishes, probably a mortar 120 mm.</li>
      </ul>
      <text:p text:style-name="P4">
Information on the dead or wounded among the local population is not fixed.</text:p>
      <text:p text:style-name="P4">
News Source: <text:a xlink:type="simple" xlink:href="https://armyinform.com.ua/2023/07/14/za-mynulu-dobu-rosarmiya-16-raziv-obstrilyala-chernigivshhynu-ta-sumshhynu/" text:style-name="Internet_20_link" text:visited-style-name="Visited_20_Internet_20_Link">
https://armyinform.com.ua/2023/07/14/za-mynulu-dobu-rosarmiya-16-raziv-obstrilyala-chernigivshhynu-ta-sumshhynu/</text:a>
</text:p>
      <!--NEWS-->
      <text:h text:style-name="P10" text:outline-level="1">
<text:span text:style-name="T4">
The assault group of the Kara-Dag NSU team with the support of tanks advanced over 1,700 meters-Mykola Urshalovich</text:span>
</text:h>
      <text:p text:style-name="P4">
Author: ['Володимир Поліщук']</text:p>
      <text:p text:style-name="P4">
Time: 2023-07-14T38:00:00-04:00</text:p>
      <text:p text:style-name="P4">
Description: For Past Pastyliyei on the PIDROZHILOLS of the Khvardiyahi on Kurkiyansky that ... War with Ukraine 2022, War with Ukraine Latest News today, News War with Ukraine 2022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5f6a2963.jpg" text:style-name="Internet_20_link" text:visited-style-name="Visited_20_Internet_20_Link">
5f6a2963.jpg</text:a>
']</text:p>
      <text:p text:style-name="P4">
Tags: ['MILITARY MEDIA CENTER', 'МИКОЛА УРШАЛОВИЧ']</text:p>
      <text:p text:style-name="P4">
Category: News</text:p>
      <!--METADATA-->
      <text:p text:style-name="P4">
<draw:frame draw:style-name="fr1" draw:name="Image84" text:anchor-type="as-char" svg:width="6.9236in" svg:height="4.615733in" draw:z-index="0">
<draw:image xlink:href="../Images/AРМІЯINFORM/2023-07-14T38-00-00-04-00/5f6a2963.jpg" xlink:type="simple" xlink:show="embed" xlink:actuate="onLoad" draw:mime-type="image/jpeg"/>
</draw:frame>
Colonel Mykola Urshalovich. Photo by Dmitry Yurchenko</text:p>
      <text:p text:style-name="P4">
Last week, Russian invaders used aircraft and over 540 times - tanks, barrel and jet artillery - seven times in Kupyanskaya Guard in Kupyansk and Liman. However, the guard was a decent repel.</text:p>
      <text:p text:style-name="P4">
This was announced during a briefing at the Military Media Center by the Deputy Director Administration of Planning of the Use of the Main Directorate of NG of Ukraine Colonels of Ukraine Urshalovich.</text:p>
      <text:p text:style-name="P4">
In the <text:span text:style-name="T4">
 Serebryansky forestry </text:span>
 the initiative and the skillful coordination of the actions of operators, mortars and grenade launchers contributed to the successful performance of combat operations. Thus, on July 7, a mortar battery of the 31-Brigade battalion tactical group has carried out a fire attack on the enemy's positions by self-developed mines.</text:p>
      <text:p text:style-name="P4">
The lesion was set on fire to the composition of the property and fuel and lubricants. When trying to extinguish the fire on the enemy, the fire impact of the AGS-17 and mortars, which was adjusted by UAV, was carried out. Urezultate fire spilled over on a trench and armor, and the enemy suffered a loss in material means and weapons, and in personnel.</text:p>
      <text:p text:style-name="P4">
On <text:span text:style-name="T4">
 Siverskyi direction </text:span>
 servicemen of the 4th Brigade of Operational Purpose(brop)They continue to keep the defense and reflect the offensive <text:span text:style-name="T4">
. </text:span>
 Its irreversible losses were nine people, sanitary - 15. Our fighters destroyed four warehouses with ammunition, two mortars and PTRCs.</text:p>
      <text:p text:style-name="P4">
In the <text:span text:style-name="T4">
 Avdeevsky direction </text:span>
 Special forces of the National Guard by the Javelinin calculation in an enemy tank with a crew. In a week, they destroyed 58 and wounded for the enemy army.</text:p>
      <text:p text:style-name="P4">
<text:span text:style-name="T4">
 In the Melitopol direction </text:span>
 the units of the 15th Brigade of the Operational Purpose of the National Guard "Kara-Dag" with its assets, in cooperation with the units of the Armed Forces of Ukraine, continue to be conducted.</text:p>
      <ul>
        <li>
During the reporting period, the assault teams of brigades with the support of tanks advanced 1,700 meters south and southeast. Our units of the conditions of dense mines by the enemy are moving to their positions and powerful exposure, which is 213 shelling of RSSS, tanks and artillery and six -Aviavars during the passing week. The enemy, in turn, carried out the contraceptive actions, tried to restore the lost position, but there was no success, - Mykola Urshalovich said.</li>
      </ul>
      <text:p text:style-name="P4">
News Source: <text:a xlink:type="simple" xlink:href="https://armyinform.com.ua/2023/07/14/shturmovi-grupy-brygady-ngu-kara-dag-za-pidtrymky-tankiv-prosunulysya-na-ponad-1-700-metriv-mykola-urshalovych/" text:style-name="Internet_20_link" text:visited-style-name="Visited_20_Internet_20_Link">
https://armyinform.com.ua/2023/07/14/shturmovi-grupy-brygady-ngu-kara-dag-za-pidtrymky-tankiv-prosunulysya-na-ponad-1-700-metriv-mykola-urshalovych/</text:a>
</text:p>
      <!--NEWS-->
      <text:h text:style-name="P10" text:outline-level="1">
<text:span text:style-name="T4">
Vinnytsia Tragedy: Anniversary of the Bloody Military Crime</text:span>
</text:h>
      <text:p text:style-name="P4">
Author: ['Антон Печерський']</text:p>
      <text:p text:style-name="P4">
Time: 2023-07-14T40:00:00-04:00</text:p>
      <text:p text:style-name="P4">
Description: RIK Tom, 14 Lipnya 2022 Rock, in the Center of the Vinnitsi - peaceful Ukrainian Mist,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12vynnitsa.jpg" text:style-name="Internet_20_link" text:visited-style-name="Visited_20_Internet_20_Link">
12vynnitsa.jpg</text:a>
']</text:p>
      <text:p text:style-name="P4">
Tags: []</text:p>
      <text:p text:style-name="P4">
Category: News</text:p>
      <!--METADATA-->
      <text:p text:style-name="P4">
<draw:frame draw:style-name="fr1" draw:name="Image85" text:anchor-type="as-char" svg:width="6.9236in" svg:height="3.894525in" draw:z-index="0">
<draw:image xlink:href="../Images/AРМІЯINFORM/2023-07-14T40-00-00-04-00/12vynnitsa.jpg" xlink:type="simple" xlink:show="embed" xlink:actuate="onLoad" draw:mime-type="image/jpeg"/>
</draw:frame>
A year ago, on July 14, 2022, in the center of Vinnitsa - a peaceful Ukrainian city, located hundreds of kilometers from the front line, Russian military killed peaceful people, including three children. Among the civilian public and residential building, on which the Russian army aimed at rockets, no military sites could not be laid. The terrorist attack in Vinnitsa became another conscious manner of Russian military criminals in peaceful Ukrainians.</text:p>
      <text:h text:style-name="P12" text:outline-level="3">
<text:span text:style-name="T4">
<text:span text:style-name="T4">
 Dmitriev Elizabeth(4 years), Maxim(7 years)and Pyakhin Cyril(8 years old)became the youngest victims of Russian terrorists </text:span>
</text:span>
</text:h>
      <text:p text:style-name="P4">
The photo of the killed four -year -old Lisa near a children's trolley has become a terrible evidence against inhumans capable of hitting rockets in peaceful cities, killing non -Ukrainian children. To Vinnitsa Lisa, together with his mother, moved Zkyyev after shelling of the Ukrainian capital, hoping that the more distant city will be more reliable shelter. However, the bloody hands of Russian militarymen also reached Vinnitsa. They were achieved for the sole purpose of picking up the Ukrainians of life, destroying and destroying Ukraine.</text:p>
      <text:p text:style-name="P4">
On July 14, 2022 in the center of victory and in the nearby destroyed buildings - garrison house of officers, the house of life "Anniversary", tens of residential houses around - killed and injured more Aggression of the Russian Federation against Ukraine. All of him, from the highest military-political leadership of Russian Federation to direct performers, will necessarily be responsible for their own.</text:p>
      <text:p text:style-name="P4">
The blow to Vinnitsa became one of the bloodiest crimes of Russian terrorists during the aggression of the Russian Federation against Ukraine</text:p>
      <text:h text:style-name="P12" text:outline-level="3">
<text:span text:style-name="T4">
<text:span text:style-name="T4">
 "For every military crime committed against Ukraine will be true payment" </text:span>
</text:span>
</text:h>
      <text:p text:style-name="P4">
In order to hold the best professionals from Ukraine and the whole world.</text:p>
      <text:p text:style-name="P4">
"For every military crime committed against Ukraine, there will be a valid payment," - regularly reminiscent of the Main Directorate of Intelligence of the Ministry of Defense of Ukraine. The impeded punishment awaits, in particular, all involved in the Terrorist blow to Mirny Vinnitsa on July 14, 2022.</text:p>
      <text:p text:style-name="P4">
News Source: <text:a xlink:type="simple" xlink:href="https://armyinform.com.ua/2023/07/14/vinnyczka-tragediya-richnyczya-kryvavogo-voyennogo-zlochynu-rashystiv/" text:style-name="Internet_20_link" text:visited-style-name="Visited_20_Internet_20_Link">
https://armyinform.com.ua/2023/07/14/vinnyczka-tragediya-richnyczya-kryvavogo-voyennogo-zlochynu-rashystiv/</text:a>
</text:p>
      <!--NEWS-->
      <text:h text:style-name="P10" text:outline-level="1">
<text:span text:style-name="T4">
The second wave of receiving applications from candidates for veterans assistants will start July 15</text:span>
</text:h>
      <text:p text:style-name="P4">
Author: ['АРМІЯINFORM']</text:p>
      <text:p text:style-name="P4">
Time: 2023-07-14T42:00:00-04:00</text:p>
      <text:p text:style-name="P4">
Description: 15 Lipnya Riza Khvil's friend to Priomo, having declared a candidate f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su-78.jpg" text:style-name="Internet_20_link" text:visited-style-name="Visited_20_Internet_20_Link">
zsu-78.jpg</text:a>
']</text:p>
      <text:p text:style-name="P4">
Tags: ['МІНВЕТЕРАНІВ', 'ПОМІЧНИК ВЕТЕРАНА']</text:p>
      <text:p text:style-name="P4">
Category: News</text:p>
      <!--METADATA-->
      <text:p text:style-name="P4">
<draw:frame draw:style-name="fr1" draw:name="Image86" text:anchor-type="as-char" svg:width="6.9236in" svg:height="3.894525in" draw:z-index="0">
<draw:image xlink:href="../Images/AРМІЯINFORM/2023-07-14T42-00-00-04-00/zsu-78.jpg" xlink:type="simple" xlink:show="embed" xlink:actuate="onLoad" draw:mime-type="image/jpeg"/>
</draw:frame>
On July 15, the second wave of receiving applications for competitive selection of veterans assistants begins.</text:p>
      <text:p text:style-name="P4">
About it reports <text:a xlink:type="simple" xlink:href="http://mva.gov.ua/ua/news/15-lipnya-rozpochinayetsya-druga-hvilya-prijomu-zayav-do-konkursnogo-vidboru-kandidativ-na-posadi-pomichnikiv-veteraniv" text:style-name="Internet_20_link" text:visited-style-name="Visited_20_Internet_20_Link">
press service</text:a>
Ministry of Veterans.</text:p>
      <text:p text:style-name="P4">
The process takes place within the pilot project to start a new community service. The experiment, we remind, will last until the end of the year in Vinnytsia, Dnipropetrovsk, Lviv and Mykolaiv regions.</text:p>
      <text:p text:style-name="P4">
The very procedure of selection of candidates for the veteran assistant housing is broken stages. The first is over, the second starts on July 15, a week - a third. This is to ensure that all selected on the competitive basis are sent to professional training at the centers of veterans development, which will begin on August 1. They will then continue their employment of comprehensive offices of communities that took part in the experiment and fix veterans with their assistant.</text:p>
      <text:p text:style-name="P4">
In total, 400 assistants are expected to be involved in the implementation. However, as they have been in the department, if you can engage more of decent candidates according to the results of the rating, they will get an urinary pool, which will be able to participate in the nationwide scales of the veteran assistant in 2024.</text:p>
      <text:p text:style-name="P4">
News Source: <text:a xlink:type="simple" xlink:href="https://armyinform.com.ua/2023/07/14/druga-hvylya-pryjomu-zayav-vid-kandydativ-u-pomichnyky-veteraniv-startuye-15-lypnya/" text:style-name="Internet_20_link" text:visited-style-name="Visited_20_Internet_20_Link">
https://armyinform.com.ua/2023/07/14/druga-hvylya-pryjomu-zayav-vid-kandydativ-u-pomichnyky-veteraniv-startuye-15-lypnya/</text:a>
</text:p>
      <!--NEWS-->
      <text:h text:style-name="P10" text:outline-level="1">
<text:span text:style-name="T4">
The consequences of a night attack by hostile drones-Kamikadze: at least one person is injured, the municipal enterprise is damaged</text:span>
</text:h>
      <text:p text:style-name="P4">
Author: ['Микола Блонар']</text:p>
      <text:p text:style-name="P4">
Time: 2023-07-14T44:00:00-04:00</text:p>
      <text:p text:style-name="P4">
Description: - є Vluchannya at Krivorizkoy district on Dnipropetrovskiy. In the attacks of the attack, one people ... war with Ukraine 2022, war with Ukraine latest news today, news war with Ukraine 2022 last for today, will there be a war between Ukraine and Russia and when, the war with Ukraine in 2022 will be or not, will there be whether there will be, will there The war with Ukraine in the near future says, the war with Ukraine, Ukrainian news today, Ukrainian news in Ukrainian media in Russian</text:p>
      <text:p text:style-name="P4">
Images: ['<text:a xlink:type="simple" xlink:href="https://armyinform.com.ua/wp-content/uploads/2022/10/2022-10-07-zaporizhzhya-atakuvaly-dronamy-kamikadze.jpg" text:style-name="Internet_20_link" text:visited-style-name="Visited_20_Internet_20_Link">
2022-10-07-zaporizhzhya-atakuvaly-dronamy-kamikadze.jpg</text:a>
']</text:p>
      <text:p text:style-name="P4">
Tags: ['ДНІПРОПЕТРОВЩИНА', 'ДРОН-КАМІКАДЗЕ', 'ЄДИНІ НОВИНИ', 'НАТАЛІЯ ГУМЕНЮК']</text:p>
      <text:p text:style-name="P4">
Category: News</text:p>
      <!--METADATA-->
      <text:p text:style-name="P4">
<draw:frame draw:style-name="fr1" draw:name="Image87" text:anchor-type="as-char" svg:width="6.9236in" svg:height="3.499428in" draw:z-index="0">
<draw:image xlink:href="../Images/AРМІЯINFORM/2023-07-14T44-00-00-04-00/2022-10-07-zaporizhzhya-atakuvaly-dronamy-kamikadze.jpg" xlink:type="simple" xlink:show="embed" xlink:actuate="onLoad" draw:mime-type="image/jpeg"/>
</draw:frame>
Illustrative photo</text:p>
      <ul>
        <li>
There is an hit in the Kryvyi Rih district in Dnipropetrovsk. As a result of the attack, one man was injured and the civilian enterprise was damaged. It is awarded to attack such industrial sites to prevent them from being used near the front, - Natalia Humeniuk, the head of the Unified News, said the head of the Unified News.</li>
      </ul>
      <text:p text:style-name="P4">
News Source: <text:a xlink:type="simple" xlink:href="https://armyinform.com.ua/2023/07/14/naslidky-nichnoyi-ataky-vorozhymy-dronamy-kamikadze-shhonajmenshe-odna-lyudyna-poranena-poshkodzheno-komunalne-pidpryyemstvo/" text:style-name="Internet_20_link" text:visited-style-name="Visited_20_Internet_20_Link">
https://armyinform.com.ua/2023/07/14/naslidky-nichnoyi-ataky-vorozhymy-dronamy-kamikadze-shhonajmenshe-odna-lyudyna-poranena-poshkodzheno-komunalne-pidpryyemstvo/</text:a>
</text:p>
      <!--NEWS-->
      <text:h text:style-name="P10" text:outline-level="1">
<text:span text:style-name="T4">
Children of dead soldiers will receive a prestigious education for grant funds</text:span>
</text:h>
      <text:p text:style-name="P4">
Author: ['Володимир Скоростецький']</text:p>
      <text:p text:style-name="P4">
Time: 2023-07-14T46:00:00-04:00</text:p>
      <text:p text:style-name="P4">
Description: In 2023 Rotsi Kyivska, the Ekononiki school is visible 700 grants of the MISTSS for Nachaann VPO,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6346b34d65026.jpeg" text:style-name="Internet_20_link" text:visited-style-name="Visited_20_Internet_20_Link">
6346b34d65026.jpeg</text:a>
', '<text:a xlink:type="simple" xlink:href="https://armyinform.com.ua/wp-content/uploads/2023/07/5f6a3250.jpg" text:style-name="Internet_20_link" text:visited-style-name="Visited_20_Internet_20_Link">
5f6a3250.jpg</text:a>
']</text:p>
      <text:p text:style-name="P4">
Tags: ['MILITARY MEDIA CENTER']</text:p>
      <text:p text:style-name="P4">
Category: News</text:p>
      <!--METADATA-->
      <text:p text:style-name="P4">
<draw:frame draw:style-name="fr1" draw:name="Image88" text:anchor-type="as-char" svg:width="6.9236in" svg:height="4.32725in" draw:z-index="0">
<draw:image xlink:href="../Images/AРМІЯINFORM/2023-07-14T46-00-00-04-00/6346b34d65026.jpeg" xlink:type="simple" xlink:show="embed" xlink:actuate="onLoad" draw:mime-type="image/jpeg"/>
</draw:frame>
In 2023, the Kiev School of Economics will allocate 700 grant places for training, servicemen and children of fallen soldiers. About it during <text:a xlink:type="simple" xlink:href="https://armyinform.com.ua/2023/07/14/bryfing-granty-na-navchannya-dlya-ditej-zagyblyh-voyiniv-vijskovosluzhbovcziv-i-vpo/" text:style-name="Internet_20_link" text:visited-style-name="Visited_20_Internet_20_Link">
briefing</text:a>
The Militation Media Center was informed by KSE Foundation Director Svetlana Denysenko.  <draw:frame draw:style-name="fr1" draw:name="Image89" text:anchor-type="as-char" svg:width="6.9236in" svg:height="4.615733in" draw:z-index="0">
<draw:image xlink:href="../Images/AРМІЯINFORM/2023-07-14T46-00-00-04-00/5f6a3250.jpg" xlink:type="simple" xlink:show="embed" xlink:actuate="onLoad" draw:mime-type="image/jpeg"/>
</draw:frame>
- The Kiev School of Economics is capable of providing training at the best universities of the United States and Europe. That is why we allocate 700 grants that fully cope for the cost of studying for four years at the University of KSSh. We expect in virtue and desire to learn. The grant does not cover not the lofty training, but also a wide range of opportunities that the university of the Kiev school of economy provides. This is, in particular, the exchange with universities in Europe and the US, as well as the sub -year diplomas with universities of Toronto and Houston, - said Svetlanadenysenko.</text:p>
      <text:p text:style-name="P4">
The KSE Fundation Director has informed that within the framework of the grant support, the university provides 50% of the payment of residence in the cowing of the educational layout of those who need it. Colition is actually an apartment where two people live in one room.</text:p>
      <text:p text:style-name="P4">
News Source: <text:a xlink:type="simple" xlink:href="https://armyinform.com.ua/2023/07/14/dity-zagyblyh-voyiniv-zdobuvatymut-prestyzhnu-osvitu-za-grantovi-koshty/" text:style-name="Internet_20_link" text:visited-style-name="Visited_20_Internet_20_Link">
https://armyinform.com.ua/2023/07/14/dity-zagyblyh-voyiniv-zdobuvatymut-prestyzhnu-osvitu-za-grantovi-koshty/</text:a>
</text:p>
      <!--NEWS-->
      <text:h text:style-name="P10" text:outline-level="1">
<text:span text:style-name="T4">
“How are you?”: How to hold constructively - the advice of psychologists</text:span>
</text:h>
      <text:p text:style-name="P4">
Author: ['АРМІЯINFORM']</text:p>
      <text:p text:style-name="P4">
Time: 2023-07-14T48:00:00-04:00</text:p>
      <text:p text:style-name="P4">
Description: Chuhmo, about the non -chief “trimat”. Is it right rosum. Aj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12-8.jpg" text:style-name="Internet_20_link" text:visited-style-name="Visited_20_Internet_20_Link">
12-8.jpg</text:a>
']</text:p>
      <text:p text:style-name="P4">
Tags: []</text:p>
      <text:p text:style-name="P4">
Category: News</text:p>
      <!--METADATA-->
      <text:p text:style-name="P4">
<draw:frame draw:style-name="fr1" draw:name="Image90" text:anchor-type="as-char" svg:width="6.9236in" svg:height="4.615733in" draw:z-index="0">
<draw:image xlink:href="../Images/AРМІЯINFORM/2023-07-14T48-00-00-04-00/12-8.jpg" xlink:type="simple" xlink:show="embed" xlink:actuate="onLoad" draw:mime-type="image/jpeg"/>
</draw:frame>
Every day we hear about the need to "stay". But do we understand this ZAZKLIK? After all, restraining the feelings, on the contrary we exhale our body.</text:p>
      <text:p text:style-name="P4">
War is daily challenges for our psyche and emotional stability. We live the sounds of sirens, constant erection from the front, grueling expectations and vibrations of plants - despair, despair, anger, fatigue, hope. What to do with all these people? Often they are so untimely and seem unnecessary. There are three steps:</text:p>
      <ul>
        <li>
          <text:p text:style-name="P4">
notice emotions in the moment("Oh, I'm angry");</text:p>
        </li>
        <li>
          <text:p text:style-name="P4">
To accept them("Everything ok, it's okay, I know how to handle it");</text:p>
        </li>
        <li>
          <text:p text:style-name="P4">
live them constructively(“Jogging will help to spill anger”).</text:p>
        </li>
      </ul>
      <text:p text:style-name="P4">
Що означає «прожити конструктивно»? Не завдати шкоди собі чи людям навколо.Тобто спрямувати енергію злості, розпачу, агресії чи болю в якусь дію, якавивільняє цю енергію екологічно: танці, спорт, терапія криком, малювання своїхемоції, дихальні вправи — знайдіть те, що вивільняє саме вас.</text:p>
      <text:p text:style-name="P4">
Не соромтеся віддати всі емоції подушці, коли відчуваєте бажання плакати;дозвольте собі побути слабкими, засмученими, а якщо накипіло і кортить кричати— покричіть наодинці з собою.</text:p>
      <text:p text:style-name="P4">
Усі наші емоції нормальні. Питання лише в тому, чи вміємо ми помічати їх тапроживати так, щоб не нашкодити собі та іншим.</text:p>
      <text:p text:style-name="P4">
Комунікаційна кампанія «<text:a xlink:type="simple" xlink:href="https://www.facebook.com/howareu.program" text:style-name="Internet_20_link" text:visited-style-name="Visited_20_Internet_20_Link">
Ти як?»</text:a>
It is implemented with the support of the USAID Project "Building a Sustainable Public Health System", which is performed by the Pact. Promotion in the production of spreading information and educational materials provided international organization in migration(IOM Ukraine), Megapolis Holding, BGV Charity Fund.</text:p>
      <text:p text:style-name="P4">
The project "How are you?" It is one of the key "puzzles" of the All -Ukrainian program of economic health, which is introduced in Ukraine at the initiative of the first lady <text:a xlink:type="simple" xlink:href="https://www.facebook.com/olenazelenska.official" text:style-name="Internet_20_link" text:visited-style-name="Visited_20_Internet_20_Link">
Elena Zelenskaya</text:a>
.</text:p>
      <text:p text:style-name="P4">
News Source: <text:a xlink:type="simple" xlink:href="https://armyinform.com.ua/2023/07/14/ty-yak-yak-trymatysya-konstruktyvno-porady-psyhologiv/" text:style-name="Internet_20_link" text:visited-style-name="Visited_20_Internet_20_Link">
https://armyinform.com.ua/2023/07/14/ty-yak-yak-trymatysya-konstruktyvno-porady-psyhologiv/</text:a>
</text:p>
      <!--NEWS-->
      <text:h text:style-name="P10" text:outline-level="1">
<text:span text:style-name="T4">
Land troops showed how our UAV operators work skillfully</text:span>
</text:h>
      <text:p text:style-name="P4">
Author: ['АРМІЯINFORM']</text:p>
      <text:p text:style-name="P4">
Time: 2023-07-14T49:00:00-04:00</text:p>
      <text:p text:style-name="P4">
Description: About the Facebook-Storansi Group VIISK ZS Ukrainian: “BIITSI KEYUT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358734640_620139600218035_1129203252419650503_n.jpg" text:style-name="Internet_20_link" text:visited-style-name="Visited_20_Internet_20_Link">
358734640_620139600218035_1129203252419650503_n.jpg</text:a>
', '<text:a xlink:type="simple" xlink:href="https://armyinform.com.ua/wp-content/uploads/2023/07/359501324_620139580218037_2375816061558515250_n-150x150.jpg" text:style-name="Internet_20_link" text:visited-style-name="Visited_20_Internet_20_Link">
359501324_620139580218037_2375816061558515250_n-150x150.jpg</text:a>
', '<text:a xlink:type="simple" xlink:href="https://armyinform.com.ua/wp-content/uploads/2023/07/358690476_620139596884702_6518878537533864828_n-150x150.jpg" text:style-name="Internet_20_link" text:visited-style-name="Visited_20_Internet_20_Link">
358690476_620139596884702_6518878537533864828_n-150x150.jpg</text:a>
', '<text:a xlink:type="simple" xlink:href="https://armyinform.com.ua/wp-content/uploads/2023/07/359836356_620139570218038_2552843335179638204_n-150x150.jpg" text:style-name="Internet_20_link" text:visited-style-name="Visited_20_Internet_20_Link">
359836356_620139570218038_2552843335179638204_n-150x150.jpg</text:a>
']</text:p>
      <text:p text:style-name="P4">
Tags: ['STOPRUSSIA', 'АГРЕСІЯ РФ']</text:p>
      <text:p text:style-name="P4">
Category: News</text:p>
      <!--METADATA-->
      <text:p text:style-name="P4">
<draw:frame draw:style-name="fr1" draw:name="Image91" text:anchor-type="as-char" svg:width="6.9236in" svg:height="5.53888in" draw:z-index="0">
<draw:image xlink:href="../Images/AРМІЯINFORM/2023-07-14T49-00-00-04-00/358734640_620139600218035_1129203252419650503_n.jpg" xlink:type="simple" xlink:show="embed" xlink:actuate="onLoad" draw:mime-type="image/jpeg"/>
</draw:frame>
About this <text:a xlink:type="simple" xlink:href="https://www.facebook.com/UALandForces/posts/pfbid02hDhAZEJDkMnYg2bddhHVXCiMvMHcAqfPKr7dqbHKBgoyaovBGbqYWe2efwXdq34bl" text:style-name="Internet_20_link" text:visited-style-name="Visited_20_Internet_20_Link">
it is referred</text:a>
On the Facebook page of the Land Forces of the Armed Forces of Ukraine:</text:p>
      <text:p text:style-name="P4">
“The fighters run the birds virtually.</text:p>
      <text:p text:style-name="P4">
They work out tasks, quickly change the positions of each departure, ”the message is assigned.</text:p>
      <text:p text:style-name="P4">
<text:a xlink:type="simple" xlink:href="https://armyinform.com.ua/wp-content/uploads/2023/07/359501324_620139580218037_2375816061558515250_n.jpg" text:style-name="Internet_20_link" text:visited-style-name="Visited_20_Internet_20_Link">
!(Images/AРМІЯINFORM/2023-07-14T49-00-00-04-00/359501324_620139580218037_2375816061558515250_n-150x150.jpg)</text:a>
</text:p>
      <text:p text:style-name="P4">
<text:a xlink:type="simple" xlink:href="https://armyinform.com.ua/wp-content/uploads/2023/07/358690476_620139596884702_6518878537533864828_n.jpg" text:style-name="Internet_20_link" text:visited-style-name="Visited_20_Internet_20_Link">
<draw:frame draw:style-name="fr1" draw:name="Image92" text:anchor-type="as-char" svg:width="6.9236in" svg:height="6.9236in" draw:z-index="0">
<draw:image xlink:href="../Images/AРМІЯINFORM/2023-07-14T49-00-00-04-00/358690476_620139596884702_6518878537533864828_n-150x150.jpg" xlink:type="simple" xlink:show="embed" xlink:actuate="onLoad" draw:mime-type="image/jpeg"/>
</draw:frame>
</text:a>
</text:p>
      <text:p text:style-name="P4">
<text:a xlink:type="simple" xlink:href="https://armyinform.com.ua/wp-content/uploads/2023/07/359836356_620139570218038_2552843335179638204_n.jpg" text:style-name="Internet_20_link" text:visited-style-name="Visited_20_Internet_20_Link">
<draw:frame draw:style-name="fr1" draw:name="Image93" text:anchor-type="as-char" svg:width="6.9236in" svg:height="6.9236in" draw:z-index="0">
<draw:image xlink:href="../Images/AРМІЯINFORM/2023-07-14T49-00-00-04-00/359836356_620139570218038_2552843335179638204_n-150x150.jpg" xlink:type="simple" xlink:show="embed" xlink:actuate="onLoad" draw:mime-type="image/jpeg"/>
</draw:frame>
</text:a>
</text:p>
      <text:p text:style-name="P4">
News Source: <text:a xlink:type="simple" xlink:href="https://armyinform.com.ua/2023/07/14/suhoputni-vijska-pokazaly-yak-vpravno-praczyuyut-nashi-operatory-bpla/" text:style-name="Internet_20_link" text:visited-style-name="Visited_20_Internet_20_Link">
https://armyinform.com.ua/2023/07/14/suhoputni-vijska-pokazaly-yak-vpravno-praczyuyut-nashi-operatory-bpla/</text:a>
</text:p>
      <!--NEWS-->
      <text:h text:style-name="P10" text:outline-level="1">
<text:span text:style-name="T4">
Spain will hand over the mobile hospital and medical cars to Ukraine</text:span>
</text:h>
      <text:p text:style-name="P4">
Author: ['АРМІЯINFORM']</text:p>
      <text:p text:style-name="P4">
Time: 2023-07-14T4:00:00-04:00</text:p>
      <text:p text:style-name="P4">
Description: About CED DPSU Preservice. Minіsterka defense іspanai Margarita Robbles ... War with Ukraine 2022, war with Ukraine latest news today, news war with Ukraine 2022 last today, will there be a war between Ukraine and Russia and when, there will be a war with Ukraine in 2022,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7/news_20230713_124810_168924169026.jpg" text:style-name="Internet_20_link" text:visited-style-name="Visited_20_Internet_20_Link">
news_20230713_124810_168924169026.jpg</text:a>
']</text:p>
      <text:p text:style-name="P4">
Tags: ['STOPRUSSIA', 'АГРЕСІЯ РФ', 'ДПСУ']</text:p>
      <text:p text:style-name="P4">
Category: News</text:p>
      <!--METADATA-->
      <text:p text:style-name="P4">
<draw:frame draw:style-name="fr1" draw:name="Image94" text:anchor-type="as-char" svg:width="6.9236in" svg:height="4.615733in" draw:z-index="0">
<draw:image xlink:href="../Images/AРМІЯINFORM/2023-07-14T4-00-00-04-00/news_20230713_124810_168924169026.jpg" xlink:type="simple" xlink:show="embed" xlink:actuate="onLoad" draw:mime-type="image/jpeg"/>
</draw:frame>
About it <text:a xlink:type="simple" xlink:href="https://dpsu.gov.ua/ua/news/ispaniya-pidtrimuvatime-ukrainu-azh-do-nastannya-spravedlivogo-miru/" text:style-name="Internet_20_link" text:visited-style-name="Visited_20_Internet_20_Link">
reports</text:a>
SSSU press service.</text:p>
      <text:p text:style-name="P4">
Spanish Defense Minister Margarita Robles and Director of the Monastery Clara Foundation Lucia Karam Padili recently visited the Air Force Base in Saragos, where the State Border Service Medical Personal is learning to develop and operate a mobile hospital. This hospital will arrive in Ukraine from the defense awareness of Spain in the near future and will help to save the life and health of fighters who defend Ukraine's independence.</text:p>
      <text:p text:style-name="P4">
The participants of the meeting emphasized that Ukrainian warriors today defend not the lifetime of our country, but also the values of the free world and stand in order to protect the whole European community. The Spanish side assured that it would continue to support Ukraine, in particular border guards, which are both in zone active fighting and under constant shelling on the border with Russian Federation. In addition to the mobile hospital, medical cars, including armored cars, will be transferred to Ukrainian border guards, which will allow to evacuate the wounded from the war zone.</text:p>
      <text:p text:style-name="P4">
The participants of the meeting expressed the hope that the war would not last long, but it would remain the need for medical assistance to the soldiers.</text:p>
      <text:p text:style-name="P4">
By the way, our military personnel are treated in Spain. In particular, her sister Lucia came to Ukraine to accompany several wounded heroes in the Spanish farm. She assured that in the future, the energy of the religious community and the simple Spaniards support our Ukraine.</text:p>
      <text:p text:style-name="P4">
Among other things, the plans of Lucia's sister are to organize a concert in support of Ukraine and write a book that should inspire the youth of the European Union to defend the principle world as selflessly as Ukrainians do.</text:p>
      <text:p text:style-name="P4">
The Head of the State Border Guard Service of Ukraine Serhiy Deyneko sincerely thanked Margaritibles, sister of Lucia and all the Spanish people for her support, which helps to save the lives of our soldiers and bring a just peace.</text:p>
      <text:p text:style-name="P4">
News Source: <text:a xlink:type="simple" xlink:href="https://armyinform.com.ua/2023/07/14/ispaniya-peredast-mobilnyj-shpytal-ta-medychni-avto-ukrayinskym-zahysnykam/" text:style-name="Internet_20_link" text:visited-style-name="Visited_20_Internet_20_Link">
https://armyinform.com.ua/2023/07/14/ispaniya-peredast-mobilnyj-shpytal-ta-medychni-avto-ukrayinskym-zahysnykam/</text:a>
</text:p>
      <!--NEWS-->
      <text:h text:style-name="P10" text:outline-level="1">
<text:span text:style-name="T4">
President - on the rate: the state has good results in increasing its own UAV production</text:span>
</text:h>
      <text:p text:style-name="P4">
Author: ['АРМІЯINFORM']</text:p>
      <text:p text:style-name="P4">
Time: 2023-07-14T50:00:00-04:00</text:p>
      <text:p text:style-name="P4">
Description: President of Ukraine Volodymyr Zelensky Proviv Chergov Supreme Supreme Station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foto1-bpla-vector-1.jpg" text:style-name="Internet_20_link" text:visited-style-name="Visited_20_Internet_20_Link">
foto1-bpla-vector-1.jpg</text:a>
']</text:p>
      <text:p text:style-name="P4">
Tags: ['ПРЕЗИДЕНТ УКРАЇНИ', 'СТАВКА ВЕРХОВНОГО ГОЛОВНОКОМАНДУВАЧА']</text:p>
      <text:p text:style-name="P4">
Category: News</text:p>
      <!--METADATA-->
      <text:p text:style-name="P4">
<draw:frame draw:style-name="fr1" draw:name="Image95" text:anchor-type="as-char" svg:width="6.9236in" svg:height="3.790671in" draw:z-index="0">
<draw:image xlink:href="../Images/AРМІЯINFORM/2023-07-14T50-00-00-04-00/foto1-bpla-vector-1.jpg" xlink:type="simple" xlink:show="embed" xlink:actuate="onLoad" draw:mime-type="image/jpeg"/>
</draw:frame>
Vector reconnaissance UAV. Photo: Quantum-Systems</text:p>
      <text:p text:style-name="P4">
President of Ukraine Volodymyr Zelensky held a regular meeting of the pond commander-in-chief and heard the reports of commander General of Zaluzhny, Lieutenant General Alexander Sirsky, brigade General Alexander Tarnavsky about the situation at the front, promotion of and defense.</text:p>
      <text:p text:style-name="P4">
The head of state [wrote] about it(https://t.me/V_Zelenskiy_official/6975)Utegram.</text:p>
      <text:p text:style-name="P4">
Volodymyr Zelensky heard the report of the Minister of Defense of Ukraine Oleksiyreznikov on new defensive packages. Also Vice Prime Minister Kubrakov's offering supply logistics.</text:p>
      <text:p text:style-name="P4">
"Increasing our own production, including a good result for UAV. Reports of Kamyshin's Minestratgiprom and Commander.</text:p>
      <text:p text:style-name="P4">
The pond discussed the protection of nuclear power plants and the northern border.</text:p>
      <text:p text:style-name="P4">
“The results of the testing of the readiness of the defense forces to perform the relevant tasks. Given the data of intelligence and measures taken, the threat of invasion of Belarus is absent. Report of the head of the GUR Kiril Budanova, ”the message said.</text:p>
      <text:p text:style-name="P4">
News Source: <text:a xlink:type="simple" xlink:href="https://armyinform.com.ua/2023/07/14/prezydent-na-stavczi-derzhava-maye-horoshi-rezultaty-z-naroshhuvannya-vlasnogo-vyrobnycztva-bpla/" text:style-name="Internet_20_link" text:visited-style-name="Visited_20_Internet_20_Link">
https://armyinform.com.ua/2023/07/14/prezydent-na-stavczi-derzhava-maye-horoshi-rezultaty-z-naroshhuvannya-vlasnogo-vyrobnycztva-bpla/</text:a>
</text:p>
      <!--NEWS-->
      <text:h text:style-name="P10" text:outline-level="1">
<text:span text:style-name="T4">
574 million hryvnias will be allocated to complete the construction of the Holodomor Museum</text:span>
</text:h>
      <text:p text:style-name="P4">
Author: ['АРМІЯINFORM']</text:p>
      <text:p text:style-name="P4">
Time: 2023-07-14T51:00:00-04:00</text:p>
      <text:p text:style-name="P4">
Description: Komitet Zwan to the budget recommending the Supreme Radi Pravi for the basis of I in Tsilom ... The war with Ukraine 2022, the war with Ukraine is the latest news today, the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golodomor2.jpg" text:style-name="Internet_20_link" text:visited-style-name="Visited_20_Internet_20_Link">
golodomor2.jpg</text:a>
']</text:p>
      <text:p text:style-name="P4">
Tags: ['STOPRUSSIA', 'АГРЕСІЯ РФ', 'МУЗЕЙ ГОЛОДОМОРУ']</text:p>
      <text:p text:style-name="P4">
Category: News</text:p>
      <!--METADATA-->
      <text:p text:style-name="P4">
<draw:frame draw:style-name="fr1" draw:name="Image96" text:anchor-type="as-char" svg:width="6.9236in" svg:height="3.894525in" draw:z-index="0">
<draw:image xlink:href="../Images/AРМІЯINFORM/2023-07-14T51-00-00-04-00/golodomor2.jpg" xlink:type="simple" xlink:show="embed" xlink:actuate="onLoad" draw:mime-type="image/jpeg"/>
</draw:frame>
Illustrative photo</text:p>
      <text:p text:style-name="P4">
The Committee on Budget recommended the Verkhovna Rada to approve the Bill No. 9437 on the Law of Ukraine “On the State Budget of Ukraine for 2023” as a basis and as a whole.</text:p>
      <text:p text:style-name="P4">
About it <text:a xlink:type="simple" xlink:href="https://www.rada.gov.ua/news/news_kom/238801.html" text:style-name="Internet_20_link" text:visited-style-name="Visited_20_Internet_20_Link">
reports</text:a>
Verkhovna Rada of Ukraine.</text:p>
      <text:p text:style-name="P4">
“The bill aims to allocate additional funds from the state budget in the amount of 573.9 million hryvnias for the completion of construction and commissioning of the second-chief of the National Museum of Holodomor-Genocide, on the platform of which the main official events will be prevented for the 90's of the Holodomor of 1932-1933. Roksolana Podlas.</text:p>
      <text:p text:style-name="P4">
Roksolana Podlas also added that the initiative is balanced and does not provide for an increase in the state budget expenditures for the current year.</text:p>
      <text:p text:style-name="P4">
The adoption and implementation of the project of Law No. 9437 will allow for a short period of time the whole complex of construction works on the National Museum of Holodomor-Genocide and at the proper level to honor the memory of millions of victims of tragedy, which will help to restore historical justice, the affirmation of all international community manifestation of violence.</text:p>
      <text:p text:style-name="P4">
News Source: <text:a xlink:type="simple" xlink:href="https://armyinform.com.ua/2023/07/14/dlya-zavershennya-budivnycztva-muzeyu-golodomoru-bude-vydileno-574-mln-gryven/" text:style-name="Internet_20_link" text:visited-style-name="Visited_20_Internet_20_Link">
https://armyinform.com.ua/2023/07/14/dlya-zavershennya-budivnycztva-muzeyu-golodomoru-bude-vydileno-574-mln-gryven/</text:a>
</text:p>
      <!--NEWS-->
      <text:h text:style-name="P10" text:outline-level="1">
<text:span text:style-name="T4">
NSU sappers neutralized 142 explosive objects</text:span>
</text:h>
      <text:p text:style-name="P4">
Author: ['АРМІЯINFORM']</text:p>
      <text:p text:style-name="P4">
Time: 2023-07-14T52:00:00-04:00</text:p>
      <text:p text:style-name="P4">
Description: Minoi Tizhnya, INZHENERNI, PIDRODILIAL WISHARDISALY OF WASHERS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ursh.jpg" text:style-name="Internet_20_link" text:visited-style-name="Visited_20_Internet_20_Link">
ursh.jpg</text:a>
']</text:p>
      <text:p text:style-name="P4">
Tags: ['НГУ', 'РОЗМІНУВАННЯ']</text:p>
      <text:p text:style-name="P4">
Category: News</text:p>
      <!--METADATA-->
      <text:p text:style-name="P4">
<draw:frame draw:style-name="fr1" draw:name="Image97" text:anchor-type="as-char" svg:width="6.9236in" svg:height="5.1927in" draw:z-index="0">
<draw:image xlink:href="../Images/AРМІЯINFORM/2023-07-14T52-00-00-04-00/ursh.jpg" xlink:type="simple" xlink:show="embed" xlink:actuate="onLoad" draw:mime-type="image/jpeg"/>
</draw:frame>
Last week, the engineering units of the National Guard of Ukraine continued to change agricultural territories in the Kherson and Sumy regions. About it during <text:a xlink:type="simple" xlink:href="https://www.youtube.com/watch" text:style-name="Internet_20_link" text:visited-style-name="Visited_20_Internet_20_Link">
briefing</text:a>
In Militation Mediacenter, Colonel Mykola Urshalovich announced the Deputy Director of Planning of the Use of the National Guard of Ukraine.</text:p>
      <ul>
        <li>
During the week, they examined about 490 hectares of terrain and disposed of 142 exclusive objects, - said the representative of the State Technical University of NSU.</li>
      </ul>
      <text:p text:style-name="P4">
<text:span text:style-name="T5">
Opto press service of NSU</text:span>
</text:p>
      <text:p text:style-name="P4">
News Source: <text:a xlink:type="simple" xlink:href="https://armyinform.com.ua/2023/07/14/sapery-ngu-zneshkodyly-142-vybuhonebezpechni-predmety/" text:style-name="Internet_20_link" text:visited-style-name="Visited_20_Internet_20_Link">
https://armyinform.com.ua/2023/07/14/sapery-ngu-zneshkodyly-142-vybuhonebezpechni-predmety/</text:a>
</text:p>
      <!--NEWS-->
      <text:h text:style-name="P10" text:outline-level="1">
<text:span text:style-name="T4">
Defense forces struck two enemy ammunition</text:span>
</text:h>
      <text:p text:style-name="P4">
Author: ['АРМІЯINFORM']</text:p>
      <text:p text:style-name="P4">
Time: 2023-07-14T53:00:00-04:00</text:p>
      <text:p text:style-name="P4">
Description: Avіaatsіya forces of defense for Past Doba took 8 hit in the district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ВТРАТИ ВОРОГА', 'ХРОНІКА ОБОРОНИ']</text:p>
      <text:p text:style-name="P4">
Category: News</text:p>
      <!--METADATA-->
      <text:p text:style-name="P4">
<draw:frame draw:style-name="fr1" draw:name="Image98" text:anchor-type="as-char" svg:width="6.9236in" svg:height="4.615733in" draw:z-index="0">
<draw:image xlink:href="../Images/AРМІЯINFORM/2023-07-14T53-00-00-04-00/artylerysty.jpg" xlink:type="simple" xlink:show="embed" xlink:actuate="onLoad" draw:mime-type="image/jpeg"/>
</draw:frame>
Illustrative Photo <text:span text:style-name="T4">
 🔥 Situation on Russian invasion </text:span>
</text:p>
      <text:p text:style-name="P4">
The aircraft forces of defense for the last day has made 8 beats in the areas of concentration of the personal staff and 2 on the anti-aircraft missile complexes of the enemy.</text:p>
      <text:p text:style-name="P4">
About it on Facebook <text:a xlink:type="simple" xlink:href="https://www.facebook.com/GeneralStaff.ua/posts/pfbid0FJJqmm9y5tCLjMwattudgvtgP9nvkWX8RDnMEYUQd2Z3GrMmMbZdw1pfM3tqkRVcl" text:style-name="Internet_20_link" text:visited-style-name="Visited_20_Internet_20_Link">
reports</text:a>
The General Staff of the Armed Forces.</text:p>
      <text:p text:style-name="P4">
Units of missile troops and artillery during the day were struck by the area of living force, weapons and military equipment, 2 warehouses, 10 artillery facilities at fire positions, 3 means of adeptigious defense, radar station of counter -battering struggle, a station of radio electronic struggle.</text:p>
      <text:p text:style-name="P4">
News Source: <text:a xlink:type="simple" xlink:href="https://armyinform.com.ua/2023/07/14/syly-oborony-urazyly-2-sklady-boyeprypasiv-voroga/" text:style-name="Internet_20_link" text:visited-style-name="Visited_20_Internet_20_Link">
https://armyinform.com.ua/2023/07/14/syly-oborony-urazyly-2-sklady-boyeprypasiv-voroga/</text:a>
</text:p>
      <!--NEWS-->
      <text:h text:style-name="P10" text:outline-level="1">
<text:span text:style-name="T4">
During counter -pride -acting measures, the National Guard detained 34 people - Mykola Urshalovich</text:span>
</text:h>
      <text:p text:style-name="P4">
Author: ['Володимир Поліщук']</text:p>
      <text:p text:style-name="P4">
Time: 2023-07-14T54:00:00-04:00</text:p>
      <text:p text:style-name="P4">
Description: PID Hour Vikonnnya Zavdan Teritornya defending VIISKOVOSKOVASICALIONALLY WIT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ursh-2.jpg" text:style-name="Internet_20_link" text:visited-style-name="Visited_20_Internet_20_Link">
ursh-2.jpg</text:a>
', '<text:a xlink:type="simple" xlink:href="https://armyinform.com.ua/wp-content/uploads/2023/07/blokpost-scaled.jpg" text:style-name="Internet_20_link" text:visited-style-name="Visited_20_Internet_20_Link">
blokpost-scaled.jpg</text:a>
']</text:p>
      <text:p text:style-name="P4">
Tags: ['КОНТРДИВЕРСІЙНІ ЗАХОДИ', 'НГУ', 'НОВИНИ']</text:p>
      <text:p text:style-name="P4">
Category: News</text:p>
      <!--METADATA-->
      <text:p text:style-name="P4">
<draw:frame draw:style-name="fr1" draw:name="Image99" text:anchor-type="as-char" svg:width="6.9236in" svg:height="4.615733in" draw:z-index="0">
<draw:image xlink:href="../Images/AРМІЯINFORM/2023-07-14T54-00-00-04-00/ursh-2.jpg" xlink:type="simple" xlink:show="embed" xlink:actuate="onLoad" draw:mime-type="image/jpeg"/>
</draw:frame>
During the fulfillment of the tasks of territorial defense, the military personnel of Ukraine protects and defend important state objects, ministries, agencies, state administrations, objects of regional tamystov, diplomatic missions, consular institutions of foreign countries and representations of international organizations in our country.</text:p>
      <text:p text:style-name="P4">
About it during <text:a xlink:type="simple" xlink:href="https://www.youtube.com/watch" text:style-name="Internet_20_link" text:visited-style-name="Visited_20_Internet_20_Link">
briefing</text:a>
VMILITARY MEDIA CENTER was informed by the Deputy Director of the Planning Department Application of the Main Directorate of the National Guard of Ukraine Colonels Domikola Urshalovich.</text:p>
      <text:p text:style-name="P4">
Also, a representative of the NSU NSU spoke about ensuring measures of legal regime.</text:p>
      <text:p text:style-name="P4">
-for the introduction of a curfew and the service for providing public safety in 32 settlements of the state, 1,200 military personnel of the National Guard, 75 patrols and 45 cynologists with service dogs are involved every day. Up to two and a half thousand servicemen on 126 checkpoints ensure the installation of special entrance and departure to settlements, checking documents, inspection of the commodity of vehicles, luggage and cargo, - said Mykola Urshalovich.</text:p>
      <text:p text:style-name="P4">
He also cited other figures of service and combat activities of the NSU: "In addition, we took part in 22 events of a contradictory struggle in 34 settlements, for which about a thousand servicemen were felt."</text:p>
      <text:p text:style-name="P4">
After a briefing, Colonel Urshalovich informed the correspondent Armyinform, 1 582 addresses, 440 vehicles, 2 272 citizens 1 322 mobile terminals were checked. 34 persons were detained for administrative offenses.</text:p>
      <text:p text:style-name="P4">
In total, in the course of the implementation of the tasks of ensuring measures of legal regime for a week, the National Guards detained 2390 persons for committing offenses, of which 113 for criminal ones.</text:p>
      <text:p text:style-name="P4">
Six soldiers of the NSU seized six units of firearms, more than a thousand rounds of various calibers, three grenades and almost a kilogram of narcotic reaches.</text:p>
      <text:p text:style-name="P4">
<draw:frame draw:style-name="fr1" draw:name="Image100" text:anchor-type="as-char" svg:width="6.9236in" svg:height="4.614606in" draw:z-index="0">
<draw:image xlink:href="../Images/AРМІЯINFORM/2023-07-14T54-00-00-04-00/blokpost-scaled.jpg" xlink:type="simple" xlink:show="embed" xlink:actuate="onLoad" draw:mime-type="image/jpeg"/>
</draw:frame>
_Foto Dmitry Yurchenko and NSU Press Service</text:p>
      <text:p text:style-name="P4">
News Source: <text:a xlink:type="simple" xlink:href="https://armyinform.com.ua/2023/07/14/pid-chas-kontrdyversijnyh-zahodiv-naczgvardijczi-zatrymaly-34-osib-mykola-urshalovych/" text:style-name="Internet_20_link" text:visited-style-name="Visited_20_Internet_20_Link">
https://armyinform.com.ua/2023/07/14/pid-chas-kontrdyversijnyh-zahodiv-naczgvardijczi-zatrymaly-34-osib-mykola-urshalovych/</text:a>
</text:p>
      <!--NEWS-->
      <text:h text:style-name="P10" text:outline-level="1">
<text:span text:style-name="T4">
Defense forces per day destroyed more than half a thousand invaders, 9 BBM and 24 Artsystem</text:span>
</text:h>
      <text:p text:style-name="P4">
Author: ['АРМІЯINFORM']</text:p>
      <text:p text:style-name="P4">
Time: 2023-07-14T55:00:00-04:00</text:p>
      <text:p text:style-name="P4">
Description: Zagalni Boyov, Find the enemy on 02/24/22 to 07/1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98947744783779612_w-scaled.jpg" text:style-name="Internet_20_link" text:visited-style-name="Visited_20_Internet_20_Link">
photo_5298947744783779612_w-scaled.jpg</text:a>
']</text:p>
      <text:p text:style-name="P4">
Tags: ['ВІЙНА', 'ВТРАТИ ВОРОГА', 'ГЕНЕРАЛЬНИЙ ШТАБ ЗС УКРАЇНИ']</text:p>
      <text:p text:style-name="P4">
Category: News</text:p>
      <!--METADATA-->
      <text:p text:style-name="P4">
<draw:frame draw:style-name="fr1" draw:name="Image101" text:anchor-type="as-char" svg:width="6.9236in" svg:height="6.946679in" draw:z-index="0">
<draw:image xlink:href="../Images/AРМІЯINFORM/2023-07-14T55-00-00-04-00/photo_5298947744783779612_w-scaled.jpg" xlink:type="simple" xlink:show="embed" xlink:actuate="onLoad" draw:mime-type="image/jpeg"/>
</draw:frame>
The total fighting loss of the enemy from 24.02.22 to 14.07.23 will be orientated:</text:p>
      <text:p text:style-name="P4">
<text:span text:style-name="T4">
<text:span text:style-name="T5">
 Personnel - 236 590 </text:span>
*(+550)persons eliminated</text:span>
<text:span text:style-name="T5">
 tanks - </text:span>
<text:span text:style-name="T5">
 4097(+5)</text:span>
<text:span text:style-name="T4">
 combat armored vehicles - </text:span>
 8008(+9)<text:span text:style-name="T4">
<text:span text:style-name="T5">
 Artillery systems - </text:span>
<text:span text:style-name="T5">
 4449(+24)</text:span>
 </text:span>
 RSZV - <text:span text:style-name="T4">
 680(+2)</text:span>
<text:span text:style-name="T5">
 air defense - </text:span>
<text:span text:style-name="T5">
 423(+2)</text:span>
<text:span text:style-name="T4">
 aircraft - </text:span>
 315(0)<text:span text:style-name="T4">
<text:span text:style-name="T5">
 helicopters - </text:span>
* 310(0)</text:span>
<text:span text:style-name="T5">
 UAV Operative-tactical level-</text:span>
<text:span text:style-name="T5">
 3783(+31)</text:span>
<text:span text:style-name="T4">
 Winged missiles - </text:span>
 1273(+2)<text:span text:style-name="T4">
<text:span text:style-name="T5">
 ships / boats - </text:span>
* 18(0)</text:span>
<text:span text:style-name="T5">
 Automobile equipment and tanks - </text:span>
<text:span text:style-name="T5">
 7019(+24)</text:span>
<text:span text:style-name="T4">
 Special equipment - </text:span>
 662(+1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December 14, 23.</text:p>
      <text:p text:style-name="P4">
News Source: <text:a xlink:type="simple" xlink:href="https://armyinform.com.ua/2023/07/14/syly-oborony-za-dobu-znyshhyly-shhe-ponad-piv-tysyachi-okupantiv-9-bbm-ta-24-artsystemy/" text:style-name="Internet_20_link" text:visited-style-name="Visited_20_Internet_20_Link">
https://armyinform.com.ua/2023/07/14/syly-oborony-za-dobu-znyshhyly-shhe-ponad-piv-tysyachi-okupantiv-9-bbm-ta-24-artsystemy/</text:a>
</text:p>
      <!--NEWS-->
      <text:h text:style-name="P10" text:outline-level="1">
<text:span text:style-name="T4">
From now on the Day of Defenders and Defenders of Ukraine will celebrate October 1</text:span>
</text:h>
      <text:p text:style-name="P4">
Author: ['АРМІЯINFORM']</text:p>
      <text:p text:style-name="P4">
Time: 2023-07-14T56:00:00-04:00</text:p>
      <text:p text:style-name="P4">
Description: Rada Takozh Zhmіnin was Dati Schelcokh Holy: 15 Lipnya - the day of the Ukrainian Hol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verhovna-rada.jpeg" text:style-name="Internet_20_link" text:visited-style-name="Visited_20_Internet_20_Link">
verhovna-rada.jpeg</text:a>
']</text:p>
      <text:p text:style-name="P4">
Tags: ['ВЕРХОВА РАДА УКРАЇНИ', 'НОВИНИ']</text:p>
      <text:p text:style-name="P4">
Category: News</text:p>
      <!--METADATA-->
      <text:p text:style-name="P4">
<draw:frame draw:style-name="fr1" draw:name="Image102" text:anchor-type="as-char" svg:width="6.9236in" svg:height="4.621503in" draw:z-index="0">
<draw:image xlink:href="../Images/AРМІЯINFORM/2023-07-14T56-00-00-04-00/verhovna-rada.jpeg" xlink:type="simple" xlink:show="embed" xlink:actuate="onLoad" draw:mime-type="image/jpeg"/>
</draw:frame>
The advice has also changed a few more holidays:</text:p>
      <text:p text:style-name="P4">
July 15 - Day of Ukrainian Statehood(Instead of July 28).  1 жовтня — День захисників і захисниць України (Instead of October 14).  25 грудня — Різдво.</text:p>
      <text:p text:style-name="P4">
Цей закон підпишуть після 28 липня, тому ще цього місяця День УкраїнськоїДержавності буде 28 липня.</text:p>
      <text:p text:style-name="P4">
News Source: <text:a xlink:type="simple" xlink:href="https://armyinform.com.ua/2023/07/14/vidteper-v-ukrayini-svyatkuvatymut-rizdvo-25-grudnya-zheleznyak/" text:style-name="Internet_20_link" text:visited-style-name="Visited_20_Internet_20_Link">
https://armyinform.com.ua/2023/07/14/vidteper-v-ukrayini-svyatkuvatymut-rizdvo-25-grudnya-zheleznyak/</text:a>
</text:p>
      <!--NEWS-->
      <text:h text:style-name="P10" text:outline-level="1">
<text:span text:style-name="T4">
Northern Europe countries have joined the Declaration of the Great Seven countries to support Ukraine</text:span>
</text:h>
      <text:p text:style-name="P4">
Author: ['АРМІЯINFORM']</text:p>
      <text:p text:style-name="P4">
Time: 2023-07-14T57:00:00-04:00</text:p>
      <text:p text:style-name="P4">
Description: Lideri Kramani Pivniki єvropi knocked down the non -stroke of his own piditrims,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630_360_1646159260-600.jpg" text:style-name="Internet_20_link" text:visited-style-name="Visited_20_Internet_20_Link">
630_360_1646159260-600.jpg</text:a>
']</text:p>
      <text:p text:style-name="P4">
Tags: ['ВЕЛИКА СІМКА', 'ДЕКЛАРАЦІЯ КРАЇН', 'ДОПОМОГА ПАРТНЕРІВ', 'КРАЇНИ ПІВНІЧНОЇ ЄВРОПИ', 'СВІТ ПІДТРИМУЄ УКРАЇНУ']</text:p>
      <text:p text:style-name="P4">
Category: News</text:p>
      <!--METADATA-->
      <text:p text:style-name="P4">
<draw:frame draw:style-name="fr1" draw:name="Image103" text:anchor-type="as-char" svg:width="6.9236in" svg:height="3.956343in" draw:z-index="0">
<draw:image xlink:href="../Images/AРМІЯINFORM/2023-07-14T57-00-00-04-00/630_360_1646159260-600.jpg" xlink:type="simple" xlink:show="embed" xlink:actuate="onLoad" draw:mime-type="image/jpeg"/>
</draw:frame>
The leaders of the countries of Northern Europe have expressed their steadfast in their support for the values, sovereignty and territorial integrity of Ukraine within its international recognized borders, and jointly jointly <text:a xlink:type="simple" xlink:href="https://armyinform.com.ua/2023/07/12/samit-nato-lidery-g7-pogodyly-deklaracziyu-pro-pidtrymku-ukrayiny/" text:style-name="Internet_20_link" text:visited-style-name="Visited_20_Internet_20_Link">
declaration of support of Ukraine</text:a>
NATO's Great Seven countries adopted at the Vilnius Summit.</text:p>
      <text:p text:style-name="P4">
This is stated in <text:a xlink:type="simple" xlink:href="https://www.regjeringen.no/contentassets/ff9ea1fb7306458fa37c3457b727a384/joint-statement-on-support-for-ukraine.pdf" text:style-name="Internet_20_link" text:visited-style-name="Visited_20_Internet_20_Link">
jointly</text:a>
.</text:p>
      <text:p text:style-name="P4">
«Ми зобов’язуємося продовжувати підтримувати Україну стільки, скільки будепотрібно. Разом із партнерами ми маємо намір спиратися на рамки зобов’язань ідомовленостей, враховуючи широкий спектр потреб від забезпечення сучаснимвійськовим обладнанням до навчальних ініціатив і підтримки стійкості. Мизробимо це, щоб зробити внесок у довгострокову безпеку України, стриматимайбутню російську агресію, зміцнити економічну стабільність і стійкістьУкраїни, а також забезпечити технічну та фінансову підтримку для нагальнихпотреб України», — йдеться у документі.</text:p>
      <text:p text:style-name="P4">
Лідери країн північної Європи сповнені рішучості у підтримці України в процесізахисту її суверенітету та територіальної цілісності, відновлення економіки,захисту громадян та просування програми реформ, а також у процесі їїінтеграції до Євроатлантичної спільноти.</text:p>
      <text:p text:style-name="P4">
Нагадаємо, раніше приєднатися до Декларації про підтримку України, ухваленоїкраїнами «Великої сімки» на саміті НАТО у Вільнюсі,<text:a xlink:type="simple" xlink:href="https://armyinform.com.ua/2023/07/13/niderlandy-pryyednayutsya-do-deklaracziyi-krayin-velykoyi-simky-shhodo-pidtrymky-ukrayiny/" text:style-name="Internet_20_link" text:visited-style-name="Visited_20_Internet_20_Link">
висловили</text:a>
The desire of the Netherlands.</text:p>
      <text:p text:style-name="P4">
News Source: <text:a xlink:type="simple" xlink:href="https://armyinform.com.ua/2023/07/14/krayiny-pivnichnoyi-yevropy-pryyednalysya-do-deklaracziyi-krayin-velykoyi-simky-shhodo-pidtrymky-ukrayiny/" text:style-name="Internet_20_link" text:visited-style-name="Visited_20_Internet_20_Link">
https://armyinform.com.ua/2023/07/14/krayiny-pivnichnoyi-yevropy-pryyednalysya-do-deklaracziyi-krayin-velykoyi-simky-shhodo-pidtrymky-ukrayiny/</text:a>
</text:p>
      <!--NEWS-->
      <text:h text:style-name="P10" text:outline-level="1">
<text:span text:style-name="T4">
NSU artillerymen neutralized half a hundred enemy soldiers, destroyed "Cornflower", "Rapir" and D-30-Mykola Urshalovich</text:span>
</text:h>
      <text:p text:style-name="P4">
Author: ['Володимир Поліщук']</text:p>
      <text:p text:style-name="P4">
Time: 2023-07-14T58:00:00-04:00</text:p>
      <text:p text:style-name="P4">
Description: Artillery of the National Guards PID Hour of Vognevo Pidrimmika PIDRODILIV defense forces, Yaki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ursh-2.jpg" text:style-name="Internet_20_link" text:visited-style-name="Visited_20_Internet_20_Link">
ursh-2.jpg</text:a>
']</text:p>
      <text:p text:style-name="P4">
Tags: ['АРТИЛЕРИСТИ', 'НГУ', 'НОВИНИ']</text:p>
      <text:p text:style-name="P4">
Category: News</text:p>
      <!--METADATA-->
      <text:p text:style-name="P4">
<draw:frame draw:style-name="fr1" draw:name="Image104" text:anchor-type="as-char" svg:width="6.9236in" svg:height="4.615733in" draw:z-index="0">
<draw:image xlink:href="../Images/AРМІЯINFORM/2023-07-14T58-00-00-04-00/ursh-2.jpg" xlink:type="simple" xlink:show="embed" xlink:actuate="onLoad" draw:mime-type="image/jpeg"/>
</draw:frame>
The National Guard artillerymen, during the fire support of the Siloboron units, which are active fighting in Lyman, Bakhmut Taurichi directions, performed more than 570 fire tasks, disposed of more than 50 enemy people, of which 14 are irreversible.</text:p>
      <text:p text:style-name="P4">
About it during <text:a xlink:type="simple" xlink:href="https://www.youtube.com/watch" text:style-name="Internet_20_link" text:visited-style-name="Visited_20_Internet_20_Link">
briefing</text:a>
VMILITARY MEDIA CENTER was informed by the Deputy Director of the Planning Department Application of the Main Directorate of the National Guard of Ukraine Colonels Domikola Urshalovich.</text:p>
      <text:p text:style-name="P4">
-Two storage sites of ammunition to artillery systems have been destroyed by three artillery systems: 82-mm mortar 2B9 "Cornflower", 100 mm anti-tank gun MT-12 "Rapir", 122 mm Gubititsa-30,-said Colonel Urshalovich.</text:p>
      <text:p text:style-name="P4">
The representative of the NSU Main Directorate said that Guards Aviation reproduces to destroy the enemy: “Aviation per week made six combat firing at the enemy fire. As a result, about 30 people were destroyed, the warehouse with BC, a mortar with a calculation and a company stronghold were affected. ”</text:p>
      <text:p text:style-name="P4">
UAV crews of the Aviation Units of the National Guard in the Zaporizhzhya Tacherson directions made eleven departments to complete the exploration tasks and found seven combat armored vehicles, a rocket system of a railway, and fourteen cars of the enemy. The artillery units of the Defense Forces had been identified.</text:p>
      <text:p text:style-name="P4">
<text:span text:style-name="T5">
Foto Dmitry Yurchenko</text:span>
</text:p>
      <text:p text:style-name="P4">
News Source: <text:a xlink:type="simple" xlink:href="https://armyinform.com.ua/2023/07/14/artylerysty-ngu-zneshkodyly-piv-sotni-vorozhyh-voyakiv-znyshhyly-voloshku-rapiru-ta-d-30-mykola-urshalovych/" text:style-name="Internet_20_link" text:visited-style-name="Visited_20_Internet_20_Link">
https://armyinform.com.ua/2023/07/14/artylerysty-ngu-zneshkodyly-piv-sotni-vorozhyh-voyakiv-znyshhyly-voloshku-rapiru-ta-d-30-mykola-urshalovych/</text:a>
</text:p>
      <!--NEWS-->
      <text:h text:style-name="P10" text:outline-level="1">
<text:span text:style-name="T4">
Against the background of a powerful thunderstorm over the Black Sea, the enemy made a few waves of launches of drones-Kamikadze</text:span>
</text:h>
      <text:p text:style-name="P4">
Author: ['АРМІЯINFORM']</text:p>
      <text:p text:style-name="P4">
Time: 2023-07-14T59:00:00-04:00</text:p>
      <text:p text:style-name="P4">
Description: About Tse of Rospovil in the Efir and Telemarafon “єini News” the chief of the Obnoy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ataka-droniv-1.jpg" text:style-name="Internet_20_link" text:visited-style-name="Visited_20_Internet_20_Link">
ataka-droniv-1.jpg</text:a>
']</text:p>
      <text:p text:style-name="P4">
Tags: ['АТАКА ДРОНІВ', 'ЄДИНІ НОВИНИ', 'НАТАЛІЯ ГУМЕНЮК']</text:p>
      <text:p text:style-name="P4">
Category: News</text:p>
      <!--METADATA-->
      <text:p text:style-name="P4">
<draw:frame draw:style-name="fr1" draw:name="Image105" text:anchor-type="as-char" svg:width="6.9236in" svg:height="3.894525in" draw:z-index="0">
<draw:image xlink:href="../Images/AРМІЯINFORM/2023-07-14T59-00-00-04-00/ataka-droniv-1.jpg" xlink:type="simple" xlink:show="embed" xlink:actuate="onLoad" draw:mime-type="image/jpeg"/>
</draw:frame>
Shahamed type UAV. Illustrative photo</text:p>
      <text:p text:style-name="P4">
This was reported on the broadcast of the Unified News by the head of the united coordination Press Center of Defense forces of South of Ukraine, Captain 1st rank Nataliagumeniuk.</text:p>
      <ul>
        <li>
The Russians used UAVs taking into account the terrain, in particular, water and Mykolaiv regions. All of them were destroyed, ”the captain of the1 rank said.</li>
      </ul>
      <text:p text:style-name="P4">
News Source: <text:a xlink:type="simple" xlink:href="https://armyinform.com.ua/2023/07/14/na-foni-potuzhnoyi-grozy-nad-chornym-morem-vorog-zdijsnyv-kilka-hvyl-zapuskiv-droniv-kamikadze/" text:style-name="Internet_20_link" text:visited-style-name="Visited_20_Internet_20_Link">
https://armyinform.com.ua/2023/07/14/na-foni-potuzhnoyi-grozy-nad-chornym-morem-vorog-zdijsnyv-kilka-hvyl-zapuskiv-droniv-kamikadze/</text:a>
</text:p>
      <!--NEWS-->
      <text:h text:style-name="P10" text:outline-level="1">
<text:span text:style-name="T4">
More than 17,000 crimes against the National Security of Ukraine - the Office of Prosecutor General</text:span>
</text:h>
      <text:p text:style-name="P4">
Author: ['АРМІЯINFORM']</text:p>
      <text:p text:style-name="P4">
Time: 2023-07-14T60: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warcrime-14072023ua.jpg" text:style-name="Internet_20_link" text:visited-style-name="Visited_20_Internet_20_Link">
warcrime-14072023ua.jpg</text:a>
', '<text:a xlink:type="simple" xlink:href="https://armyinform.com.ua/wp-content/uploads/2023/07/warcrime-14072023en.jpg" text:style-name="Internet_20_link" text:visited-style-name="Visited_20_Internet_20_Link">
warcrime-14072023en.jpg</text:a>
']</text:p>
      <text:p text:style-name="P4">
Tags: ['ОФІС ГЕНЕРАЛЬНОГО ПРОКУРОРА УКРАЇНИ']</text:p>
      <text:p text:style-name="P4">
Category: News</text:p>
      <!--METADATA-->
      <text:p text:style-name="P4">
<draw:frame draw:style-name="fr1" draw:name="Image106" text:anchor-type="as-char" svg:width="6.9236in" svg:height="4.448413in" draw:z-index="0">
<draw:image xlink:href="../Images/AРМІЯINFORM/2023-07-14T60-00-00-04-00/warcrime-14072023ua.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July 14, it is registered:</text:p>
      <ul>
        <li>
98 100 Military Crimes, * 17 009 Crimes against National Security of Ukraine.</li>
      </ul>
      <text:p text:style-name="P4">
In addition, according to the official data of juvenile prosecutors, 1552 children were affected by the aggression of the Russian Federation, of which:</text:p>
      <ul>
        <li>
494 - died, * 1058 - injured varying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107" text:anchor-type="as-char" svg:width="6.9236in" svg:height="4.448413in" draw:z-index="0">
<draw:image xlink:href="../Images/AРМІЯINFORM/2023-07-14T60-00-00-04-00/warcrime-14072023en.jpg" xlink:type="simple" xlink:show="embed" xlink:actuate="onLoad" draw:mime-type="image/jpeg"/>
</draw:frame>
</text:p>
      <text:p text:style-name="P4">
News Source: <text:a xlink:type="simple" xlink:href="https://armyinform.com.ua/2023/07/14/zadokumentovano-ponad-17-tysyach-zlochyniv-proty-naczbezpeky-ukrayiny-ofis-genprokurora/" text:style-name="Internet_20_link" text:visited-style-name="Visited_20_Internet_20_Link">
https://armyinform.com.ua/2023/07/14/zadokumentovano-ponad-17-tysyach-zlochyniv-proty-naczbezpeky-ukrayiny-ofis-genprokurora/</text:a>
</text:p>
      <!--NEWS-->
      <text:h text:style-name="P10" text:outline-level="1">
<text:span text:style-name="T4">
Sergey Naev noted the departmental honors of the military who serve on the border with Russia</text:span>
</text:h>
      <text:p text:style-name="P4">
Author: ['Володимир Загребельний']</text:p>
      <text:p text:style-name="P4">
Time: 2023-07-14T61:00:00-04:00</text:p>
      <text:p text:style-name="P4">
Description: PID Hour of Robochka, by the Summarian command of the Obroyny forces, the war with Ukraine 2022, the war with Ukraine is th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inspekcziya-golovna.jpg" text:style-name="Internet_20_link" text:visited-style-name="Visited_20_Internet_20_Link">
inspekcziya-golovna.jpg</text:a>
', '<text:a xlink:type="simple" xlink:href="https://armyinform.com.ua/wp-content/uploads/2023/07/inspekcziya_01-150x150.jpg" text:style-name="Internet_20_link" text:visited-style-name="Visited_20_Internet_20_Link">
inspekcziya_01-150x150.jpg</text:a>
', '<text:a xlink:type="simple" xlink:href="https://armyinform.com.ua/wp-content/uploads/2023/07/inspekcziya-03-150x150.jpg" text:style-name="Internet_20_link" text:visited-style-name="Visited_20_Internet_20_Link">
inspekcziya-03-150x150.jpg</text:a>
', '<text:a xlink:type="simple" xlink:href="https://armyinform.com.ua/wp-content/uploads/2023/07/inspekcziya-02-150x150.jpg" text:style-name="Internet_20_link" text:visited-style-name="Visited_20_Internet_20_Link">
inspekcziya-02-150x150.jpg</text:a>
', '<text:a xlink:type="simple" xlink:href="https://armyinform.com.ua/wp-content/uploads/2023/07/inspekcziya-004-150x150.jpg" text:style-name="Internet_20_link" text:visited-style-name="Visited_20_Internet_20_Link">
inspekcziya-004-150x150.jpg</text:a>
', '<text:a xlink:type="simple" xlink:href="https://armyinform.com.ua/wp-content/uploads/2023/07/inspekcziya-005-150x150.jpg" text:style-name="Internet_20_link" text:visited-style-name="Visited_20_Internet_20_Link">
inspekcziya-005-150x150.jpg</text:a>
', '<text:a xlink:type="simple" xlink:href="https://armyinform.com.ua/wp-content/uploads/2023/07/inspekcziya-006-150x150.jpg" text:style-name="Internet_20_link" text:visited-style-name="Visited_20_Internet_20_Link">
inspekcziya-006-150x150.jpg</text:a>
']</text:p>
      <text:p text:style-name="P4">
Tags: []</text:p>
      <text:p text:style-name="P4">
Category: News</text:p>
      <!--METADATA-->
      <text:p text:style-name="P4">
<draw:frame draw:style-name="fr1" draw:name="Image108" text:anchor-type="as-char" svg:width="6.9236in" svg:height="4.615733in" draw:z-index="0">
<draw:image xlink:href="../Images/AРМІЯINFORM/2023-07-14T61-00-00-04-00/inspekcziya-golovna.jpg" xlink:type="simple" xlink:show="embed" xlink:actuate="onLoad" draw:mime-type="image/jpeg"/>
</draw:frame>
During his working trip to the Sumy region, the Commander of the Joint Forces of the Armed Forces of Ukraine Lieutenant General Sergey Naev checked the defensive capabilities of the border regions of the region and discussed the issue of improving defense border of positions with the military-political leadership of the region.</text:p>
      <text:p text:style-name="P4">
Being in the leading positions, Lieutenant General Sergey Naev inspection engineering structures of the defense borders of the region, got acquainted with the conditions, in which Ukrainian defenders will be served and thanked them for their service.</text:p>
      <text:p text:style-name="P4">
<text:a xlink:type="simple" xlink:href="https://armyinform.com.ua/wp-content/uploads/2023/07/inspekcziya_01.jpg" text:style-name="Internet_20_link" text:visited-style-name="Visited_20_Internet_20_Link">
!(Images/AРМІЯINFORM/2023-07-14T61-00-00-04-00/inspekcziya_01-150x150.jpg)</text:a>
</text:p>
      <text:p text:style-name="P4">
<text:a xlink:type="simple" xlink:href="https://armyinform.com.ua/wp-content/uploads/2023/07/inspekcziya-03.jpg" text:style-name="Internet_20_link" text:visited-style-name="Visited_20_Internet_20_Link">
<draw:frame draw:style-name="fr1" draw:name="Image109" text:anchor-type="as-char" svg:width="6.9236in" svg:height="6.9236in" draw:z-index="0">
<draw:image xlink:href="../Images/AРМІЯINFORM/2023-07-14T61-00-00-04-00/inspekcziya-03-150x150.jpg" xlink:type="simple" xlink:show="embed" xlink:actuate="onLoad" draw:mime-type="image/jpeg"/>
</draw:frame>
</text:a>
</text:p>
      <text:p text:style-name="P4">
<text:a xlink:type="simple" xlink:href="https://armyinform.com.ua/wp-content/uploads/2023/07/inspekcziya-02.jpg" text:style-name="Internet_20_link" text:visited-style-name="Visited_20_Internet_20_Link">
<draw:frame draw:style-name="fr1" draw:name="Image110" text:anchor-type="as-char" svg:width="6.9236in" svg:height="6.9236in" draw:z-index="0">
<draw:image xlink:href="../Images/AРМІЯINFORM/2023-07-14T61-00-00-04-00/inspekcziya-02-150x150.jpg" xlink:type="simple" xlink:show="embed" xlink:actuate="onLoad" draw:mime-type="image/jpeg"/>
</draw:frame>
</text:a>
The commander visited the positions of units of territorial defense forces of the Armed Forces of Ukraine, which perform tasks for the purpose near the lane of the state border, TACEA TACEACE with the peculiarities of carrying out the service in the site. The arrival of the zero became a pleasant surprise for Ukraine's defenders.</text:p>
      <text:p text:style-name="P4">
“Thank you very much for your soldier's work. May God protect you, give you strength to continue to smash the enemy and defend Ukraine. We will win together!”-said Lieutenant General Sergey Nayev to servicemen during the delivery of departmental proportions and valuable gifts.</text:p>
      <text:p text:style-name="P4">
<text:a xlink:type="simple" xlink:href="https://armyinform.com.ua/wp-content/uploads/2023/07/inspekcziya-004.jpg" text:style-name="Internet_20_link" text:visited-style-name="Visited_20_Internet_20_Link">
!(Images/AРМІЯINFORM/2023-07-14T61-00-00-04-00/inspekcziya-004-150x150.jpg)</text:a>
</text:p>
      <text:p text:style-name="P4">
<text:a xlink:type="simple" xlink:href="https://armyinform.com.ua/wp-content/uploads/2023/07/inspekcziya-005.jpg" text:style-name="Internet_20_link" text:visited-style-name="Visited_20_Internet_20_Link">
<draw:frame draw:style-name="fr1" draw:name="Image111" text:anchor-type="as-char" svg:width="6.9236in" svg:height="6.9236in" draw:z-index="0">
<draw:image xlink:href="../Images/AРМІЯINFORM/2023-07-14T61-00-00-04-00/inspekcziya-005-150x150.jpg" xlink:type="simple" xlink:show="embed" xlink:actuate="onLoad" draw:mime-type="image/jpeg"/>
</draw:frame>
</text:a>
</text:p>
      <text:p text:style-name="P4">
<text:a xlink:type="simple" xlink:href="https://armyinform.com.ua/wp-content/uploads/2023/07/inspekcziya-006.jpg" text:style-name="Internet_20_link" text:visited-style-name="Visited_20_Internet_20_Link">
<draw:frame draw:style-name="fr1" draw:name="Image112" text:anchor-type="as-char" svg:width="6.9236in" svg:height="6.9236in" draw:z-index="0">
<draw:image xlink:href="../Images/AРМІЯINFORM/2023-07-14T61-00-00-04-00/inspekcziya-006-150x150.jpg" xlink:type="simple" xlink:show="embed" xlink:actuate="onLoad" draw:mime-type="image/jpeg"/>
</draw:frame>
</text:a>
From the beginning of large -scale aggression of Russian federation, the military of this unit is properly serving, performing the task on the appointment of various firefields. They thanked the Commander of the Joint Forces of the Armed Forces of Ukraine Zaturbot and assistance.</text:p>
      <text:p text:style-name="P4">
<text:span text:style-name="T5">
Opto author</text:span>
</text:p>
      <text:p text:style-name="P4">
News Source: <text:a xlink:type="simple" xlink:href="https://armyinform.com.ua/2023/07/14/sergij-nayev-vidznachyv-vidomchymy-vidznakamy-vijskovyh-yaki-nesut-sluzhbu-na-kordoni-z-rosiyeyu/" text:style-name="Internet_20_link" text:visited-style-name="Visited_20_Internet_20_Link">
https://armyinform.com.ua/2023/07/14/sergij-nayev-vidznachyv-vidomchymy-vidznakamy-vijskovyh-yaki-nesut-sluzhbu-na-kordoni-z-rosiyeyu/</text:a>
</text:p>
      <!--NEWS-->
      <text:h text:style-name="P10" text:outline-level="1">
<text:span text:style-name="T4">
Ukraine's defense forces continue to conduct an offensive operation in the Tavriya direction - Valery Shershn</text:span>
</text:h>
      <text:p text:style-name="P4">
Author: ['Микола Блонар']</text:p>
      <text:p text:style-name="P4">
Time: 2023-07-14T62:00:00-04:00</text:p>
      <text:p text:style-name="P4">
Description: - At the Melitopolsky to Berdyanskoye, our Zahisniki is fixed ... The war with Ukraine 2022, the war with Ukraine is the latest news today, the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valerij-shershen.jpg" text:style-name="Internet_20_link" text:visited-style-name="Visited_20_Internet_20_Link">
valerij-shershen.jpg</text:a>
']</text:p>
      <text:p text:style-name="P4">
Tags: ['ВАЛЕРІЙ ШЕРШЕНЬ', 'ЄДИНІ НОВИНИ', 'ТАВРІЙСЬКИЙ НАПРЯМОК']</text:p>
      <text:p text:style-name="P4">
Category: News</text:p>
      <!--METADATA-->
      <text:p text:style-name="P4">
<draw:frame draw:style-name="fr1" draw:name="Image113" text:anchor-type="as-char" svg:width="6.9236in" svg:height="4.615733in" draw:z-index="0">
<draw:image xlink:href="../Images/AРМІЯINFORM/2023-07-14T62-00-00-04-00/valerij-shershen.jpg" xlink:type="simple" xlink:show="embed" xlink:actuate="onLoad" draw:mime-type="image/jpeg"/>
</draw:frame>
- In the Melitopol and Berdyansk directions, our defenders are fixed on the reached boundaries. In the de -industrial territories, they are cleaned, intelligence and artillery strikes on the positions of Russian invaders, - said the spokesman of the united press center of Taurii Valery Shershen.</text:p>
      <text:p text:style-name="P4">
According to the officer, in order to restrain the offensive of Ukrainian defenders, he is alerting existing reserves. This is a sign that the enemy uses the resources of our shock units, and we have successful offensive actions.</text:p>
      <ul>
        <li>
Over the past 24 hours, the enemy attacked Ukrainian positions 16 times, 15 of which were near the settlement of Marina. In addition, Russian military reports were 615 shelling of our positions. The Russians caused 9 aviac strokes of Ukrainian defenders, using Su-34 and KA-52, as well as 7 times to attack with UAV,-added Valery Shershn.</li>
      </ul>
      <text:p text:style-name="P4">
According to him, Ukrainian artillerymen performed 1177 combatants in the last day, struck 11 rocket strokes in the places of concentration of the personnel of the tamaisters of the equipment, in particular, the SPR "Arrow-10" and warehouses from the BC, as well as the station of the IP "resident".</text:p>
      <text:p text:style-name="P4">
News Source: <text:a xlink:type="simple" xlink:href="https://armyinform.com.ua/2023/07/14/syly-oborony-ukrayiny-prodovzhuyut-vedennya-nastupalnoyi-operacziyi-na-tavrijskomu-napryamku-valerij-shershen/" text:style-name="Internet_20_link" text:visited-style-name="Visited_20_Internet_20_Link">
https://armyinform.com.ua/2023/07/14/syly-oborony-ukrayiny-prodovzhuyut-vedennya-nastupalnoyi-operacziyi-na-tavrijskomu-napryamku-valerij-shershen/</text:a>
</text:p>
      <!--NEWS-->
      <text:h text:style-name="P10" text:outline-level="1">
<text:span text:style-name="T4">
Ukrainian military Litlpoluskrbrig are learning to make decisions in the courses of staff officers</text:span>
</text:h>
      <text:p text:style-name="P4">
Author: ['АРМІЯINFORM']</text:p>
      <text:p text:style-name="P4">
Time: 2023-07-14T63:00:00-04:00</text:p>
      <text:p text:style-name="P4">
Description: Ukrainian Staieri Toghstorya Litovsko-Polsko-Okrayko-Oski brigades Imeni the Grea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lytpolukrbryt01.jpg" text:style-name="Internet_20_link" text:visited-style-name="Visited_20_Internet_20_Link">
lytpolukrbryt01.jpg</text:a>
', '<text:a xlink:type="simple" xlink:href="https://armyinform.com.ua/wp-content/uploads/2023/07/lytpolukrbryt02.jpg" text:style-name="Internet_20_link" text:visited-style-name="Visited_20_Internet_20_Link">
lytpolukrbryt02.jpg</text:a>
']</text:p>
      <text:p text:style-name="P4">
Tags: ['STOPRUSSIA', 'АГРЕСІЯ РФ', 'ЛИТПОЛУКРБРИГ', 'НАВЧАННЯ ТА ТРЕНУВАННЯ']</text:p>
      <text:p text:style-name="P4">
Category: News</text:p>
      <!--METADATA-->
      <text:p text:style-name="P4">
<draw:frame draw:style-name="fr1" draw:name="Image114" text:anchor-type="as-char" svg:width="6.9236in" svg:height="3.894525in" draw:z-index="0">
<draw:image xlink:href="../Images/AРМІЯINFORM/2023-07-14T63-00-00-04-00/lytpolukrbryt01.jpg" xlink:type="simple" xlink:show="embed" xlink:actuate="onLoad" draw:mime-type="image/jpeg"/>
</draw:frame>
Ukrainian trainees and instructors of the Lithuanian-Polish-Ukrainian brigade of the names of the names of Konstantin Ostrozky study the process of making decisions of staff officers.</text:p>
      <text:p text:style-name="P4">
This is stated in <text:a xlink:type="simple" xlink:href="https://www.facebook.com/mnbhq/posts/pfbid02wcVi9f8a3cwLbK83EZqnAaDcepNLf8Mn28aPhPZST8brcqfmCSTVMBLszrRSGHAMl" text:style-name="Internet_20_link" text:visited-style-name="Visited_20_Internet_20_Link">
message</text:a>
Lithuanian.</text:p>
      <text:p text:style-name="P4">
These courses are significantly assistance in the implementation of NATO standards of Ukraine.</text:p>
      <text:p text:style-name="P4">
In the classroom, students renew their knowledge of the basics of tactics, land navigation, communication and other important areas, based on the experience of Russian-Ukrainian.</text:p>
      <text:p text:style-name="P4">
<draw:frame draw:style-name="fr1" draw:name="Image115" text:anchor-type="as-char" svg:width="6.9236in" svg:height="3.894525in" draw:z-index="0">
<draw:image xlink:href="../Images/AРМІЯINFORM/2023-07-14T63-00-00-04-00/lytpolukrbryt02.jpg" xlink:type="simple" xlink:show="embed" xlink:actuate="onLoad" draw:mime-type="image/jpeg"/>
</draw:frame>
Recall that recently Litlpoluskrbrig <text:a xlink:type="simple" xlink:href="https://armyinform.com.ua/2023/07/11/lytpolukrbryg-provela-trenuvannya-u-lytvi/" text:style-name="Internet_20_link" text:visited-style-name="Visited_20_Internet_20_Link">
fulfilled</text:a>
Practical part of summer training during a combat trip to Lithuania.</text:p>
      <text:p text:style-name="P4">
News Source: <text:a xlink:type="simple" xlink:href="https://armyinform.com.ua/2023/07/14/ukrayinski-vijskovi-lytpolukrbrygu-navchayutsya-uhvalyuvaty-rishennya-na-kursah-shtabnyh-oficzeriv/" text:style-name="Internet_20_link" text:visited-style-name="Visited_20_Internet_20_Link">
https://armyinform.com.ua/2023/07/14/ukrayinski-vijskovi-lytpolukrbrygu-navchayutsya-uhvalyuvaty-rishennya-na-kursah-shtabnyh-oficzeriv/</text:a>
</text:p>
      <!--NEWS-->
      <text:h text:style-name="P10" text:outline-level="1">
<text:span text:style-name="T4">
"Hawk Eyes": In the capital presented an innovative unit</text:span>
</text:h>
      <text:p text:style-name="P4">
Author: ['Віктор Дехтяр']</text:p>
      <text:p text:style-name="P4">
Time: 2023-07-14T64:00:00-04:00</text:p>
      <text:p text:style-name="P4">
Description: The command of the Teritarian defense forces recently presented the Rozshireni INNOVATIENISIA ... War with Ukraine 2022, the war with Ukraine Latest news today, News War with Ukraine 2022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golovna-21-scaled.jpg" text:style-name="Internet_20_link" text:visited-style-name="Visited_20_Internet_20_Link">
golovna-21-scaled.jpg</text:a>
', '<text:a xlink:type="simple" xlink:href="https://armyinform.com.ua/wp-content/uploads/2023/07/foto-1-14-scaled.jpg" text:style-name="Internet_20_link" text:visited-style-name="Visited_20_Internet_20_Link">
foto-1-14-scaled.jpg</text:a>
', '<text:a xlink:type="simple" xlink:href="https://armyinform.com.ua/wp-content/uploads/2023/07/foto-2-13-scaled.jpg" text:style-name="Internet_20_link" text:visited-style-name="Visited_20_Internet_20_Link">
foto-2-13-scaled.jpg</text:a>
', '<text:a xlink:type="simple" xlink:href="https://armyinform.com.ua/wp-content/uploads/2023/07/foto-3-14-scaled.jpg" text:style-name="Internet_20_link" text:visited-style-name="Visited_20_Internet_20_Link">
foto-3-14-scaled.jpg</text:a>
', '<text:a xlink:type="simple" xlink:href="https://armyinform.com.ua/wp-content/authors/nophoto2.png" text:style-name="Internet_20_link" text:visited-style-name="Visited_20_Internet_20_Link">
nophoto2.png</text:a>
']</text:p>
      <text:p text:style-name="P4">
Tags: ['АЕРОРОЗВІДКА', 'БПЛА', 'ТЕРОБОРОНА']</text:p>
      <text:p text:style-name="P4">
Category: News</text:p>
      <!--METADATA-->
      <text:p text:style-name="P4">
<draw:frame draw:style-name="fr1" draw:name="Image116" text:anchor-type="as-char" svg:width="6.9236in" svg:height="3.704126in" draw:z-index="0">
<draw:image xlink:href="../Images/AРМІЯINFORM/2023-07-14T64-00-00-04-00/golovna-21-scaled.jpg" xlink:type="simple" xlink:show="embed" xlink:actuate="onLoad" draw:mime-type="image/jpeg"/>
</draw:frame>
The territorial defense forces have recently presented the expansion of the innovative air intelligence battalion and announced the raising of funds for the subdivision.</text:p>
      <text:p text:style-name="P4">
<draw:frame draw:style-name="fr1" draw:name="Image117" text:anchor-type="as-char" svg:width="6.9236in" svg:height="4.119542in" draw:z-index="0">
<draw:image xlink:href="../Images/AРМІЯINFORM/2023-07-14T64-00-00-04-00/foto-1-14-scaled.jpg" xlink:type="simple" xlink:show="embed" xlink:actuate="onLoad" draw:mime-type="image/jpeg"/>
</draw:frame>
After full, Hawk Eyes will be able to scale for an effective coating of an area up to 960 square kilometers and become "eyes" of any kind of troops. The deployment of mobile and stationary points can be provided with up to 12 hours, and military operations of any Riva will be able to coordinate in the Live mode.</text:p>
      <text:p text:style-name="P4">
<draw:frame draw:style-name="fr1" draw:name="Image118" text:anchor-type="as-char" svg:width="6.9236in" svg:height="4.615733in" draw:z-index="0">
<draw:image xlink:href="../Images/AРМІЯINFORM/2023-07-14T64-00-00-04-00/foto-2-13-scaled.jpg" xlink:type="simple" xlink:show="embed" xlink:actuate="onLoad" draw:mime-type="image/jpeg"/>
</draw:frame>
- Our unit is engaged in aero -exploration around the clock, day and night, using many intelligence tools from small commercial drones of proven aircraft, which for hours fly for hundreds of kilometers and allow the intake of collecting all the necessary information ", - said the commander of the unit withuer exploration.</text:p>
      <text:p text:style-name="P4">
<draw:frame draw:style-name="fr1" draw:name="Image119" text:anchor-type="as-char" svg:width="6.9236in" svg:height="4.615733in" draw:z-index="0">
<draw:image xlink:href="../Images/AРМІЯINFORM/2023-07-14T64-00-00-04-00/foto-3-14-scaled.jpg" xlink:type="simple" xlink:show="embed" xlink:actuate="onLoad" draw:mime-type="image/jpeg"/>
</draw:frame>
The funds of the educational initiatives and the Foundation "Come back alive.</text:p>
      <text:p text:style-name="P4">
<draw:frame draw:style-name="fr1" draw:name="Image120" text:anchor-type="as-char" svg:width="6.9236in" svg:height="6.9236in" draw:z-index="0">
<draw:image xlink:href="../Images/AРМІЯINFORM/2023-07-14T64-00-00-04-00/nophoto2.png" xlink:type="simple" xlink:show="embed" xlink:actuate="onLoad" draw:mime-type="image/png"/>
</draw:frame>
<text:a xlink:type="simple" xlink:href="https://armyinform.com.ua/army-authors/viktor-dehtyar/" text:style-name="Internet_20_link" text:visited-style-name="Visited_20_Internet_20_Link">
Victor Dehtyar</text:a>
</text:p>
      <text:p text:style-name="P4">
News Source: <text:a xlink:type="simple" xlink:href="https://armyinform.com.ua/2023/07/14/ochi-yastruba-u-stolyczi-prezentuvaly-innovaczijnyj-pidrozdil-aerorozvidky-syl-tro/" text:style-name="Internet_20_link" text:visited-style-name="Visited_20_Internet_20_Link">
https://armyinform.com.ua/2023/07/14/ochi-yastruba-u-stolyczi-prezentuvaly-innovaczijnyj-pidrozdil-aerorozvidky-syl-tro/</text:a>
</text:p>
      <!--NEWS-->
      <text:h text:style-name="P10" text:outline-level="1">
<text:span text:style-name="T4">
Briefing "Participation of the National Guard in Removal of Armed Aggression of the Russian Federation against Ukraine"</text:span>
</text:h>
      <text:p text:style-name="P4">
Author: ['АРМІЯINFORM']</text:p>
      <text:p text:style-name="P4">
Time: 2023-07-14T65:00:00-04:00</text:p>
      <text:p text:style-name="P4">
Description: https://www.youtube.com/watch?v=kwzzzyqhvky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MILITARY MEDIA CENTER', 'STOPRUSSIA', 'ВТОРГНЕННЯ РФ', 'НАЦГВАРДІЯ']</text:p>
      <text:p text:style-name="P4">
Category: News</text:p>
      <!--METADATA-->
      <text:p text:style-name="P4">
News Source: <text:a xlink:type="simple" xlink:href="https://armyinform.com.ua/2023/07/14/bryfing-uchast-naczgvardiyi-u-vidsichi-zbrojnoyi-agresiyi-rf-proty-ukrayiny/" text:style-name="Internet_20_link" text:visited-style-name="Visited_20_Internet_20_Link">
https://armyinform.com.ua/2023/07/14/bryfing-uchast-naczgvardiyi-u-vidsichi-zbrojnoyi-agresiyi-rf-proty-ukrayiny/</text:a>
</text:p>
      <!--NEWS-->
      <text:h text:style-name="P10" text:outline-level="1">
<text:span text:style-name="T4">
Vinnitsa honored the memory of the dead during last year's rocket stroke in the city</text:span>
</text:h>
      <text:p text:style-name="P4">
Author: ['Олексій Тригуб']</text:p>
      <text:p text:style-name="P4">
Time: 2023-07-14T66:00:00-04:00</text:p>
      <text:p text:style-name="P4">
Description: RINE RIK Tom, 14 Lipnya 2022 Rock, Muscovite Katya took a pydestatic missile strik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jdtjta.jpg" text:style-name="Internet_20_link" text:visited-style-name="Visited_20_Internet_20_Link">
jdtjta.jpg</text:a>
', '<text:a xlink:type="simple" xlink:href="https://armyinform.com.ua/wp-content/uploads/2023/07/11-14.jpg" text:style-name="Internet_20_link" text:visited-style-name="Visited_20_Internet_20_Link">
11-14.jpg</text:a>
', '<text:a xlink:type="simple" xlink:href="https://armyinform.com.ua/wp-content/uploads/2023/07/21-2.jpg" text:style-name="Internet_20_link" text:visited-style-name="Visited_20_Internet_20_Link">
21-2.jpg</text:a>
', '<text:a xlink:type="simple" xlink:href="https://armyinform.com.ua/wp-content/uploads/2023/07/31-1-150x150.jpg" text:style-name="Internet_20_link" text:visited-style-name="Visited_20_Internet_20_Link">
31-1-150x150.jpg</text:a>
', '<text:a xlink:type="simple" xlink:href="https://armyinform.com.ua/wp-content/uploads/2023/07/41-1-150x150.jpg" text:style-name="Internet_20_link" text:visited-style-name="Visited_20_Internet_20_Link">
41-1-150x150.jpg</text:a>
', '<text:a xlink:type="simple" xlink:href="https://armyinform.com.ua/wp-content/uploads/2023/07/6-15-150x150.jpg" text:style-name="Internet_20_link" text:visited-style-name="Visited_20_Internet_20_Link">
6-15-150x150.jpg</text:a>
', '<text:a xlink:type="simple" xlink:href="https://armyinform.com.ua/wp-content/uploads/2023/07/7-10-150x150.jpg" text:style-name="Internet_20_link" text:visited-style-name="Visited_20_Internet_20_Link">
7-10-150x150.jpg</text:a>
', '<text:a xlink:type="simple" xlink:href="https://armyinform.com.ua/wp-content/uploads/2023/07/5-21-150x150.jpg" text:style-name="Internet_20_link" text:visited-style-name="Visited_20_Internet_20_Link">
5-21-150x150.jpg</text:a>
', '<text:a xlink:type="simple" xlink:href="https://armyinform.com.ua/wp-content/uploads/2023/07/9-7-150x150.jpg" text:style-name="Internet_20_link" text:visited-style-name="Visited_20_Internet_20_Link">
9-7-150x150.jpg</text:a>
', '<text:a xlink:type="simple" xlink:href="https://armyinform.com.ua/wp-content/uploads/2023/07/8-11-150x150.jpg" text:style-name="Internet_20_link" text:visited-style-name="Visited_20_Internet_20_Link">
8-11-150x150.jpg</text:a>
', '<text:a xlink:type="simple" xlink:href="https://armyinform.com.ua/wp-content/uploads/2023/07/10-8.jpg" text:style-name="Internet_20_link" text:visited-style-name="Visited_20_Internet_20_Link">
10-8.jpg</text:a>
', '<text:a xlink:type="simple" xlink:href="https://armyinform.com.ua/wp-content/uploads/2023/07/11-15.jpg" text:style-name="Internet_20_link" text:visited-style-name="Visited_20_Internet_20_Link">
11-15.jpg</text:a>
', '<text:a xlink:type="simple" xlink:href="https://armyinform.com.ua/wp-content/uploads/2023/07/12-10.jpg" text:style-name="Internet_20_link" text:visited-style-name="Visited_20_Internet_20_Link">
12-10.jpg</text:a>
', '<text:a xlink:type="simple" xlink:href="https://armyinform.com.ua/wp-content/uploads/2023/07/13-6-150x150.jpg" text:style-name="Internet_20_link" text:visited-style-name="Visited_20_Internet_20_Link">
13-6-150x150.jpg</text:a>
', '<text:a xlink:type="simple" xlink:href="https://armyinform.com.ua/wp-content/uploads/2023/07/14-4-150x150.jpg" text:style-name="Internet_20_link" text:visited-style-name="Visited_20_Internet_20_Link">
14-4-150x150.jpg</text:a>
']</text:p>
      <text:p text:style-name="P4">
Tags: ['ВТОРГНЕННЯ РФ', 'НАЦІОНАЛЬНИЙ СПРОТИВ', 'НОВИНИ']</text:p>
      <text:p text:style-name="P4">
Category: News</text:p>
      <!--METADATA-->
      <text:p text:style-name="P4">
<draw:frame draw:style-name="fr1" draw:name="Image121" text:anchor-type="as-char" svg:width="6.9236in" svg:height="5.1927in" draw:z-index="0">
<draw:image xlink:href="../Images/AРМІЯINFORM/2023-07-14T66-00-00-04-00/jdtjta.jpg" xlink:type="simple" xlink:show="embed" xlink:actuate="onLoad" draw:mime-type="image/jpeg"/>
</draw:frame>
Exactly a year ago, on July 14, 2022, the Muscovite executioners struck the insidious rope on the oily of Vinnitsa. The rockets were hit by the Officers of the Air Force - the most popular in the regional center of culture, in which they were preparing for the next concert of the stars of the Ukrainian variety, and simply the public area of the victory on which it is located, near the house "Jubilee". Then dozens of civilians of Vinnitsa, three children were killed. After 150 citizens were injured in varying degrees of severity. Passers -by, who were in their affairs, a kid who was walking with moms, the Personnel Medical Center "Neuromemed", who was in the office premises of the house, accidental visitors of surrounding establishments ...</text:p>
      <text:p text:style-name="P4">
<draw:frame draw:style-name="fr1" draw:name="Image122" text:anchor-type="as-char" svg:width="6.9236in" svg:height="5.175391in" draw:z-index="0">
<draw:image xlink:href="../Images/AРМІЯINFORM/2023-07-14T66-00-00-04-00/11-14.jpg" xlink:type="simple" xlink:show="embed" xlink:actuate="onLoad" draw:mime-type="image/jpeg"/>
</draw:frame>
There were five rockets. Two of them were knocked down to the regional center, three, unfortunately, still hit the center of the city ... In general, the number of injured peoples. Also, the buildings of the Officers of the Tabudinka Officers were destroyed, the medical center was completely destroyed, more than 50 residential buildings were damaged in the Victory Square and the neighboring streets, and in the parking lot, which is rushed by the winged rockets "Caliber", about 50 cars were burned down, some of them were people. …</text:p>
      <text:p text:style-name="P4">
Read also:</text:p>
      <text:p text:style-name="P4">
[Canadian policies called Vinnitsa firing atrocity(https://armyinform.com.ua/2022/07/15/kanadski-polityky-nazvaly-obstril-vinnyczi-zvirstvom-ta-varvarstvom/)</text:p>
      <text:p text:style-name="P4">
<draw:frame draw:style-name="fr1" draw:name="Image123" text:anchor-type="as-char" svg:width="6.9236in" svg:height="6.9236in" draw:z-index="0">
<draw:image xlink:href="../Images/AРМІЯINFORM/2023-07-14T66-00-00-04-00/21-2.jpg" xlink:type="simple" xlink:show="embed" xlink:actuate="onLoad" draw:mime-type="image/jpeg"/>
</draw:frame>
In memory of the victims during the Russian terrorist act, a memorial square was arranged at the place of the robbery, which planted the sacars and also made a memorial to the memory of the dead.</text:p>
      <text:p text:style-name="P4">
<text:a xlink:type="simple" xlink:href="https://armyinform.com.ua/wp-content/uploads/2023/07/31-1.jpg" text:style-name="Internet_20_link" text:visited-style-name="Visited_20_Internet_20_Link">
!(Images/AРМІЯINFORM/2023-07-14T66-00-00-04-00/31-1-150x150.jpg)</text:a>
</text:p>
      <text:p text:style-name="P4">
<text:a xlink:type="simple" xlink:href="https://armyinform.com.ua/wp-content/uploads/2023/07/41-1.jpg" text:style-name="Internet_20_link" text:visited-style-name="Visited_20_Internet_20_Link">
<draw:frame draw:style-name="fr1" draw:name="Image124" text:anchor-type="as-char" svg:width="6.9236in" svg:height="6.9236in" draw:z-index="0">
<draw:image xlink:href="../Images/AРМІЯINFORM/2023-07-14T66-00-00-04-00/41-1-150x150.jpg" xlink:type="simple" xlink:show="embed" xlink:actuate="onLoad" draw:mime-type="image/jpeg"/>
</draw:frame>
</text:a>
</text:p>
      <text:p text:style-name="P4">
<text:a xlink:type="simple" xlink:href="https://armyinform.com.ua/wp-content/uploads/2023/07/6-15.jpg" text:style-name="Internet_20_link" text:visited-style-name="Visited_20_Internet_20_Link">
<draw:frame draw:style-name="fr1" draw:name="Image125" text:anchor-type="as-char" svg:width="6.9236in" svg:height="6.9236in" draw:z-index="0">
<draw:image xlink:href="../Images/AРМІЯINFORM/2023-07-14T66-00-00-04-00/6-15-150x150.jpg" xlink:type="simple" xlink:show="embed" xlink:actuate="onLoad" draw:mime-type="image/jpeg"/>
</draw:frame>
</text:a>
</text:p>
      <text:p text:style-name="P4">
<text:a xlink:type="simple" xlink:href="https://armyinform.com.ua/wp-content/uploads/2023/07/7-10.jpg" text:style-name="Internet_20_link" text:visited-style-name="Visited_20_Internet_20_Link">
<draw:frame draw:style-name="fr1" draw:name="Image126" text:anchor-type="as-char" svg:width="6.9236in" svg:height="6.9236in" draw:z-index="0">
<draw:image xlink:href="../Images/AРМІЯINFORM/2023-07-14T66-00-00-04-00/7-10-150x150.jpg" xlink:type="simple" xlink:show="embed" xlink:actuate="onLoad" draw:mime-type="image/jpeg"/>
</draw:frame>
</text:a>
</text:p>
      <text:p text:style-name="P4">
<text:a xlink:type="simple" xlink:href="https://armyinform.com.ua/wp-content/uploads/2023/07/5-21.jpg" text:style-name="Internet_20_link" text:visited-style-name="Visited_20_Internet_20_Link">
<draw:frame draw:style-name="fr1" draw:name="Image127" text:anchor-type="as-char" svg:width="6.9236in" svg:height="6.9236in" draw:z-index="0">
<draw:image xlink:href="../Images/AРМІЯINFORM/2023-07-14T66-00-00-04-00/5-21-150x150.jpg" xlink:type="simple" xlink:show="embed" xlink:actuate="onLoad" draw:mime-type="image/jpeg"/>
</draw:frame>
</text:a>
Read also:</text:p>
      <text:p text:style-name="P4">
<text:a xlink:type="simple" xlink:href="https://armyinform.com.ua/2022/07/15/gensek-oon-zreaguvav-na-raketnyj-obstril-vinnyczi/" text:style-name="Internet_20_link" text:visited-style-name="Visited_20_Internet_20_Link">
UN Secretary General reacted to rocket shelling</text:a>
Exactly a year after the tragedy, in its place, a commemorative complex was solemnly opened on the Victory Square as a sign of honoring victims of a terrorist act. The hemisphere is a half-wheel-a sakur alley, and in the center-a stele of memory. On it are white pigeons, on the one hand of which are photos of the dead.</text:p>
      <text:p text:style-name="P4">
<text:a xlink:type="simple" xlink:href="https://armyinform.com.ua/wp-content/uploads/2023/07/9-7.jpg" text:style-name="Internet_20_link" text:visited-style-name="Visited_20_Internet_20_Link">
!(Images/AРМІЯINFORM/2023-07-14T66-00-00-04-00/9-7-150x150.jpg)</text:a>
</text:p>
      <text:p text:style-name="P4">
<text:a xlink:type="simple" xlink:href="https://armyinform.com.ua/wp-content/uploads/2023/07/8-11.jpg" text:style-name="Internet_20_link" text:visited-style-name="Visited_20_Internet_20_Link">
<draw:frame draw:style-name="fr1" draw:name="Image128" text:anchor-type="as-char" svg:width="6.9236in" svg:height="6.9236in" draw:z-index="0">
<draw:image xlink:href="../Images/AРМІЯINFORM/2023-07-14T66-00-00-04-00/8-11-150x150.jpg" xlink:type="simple" xlink:show="embed" xlink:actuate="onLoad" draw:mime-type="image/jpeg"/>
</draw:frame>
</text:a>
Before the event, which, for safety reasons, was not widely announced, three times, at intervals of a few minutes, the leading ceremonies warned the attendees, however, that in the case of air anxiety, everyone needs to go around the closest shelters. And this is not a simple warning, because last year, in the day of worship of the memory of the dead in Vinnytsia region, a missile blow was again inflicted, and the glowing enemy tried to fired Kryvyi Rih once again in the day of the day of the year of terrorist. Therefore, knowing what an unprincipled enemy we are dealing with, as well as how painful its ghost is to different dates, security measures were not superfluous.</text:p>
      <text:p text:style-name="P4">
<draw:frame draw:style-name="fr1" draw:name="Image129" text:anchor-type="as-char" svg:width="6.9236in" svg:height="5.175391in" draw:z-index="0">
<draw:image xlink:href="../Images/AРМІЯINFORM/2023-07-14T66-00-00-04-00/10-8.jpg" xlink:type="simple" xlink:show="embed" xlink:actuate="onLoad" draw:mime-type="image/jpeg"/>
</draw:frame>
In total, more than half a thousand people came to the opening of the memorial in Vinnytsia. Someone specifically arrived for this from abroad, someone among other births of the dead prepared the opening of the memorial, actively participating in the project. And in each of the Tsimethen people of the tragic day on July 14, 2022, someone was killed or injured - relatives, close, acquaintances ...</text:p>
      <text:p text:style-name="P4">
<draw:frame draw:style-name="fr1" draw:name="Image130" text:anchor-type="as-char" svg:width="6.9236in" svg:height="5.175391in" draw:z-index="0">
<draw:image xlink:href="../Images/AРМІЯINFORM/2023-07-14T66-00-00-04-00/11-15.jpg" xlink:type="simple" xlink:show="embed" xlink:actuate="onLoad" draw:mime-type="image/jpeg"/>
</draw:frame>
</text:p>
      <text:p text:style-name="P4">
<draw:frame draw:style-name="fr1" draw:name="Image131" text:anchor-type="as-char" svg:width="6.9236in" svg:height="5.175391in" draw:z-index="0">
<draw:image xlink:href="../Images/AРМІЯINFORM/2023-07-14T66-00-00-04-00/12-10.jpg" xlink:type="simple" xlink:show="embed" xlink:actuate="onLoad" draw:mime-type="image/jpeg"/>
</draw:frame>
Representatives of the clergy consecrated the memorial, and relatives of the dead, representative authorities and the command of the Air Force, as well as all indifferent Vinnitsa residents of live flowers and toys to the steel of memory.</text:p>
      <text:p text:style-name="P4">
<text:a xlink:type="simple" xlink:href="https://armyinform.com.ua/wp-content/uploads/2023/07/13-6.jpg" text:style-name="Internet_20_link" text:visited-style-name="Visited_20_Internet_20_Link">
!(Images/AРМІЯINFORM/2023-07-14T66-00-00-04-00/13-6-150x150.jpg)</text:a>
</text:p>
      <text:p text:style-name="P4">
<text:a xlink:type="simple" xlink:href="https://armyinform.com.ua/wp-content/uploads/2023/07/14-4.jpg" text:style-name="Internet_20_link" text:visited-style-name="Visited_20_Internet_20_Link">
<draw:frame draw:style-name="fr1" draw:name="Image132" text:anchor-type="as-char" svg:width="6.9236in" svg:height="6.9236in" draw:z-index="0">
<draw:image xlink:href="../Images/AРМІЯINFORM/2023-07-14T66-00-00-04-00/14-4-150x150.jpg" xlink:type="simple" xlink:show="embed" xlink:actuate="onLoad" draw:mime-type="image/jpeg"/>
</draw:frame>
</text:a>
<text:span text:style-name="T5">
Photo author</text:span>
</text:p>
      <text:p text:style-name="P4">
News Source: <text:a xlink:type="simple" xlink:href="https://armyinform.com.ua/2023/07/14/foto-u-vinnyczi-vshanuvaly-pamyat-zagyblyh-pid-chas-mynulorichnogo-raketnogo-udaru-po-mistu/" text:style-name="Internet_20_link" text:visited-style-name="Visited_20_Internet_20_Link">
https://armyinform.com.ua/2023/07/14/foto-u-vinnyczi-vshanuvaly-pamyat-zagyblyh-pid-chas-mynulorichnogo-raketnogo-udaru-po-mistu/</text:a>
</text:p>
      <!--NEWS-->
      <text:h text:style-name="P10" text:outline-level="1">
<text:span text:style-name="T4">
Briefing "Grants for Training for Children of Killed Warriors, Servicemen and IDPs"</text:span>
</text:h>
      <text:p text:style-name="P4">
Author: ['АРМІЯINFORM']</text:p>
      <text:p text:style-name="P4">
Time: 2023-07-14T67:00:00-04:00</text:p>
      <text:p text:style-name="P4">
Description: https://www.youtube.com/watch?v=kimo4flvnxs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MILITARY MEDIA CENTER', 'ГРАНТИ НА НАВЧАННЯ']</text:p>
      <text:p text:style-name="P4">
Category: News</text:p>
      <!--METADATA-->
      <text:p text:style-name="P4">
News Source: <text:a xlink:type="simple" xlink:href="https://armyinform.com.ua/2023/07/14/bryfing-granty-na-navchannya-dlya-ditej-zagyblyh-voyiniv-vijskovosluzhbovcziv-i-vpo/" text:style-name="Internet_20_link" text:visited-style-name="Visited_20_Internet_20_Link">
https://armyinform.com.ua/2023/07/14/bryfing-granty-na-navchannya-dlya-ditej-zagyblyh-voyiniv-vijskovosluzhbovcziv-i-vpo/</text:a>
</text:p>
      <!--NEWS-->
      <text:h text:style-name="P10" text:outline-level="1">
<text:span text:style-name="T4">
Ukraine and the European Union strengthen cooperation in the fight against cybergression</text:span>
</text:h>
      <text:p text:style-name="P4">
Author: ['АРМІЯINFORM']</text:p>
      <text:p text:style-name="P4">
Time: 2023-07-14T68:00:00-04:00</text:p>
      <text:p text:style-name="P4">
Description: Delegation represented by an Apara for the sake of national non -lappers of Ukraine in Brussel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6201550_594128652897856_5454737907239277114_n.jpg" text:style-name="Internet_20_link" text:visited-style-name="Visited_20_Internet_20_Link">
356201550_594128652897856_5454737907239277114_n.jpg</text:a>
']</text:p>
      <text:p text:style-name="P4">
Tags: ['КІБЕРБЕЗПЕКА', 'РНБО УКРАЇНИ', 'УКРАЇНА']</text:p>
      <text:p text:style-name="P4">
Category: News</text:p>
      <!--METADATA-->
      <text:p text:style-name="P4">
<draw:frame draw:style-name="fr1" draw:name="Image133" text:anchor-type="as-char" svg:width="6.9236in" svg:height="5.1927in" draw:z-index="0">
<draw:image xlink:href="../Images/AРМІЯINFORM/2023-07-14T68-00-00-04-00/356201550_594128652897856_5454737907239277114_n.jpg" xlink:type="simple" xlink:show="embed" xlink:actuate="onLoad" draw:mime-type="image/jpeg"/>
</draw:frame>
The delegation of representatives of the National Security and Defense Council of Ukraine VBRUSSEL met with representatives of the European Foreign Activity Service(ESZD), CEO of Communication Networks, Content and Technology(DG CONNECT)and enisa.</text:p>
      <text:p text:style-name="P4">
About it <text:a xlink:type="simple" xlink:href="https://www.rnbo.gov.ua/ua/Diialnist/6488.html" text:style-name="Internet_20_link" text:visited-style-name="Visited_20_Internet_20_Link">
reports</text:a>
Press service.</text:p>
      <text:p text:style-name="P4">
The Ukrainian delegation shared their experience in counteracting the cybergression of the Russian Federation.</text:p>
      <text:p text:style-name="P4">
“In particular, it was an effective measures to prevent cyber attacks, the construction of kiberrons and close cooperation between the entities of the state's cybersecurity as a clause factor of successful fight against cyber threats. They also discussed the issues of increasing the level of international cybercrime through active involvement of the expensive actors by the Russian Federation. International partners were presented with effective counteraction measures taken by Ukraine, in particular, informed the implementation of the Protective DNS phishing domain filtration system, ”the report reads.</text:p>
      <text:p text:style-name="P4">
The meeting also became a platform for discussing the organization of the Third Roundukberdilogus between Ukraine and the European Union. The parties discussed the success of Ukraine and the directions of further harmonization of the legislation of Ukraine by the EU in the field of cybersecurity.</text:p>
      <text:p text:style-name="P4">
“Today, Ukraine is on the forefront of the aggression of the Russian Federation and UKIBSPSRA, and we strive to share our experience with the European Union. Separation with EU representatives is an important step in deepening the cooperation of the tasm of the defense capability of both parties. We thank the European Union of Supporting Ukraine in the war, which is also ongoing in cyberspace, ”Natalia Tkachuk, a noted information security and cybersecurity service and cybersecurity service.</text:p>
      <text:p text:style-name="P4">
The event was also attended by representatives of the Ministry of Defense of Ukraine, the National Coordination Center of Cyber Security, the Security Service of Ukraine, the Armed Forces of Ukraine, the State Service of Special Communication and Protection of Information, the National Police of Ukraine and the Office of the Prosecutor General.</text:p>
      <text:p text:style-name="P4">
News Source: <text:a xlink:type="simple" xlink:href="https://armyinform.com.ua/2023/07/14/ukrayina-ta-yevropejskyj-soyuz-zmicznyuyut-spivpraczyu-v-borotbi-z-kiberagresiyeyu/" text:style-name="Internet_20_link" text:visited-style-name="Visited_20_Internet_20_Link">
https://armyinform.com.ua/2023/07/14/ukrayina-ta-yevropejskyj-soyuz-zmicznyuyut-spivpraczyu-v-borotbi-z-kiberagresiyeyu/</text:a>
</text:p>
      <!--NEWS-->
      <text:h text:style-name="P10" text:outline-level="1">
<text:span text:style-name="T4">
Up to 15 years in prison threatens the inhabitant of Dopropilly, who informed the enemy about the movement of the Armed Forces</text:span>
</text:h>
      <text:p text:style-name="P4">
Author: ['АРМІЯINFORM']</text:p>
      <text:p text:style-name="P4">
Time: 2023-07-14T69:00:00-04:00</text:p>
      <text:p text:style-name="P4">
Description: On the Donechchini sketchy “Rosasissery” iln -former, the FSB, Yakiya, transferring to the aggressor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5015be0168138766ed0673fbaa6351a3.jpeg" text:style-name="Internet_20_link" text:visited-style-name="Visited_20_Internet_20_Link">
5015be0168138766ed0673fbaa6351a3.jpeg</text:a>
']</text:p>
      <text:p text:style-name="P4">
Tags: ['АГЕНТ РФ', 'ІНФОРМАТОРИ ФСБ', 'СЛУЖБА БЕЗПЕКИ УКРАЇНИ']</text:p>
      <text:p text:style-name="P4">
Category: News</text:p>
      <!--METADATA-->
      <text:p text:style-name="P4">
<draw:frame draw:style-name="fr1" draw:name="Image134" text:anchor-type="as-char" svg:width="6.9236in" svg:height="4.615733in" draw:z-index="0">
<draw:image xlink:href="../Images/AРМІЯINFORM/2023-07-14T69-00-00-04-00/5015be0168138766ed0673fbaa6351a3.jpeg" xlink:type="simple" xlink:show="embed" xlink:actuate="onLoad" draw:mime-type="image/jpeg"/>
</draw:frame>
In Donetsk, the "disconnected" FSB informant was detained, which transmits information about the routes, the number and specification of the Armed Forces equipment, which was replaced by Kramatorsk.</text:p>
      <text:p text:style-name="P4">
About it <text:a xlink:type="simple" xlink:href="https://ssu.gov.ua/novyny/sbu-zatrymala-informatora-fsb-yakyi-peretvoryv-vlasnu-domivku-na-sposterezhnyi-punkt-za-zsu-na-donechchyni" text:style-name="Internet_20_link" text:visited-style-name="Visited_20_Internet_20_Link">
reports</text:a>
Security Service of Ukraine.</text:p>
      <text:p text:style-name="P4">
It is noted that in the area of special attention of the person involved were columns of heavy taspecial equipment. In particular, self -propelled articles, crawles trucks and fuel -fuel vehicles that are involved in the counter -offensive.</text:p>
      <text:p text:style-name="P4">
For the collection of intelligence, the attacker held a "position" on the balcony of his own apartment.</text:p>
      <text:p text:style-name="P4">
“Through the window, he performed hidden photo and video fixation of the movement of the vocal columns. The files and a text description with the explanations were sent to his "liaison", which was located on a temporarily occupied part of the Donetsk region. He was a representative of the controlled Russian service "MGB DNR", - the message reads.</text:p>
      <text:p text:style-name="P4">
Intelligence needed an aggressor to plan combat operations aimed at slowing down the counter -offensive actions of the Ukrainian troops.</text:p>
      <text:p text:style-name="P4">
The detainee seized a mobile phone that he used to fix Ukrainian objects and communications with the FSB.</text:p>
      <text:p text:style-name="P4">
According to the investigation, the hostile associate was a 48-year-old resident, whom the Russian intelligence service was remotely involved in cooperation in 2018.</text:p>
      <text:p text:style-name="P4">
The person was reported to be suspected of providing an armed formation of an aggressor state of assistance in combat against the Armed Forces of Ukraine and other military formations.</text:p>
      <text:p text:style-name="P4">
He is now in custody. Investigation is ongoing to establish all the crime. The attacker faces up to 15 years in prison.</text:p>
      <text:p text:style-name="P4">
News Source: <text:a xlink:type="simple" xlink:href="https://armyinform.com.ua/2023/07/14/do-15-rokiv-tyurmy-zagrozhuye-meshkanczyu-dopropillya-yakyj-povidomlyav-vorogu-pro-peresuvannya-zsu/" text:style-name="Internet_20_link" text:visited-style-name="Visited_20_Internet_20_Link">
https://armyinform.com.ua/2023/07/14/do-15-rokiv-tyurmy-zagrozhuye-meshkanczyu-dopropillya-yakyj-povidomlyav-vorogu-pro-peresuvannya-zsu/</text:a>
</text:p>
      <!--NEWS-->
      <text:h text:style-name="P10" text:outline-level="1">
<text:span text:style-name="T4">
A meeting with the families of prisoners and missing soldiers of the Brigade named after the Black Cossacks was held on the coordination</text:span>
</text:h>
      <text:p text:style-name="P4">
Author: ['АРМІЯINFORM']</text:p>
      <text:p text:style-name="P4">
Time: 2023-07-14T6:00:00-04:00</text:p>
      <text:p text:style-name="P4">
Description: Before Snpivannya Iz by the members of the Simy Zakhisnikiv, the representatives of the Coordinatial Headquarters were acting,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60137680_248529404609011_1362136602096983173_n.jpg" text:style-name="Internet_20_link" text:visited-style-name="Visited_20_Internet_20_Link">
360137680_248529404609011_1362136602096983173_n.jpg</text:a>
']</text:p>
      <text:p text:style-name="P4">
Tags: ['STOPRUSSIA', 'АГРЕСІЯ РФ']</text:p>
      <text:p text:style-name="P4">
Category: News</text:p>
      <!--METADATA-->
      <text:p text:style-name="P4">
<draw:frame draw:style-name="fr1" draw:name="Image135" text:anchor-type="as-char" svg:width="6.9236in" svg:height="3.882986in" draw:z-index="0">
<draw:image xlink:href="../Images/AРМІЯINFORM/2023-07-14T6-00-00-04-00/360137680_248529404609011_1362136602096983173_n.jpg" xlink:type="simple" xlink:show="embed" xlink:actuate="onLoad" draw:mime-type="image/jpeg"/>
</draw:frame>
Representatives of the Coordination Staff, the National Police and the Security Service of Ukraine joined the members of the families of defenders.</text:p>
      <text:p text:style-name="P4">
Among other things, relatives paid attention to the problems of communication with military part. Separately discussed the mechanisms and grounds for changing the accounting department of the serviceman, as well as the involvement of missing missing processes.</text:p>
      <text:p text:style-name="P4">
Source:(https://www.facebook.com/koordshtab/posts/pfbid02RfcnbCBoRC1VX6QSSb5LXGkj15MYZ5riNVMTmXp4TxhBA9jdSYmWajVZDj2vVgJvl)</text:p>
      <text:p text:style-name="P4">
News Source: <text:a xlink:type="simple" xlink:href="https://armyinform.com.ua/2023/07/14/u-koordshtabi-vidbulasya-zustrich-z-rodynamy-polonenyh-i-znyklyh-bezvisty-voyiniv-brygady-imeni-chornyh-zaporozhcziv/" text:style-name="Internet_20_link" text:visited-style-name="Visited_20_Internet_20_Link">
https://armyinform.com.ua/2023/07/14/u-koordshtabi-vidbulasya-zustrich-z-rodynamy-polonenyh-i-znyklyh-bezvisty-voyiniv-brygady-imeni-chornyh-zaporozhcziv/</text:a>
</text:p>
      <!--NEWS-->
      <text:h text:style-name="P10" text:outline-level="1">
<text:span text:style-name="T4">
Defense forces in a week neutralized nearly 4,000 explosive items</text:span>
</text:h>
      <text:p text:style-name="P4">
Author: ['Яна Задубінна']</text:p>
      <text:p text:style-name="P4">
Time: 2023-07-14T70:00:00-04:00</text:p>
      <text:p text:style-name="P4">
Description: The last Minoi Tizhnya is 7 to 13 Lipnya, the rosema (pirotechnic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p>
      <text:p text:style-name="P4">
Tags: ['ДЕРЖСПЕЦТРАНССЛУЖБА', 'ДСНС', 'ЗБРОЙНІ СИЛИ УКРАЇНИ', 'МІННА БЕЗПЕКА', 'НАЦПОЛІЦІЯ', 'РОЗМІНУВАННЯ']</text:p>
      <text:p text:style-name="P4">
Category: News</text:p>
      <!--METADATA-->
      <text:p text:style-name="P4">
Over the past week from July 7 to 13, demining units(pyrotechnic units)Defense forces in the territories of Ukraine proved, seized and neutralized <text:span text:style-name="T4">
 3871 explosive object </text:span>
, in particular:</text:p>
      <ul>
        <li>
Armed Forces of Ukraine - 1063; * State Special Transport Service - 1022; * State Service of Ukraine for Emergency Situations - 1588; * National Guard of Ukraine - 36; * National Police - 162.</li>
      </ul>
      <text:p text:style-name="P4">
This was reported by the ArmyinformForm about this in the Department of Security and Mine Activities of the Ministry of Defense of Ukraine. The sciences are entrusted with the functions of the Secretariat of the National Authority for Oblast Activities.</text:p>
      <text:p text:style-name="P4">
Is exchanged(Checked)area of area <text:span text:style-name="T4">
 2264,45 hectares, </text:span>
 Of them:</text:p>
      <ul>
        <li>
Armed Forces of Ukraine - 1247,98; * DSSTU of the Ministry of Defense of Ukraine - 332; * SES - 269,16; * National Guard - 310,21; * National Police - 105.1.</li>
      </ul>
      <text:p text:style-name="P4">
In total, from the beginning of large -scale aggression of the Russian Federation, the Defense Division of Ukraine has been identified, seized and disposed(Checked)area of area <text:span text:style-name="T4">
 1 </text:span>
<text:span text:style-name="T4">
 72 242,18 hectares </text:span>
.</text:p>
      <text:p text:style-name="P4">
During the week, more than 200 groups of different units of the Defense Forces of Ukraine were involved in the detection, removal and disposal of explosive subjects.</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at the phone number - 101 of the police police - 102. Be sure to wait for the experts to arrive and indicate the location of the suspicious find.</text:p>
      <text:p text:style-name="P4">
News Source: <text:a xlink:type="simple" xlink:href="https://armyinform.com.ua/2023/07/14/syly-oborony-za-tyzhden-zneshkodyly-majzhe-4-tysyachi-vybuhonebezpechnyh-predmetiv/" text:style-name="Internet_20_link" text:visited-style-name="Visited_20_Internet_20_Link">
https://armyinform.com.ua/2023/07/14/syly-oborony-za-tyzhden-zneshkodyly-majzhe-4-tysyachi-vybuhonebezpechnyh-predmetiv/</text:a>
</text:p>
      <!--NEWS-->
      <text:h text:style-name="P10" text:outline-level="1">
<text:span text:style-name="T4">
Ukraine will always be grateful to everyone and everyone who fights for her - Volodymyr Zelenskyy</text:span>
</text:h>
      <text:p text:style-name="P4">
Author: ['АРМІЯINFORM']</text:p>
      <text:p text:style-name="P4">
Time: 2023-07-14T71:00:00-04:00</text:p>
      <text:p text:style-name="P4">
Description: Ukrainian President Volodymyr Zelensky, Shukhunsky, fight for freedom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5298843901064498089_y.jpg" text:style-name="Internet_20_link" text:visited-style-name="Visited_20_Internet_20_Link">
photo_5298843901064498089_y.jpg</text:a>
', '<text:a xlink:type="simple" xlink:href="https://armyinform.com.ua/wp-content/uploads/2023/07/photo_5298843901064498081_y-150x150.jpg" text:style-name="Internet_20_link" text:visited-style-name="Visited_20_Internet_20_Link">
photo_5298843901064498081_y-150x150.jpg</text:a>
', '<text:a xlink:type="simple" xlink:href="https://armyinform.com.ua/wp-content/uploads/2023/07/photo_5298843901064498090_y-150x150.jpg" text:style-name="Internet_20_link" text:visited-style-name="Visited_20_Internet_20_Link">
photo_5298843901064498090_y-150x150.jpg</text:a>
', '<text:a xlink:type="simple" xlink:href="https://armyinform.com.ua/wp-content/uploads/2023/07/photo_5298843901064498085_y-150x150.jpg" text:style-name="Internet_20_link" text:visited-style-name="Visited_20_Internet_20_Link">
photo_5298843901064498085_y-150x150.jpg</text:a>
', '<text:a xlink:type="simple" xlink:href="https://armyinform.com.ua/wp-content/uploads/2023/07/photo_5298843901064498083_y-150x150.jpg" text:style-name="Internet_20_link" text:visited-style-name="Visited_20_Internet_20_Link">
photo_5298843901064498083_y-150x150.jpg</text:a>
']</text:p>
      <text:p text:style-name="P4">
Tags: ['ВОЛОДИМИР ЗЕЛЕНСЬКИЙ', 'НАШІ ЗАХИСНИКИ', 'ПРЕЗИДЕНТ УКРАЇНИ']</text:p>
      <text:p text:style-name="P4">
Category: News</text:p>
      <!--METADATA-->
      <text:p text:style-name="P4">
<draw:frame draw:style-name="fr1" draw:name="Image136" text:anchor-type="as-char" svg:width="6.9236in" svg:height="4.61393in" draw:z-index="0">
<draw:image xlink:href="../Images/AРМІЯINFORM/2023-07-14T71-00-00-04-00/photo_5298843901064498089_y.jpg" xlink:type="simple" xlink:show="embed" xlink:actuate="onLoad" draw:mime-type="image/jpeg"/>
</draw:frame>
President of Ukraine Volodymyr Zelensky noted that Ukrainians are struggling for Ukraine. For dignity, for the right to live for all people, throughout Ukraine.</text:p>
      <text:p text:style-name="P4">
The head of state [wrote] about it(https://t.me/V_Zelenskiy_official/6974)I can have a telegram.</text:p>
      <text:p text:style-name="P4">
“Ukraine will always be grateful to anyone and everyone who fights for it. Our. Our heroes, ”the message reads.</text:p>
      <text:p text:style-name="P4">
<text:a xlink:type="simple" xlink:href="https://armyinform.com.ua/wp-content/uploads/2023/07/photo_5298843901064498081_y.jpg" text:style-name="Internet_20_link" text:visited-style-name="Visited_20_Internet_20_Link">
!(Images/AРМІЯINFORM/2023-07-14T71-00-00-04-00/photo_5298843901064498081_y-150x150.jpg)</text:a>
</text:p>
      <text:p text:style-name="P4">
<text:a xlink:type="simple" xlink:href="https://armyinform.com.ua/wp-content/uploads/2023/07/photo_5298843901064498090_y.jpg" text:style-name="Internet_20_link" text:visited-style-name="Visited_20_Internet_20_Link">
<draw:frame draw:style-name="fr1" draw:name="Image137" text:anchor-type="as-char" svg:width="6.9236in" svg:height="6.9236in" draw:z-index="0">
<draw:image xlink:href="../Images/AРМІЯINFORM/2023-07-14T71-00-00-04-00/photo_5298843901064498090_y-150x150.jpg" xlink:type="simple" xlink:show="embed" xlink:actuate="onLoad" draw:mime-type="image/jpeg"/>
</draw:frame>
</text:a>
</text:p>
      <text:p text:style-name="P4">
<text:a xlink:type="simple" xlink:href="https://armyinform.com.ua/wp-content/uploads/2023/07/photo_5298843901064498085_y.jpg" text:style-name="Internet_20_link" text:visited-style-name="Visited_20_Internet_20_Link">
<draw:frame draw:style-name="fr1" draw:name="Image138" text:anchor-type="as-char" svg:width="6.9236in" svg:height="6.9236in" draw:z-index="0">
<draw:image xlink:href="../Images/AРМІЯINFORM/2023-07-14T71-00-00-04-00/photo_5298843901064498085_y-150x150.jpg" xlink:type="simple" xlink:show="embed" xlink:actuate="onLoad" draw:mime-type="image/jpeg"/>
</draw:frame>
</text:a>
</text:p>
      <text:p text:style-name="P4">
<text:a xlink:type="simple" xlink:href="https://armyinform.com.ua/wp-content/uploads/2023/07/photo_5298843901064498083_y.jpg" text:style-name="Internet_20_link" text:visited-style-name="Visited_20_Internet_20_Link">
<draw:frame draw:style-name="fr1" draw:name="Image139" text:anchor-type="as-char" svg:width="6.9236in" svg:height="6.9236in" draw:z-index="0">
<draw:image xlink:href="../Images/AРМІЯINFORM/2023-07-14T71-00-00-04-00/photo_5298843901064498083_y-150x150.jpg" xlink:type="simple" xlink:show="embed" xlink:actuate="onLoad" draw:mime-type="image/jpeg"/>
</draw:frame>
</text:a>
</text:p>
      <text:p text:style-name="P4">
News Source: <text:a xlink:type="simple" xlink:href="https://armyinform.com.ua/2023/07/14/ukrayina-zavzhdy-bude-vdyachnoyu-kozhnomu-i-kozhnij-hto-b%ca%bcyetsya-za-neyi-volodymyr-zelenskyj/" text:style-name="Internet_20_link" text:visited-style-name="Visited_20_Internet_20_Link">
https://armyinform.com.ua/2023/07/14/ukrayina-zavzhdy-bude-vdyachnoyu-kozhnomu-i-kozhnij-hto-b%ca%bcyetsya-za-neyi-volodymyr-zelenskyj/</text:a>
</text:p>
      <!--NEWS-->
      <text:h text:style-name="P10" text:outline-level="1">
<text:span text:style-name="T4">
Denmark has handed over to Ukraine a batch of drones for demining</text:span>
</text:h>
      <text:p text:style-name="P4">
Author: ['АРМІЯINFORM']</text:p>
      <text:p text:style-name="P4">
Time: 2023-07-14T72:00:00-04:00</text:p>
      <text:p text:style-name="P4">
Description: The Mini Construction of the Defense of Dan) conveyed 6 drinctions for the Rosinwanni in the framework of the Duphmoga package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daniya.jpg" text:style-name="Internet_20_link" text:visited-style-name="Visited_20_Internet_20_Link">
daniya.jpg</text:a>
']</text:p>
      <text:p text:style-name="P4">
Tags: ['БПЛА', 'ДАНІЯ', 'ДОПОМОГА ПАРТНЕРІВ', 'ОЛЕКСІЙ РЕЗНІКОВ', 'ОФІЦІЙНО', 'СВІТ ПІДТРИМУЄ УКРАЇНУ']</text:p>
      <text:p text:style-name="P4">
Category: News</text:p>
      <!--METADATA-->
      <text:p text:style-name="P4">
<draw:frame draw:style-name="fr1" draw:name="Image140" text:anchor-type="as-char" svg:width="6.9236in" svg:height="3.894525in" draw:z-index="0">
<draw:image xlink:href="../Images/AРМІЯINFORM/2023-07-14T72-00-00-04-00/daniya.jpg" xlink:type="simple" xlink:show="embed" xlink:actuate="onLoad" draw:mime-type="image/jpeg"/>
</draw:frame>
The Danish Ministry of Defense transferred 6 drones to mine in Ukraine.</text:p>
      <text:p text:style-name="P4">
About it <text:a xlink:type="simple" xlink:href="https://twitter.com/oleksiireznikov/status/1679834653232975873" text:style-name="Internet_20_link" text:visited-style-name="Visited_20_Internet_20_Link">
reported</text:a>
Minister of Defense of Ukraine Alexei Reznikov.</text:p>
      <text:p text:style-name="P4">
“These drones are used for non -technical examination of territories, including reservoirs, for explosive objects. This is the last innovative approach to the survey of territories, ”said Alexei Reznikov.</text:p>
      <text:p text:style-name="P4">
The head of the Ukrainian defense department thanked the Minister of Business of Danimorten Bidkov and in. at. Denmark's Defense Minister Lund Pulsen.</text:p>
      <text:p text:style-name="Quotations">

<text:p text:style-name="P4">
The Ministry of Defense of Denmark Has Provides 6 Drones for Mine Scanning&gt;
 As Part of Their Aid Package for Ukraine. &gt;
 These Drones are used for Non-Technical Inspection of Territories, Including&gt;
 Water Bodies, for Explosive Ordnance. IT IS The Latest Innovative Approach&gt;
 To… <text:a xlink:type="simple" xlink:href="https://t.co/aKhS50nQDr" text:style-name="Internet_20_link" text:visited-style-name="Visited_20_Internet_20_Link">
pic.twitter.com/akhs50nqdr</text:a>
&gt;
&gt;
 - Oleksiy Reznikov(@oleksireznikov)<text:a xlink:type="simple" xlink:href="https://twitter.com/oleksiireznikov/status/1679834653232975873" text:style-name="Internet_20_link" text:visited-style-name="Visited_20_Internet_20_Link">
July 14,&gt;
 2023</text:a>
</text:p>

</text:p>
      <text:p text:style-name="P4">
News Source: <text:a xlink:type="simple" xlink:href="https://armyinform.com.ua/2023/07/14/daniya-peredala-ukrayini-partiyu-droniv-dlya-rozminuvannya/" text:style-name="Internet_20_link" text:visited-style-name="Visited_20_Internet_20_Link">
https://armyinform.com.ua/2023/07/14/daniya-peredala-ukrayini-partiyu-droniv-dlya-rozminuvannya/</text:a>
</text:p>
      <!--NEWS-->
      <text:h text:style-name="P10" text:outline-level="1">
<text:span text:style-name="T4">
Ukraine has returned the bodies of 62 more fallen defenders</text:span>
</text:h>
      <text:p text:style-name="P4">
Author: ['АРМІЯINFORM']</text:p>
      <text:p text:style-name="P4">
Time: 2023-07-14T73:00:00-04:00</text:p>
      <text:p text:style-name="P4">
Description: In Ukraine, it was the same to turn the 62 defense -in -law of the Teroriye, they ... the war with Ukraine 2022, the war with Ukraine is the latest news today, the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5444544545.jpg" text:style-name="Internet_20_link" text:visited-style-name="Visited_20_Internet_20_Link">
5444544545.jpg</text:a>
']</text:p>
      <text:p text:style-name="P4">
Tags: ['МІНРЕІНТЕГРАЦІЇ', 'ПОВЕРНЕННЯ ТІЛ ЗАХИСНИКІВ', 'ТИМЧАСОВО ОКУПОВАНІ ТЕРИТОРІЇ']</text:p>
      <text:p text:style-name="P4">
Category: News</text:p>
      <!--METADATA-->
      <text:p text:style-name="P4">
<draw:frame draw:style-name="fr1" draw:name="Image141" text:anchor-type="as-char" svg:width="6.9236in" svg:height="3.817871in" draw:z-index="0">
<draw:image xlink:href="../Images/AРМІЯINFORM/2023-07-14T73-00-00-04-00/5444544545.jpg" xlink:type="simple" xlink:show="embed" xlink:actuate="onLoad" draw:mime-type="image/jpeg"/>
</draw:frame>
62 defenders from the temporarily occupied territories were able to return to Ukraine, four of them died in hostile captivity as a result of injury, illness and improper medical care.</text:p>
      <text:p text:style-name="P4">
About it <text:a xlink:type="simple" xlink:href="https://t.me/minre_ua/3757" text:style-name="Internet_20_link" text:visited-style-name="Visited_20_Internet_20_Link">
reports</text:a>
Ministry of Reintegration of Temporarily Occupied Territories of Ukraine.</text:p>
      <text:p text:style-name="P4">
"The bodies of our defenders will be transferred to their relatives for a good burial after identification," the hangover reads.</text:p>
      <text:p text:style-name="P4">
Repatriation of bodies of TT was with the assistance of the Ministry of Reintegration, the Authorized University in cooperation with the United Center at the Security Service of Ukraine, the Armed Forces of the Armed Forces, other power structures, agencies and international organizations.</text:p>
      <text:p text:style-name="P4">
It should be noted that the transfer of the bodies of the dead military is carried out in accordance with the Norzhenevsky Conventions.</text:p>
      <text:p text:style-name="P4">
News Source: <text:a xlink:type="simple" xlink:href="https://armyinform.com.ua/2023/07/14/ukrayina-povernula-tila-shhe-62-poleglyh-zahysnykiv/" text:style-name="Internet_20_link" text:visited-style-name="Visited_20_Internet_20_Link">
https://armyinform.com.ua/2023/07/14/ukrayina-povernula-tila-shhe-62-poleglyh-zahysnykiv/</text:a>
</text:p>
      <!--NEWS-->
      <text:h text:style-name="P10" text:outline-level="1">
<text:span text:style-name="T4">
The highest award of France is marked by two prominent Ukrainians</text:span>
</text:h>
      <text:p text:style-name="P4">
Author: ['АРМІЯINFORM']</text:p>
      <text:p text:style-name="P4">
Time: 2023-07-14T74:00:00-04:00</text:p>
      <text:p text:style-name="P4">
Description: The Ambassador of Franzi to Ukrainian Fontsen Nagorodiv by the Order of the "Honor to Legion" Buck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000026_1577914036_374769_big.jpg" text:style-name="Internet_20_link" text:visited-style-name="Visited_20_Internet_20_Link">
000026_1577914036_374769_big.jpg</text:a>
']</text:p>
      <text:p text:style-name="P4">
Tags: ['«ПОЧЕСНИЙ ЛЕГІОН»', 'ДОПОМОГА ПАРТНЕРІВ', 'СВІТ ПІДТРИМУЄ УКРАЇНУ', 'ФРАНЦІЇ']</text:p>
      <text:p text:style-name="P4">
Category: News</text:p>
      <!--METADATA-->
      <text:p text:style-name="P4">
<draw:frame draw:style-name="fr1" draw:name="Image142" text:anchor-type="as-char" svg:width="6.9236in" svg:height="3.867666in" draw:z-index="0">
<draw:image xlink:href="../Images/AРМІЯINFORM/2023-07-14T74-00-00-04-00/000026_1577914036_374769_big.jpg" xlink:type="simple" xlink:show="embed" xlink:actuate="onLoad" draw:mime-type="image/jpeg"/>
</draw:frame>
French Ambassador to Ukraine Etien de Passen awarded the Order of Honorary Legion of two prominent Ukrainians - director and serviceman of the Armed Forces of Ukraine of Ukraine Sentsov and writer Oksana Zabuzhko.</text:p>
      <text:p text:style-name="P4">
About this <text:a xlink:type="simple" xlink:href="https://twitter.com/FranceenUkraine/status/1679783754225549312" text:style-name="Internet_20_link" text:visited-style-name="Visited_20_Internet_20_Link">
informs</text:a>
The press service of the French Embassy in Ukraine.</text:p>
      <text:p text:style-name="P4">
"On this national day, July 14, I would have a great honor to be presented from the names of the President Emmanuel Macron Order of" Honorary Legion "to two prominent Ukrainians - writer Oksana Zabuzhko and director Oleg Sentsov, victimized the result of the fighting of the past weekend,"(https://twitter.com/EdePoncins/status/1679771453070221312)Etienne Deposen.</text:p>
      <text:p text:style-name="P4">
The French Ambassador to Ukraine also posted a video with greetings.</text:p>
      <text:p text:style-name="P4">
“Their names are well known in France and Europe, they both now struggle for the volute of Ukraine's independence. Ms. Zabuzhko is on the literary front, and Mr. Sentsov is on the battlefield. I want to hand them my most sincere and ardent greetings to both of them, ”said Etien de Possen.</text:p>
      <text:p text:style-name="P4">
<text:span text:style-name="T4">
 Order of Honorary Legion </text:span>
 is considered to be the highest national award of Frank and is awarded for military and civilian merits.</text:p>
      <text:p text:style-name="P4">
News Source: <text:a xlink:type="simple" xlink:href="https://armyinform.com.ua/2023/07/14/najvyshhoyu-nagorodoyu-francziyi-vidznacheno-dvoh-vydatnyh-ukrayincziv/" text:style-name="Internet_20_link" text:visited-style-name="Visited_20_Internet_20_Link">
https://armyinform.com.ua/2023/07/14/najvyshhoyu-nagorodoyu-francziyi-vidznacheno-dvoh-vydatnyh-ukrayincziv/</text:a>
</text:p>
      <!--NEWS-->
      <text:h text:style-name="P10" text:outline-level="1">
<text:span text:style-name="T4">
Ukrainian military demonstrate skills in the destruction of Russian art - Petro Chernik</text:span>
</text:h>
      <text:p text:style-name="P4">
Author: ['АРМІЯINFORM']</text:p>
      <text:p text:style-name="P4">
Time: 2023-07-14T75:00:00-04:00</text:p>
      <text:p text:style-name="P4">
Description: Taku Duma Vynniy Analik, Colonel Petro Bhernik PID Hour includ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ЄДИНІ НОВИНИ', 'КОНТРБАТАРЕЙНА БОРОТЬБА', 'ПЕТРО ЧЕРНИК']</text:p>
      <text:p text:style-name="P4">
Category: News</text:p>
      <!--METADATA-->
      <text:p text:style-name="P4">
<draw:frame draw:style-name="fr1" draw:name="Image143" text:anchor-type="as-char" svg:width="6.9236in" svg:height="4.622144in" draw:z-index="0">
<draw:image xlink:href="../ConvertedIMGs/AРМІЯINFORM/2023-07-14T75-00-00-04-00/323438263_687407886219153_7819518616379973794_n.png" xlink:type="simple" xlink:show="embed" xlink:actuate="onLoad" draw:mime-type="image/png"/>
</draw:frame>
Illustrative photo</text:p>
      <text:p text:style-name="P4">
This opinion was expressed by the military analyst Colonel Petro Chernyk during the inclusion of the Telehorphony "Unified News".</text:p>
      <ul>
        <li>
Currently, shock systems are being introduced into our present. The Ukrainian military was repaired the skill in the destruction of Russian artillery. With the help of our aerial intelligence in June, more than 680 artillery systems were destroyed.</li>
      </ul>
      <text:p text:style-name="P4">
News Source: <text:a xlink:type="simple" xlink:href="https://armyinform.com.ua/2023/07/14/ukrayinski-vijskovi-demonstruyut-majsternist-u-znyshhenni-rosijskoyi-arty-petro-chernyk/" text:style-name="Internet_20_link" text:visited-style-name="Visited_20_Internet_20_Link">
https://armyinform.com.ua/2023/07/14/ukrayinski-vijskovi-demonstruyut-majsternist-u-znyshhenni-rosijskoyi-arty-petro-chernyk/</text:a>
</text:p>
      <!--NEWS-->
      <text:h text:style-name="P10" text:outline-level="1">
<text:span text:style-name="T4">
The 30th OMB was recognized as the best military doctor of Kiev</text:span>
</text:h>
      <text:p text:style-name="P4">
Author: ['АРМІЯINFORM']</text:p>
      <text:p text:style-name="P4">
Time: 2023-07-14T76:00:00-04:00</text:p>
      <text:p text:style-name="P4">
Description: The commander of the Evakuatiye Viddіlennya Medical Roti 30-oursome mechanized brigades Rom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medyk-major-sharipov.jpg" text:style-name="Internet_20_link" text:visited-style-name="Visited_20_Internet_20_Link">
medyk-major-sharipov.jpg</text:a>
']</text:p>
      <text:p text:style-name="P4">
Tags: ['30 БРИГАДА', 'STOPRUSSIA', 'АГРЕСІЯ РФ', 'ВІЙНА', 'ВІЙСЬКОВІ МЕДИКИ', 'ВТОРГНЕННЯ РФ']</text:p>
      <text:p text:style-name="P4">
Category: News</text:p>
      <!--METADATA-->
      <text:p text:style-name="P4">
<draw:frame draw:style-name="fr1" draw:name="Image144" text:anchor-type="as-char" svg:width="6.9236in" svg:height="4.615733in" draw:z-index="0">
<draw:image xlink:href="../Images/AРМІЯINFORM/2023-07-14T76-00-00-04-00/medyk-major-sharipov.jpg" xlink:type="simple" xlink:show="embed" xlink:actuate="onLoad" draw:mime-type="image/jpeg"/>
</draw:frame>
The commander of the evacuation department of the medical company of the 30th separate mechanized Brigade Roman Sharipov received the title of the best military doctor of Kiev.</text:p>
      <text:p text:style-name="P4">
About it with reference to the 30th separate mechanized team. Prince Constantine Ostrozky <text:a xlink:type="simple" xlink:href="https://t.me/ok_pivnich1/3870" text:style-name="Internet_20_link" text:visited-style-name="Visited_20_Internet_20_Link">
reports</text:a>
Telegram-chanloperative command "North".</text:p>
      <text:p text:style-name="P4">
This decision of the medical community of the capital was published on the cultural and spiritual community "Under the cover of St. Panteleimon".</text:p>
      <text:p text:style-name="P4">
In the 30th OMB <text:a xlink:type="simple" xlink:href="https://armyinform.com.ua/C:/Users/polvl/Desktop/%D0%90%D1%80%D0%BC%D1%96%D1%8FInform/2023/07%20%D0%BB%D0%B8%D0%BF%D0%B5%D0%BD%D1%8C/14_07%20%D1%87%D0%B5%D1%80%D0%B3%D1%83%D0%B2%D0%B0%D0%BD%D0%BD%D1%8F/04%20%D0%BC%D0%B5%D0%B4%D0%B8%D0%BA%2030-%D0%BA%D0%B8/%D0%A0%D0%BE%D0%BC%D0%B0%D0%BD%20%D0%A8%D0%B0%D1%80%D1%96%D0%BF%D0%BE%D0%B2%20%E2%80%93%20%D0%BB%D1%96%D0%BA%D0%B0%D1%80-%D0%B0%D0%BD%D0%B5%D1%81%D1%82%D0%B5%D0%B7%D1%96%D0%BE%D0%BB%D0%BE%D0%B3%20%D0%B2%D1%96%D0%B4%D0%B4%D1%96%D0%BB%D0%B5%D0%BD%D0%BD%D1%8F%20%D1%96%D0%BD%D1%82%D0%B5%D0%BD%D1%81%D0%B8%D0%B2%D0%BD%D0%BE%D1%97%20%D1%82%D0%B5%D1%80%D0%B0%D0%BF%D1%96%D1%97%20%D0%9A%D0%B8%D1%97%D0%B2%D1%81%D1%8C%D0%BA%D0%BE%D1%97%20%D0%BC%D1%96%D1%81%D1%8C%D0%BA%D0%BE%D1%97%20%D0%BA%D0%BB%D1%96%D0%BD%D1%96%D1%87%D0%BD%D0%BE%D1%97%20%D0%BB%D1%96%D0%BA%D0%B0%D1%80%D0%BD%D1%96%20%E2%84%968.%20%D0%9F%D1%96%D1%88%D0%BE%D0%B2%20%D0%BD%D0%B0%20%D1%84%D1%80%D0%BE%D0%BD%D1%82%20%D0%B4%D0%BE%D0%B1%D1%80%D0%BE%D0%B2%D0%BE%D0%BB%D1%8C%D1%86%D0%B5%D0%BC%20%D1%83%D0%B6%D0%B5%20%D0%B2%20%D0%BF%D0%B5%D1%80%D1%88%D0%B8%D0%B9%20%D0%B4%D0%B5%D0%BD%D1%8C%20%D0%BF%D0%BE%D0%B2%D0%BD%D0%BE%D0%BC%D0%B0%D1%81%D1%88%D1%82%D0%B0%D0%B1%D0%BD%D0%BE%D1%97%20%D0%B2%D1%96%D0%B9%D0%BD%D0%B8.%20%D0%9D%D0%B0%D1%80%D0%B0%D0%B7%D1%96%20%D0%BC%D0%B0%D1%94%20%D0%B2%D1%96%D0%B9%D1%81%D1%8C%D0%BA%D0%BE%D0%B2%D0%B5%20%D0%B7%D0%B2%D0%B0%D0%BD%D0%BD%D1%8F%20%D0%BC%D0%B0%D0%B9%D0%BE%D1%80%D0%B0%20%D0%BC%D0%B5%D0%B4%D0%B8%D1%87%D0%BD%D0%BE%D1%97%20%D1%81%D0%BB%D1%83%D0%B6%D0%B1%D0%B8." text:style-name="Internet_20_link" text:visited-style-name="Visited_20_Internet_20_Link">
noted</text:a>
that Roman Sharipov is a anesthesiologist of the intensive care department of the Kyiv City Clinical Hospital No. 8. He went to the front on the front on the first day of the full-scale war. He currently has a military rank of medical service.</text:p>
      <text:p text:style-name="P4">
News Source: <text:a xlink:type="simple" xlink:href="https://armyinform.com.ua/2023/07/14/medyka-30-yi-ombr-vyznaly-najkrashhym-vijskovym-likarem-kyyeva/" text:style-name="Internet_20_link" text:visited-style-name="Visited_20_Internet_20_Link">
https://armyinform.com.ua/2023/07/14/medyka-30-yi-ombr-vyznaly-najkrashhym-vijskovym-likarem-kyyeva/</text:a>
</text:p>
      <!--NEWS-->
      <text:h text:style-name="P10" text:outline-level="1">
<text:span text:style-name="T4">
Petro Chernyk: "The enemy realizes that you will have to leave the Southern bridgehead"</text:span>
</text:h>
      <text:p text:style-name="P4">
Author: ['АРМІЯINFORM']</text:p>
      <text:p text:style-name="P4">
Time: 2023-07-14T77:00:00-04:00</text:p>
      <text:p text:style-name="P4">
Description: At the Efіrі Telemarafon “єini News” Vіskovy Expert Colonel Petro Bherni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7-chernyk.jpg" text:style-name="Internet_20_link" text:visited-style-name="Visited_20_Internet_20_Link">
7-chernyk.jpg</text:a>
']</text:p>
      <text:p text:style-name="P4">
Tags: ['НОВИНИ', 'ПЕТРО ЧЕРНИК']</text:p>
      <text:p text:style-name="P4">
Category: News</text:p>
      <!--METADATA-->
      <text:p text:style-name="P4">
<draw:frame draw:style-name="fr1" draw:name="Image145" text:anchor-type="as-char" svg:width="6.9236in" svg:height="3.894525in" draw:z-index="0">
<draw:image xlink:href="../Images/AРМІЯINFORM/2023-07-14T77-00-00-04-00/7-chernyk.jpg" xlink:type="simple" xlink:show="embed" xlink:actuate="onLoad" draw:mime-type="image/jpeg"/>
</draw:frame>
Military expert Petro Chernyk</text:p>
      <text:p text:style-name="P4">
On the broadcasting of the "Uniform News" the military expert, Colonel Petro Chernyk, analyzed the situation at the front.</text:p>
      <ul>
        <li>
The enemy does not give up philosophy about entering the administrative border and Donetsk regions. He fails. We are a ultra -strategic grinder routine, - Petro Chernyk is convinced.</li>
      </ul>
      <text:p text:style-name="P4">
At the same time, according to a military scientist, it is now necessary to destroy the resources of Russian invaders as much as possible.</text:p>
      <ul>
        <li>
I believe that the enemy is aware that he will have to leave the South Placar. I think they would not strengthen such scarce materials of the Perekopsky isthmus, because they build a very serious line of defense there. If the war had the strength, means and understanding that the southern bridgehead remains a hell, he would not take such actions, - the expert summarized.</li>
      </ul>
      <text:p text:style-name="P4">
News Source: <text:a xlink:type="simple" xlink:href="https://armyinform.com.ua/2023/07/14/petro-chernyk-protyvnyk-usvidomlyuye-shho-pryjdetsya-zalyshyty-pivdennyj-placzdarm/" text:style-name="Internet_20_link" text:visited-style-name="Visited_20_Internet_20_Link">
https://armyinform.com.ua/2023/07/14/petro-chernyk-protyvnyk-usvidomlyuye-shho-pryjdetsya-zalyshyty-pivdennyj-placzdarm/</text:a>
</text:p>
      <!--NEWS-->
      <text:h text:style-name="P10" text:outline-level="1">
<text:span text:style-name="T4">
The destruction of the Kakhovsky Dam is a real catastrophe-American hydrologist Peter Galek</text:span>
</text:h>
      <text:p text:style-name="P4">
Author: ['АРМІЯINFORM']</text:p>
      <text:p text:style-name="P4">
Time: 2023-07-14T78:00:00-04:00</text:p>
      <text:p text:style-name="P4">
Description: Ruinvannya Kakhovo Dambi - only the newly Ruinuwan of the Water INFRASTRUSTURIA for the whol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eter-glejk.jpg" text:style-name="Internet_20_link" text:visited-style-name="Visited_20_Internet_20_Link">
peter-glejk.jpg</text:a>
', '<text:a xlink:type="simple" xlink:href="https://armyinform.com.ua/wp-content/uploads/2023/07/kahovska-ges.jpg" text:style-name="Internet_20_link" text:visited-style-name="Visited_20_Internet_20_Link">
kahovska-ges.jpg</text:a>
']</text:p>
      <text:p text:style-name="P4">
Tags: ['АГРЕСІЯ РФ', 'ВІЙНА', 'ВТОРГНЕННЯ РФ', 'ГРЕБЛЯ КАХОВСЬКОЇ ГЕС', 'КАХОВСЬКА ГЕС', 'КРАЇНА-ТЕРОРИСТ РФ', 'ПІДРИВ ГРЕБЛІ КАХОВСЬКОЇ ГЕС', 'ТЕРАКТ']</text:p>
      <text:p text:style-name="P4">
Category: News</text:p>
      <!--METADATA-->
      <text:p text:style-name="P4">
<draw:frame draw:style-name="fr1" draw:name="Image146" text:anchor-type="as-char" svg:width="6.9236in" svg:height="4.795806in" draw:z-index="0">
<draw:image xlink:href="../Images/AРМІЯINFORM/2023-07-14T78-00-00-04-00/peter-glejk.jpg" xlink:type="simple" xlink:show="embed" xlink:actuate="onLoad" draw:mime-type="image/jpeg"/>
</draw:frame>
American hydrologist Peter Gleyk. Photo from Heartland.org</text:p>
      <text:p text:style-name="P4">
The destruction of the Kakhovsky Dam is one of the greatest destruction of water infrastructure throughout the world history of wars, and is a real catastrophe.</text:p>
      <text:p text:style-name="P4">
Headquarters to eliminate the consequences of Kakhovskaya Hydroelectric Power <text:a xlink:type="simple" xlink:href="https://t.me/shtab_kakhovska_hes/1373" text:style-name="Internet_20_link" text:visited-style-name="Visited_20_Internet_20_Link">
placed</text:a>
In his Telegram-channel, the famous American scientist-hydrologist Peter Gleyk on the terract of the hydroelectric power plant.</text:p>
      <text:p text:style-name="P4">
Peter Glake, along with other world scientists in a joint study, published in March this year, warned of risks, which is more than water resources and water infrastructure.</text:p>
      <text:p text:style-name="P4">
Peter Glak notes:</text:p>
      <ul>
        <li>
The present undermining HPP will lead to extraordinary humanitarian and environmental consequences. * This is a huge dam, one of the largest in Europe. It kept 18 cubic kilometers of water, almost four times more than the largest reservoir in California. * Environmental consequences are extraordinary. Destruction of ecosystems, water contamination. There is already a report that the extraordinary volumes of lubricants and other chemicals are flushed with a flow into the river. * Above the dams were swamps, natural swamps, it will be suffering from a lack of water.</li>
      </ul>
      <text:p text:style-name="P4">
Gleak joins that the destruction of the dam is a violation of the Geneva Convention. The international community should make efforts to help communities suffering from flooding people from these territories, to provide humanitarian assistance.</text:p>
      <text:p text:style-name="P4">
<draw:frame draw:style-name="fr1" draw:name="Image147" text:anchor-type="as-char" svg:width="6.9236in" svg:height="3.890725in" draw:z-index="0">
<draw:image xlink:href="../Images/AРМІЯINFORM/2023-07-14T78-00-00-04-00/kahovska-ges.jpg" xlink:type="simple" xlink:show="embed" xlink:actuate="onLoad" draw:mime-type="image/jpeg"/>
</draw:frame>
</text:p>
      <text:p text:style-name="P4">
News Source: <text:a xlink:type="simple" xlink:href="https://armyinform.com.ua/2023/07/14/rujnuvannya-kahovskoyi-damby-ye-spravzhnoyu-katastrofoyu-amerykanskyj-vchenyj-gidrolog-piter-glejk/" text:style-name="Internet_20_link" text:visited-style-name="Visited_20_Internet_20_Link">
https://armyinform.com.ua/2023/07/14/rujnuvannya-kahovskoyi-damby-ye-spravzhnoyu-katastrofoyu-amerykanskyj-vchenyj-gidrolog-piter-glejk/</text:a>
</text:p>
      <!--NEWS-->
      <text:h text:style-name="P10" text:outline-level="1">
<text:span text:style-name="T4">
During the day, Russia fired 120 settlements of Ukraine, among civilians are killed and injured</text:span>
</text:h>
      <text:p text:style-name="P4">
Author: ['АРМІЯINFORM']</text:p>
      <text:p text:style-name="P4">
Time: 2023-07-14T79:00:00-04:00</text:p>
      <text:p text:style-name="P4">
Description: Rosiyski Vіsyska fired on the feast of 9 regions of Ukraine. About the work of the INFORMA MILITARY ... The war with Ukraine 2022, the war with Ukraine is the latest news today, the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7/360109861_214778971532368_1292833426658486358_n.jpg" text:style-name="Internet_20_link" text:visited-style-name="Visited_20_Internet_20_Link">
360109861_214778971532368_1292833426658486358_n.jpg</text:a>
']</text:p>
      <text:p text:style-name="P4">
Tags: ['MILITARY MEDIA CENTER', 'STOPRUSSIA', 'АГРЕСІЯ РФ', 'ВТОРГНЕННЯ РФ', 'ХАРКІВСЬКИЙ ТРИБУНАЛ']</text:p>
      <text:p text:style-name="P4">
Category: News</text:p>
      <!--METADATA-->
      <text:p text:style-name="P4">
<draw:frame draw:style-name="fr1" draw:name="Image148" text:anchor-type="as-char" svg:width="6.9236in" svg:height="4.790737in" draw:z-index="0">
<draw:image xlink:href="../Images/AРМІЯINFORM/2023-07-14T79-00-00-04-00/360109861_214778971532368_1292833426658486358_n.jpg" xlink:type="simple" xlink:show="embed" xlink:actuate="onLoad" draw:mime-type="image/jpeg"/>
</draw:frame>
Russian troops fired at the territory of 9 regions of Ukraine.</text:p>
      <text:p text:style-name="P4">
About this <text:a xlink:type="simple" xlink:href="https://www.facebook.com/permalink.php" text:style-name="Internet_20_link" text:visited-style-name="Visited_20_Internet_20_Link">
informs</text:a>
Military Media Center.</text:p>
      <text:p text:style-name="P4">
From different types of weapons - small arms, mortars, tanks, barrel artillery, UAV, SDR, OTRC, tactical aviation - 120 -painted points and 59 infrastructure objects were attacked.</text:p>
      <text:p text:style-name="P4">
There are killed and injured among civilians, the number of victims is clarified.</text:p>
      <text:p text:style-name="P4">
News Source: <text:a xlink:type="simple" xlink:href="https://armyinform.com.ua/2023/07/14/za-dobu-rosiya-obstrilyala-120-naselenyh-punktiv-ukrayiny-sered-czyvilnyh-ye-zagybli-ta-poraneni-2/" text:style-name="Internet_20_link" text:visited-style-name="Visited_20_Internet_20_Link">
https://armyinform.com.ua/2023/07/14/za-dobu-rosiya-obstrilyala-120-naselenyh-punktiv-ukrayiny-sered-czyvilnyh-ye-zagybli-ta-poraneni-2/</text:a>
</text:p>
      <!--NEWS-->
      <text:h text:style-name="P10" text:outline-level="1">
<text:span text:style-name="T4">
16 hostile "shahas" were destroyed per day</text:span>
</text:h>
      <text:p text:style-name="P4">
Author: ['АРМІЯINFORM']</text:p>
      <text:p text:style-name="P4">
Time: 2023-07-14T80:00:00-04:00</text:p>
      <text:p text:style-name="P4">
Description: About the work of the General Headquarters of the Zbroin Forces of Ukraine. Spring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1/shah.jpg" text:style-name="Internet_20_link" text:visited-style-name="Visited_20_Internet_20_Link">
shah.jpg</text:a>
']</text:p>
      <text:p text:style-name="P4">
Tags: ['НОВИНИ', 'ШАХЕДИ']</text:p>
      <text:p text:style-name="P4">
Category: News</text:p>
      <!--METADATA-->
      <text:p text:style-name="P4">
<draw:frame draw:style-name="fr1" draw:name="Image149" text:anchor-type="as-char" svg:width="6.9236in" svg:height="3.89773in" draw:z-index="0">
<draw:image xlink:href="../Images/AРМІЯINFORM/2023-07-14T80-00-00-04-00/shah.jpg" xlink:type="simple" xlink:show="embed" xlink:actuate="onLoad" draw:mime-type="image/jpeg"/>
</draw:frame>
Illustrative Photo <text:span text:style-name="T4">
 🔥 Situation on Russian invasion </text:span>
</text:p>
      <text:p text:style-name="P4">
This is stated in <text:a xlink:type="simple" xlink:href="https://www.facebook.com/GeneralStaff.ua/posts/pfbid0JfuNNjtKo7h6wVEQkRfHBLWoDbS2uHLvXBLmyiwGWCNT5qUKB36TDAn27vpbPP9kl" text:style-name="Internet_20_link" text:visited-style-name="Visited_20_Internet_20_Link">
message</text:a>
General Staff of the Armed Forces of Ukraine.</text:p>
      <text:p text:style-name="P4">
During the day, the Russian invaders struck the next rocket and audience strike of the territory of Ukraine, applying 17 shock drones of Iranian production "Shahd" and 1 anti-aircraft managed rocket with the C-300 ZRK. As a result of the successful combat work of anti -aircraft missile units, fighter aviation, mobile fire groups and air defense of other components of Ukraine's defense forces, 16 "Shahanedov" was destroyed.</text:p>
      <text:p text:style-name="P4">
In addition, the enemy caused 43 aviation strikes and made 17 shelling of the reactive volley fire systems.</text:p>
      <text:p text:style-name="P4">
The likelihood of rocket and aviation strikes throughout Ukraine is high.</text:p>
      <text:p text:style-name="P4">
News Source: <text:a xlink:type="simple" xlink:href="https://armyinform.com.ua/2023/07/14/za-dobu-znyshheno-16-vorozhyh-shahediv/" text:style-name="Internet_20_link" text:visited-style-name="Visited_20_Internet_20_Link">
https://armyinform.com.ua/2023/07/14/za-dobu-znyshheno-16-vorozhyh-shahediv/</text:a>
</text:p>
      <!--NEWS-->
      <text:h text:style-name="P10" text:outline-level="1">
<text:span text:style-name="T4">
NATO Eastern Flank Protection: US President has announced the mobilization of reserve forces to counteract Russian aggression</text:span>
</text:h>
      <text:p text:style-name="P4">
Author: ['АРМІЯINFORM']</text:p>
      <text:p text:style-name="P4">
Time: 2023-07-14T81:00:00-04:00</text:p>
      <text:p text:style-name="P4">
Description: US President Joe Biden Vidiva, a decree, a mobilizatsya of a fringe of reserve force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tanky.jpg" text:style-name="Internet_20_link" text:visited-style-name="Visited_20_Internet_20_Link">
tanky.jpg</text:a>
']</text:p>
      <text:p text:style-name="P4">
Tags: ['АГРЕСІЯ РФ', 'ДЖО БАЙДЕН', 'МОБІЛІЗАЦІЯ', 'РЕЗЕРВНІ СИЛИ', 'США']</text:p>
      <text:p text:style-name="P4">
Category: News</text:p>
      <!--METADATA-->
      <text:p text:style-name="P4">
<draw:frame draw:style-name="fr1" draw:name="Image150" text:anchor-type="as-char" svg:width="6.9236in" svg:height="3.894525in" draw:z-index="0">
<draw:image xlink:href="../Images/AРМІЯINFORM/2023-07-14T81-00-00-04-00/tanky.jpg" xlink:type="simple" xlink:show="embed" xlink:actuate="onLoad" draw:mime-type="image/jpeg"/>
</draw:frame>
US President Joe Biden issued a decree approving the mobilization(<text:span text:style-name="T5">
 "Atlantic determination" .</text:span>
 <text:span text:style-name="T5">
— Ed .</text:span>
).</text:p>
      <text:p text:style-name="P4">
Про це йдеться у <text:a xlink:type="simple" xlink:href="https://www.defense.gov/News/News-Stories/Article/Article/3458135/biden-approves-mobilization-of-reserves-to-support-eucom/" text:style-name="Internet_20_link" text:visited-style-name="Visited_20_Internet_20_Link">
повідомленні</text:a>
Pentagon press service.</text:p>
      <text:p text:style-name="P4">
This operation will be defined as an action in case of unforeseen circumstances.</text:p>
      <text:p text:style-name="P4">
“This new designation is the benefits of troops and families through increasing government officials, rights and access to the forces and staff of the backup component. This is reaffirming the adamant support and dedication of the NATO Eastern Flant's protection and devotion to Russia's illegal and unprovured war against Ukraine, ”said the director of the united staff of Lieutenant General of the Army Duglassims.</text:p>
      <text:p text:style-name="P4">
The US European Command is preparing to use these new powers to continue the United States on NATO's collective security.</text:p>
      <text:p text:style-name="P4">
By providing a current assessment of combat actions in Ukraine, Douglas Sims noted that they are Jerior. According to him, despite the fact that Ukrainians are fired, bombarded, and they face the defense of Russia, which has been burned by a daily basis, Ukrainian forces cope well with their new equipment and weapons.</text:p>
      <text:p text:style-name="P4">
News Source: <text:a xlink:type="simple" xlink:href="https://armyinform.com.ua/2023/07/14/zahyst-shidnogo-flangu-nato-prezydent-ssha-ogolosyv-mobilizacziyu-rezervnyh-syl-dlya-protydiyi-agresiyi-rf/" text:style-name="Internet_20_link" text:visited-style-name="Visited_20_Internet_20_Link">
https://armyinform.com.ua/2023/07/14/zahyst-shidnogo-flangu-nato-prezydent-ssha-ogolosyv-mobilizacziyu-rezervnyh-syl-dlya-protydiyi-agresiyi-rf/</text:a>
</text:p>
      <!--NEWS-->
      <text:h text:style-name="P10" text:outline-level="1">
<text:span text:style-name="T4">
Alexei Reznikov awarded military personnel and civilian workers</text:span>
</text:h>
      <text:p text:style-name="P4">
Author: ['АРМІЯINFORM']</text:p>
      <text:p text:style-name="P4">
Time: 2023-07-14T82:00:00-04:00</text:p>
      <text:p text:style-name="P4">
Description: Mainstro defense of Ukraine Oleksiy Reznikov, having handed Vidnaki Tsіnni Podarun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1-3.jpeg" text:style-name="Internet_20_link" text:visited-style-name="Visited_20_Internet_20_Link">
1-3.jpeg</text:a>
', '<text:a xlink:type="simple" xlink:href="https://armyinform.com.ua/wp-content/uploads/2023/07/2-3-150x150.jpeg" text:style-name="Internet_20_link" text:visited-style-name="Visited_20_Internet_20_Link">
2-3-150x150.jpeg</text:a>
', '<text:a xlink:type="simple" xlink:href="https://armyinform.com.ua/wp-content/uploads/2023/07/3-5-150x150.jpeg" text:style-name="Internet_20_link" text:visited-style-name="Visited_20_Internet_20_Link">
3-5-150x150.jpeg</text:a>
', '<text:a xlink:type="simple" xlink:href="https://armyinform.com.ua/wp-content/uploads/2023/07/4-3-150x150.jpeg" text:style-name="Internet_20_link" text:visited-style-name="Visited_20_Internet_20_Link">
4-3-150x150.jpeg</text:a>
', '<text:a xlink:type="simple" xlink:href="https://armyinform.com.ua/wp-content/uploads/2023/07/5-150x150.jpeg" text:style-name="Internet_20_link" text:visited-style-name="Visited_20_Internet_20_Link">
5-150x150.jpeg</text:a>
', '<text:a xlink:type="simple" xlink:href="https://armyinform.com.ua/wp-content/uploads/2023/07/6-150x150.jpeg" text:style-name="Internet_20_link" text:visited-style-name="Visited_20_Internet_20_Link">
6-150x150.jpeg</text:a>
']</text:p>
      <text:p text:style-name="P4">
Tags: ['STOPRUSSIA', 'АГРЕСІЯ РФ', 'ВІЙНА', 'ВТОРГНЕННЯ РФ', 'НАГОРОДЖЕННЯ ВІЙСЬКОВОСЛУЖБОВЦІВ', 'ОЛЕКСІЙ РЕЗНІКОВ', 'ОФІЦІЙНО']</text:p>
      <text:p text:style-name="P4">
Category: News</text:p>
      <!--METADATA-->
      <text:p text:style-name="P4">
<draw:frame draw:style-name="fr1" draw:name="Image151" text:anchor-type="as-char" svg:width="6.9236in" svg:height="4.615733in" draw:z-index="0">
<draw:image xlink:href="../Images/AРМІЯINFORM/2023-07-14T82-00-00-04-00/1-3.jpeg" xlink:type="simple" xlink:show="embed" xlink:actuate="onLoad" draw:mime-type="image/jpeg"/>
</draw:frame>
The Minister of Defense of Ukraine Oleksiy Reznikov presented departmental honors and valuable gains to the military personnel and employees of the Armed Forces of Ukraine from the Armed Forces of the Armed Forces, the Department of Finance and the Department of Internal Audit Defense of Ukraine. In his message to the guests, Oleksireznikov stressed that despite the unicorn and shoulder strap, the military Chicin - on February 24, 2022, all united.</text:p>
      <text:p text:style-name="P4">
This is stated in <text:a xlink:type="simple" xlink:href="https://www.mil.gov.ua/news/2023/07/14/peredayu-vdyachnist-i-slova-pidtrimki-vid-partneriv-iz-samitu-u-vilnyusi-%E2%80%93-vi-nadihaete-svit!-oleksij-reznikov-nagorodiv-vijskovosluzhbovcziv-i-czivilnih-praczivnikiv/" text:style-name="Internet_20_link" text:visited-style-name="Visited_20_Internet_20_Link">
material</text:a>
on the official website of the Ministry of Defense of Ukraine.</text:p>
      <text:p text:style-name="P4">
“Everyone in its place began to protect those values that are recorded in the Constitution of Ukraine, everyone is doing it for victory now!I say with confidence that it will come. Not only us but our partners believe in it, ”the Defense Minister said.</text:p>
      <text:p text:style-name="P4">
The Minister, appealing to NATO Summit in Vilnius, noted that he would be giving in our victory, and partners continue to support - in the appearance of shears and security decisions that Ukraine is in great need.</text:p>
      <text:p text:style-name="P4">
"The word" impossible "has acquired a different meaning. For me, the words of partners are "impossible today", means that it is - possible tomorrow!Just look at what path has been together in these 506 days of war. They started with Stinger, and now "Nasams", "Leopard", "Himars", "Patriot" and more, there is not enough only aunts, " - said Alexei Reznikov.</text:p>
      <text:p text:style-name="P4">
He stressed that everything is real, because this Alliance summit showed de facto that our country is already in NATO, and de jure-a political decision that would be accepted later. In addition, the "aircraft coalition" is formed and our partnership will prepare the preparation of Ukrainian pilots on F-16 fighters.</text:p>
      <text:p text:style-name="P4">
“We just have to do what the whole world was impossible. Something about "Kiev for 3 days", and "Ukraine in 3 weeks"? So, stand and defend, reflect and defend our own - it is absolutely possible, we have proven it. Because we are Ukrainian!” - said the head of the Ministry of Defense.</text:p>
      <text:p text:style-name="P4">
Alexei Reznikov personally thanked each of the present for the contribution of victory.</text:p>
      <text:p text:style-name="P4">
“I thank you for what you did, do and still make it!Everyone is proud, believes, thanks you. And, as foreigners themselves say that our armed Ukraine-truly inspire. I convey this warm emotion, wishes and support from Vilnius, ”the minister summarized.</text:p>
      <text:p text:style-name="P4">
<text:a xlink:type="simple" xlink:href="https://armyinform.com.ua/wp-content/uploads/2023/07/3-5.jpeg" text:style-name="Internet_20_link" text:visited-style-name="Visited_20_Internet_20_Link">
<draw:frame draw:style-name="fr1" draw:name="Image152" text:anchor-type="as-char" svg:width="6.9236in" svg:height="6.9236in" draw:z-index="0">
<draw:image xlink:href="../Images/AРМІЯINFORM/2023-07-14T82-00-00-04-00/3-5-150x150.jpeg" xlink:type="simple" xlink:show="embed" xlink:actuate="onLoad" draw:mime-type="image/jpeg"/>
</draw:frame>
</text:a>
</text:p>
      <text:p text:style-name="P4">
<text:a xlink:type="simple" xlink:href="https://armyinform.com.ua/wp-content/uploads/2023/07/4-3.jpeg" text:style-name="Internet_20_link" text:visited-style-name="Visited_20_Internet_20_Link">
<draw:frame draw:style-name="fr1" draw:name="Image153" text:anchor-type="as-char" svg:width="6.9236in" svg:height="6.9236in" draw:z-index="0">
<draw:image xlink:href="../Images/AРМІЯINFORM/2023-07-14T82-00-00-04-00/4-3-150x150.jpeg" xlink:type="simple" xlink:show="embed" xlink:actuate="onLoad" draw:mime-type="image/jpeg"/>
</draw:frame>
</text:a>
</text:p>
      <text:p text:style-name="P4">
<text:a xlink:type="simple" xlink:href="https://armyinform.com.ua/wp-content/uploads/2023/07/5.jpeg" text:style-name="Internet_20_link" text:visited-style-name="Visited_20_Internet_20_Link">
<draw:frame draw:style-name="fr1" draw:name="Image154" text:anchor-type="as-char" svg:width="6.9236in" svg:height="6.9236in" draw:z-index="0">
<draw:image xlink:href="../Images/AРМІЯINFORM/2023-07-14T82-00-00-04-00/5-150x150.jpeg" xlink:type="simple" xlink:show="embed" xlink:actuate="onLoad" draw:mime-type="image/jpeg"/>
</draw:frame>
</text:a>
</text:p>
      <text:p text:style-name="P4">
<text:a xlink:type="simple" xlink:href="https://armyinform.com.ua/wp-content/uploads/2023/07/6.jpeg" text:style-name="Internet_20_link" text:visited-style-name="Visited_20_Internet_20_Link">
<draw:frame draw:style-name="fr1" draw:name="Image155" text:anchor-type="as-char" svg:width="6.9236in" svg:height="6.9236in" draw:z-index="0">
<draw:image xlink:href="../Images/AРМІЯINFORM/2023-07-14T82-00-00-04-00/6-150x150.jpeg" xlink:type="simple" xlink:show="embed" xlink:actuate="onLoad" draw:mime-type="image/jpeg"/>
</draw:frame>
</text:a>
</text:p>
      <text:p text:style-name="P4">
News Source: <text:a xlink:type="simple" xlink:href="https://armyinform.com.ua/2023/07/14/peredayu-vdyachnist-i-slova-pidtrymky-vid-partneriv-iz-samitu-u-vilnyusi-vy-nadyhayete-svit-oleksij-reznikov-nagorodyv-vijskovosluzhbovcziv-i-czyv/" text:style-name="Internet_20_link" text:visited-style-name="Visited_20_Internet_20_Link">
https://armyinform.com.ua/2023/07/14/peredayu-vdyachnist-i-slova-pidtrymky-vid-partneriv-iz-samitu-u-vilnyusi-vy-nadyhayete-svit-oleksij-reznikov-nagorodyv-vijskovosluzhbovcziv-i-czyv/</text:a>
</text:p>
      <!--NEWS-->
      <text:h text:style-name="P10" text:outline-level="1">
<text:span text:style-name="T4">
Putin's "Putin's fan" was detained in the Carpathian region</text:span>
</text:h>
      <text:p text:style-name="P4">
Author: ['АРМІЯINFORM']</text:p>
      <text:p text:style-name="P4">
Time: 2023-07-14T83:00:00-04:00</text:p>
      <text:p text:style-name="P4">
Description: On Carpatti sketchy pryshkantsi ivi-francovo-ok, the Yaki Admin-buil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2022-10-14-sudytymut-policzejskogo.webp" text:style-name="Internet_20_link" text:visited-style-name="Visited_20_Internet_20_Link">
2022-10-14-sudytymut-policzejskogo.webp</text:a>
']</text:p>
      <text:p text:style-name="P4">
Tags: ['STOPRUSSIA', 'АГРЕСІЯ РФ', 'КОЛАБОРАНТ', 'СБУ']</text:p>
      <text:p text:style-name="P4">
Category: News</text:p>
      <!--METADATA-->
      <text:p text:style-name="P4">
<draw:frame draw:style-name="fr1" draw:name="Image156" text:anchor-type="as-char" svg:width="6.9236in" svg:height="4.615733in" draw:z-index="0">
<draw:image xlink:href="../ConvertedIMGs/AРМІЯINFORM/2023-07-14T83-00-00-04-00/2022-10-14-sudytymut-policzejskogo.png" xlink:type="simple" xlink:show="embed" xlink:actuate="onLoad" draw:mime-type="image/png"/>
</draw:frame>
Illustrative photo</text:p>
      <text:p text:style-name="P4">
In the Carpathian region, a resident of Ivano-Frankivsk region was detained, which administered the pro-Kremliv group in the forbidden social network "VKontakte". It widespread Russian misinformation about events on the front, and praised the higher-military-political leadership of the aggressor country. The attacker faces up to 8 years in prison.</text:p>
      <text:p text:style-name="P4">
About it <text:a xlink:type="simple" xlink:href="https://ssu.gov.ua/novyny/sbu-zatrymala-fanata-putina-na-prykarpatti" text:style-name="Internet_20_link" text:visited-style-name="Visited_20_Internet_20_Link">
informs</text:a>
SBU.</text:p>
      <text:p text:style-name="P4">
It is established that the materials of enemy propaganda were taken from the Kremlin's information resources. Also, as an administrator, he actively left the comments to the group, creating the visibility of mass support for the Kremlin propaganda.</text:p>
      <text:p text:style-name="P4">
The attacker was a local resident who has been repeatedly prosecuted to criminal liability for theft and sales of drugs.</text:p>
      <text:p text:style-name="P4">
After the beginning of a large -scale invasion of the Russian Federation, he supported the Russian invasions and subsequently decided to publicly publish his own anti -Ukrainian views.</text:p>
      <text:p text:style-name="P4">
During the search at the place of residence of the person being defended:</text:p>
      <ul>
        <li>
seven cards he used to log in to anonymous accounts; * Mobile phone and computer with evidence of the crime.</li>
      </ul>
      <text:p text:style-name="P4">
The attacker is currently in custody.</text:p>
      <text:p text:style-name="P4">
News Source: <text:a xlink:type="simple" xlink:href="https://armyinform.com.ua/2023/07/14/zatrymano-fanata-putina-na-prykarpatti/" text:style-name="Internet_20_link" text:visited-style-name="Visited_20_Internet_20_Link">
https://armyinform.com.ua/2023/07/14/zatrymano-fanata-putina-na-prykarpatti/</text:a>
</text:p>
      <!--NEWS-->
      <text:h text:style-name="P10" text:outline-level="1">
<text:span text:style-name="T4">
Ukraine's defense forces continue offensive in Melitopol and Berdyansk directions</text:span>
</text:h>
      <text:p text:style-name="P4">
Author: ['АРМІЯINFORM']</text:p>
      <text:p text:style-name="P4">
Time: 2023-07-14T84:00:00-04:00</text:p>
      <text:p text:style-name="P4">
Description: Opponent I did ZoServilu, the basic Zuill at the Kommersant, Limansk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nastup-2.jpg" text:style-name="Internet_20_link" text:visited-style-name="Visited_20_Internet_20_Link">
nastup-2.jpg</text:a>
']</text:p>
      <text:p text:style-name="P4">
Tags: ['STOPRUSSIA', 'АГРЕСІЯ РФ', 'ВЕЧІРНЄ ЗВЕДЕННЯ', 'ВІЙНА', 'ВТОРГНЕННЯ РФ', 'ГШ ЗСУ']</text:p>
      <text:p text:style-name="P4">
Category: News</text:p>
      <!--METADATA-->
      <text:p text:style-name="P4">
<draw:frame draw:style-name="fr1" draw:name="Image157" text:anchor-type="as-char" svg:width="6.9236in" svg:height="5.006789in" draw:z-index="0">
<draw:image xlink:href="../Images/AРМІЯINFORM/2023-07-14T84-00-00-04-00/nastup-2.jpg" xlink:type="simple" xlink:show="embed" xlink:actuate="onLoad" draw:mime-type="image/jpeg"/>
</draw:frame>
<text:span text:style-name="T4">
 🔥 Situation on Russian invasion </text:span>
</text:p>
      <text:p text:style-name="P4">
The enemy continues to focus the main efforts on the Kupyansk, Liman, Bakhmut, Avdiiv and Marinsk directions, heavy fights continue. About 20 combat clashes took place.</text:p>
      <text:p text:style-name="P4">
About it in your evening summary <text:a xlink:type="simple" xlink:href="https://www.facebook.com/GeneralStaff.ua/posts/pfbid0JfuNNjtKo7h6wVEQkRfHBLWoDbS2uHLvXBLmyiwGWCNT5qUKB36TDAn27vpbPP9kl" text:style-name="Internet_20_link" text:visited-style-name="Visited_20_Internet_20_Link">
reports</text:a>
General Staff of the Armed Forces of Ukraine.</text:p>
      <text:p text:style-name="P4">
In Kupyansk, our warriors are steadily defense.</text:p>
      <text:p text:style-name="P4">
In the Liman direction during the day the enemy led unsuccessful offensive circles of the Lugansk region and the east of the Novosadov Donetsk region.</text:p>
      <text:p text:style-name="P4">
In the Bakhmut direction, under the dense fire of aviation and enemy artillery, our defenders successfully repelled all hostile attacks in the Berchivka region of the Donetsk region.</text:p>
      <text:p text:style-name="P4">
In the Avdeevsky direction, the enemy did not succeed during the offensive actions in the district of Perevomaysky, and in Shakhtarsky - in the area of Novomikhailivka of Donetsk region.</text:p>
      <text:p text:style-name="P4">
In the Mariinsky direction, the forces of defense continue to restrain Nastprostian troops in the Marinka area.</text:p>
      <text:p text:style-name="P4">
In Zaporizhzhya and Kherson directions, the enemy concentrates the main efforts to prevent the further advance of our troops.</text:p>
      <text:p text:style-name="P4">
At the same time, the forces of Ukraine's defense continue the offensive in the Melitopol Taredansk directions, fixed on the achieved limits, causing artillery for the enemy's identified purposes, carrying out measures of the circuit struggle.</text:p>
      <text:p text:style-name="P4">
News Source: <text:a xlink:type="simple" xlink:href="https://armyinform.com.ua/2023/07/14/syly-oborony-ukrayiny-prodovzhuyut-nastup-na-melitopolskomu-ta-berdyanskomu-napryamkah/" text:style-name="Internet_20_link" text:visited-style-name="Visited_20_Internet_20_Link">
https://armyinform.com.ua/2023/07/14/syly-oborony-ukrayiny-prodovzhuyut-nastup-na-melitopolskomu-ta-berdyanskomu-napryamkah/</text:a>
</text:p>
      <!--NEWS-->
      <text:h text:style-name="P10" text:outline-level="1">
<text:span text:style-name="T4">
10 years behind bars will conduct a Russian sabotage - collected intelligence for the enemy</text:span>
</text:h>
      <text:p text:style-name="P4">
Author: ['АРМІЯINFORM']</text:p>
      <text:p text:style-name="P4">
Time: 2023-07-14T85:00:00-04:00</text:p>
      <text:p text:style-name="P4">
Description: Gorodoks of Providence of the Basi of the Bezpeques of Reality Termin Uv'yazennya, having rejected the saboteu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bea29e1ba3cad0620df801a3bc59f6b2.jpeg" text:style-name="Internet_20_link" text:visited-style-name="Visited_20_Internet_20_Link">
bea29e1ba3cad0620df801a3bc59f6b2.jpeg</text:a>
']</text:p>
      <text:p text:style-name="P4">
Tags: ['АГЕНТ РФ', 'ДИВЕРСАНТ ГРУ', 'СБУ']</text:p>
      <text:p text:style-name="P4">
Category: News</text:p>
      <!--METADATA-->
      <text:p text:style-name="P4">
<draw:frame draw:style-name="fr1" draw:name="Image158" text:anchor-type="as-char" svg:width="6.9236in" svg:height="4.615733in" draw:z-index="0">
<draw:image xlink:href="../Images/AРМІЯINFORM/2023-07-14T85-00-00-04-00/bea29e1ba3cad0620df801a3bc59f6b2.jpeg" xlink:type="simple" xlink:show="embed" xlink:actuate="onLoad" draw:mime-type="image/jpeg"/>
</draw:frame>
Thanks to the evidence of the Security Service, the real term of detention was received(better known as the game). Зловмисник займався підготовкою підриву двох ключових об’єктівтранспортної інфраструктури у Рівненській області.</text:p>
      <text:p text:style-name="P4">
Про це <text:a xlink:type="simple" xlink:href="https://ssu.gov.ua/novyny/za-materialamy-sbu-10-rokiv-za-gratamy-provede-rosiiskyi-dyversant-yakyi-hotuvav-seriiu-pidryviv-na-transportnii-infrastrukturi-rivnenshchyny" text:style-name="Internet_20_link" text:visited-style-name="Visited_20_Internet_20_Link">
повідомляє</text:a>
Security Service of Ukraine.</text:p>
      <text:p text:style-name="P4">
Thus, the aggressor hoped to disrupt the supply of foreign arms for defense forces on the Eastern and South Fronts.</text:p>
      <text:p text:style-name="P4">
"To accomplish a hostile task, the offender conducted exploration of the territory of the around -infrastructure objects and was preparing to install explosions in the most" vulnerable "places of both transport routes," the message reads.</text:p>
      <text:p text:style-name="P4">
The court appointed him 10 years in prison.</text:p>
      <text:p text:style-name="P4">
According to investigators, the attacker is the former militant who, even before the coming -wide invasion of the Russian Federation, fought against the ATO forces in eastern Ukraine.</text:p>
      <text:p text:style-name="P4">
“Then he was part of the terrorist groups" Oplot "and" Khan ", and also went into the agent apparatus of Russian military intelligence. After February 24, 2022, the enemy associate took an active part in the fighting of anti -Ukrainian troops in the Zaporozhye and Kherson directions, ”the presentation reads.</text:p>
      <text:p text:style-name="P4">
News Source: <text:a xlink:type="simple" xlink:href="https://armyinform.com.ua/2023/07/14/10-rokiv-za-gratamy-provede-rosijskyj-dyversant-zbyrav-rozviddani-dlya-voroga/" text:style-name="Internet_20_link" text:visited-style-name="Visited_20_Internet_20_Link">
https://armyinform.com.ua/2023/07/14/10-rokiv-za-gratamy-provede-rosijskyj-dyversant-zbyrav-rozviddani-dlya-voroga/</text:a>
</text:p>
      <!--NEWS-->
      <text:h text:style-name="P10" text:outline-level="1">
<text:span text:style-name="T4">
Alexei Reznikov met with YES delegation</text:span>
</text:h>
      <text:p text:style-name="P4">
Author: ['АРМІЯINFORM']</text:p>
      <text:p text:style-name="P4">
Time: 2023-07-14T86:00:00-04:00</text:p>
      <text:p text:style-name="P4">
Description: Bachennya Ukrainian “Armyї Maybutnoyo”, Pidsumki Samit NATO with VILNUSI TA Professi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d298f7666b1415fcfb9b77ae72409bf702607fd7.jpg" text:style-name="Internet_20_link" text:visited-style-name="Visited_20_Internet_20_Link">
d298f7666b1415fcfb9b77ae72409bf702607fd7.jpg</text:a>
']</text:p>
      <text:p text:style-name="P4">
Tags: ['STOPRUSSIA', 'АГРЕСІЯ РФ', 'ВІЙНА', 'ВТОРГНЕННЯ РФ', 'ОЛЕКСІЙ РЕЗНІКОВ', 'ОФІЦІЙНО', 'ЯЛТИНСЬКА ЄВРОПЕЙСЬКА СТРАТЕГІЯ']</text:p>
      <text:p text:style-name="P4">
Category: News</text:p>
      <!--METADATA-->
      <text:p text:style-name="P4">
<draw:frame draw:style-name="fr1" draw:name="Image159" text:anchor-type="as-char" svg:width="6.9236in" svg:height="4.234935in" draw:z-index="0">
<draw:image xlink:href="../Images/AРМІЯINFORM/2023-07-14T86-00-00-04-00/d298f7666b1415fcfb9b77ae72409bf702607fd7.jpg" xlink:type="simple" xlink:show="embed" xlink:actuate="onLoad" draw:mime-type="image/jpeg"/>
</draw:frame>
Vision of the Ukrainian "Army of the Future", the results of NATO summit in Vilnius and the professional training of military personnel of the Armed Forces. These and other issues were discussed during a meeting in Kyiv, Minister of Defense of Ukraine Alexey Reznikov Tappods of the Supervisory Board(YES).</text:p>
      <text:p text:style-name="P4">
Про це <text:a xlink:type="simple" xlink:href="https://www.mil.gov.ua/news/2023/07/14/ukrainska-armiya-majbutnogo-pidsumki-samitu-nato-ta-pidgotovka-voiniv-zsu-oleksij-reznikov-zustrivsya-z-delegaczieyu-yes/" text:style-name="Internet_20_link" text:visited-style-name="Visited_20_Internet_20_Link">
йдеться</text:a>
in the publication on the official website of the Ministry of Defense of Ukraine.</text:p>
      <text:p text:style-name="P4">
The foreign delegation, in particular, included President of Estonia(2016-2021)Kerssti Kalulyide, Swedish Foreign Minister(2006-2014), Sweden Prime Minister(1991-1994)Karl Bildt, Vice President of Havas Group, Co-chairman of Havas Worldwide, Stefan Fuchs, President of the Fontmousian Security Conference, Senior Researcher at Hertie Wolfgang Ishinger and Group Victor Victor Victor Victor. .</text:p>
      <text:p text:style-name="P4">
Alexei Reznikov thanked the high -ranking diplomats for solidarity to Ukraine and efforts aimed at supporting our country on international arrene. He shared his conclusions after the NATO Vilnius Summit and important results for Ukraine during his visit to Lithuania.</text:p>
      <text:p text:style-name="P4">
The Minister of Defense introduced foreign guests to the vision of the future Ukrainian defense and emphasized the participation and assistance of partners in the process of development of Ukraine's defense capabilities.</text:p>
      <text:p text:style-name="P4">
The parties also exchanged views on the security situation at the front of the Russo-Ukrainian War and the importance of training Ukrainian servicemen of the partner.</text:p>
      <text:p text:style-name="P4">
News Source: <text:a xlink:type="simple" xlink:href="https://armyinform.com.ua/2023/07/14/ukrayinska-armiya-majbutnogo-pidsumky-samitu-nato-ta-pidgotovka-voyiniv-zsu-oleksij-reznikov-zustrivsya-z-delegacziyeyu-yes/" text:style-name="Internet_20_link" text:visited-style-name="Visited_20_Internet_20_Link">
https://armyinform.com.ua/2023/07/14/ukrayinska-armiya-majbutnogo-pidsumky-samitu-nato-ta-pidgotovka-voyiniv-zsu-oleksij-reznikov-zustrivsya-z-delegacziyeyu-yes/</text:a>
</text:p>
      <!--NEWS-->
      <text:h text:style-name="P10" text:outline-level="1">
<text:span text:style-name="T4">
Fought against Ukraine on the side of the occupying troops of the Russian Federation - detained a resident of Crimea</text:span>
</text:h>
      <text:p text:style-name="P4">
Author: ['АРМІЯINFORM']</text:p>
      <text:p text:style-name="P4">
Time: 2023-07-14T87:00:00-04:00</text:p>
      <text:p text:style-name="P4">
Description: For the proprietary Kerivnitvva Obvorzky prosecutors, a resident of the perpetual CC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photo_5301111003846658428_y.jpg" text:style-name="Internet_20_link" text:visited-style-name="Visited_20_Internet_20_Link">
photo_5301111003846658428_y.jpg</text:a>
']</text:p>
      <text:p text:style-name="P4">
Tags: ['STOPRUSSIA', 'АГРЕСІЯ РФ', 'ВІЙНА', 'ЗРАДНИКИ УКРАЇНИ', 'КОЛАБОРАНТИ', 'ОФІС ГЕНЕРАЛЬНОГО ПРОКУРОРА']</text:p>
      <text:p text:style-name="P4">
Category: News</text:p>
      <!--METADATA-->
      <text:p text:style-name="P4">
<draw:frame draw:style-name="fr1" draw:name="Image160" text:anchor-type="as-char" svg:width="6.9236in" svg:height="7.069603in" draw:z-index="0">
<draw:image xlink:href="../Images/AРМІЯINFORM/2023-07-14T87-00-00-04-00/photo_5301111003846658428_y.jpg" xlink:type="simple" xlink:show="embed" xlink:actuate="onLoad" draw:mime-type="image/jpeg"/>
</draw:frame>
Under the procedural leadership of the Zaporizhzhya Regional Prosecutor's Office, residents(Part 2 of Art. 111 of the Criminal Code of Ukraine).</text:p>
      <text:p text:style-name="P4">
Про це у своєму Telegram-каналі <text:a xlink:type="simple" xlink:href="https://t.me/pgo_gov_ua/14400" text:style-name="Internet_20_link" text:visited-style-name="Visited_20_Internet_20_Link">
повідомляє</text:a>
Office of the Prosecutor General.</text:p>
      <text:p text:style-name="P4">
According to the investigation, in January 2023, a citizen of Ukraine who lived in a resilient Crimea, moved to the side of the enemy and voluntarily joined the 810th-extent brigade of the Marines of the Naval Fleet of the Armed Forces of the Armed Forces of the Russian Federation, which was advised on the Ukrainian Peninsula.</text:p>
      <text:p text:style-name="P4">
In the post of Senior Sagittarius, he strengthened the positions of the aggressor troops, ensured the defense of hostile boundaries and participated directly with the poor actions against Ukrainian defenders in the territory of Vasylivsky Tapologovsky districts of Zaporizhzhya region.</text:p>
      <text:p text:style-name="P4">
During the fighting in July 2023, the Ukrainian military detained and captured it near the village of Pyatikhapki Nazaporezhzhi.</text:p>
      <text:p text:style-name="P4">
The pre -trial investigation will conduct the SBU, - the General Prosecutor's office reports.</text:p>
      <text:p text:style-name="P4">
News Source: <text:a xlink:type="simple" xlink:href="https://armyinform.com.ua/2023/07/14/voyuvav-proty-ukrayiny-na-boczi-okupaczijnyh-vijsk-rf-zatrymano-zhytelya-krymu/" text:style-name="Internet_20_link" text:visited-style-name="Visited_20_Internet_20_Link">
https://armyinform.com.ua/2023/07/14/voyuvav-proty-ukrayiny-na-boczi-okupaczijnyh-vijsk-rf-zatrymano-zhytelya-krymu/</text:a>
</text:p>
      <!--NEWS-->
      <text:h text:style-name="P10" text:outline-level="1">
<text:span text:style-name="T4">
Anna Malyar: The military leadership of the aggressor country tries to create for the Kremlin "comforting" statistics</text:span>
</text:h>
      <text:p text:style-name="P4">
Author: ['АРМІЯINFORM']</text:p>
      <text:p text:style-name="P4">
Time: 2023-07-14T88:00:00-04:00</text:p>
      <text:p text:style-name="P4">
Description: About the cinema, the intercessor of the Ministra of the defense of Ukraine Ganna Malel at Telecrama. Sino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ГАННА МАЛЯР', 'НОВИНИ']</text:p>
      <text:p text:style-name="P4">
Category: News</text:p>
      <!--METADATA-->
      <text:p text:style-name="P4">
<draw:frame draw:style-name="fr1" draw:name="Image161" text:anchor-type="as-char" svg:width="6.9236in" svg:height="4.615733in" draw:z-index="0">
<draw:image xlink:href="../Images/AРМІЯINFORM/2023-07-14T88-00-00-04-00/ganna-malyar.jpg" xlink:type="simple" xlink:show="embed" xlink:actuate="onLoad" draw:mime-type="image/jpeg"/>
</draw:frame>
About it <text:a xlink:type="simple" xlink:href="https://t.me/annamaliar/930" text:style-name="Internet_20_link" text:visited-style-name="Visited_20_Internet_20_Link">
reported</text:a>
Deputy Minister of Defense Anna Malyar in Telegrams.</text:p>
      <text:p text:style-name="P4">
Since the beginning of July this year, in the units and military units of the Russian -occupied troops, which are in the temporarily occupied territory of Ukraine, began to force mobilized servicemen before signing contracts for military service under the Armed Forces of the Russian Federation.</text:p>
      <text:p text:style-name="P4">
At the same time, in case of refusal to sign contracts, the commanders resort to the commodity of subordinates and direct threats of keeping them on the forefront without rotation.</text:p>
      <text:p text:style-name="P4">
As encouraging the mobilized who have agreed, the release of duties for 1-2 days is used(so -called. weekend)which is a rather efficient factor in the conditions of refusal of leave commanders, in particular, in family circumstances.</text:p>
      <text:p text:style-name="P4">
Thus, the military leadership of the aggressor country tries to create for Kreml "comforting" statistics on the rate of recruitment for contractual military service.</text:p>
      <text:p text:style-name="P4">
News Source: <text:a xlink:type="simple" xlink:href="https://armyinform.com.ua/2023/07/14/ganna-malyar-vijskove-kerivnycztvo-krayiny-agresora-namagayetsya-stvoryty-dlya-kremlya-vtishnu-statystyku/" text:style-name="Internet_20_link" text:visited-style-name="Visited_20_Internet_20_Link">
https://armyinform.com.ua/2023/07/14/ganna-malyar-vijskove-kerivnycztvo-krayiny-agresora-namagayetsya-stvoryty-dlya-kremlya-vtishnu-statystyku/</text:a>
</text:p>
      <!--NEWS-->
      <text:h text:style-name="P10" text:outline-level="1">
<text:span text:style-name="T4">
Brothers and relatives honored the memory of the dead heroes-pilots</text:span>
</text:h>
      <text:p text:style-name="P4">
Author: ['Оксана Уретій']</text:p>
      <text:p text:style-name="P4">
Time: 2023-07-14T89:00:00-04:00</text:p>
      <text:p text:style-name="P4">
Description: 14 Lipnya 2014 Rock. Ekipazhovye loser Dmitra Mayborodi Vikonovu Zavdannya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1.-zastavka.jpg" text:style-name="Internet_20_link" text:visited-style-name="Visited_20_Internet_20_Link">
1.-zastavka.jpg</text:a>
', '<text:a xlink:type="simple" xlink:href="https://armyinform.com.ua/wp-content/uploads/2023/07/21-3-150x150.jpg" text:style-name="Internet_20_link" text:visited-style-name="Visited_20_Internet_20_Link">
21-3-150x150.jpg</text:a>
', '<text:a xlink:type="simple" xlink:href="https://armyinform.com.ua/wp-content/uploads/2023/07/31-2-150x150.jpg" text:style-name="Internet_20_link" text:visited-style-name="Visited_20_Internet_20_Link">
31-2-150x150.jpg</text:a>
', '<text:a xlink:type="simple" xlink:href="https://armyinform.com.ua/wp-content/uploads/2023/07/41-2-150x150.jpg" text:style-name="Internet_20_link" text:visited-style-name="Visited_20_Internet_20_Link">
41-2-150x150.jpg</text:a>
', '<text:a xlink:type="simple" xlink:href="https://armyinform.com.ua/wp-content/uploads/2023/07/5-22-150x150.jpg" text:style-name="Internet_20_link" text:visited-style-name="Visited_20_Internet_20_Link">
5-22-150x150.jpg</text:a>
', '<text:a xlink:type="simple" xlink:href="https://armyinform.com.ua/wp-content/uploads/2023/07/7-11-150x150.jpg" text:style-name="Internet_20_link" text:visited-style-name="Visited_20_Internet_20_Link">
7-11-150x150.jpg</text:a>
', '<text:a xlink:type="simple" xlink:href="https://armyinform.com.ua/wp-content/uploads/2023/07/dmytro-majboroda.jpg" text:style-name="Internet_20_link" text:visited-style-name="Visited_20_Internet_20_Link">
dmytro-majboroda.jpg</text:a>
', '<text:a xlink:type="simple" xlink:href="https://armyinform.com.ua/wp-content/uploads/2023/07/dmytro-shkarbun.jpg" text:style-name="Internet_20_link" text:visited-style-name="Visited_20_Internet_20_Link">
dmytro-shkarbun.jpg</text:a>
']</text:p>
      <text:p text:style-name="P4">
Tags: ['АН-26', 'ГЕРОЙ УКРАЇНИ', 'НОВИНИ']</text:p>
      <text:p text:style-name="P4">
Category: News</text:p>
      <!--METADATA-->
      <text:p text:style-name="P4">
<draw:frame draw:style-name="fr1" draw:name="Image162" text:anchor-type="as-char" svg:width="6.9236in" svg:height="3.086424in" draw:z-index="0">
<draw:image xlink:href="../Images/AРМІЯINFORM/2023-07-14T89-00-00-04-00/1.-zastavka.jpg" xlink:type="simple" xlink:show="embed" xlink:actuate="onLoad" draw:mime-type="image/jpeg"/>
</draw:frame>
July 14, 2014. The crew of the military pilot Dmitry Mayboroda performs a fair task for landing in a parachute way. Around 12.20, the Urny village of David-Mykilsk, Luhansk region, an-26 aircraft of one of the Armed Forces of the Armed Forces was attacked by an hostile controlled missile at a height of 6500 meters. Unmanaged processes began immediately. The crew left the aircraft. The crew commander and its assistant as many could hold the car in the air to remove it as far away from the settlements. The side loads were not allowed to leave the plane. Dmitry Mayboroda and Dmitry Shkarbun saved six crew members and peaceful Ukrainians who were landing the land ...</text:p>
      <text:p text:style-name="P4">
Today, 9 years on this tragic date, brothers and relatives gathered to honor the memory of the fallen heroes.</text:p>
      <text:p text:style-name="P4">
<text:a xlink:type="simple" xlink:href="https://armyinform.com.ua/wp-content/uploads/2023/07/21-3.jpg" text:style-name="Internet_20_link" text:visited-style-name="Visited_20_Internet_20_Link">
!(Images/AРМІЯINFORM/2023-07-14T89-00-00-04-00/21-3-150x150.jpg)</text:a>
</text:p>
      <text:p text:style-name="P4">
<text:a xlink:type="simple" xlink:href="https://armyinform.com.ua/wp-content/uploads/2023/07/31-2.jpg" text:style-name="Internet_20_link" text:visited-style-name="Visited_20_Internet_20_Link">
<draw:frame draw:style-name="fr1" draw:name="Image163" text:anchor-type="as-char" svg:width="6.9236in" svg:height="6.9236in" draw:z-index="0">
<draw:image xlink:href="../Images/AРМІЯINFORM/2023-07-14T89-00-00-04-00/31-2-150x150.jpg" xlink:type="simple" xlink:show="embed" xlink:actuate="onLoad" draw:mime-type="image/jpeg"/>
</draw:frame>
</text:a>
</text:p>
      <text:p text:style-name="P4">
<text:a xlink:type="simple" xlink:href="https://armyinform.com.ua/wp-content/uploads/2023/07/41-2.jpg" text:style-name="Internet_20_link" text:visited-style-name="Visited_20_Internet_20_Link">
<draw:frame draw:style-name="fr1" draw:name="Image164" text:anchor-type="as-char" svg:width="6.9236in" svg:height="6.9236in" draw:z-index="0">
<draw:image xlink:href="../Images/AРМІЯINFORM/2023-07-14T89-00-00-04-00/41-2-150x150.jpg" xlink:type="simple" xlink:show="embed" xlink:actuate="onLoad" draw:mime-type="image/jpeg"/>
</draw:frame>
</text:a>
</text:p>
      <text:p text:style-name="P4">
<text:a xlink:type="simple" xlink:href="https://armyinform.com.ua/wp-content/uploads/2023/07/5-22.jpg" text:style-name="Internet_20_link" text:visited-style-name="Visited_20_Internet_20_Link">
<draw:frame draw:style-name="fr1" draw:name="Image165" text:anchor-type="as-char" svg:width="6.9236in" svg:height="6.9236in" draw:z-index="0">
<draw:image xlink:href="../Images/AРМІЯINFORM/2023-07-14T89-00-00-04-00/5-22-150x150.jpg" xlink:type="simple" xlink:show="embed" xlink:actuate="onLoad" draw:mime-type="image/jpeg"/>
</draw:frame>
</text:a>
</text:p>
      <text:p text:style-name="P4">
<text:a xlink:type="simple" xlink:href="https://armyinform.com.ua/wp-content/uploads/2023/07/7-11.jpg" text:style-name="Internet_20_link" text:visited-style-name="Visited_20_Internet_20_Link">
<draw:frame draw:style-name="fr1" draw:name="Image166" text:anchor-type="as-char" svg:width="6.9236in" svg:height="6.9236in" draw:z-index="0">
<draw:image xlink:href="../Images/AРМІЯINFORM/2023-07-14T89-00-00-04-00/7-11-150x150.jpg" xlink:type="simple" xlink:show="embed" xlink:actuate="onLoad" draw:mime-type="image/jpeg"/>
</draw:frame>
</text:a>
</text:p>
      <text:p text:style-name="P4">
Further memories of her son Dmitry shared Tatiana Ivanovna Mayborod.</text:p>
      <text:p text:style-name="P4">
<draw:frame draw:style-name="fr1" draw:name="Image167" text:anchor-type="as-char" svg:width="6.9236in" svg:height="5.1927in" draw:z-index="0">
<draw:image xlink:href="../Images/AРМІЯINFORM/2023-07-14T89-00-00-04-00/dmytro-majboroda.jpg" xlink:type="simple" xlink:show="embed" xlink:actuate="onLoad" draw:mime-type="image/jpeg"/>
</draw:frame>
- "Mom, everything happened!" - Dmitry was glad when he entered the Ivan Kozhedub Kharkiv National University of Air Forces, - recalling. - And then - the difficult way through the territory to heaven ... He has overcome the obstacle on the way to the flight business, because to the nonsense he wanted to fly, and the brungery became the meaning of his life. The sky was his fate. When active fighting was in the Donbassir, my son has never refused to break up the combat missions. Dmitry loved this life very much. The rocket's wanderer hit the plane, thanks to the right actions of the commander of the drilling human lives. And then… I went to the occupied territory for the body of a son and his brother. Neither the checkpoints of the enemy nor any borders were interfered with, because there are no obstacles and obstacles for the mother. The only thing was, it was shaved that nothing happened on the road. Her son and Dmitry Shkarbun were jumped home. I am very grateful to you, Dima's brothers, that you remember him support his family.</text:p>
      <text:p text:style-name="P4">
<draw:frame draw:style-name="fr1" draw:name="Image168" text:anchor-type="as-char" svg:width="6.9236in" svg:height="6.494337in" draw:z-index="0">
<draw:image xlink:href="../Images/AРМІЯINFORM/2023-07-14T89-00-00-04-00/dmytro-shkarbun.jpg" xlink:type="simple" xlink:show="embed" xlink:actuate="onLoad" draw:mime-type="image/jpeg"/>
</draw:frame>
Both officers were posthumously awarded the title "Lieutenant Colonel".</text:p>
      <text:p text:style-name="P4">
For exceptional courage and self -sacrifice, revealed in the protection of state -sevotory and territorial integrity of the Ukrainian state, loyalty to the military oath Dmitry Mayborod was awarded the title(posthumously).</text:p>
      <text:p text:style-name="P4">
За особисту мужність і героїзм, виявлені в захисті державного суверенітету татериторіальної цілісності України, вірність Військовій присязі під часросійсько-української війни, Дмитро Шкарбун нагороджений орденом БогданаХмельницького III ступеня (posthumously).</text:p>
      <text:p text:style-name="P4">
<text:span text:style-name="T4">
Фото автора</text:span>
</text:p>
      <text:p text:style-name="P4">
News Source: <text:a xlink:type="simple" xlink:href="https://armyinform.com.ua/2023/07/14/pobratymy-ta-ridni-vshanuvaly-pamyat-zagyblyh-geroyiv-lotchykiv/" text:style-name="Internet_20_link" text:visited-style-name="Visited_20_Internet_20_Link">
https://armyinform.com.ua/2023/07/14/pobratymy-ta-ridni-vshanuvaly-pamyat-zagyblyh-geroyiv-lotchykiv/</text:a>
</text:p>
      <!--NEWS-->
      <text:h text:style-name="P10" text:outline-level="1">
<text:span text:style-name="T4">
Naval forces showed the face of courageous Marines of the Armed Forces</text:span>
</text:h>
      <text:p text:style-name="P4">
Author: ['АРМІЯINFORM']</text:p>
      <text:p text:style-name="P4">
Time: 2023-07-14T8:00:00-04:00</text:p>
      <text:p text:style-name="P4">
Description: The photos of our vanniv were published on Facebook-Storіntsi Navy ZS Ukrainian: “Heroes --... War with Ukraine 2022, war with Ukraine Latest news today, News War with Ukraine 2022 are the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356409669_662413175926268_3039971714422296604_n.jpg" text:style-name="Internet_20_link" text:visited-style-name="Visited_20_Internet_20_Link">
356409669_662413175926268_3039971714422296604_n.jpg</text:a>
', '<text:a xlink:type="simple" xlink:href="https://armyinform.com.ua/wp-content/uploads/2023/07/355322076_662413332592919_3439616436384946468_n-150x150.jpg" text:style-name="Internet_20_link" text:visited-style-name="Visited_20_Internet_20_Link">
355322076_662413332592919_3439616436384946468_n-150x150.jpg</text:a>
', '<text:a xlink:type="simple" xlink:href="https://armyinform.com.ua/wp-content/uploads/2023/07/355381207_662413289259590_8607998640071974874_n-150x150.jpg" text:style-name="Internet_20_link" text:visited-style-name="Visited_20_Internet_20_Link">
355381207_662413289259590_8607998640071974874_n-150x150.jpg</text:a>
', '<text:a xlink:type="simple" xlink:href="https://armyinform.com.ua/wp-content/uploads/2023/07/357745591_662413239259595_1440199367324845649_n-150x150.jpg" text:style-name="Internet_20_link" text:visited-style-name="Visited_20_Internet_20_Link">
357745591_662413239259595_1440199367324845649_n-150x150.jpg</text:a>
', '<text:a xlink:type="simple" xlink:href="https://armyinform.com.ua/wp-content/uploads/2023/07/357730460_662413202592932_6693129656433530636_n-150x150.jpg" text:style-name="Internet_20_link" text:visited-style-name="Visited_20_Internet_20_Link">
357730460_662413202592932_6693129656433530636_n-150x150.jpg</text:a>
']</text:p>
      <text:p text:style-name="P4">
Tags: ['STOPRUSSIA', 'АГРЕСІЯ РФ']</text:p>
      <text:p text:style-name="P4">
Category: News</text:p>
      <!--METADATA-->
      <text:p text:style-name="P4">
<draw:frame draw:style-name="fr1" draw:name="Image169" text:anchor-type="as-char" svg:width="6.9236in" svg:height="4.615733in" draw:z-index="0">
<draw:image xlink:href="../Images/AРМІЯINFORM/2023-07-14T8-00-00-04-00/356409669_662413175926268_3039971714422296604_n.jpg" xlink:type="simple" xlink:show="embed" xlink:actuate="onLoad" draw:mime-type="image/jpeg"/>
</draw:frame>
Photo of our warriors <text:a xlink:type="simple" xlink:href="https://www.facebook.com/navy.mil.gov.ua/posts/pfbid02v26xrxz8oa2toAfScVK7R2d1YyfyCWFLTrvdHrUdJ5bTFzqxtH3aRsBNEp4jJJCSl" text:style-name="Internet_20_link" text:visited-style-name="Visited_20_Internet_20_Link">
Posted</text:a>
On the Facebook page of the Navy of the Armed Forces of Ukraine:</text:p>
      <text:p text:style-name="P4">
"Smiles of heroes - fighters of a separate Marine Corps," - reads the photographs.</text:p>
      <text:p text:style-name="P4">
<text:a xlink:type="simple" xlink:href="https://armyinform.com.ua/wp-content/uploads/2023/07/355322076_662413332592919_3439616436384946468_n.jpg" text:style-name="Internet_20_link" text:visited-style-name="Visited_20_Internet_20_Link">
!(Images/AРМІЯINFORM/2023-07-14T8-00-00-04-00/355322076_662413332592919_3439616436384946468_n-150x150.jpg)</text:a>
</text:p>
      <text:p text:style-name="P4">
<text:a xlink:type="simple" xlink:href="https://armyinform.com.ua/wp-content/uploads/2023/07/355381207_662413289259590_8607998640071974874_n.jpg" text:style-name="Internet_20_link" text:visited-style-name="Visited_20_Internet_20_Link">
<draw:frame draw:style-name="fr1" draw:name="Image170" text:anchor-type="as-char" svg:width="6.9236in" svg:height="6.9236in" draw:z-index="0">
<draw:image xlink:href="../Images/AРМІЯINFORM/2023-07-14T8-00-00-04-00/355381207_662413289259590_8607998640071974874_n-150x150.jpg" xlink:type="simple" xlink:show="embed" xlink:actuate="onLoad" draw:mime-type="image/jpeg"/>
</draw:frame>
</text:a>
</text:p>
      <text:p text:style-name="P4">
<text:a xlink:type="simple" xlink:href="https://armyinform.com.ua/wp-content/uploads/2023/07/357745591_662413239259595_1440199367324845649_n.jpg" text:style-name="Internet_20_link" text:visited-style-name="Visited_20_Internet_20_Link">
<draw:frame draw:style-name="fr1" draw:name="Image171" text:anchor-type="as-char" svg:width="6.9236in" svg:height="6.9236in" draw:z-index="0">
<draw:image xlink:href="../Images/AРМІЯINFORM/2023-07-14T8-00-00-04-00/357745591_662413239259595_1440199367324845649_n-150x150.jpg" xlink:type="simple" xlink:show="embed" xlink:actuate="onLoad" draw:mime-type="image/jpeg"/>
</draw:frame>
</text:a>
</text:p>
      <text:p text:style-name="P4">
<text:a xlink:type="simple" xlink:href="https://armyinform.com.ua/wp-content/uploads/2023/07/357730460_662413202592932_6693129656433530636_n.jpg" text:style-name="Internet_20_link" text:visited-style-name="Visited_20_Internet_20_Link">
<draw:frame draw:style-name="fr1" draw:name="Image172" text:anchor-type="as-char" svg:width="6.9236in" svg:height="6.9236in" draw:z-index="0">
<draw:image xlink:href="../Images/AРМІЯINFORM/2023-07-14T8-00-00-04-00/357730460_662413202592932_6693129656433530636_n-150x150.jpg" xlink:type="simple" xlink:show="embed" xlink:actuate="onLoad" draw:mime-type="image/jpeg"/>
</draw:frame>
</text:a>
</text:p>
      <text:p text:style-name="P4">
News Source: <text:a xlink:type="simple" xlink:href="https://armyinform.com.ua/2023/07/14/vijskovo-morski-syly-pokazaly-oblychchya-muzhnih-morpihiv-zsu/" text:style-name="Internet_20_link" text:visited-style-name="Visited_20_Internet_20_Link">
https://armyinform.com.ua/2023/07/14/vijskovo-morski-syly-pokazaly-oblychchya-muzhnih-morpihiv-zsu/</text:a>
</text:p>
      <!--NEWS-->
      <text:h text:style-name="P10" text:outline-level="1">
<text:span text:style-name="T4">
The absolute priority of the budget is security and defense - Denis Shmigal</text:span>
</text:h>
      <text:p text:style-name="P4">
Author: ['АРМІЯINFORM']</text:p>
      <text:p text:style-name="P4">
Time: 2023-07-14T90:00:00-04:00</text:p>
      <text:p text:style-name="P4">
Description: About the time at the same time in the Zavidanni, the URIAL, saying the prem and Ministure of Ukraine Denis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uryad-ukrayiny.jpg" text:style-name="Internet_20_link" text:visited-style-name="Visited_20_Internet_20_Link">
uryad-ukrayiny.jpg</text:a>
']</text:p>
      <text:p text:style-name="P4">
Tags: ['STOPRUSSIA', 'АГРЕСІЯ РФ', 'БЮДЖЕТ-2023', 'ДЕНИС ШМИГАЛЬ', 'ЗАСІДАННЯ УРЯДУ', 'ПРЕМ’ЄР-МІНІСТР ДЕНИС ШМИГАЛЬ', 'УРЯД']</text:p>
      <text:p text:style-name="P4">
Category: News</text:p>
      <!--METADATA-->
      <text:p text:style-name="P4">
<draw:frame draw:style-name="fr1" draw:name="Image173" text:anchor-type="as-char" svg:width="6.9236in" svg:height="4.584774in" draw:z-index="0">
<draw:image xlink:href="../Images/AРМІЯINFORM/2023-07-14T90-00-00-04-00/uryad-ukrayiny.jpg" xlink:type="simple" xlink:show="embed" xlink:actuate="onLoad" draw:mime-type="image/jpeg"/>
</draw:frame>
About this today in his <text:a xlink:type="simple" xlink:href="https://www.facebook.com/KabminUA/videos/1374674279756533/" text:style-name="Internet_20_link" text:visited-style-name="Visited_20_Internet_20_Link">
speech</text:a>
Prime Minister of Ukraine Denis Schmigal said the government.</text:p>
      <text:p text:style-name="P4">
He noted that in the first six months of 2023, the government coped with the task of financing all key budget expenditures, all taxes of citizens and business accumulated aimed at ensuring the defense and security of Ukraine.</text:p>
      <text:p text:style-name="P4">
-In January-June 2023, almost UAH 870 billion UAH 600 billion was in the general fund of the State Budget innovations-it is tax revenues, 270 billion UAH-grants from our international partners,-said Denis Shmigal. —All, 1 trillion of 302 billion hryvnias of taxes, fees and other payments were made to the first six months.</text:p>
      <text:p text:style-name="P4">
The Prime Minister thanked the entrepreneurs who continue to work, develop a consistent business, hire people, invest, pay taxes, support groups.</text:p>
      <ul>
        <li>
You are the basis of our economic stability. The government will continue supporting and launch new tools for assistance to entrepreneurs, - said Schmigal.</li>
      </ul>
      <text:p text:style-name="P4">
According to him, the absolute priority of the budget is security and defense. A printed place is social programs for supporting people. For six months this year, UAH 231 billion was allocated from the state budget for social payments.</text:p>
      <text:p text:style-name="P4">
News Source: <text:a xlink:type="simple" xlink:href="https://armyinform.com.ua/2023/07/14/absolyutnym-priorytetom-byudzhetu-ye-bezpeka-ta-oborona-denys-shmygal/" text:style-name="Internet_20_link" text:visited-style-name="Visited_20_Internet_20_Link">
https://armyinform.com.ua/2023/07/14/absolyutnym-priorytetom-byudzhetu-ye-bezpeka-ta-oborona-denys-shmygal/</text:a>
</text:p>
      <!--NEWS-->
      <text:h text:style-name="P10" text:outline-level="1">
<text:span text:style-name="T4">
The Cold Yar Festival will be held in Cherkasy region</text:span>
</text:h>
      <text:p text:style-name="P4">
Author: ['АРМІЯINFORM']</text:p>
      <text:p text:style-name="P4">
Time: 2023-07-14T91:00:00-04:00</text:p>
      <text:p text:style-name="P4">
Description: 15–16 Lipnya at the villages of Melniki Medvedivsky community Cherkasyo Vidbud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hol-yar.jpg" text:style-name="Internet_20_link" text:visited-style-name="Visited_20_Internet_20_Link">
hol-yar.jpg</text:a>
']</text:p>
      <text:p text:style-name="P4">
Tags: ['НОВИНИ', 'ФЕСТИВАЛЬ', 'ХОЛОДНИЙ ЯР']</text:p>
      <text:p text:style-name="P4">
Category: News</text:p>
      <!--METADATA-->
      <text:p text:style-name="P4">
<draw:frame draw:style-name="fr1" draw:name="Image174" text:anchor-type="as-char" svg:width="6.9236in" svg:height="4.898447in" draw:z-index="0">
<draw:image xlink:href="../Images/AРМІЯINFORM/2023-07-14T91-00-00-04-00/hol-yar.jpg" xlink:type="simple" xlink:show="embed" xlink:actuate="onLoad" draw:mime-type="image/jpeg"/>
</draw:frame>
July 15-16 in the village of Melnyki of the Medvedev community of Cherkasy region will be a festival of unconquered Nation "Cold Yar". During the Great War, organizers collect a large range of friends who protect Ukraine from Russian invaders on all fronts.</text:p>
      <text:p text:style-name="P4">
*!</text:p>
      <text:p text:style-name="P4">
The slogan of this year's festival is "Restoration of Nested", so meetings with rehabilitologists, psychologists, gestalt therapists are provided in the program. Representatives of the Ukrainian Veterans Fund will share the realization of how to start their own business veterans. Also during the festival will be funds for drones for "Carpathian Sich", 56th and 118th brigades.</text:p>
      <text:p text:style-name="P4">
The festival will have many sports activities, including, in particular, the traditional Runar trailer race, and a powerful breeze lawn and a musical scene that will be more acoustic this year.</text:p>
      <text:p text:style-name="P4">
The festival will also operate the following locations: masters fair, children's site, exhibition territory, a bunch of lawn, a sports location of the Taacostic scene.</text:p>
      <text:p text:style-name="P4">
The full program of the event can be found <text:a xlink:type="simple" xlink:href="https://www.facebook.com/kholodnyjyar/posts/pfbid02maQVoSPoqVhjBzxqkHctxE1UXXFo1Tq4TLeTNS6Lt8DzQ8KUy2RQQTck1V9uYNPkl" text:style-name="Internet_20_link" text:visited-style-name="Visited_20_Internet_20_Link">
Zastorinka</text:a>
Cold Yar 2023 Facebook Festival of Facebook.</text:p>
      <text:p text:style-name="P4">
News Source: <text:a xlink:type="simple" xlink:href="https://armyinform.com.ua/2023/07/14/anons-na-cherkashhyni-vidbudetsya-festyval-neskorenoyi-nacziyi-holodnyj-yar/" text:style-name="Internet_20_link" text:visited-style-name="Visited_20_Internet_20_Link">
https://armyinform.com.ua/2023/07/14/anons-na-cherkashhyni-vidbudetsya-festyval-neskorenoyi-nacziyi-holodnyj-yar/</text:a>
</text:p>
      <!--NEWS-->
      <text:h text:style-name="P10" text:outline-level="1">
<text:span text:style-name="T4">
Anna Malyar: We pay special attention to providing psychological assistance to the military and their families</text:span>
</text:h>
      <text:p text:style-name="P4">
Author: ['АРМІЯINFORM']</text:p>
      <text:p text:style-name="P4">
Time: 2023-07-14T92:00:00-04:00</text:p>
      <text:p text:style-name="P4">
Description: Syogodni Vіdannnya of the Mizhvіdichi Coordinances for the sake of the sake of the psycho ... War with Ukraine 2022, the war with Ukrain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hoto_2023-07-14_20-50-21.jpg" text:style-name="Internet_20_link" text:visited-style-name="Visited_20_Internet_20_Link">
photo_2023-07-14_20-50-21.jpg</text:a>
', '<text:a xlink:type="simple" xlink:href="https://armyinform.com.ua/wp-content/uploads/2023/07/photo_2023-07-14_20-50-22-150x150.jpg" text:style-name="Internet_20_link" text:visited-style-name="Visited_20_Internet_20_Link">
photo_2023-07-14_20-50-22-150x150.jpg</text:a>
', '<text:a xlink:type="simple" xlink:href="https://armyinform.com.ua/wp-content/uploads/2023/07/photo_2023-07-14_20-50-21-2-150x150.jpg" text:style-name="Internet_20_link" text:visited-style-name="Visited_20_Internet_20_Link">
photo_2023-07-14_20-50-21-2-150x150.jpg</text:a>
']</text:p>
      <text:p text:style-name="P4">
Tags: ['ГАННА МАЛЯР', 'НОВИНИ', 'ПСИХОЛОГИ']</text:p>
      <text:p text:style-name="P4">
Category: News</text:p>
      <!--METADATA-->
      <text:p text:style-name="P4">
<draw:frame draw:style-name="fr1" draw:name="Image175" text:anchor-type="as-char" svg:width="6.9236in" svg:height="4.681516in" draw:z-index="0">
<draw:image xlink:href="../Images/AРМІЯINFORM/2023-07-14T92-00-00-04-00/photo_2023-07-14_20-50-21.jpg" xlink:type="simple" xlink:show="embed" xlink:actuate="onLoad" draw:mime-type="image/jpeg"/>
</draw:frame>
Today there was a meeting of the Interagency Coordination Council on Protectional Health and the provision of psychological assistance to persons affected by the armed aggression of the Russian Federation against Ukraine. About it <text:a xlink:type="simple" xlink:href="https://t.me/annamaliar/931" text:style-name="Internet_20_link" text:visited-style-name="Visited_20_Internet_20_Link">
reports</text:a>
Deputy Minister of Defense of Ukraine in his telegram.</text:p>
      <text:p text:style-name="P4">
The meeting was chaired by Prime Minister Denis Schmigal within the limits of the President's wife for the development and implementation of the All-Ukrainian Mental Health Program.</text:p>
      <text:p text:style-name="P4">
<text:a xlink:type="simple" xlink:href="https://armyinform.com.ua/wp-content/uploads/2023/07/photo_2023-07-14_20-50-22.jpg" text:style-name="Internet_20_link" text:visited-style-name="Visited_20_Internet_20_Link">
!(Images/AРМІЯINFORM/2023-07-14T92-00-00-04-00/photo_2023-07-14_20-50-22-150x150.jpg)</text:a>
</text:p>
      <text:p text:style-name="P4">
<text:a xlink:type="simple" xlink:href="https://armyinform.com.ua/wp-content/uploads/2023/07/photo_2023-07-14_20-50-21-2.jpg" text:style-name="Internet_20_link" text:visited-style-name="Visited_20_Internet_20_Link">
<draw:frame draw:style-name="fr1" draw:name="Image176" text:anchor-type="as-char" svg:width="6.9236in" svg:height="6.9236in" draw:z-index="0">
<draw:image xlink:href="../Images/AРМІЯINFORM/2023-07-14T92-00-00-04-00/photo_2023-07-14_20-50-21-2-150x150.jpg" xlink:type="simple" xlink:show="embed" xlink:actuate="onLoad" draw:mime-type="image/jpeg"/>
</draw:frame>
</text:a>
- special attention was paid to providing psychological assistance to the military and their families. With the beginning of the full -scale invasion of the Ministry of Defense and the Armed Forces, there were serious challenges to the psychological support of servicemen. Presentation is the number of personnel of the Ukrainian army, which has increased pumping thousands of mobilized persons. The psychological support system has not been used for such volumes. The second challenge is the nature and intensity of the fighting. It is impossible to prepare for such, because none of the modern armed conflicts in the world was such. We are the first to face such psycho -illumination factors. And so we learn from our experience, - said the Deputy Minister of Defense of Ukraine Anna Malyar.</text:p>
      <text:p text:style-name="P4">
According to her, a lot has already been made in the defense department to organize psychological assistance to soldiers and their families. In particular, psychologists' vacancies in the Armed Forces are filled; Targeted mobilization of psychologists and trained as military was implemented; Structural changes have been made for wartime needs and now every brigade in the area of hostilities operate a fighting group and a restoration group. These are groups of military psychologists who work for the whole of the Hornya War. Also, together with the Ministry of Social Policy, there are decompression.</text:p>
      <ul>
        <li>
But this is not enough Ministry of Defense, together with the Armed Forces, now develops another important way of psychological rehabilitation and recovery. Actually, Ya Yanon reported at the meeting. Our direction is part of a national mental health program, - said Anna Malyar</li>
      </ul>
      <text:p text:style-name="P4">
News Source: <text:a xlink:type="simple" xlink:href="https://armyinform.com.ua/2023/07/14/ganna-malyar-osoblyvu-uvagu-prydilyayemo-nadannyu-psyhologichnoyi-dopomogy-vijskovym-ta-yih-rodynam/" text:style-name="Internet_20_link" text:visited-style-name="Visited_20_Internet_20_Link">
https://armyinform.com.ua/2023/07/14/ganna-malyar-osoblyvu-uvagu-prydilyayemo-nadannyu-psyhologichnoyi-dopomogy-vijskovym-ta-yih-rodynam/</text:a>
</text:p>
      <!--NEWS-->
      <text:h text:style-name="P10" text:outline-level="1">
<text:span text:style-name="T4">
Aviation of Defense Forces per day struck 14 beats through the enemy</text:span>
</text:h>
      <text:p text:style-name="P4">
Author: ['АРМІЯINFORM']</text:p>
      <text:p text:style-name="P4">
Time: 2023-07-14T93:00:00-04:00</text:p>
      <text:p text:style-name="P4">
Description: The Avіiaziya forces of defense for Dob took the thirteen hit in the areas of Zserdzhennya of the Especially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АВІАЦІЯ ЗСУ', 'АГРЕСІЯ РФ', 'АРТИЛЕРІЯ', 'ВТОРГНЕННЯ РФ', 'ГШ ЗСУ']</text:p>
      <text:p text:style-name="P4">
Category: News</text:p>
      <!--METADATA-->
      <text:p text:style-name="P4">
<draw:frame draw:style-name="fr1" draw:name="Image177" text:anchor-type="as-char" svg:width="6.9236in" svg:height="3.894525in" draw:z-index="0">
<draw:image xlink:href="../Images/AРМІЯINFORM/2023-07-14T93-00-00-04-00/aviacziya-syl-oborony-ukrayiny.jpg" xlink:type="simple" xlink:show="embed" xlink:actuate="onLoad" draw:mime-type="image/jpeg"/>
</draw:frame>
Illustrative photo</text:p>
      <text:p text:style-name="P4">
<text:span text:style-name="T4">
 🔥 Situation on Russian invasion </text:span>
</text:p>
      <text:p text:style-name="P4">
Aviation of defense forces per day made thirteen strokes in the areas of concentration of the personal staff and one of the anti-aircraft missile complex of the enemy.</text:p>
      <text:p text:style-name="P4">
About it <text:a xlink:type="simple" xlink:href="https://www.facebook.com/GeneralStaff.ua/posts/pfbid0JfuNNjtKo7h6wVEQkRfHBLWoDbS2uHLvXBLmyiwGWCNT5qUKB36TDAn27vpbPP9kl" text:style-name="Internet_20_link" text:visited-style-name="Visited_20_Internet_20_Link">
writes</text:a>
The General Staff of the Armed Forces on its official Facebook page.</text:p>
      <text:p text:style-name="P4">
Subdivisions of rocket troops and artillery struck nine -artillery in fire positions during the day.</text:p>
      <text:p text:style-name="P4">
News Source: <text:a xlink:type="simple" xlink:href="https://armyinform.com.ua/2023/07/14/aviacziya-syl-oborony-za-dobu-zavdala-14-udariv-po-vorogu-2/" text:style-name="Internet_20_link" text:visited-style-name="Visited_20_Internet_20_Link">
https://armyinform.com.ua/2023/07/14/aviacziya-syl-oborony-za-dobu-zavdala-14-udariv-po-vorogu-2/</text:a>
</text:p>
      <!--NEWS-->
      <text:h text:style-name="P10" text:outline-level="1">
<text:span text:style-name="T4">
The Armed Forces of the Armed Forces completed their studies at the Vitovt Lithuanian Military Academy</text:span>
</text:h>
      <text:p text:style-name="P4">
Author: ['АРМІЯINFORM']</text:p>
      <text:p text:style-name="P4">
Time: 2023-07-14T94:00:00-04:00</text:p>
      <text:p text:style-name="P4">
Description: VIISOVOVOVOSISKY TERICHICAL Defense of ZBROKRYULY of Ukraine completed the Navacia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3-26.jpg" text:style-name="Internet_20_link" text:visited-style-name="Visited_20_Internet_20_Link">
3-26.jpg</text:a>
', '<text:a xlink:type="simple" xlink:href="https://armyinform.com.ua/wp-content/uploads/2023/07/1-36-150x150.jpg" text:style-name="Internet_20_link" text:visited-style-name="Visited_20_Internet_20_Link">
1-36-150x150.jpg</text:a>
', '<text:a xlink:type="simple" xlink:href="https://armyinform.com.ua/wp-content/uploads/2023/07/2-32-150x150.jpg" text:style-name="Internet_20_link" text:visited-style-name="Visited_20_Internet_20_Link">
2-32-150x150.jpg</text:a>
', '<text:a xlink:type="simple" xlink:href="https://armyinform.com.ua/wp-content/uploads/2023/07/4-20-150x150.jpg" text:style-name="Internet_20_link" text:visited-style-name="Visited_20_Internet_20_Link">
4-20-150x150.jpg</text:a>
']</text:p>
      <text:p text:style-name="P4">
Tags: ['STOPRUSSIA', 'АГРЕСІЯ РФ', 'ВІЙНА', 'ВТОРГНЕННЯ РФ', 'НАВЧАННЯ У ЛИТВІ', 'НАВЧАННЯ УКРАЇНСЬКИХ ВІЙСЬКОВОСЛУЖБОВЦІВ', 'СИЛИ ТЕРИТОРІАЛЬНОЇ ОБОРОНИ', 'ТРО']</text:p>
      <text:p text:style-name="P4">
Category: News</text:p>
      <!--METADATA-->
      <text:p text:style-name="P4">
<draw:frame draw:style-name="fr1" draw:name="Image178" text:anchor-type="as-char" svg:width="6.9236in" svg:height="4.609964in" draw:z-index="0">
<draw:image xlink:href="../Images/AРМІЯINFORM/2023-07-14T94-00-00-04-00/3-26.jpg" xlink:type="simple" xlink:show="embed" xlink:actuate="onLoad" draw:mime-type="image/jpeg"/>
</draw:frame>
2023-07-14.LKA. Kupos Vado Kursus Baigusiemsukrainos Kariam įTeikti Baigimo Diplomai.foto Alfredas Pliadis/KAM</text:p>
      <text:p text:style-name="P4">
Servicemen of the territorial defense forces of the Armed Forces of Ukraine completed the training at the Lithuanian Military Academy at Vitovt Officers.</text:p>
      <text:p text:style-name="P4">
About this <text:a xlink:type="simple" xlink:href="https://www.facebook.com/TerritorialDefenseForces/posts/pfbid02uzMfcCBwdT9pbzb4S7eXushSXAZLS6aJLKtJmB9e21UFfE3cyakmJHXFQsKGQhvbl" text:style-name="Internet_20_link" text:visited-style-name="Visited_20_Internet_20_Link">
it is referred</text:a>
On the official page of the forces of the Armed Forces of the Armed Forces on Facebook.</text:p>
      <text:p text:style-name="P4">
“Our instructors shared knowledge of how to plan a fight according to the procedural. The equipment and weapons used by NATO armies were presented. Avi showed us their determination and demonstrated that freedom was flowing in your wars. You are much stronger than any threats to the free and democratic world, ”the Deputy Minister of Defense of the Republic of Hilvinas Tomkus addressed the Ukrainian military.</text:p>
      <text:p text:style-name="P4">
He promised: "We will stand with Ukraine until the final victory."</text:p>
      <text:p text:style-name="P4">
Ukrainian servicemen thanked Lithuania for the support and assistance of the Armored Forces of Ukraine!</text:p>
      <text:p text:style-name="P4">
<text:a xlink:type="simple" xlink:href="https://armyinform.com.ua/wp-content/uploads/2023/07/1-36.jpg" text:style-name="Internet_20_link" text:visited-style-name="Visited_20_Internet_20_Link">
!(Images/AРМІЯINFORM/2023-07-14T94-00-00-04-00/1-36-150x150.jpg)</text:a>
</text:p>
      <text:p text:style-name="P4">
<text:a xlink:type="simple" xlink:href="https://armyinform.com.ua/wp-content/uploads/2023/07/2-32.jpg" text:style-name="Internet_20_link" text:visited-style-name="Visited_20_Internet_20_Link">
<draw:frame draw:style-name="fr1" draw:name="Image179" text:anchor-type="as-char" svg:width="6.9236in" svg:height="6.9236in" draw:z-index="0">
<draw:image xlink:href="../Images/AРМІЯINFORM/2023-07-14T94-00-00-04-00/2-32-150x150.jpg" xlink:type="simple" xlink:show="embed" xlink:actuate="onLoad" draw:mime-type="image/jpeg"/>
</draw:frame>
</text:a>
</text:p>
      <text:p text:style-name="P4">
<text:a xlink:type="simple" xlink:href="https://armyinform.com.ua/wp-content/uploads/2023/07/4-20.jpg" text:style-name="Internet_20_link" text:visited-style-name="Visited_20_Internet_20_Link">
<draw:frame draw:style-name="fr1" draw:name="Image180" text:anchor-type="as-char" svg:width="6.9236in" svg:height="6.9236in" draw:z-index="0">
<draw:image xlink:href="../Images/AРМІЯINFORM/2023-07-14T94-00-00-04-00/4-20-150x150.jpg" xlink:type="simple" xlink:show="embed" xlink:actuate="onLoad" draw:mime-type="image/jpeg"/>
</draw:frame>
</text:a>
</text:p>
      <text:p text:style-name="P4">
News Source: <text:a xlink:type="simple" xlink:href="https://armyinform.com.ua/2023/07/14/teroboronivczi-zsu-zavershyly-navchannya-u-lytovskij-vijskovij-akademiyi-imeni-vitovta/" text:style-name="Internet_20_link" text:visited-style-name="Visited_20_Internet_20_Link">
https://armyinform.com.ua/2023/07/14/teroboronivczi-zsu-zavershyly-navchannya-u-lytovskij-vijskovij-akademiyi-imeni-vitovta/</text:a>
</text:p>
      <!--NEWS-->
      <text:h text:style-name="P10" text:outline-level="1">
<text:span text:style-name="T4">
The President of Ukraine has summed up the meeting meeting</text:span>
</text:h>
      <text:p text:style-name="P4">
Author: ['АРМІЯINFORM']</text:p>
      <text:p text:style-name="P4">
Time: 2023-07-14T95:00:00-04:00</text:p>
      <text:p text:style-name="P4">
Description: 14 Lipnya President of Ukraine Volodymyr Zelensky Zavidannya Stavka, de discussed ... The war with Ukraine 2022, the war with Ukraine is th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4b5bceb4a69c872909baa3ac30598eef_1689353860_extra_large.png" text:style-name="Internet_20_link" text:visited-style-name="Visited_20_Internet_20_Link">
4b5bceb4a69c872909baa3ac30598eef_1689353860_extra_large.png</text:a>
']</text:p>
      <text:p text:style-name="P4">
Tags: ['ВОЛОДИМИР ЗЕЛЕНСЬКИЙ', 'НОВИНИ', 'СТАВКА ВГК', 'ФРОНТ']</text:p>
      <text:p text:style-name="P4">
Category: News</text:p>
      <!--METADATA-->
      <text:p text:style-name="P4">
<draw:frame draw:style-name="fr1" draw:name="Image181" text:anchor-type="as-char" svg:width="6.9236in" svg:height="4.472028in" draw:z-index="0">
<draw:image xlink:href="../Images/AРМІЯINFORM/2023-07-14T95-00-00-04-00/4b5bceb4a69c872909baa3ac30598eef_1689353860_extra_large.png" xlink:type="simple" xlink:show="embed" xlink:actuate="onLoad" draw:mime-type="image/png"/>
</draw:frame>
July 14 President of Ukraine Volodymyr Zelenskyy <text:a xlink:type="simple" xlink:href="https://www.facebook.com/zelenskiy.official/videos/1511213479686496/" text:style-name="Internet_20_link" text:visited-style-name="Visited_20_Internet_20_Link">
conducted</text:a>
The meeting of the rates, where they discussed the situation on the front and heard the head of Gurkiril Budanov on the situation in Belarus.</text:p>
      <ul>
        <li>
Retal meetings are very detailed and focused primarily on the front. Plus everything that is important for this: shells and weapons, equipment, rationality of use of shells, supply from partners to Inshas, ​​Ukrainian production, logistics, - reports Volodymyr Zelenskyy Facebook.</li>
      </ul>
      <text:p text:style-name="P4">
During the meeting, the rates were reported by the Commander-in-Chief of the Armed Forces of the Armed Forces of Ukraine General Zaluzhny, commander of operational directions of Polivna-General Syrsky, brigade General Alexander Tarnavsky and commanders of the permanent sites of the advanced. The Minister of Internal Affairs Igor Klimenko and the head of the State Border Guard Service of Ukraine Sergey Deyneko are responsible for responsibility.</text:p>
      <text:p text:style-name="P4">
According to President of Ukraine Volodymyr Zelensky, the reporter of GUR MU MU MAIR Kiril Budanov was important on the situation in the territory of Belarus.</text:p>
      <text:p text:style-name="P4">
News Source: <text:a xlink:type="simple" xlink:href="https://armyinform.com.ua/2023/07/14/prezydent-ukrayiny-proviv-zasidannya-stavky/" text:style-name="Internet_20_link" text:visited-style-name="Visited_20_Internet_20_Link">
https://armyinform.com.ua/2023/07/14/prezydent-ukrayiny-proviv-zasidannya-stavky/</text:a>
</text:p>
      <!--NEWS-->
      <text:h text:style-name="P10" text:outline-level="1">
<text:span text:style-name="T4">
Air Force warn of Shahmed's Launches from southern direction</text:span>
</text:h>
      <text:p text:style-name="P4">
Author: ['АРМІЯINFORM']</text:p>
      <text:p text:style-name="P4">
Time: 2023-07-14T96:00:00-04:00</text:p>
      <text:p text:style-name="P4">
Description: Rosiyski Vіsyska Zdi -Snovki Bezpilotnitnikov Type shahed for a lot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shahed-geran-5.jpg" text:style-name="Internet_20_link" text:visited-style-name="Visited_20_Internet_20_Link">
shahed-geran-5.jpg</text:a>
']</text:p>
      <text:p text:style-name="P4">
Tags: ['НОВИНИ', 'ПОВІТРЯНІ СИЛИ ЗБРОЙНИХ СИЛ УКРАЇНИ', 'ШАХЕДИ']</text:p>
      <text:p text:style-name="P4">
Category: News</text:p>
      <!--METADATA-->
      <text:p text:style-name="P4">
<draw:frame draw:style-name="fr1" draw:name="Image182" text:anchor-type="as-char" svg:width="6.9236in" svg:height="4.945429in" draw:z-index="0">
<draw:image xlink:href="../Images/AРМІЯINFORM/2023-07-14T96-00-00-04-00/shahed-geran-5.jpg" xlink:type="simple" xlink:show="embed" xlink:actuate="onLoad" draw:mime-type="image/jpeg"/>
</draw:frame>
Russian troops started starting shock -shaped drones in a short direction.</text:p>
      <text:p text:style-name="P4">
The Air Force of the Armed Forces of Ukraine was informed in <text:a xlink:type="simple" xlink:href="https://t.me/kpszsu/3289" text:style-name="Internet_20_link" text:visited-style-name="Visited_20_Internet_20_Link">
telegram</text:a>
.</text:p>
      <text:p text:style-name="P4">
«Зафіксовано запуск ударних БПЛА типу Shahed із Приморсько-Ахтарська. У разіоголошення тривоги — прямуйте в укриття»: йдеться в повідомленні.</text:p>
      <text:p text:style-name="P4">
Нагадаємо, 14 липня в небі України протиповітряна оборона<text:a xlink:type="simple" xlink:href="https://armyinform.com.ua/2023/07/14/za-dobu-znyshheno-16-vorozhyh-shahediv/" text:style-name="Internet_20_link" text:visited-style-name="Visited_20_Internet_20_Link">
знищила</text:a>
16 out of 17 hostile drones like Shahd.</text:p>
      <text:p text:style-name="P4">
News Source: <text:a xlink:type="simple" xlink:href="https://armyinform.com.ua/2023/07/14/povitryani-syly-poperedzhayut-pro-zapusk-shahediv-z-pivdennogo-napryamku/" text:style-name="Internet_20_link" text:visited-style-name="Visited_20_Internet_20_Link">
https://armyinform.com.ua/2023/07/14/povitryani-syly-poperedzhayut-pro-zapusk-shahediv-z-pivdennogo-napryamku/</text:a>
</text:p>
      <!--NEWS-->
      <text:h text:style-name="P10" text:outline-level="1">
<text:span text:style-name="T4">
In the Kherson region, 3 Russian lancet drones were destroyed by air defense forces</text:span>
</text:h>
      <text:p text:style-name="P4">
Author: ['АРМІЯINFORM']</text:p>
      <text:p text:style-name="P4">
Time: 2023-07-14T97:00:00-04:00</text:p>
      <text:p text:style-name="P4">
Description: 14 Lipnya 2023 Roku, at the Khersonshchini, Voyanov Kherson -Rakkutnoye Brigadies Rested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bpla-znyshheni-1.jpg" text:style-name="Internet_20_link" text:visited-style-name="Visited_20_Internet_20_Link">
bpla-znyshheni-1.jpg</text:a>
']</text:p>
      <text:p text:style-name="P4">
Tags: ['STOPRUSSIA', 'АГРЕСІЯ РФ', 'БПЛА', 'ВОРОЖІ БПЛА', 'ПОВІТРЯНЕ КОМАНДУВАННЯ «ПІВДЕНЬ»']</text:p>
      <text:p text:style-name="P4">
Category: News</text:p>
      <!--METADATA-->
      <text:p text:style-name="P4">
<draw:frame draw:style-name="fr1" draw:name="Image183" text:anchor-type="as-char" svg:width="6.9236in" svg:height="6.092768in" draw:z-index="0">
<draw:image xlink:href="../Images/AРМІЯINFORM/2023-07-14T97-00-00-04-00/bpla-znyshheni-1.jpg" xlink:type="simple" xlink:show="embed" xlink:actuate="onLoad" draw:mime-type="image/jpeg"/>
</draw:frame>
On July 14, 2023, in Kherson region, 3 Russian Lancet UAVs were destroyed by Kherson anti -aircraft missile brigade.</text:p>
      <text:p text:style-name="P4">
This is stated in <text:a xlink:type="simple" xlink:href="https://www.facebook.com/PvKPivden/posts/pfbid0YZ11r3RyaEa9AW9Q66edYJx2kJDGmswPCopHa5hhojkrzGEMq2mDwqwnJEJ3Cw8Bl" text:style-name="Internet_20_link" text:visited-style-name="Visited_20_Internet_20_Link">
message</text:a>
South Air Command.</text:p>
      <text:p text:style-name="P4">
PC "South" posted a photo of the millet on its official Facebook page.</text:p>
      <text:p text:style-name="P4">
News Source: <text:a xlink:type="simple" xlink:href="https://armyinform.com.ua/2023/07/14/u-hersonskij-oblasti-sylamy-ppo-znyshheno-3-rosijski-bezpilotnyky-lanczet/" text:style-name="Internet_20_link" text:visited-style-name="Visited_20_Internet_20_Link">
https://armyinform.com.ua/2023/07/14/u-hersonskij-oblasti-sylamy-ppo-znyshheno-3-rosijski-bezpilotnyky-lanczet/</text:a>
</text:p>
      <!--NEWS-->
      <text:h text:style-name="P10" text:outline-level="1">
<text:span text:style-name="T4">
Masking T-90m did not help:</text:span>
</text:h>
      <text:p text:style-name="P4">
Author: ['АРМІЯINFORM']</text:p>
      <text:p text:style-name="P4">
Time: 2023-07-14T98:00:00-04:00</text:p>
      <text:p text:style-name="P4">
Description: The Service of the Klacksi Khokludni was yielded by Boyovo Roboti Group Viezikovikh Counterrosvіdnik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p>
      <text:p text:style-name="P4">
Tags: ['ВІЙСЬКОВА КОНТРРОЗВІДКА', 'НОВИНИ', 'СБУ', 'Т-90']</text:p>
      <text:p text:style-name="P4">
Category: News</text:p>
      <!--METADATA-->
      <text:p text:style-name="P4">
The Security Service of Ukraine <text:a xlink:type="simple" xlink:href="https://www.facebook.com/SecurSerUkraine/" text:style-name="Internet_20_link" text:visited-style-name="Visited_20_Internet_20_Link">
has made public</text:a>
Video work of groups of military counterintelligence.</text:p>
      <text:p text:style-name="P4">
This time the list of casualties was replenished: 3 tanks, including T-90m TAT-90, 4 infantry fighting vehicles and 3 armored personnel carriers, MTLB, anti-aircraft installation, Mur Mura Supervisory complex, anti-tank gun, 17 units 3 units of engineering equipment, 2 UAVs, calculation of FPV-oules and more.</text:p>
      <text:p text:style-name="P4">
In total, since the beginning of 2023, fire-fighting groups have been struck and destroyed or disrupted 76 units. In particular, 28 enemy tanks.</text:p>
      <text:p text:style-name="P4">
News Source: <text:a xlink:type="simple" xlink:href="https://armyinform.com.ua/2023/07/14/maskuvannya-t-90m-ne-dopomoglo-vijskovi-kontrrozvidnyky-palyat-okupantiv/" text:style-name="Internet_20_link" text:visited-style-name="Visited_20_Internet_20_Link">
https://armyinform.com.ua/2023/07/14/maskuvannya-t-90m-ne-dopomoglo-vijskovi-kontrrozvidnyky-palyat-okupantiv/</text:a>
</text:p>
      <!--NEWS-->
      <text:h text:style-name="P10" text:outline-level="1">
<text:span text:style-name="T4">
Short. War. Day 506. Videoodigest</text:span>
</text:h>
      <text:p text:style-name="P4">
Author: ['АРМІЯINFORM']</text:p>
      <text:p text:style-name="P4">
Time: 2023-07-14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text:p>
      <text:p text:style-name="P4">
Category: News</text:p>
      <!--METADATA-->
      <text:p text:style-name="P4">
News Source: <text:a xlink:type="simple" xlink:href="https://armyinform.com.ua/2023/07/14/korotko-vijna-den-506-videodajdzhest/" text:style-name="Internet_20_link" text:visited-style-name="Visited_20_Internet_20_Link">
https://armyinform.com.ua/2023/07/14/korotko-vijna-den-506-videodajdzhest/</text:a>
</text:p>
      <!--NEWS-->
      <text:h text:style-name="P10" text:outline-level="1">
<text:span text:style-name="T4">
37 settlements have been deactivated in Ukraine because of shelling</text:span>
</text:h>
      <text:p text:style-name="P4">
Authors: Ukrinform (Person)</text:p>
      <text:p text:style-name="P4">
Publisher: Укринформ (Organization)</text:p>
      <text:p text:style-name="P4">
Published Time: 2023-07-15T-10:26:35+03:00</text:p>
      <text:p text:style-name="P4">
Modified Time: 2023-07-15T11:26:35+03:00</text:p>
      <text:p text:style-name="P4">
Description: Due to the enemy shelling, 37 settlements in Donetsk and Chernihiv were deactivated. - Ukrinform.</text:p>
      <text:p text:style-name="P4">
Images: ['<text:a xlink:type="simple" xlink:href="https://static.ukrinform.com/photos/2022_12/thumb_files/630_360_1671098433-923.jpg" text:style-name="Internet_20_link" text:visited-style-name="Visited_20_Internet_20_Link">
630_360_16710...</text:a>
']</text:p>
      <text:p text:style-name="P4">
Tags: ['Міненерго', 'Обстріл', 'Електропостачання']</text:p>
      <text:p text:style-name="P4">
Type: Article</text:p>
      <!--METADATA-->
      <text:p text:style-name="P4">
<draw:frame draw:style-name="fr1" draw:name="Image184" text:anchor-type="as-char" svg:width="6.9236in" svg:height="3.945353in" draw:z-index="0">
<draw:image xlink:href="../Images/yкринформ/2023-07-15T-10-26-35-03-00/630_360_1671098433-923.jpg" xlink:type="simple" xlink:show="embed" xlink:actuate="onLoad" draw:mime-type="image/jpeg"/>
</draw:frame>
37 settlements in Donetsk region and Chernihivshchyna were deactivated through firing.</text:p>
      <text:p text:style-name="P4">
About it reports <text:a xlink:type="simple" xlink:href="http://mev.gov.ua/novyna/sytuatsiya-v-enerhosystemi-na-15-lypnya-stalasya-avariya-na-vysokovoltniy-liniyi-u-lvivskiy" text:style-name="Internet_20_link" text:visited-style-name="Visited_20_Internet_20_Link">
Ministry of Energy</text:a>
, reports Ukrinform.</text:p>
      <text:p text:style-name="P4">
"26 settlements in the Donetsk region and 11 -in the in turn of the Donetsk region were disconnected due to the shelling. As a result of previous shelling, it remains without light of the carriers in Zaporizhzhia, Sumy, Kherson. Kharkiv regions," the message.</text:p>
      <text:p text:style-name="P4">
It is noted that the repair crews work wherever safety allows.</text:p>
      <text:p text:style-name="P4">
According to the ministry, as a result of yesterday's enemy shelling there were no objects of energy infrastructure.</text:p>
      <text:p text:style-name="P4">
Also, as reported at the Ministry of Energy, there was an emergency situation on the line 220kV of the transmission system operator in Lviv region, which was switched off. The line managed to heal in manual mode.</text:p>
      <text:p text:style-name="P4">
The repair campaign is currently underway on generation facilities - thermal, hydro -tatom.</text:p>
      <text:p text:style-name="P4">
The electricity produced by Ukrainian power plants is completely sufficient to cover the needs of consumers. There is no deficit.</text:p>
      <text:p text:style-name="P4">
The fixation and elimination of the effects of the flood, which occurred through the blasting of the dam, is also carried out.</text:p>
      <text:p text:style-name="P4">
According to the Ministry of Energy, 180 consumers were healed in Kherson, who were disconnected after flooding. There are 12.7 thousand consumers left without light.</text:p>
      <text:p text:style-name="P4">
<text:span text:style-name="T4">
 Read also: </text:span>
 <text:a xlink:type="simple" xlink:href="https://www.ukrinform.ua/rubric-economy/3735707-z-remontu-vijsov-energoblok-potuznistu-240-mvt-minenergo.html" text:style-name="Internet_20_link" text:visited-style-name="Visited_20_Internet_20_Link">
240 MW - <text:span text:style-name="T4">
 Ministry of Energy </text:span>
</text:a>
As reported by Ukrinform, during the day the Russian army carried out attacks on nine region of Ukraine.</text:p>
      <text:p text:style-name="P4">
News Source: <text:a xlink:type="simple" xlink:href="https://www.ukrinform.ua/rubric-economy/3736107-v-ukraini-znestrumleni-37-naselenih-punktiv-cerez-obstrili.html" text:style-name="Internet_20_link" text:visited-style-name="Visited_20_Internet_20_Link">
https://www.ukrinform.ua/rubric-economy/3736107-v-ukraini-znestrumleni-37-naselenih-punktiv-cerez-obstrili.html</text:a>
</text:p>
      <!--NEWS-->
      <text:h text:style-name="P10" text:outline-level="1">
<text:span text:style-name="T4">
At Zaporizhzhia and Kherson directions Russian army shelled Vilne Pole, Mala Tokmachka, Hulia...</text:span>
</text:h>
      <text:p text:style-name="P4">
Authors: liveuamap (Language: en)</text:p>
      <text:p text:style-name="P4">
Time: 2023-07-15T-10:31:00</text:p>
      <text:p text:style-name="P4">
Location: Kherson (Latitude:46.73795 Longtitude:32.32154)</text:p>
      <text:p text:style-name="P4">
Videos: []</text:p>
      <text:p text:style-name="P4">
Images: []</text:p>
      <text:p text:style-name="P4">
Tags: ["Russia"]</text:p>
      <text:p text:style-name="P4">
Id: 22576252</text:p>
      <!--METADATA-->
      <text:p text:style-name="P4">
At Zaporizhzhia and Kherson directions Russian army shelled Vilne Pole, MalaTokmachka, Huliaipole, Zaliznychne, Bilohirya of Zaporizhzhia region;Antonivka, Tyahynka, Chornobayivka, Mykilske, Kizomys of Kherson region andKherson city. Russian aviation conducted airstrikes at Mala Tokmachka ofZaporizhzhia region and Hrozove and Kozatske of Kherson region, - GeneralStaff of Armed Forces of Ukraine says in the morning report</text:p>
      <text:p text:style-name="P4">
News Collection Link: <text:a xlink:type="simple" xlink:href="https:\/\/liveuamap.com\/en\/2023\/15-july-at-zaporizhzhia-and-kherson-directions-russian-army" text:style-name="Internet_20_link" text:visited-style-name="Visited_20_Internet_20_Link">
https:\/\/liveuamap.com\/en\/2023\/15-july-at-zaporizhzhia-and-kherson-directions-russian-army</text:a>
</text:p>
      <text:p text:style-name="P4">
News Source: <text:a xlink:type="simple" xlink:href="https://t.me/lumsrc/5373" text:style-name="Internet_20_link" text:visited-style-name="Visited_20_Internet_20_Link">
https://t.me/lumsrc/5373</text:a>
</text:p>
      <!--NEWS-->
      <text:h text:style-name="P10" text:outline-level="1">
<text:span text:style-name="T4">
Putin wants to keep Wagner PEC but without Prigoine - isw</text:span>
</text:h>
      <text:p text:style-name="P4">
Authors: Ukrinform (Person)</text:p>
      <text:p text:style-name="P4">
Publisher: Укринформ (Organization)</text:p>
      <text:p text:style-name="P4">
Published Time: 2023-07-15T-11:21:54+03:00</text:p>
      <text:p text:style-name="P4">
Modified Time: 2023-07-15T11:21:54+03:00</text:p>
      <text:p text:style-name="P4">
Description: Russian President Vladimir Putin seeks to preserve the private military company "Wagner", but at the same time eliminate from the management of Eugene Prigogine. - Ukrinform.</text:p>
      <text:p text:style-name="P4">
Images: ['<text:a xlink:type="simple" xlink:href="https://static.ukrinform.com/photos/2023_06/thumb_files/630_360_1685633331-599.jpg" text:style-name="Internet_20_link" text:visited-style-name="Visited_20_Internet_20_Link">
630_360_16856...</text:a>
']</text:p>
      <text:p text:style-name="P4">
Tags: ['Путін', 'ПВК "Вагнера"', 'Пригожин']</text:p>
      <text:p text:style-name="P4">
Type: Article</text:p>
      <!--METADATA-->
      <text:p text:style-name="P4">
<draw:frame draw:style-name="fr1" draw:name="Image185" text:anchor-type="as-char" svg:width="6.9236in" svg:height="3.956343in" draw:z-index="0">
<draw:image xlink:href="../Images/yкринформ/2023-07-15T-11-21-54-03-00/630_360_1685633331-599.jpg" xlink:type="simple" xlink:show="embed" xlink:actuate="onLoad" draw:mime-type="image/jpeg"/>
</draw:frame>
Presidentrf Volodymyr Putin seeks to preserve the private military company Wagner, but to remove Yevgeny Prigogine from the leadership of it.</text:p>
      <text:p text:style-name="P4">
About it <text:a xlink:type="simple" xlink:href="http://www.understandingwar.org/backgrounder/russian-offensive-campaign-assessment-july-14-2023" text:style-name="Internet_20_link" text:visited-style-name="Visited_20_Internet_20_Link">
writes</text:a>
American Institute for War Study(Isw), reports Ukrinform.</text:p>
      <text:p text:style-name="P4">
Experts say that <text:a xlink:type="simple" xlink:href="https://www.ukrinform.ua/tag-putin" text:style-name="Internet_20_link" text:visited-style-name="Visited_20_Internet_20_Link">
Putin</text:a>
He confirmed that he met with Prigogin and 35 Wagner commanders on June 29. The President of the Russian Federation argued that he offered the PEC mercenaries the opportunity to serve the commander with the Sedoi call sign, who commanded the Wagnerians over the last 16 months.</text:p>
      <text:p text:style-name="P4">
"This further confirms ISW's preliminary assessment that the Kremlin is looking to protect Wagner as a cohesive combat force, separating it from Prigogine," analysts are assigned.</text:p>
      <text:p text:style-name="P4">
<text:span text:style-name="T4">
 Read also: </text:span>
 <text:a xlink:type="simple" xlink:href="https://www.ukrinform.ua/rubric-world/3735948-u-bilorusi-vagnerivcitrenuut-teroboronu.html" text:style-name="Internet_20_link" text:visited-style-name="Visited_20_Internet_20_Link">
in Belarus "<text:span text:style-name="T4">
 Wagner </text:span>
 Ivtsi" train terroboron</text:a>
As it was reported, the leader of the Wagner PEC Yevhen Prigogin announced Demarsh against the Russian military leadership, in particular against the Ministry of Defense of the Russian Federation Sergiy Shoig.</text:p>
      <text:p text:style-name="P4">
Oleksandr Lukashenko negotiated with Prigogin, after which he stated that the groups of the group return to the field camps.</text:p>
      <text:p text:style-name="P4">
Putin stated that the Wagnets can sign a contract with the Russian Ministry of Defense or go to Belarus.</text:p>
      <text:p text:style-name="P4">
<text:span text:style-name="T5">
Foto: EPA</text:span>
</text:p>
      <text:p text:style-name="P4">
News Source: <text:a xlink:type="simple" xlink:href="https://www.ukrinform.ua/rubric-world/3736102-putin-hoce-zberegti-pvk-vagner-ale-bez-prigozina-isw.html" text:style-name="Internet_20_link" text:visited-style-name="Visited_20_Internet_20_Link">
https://www.ukrinform.ua/rubric-world/3736102-putin-hoce-zberegti-pvk-vagner-ale-bez-prigozina-isw.html</text:a>
</text:p>
      <!--NEWS-->
      <text:h text:style-name="P10" text:outline-level="1">
<text:span text:style-name="T4">
Russian officers are dissatisfied with the management of the Defense and Army - British intelligence</text:span>
</text:h>
      <text:p text:style-name="P4">
Authors: Ukrinform (Person)</text:p>
      <text:p text:style-name="P4">
Publisher: Укринформ (Organization)</text:p>
      <text:p text:style-name="P4">
Published Time: 2023-07-15T-12:13:43+03:00</text:p>
      <text:p text:style-name="P4">
Modified Time: 2023-07-15T11:13:43+03:00</text:p>
      <text:p text:style-name="P4">
Description: The statements released for criticism of the commander of the 58th Army of Russia Major General Ivan Popov certify dissatisfaction with the officers with the actions of the highest military leadership of the Russian Federation. - Ukrinform.</text:p>
      <text:p text:style-name="P4">
Images: ['<text:a xlink:type="simple" xlink:href="https://static.ukrinform.com/photos/2023_06/thumb_files/630_360_1685984151-295.jpg" text:style-name="Internet_20_link" text:visited-style-name="Visited_20_Internet_20_Link">
630_360_16859...</text:a>
']</text:p>
      <text:p text:style-name="P4">
Tags: ['Армія', 'Британія', 'Розвідка', 'Російські військові', 'Війна з Росією']</text:p>
      <text:p text:style-name="P4">
Type: Article</text:p>
      <!--METADATA-->
      <text:p text:style-name="P4">
<draw:frame draw:style-name="fr1" draw:name="Image186" text:anchor-type="as-char" svg:width="6.9236in" svg:height="3.956343in" draw:z-index="0">
<draw:image xlink:href="../Images/yкринформ/2023-07-15T-12-13-43-03-00/630_360_1685984151-295.jpg" xlink:type="simple" xlink:show="embed" xlink:actuate="onLoad" draw:mime-type="image/jpeg"/>
</draw:frame>
The statement for criticism of the commander of the 58th Army of Russia, Major General Ivanapopov certifies dissatisfaction with the officers' actions by the actions of the Higher Military Security of the Russian Federation.</text:p>
      <text:p text:style-name="P4">
About it in <text:a xlink:type="simple" xlink:href="http://twitter.com/DefenceHQ/status/1680091084993572864" text:style-name="Internet_20_link" text:visited-style-name="Visited_20_Internet_20_Link">
Twitter</text:a>
The British Ministry of Defense reports with reference to intelligence, Ukrinform reports.</text:p>
      <text:p text:style-name="P4">
According to Britain's intelligence, in <text:a xlink:type="simple" xlink:href="https://www.ukrinform.ua/tag-rosia" text:style-name="Internet_20_link" text:visited-style-name="Visited_20_Internet_20_Link">
Russia</text:a>
From the beginning of a full -scale invasion of Ukraine regularly released commander, but the release of Popov has attracted attention to the fact that he was obviously released for "what he expressed anxiety, and not for allegedly stagnant work."</text:p>
      <text:p text:style-name="P4">
<text:span text:style-name="T4">
 Read also: </text:span>
 <text:a xlink:type="simple" xlink:href="https://www.ukrinform.ua/rubric-world/3735514-bajden-radit-prigozinu-osterigatisa-otruenna.html" text:style-name="Internet_20_link" text:visited-style-name="Visited_20_Internet_20_Link">
Biden advises <text:span text:style-name="T4">
 prisoner </text:span>
 beware of poisoning</text:a>
"Popov's comments draw attention to serious dissatisfaction, which are felt by multifaceted military leaderships. These complaints are overlapping with the complaints of the owner of PEC" Wagner "Yevgeny Prigozhin Rebellion in June 2023," - said in the British defense.</text:p>
      <text:p text:style-name="P4">
The ministry states that direct criticism from subordinates is becoming a bigger problem for the Minister of Defense Sergei Shoig and the head of General General Valery Gerasimov.</text:p>
      <text:p text:style-name="P4">
<text:span text:style-name="T4">
 Read also: </text:span>
 <text:a xlink:type="simple" xlink:href="https://www.ukrinform.ua/rubric-world/3735001-kontrrozvidka-rf-zatrimala-ta-izoluvala-generala-surovikina-zmi.html" text:style-name="Internet_20_link" text:visited-style-name="Visited_20_Internet_20_Link">
Counterintelligence of the Russian Federation detained and isolated <text:span text:style-name="T4">
 General </text:span>
 Asurovikina - media</text:a>
As reported by Ukrinform, the commander of the 58th All-Military Army of the Russian General-Major Ivan Popov declared in an appeal to his military, who was released from office for criticizing the situation at the front.</text:p>
      <text:p text:style-name="P4">
According to Popov, "many commanders of regiments" told him that "our senior chief struck us, treacherously and subjugated the army at the most difficult innovated moment."</text:p>
      <text:p text:style-name="P4">
News Source: <text:a xlink:type="simple" xlink:href="https://www.ukrinform.ua/rubric-world/3736100-rosijski-oficeri-nevdovoleni-kerivnictvom-minoboroni-j-armii-britanska-rozvidka.html" text:style-name="Internet_20_link" text:visited-style-name="Visited_20_Internet_20_Link">
https://www.ukrinform.ua/rubric-world/3736100-rosijski-oficeri-nevdovoleni-kerivnictvom-minoboroni-j-armii-britanska-rozvidka.html</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15T-12:31:00</text:p>
      <text:p text:style-name="P4">
Location: Donetsk (Latitude:47.84969 Longtitude:37.502)</text:p>
      <text:p text:style-name="P4">
Videos: []</text:p>
      <text:p text:style-name="P4">
Images: []</text:p>
      <text:p text:style-name="P4">
Tags: ["Russia"]</text:p>
      <text:p text:style-name="P4">
Id: 22576251</text:p>
      <!--METADATA-->
      <text:p text:style-name="P4">
Russian forces conducting offensive actions in Donetsk and Luhansk regions.Ukrainian military had 32 combat engagements with Russian forces west toDibrova of Luhansk region and east to Novosadove, near Berkhivka, Pervomayske,Maryinka, Novomykhaylivka of Donetsk region, - General Staff of Armed Forcesof Ukraine says in the morning report</text:p>
      <text:p text:style-name="P4">
News Collection Link: <text:a xlink:type="simple" xlink:href="https:\/\/liveuamap.com\/en\/2023\/15-july-russian-forces-conducting-offensive-actions-in-donetsk" text:style-name="Internet_20_link" text:visited-style-name="Visited_20_Internet_20_Link">
https:\/\/liveuamap.com\/en\/2023\/15-july-russian-forces-conducting-offensive-actions-in-donetsk</text:a>
</text:p>
      <text:p text:style-name="P4">
News Source: <text:a xlink:type="simple" xlink:href="https://t.me/lumsrc/5374" text:style-name="Internet_20_link" text:visited-style-name="Visited_20_Internet_20_Link">
https://t.me/lumsrc/5374</text:a>
</text:p>
      <!--NEWS-->
      <text:h text:style-name="P10" text:outline-level="1">
<text:span text:style-name="T4">
Ukrainian Deflympians won two medals at Badminton Youth World Cup</text:span>
</text:h>
      <text:p text:style-name="P4">
Authors: Ukrinform (Person)</text:p>
      <text:p text:style-name="P4">
Publisher: Укринформ (Organization)</text:p>
      <text:p text:style-name="P4">
Published Time: 2023-07-15T-13:04:20+03:00</text:p>
      <text:p text:style-name="P4">
Modified Time: 2023-07-15T11:04:20+03:00</text:p>
      <text:p text:style-name="P4">
Description: The Gold and Bronze Medal was won by the Deflympic Youth Team of Ukraine at the Badminton World Badminton Championship among hearing athletes. - Ukrinform.</text:p>
      <text:p text:style-name="P4">
Images: ['<text:a xlink:type="simple" xlink:href="https://static.ukrinform.com/photos/2023_07/thumb_files/630_360_1689407423-241.jpg" text:style-name="Internet_20_link" text:visited-style-name="Visited_20_Internet_20_Link">
630_360_16894...</text:a>
']</text:p>
      <text:p text:style-name="P4">
Tags: ['Бразилія', 'Чемпіонат світу', 'Збірна України', 'Паралімпійці', 'Медалі']</text:p>
      <text:p text:style-name="P4">
Type: Article</text:p>
      <!--METADATA-->
      <text:p text:style-name="P4">
<draw:frame draw:style-name="fr1" draw:name="Image187" text:anchor-type="as-char" svg:width="6.9236in" svg:height="3.956343in" draw:z-index="0">
<draw:image xlink:href="../Images/yкринформ/2023-07-15T-13-04-20-03-00/630_360_1689407423-241.jpg" xlink:type="simple" xlink:show="embed" xlink:actuate="onLoad" draw:mime-type="image/jpeg"/>
</draw:frame>
The Gold Froller Medal was won by the Deflympic Youth Team of Ukraine at the Badminton Championship among athletes with hearing impairments.</text:p>
      <text:p text:style-name="P4">
Competition <text:a xlink:type="simple" xlink:href="https://www.facebook.com/minmolodsport/" text:style-name="Internet_20_link" text:visited-style-name="Visited_20_Internet_20_Link">
passed</text:a>
The Ugrazil city of Paradise de-Minas, reports Ukrinform.</text:p>
      <text:p text:style-name="P4">
Sofia Chernomorov from Nikolaev became the world champion in a single category.</text:p>
      <text:p text:style-name="P4">
<text:span text:style-name="T4">
 Read also: </text:span>
 <text:a xlink:type="simple" xlink:href="https://www.ukrinform.ua/rubric-sports/3707170-ukrainski-deflimpijci-vigrala-20-medalej-na-evro-iz-dzudo-u-sofii.html" text:style-name="Internet_20_link" text:visited-style-name="Visited_20_Internet_20_Link">
Ukrainian <text:span text:style-name="T4">
 Deflympians </text:span>
 won 20 medals per euros in Sofia</text:a>
In addition, together with Kyivka Margarita Pylypchuk Sofia was the third in the competition.</text:p>
      <text:p text:style-name="P4">
Photo: facebook.com/minmolodsport.</text:p>
      <text:p text:style-name="P4">
News Source: <text:a xlink:type="simple" xlink:href="https://www.ukrinform.ua/rubric-sports/3736098-ukrainski-deflimpijci-vigrali-dvi-medali-na-unackomu-cs-z-badmintonu.html" text:style-name="Internet_20_link" text:visited-style-name="Visited_20_Internet_20_Link">
https://www.ukrinform.ua/rubric-sports/3736098-ukrainski-deflimpijci-vigrali-dvi-medali-na-unackomu-cs-z-badmintonu.html</text:a>
</text:p>
      <!--NEWS-->
      <text:h text:style-name="P10" text:outline-level="1">
<text:span text:style-name="T4">
In Sudan, militarized forces of fast support seized 5,000 people - human rights defenders</text:span>
</text:h>
      <text:p text:style-name="P4">
Authors: Ukrinform (Person)</text:p>
      <text:p text:style-name="P4">
Publisher: Укринформ (Organization)</text:p>
      <text:p text:style-name="P4">
Published Time: 2023-07-15T-14:03:59+03:00</text:p>
      <text:p text:style-name="P4">
Modified Time: 2023-07-15T11:03:59+03:00</text:p>
      <text:p text:style-name="P4">
Description: Sudan human rights organizations have evidence that Sudanese paramilitary support forces (RSF) detained more than 5,000 people in the capital and keep them in inhumane conditions. - Ukrinform.</text:p>
      <text:p text:style-name="P4">
Images: ['<text:a xlink:type="simple" xlink:href="https://static.ukrinform.com/photos/2023_04/thumb_files/630_360_1682066334-430.jpg" text:style-name="Internet_20_link" text:visited-style-name="Visited_20_Internet_20_Link">
630_360_16820...</text:a>
']</text:p>
      <text:p text:style-name="P4">
Tags: ['Правозахисники', 'Судан', 'Заручники']</text:p>
      <text:p text:style-name="P4">
Type: Article</text:p>
      <!--METADATA-->
      <text:p text:style-name="P4">
<draw:frame draw:style-name="fr1" draw:name="Image188" text:anchor-type="as-char" svg:width="6.9236in" svg:height="3.956343in" draw:z-index="0">
<draw:image xlink:href="../Images/yкринформ/2023-07-15T-14-03-59-03-00/630_360_1682066334-430.jpg" xlink:type="simple" xlink:show="embed" xlink:actuate="onLoad" draw:mime-type="image/jpeg"/>
</draw:frame>
Sudanese human rights organizations have evidence that Sudanese paramiliced forces of fast support(RSF)More than 5,000 people were detained in the capital and keeping them.</text:p>
      <text:p text:style-name="P4">
As Ukrinform reports, it reports <text:a xlink:type="simple" xlink:href="http://www.reuters.com/world/africa/sudans-paramilitary-rsf-detained-5000-some-tortured-human-rights-groups-2023-07-14/" text:style-name="Internet_20_link" text:visited-style-name="Visited_20_Internet_20_Link">
Reuters</text:a>
.</text:p>
      <text:p text:style-name="P4">
It is noted that RSF is fighting with the Sudan army for three months, dominant in the capital of Sudan. Residents accuse the forces of rapid support of warships and seizure of homes.</text:p>
      <text:p text:style-name="P4">
Local organizations reported that not only combatants, but also 3,500 civilians, including women and foreign citizens, were among the detainees in several places of Khartum, but also 3,500 civilians.</text:p>
      <text:p text:style-name="P4">
Human rights activists stated that they would represent <text:a xlink:type="simple" xlink:href="https://www.ukrinform.ua/tag-oon" text:style-name="Internet_20_link" text:visited-style-name="Visited_20_Internet_20_Link">
United Nations</text:a>
Documentation on cases of death of elapsing, as well as "humiliating, inhumane conditions of detention."</text:p>
      <text:p text:style-name="P4">
At the request to comment on the situation, RSF representatives stated that the information was not true and that they keep only the heaven who are well treated.</text:p>
      <text:p text:style-name="P4">
"These organizations ignore the army against civilians, including air and artillery strikes, detention and weapons of civilians," the RSF representative said.</text:p>
      <text:p text:style-name="P4">
<text:span text:style-name="T4">
 Read also: </text:span>
 <text:a xlink:type="simple" xlink:href="https://www.ukrinform.ua/rubric-world/3735898-cerez-zagostrenna-bojovih-dij-u-sudani-stolica-zostalas-bez-zvazku-ta-komunikacij.html" text:style-name="Internet_20_link" text:visited-style-name="Visited_20_Internet_20_Link">
because of exacerbation of hostilities in <text:span text:style-name="T4">
 Sudan </text:span>
 and the capital was without communications and communications</text:a>
As reported by Ukrinform, in the War of the capital of Sudan Hartumi <text:a xlink:type="simple" xlink:href="https://www.ukrinform.ua/rubric-world/3735898-cerez-zagostrenna-bojovih-dij-u-sudani-stolica-zostalas-bez-zvazku-ta-komunikacij.html" text:style-name="Internet_20_link" text:visited-style-name="Visited_20_Internet_20_Link">
for several hours the connection was disconnected</text:a>
because the army and paramilitary formations were intense battles throughout the city.</text:p>
      <text:p text:style-name="P4">
News Source: <text:a xlink:type="simple" xlink:href="https://www.ukrinform.ua/rubric-world/3736097-u-sudani-voenizovani-sili-svidkoi-pidtrimki-zahopili-5-000-osib-pravozahisniki.html" text:style-name="Internet_20_link" text:visited-style-name="Visited_20_Internet_20_Link">
https://www.ukrinform.ua/rubric-world/3736097-u-sudani-voenizovani-sili-svidkoi-pidtrimki-zahopili-5-000-osib-pravozahisniki.html</text:a>
</text:p>
      <!--NEWS-->
      <text:h text:style-name="P10" text:outline-level="1">
<text:span text:style-name="T4">
Accused in the State Executive of Kotsab journalist for the first time came in touch in court</text:span>
</text:h>
      <text:p text:style-name="P4">
Authors: Ukrinform (Person)</text:p>
      <text:p text:style-name="P4">
Publisher: Укринформ (Organization)</text:p>
      <text:p text:style-name="P4">
Published Time: 2023-07-15T-16:59:07+03:00</text:p>
      <text:p text:style-name="P4">
Modified Time: 2023-07-15T10:59:07+03:00</text:p>
      <text:p text:style-name="P4">
Description: The accused of treason, journalist Ruslan Kotsaba for the first time, was communicated online during a court hearing held in Kolomyia in the Carpathian region. - Ukrinform.</text:p>
      <text:p text:style-name="P4">
Images: ['<text:a xlink:type="simple" xlink:href="https://static.ukrinform.com/photos/2023_07/thumb_files/630_360_1689407689-747.jpg" text:style-name="Internet_20_link" text:visited-style-name="Visited_20_Internet_20_Link">
630_360_16894...</text:a>
']</text:p>
      <text:p text:style-name="P4">
Tags: ['Коцаба', 'Суд', 'Держзрада', 'Коломия']</text:p>
      <text:p text:style-name="P4">
Type: Article</text:p>
      <!--METADATA-->
      <text:p text:style-name="P4">
<draw:frame draw:style-name="fr1" draw:name="Image189" text:anchor-type="as-char" svg:width="6.9236in" svg:height="3.956343in" draw:z-index="0">
<draw:image xlink:href="../Images/yкринформ/2023-07-15T-16-59-07-03-00/630_360_1689407689-747.jpg" xlink:type="simple" xlink:show="embed" xlink:actuate="onLoad" draw:mime-type="image/jpeg"/>
</draw:frame>
The accused of treason, journalist Ruslan Kotsaba, first came out to be called online during a court hearing held in Kolomyia in Karpattya.</text:p>
      <text:p text:style-name="P4">
About it reports <text:a xlink:type="simple" xlink:href="http://suspilne.media/529185-obvinuvacenij-u-derzzradi-zurnalist-ruslan-kocaba-vperse-vijsov-na-zvazok-u-sudi-so-vidomo/" text:style-name="Internet_20_link" text:visited-style-name="Visited_20_Internet_20_Link">
public</text:a>
, reports Ukrinform.</text:p>
      <text:p text:style-name="P4">
At the last meeting, the accused was appointed state defender, since the advocate Svetlana Novitskaya reported that she could not participate in the meetings, he was bursting with a sick mother.</text:p>
      <text:p text:style-name="P4">
However, Kotsaba abandoned the free lawyer and insisted on the participation of the ranking meetings of his defender Tatiana Montyan. "She can participate in court as a current lawyer. She is in the territory of Ukraine, in the city of Donetsk, and Donetsk is Ukraine," the accused said.</text:p>
      <text:p text:style-name="P4">
However, prosecutor Alexei Bezruky emphasized that the lawyer Tatiana Montyan is also accused of treason.</text:p>
      <text:p text:style-name="P4">
"Unfortunately, by this time, Montyan's lawyer Tatiana is suspected of four -way. Three of them are identical with the accusation of Kotsaba. It is an overthrow It only testifies to the thoroughness of suspicion, "said Bezruky.</text:p>
      <text:p text:style-name="P4">
At the request of Kotzaba, the panel of judges appointed the next court hearing on 31 August 2023, so that lawyer Svetlana Novitskaya could take part in it.</text:p>
      <text:p text:style-name="P4">
<text:span text:style-name="T4">
 Read also: </text:span>
 <text:a xlink:type="simple" xlink:href="https://www.ukrinform.ua/rubric-regions/3711662-zitel-cernivciv-distav-pidozru-v-derzzradi-za-robotu-na-rosijskij-genstab.html" text:style-name="Internet_20_link" text:visited-style-name="Visited_20_Internet_20_Link">
a resident of Chernivtsi received suspicion in <text:span text:style-name="T4">
 state community </text:span>
 for the work of the Russian General Staff</text:a>
In January 2015, Ruslan Kotsaba posted on the Internet identification in which he called on Ukrainians to boycott mobilization. In addition, he participated in a series of propaganda programs of naphane TV channels.</text:p>
      <text:p text:style-name="P4">
Kotzab was detained in February 2015. He was accused of treason and interference with the activities of the Armed Forces of Ukraine.</text:p>
      <text:p text:style-name="P4">
In May 2016, the Ivano-Frankivsk City Court appointed a journalist in the form of three and a half years of imprisonment for obstruction of the Armed Forces.After appealing the sentence, the Court of Appeal of the region acquitted the Kotsab. The prosecutor has this decision in the High Specialized Court of Ukraine, which was referred for re -consideration. Since April 2019, she has been in consideration of the in -law court.</text:p>
      <text:p text:style-name="P4">
On January 16, 2023, the meeting in Ruslan Kotsaba did not take place due to non -appearance.</text:p>
      <text:p text:style-name="P4">
On March 9, Judge Oleksandr Kalyniuk reported that the accused left the unity for the sake of Ukraine in the United States, introduced to help Ukrainian bunners.</text:p>
      <text:p text:style-name="P4">
<text:span text:style-name="T5">
Foto: public</text:span>
</text:p>
      <text:p text:style-name="P4">
News Source: <text:a xlink:type="simple" xlink:href="https://www.ukrinform.ua/rubric-regions/3736096-obvinuvacenij-u-derzzradi-zurnalist-kocaba-vperse-vijsov-na-zvazok-u-sudi.html" text:style-name="Internet_20_link" text:visited-style-name="Visited_20_Internet_20_Link">
https://www.ukrinform.ua/rubric-regions/3736096-obvinuvacenij-u-derzzradi-zurnalist-kocaba-vperse-vijsov-na-zvazok-u-sudi.html</text:a>
</text:p>
      <!--NEWS-->
      <text:h text:style-name="P10" text:outline-level="1">
<text:span text:style-name="T4">
Zavatskaya and Volodko will play in the selection of WTA tournaments in Palermo and Budapest</text:span>
</text:h>
      <text:p text:style-name="P4">
Authors: Ukrinform (Person)</text:p>
      <text:p text:style-name="P4">
Publisher: Укринформ (Organization)</text:p>
      <text:p text:style-name="P4">
Published Time: 2023-07-15T-17:44:00+03:00</text:p>
      <text:p text:style-name="P4">
Modified Time: 2023-07-15T10:44:00+03:00</text:p>
      <text:p text:style-name="P4">
Description: Katarina Zavatska and Kateryna Volodko will play WTA 250 tournaments in Palermo and Budapest. - Ukrinform.</text:p>
      <text:p text:style-name="P4">
Images: ['<text:a xlink:type="simple" xlink:href="https://static.ukrinform.com/photos/2023_07/thumb_files/630_360_1689406060-646.jpg" text:style-name="Internet_20_link" text:visited-style-name="Visited_20_Internet_20_Link">
630_360_16894...</text:a>
']</text:p>
      <text:p text:style-name="P4">
Tags: ['Італія', 'Теніс', 'Угорщина', 'Збірна України', 'Жінки']</text:p>
      <text:p text:style-name="P4">
Type: Article</text:p>
      <!--METADATA-->
      <text:p text:style-name="P4">
<draw:frame draw:style-name="fr1" draw:name="Image190" text:anchor-type="as-char" svg:width="6.9236in" svg:height="3.956343in" draw:z-index="0">
<draw:image xlink:href="../Images/yкринформ/2023-07-15T-17-44-00-03-00/630_360_1689406060-646.jpg" xlink:type="simple" xlink:show="embed" xlink:actuate="onLoad" draw:mime-type="image/jpeg"/>
</draw:frame>
Katarina Zavatskaya and Kateryna Volodko will play the Ukrainian Tencarpas WTA 250 in Palermo and Budapest.</text:p>
      <text:p text:style-name="P4">
These competitions are perhaps the same prize funds $ 259,303 and <text:a xlink:type="simple" xlink:href="http://https://btu.org.ua/news/ukrainskiy-tennis/45822-zavackaja-i-volodko-sygrajut-v-kvalifikacii-turnirov-wta-v-palermo-i-budapeshte.html" text:style-name="Internet_20_link" text:visited-style-name="Visited_20_Internet_20_Link">
will pass</text:a>
July 16-24, reports Ukrinform.</text:p>
      <text:p text:style-name="P4">
Zavatskaya(№183 WTA)In the first circle of Plermo Ladies Open's selection will play against France's representative Tessca Andrianzhafitrimo(428).</text:p>
      <text:p text:style-name="P4">
Українка виграла у Тесси дві попередні зустрічі - наа турнірах ITF у 2018-у та2022 роках.</text:p>
      <text:p text:style-name="P4">
Катерина Володько (296)The Hungarian Grand Prix launch round will meet a local 17-year-old tennis player Victoria Varga.</text:p>
      <text:p text:style-name="P4">
<text:span text:style-name="T4">
 Read also: </text:span>
 [10 facts about Vimbledon Ukrainian Champion in Mikstymilmil Kichenok]](https://www.ukrinform.ua/rubric-sports/3735724-10-faktiv-pro-ukrainsku-cempionku-vimbldona-u-miksti-ludmilu-kicenok.html)For Catherine, this will be the first WTA match from January last year, the vibration played in the qualification of competitions in Adelaide, and then participated in the Australian Open.</text:p>
      <text:p text:style-name="P4">
In the photo: Katarina Zavatska/btu.org.ua.</text:p>
      <text:p text:style-name="P4">
News Source: <text:a xlink:type="simple" xlink:href="https://www.ukrinform.ua/rubric-sports/3736093-zavacka-ta-volodko-zigraut-u-vidbori-turniriv-wta-u-palermo-ta-budapesti.html" text:style-name="Internet_20_link" text:visited-style-name="Visited_20_Internet_20_Link">
https://www.ukrinform.ua/rubric-sports/3736093-zavacka-ta-volodko-zigraut-u-vidbori-turniriv-wta-u-palermo-ta-budapest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7-15T-17:51:00+03:00</text:p>
      <text:p text:style-name="P4">
Modified Time: 2023-07-15T13:51: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91" text:anchor-type="as-char" svg:width="6.9236in" svg:height="3.956343in" draw:z-index="0">
<draw:image xlink:href="../Images/yкринформ/2023-07-15T-17-51-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South Korea President arrived in Ukraine with an unannounced visit</text:span>
</text:h>
      <text:p text:style-name="P4">
Authors: Ukrinform (Person)</text:p>
      <text:p text:style-name="P4">
Publisher: Укринформ (Organization)</text:p>
      <text:p text:style-name="P4">
Published Time: 2023-07-15T-18:26:00+03:00</text:p>
      <text:p text:style-name="P4">
Modified Time: 2023-07-15T10:26:00+03:00</text:p>
      <text:p text:style-name="P4">
Description: On July 15, President of South Korea Jun Jun El arrived in Ukrain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Корея', 'Президент', 'Візит']</text:p>
      <text:p text:style-name="P4">
Type: Article</text:p>
      <!--METADATA-->
      <text:p text:style-name="P4">
<draw:frame draw:style-name="fr1" draw:name="Image192" text:anchor-type="as-char" svg:width="6.9236in" svg:height="3.956343in" draw:z-index="0">
<draw:image xlink:href="../Images/yкринформ/2023-07-15T-18-26-00-03-00/630_360_1538997483-946.jpg" xlink:type="simple" xlink:show="embed" xlink:actuate="onLoad" draw:mime-type="image/jpeg"/>
</draw:frame>
On July 15, President of South Korea Jun Jun El arrived in Ukraine.</text:p>
      <text:p text:style-name="P4">
About it reports <text:a xlink:type="simple" xlink:href="https://en.yna.co.kr/view/AEN20230715001251315" text:style-name="Internet_20_link" text:visited-style-name="Visited_20_Internet_20_Link">
Yonhap</text:a>
, reports Ukrinform.</text:p>
      <text:p text:style-name="P4">
Senior Secretary of the President of South Korea on the Press Kim in Kim in HE said that Yun and the first Lady Kim Keon Xi had arrived in Ukraine from Poland.</text:p>
      <text:p text:style-name="P4">
"Yun visited the place of mass murders in Bucha near <text:a xlink:type="simple" xlink:href="https://www.ukrinform.ua/tag-kiiv" text:style-name="Internet_20_link" text:visited-style-name="Visited_20_Internet_20_Link">
Kiev</text:a>
Before visiting Irpin, such as a social residential area that has suffered large -scale missile attacks, "the statement said.</text:p>
      <text:p text:style-name="P4">
It is noted that the planned meeting with President of Ukraine Volodymyrzelensky.</text:p>
      <text:p text:style-name="P4">
<text:span text:style-name="T4">
 Read also: </text:span>
 <text:a xlink:type="simple" xlink:href="https://www.ukrinform.ua/rubric-diaspora/3715930-u-seuli-proveli-akciu-proti-rosijskoi-vijni-v-ukraini.html" text:style-name="Internet_20_link" text:visited-style-name="Visited_20_Internet_20_Link">
in Seoul held an action against the Russian war in Ukraine</text:a>
Earlier, the South Korean leader visited Lithuania, where he participated in the NATO summit, as well as Poland on an official visit.</text:p>
      <text:p text:style-name="P4">
News Source: <text:a xlink:type="simple" xlink:href="https://www.ukrinform.ua/rubric-polytics/3736089-prezident-pivdennoi-korei-pribuv-v-ukrainu-z-neogolosenim-vizitom.html" text:style-name="Internet_20_link" text:visited-style-name="Visited_20_Internet_20_Link">
https://www.ukrinform.ua/rubric-polytics/3736089-prezident-pivdennoi-korei-pribuv-v-ukrainu-z-neogolosenim-vizitom.html</text:a>
</text:p>
      <!--NEWS-->
      <text:h text:style-name="P10" text:outline-level="1">
<text:span text:style-name="T4">
The Russians attacked nine regions of Ukraine a day</text:span>
</text:h>
      <text:p text:style-name="P4">
Authors: Ukrinform (Person)</text:p>
      <text:p text:style-name="P4">
Publisher: Укринформ (Organization)</text:p>
      <text:p text:style-name="P4">
Published Time: 2023-07-15T-19:25:31+03:00</text:p>
      <text:p text:style-name="P4">
Modified Time: 2023-07-15T10:25:31+03:00</text:p>
      <text:p text:style-name="P4">
Description: During the day, the Russian army made attacks on nine regions of Ukraine. - Ukrinform.</text:p>
      <text:p text:style-name="P4">
Images: ['<text:a xlink:type="simple" xlink:href="https://static.ukrinform.com/photos/2023_07/thumb_files/630_360_1689405881-940.jpg" text:style-name="Internet_20_link" text:visited-style-name="Visited_20_Internet_20_Link">
630_360_16894...</text:a>
']</text:p>
      <text:p text:style-name="P4">
Tags: ['Обстріл', 'Війна з Росією']</text:p>
      <text:p text:style-name="P4">
Type: Article</text:p>
      <!--METADATA-->
      <text:p text:style-name="P4">
<draw:frame draw:style-name="fr1" draw:name="Image193" text:anchor-type="as-char" svg:width="6.9236in" svg:height="3.956343in" draw:z-index="0">
<draw:image xlink:href="../Images/yкринформ/2023-07-15T-19-25-31-03-00/630_360_1689405881-940.jpg" xlink:type="simple" xlink:show="embed" xlink:actuate="onLoad" draw:mime-type="image/jpeg"/>
</draw:frame>
For the Dobro -Army, he made attacks on nine regions of Ukraine.</text:p>
      <text:p text:style-name="P4">
According to Ukrinform, this is reported in the consolidated information of the regional military administrations about the situation in the regions of Ukraine as of 9:00 Saturday, July 15.</text:p>
      <text:p text:style-name="P4">
In the Chernihiv region, the Russians fired four times from the mortar-Siversky district in the day, 41 explosions were recorded. Without victims and destruction.</text:p>
      <text:p text:style-name="P4">
In the Sumy region at night and morning the Russians carried out two border shelling. 24 blasts were recorded. The shelling was suffered by Khotinsk and Shalyginsk communities, nonsense.</text:p>
      <text:p text:style-name="P4">
Yesterday during the day the Russians carried out 18 shelling of the border of Sumy region. 110 explosions were recorded. The shelling was suffered by Novoslobidskaya, Khotinskaya, Krasnopil, Seredi-Budsk, Essmanskaya, Druzhbivska, Glukhiv, Belopilsk Novoslobida community. As a result of one of the shelling, two private homes were damaged.</text:p>
      <text:p text:style-name="P4">
The enemy fired the enemy from mortars, 16 explosions were recorded, two combines and two tractors of a private agricultural firm were damaged. In the mid-and-Budsk community, three dwellings were damaged as a result of shelling.</text:p>
      <text:p text:style-name="P4">
<text:span text:style-name="T4">
 Read also: </text:span>
 <text:a xlink:type="simple" xlink:href="https://www.ukrinform.ua/rubric-ato/3736075-za-dobu-na-bahmutskomu-napramku-15-boezitknen-rosiani-408-raziv-obstrilali-pozicii-sil-oboroni.html" text:style-name="Internet_20_link" text:visited-style-name="Visited_20_Internet_20_Link">
in the day in the Bakhmut direction - 15 battles, Russians 408 times fired at the positions of defense forces</text:a>
In the Zaporizhzhia region, for the last day, Russian troops carried out 45 shelling in cities and villages. Currently, 27 destruction of residential tasocial infrastructure has been recorded in 15 settlements.</text:p>
      <text:p text:style-name="P4">
The enemy also made 39 artillery strikes in the territory of Gulyaypol, Railway, Novodarivka, Magic, Levadny, Uspens, Svutny, Stepnogorsk.</text:p>
      <text:p text:style-name="P4">
In addition, the aggressor kissed the aggressor on Orikhov, Omelnyk, Small Tokmachka, Novodanilivka. Twice attacked the outskirts of the regional center with the use of UAV. The result of the injury was a 62-year-old man.</text:p>
      <text:p text:style-name="P4">
In the Dnipropetrovsk region yesterday, the enemy again used the drone. He led the ammunition from the Marganets community of Nikopol district. People were not.</text:p>
      <text:p text:style-name="P4">
<text:span text:style-name="T4">
 Read also: </text:span>
 <text:a xlink:type="simple" xlink:href="https://www.ukrinform.ua/rubric-ato/3736072-povitrani-sili-vnoci-znisili-cotiri-sahedi.html" text:style-name="Internet_20_link" text:visited-style-name="Visited_20_Internet_20_Link">
<text:span text:style-name="T4">
 Air </text:span>
 Forces at night destroyed four "Shahda"</text:a>
</text:p>
      <text:p text:style-name="P4">
In the Kupyansk direction of artillery and mortar shellings, the enemy was a two -year, Western, Kamianka, Kislivka, Berestovo and Fygolovka.</text:p>
      <text:p text:style-name="P4">
In the Luhansk region yesterday the Russians attacked near Dibrova. Also, the invaders were in the direction of Novosadovy, which in Donetsk region, which was very close to Nevsky, which, like Bigorivka, was under the artillery fire of the aggressor. Aviation strikes were also struck by these points. During the day, the enemy made 103 shelling, releasing 467 shells.</text:p>
      <text:p text:style-name="P4">
In the Donetsk region, the aggressor fired at Avdiivka a day(Residential sector, camping); Konstantinovka(Residential sector); Gentle(Residential sector); Spill(the outskirts of the settlement). Пошкоджено 7 об’єктів: житловий будинок,ангар, п`ять транспортних засобів.</text:p>
      <text:p text:style-name="P4">
У Миколаївській області вночі Cилами та засобами протиповітряної оборони булозбито три дрони-камікадзе типу Shahed 136. Вчора протягом дня ворог завдававартилерійських ударів по береговій смузі та території Очакова Очаківськоїгромади. Внаслідок обстрілів пошкоджено житлові будинки та лінію мережіінтернет. Відбулося займання сухої трави на відкритій території, яке булооперативно ліквідовано. Постраждалих немає.</text:p>
      <text:p text:style-name="P4">
Також вчора ворожі артилерійські удари завдавалися по акваторії Очаківськоїгромади. Постраждалих немає.</text:p>
      <text:p text:style-name="P4">
По Херсонській області за добу росіяни здійснили 70 обстрілів, випустивши 361снаряд. Зокрема, по Херсону росіяни здійснили один мінометний обстріл,випустивши 10 снарядів.</text:p>
      <text:p text:style-name="P4">
Загалом, росіяни влучили у райони 23 населених пунктів області, територію табудівлі дачного товариства села Садове. Жертв та поранених серед цивільногонаселення немає.</text:p>
      <text:p text:style-name="P4">
<text:span text:style-name="T4">
Читайте також:</text:span>
 <text:a xlink:type="simple" xlink:href="https://www.ukrinform.ua/rubric-ato/3736045-sili-oboroni-znisili-vze-237-180-rosijskih-zagarbnikiv.html" text:style-name="Internet_20_link" text:visited-style-name="Visited_20_Internet_20_Link">
 Сили оборони знищили вже 237 180 російських загарбників</text:a>
As reported by Ukrinform, per day <text:a xlink:type="simple" xlink:href="https://www.ukrinform.ua/rubric-ato/3736034-aviacia-zsu-za-dobu-zavdala-13-udariv-po-rajonah-zoseredzenna-voroga.html" text:style-name="Internet_20_link" text:visited-style-name="Visited_20_Internet_20_Link">
Russian invaders</text:a>
50 aircraft were caused and 43 shells from the jet fire systems of the valence of Ukraine.</text:p>
      <text:p text:style-name="P4">
<text:span text:style-name="T5">
Foto: Pavel Kirilenko/Telegram</text:span>
</text:p>
      <text:p text:style-name="P4">
News Source: <text:a xlink:type="simple" xlink:href="https://www.ukrinform.ua/rubric-regions/3736088-rosiani-za-dobu-atakuvali-devat-oblastej-ukraini.html" text:style-name="Internet_20_link" text:visited-style-name="Visited_20_Internet_20_Link">
https://www.ukrinform.ua/rubric-regions/3736088-rosiani-za-dobu-atakuvali-devat-oblastej-ukraini.html</text:a>
</text:p>
      <!--NEWS-->
      <text:h text:style-name="P10" text:outline-level="1">
<text:span text:style-name="T4">
Ronaldo got to the Guinness Book of Records by the amount of annual earnings</text:span>
</text:h>
      <text:p text:style-name="P4">
Authors: Ukrinform (Person)</text:p>
      <text:p text:style-name="P4">
Publisher: Укринформ (Organization)</text:p>
      <text:p text:style-name="P4">
Published Time: 2023-07-15T-1:25:58+03:00</text:p>
      <text:p text:style-name="P4">
Modified Time: 2023-07-15T12:25:58+03:00</text:p>
      <text:p text:style-name="P4">
Description: The striker of the Portugal and An-Nasra Cristiano Ronaldo, Guinness Book of Records as the most paid athlete in 2023. - Ukrinform.</text:p>
      <text:p text:style-name="P4">
Images: ['<text:a xlink:type="simple" xlink:href="https://static.ukrinform.com/photos/2017_12/thumb_files/630_360_1512648037-7606.jpg" text:style-name="Internet_20_link" text:visited-style-name="Visited_20_Internet_20_Link">
630_360_15126...</text:a>
']</text:p>
      <text:p text:style-name="P4">
Tags: ['Футбол', 'Роналду', 'Зарплата', 'Книга рекордів Гіннеса']</text:p>
      <text:p text:style-name="P4">
Type: Article</text:p>
      <!--METADATA-->
      <text:p text:style-name="P4">
<draw:frame draw:style-name="fr1" draw:name="Image194" text:anchor-type="as-char" svg:width="6.9236in" svg:height="3.956343in" draw:z-index="0">
<draw:image xlink:href="../Images/yкринформ/2023-07-15T-1-25-58-03-00/630_360_1512648037-7606.jpg" xlink:type="simple" xlink:show="embed" xlink:actuate="onLoad" draw:mime-type="image/jpeg"/>
</draw:frame>
The striker of Portugal and An-Nasra Cristiano Ronaldo was included in the book of Record Hyginnes as the most paid athlete in 2023.</text:p>
      <text:p text:style-name="P4">
As Ukrinform reports, <text:a xlink:type="simple" xlink:href="https://www.guinnessworldrecords.com/news/2023/7/cristiano-ronaldo-tops-list-of-worlds-highest-paid-athletes-755361" text:style-name="Internet_20_link" text:visited-style-name="Visited_20_Internet_20_Link">
reports</text:a>
 <text:a xlink:type="simple" xlink:href="https://www.guinnessworldrecords.com/news/2023/7/cristiano-ronaldo-tops-list-of-worlds-highest-paid-athletes-755361" text:style-name="Internet_20_link" text:visited-style-name="Visited_20_Internet_20_Link">
</text:a>
Guinness Book of Records.</text:p>
      <text:p text:style-name="P4">
"Ronaldo's record income consists of $ 46 million wages for $ 90 million outside the field," the statement said.</text:p>
      <text:p text:style-name="P4">
It is noted that Ronaldo has been on the Forbes list for the third time, headed by the highest paid athletes in the world.</text:p>
      <text:p text:style-name="P4">
12 months before May 1 2023(the date of completion of most sports seasons)Ronaldo earned $ 136 million.</text:p>
      <text:p text:style-name="P4">
*!(https://www.ukrinform.ua/rubric-sports/3725551-ronaldu-proviv-rekordnij-200j-poedinok-za-zbirnu-v-kareri.html)Thus, Ronaldo selects the title in Messi, which became the most high -paying <text:a xlink:type="simple" xlink:href="https://www.ukrinform.ua/tag-futbol" text:style-name="Internet_20_link" text:visited-style-name="Visited_20_Internet_20_Link">
athlete</text:a>
2022, earning $ 130 million.</text:p>
      <text:p text:style-name="P4">
According to Ukrinform, the captain of the Portugal national team Cristiano Ronalduvdvhustet was released as part of the national team and set the absolute record for the national team.</text:p>
      <text:p text:style-name="P4">
<text:span text:style-name="T5">
Foto: Free Wallpapers Stock</text:span>
</text:p>
      <text:p text:style-name="P4">
News Source: <text:a xlink:type="simple" xlink:href="https://www.ukrinform.ua/rubric-sports/3736127-ronaldu-potrapiv-do-knigi-rekordiv-ginnesa-za-sumou-ricnogo-zarobitku.html" text:style-name="Internet_20_link" text:visited-style-name="Visited_20_Internet_20_Link">
https://www.ukrinform.ua/rubric-sports/3736127-ronaldu-potrapiv-do-knigi-rekordiv-ginnesa-za-sumou-ricnogo-zarobitku.html</text:a>
</text:p>
      <!--NEWS-->
      <text:h text:style-name="P10" text:outline-level="1">
<text:span text:style-name="T4">
The Russians fired a village in Kharkiv region, a person was killed</text:span>
</text:h>
      <text:p text:style-name="P4">
Authors: Ukrinform (Person)</text:p>
      <text:p text:style-name="P4">
Publisher: Укринформ (Organization)</text:p>
      <text:p text:style-name="P4">
Published Time: 2023-07-15T-2:14:41+03:00</text:p>
      <text:p text:style-name="P4">
Modified Time: 2023-07-15T12:14:41+03:00</text:p>
      <text:p text:style-name="P4">
Description: The Russian army fired at the village of Kolodyazne in Kharkiv region, one person was killed, another wound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гибель', 'Харківщина']</text:p>
      <text:p text:style-name="P4">
Type: Article</text:p>
      <!--METADATA-->
      <text:p text:style-name="P4">
<draw:frame draw:style-name="fr1" draw:name="Image195" text:anchor-type="as-char" svg:width="6.9236in" svg:height="3.956343in" draw:z-index="0">
<draw:image xlink:href="../Images/yкринформ/2023-07-15T-2-14-41-03-00/630_360_1538997483-946.jpg" xlink:type="simple" xlink:show="embed" xlink:actuate="onLoad" draw:mime-type="image/jpeg"/>
</draw:frame>
The Russian army fired at the village of Kolodyazne in Kharkiv region, one person was killed, still one -wounded.</text:p>
      <text:p text:style-name="P4">
About it in <text:a xlink:type="simple" xlink:href="http://t.me/synegubov/6645" text:style-name="Internet_20_link" text:visited-style-name="Visited_20_Internet_20_Link">
telegram</text:a>
Oleg Synigubov, Oleg Synigubov, reported, Ukrinform reports.</text:p>
      <text:p text:style-name="P4">
"As soon as the Russians fired at the village of Krudyazne Kupyansk district.</text:p>
      <text:p text:style-name="P4">
Emergency services work on site.</text:p>
      <text:p text:style-name="P4">
<text:span text:style-name="T4">
 Read also: </text:span>
 [enemy in the morning <text:span text:style-name="T4">
 shelling </text:span>
 Sumy region, previous(https://www.ukrinform.ua/rubric-ato/3736071-vorog-zranku-obstrilav-sumsinu-poperedno-bez-zertv.html)As <text:a xlink:type="simple" xlink:href="https://www.ukrinform.ua/rubric-regions/3736088-rosiani-za-dobu-atakuvali-devat-oblastej-ukraini.html" text:style-name="Internet_20_link" text:visited-style-name="Visited_20_Internet_20_Link">
reported</text:a>
, per day, the Russian army attacks in nine regions of Ukraine.</text:p>
      <text:p text:style-name="P4">
News Source: <text:a xlink:type="simple" xlink:href="https://www.ukrinform.ua/rubric-ato/3736123-rosiani-obstrilali-selo-na-harkivsini-zaginula-ludina.html" text:style-name="Internet_20_link" text:visited-style-name="Visited_20_Internet_20_Link">
https://www.ukrinform.ua/rubric-ato/3736123-rosiani-obstrilali-selo-na-harkivsini-zaginula-ludina.html</text:a>
</text:p>
      <!--NEWS-->
      <text:h text:style-name="P10" text:outline-level="1">
<text:span text:style-name="T4">
JSU Bakhmut Directio Rusian Army Shelled Friendship, Vasukivka, Time Yar, Alexander-Shultine ...</text:span>
</text:h>
      <text:p text:style-name="P4">
Authors: liveuamap (Language: en)</text:p>
      <text:p text:style-name="P4">
Time: 2023-07-15T-2:31:00</text:p>
      <text:p text:style-name="P4">
Location: Bakhmut (Latitude:48.45847 Longtitude:37.88223)</text:p>
      <text:p text:style-name="P4">
Videos: []</text:p>
      <text:p text:style-name="P4">
Images: []</text:p>
      <text:p text:style-name="P4">
Tags: ["Russia"]</text:p>
      <text:p text:style-name="P4">
Id: 22576256</text:p>
      <!--METADATA-->
      <text:p text:style-name="P4">
At Bakhmut direction Russian army shelled Druzhba, Vasukivka, Chasiv Yar,Oleksandro-Shultyne, Dyliyivka, Pivnichne and Pivdenne of Donetsk region.Russian aviation conducted airstrikes at Stupochky and Dyliyivka, - GeneralStaff of Armed Forces of Ukraine says in the morning report</text:p>
      <text:p text:style-name="P4">
News Collection Link: <text:a xlink:type="simple" xlink:href="https:\/\/liveuamap.com\/en\/2023\/15-july-at-bakhmut-direction-russian-army-shelled-druzhba" text:style-name="Internet_20_link" text:visited-style-name="Visited_20_Internet_20_Link">
https:\/\/liveuamap.com\/en\/2023\/15-july-at-bakhmut-direction-russian-army-shelled-druzhba</text:a>
</text:p>
      <text:p text:style-name="P4">
News Source: <text:a xlink:type="simple" xlink:href="https://t.me/lumsrc/5369" text:style-name="Internet_20_link" text:visited-style-name="Visited_20_Internet_20_Link">
https://t.me/lumsrc/5369</text:a>
</text:p>
      <!--NEWS-->
      <text:h text:style-name="P10" text:outline-level="1">
<text:span text:style-name="T4">
Today the Ukrainian national team will play with northern Macedonia the semifinals euro</text:span>
</text:h>
      <text:p text:style-name="P4">
Authors: Ukrinform (Person)</text:p>
      <text:p text:style-name="P4">
Publisher: Укринформ (Organization)</text:p>
      <text:p text:style-name="P4">
Published Time: 2023-07-15T-3:10:58+03:00</text:p>
      <text:p text:style-name="P4">
Modified Time: 2023-07-15T12:10:58+03:00</text:p>
      <text:p text:style-name="P4">
Description: July 15 Basketball players of Ukraine (U20) will hold a semi -final match of the European Championship (Division B) against the owners of northern Macedonia. - Ukrinform.</text:p>
      <text:p text:style-name="P4">
Images: ['<text:a xlink:type="simple" xlink:href="https://static.ukrinform.com/photos/2023_07/thumb_files/630_360_1689411293-865.jpg" text:style-name="Internet_20_link" text:visited-style-name="Visited_20_Internet_20_Link">
630_360_16894...</text:a>
']</text:p>
      <text:p text:style-name="P4">
Tags: ['Баскетбол', 'Європа', 'Збірна України', 'Молодь', 'Північна Македонія']</text:p>
      <text:p text:style-name="P4">
Type: Article</text:p>
      <!--METADATA-->
      <text:p text:style-name="P4">
<draw:frame draw:style-name="fr1" draw:name="Image196" text:anchor-type="as-char" svg:width="6.9236in" svg:height="3.956343in" draw:z-index="0">
<draw:image xlink:href="../Images/yкринформ/2023-07-15T-3-10-58-03-00/630_360_1689411293-865.jpg" xlink:type="simple" xlink:show="embed" xlink:actuate="onLoad" draw:mime-type="image/jpeg"/>
</draw:frame>
July 15 Basketball players of the Youth Team of Ukraine(U20)will hold the semi -final of Europe(Division in)Against the owners of the championship from Northern Macedonia  The match <text:a xlink:type="simple" xlink:href="https://fbu.ua/news/ukrana-zgra-proti-gospodarv-za-vihd-u-fnal-anons-matchu-z-pvnchnoyu-makedonyu-na-vrobasket-u-20" text:style-name="Internet_20_link" text:visited-style-name="Visited_20_Internet_20_Link">
will start</text:a>
At 19.30, Ukrinform reports.</text:p>
      <text:p text:style-name="P4">
Sweden and the Czech Republic will play in the second semi -final(22.00).</text:p>
      <text:p text:style-name="P4">
<text:span text:style-name="T4">
Читайте також:</text:span>
 <text:a xlink:type="simple" xlink:href="https://www.ukrinform.ua/rubric-sports/3736087-ukrainec-zrobiv-pat-bloksotiv-u-matci-litnoi-ligi-nba.html" text:style-name="Internet_20_link" text:visited-style-name="Visited_20_Internet_20_Link">
 Українець зробив п'ять блок-шотів у матчі Літньої лігиНБА </text:a>
According to the results of the European Championship in the division in the three best national teams - the finalists and the winner of the match for the third place - will climb to the division A. Otgo, the winner of the match Northern Macedonia - Ukraine guarantees itself the increase of UKlas for the next year.</text:p>
      <text:p text:style-name="P4">
Photo: fbu.ua.</text:p>
      <text:p text:style-name="P4">
News Source: <text:a xlink:type="simple" xlink:href="https://www.ukrinform.ua/rubric-sports/3736121-sogodni-zbirna-ukraini-u20-zigrae-z-pivnicnou-makedonieu-pivfinal-evro.html" text:style-name="Internet_20_link" text:visited-style-name="Visited_20_Internet_20_Link">
https://www.ukrinform.ua/rubric-sports/3736121-sogodni-zbirna-ukraini-u20-zigrae-z-pivnicnou-makedonieu-pivfinal-evro.html</text:a>
</text:p>
      <!--NEWS-->
      <text:h text:style-name="P10" text:outline-level="1">
<text:span text:style-name="T4">
The Kharkiv Ova canceled the Certificate of Honor of the Theater Director, who went to St. Petersburg</text:span>
</text:h>
      <text:p text:style-name="P4">
Authors: Ukrinform (Person)</text:p>
      <text:p text:style-name="P4">
Publisher: Укринформ (Organization)</text:p>
      <text:p text:style-name="P4">
Published Time: 2023-07-15T-4:09:00+03:00</text:p>
      <text:p text:style-name="P4">
Modified Time: 2023-07-15T12:09:00+03:00</text:p>
      <text:p text:style-name="P4">
Description: The Kharkiv Ova canceled Honorary Certificate by the theater director Oksana Bogusevich, who went to St. Petersburg and declared the creation of a theater studio in the territory of the aggressor country. - Ukrinform.</text:p>
      <text:p text:style-name="P4">
Images: ['<text:a xlink:type="simple" xlink:href="https://static.ukrinform.com/photos/2023_07/thumb_files/630_360_1689413105-993.jpg" text:style-name="Internet_20_link" text:visited-style-name="Visited_20_Internet_20_Link">
630_360_16894...</text:a>
']</text:p>
      <text:p text:style-name="P4">
Tags: ['Петербург', 'Скандал', 'Театр', 'Росія', 'Харків']</text:p>
      <text:p text:style-name="P4">
Type: Article</text:p>
      <!--METADATA-->
      <text:p text:style-name="P4">
<draw:frame draw:style-name="fr1" draw:name="Image197" text:anchor-type="as-char" svg:width="6.9236in" svg:height="3.956343in" draw:z-index="0">
<draw:image xlink:href="../Images/yкринформ/2023-07-15T-4-09-00-03-00/630_360_1689413105-993.jpg" xlink:type="simple" xlink:show="embed" xlink:actuate="onLoad" draw:mime-type="image/jpeg"/>
</draw:frame>
Kharkiv canceled the honorary diploma by the theater director Oksana Bogusevich, who was in St. Petersburg and announced the creation of the theater studio of the spheriteria of the aggressor country.</text:p>
      <text:p text:style-name="P4">
As Ukrinform reports, it reported in <text:a xlink:type="simple" xlink:href="https://t.me/kharkivoda/10845" text:style-name="Internet_20_link" text:visited-style-name="Visited_20_Internet_20_Link">
telegram</text:a>
The press service of Kharkiv Ova with reference to the head of the regional military administration Oleg Synigubova.</text:p>
      <text:p text:style-name="P4">
"It is shameful to speak on the stages of the hostile of the Russian Federation, while every meter of Ukrainian land is released from the invaders at the cost of lives. I consider it obligation to be a certificate of honorary diploma of the Kharkiv regional administration, which Bogusevich was hand," Synigubov said.</text:p>
      <text:p text:style-name="P4">
<text:span text:style-name="T4">
 Read also: </text:span>
 <text:a xlink:type="simple" xlink:href="https://www.ukrinform.ua/rubric-culture/3735468-teatralnu-premiu-kiivska-pektoral-zbilsili-udvici.html" text:style-name="Internet_20_link" text:visited-style-name="Visited_20_Internet_20_Link">
<text:span text:style-name="T4">
 Theater </text:span>
 Alna Award "Kyiv Pectoral" Increase Library</text:a>
The head of the Kharkiv Ova added that he instructed the profile department to conduct a reserve inspection of responsible persons for filing a request for awards.</text:p>
      <text:p text:style-name="P4">
As reported by Ukrinform, director of Kharkiv Theater "Vremya-Ch" Jeanne Bogusevichi actors Darya Ternovskaya and Sergey Listunov <text:a xlink:type="simple" xlink:href="https://www.ukrinform.ua/rubric-culture/3735989-reziser-i-dvoe-aktoriv-nederzavnogo-teatru-z-harkova-viihali-do-peterburga.html" text:style-name="Internet_20_link" text:visited-style-name="Visited_20_Internet_20_Link">
left for St. Petersburg</text:a>
But they created a Peter's studio. In Kharkiv <text:a xlink:type="simple" xlink:href="https://www.ukrinform.ua/tag-teatr" text:style-name="Internet_20_link" text:visited-style-name="Visited_20_Internet_20_Link">
Theater</text:a>
He gave the latest performances this spring, stating that the termination.</text:p>
      <text:p text:style-name="P4">
News Source: <text:a xlink:type="simple" xlink:href="https://www.ukrinform.ua/rubric-culture/3736119-harkivska-ova-anuluvala-pocesnu-gramotu-teatralnij-reziserci-aka-viihala-do-peterburga.html" text:style-name="Internet_20_link" text:visited-style-name="Visited_20_Internet_20_Link">
https://www.ukrinform.ua/rubric-culture/3736119-harkivska-ova-anuluvala-pocesnu-gramotu-teatralnij-reziserci-aka-viihala-do-peterburga.html</text:a>
</text:p>
      <!--NEWS-->
      <text:h text:style-name="P10" text:outline-level="1">
<text:span text:style-name="T4">
JSC Avdiivka Directio Rusian Army Shelled Berdyshi, Ceramics, Lastochkine, Avdiivka of Don ...</text:span>
</text:h>
      <text:p text:style-name="P4">
Authors: liveuamap (Language: en)</text:p>
      <text:p text:style-name="P4">
Time: 2023-07-15T-4:31:00</text:p>
      <text:p text:style-name="P4">
Location: Donetsk (Latitude:48.0931 Longtitude:37.59333)</text:p>
      <text:p text:style-name="P4">
Videos: []</text:p>
      <text:p text:style-name="P4">
Images: []</text:p>
      <text:p text:style-name="P4">
Tags: ["Russia"]</text:p>
      <text:p text:style-name="P4">
Id: 22576255</text:p>
      <!--METADATA-->
      <text:p text:style-name="P4">
At Avdiyivka direction Russian army shelled Berdychi, Keramik, Lastochkyne,Avdiyivka of Donetsk region. Russian aviation conducted airstrikes atAvdiyivka and Pervomayske, - General Staff of Armed Forces of Ukraine says inthe morning report</text:p>
      <text:p text:style-name="P4">
News Collection Link: <text:a xlink:type="simple" xlink:href="https:\/\/liveuamap.com\/en\/2023\/15-july-at-avdiyivka-direction-russian-army-shelled-berdychi" text:style-name="Internet_20_link" text:visited-style-name="Visited_20_Internet_20_Link">
https:\/\/liveuamap.com\/en\/2023\/15-july-at-avdiyivka-direction-russian-army-shelled-berdychi</text:a>
</text:p>
      <text:p text:style-name="P4">
News Source: <text:a xlink:type="simple" xlink:href="https://t.me/lumsrc/5370" text:style-name="Internet_20_link" text:visited-style-name="Visited_20_Internet_20_Link">
https://t.me/lumsrc/5370</text:a>
</text:p>
      <!--NEWS-->
      <text:h text:style-name="P10" text:outline-level="1">
<text:span text:style-name="T4">
JSC Marinka Direcion Rusian of the Army Shelled Krasnogorivka, Marinka, Victory And And Georgiyivka O ...</text:span>
</text:h>
      <text:p text:style-name="P4">
Authors: liveuamap (Language: en)</text:p>
      <text:p text:style-name="P4">
Time: 2023-07-15T-6:31:00</text:p>
      <text:p text:style-name="P4">
Location: Marinka, Donetsk Oblast (Latitude:47.95947 Longtitude:37.44501)</text:p>
      <text:p text:style-name="P4">
Videos: []</text:p>
      <text:p text:style-name="P4">
Images: []</text:p>
      <text:p text:style-name="P4">
Tags: ["Russia"]</text:p>
      <text:p text:style-name="P4">
Id: 22576254</text:p>
      <!--METADATA-->
      <text:p text:style-name="P4">
At Maryinka direction Russian army shelled Krasnohorivka, Maryinka, Pobyedaand Heorhiyivka of Donetsk region, - General Staff of Armed Forces of Ukrainesays in the morning report</text:p>
      <text:p text:style-name="P4">
News Collection Link: <text:a xlink:type="simple" xlink:href="https:\/\/liveuamap.com\/en\/2023\/15-july-at-maryinka-direction-russian-army-shelled-krasnohorivka" text:style-name="Internet_20_link" text:visited-style-name="Visited_20_Internet_20_Link">
https:\/\/liveuamap.com\/en\/2023\/15-july-at-maryinka-direction-russian-army-shelled-krasnohorivka</text:a>
</text:p>
      <text:p text:style-name="P4">
News Source: <text:a xlink:type="simple" xlink:href="https://t.me/lumsrc/5371" text:style-name="Internet_20_link" text:visited-style-name="Visited_20_Internet_20_Link">
https://t.me/lumsrc/5371</text:a>
</text:p>
      <!--NEWS-->
      <text:h text:style-name="P10" text:outline-level="1">
<text:span text:style-name="T4">
Ukrzaliznytsia launched an evacuation train from Sumy to Kiev</text:span>
</text:h>
      <text:p text:style-name="P4">
Authors: Ukrinform (Person)</text:p>
      <text:p text:style-name="P4">
Publisher: Укринформ (Organization)</text:p>
      <text:p text:style-name="P4">
Published Time: 2023-07-15T-6:53:56+03:00</text:p>
      <text:p text:style-name="P4">
Modified Time: 2023-07-15T11:53:56+03:00</text:p>
      <text:p text:style-name="P4">
Description: From now on, a daily evacuation train from Sumy to Kiev will run. - Ukrinform.</text:p>
      <text:p text:style-name="P4">
Images: ['<text:a xlink:type="simple" xlink:href="https://static.ukrinform.com/photos/2018_04/thumb_files/630_360_1524228943-4095.jpg" text:style-name="Internet_20_link" text:visited-style-name="Visited_20_Internet_20_Link">
630_360_15242...</text:a>
']</text:p>
      <text:p text:style-name="P4">
Tags: ['Евакуація', 'Потяг', 'Суми', 'Укрзалізниця', 'Київ']</text:p>
      <text:p text:style-name="P4">
Type: Article</text:p>
      <!--METADATA-->
      <text:p text:style-name="P4">
<draw:frame draw:style-name="fr1" draw:name="Image199" text:anchor-type="as-char" svg:width="6.9236in" svg:height="3.956343in" draw:z-index="0">
<draw:image xlink:href="../Images/yкринформ/2023-07-15T-6-53-56-03-00/630_360_1524228943-4095.jpg" xlink:type="simple" xlink:show="embed" xlink:actuate="onLoad" draw:mime-type="image/jpeg"/>
</draw:frame>
From now on, a daily evacuation train from Sumy to Kiev will run.</text:p>
      <text:p text:style-name="P4">
About it reports <text:a xlink:type="simple" xlink:href="https://minre.gov.ua/2023/07/15/z%ca%bcyavylas-mozhlyvist-bezkoshtovnoyi-evakuacziyi-z-sumshhyny/" text:style-name="Internet_20_link" text:visited-style-name="Visited_20_Internet_20_Link">
Ministry of Reintegration</text:a>
temporarily occupied territories, reports Ukrinform.</text:p>
      <text:p text:style-name="P4">
"Already today from Sumy to Kiev the first evacuation train of Sumy-Kyiv. It will smoke daily- from Sumy will leave at 6:47 and arrive in Kiev at 11:41,"- the message reads.</text:p>
      <text:p text:style-name="P4">
The Ministry of Reintegration was informed that each evacuated UkrPoshta pays the offices after arrival of 3 thousand hryvnias for children and persons with disabilities and 2 thousand hryvnias for all other persons.</text:p>
      <text:p text:style-name="P4">
All those who want Kiev Ova will be placed in a modular town in the Vyshgorod district.</text:p>
      <text:p text:style-name="P4">
<text:span text:style-name="T4">
 Read also: </text:span>
 <text:a xlink:type="simple" xlink:href="https://www.ukrinform.ua/rubric-regions/3730575-evakuacijnij-potag-z-doneccini-na-zitomirsinu-kursuvatime-raz-na-visim-dniv.html" text:style-name="Internet_20_link" text:visited-style-name="Visited_20_Internet_20_Link">
<text:span text:style-name="T4">
 evacuation </text:span>
 train from Donetsk region to Zhytomyr region will smoke every eight days</text:a>
The evacuation was introduced as a result of the work of the coordination headquarters on the compulsory evacuation of the population in martial law.</text:p>
      <text:p text:style-name="P4">
As it was reported, the Command of the Joint Forces of the Armed Forces called on the citizens of the border regions of Sumy region to evacuate in safer regions.</text:p>
      <text:p text:style-name="P4">
News Source: <text:a xlink:type="simple" xlink:href="https://www.ukrinform.ua/rubric-regions/3736114-ukrzaliznica-zapustila-evakuacijnij-potag-iz-sum-do-kieva.html" text:style-name="Internet_20_link" text:visited-style-name="Visited_20_Internet_20_Link">
https://www.ukrinform.ua/rubric-regions/3736114-ukrzaliznica-zapustila-evakuacijnij-potag-iz-sum-do-kieva.html</text:a>
</text:p>
      <!--NEWS-->
      <text:h text:style-name="P10" text:outline-level="1">
<text:span text:style-name="T4">
Oleg Shafarenko again headed the Kiev hockey team "Sokil"</text:span>
</text:h>
      <text:p text:style-name="P4">
Authors: Ukrinform (Person)</text:p>
      <text:p text:style-name="P4">
Publisher: Укринформ (Organization)</text:p>
      <text:p text:style-name="P4">
Published Time: 2023-07-15T-7:50:09+03:00</text:p>
      <text:p text:style-name="P4">
Modified Time: 2023-07-15T11:50:09+03:00</text:p>
      <text:p text:style-name="P4">
Description: After the annual pause, Ukrainian hockey specialist Oleg Shafarenko again became the head coach of the Falcon of Kiev. - Ukrinform.</text:p>
      <text:p text:style-name="P4">
Images: ['<text:a xlink:type="simple" xlink:href="https://static.ukrinform.com/photos/2023_07/thumb_files/630_360_1689410476-392.jpg" text:style-name="Internet_20_link" text:visited-style-name="Visited_20_Internet_20_Link">
630_360_16894...</text:a>
']</text:p>
      <text:p text:style-name="P4">
Tags: ['хокей', 'Спорт', 'Україна', 'Київ']</text:p>
      <text:p text:style-name="P4">
Type: Article</text:p>
      <!--METADATA-->
      <text:p text:style-name="P4">
<draw:frame draw:style-name="fr1" draw:name="Image200" text:anchor-type="as-char" svg:width="6.9236in" svg:height="3.956343in" draw:z-index="0">
<draw:image xlink:href="../Images/yкринформ/2023-07-15T-7-50-09-03-00/630_360_1689410476-392.jpg" xlink:type="simple" xlink:show="embed" xlink:actuate="onLoad" draw:mime-type="image/jpeg"/>
</draw:frame>
Ukrainian hockey specialist Oleg Shafarenko after the annual pause again became the head coach of the Falcon of Kiev.</text:p>
      <text:p text:style-name="P4">
41-year-old Shafarenko <text:a xlink:type="simple" xlink:href="https://www.facebook.com/fhu.com.ua" text:style-name="Internet_20_link" text:visited-style-name="Visited_20_Internet_20_Link">
headed "Falcon"</text:a>
In the first two after the club revival. With him, the team reached the 2021 finals and made a golden double in the unfinished season of the 20121/2022 season, Ukrinform reports.</text:p>
      <text:p text:style-name="P4">
The previous season, Oleg Shafarenko conducted one of the teams of the German Regional League, where he not only performed the functions of a playing coach, but also answered the whole system of children's and youth hockey into the club.</text:p>
      <text:p text:style-name="P4">
“I did not work in the Falcon, but I met the team metially throughout the championship. Glad that the boys were able to get the championship. We now defend the title and perform successfully in the continental cup. I bravs the time in the new team since spring. Now it is necessary to close several positions, ”Shafarenko said during the presentation.</text:p>
      <text:p text:style-name="P4">
<text:span text:style-name="T4">
 Read also: </text:span>
 <text:a xlink:type="simple" xlink:href="https://www.ukrinform.ua/rubric-sports/3735806-hokejnij-zahisnik-sokola-ivan-sisak-gratime-v-ugorsini.html" text:style-name="Internet_20_link" text:visited-style-name="Visited_20_Internet_20_Link">
Falcon's hockey defender Ivan Sisak will play in Hungary</text:a>
Konstantin Simchuk, who led the Falcon to the championship in the previous season, will focus on the functions of the general manager and may be included in the pre -trainer staff of Shafarenko.</text:p>
      <text:p text:style-name="P4">
Photo: facebook.com/hcsokil.</text:p>
      <text:p text:style-name="P4">
News Source: <text:a xlink:type="simple" xlink:href="https://www.ukrinform.ua/rubric-sports/3736113-oleg-safarenko-znovu-ocoliv-kiivsku-hokejnu-komandu-sokil.html" text:style-name="Internet_20_link" text:visited-style-name="Visited_20_Internet_20_Link">
https://www.ukrinform.ua/rubric-sports/3736113-oleg-safarenko-znovu-ocoliv-kiivsku-hokejnu-komandu-sokil.html</text:a>
</text:p>
      <!--NEWS-->
      <text:h text:style-name="P10" text:outline-level="1">
<text:span text:style-name="T4">
AT Shakhtarsk Directive Russian Army Welled Paraskoveevka, Novomikhailivka, Makarevka, new ...</text:span>
</text:h>
      <text:p text:style-name="P4">
Authors: liveuamap (Language: en)</text:p>
      <text:p text:style-name="P4">
Time: 2023-07-15T-8:31:00</text:p>
      <text:p text:style-name="P4">
Location: Vuhledar (Latitude:47.85763 Longtitude:37.21687)</text:p>
      <text:p text:style-name="P4">
Videos: []</text:p>
      <text:p text:style-name="P4">
Images: []</text:p>
      <text:p text:style-name="P4">
Tags: ["Russia"]</text:p>
      <text:p text:style-name="P4">
Id: 22576253</text:p>
      <!--METADATA-->
      <text:p text:style-name="P4">
At Shakhtarske direction Russian army shelled Paraskoviyivka, Novomykhaylivka,Makarivka, Novoukrayinka, Blahodatne and Bohoyavlenka, - General Staff ofArmed Forces of Ukraine says in the morning report</text:p>
      <text:p text:style-name="P4">
News Collection Link: <text:a xlink:type="simple" xlink:href="https:\/\/liveuamap.com\/en\/2023\/15-july-at-shakhtarske-direction-russian-army-shelled-paraskoviyivka" text:style-name="Internet_20_link" text:visited-style-name="Visited_20_Internet_20_Link">
https:\/\/liveuamap.com\/en\/2023\/15-july-at-shakhtarske-direction-russian-army-shelled-paraskoviyivka</text:a>
</text:p>
      <text:p text:style-name="P4">
News Source: <text:a xlink:type="simple" xlink:href="https://t.me/lumsrc/5372" text:style-name="Internet_20_link" text:visited-style-name="Visited_20_Internet_20_Link">
https://t.me/lumsrc/5372</text:a>
</text:p>
      <!--NEWS-->
      <text:h text:style-name="P10" text:outline-level="1">
<text:span text:style-name="T4">
In Lviv region, the deputy mayor and director of the utility were caught on a bribe</text:span>
</text:h>
      <text:p text:style-name="P4">
Authors: Ukrinform (Person)</text:p>
      <text:p text:style-name="P4">
Publisher: Укринформ (Organization)</text:p>
      <text:p text:style-name="P4">
Published Time: 2023-07-15T-8:49:03+03:00</text:p>
      <text:p text:style-name="P4">
Modified Time: 2023-07-15T11:49:03+03:00</text:p>
      <text:p text:style-name="P4">
Description: The deputy chairman of one of the cities of Lviv region and the director of the utility was informed of the suspicion of demanding and receiving undue benefit. - Ukrinform.</text:p>
      <text:p text:style-name="P4">
Images: ['<text:a xlink:type="simple" xlink:href="https://static.ukrinform.com/photos/2023_07/thumb_files/630_360_1689410749-565.jpg" text:style-name="Internet_20_link" text:visited-style-name="Visited_20_Internet_20_Link">
630_360_16894...</text:a>
']</text:p>
      <text:p text:style-name="P4">
Tags: ['Хабар', 'Львівщина', 'Прокуратура', 'Затримання']</text:p>
      <text:p text:style-name="P4">
Type: Article</text:p>
      <!--METADATA-->
      <text:p text:style-name="P4">
<draw:frame draw:style-name="fr1" draw:name="Image201" text:anchor-type="as-char" svg:width="6.9236in" svg:height="3.956343in" draw:z-index="0">
<draw:image xlink:href="../Images/yкринформ/2023-07-15T-8-49-03-03-00/630_360_1689410749-565.jpg" xlink:type="simple" xlink:show="embed" xlink:actuate="onLoad" draw:mime-type="image/jpeg"/>
</draw:frame>
The deputy chairman of one of the cities of Lviv region and the director of the utility was reported on suspicion of demanding and receiving undue benefits.</text:p>
      <text:p text:style-name="P4">
As Ukrinform reports, about it in <text:a xlink:type="simple" xlink:href="http://t.me/lvivoblprok/1226" text:style-name="Internet_20_link" text:visited-style-name="Visited_20_Internet_20_Link">
telegrams</text:a>
The Lviv Regional Prosecutor's Office reports.</text:p>
      <text:p text:style-name="P4">
"According to the investigation, the suspects demanded a" rollback "from a private entrepreneur who was engaged in the supply of sand at the request of the utility company, which reassures in the control of the said city council," - the testimony reads.</text:p>
      <text:p text:style-name="P4">
It is noted that for this money they promised to promote the conditions of the concluded contract, as well as in payment for the delivered sand. In particular, not to create artificial removal about the color and quality of sand, which were not actually provided for in the owner.</text:p>
      <text:p text:style-name="P4">
For these services, the persons involved received from the entrepreneur - 21 thousand UAH each.</text:p>
      <text:p text:style-name="P4">
The suspects were detained in the order of Art. 208 of the CPC of Ukraine during the receipt of the previously conducted part of the undue benefit.</text:p>
      <text:p text:style-name="P4">
Investigative actions are ongoing.</text:p>
      <text:p text:style-name="P4">
<text:span text:style-name="T4">
 Read also: </text:span>
 <text:a xlink:type="simple" xlink:href="https://www.ukrinform.ua/rubric-society/3734530-habari-za-peretin-kordonu-pro-pidozru-povidomili-narodnij-deputatci-ta-ii-pomicnici.html" text:style-name="Internet_20_link" text:visited-style-name="Visited_20_Internet_20_Link">
<text:span text:style-name="T4">
 bribes </text:span>
 for border crossing: suspicion of the reporting deputy and her assistant</text:a>
As reported by Ukrinform, law enforcement officers reported in Kiev about the suspicion of the Tremors of the Municipal Organization "KyivmedSpetstrans" and their accomplices by the invoice of appropriation of more than 12, 6 million UAH of budgetary funds for the purchase of storage parts at inflated prices for ambulance.</text:p>
      <text:p text:style-name="P4">
News Source: <text:a xlink:type="simple" xlink:href="https://www.ukrinform.ua/rubric-regions/3736112-na-lvivsini-na-habari-pijmali-zastupnika-mera-ta-direktora-komunalnogo-pidpriemstva.html" text:style-name="Internet_20_link" text:visited-style-name="Visited_20_Internet_20_Link">
https://www.ukrinform.ua/rubric-regions/3736112-na-lvivsini-na-habari-pijmali-zastupnika-mera-ta-direktora-komunalnogo-pidpriemstva.html</text:a>
</text:p>
      <!--NEWS-->
      <text:h text:style-name="P10" text:outline-level="1">
<text:span text:style-name="T4">
South Korea President visited Bucha</text:span>
</text:h>
      <text:p text:style-name="P4">
Authors: Ukrinform (Person)</text:p>
      <text:p text:style-name="P4">
Publisher: Укринформ (Organization)</text:p>
      <text:p text:style-name="P4">
Published Time: 2023-07-15T-9:32:31+03:00</text:p>
      <text:p text:style-name="P4">
Modified Time: 2023-07-15T11:32:31+03:00</text:p>
      <text:p text:style-name="P4">
Description: South Korea President Jun Jol and his wife in Bucha showed places of war crimes committed by the Russian army. - Ukrinform.</text:p>
      <text:p text:style-name="P4">
Images: ['<text:a xlink:type="simple" xlink:href="https://static.ukrinform.com/photos/2023_07/thumb_files/630_360_1689409753-777.jpg" text:style-name="Internet_20_link" text:visited-style-name="Visited_20_Internet_20_Link">
630_360_16894...</text:a>
']</text:p>
      <text:p text:style-name="P4">
Tags: ['Буча', 'Корея', 'Президент', 'Росія', 'Воєнні злочини']</text:p>
      <text:p text:style-name="P4">
Type: Article</text:p>
      <!--METADATA-->
      <text:p text:style-name="P4">
<draw:frame draw:style-name="fr1" draw:name="Image202" text:anchor-type="as-char" svg:width="6.9236in" svg:height="3.956343in" draw:z-index="0">
<draw:image xlink:href="../Images/yкринформ/2023-07-15T-9-32-31-03-00/630_360_1689409753-777.jpg" xlink:type="simple" xlink:show="embed" xlink:actuate="onLoad" draw:mime-type="image/jpeg"/>
</draw:frame>
South Korea President, Jun Jol, and his wife in Bucha, showed the place of war crimes committed by the Russian army.</text:p>
      <text:p text:style-name="P4">
About it in <text:a xlink:type="simple" xlink:href="http://t.me/pgo_gov_ua/14417" text:style-name="Internet_20_link" text:visited-style-name="Visited_20_Internet_20_Link">
telegram</text:a>
reports the Office Prosecutor, Ukrinform reports.</text:p>
      <text:p text:style-name="P4">
"Prosecutor General Andriy Kostin showed President of South Korea Jun Sokyoly and his wife of crimes committed by the Russian military during the Bucha's time in March 2022," the statement reads.</text:p>
      <text:p text:style-name="P4">
The Prosecutor General thanked the President <text:a xlink:type="simple" xlink:href="https://www.ukrinform.ua/tag-korea" text:style-name="Internet_20_link" text:visited-style-name="Visited_20_Internet_20_Link">
Korea</text:a>
He emphasized his firm position that the world community has no right to law with large -scale attacks on civilians.</text:p>
      <text:p text:style-name="P4">
Kostin stressed that in 33 days of Bucha's occupation, all kinds of military gates were committed here, including torture, execution of civilian and evacuation columns, sexual violence.</text:p>
      <text:p text:style-name="P4">
"The regime of the Russian Federation should be responsible for everything. The most effective way to get this is a special tribunal for a crime of aggression," - said Genuzhgen Prosecutor.</text:p>
      <text:p text:style-name="P4">
<text:span text:style-name="T4">
 Read also: </text:span>
 <text:a xlink:type="simple" xlink:href="https://www.ukrinform.ua/rubric-society/3734440-u-vilnusi-vidkrili-vistavku-pro-rosijski-voenni-zlocini-v-ukraini.html" text:style-name="Internet_20_link" text:visited-style-name="Visited_20_Internet_20_Link">
in Vilnius opened an exhibition about Russian <text:span text:style-name="T4">
 military </text:span>
<text:span text:style-name="T4">
 Crimes </text:span>
 in Ukraine</text:a>
As reported by Ukrinform, Jun Jol Jol July arrived in Ukraine with an unannounced visit.</text:p>
      <text:p text:style-name="P4">
News Source: <text:a xlink:type="simple" xlink:href="https://www.ukrinform.ua/rubric-polytics/3736108-prezident-pivdennoi-korei-vidvidav-bucu.html" text:style-name="Internet_20_link" text:visited-style-name="Visited_20_Internet_20_Link">
https://www.ukrinform.ua/rubric-polytics/3736108-prezident-pivdennoi-korei-vidvidav-bucu.html</text:a>
</text:p>
      <!--NEWS-->
      <text:h text:style-name="P10" text:outline-level="1">
<text:span text:style-name="T4">
The strategy of implementation of the mental health program on the ground is already built - OP</text:span>
</text:h>
      <text:p text:style-name="P4">
Authors: Ukrinform (Person)</text:p>
      <text:p text:style-name="P4">
Publisher: Укринформ (Organization)</text:p>
      <text:p text:style-name="P4">
Published Time: 2023-07-15T00:03:00+03:00</text:p>
      <text:p text:style-name="P4">
Modified Time: 2023-07-15T00:03:00+03:00</text:p>
      <text:p text:style-name="P4">
Description: The strategy of implementation of the All -Ukrainian Mental Health Program on the ground has been built today, regional coordination centers for civilian support and local program coordinators have been established. - Ukrinform.</text:p>
      <text:p text:style-name="P4">
Images: ['<text:a xlink:type="simple" xlink:href="https://static.ukrinform.com/photos/2023_07/thumb_files/630_360_1689377450-902.jpeg" text:style-name="Internet_20_link" text:visited-style-name="Visited_20_Internet_20_Link">
630_360_16893...</text:a>
']</text:p>
      <text:p text:style-name="P4">
Tags: ['Олена Зеленська', 'Офіс Президента', 'Шмигаль', 'Ментальне здоров’я']</text:p>
      <text:p text:style-name="P4">
Type: Article</text:p>
      <!--METADATA-->
      <text:p text:style-name="P4">
<draw:frame draw:style-name="fr1" draw:name="Image203" text:anchor-type="as-char" svg:width="6.9236in" svg:height="3.956343in" draw:z-index="0">
<draw:image xlink:href="../Images/yкринформ/2023-07-15T00-03-00-03-00/630_360_1689377450-902.jpeg" xlink:type="simple" xlink:show="embed" xlink:actuate="onLoad" draw:mime-type="image/jpeg"/>
</draw:frame>
The strategy for implementing the All -Ukrainian Mental Health Program on the field is developed today, regional coordination centers of support of the population and local coordinators of the program have been established.</text:p>
      <text:p text:style-name="P4">
According to Ukrinform, it reports <text:a xlink:type="simple" xlink:href="http://www.president.gov.ua/news/olena-zelenska-shob-stvoriti-efektivnu-sistemu-psihosocialno-84337" text:style-name="Internet_20_link" text:visited-style-name="Visited_20_Internet_20_Link">
Presidential Office</text:a>
According to the results of the meeting of the Interagency Coordination Council on Mental Health and Psychological Assistance to Persons affected by the Russian armed aggression,</text:p>
      <text:p text:style-name="P4">
The event was chaired by Prime Minister Denis Schmigal within the limits of Presidential's wife Elena Zelenskaya on the development and implementation of the All-Ukrainian Mental Health Program.</text:p>
      <text:p text:style-name="P4">
The meeting was attended by representatives of the Presidential Office, the central executive authorities, the coordination center for mental health under the offices and the non -governmental sector, the heads of regional military administrations and People's Deputies. The presidential wife was also present in the event.</text:p>
      <text:p text:style-name="P4">
The participants of the meeting discussed the intermediate results on priority projects intoaprained decisions to support the military, veterans and their members of their nurses, their immediate social environment. Particular attention is paid to the state of communication campaign "Are you like?"</text:p>
      <text:p text:style-name="P4">
As the first lady noted, the meeting coincided with one of the "difficult" dates - the ros of the strike of Russian troops in the center of Vinnytsia. At that time, 29 people were killed, including patients and local clinic staff. Among the dead was a girl - a child with Down syndrome.</text:p>
      <text:p text:style-name="P4">
"I told that she was familiar with her, we got together in a video with the participation. It is only one of the horrific stories of loss and experience of loss during the war. Let This is a difficult question: how to live on? Both mom Lisa and all children who have lost children and all children who have lost their parents. And families who, in addition to war, have a difficult diagnosis in the family. And their families with experience of injuries, losses, captivity, "Zelenska said.<text:span text:style-name="T4">
 Read also: </text:span>
 <text:a xlink:type="simple" xlink:href="https://www.ukrinform.ua/rubric-society/3730033-zelenska-rozpovila-pro-te-ak-vdacnist-ratue-vid-stresu.html" text:style-name="Internet_20_link" text:visited-style-name="Visited_20_Internet_20_Link">
Zelenskaya told how gratitude saves from stress</text:a>
The president's wife emphasized the systematic and constant availability of mental health. They should be flexible and understandable. In this Sens, all the performers of the All -Ukrainian Mental Health Program are important.</text:p>
      <text:p text:style-name="P4">
As it is noted, thanks to the work of the Ministry of Health, the route of receiving a service is already formed by the super -pressing projects.</text:p>
      <text:p text:style-name="P4">
In particular, the Ministry of Health is working on integration of mental health services. With the study of MHGAP WHO, more than 27 thousand persons, including family doctors, can help their patients with sleep, anxiety, depression and more.</text:p>
      <text:p text:style-name="P4">
According to the OP, tens of thousands of Ukrainians received appropriate assistance. The Ministry of Education and Science, embodying a project from total psychodication, working on adaptation of the Well-Being Social and Emotional Education for Students of Grades 1-6.</text:p>
      <text:p text:style-name="P4">
The Ministry of Social Policy has launched a project to build a "centrality stability" and already has more than 200 applications from communities for their creation. Such centers will be a front office for service providers and the only point of entry for people.</text:p>
      <text:p text:style-name="P4">
The Ministry of Veterans Affairs 85% has completed the development of a screening system and starts testing in the near future.</text:p>
      <text:p text:style-name="P4">
The deputy heads of military administrations are responsible for the implementation of the All -Ukrainian Mental Health Program. The implementation of the programs covers in the country all levels, starting with the national, ending with a family doctor in the community.</text:p>
      <text:p text:style-name="P4">
<text:span text:style-name="T4">
 Read also: </text:span>
 [Zelenskaya and Vice president of the European Commission discussed the Ukrainian program(https://www.ukrinform.ua/rubric-society/3723508-zelenska-i-viceprezident-evrokomisii-obgovorili-vseukrainsku-programu-mentalnogo-zdorova.html)</text:p>
      <text:p text:style-name="P4">
"In the process of working on the All-Ukrainian Program of Mental Health, the mines were aware of the huge amount and importance of this issue. There is a lot of program within the program," the Prime Minister said.</text:p>
      <text:p text:style-name="P4">
He thanked everyone for his work, and the first lady - for the lead in this way.</text:p>
      <text:p text:style-name="P4">
"As a result of today's discussion, a package of regular efficient management decisions was formed, which the government will implement together with ministry and profile ministers," added <text:a xlink:type="simple" xlink:href="https://www.ukrinform.ua/tag-smigal" text:style-name="Internet_20_link" text:visited-style-name="Visited_20_Internet_20_Link">
Shmigal</text:a>
.</text:p>
      <text:p text:style-name="P4">
As reported by Ukrinform, in May at a meeting of interagency coordination administration <text:a xlink:type="simple" xlink:href="http://www.ukrinform.ua/rubric-society/3707417-ministerstva-predstavili-sim-prioritetnih-proektiv-vseukrainskoi-programi-mentalnogo-zdorova.html" text:style-name="Internet_20_link" text:visited-style-name="Visited_20_Internet_20_Link">
presented seven priority projects</text:a>
All -Ukrainian Mental Health Program.</text:p>
      <text:p text:style-name="P4">
<text:span text:style-name="T5">
Foto: op</text:span>
</text:p>
      <text:p text:style-name="P4">
News Source: <text:a xlink:type="simple" xlink:href="https://www.ukrinform.ua/rubric-society/3736016-strategia-vprovadzenna-programi-mentalnogo-zdorova-na-miscah-uze-vibuduvana-op.html" text:style-name="Internet_20_link" text:visited-style-name="Visited_20_Internet_20_Link">
https://www.ukrinform.ua/rubric-society/3736016-strategia-vprovadzenna-programi-mentalnogo-zdorova-na-miscah-uze-vibuduvana-op.html</text:a>
</text:p>
      <!--NEWS-->
      <text:h text:style-name="P10" text:outline-level="1">
<text:span text:style-name="T4">
Estonia issued a smuggler who sent materials for MIC to Russia</text:span>
</text:h>
      <text:p text:style-name="P4">
Authors: Ukrinform (Person)</text:p>
      <text:p text:style-name="P4">
Publisher: Укринформ (Organization)</text:p>
      <text:p text:style-name="P4">
Published Time: 2023-07-15T00:16:00+03:00</text:p>
      <text:p text:style-name="P4">
Modified Time: 2023-07-15T00:16:00+03:00</text:p>
      <text:p text:style-name="P4">
Description: Estonia was extradited to the United States of the probable FSB agent suspected of smuggling electronics of military technologies to bypass sanctions. - Ukrinform.</text:p>
      <text:p text:style-name="P4">
Images: ['<text:a xlink:type="simple" xlink:href="https://static.ukrinform.com/photos/2017_01/thumb_files/630_360_1485562755-3984.jpg" text:style-name="Internet_20_link" text:visited-style-name="Visited_20_Internet_20_Link">
630_360_14855...</text:a>
']</text:p>
      <text:p text:style-name="P4">
Tags: ['Екстрадиція', 'Естонія', 'Контрабанда', 'США']</text:p>
      <text:p text:style-name="P4">
Type: Article</text:p>
      <!--METADATA-->
      <text:p text:style-name="P4">
<draw:frame draw:style-name="fr1" draw:name="Image207" text:anchor-type="as-char" svg:width="6.9236in" svg:height="3.956343in" draw:z-index="0">
<draw:image xlink:href="../Images/yкринформ/2023-07-15T00-16-00-03-00/630_360_1485562755-3984.jpg" xlink:type="simple" xlink:show="embed" xlink:actuate="onLoad" draw:mime-type="image/jpeg"/>
</draw:frame>
Estonia existing to the United States of the probable FSB agent, suspected by the electronics of military technologies in Russia bypassing sanctions.</text:p>
      <text:p text:style-name="P4">
About it reports Ukrinform with reference to <text:a xlink:type="simple" xlink:href="http://www.justice.gov/usao-edny/pr/suspected-russian-intelligence-operative-extradited-estonia-face-charges-related" text:style-name="Internet_20_link" text:visited-style-name="Visited_20_Internet_20_Link">
information</text:a>
US Eastern District of the United States.</text:p>
      <text:p text:style-name="P4">
It is noted that Konoschenko was taken into custody in Estonia on the basis of a pre-trial arrest warrant issued by the Eastern New York District. On July 13, extradition was applied - transferred to the United States.</text:p>
      <text:p text:style-name="P4">
The involved person was detained on October 27, 2022 on the border with Russia when trying to transport semiconductors and ammunition for sniper rifles of a carrier production.</text:p>
      <text:p text:style-name="P4">
Konoschenko is considered a central figure in the grouping of smugglers, the milk included five Russians and two Americans. They acted under the guidance of Russian -specific services for the purpose of obtaining American electronics and other goods, the import of which to the Russian Federation was limited by sanctions.</text:p>
      <text:p text:style-name="P4">
The suspect faces up to 30 years in prison for conspiracy, violation of right -handed control, smuggling and money laundering.</text:p>
      <text:p text:style-name="P4">
<text:span text:style-name="T4">
 Read also: </text:span>
 <text:a xlink:type="simple" xlink:href="https://www.ukrinform.ua/rubric-world/3633715-u-ssa-vikrili-sahrajsku-merezu-zakupivli-vijskovih-tovariv-dla-rf.html" text:style-name="Internet_20_link" text:visited-style-name="Visited_20_Internet_20_Link">
in the United States exposed a fraudulent network of procurement of military goods for Russian Federation</text:a>
“This defendant who is suspected of ties with <text:a xlink:type="simple" xlink:href="https://www.ukrinform.ua/tag-fsb-rf" text:style-name="Internet_20_link" text:visited-style-name="Visited_20_Internet_20_Link">
FSB</text:a>
, sent smuggling hundreds of thousands of non -sauer ammunition in support of Moscow's military vehicle using summarized companies, - said the assistant Prosecutor General Matthew Olsen. —The ministry of justice remains adamant in its mission with anti -Russian aggression, and we will be merciless to those who violate US sanctions, any more to nourish the military efforts of the Russian Federation. "</text:p>
      <text:p text:style-name="P4">
According to the investigation, the defendants were related to the companies of "Engineering" and "Certal" based in Moscow. These firms that work under the leadership of Russian special services are engaged in the purchase of pre-electronics and equipment for the military-industrial complex of the Russian Federation.</text:p>
      <text:p text:style-name="P4">
As it was reported, the Kazakhstan authorities <text:a xlink:type="simple" xlink:href="https://www.ukrinform.ua/rubric-world/3729042-u-kazahstani-zatrimali-rosijskogo-itsnika-akogo-rozsukuut-vasington-i-moskva-zmi.html" text:style-name="Internet_20_link" text:visited-style-name="Visited_20_Internet_20_Link">
detained the Russian expert of the Kibiber Security</text:a>
, which is wanted by the United States. Moscow stated that it would also seek his exstress.</text:p>
      <text:p text:style-name="P4">
News Source: <text:a xlink:type="simple" xlink:href="https://www.ukrinform.ua/rubric-world/3736005-estonia-vidala-statam-kontrabandista-akij-perepravlav-do-rosii-materiali-dla-vpk.html" text:style-name="Internet_20_link" text:visited-style-name="Visited_20_Internet_20_Link">
https://www.ukrinform.ua/rubric-world/3736005-estonia-vidala-statam-kontrabandista-akij-perepravlav-do-rosii-materiali-dla-vpk.html</text:a>
</text:p>
      <!--NEWS-->
      <text:h text:style-name="P10" text:outline-level="1">
<text:span text:style-name="T4">
The Minister of Justice of the Netherlands may head the VVD party after Rutte</text:span>
</text:h>
      <text:p text:style-name="P4">
Authors: Ukrinform (Person)</text:p>
      <text:p text:style-name="P4">
Publisher: Укринформ (Organization)</text:p>
      <text:p text:style-name="P4">
Published Time: 2023-07-15T00:37:00+03:00</text:p>
      <text:p text:style-name="P4">
Modified Time: 2023-07-15T00:37:00+03:00</text:p>
      <text:p text:style-name="P4">
Description: In the Netherlands, the governing body of the People's Party for Freedom and Democracy (VVD) supported the candidature of the Ministry of Justice Dylana Eschilgoz-Zegerius for the post of chairman of this political force instead of Mark Rutte. - Ukrinform.</text:p>
      <text:p text:style-name="P4">
Images: ['<text:a xlink:type="simple" xlink:href="https://static.ukrinform.com/photos/2023_07/thumb_files/630_360_1689370342-123.jpg" text:style-name="Internet_20_link" text:visited-style-name="Visited_20_Internet_20_Link">
630_360_16893...</text:a>
']</text:p>
      <text:p text:style-name="P4">
Tags: ['Коаліція', 'Нідерланди', 'Рютте', 'Партія']</text:p>
      <text:p text:style-name="P4">
Type: Article</text:p>
      <!--METADATA-->
      <text:p text:style-name="P4">
<draw:frame draw:style-name="fr1" draw:name="Image208" text:anchor-type="as-char" svg:width="6.9236in" svg:height="3.956343in" draw:z-index="0">
<draw:image xlink:href="../Images/yкринформ/2023-07-15T00-37-00-03-00/630_360_1689370342-123.jpg" xlink:type="simple" xlink:show="embed" xlink:actuate="onLoad" draw:mime-type="image/jpeg"/>
</draw:frame>
UNIDERLANDS governing body of the People's Party for freedom and democracy(VVD)He supported the candidature of the Minister of Justice Dylana Eshilgoz-Zegerius for the heads of this political force instead of Mark Rutte.</text:p>
      <text:p text:style-name="P4">
About it reports Ukrinform with reference to <text:a xlink:type="simple" xlink:href="https://nos.nl/artikel/2482629-vvd-bestuur-wil-yesilgoz-als-opvolger-rutte" text:style-name="Internet_20_link" text:visited-style-name="Visited_20_Internet_20_Link">
nos</text:a>
.</text:p>
      <text:p text:style-name="P4">
“Національна партійна рада VVD підтримує кандидатуру Ділан Єшільгоз-Зегеріусна посаду лідера партії”, - йдеться у повідомленні.</text:p>
      <text:p text:style-name="P4">
Зазначається, що очільниця мін’юсту вважається основним претендентом на посадуголови VVD. При цьому вона виявила готовність у разі успіху політсили навиборах стати прем’єр-міністром.</text:p>
      <text:p text:style-name="P4">
<text:span text:style-name="T4">
Читайте також:</text:span>
 <text:a xlink:type="simple" xlink:href="https://www.ukrinform.ua/rubric-world/3732986-uradova-koalicia-niderlandiv-rozpalasa-cerez-rozbiznosti-sodo-migracijnoi-politiki-zmi.html" text:style-name="Internet_20_link" text:visited-style-name="Visited_20_Internet_20_Link">
 Урядова коаліція Нідерландів розпалася через розбіжностіщодо міграційної політики - ЗМІ </text:a>
It is worth noting that the chances of Dylana Eshilgoz-Zegerius to occupy this position is also enough because her probable rivals, including former Minister of Derachlaas Deikhoff and Parliament Chairman Sophie Hersmans, have already announced that he would not be going to work for this chair.</text:p>
      <text:p text:style-name="P4">
As reported by Ukrinform, the Prime Minister <text:a xlink:type="simple" xlink:href="https://www.ukrinform.ua/tag-niderlandi" text:style-name="Internet_20_link" text:visited-style-name="Visited_20_Internet_20_Link">
Netherlands</text:a>
Mark Rutte has been the leader of the VVD -Leading Party of Coalition, which he has been headed by since 2006. He will not impose a candidate for the fifth term, but will perform the duties of new elections.</text:p>
      <text:p text:style-name="P4">
<text:span text:style-name="T4">
 Read also: </text:span>
 <text:a xlink:type="simple" xlink:href="https://www.ukrinform.ua/rubric-world/3733803-rutte-jde-z-posadi-lidera-partii-vvd.html" text:style-name="Internet_20_link" text:visited-style-name="Visited_20_Internet_20_Link">
<text:span text:style-name="T4">
 Rutte </text:span>
 goes from the post of party leader VVD</text:a>
Recall that Rutte was the Prime Minister of the Netherlands for almost 13 years. The head of the government collapsed after the agreement was not possible.</text:p>
      <text:p text:style-name="P4">
The parliamentary elections in the Netherlands should take place in the middle of the Lisice, taking into account summer and autumn holidays.</text:p>
      <text:p text:style-name="P4">
<text:span text:style-name="T5">
Foto: anp</text:span>
</text:p>
      <text:p text:style-name="P4">
News Source: <text:a xlink:type="simple" xlink:href="https://www.ukrinform.ua/rubric-world/3736006-ministerka-usticii-niderlandiv-moze-ocoliti-partiu-vvd-pisla-rutte.html" text:style-name="Internet_20_link" text:visited-style-name="Visited_20_Internet_20_Link">
https://www.ukrinform.ua/rubric-world/3736006-ministerka-usticii-niderlandiv-moze-ocoliti-partiu-vvd-pisla-rutte.html</text:a>
</text:p>
      <!--NEWS-->
      <text:h text:style-name="P10" text:outline-level="1">
<text:span text:style-name="T4">
In Kryvyi Rih, the extent of the destruction after the Shahaneda attack last night was specified</text:span>
</text:h>
      <text:p text:style-name="P4">
Authors: Ukrinform (Person)</text:p>
      <text:p text:style-name="P4">
Publisher: Укринформ (Organization)</text:p>
      <text:p text:style-name="P4">
Published Time: 2023-07-15T00:55:00+03:00</text:p>
      <text:p text:style-name="P4">
Modified Time: 2023-07-15T00:55:00+03:00</text:p>
      <text:p text:style-name="P4">
Description: In Kryvyi Rih, almost one and a half hundred homes, medical institutions and educational institutions were injured as a result of a night enemy attack. - Ukrinform.</text:p>
      <text:p text:style-name="P4">
Images: ['<text:a xlink:type="simple" xlink:href="https://static.ukrinform.com/photos/2023_07/thumb_files/630_360_1689310274-396.jpeg" text:style-name="Internet_20_link" text:visited-style-name="Visited_20_Internet_20_Link">
630_360_16893...</text:a>
']</text:p>
      <text:p text:style-name="P4">
Tags: ['Інфраструктура', 'Кривий Ріг', 'Вілкул', 'Збитки', 'Війна з Росією', 'Дрон-камікадзе']</text:p>
      <text:p text:style-name="P4">
Type: Article</text:p>
      <!--METADATA-->
      <text:p text:style-name="P4">
<draw:frame draw:style-name="fr1" draw:name="Image209" text:anchor-type="as-char" svg:width="6.9236in" svg:height="3.956343in" draw:z-index="0">
<draw:image xlink:href="../Images/yкринформ/2023-07-15T00-55-00-03-00/630_360_1689310274-396.jpeg" xlink:type="simple" xlink:show="embed" xlink:actuate="onLoad" draw:mime-type="image/jpeg"/>
</draw:frame>
Almost one and a half hundred homes, medical institutions and educational institutions were injured in Kryvyirod as a result of a night enemy attack.</text:p>
      <text:p text:style-name="P4">
About it in <text:a xlink:type="simple" xlink:href="http://t.me/vilkul/3740" text:style-name="Internet_20_link" text:visited-style-name="Visited_20_Internet_20_Link">
telegram</text:a>
The chairman of the council of defendant Alexander Vilkul informed, Ukrinform reports.</text:p>
      <text:p text:style-name="P4">
"We have updated information on damaged infrastructure, the commissions work in the morning, checking each object. 127 and 22 private homes, 24 educational establishments and 7 medical establishments were injured during the night attack," he wrote.</text:p>
      <text:p text:style-name="P4">
Vilkul noted that the city promptly attracted the construction equipment of and municipal workers to put in order after a hostile attack. The transportation of building materials for residents who can independently eliminate the consequences, as well as for condominiums and managing companies.</text:p>
      <text:p text:style-name="P4">
*!(https://www.ukrinform.ua/rubric-ato/3735600-u-krivomu-rozi-progrimili-vibuhi-vilkul.html)The transmission line and the water supply were broken. For people, a launch is organized. Energy work to restore electricity supply as soon as possible.</text:p>
      <text:p text:style-name="P4">
It is noted that immediately after the attack of hostile drones, the city authorities and the city's radar defined operational headquarters to issue materials and registration of documents for financial assistance for the residents of the victims of the residents. The headquarters are located in two areas of the city, their task is to find out the damage of the injured residents. In each case, the help of everyday life should be separately, depending on the injuries.</text:p>
      <text:p text:style-name="P4">
<text:span text:style-name="T4">
 Read also: </text:span>
 <text:a xlink:type="simple" xlink:href="https://www.ukrinform.ua/rubric-regions/3735621-ataka-droniv-na-krivij-rig-e-vlucanna-postrazdav-colovik.html" text:style-name="Internet_20_link" text:visited-style-name="Visited_20_Internet_20_Link">
Drone attack on <text:span text:style-name="T4">
 Krivoy </text:span>
 Horn: There is a hit, victims</text:a>
As it was reported, last night the enemy attacked the Dnipropetrovsk region <text:a xlink:type="simple" xlink:href="https://www.ukrinform.ua/tag-bezpilotnik" text:style-name="Internet_20_link" text:visited-style-name="Visited_20_Internet_20_Link">
drones</text:a>
. Defenders from the East PEC knocked down six Shahmed. But in Kryvyi Rih there was an entry of a municipal enterprise, in a one -storey administrative building and a boxing storage of equipment. The fires were promptly eliminated. A56-year-old man was injured, and he was given all the necessary medical care.</text:p>
      <text:p text:style-name="P4">
<text:span text:style-name="T5">
Foto: Sergey Lisak, telegram</text:span>
</text:p>
      <text:p text:style-name="P4">
News Source: <text:a xlink:type="simple" xlink:href="https://www.ukrinform.ua/rubric-regions/3736008-u-krivomu-rozi-utocnili-masstabi-rujnuvan-pisla-ataki-sahediv-minuloi-noci.html" text:style-name="Internet_20_link" text:visited-style-name="Visited_20_Internet_20_Link">
https://www.ukrinform.ua/rubric-regions/3736008-u-krivomu-rozi-utocnili-masstabi-rujnuvan-pisla-ataki-sahediv-minuloi-noci.html</text:a>
</text:p>
      <!--NEWS-->
      <text:h text:style-name="P10" text:outline-level="1">
<text:span text:style-name="T4">
Ukrainian students won six medals at the International Mathematics Olympiad in Japan</text:span>
</text:h>
      <text:p text:style-name="P4">
Authors: Ukrinform (Person)</text:p>
      <text:p text:style-name="P4">
Publisher: Укринформ (Organization)</text:p>
      <text:p text:style-name="P4">
Published Time: 2023-07-15T01:12:00+03:00</text:p>
      <text:p text:style-name="P4">
Modified Time: 2023-07-15T01:12:00+03:00</text:p>
      <text:p text:style-name="P4">
Description: Ukrainian students have won one silver and five bronze medals at the International Student Olympiad in Japan. - Ukrinform.</text:p>
      <text:p text:style-name="P4">
Images: ['<text:a xlink:type="simple" xlink:href="https://static.ukrinform.com/photos/2023_07/thumb_files/630_360_1689341084-749.jpg" text:style-name="Internet_20_link" text:visited-style-name="Visited_20_Internet_20_Link">
630_360_16893...</text:a>
']</text:p>
      <text:p text:style-name="P4">
Tags: ['Японія', 'Олімпіада', 'Школа']</text:p>
      <text:p text:style-name="P4">
Type: Article</text:p>
      <!--METADATA-->
      <text:p text:style-name="P4">
<draw:frame draw:style-name="fr1" draw:name="Image210" text:anchor-type="as-char" svg:width="6.9236in" svg:height="3.956343in" draw:z-index="0">
<draw:image xlink:href="../Images/yкринформ/2023-07-15T01-12-00-03-00/630_360_1689341084-749.jpg" xlink:type="simple" xlink:show="embed" xlink:actuate="onLoad" draw:mime-type="image/jpeg"/>
</draw:frame>
Ukrainian grades have won one silver and five bronze medals at the International Administration in Mathematics in Japan.</text:p>
      <text:p text:style-name="P4">
About it reports <text:a xlink:type="simple" xlink:href="https://mon.gov.ua/ua/news/odna-sribna-ta-pyat-bronzovih-medalej-u-zdobutku-ukrayinskih-shkolyariv-na-64-ij-mizhnarodnij-uchnivskij-olimpiadi-z-matematiki" text:style-name="Internet_20_link" text:visited-style-name="Visited_20_Internet_20_Link">
Ministry of Education and Science</text:a>
, reports Ukrinform.</text:p>
      <text:p text:style-name="P4">
In particular, the silver medal was won by a graduate of Kyiv-Pechersk Lyceum No. 171 "Leader" of the Pechersk district of Kyiv Polina Genik.</text:p>
      <text:p text:style-name="P4">
Bronze medals were awarded a graduate of Lviv Physics and Mathematical Lyceum at Ivan Francayevgeny Frankeyevgeny, a student of the 10th grade of the Academy Gymnasium(Kyiv)Alicepomet, graduate of Kharkiv Lyceum № 161 "Impulse" Ivan Bortnovsky, a graduate of Kharkiv private educational complex "Author's school Boyko" Kseniy Drozdov and a graduate of Kharkiv Academic Lyceum № 45 Vladimir Chub.</text:p>
      <text:p text:style-name="P4">
The 64th International Student Olympiad in Mathematics was held on July 2-13, the Vyana Tiba, and more than 600 students from 112 countries were attended.</text:p>
      <text:p text:style-name="P4">
News Source: <text:a xlink:type="simple" xlink:href="https://www.ukrinform.ua/rubric-society/3735857-ukrainski-skolari-zdobuli-sist-medalej-na-miznarodnij-olimpiadi-z-matematiki-v-aponii.html" text:style-name="Internet_20_link" text:visited-style-name="Visited_20_Internet_20_Link">
https://www.ukrinform.ua/rubric-society/3735857-ukrainski-skolari-zdobuli-sist-medalej-na-miznarodnij-olimpiadi-z-matematiki-v-aponii.html</text:a>
</text:p>
      <!--NEWS-->
      <text:h text:style-name="P10" text:outline-level="1">
<text:span text:style-name="T4">
In Zaporozhye explosions - media</text:span>
</text:h>
      <text:p text:style-name="P4">
Authors: Ukrinform (Person)</text:p>
      <text:p text:style-name="P4">
Publisher: Укринформ (Organization)</text:p>
      <text:p text:style-name="P4">
Published Time: 2023-07-15T01:26:00+03:00</text:p>
      <text:p text:style-name="P4">
Modified Time: 2023-07-15T01:26:00+03:00</text:p>
      <text:p text:style-name="P4">
Description: During air anxiety in Zaporozhye, explosions were hear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Вибух', 'Запоріжжя', 'Війна з Росією', 'Повітряна тривога']</text:p>
      <text:p text:style-name="P4">
Type: Article</text:p>
      <!--METADATA-->
      <text:p text:style-name="P4">
<draw:frame draw:style-name="fr1" draw:name="Image212" text:anchor-type="as-char" svg:width="6.9236in" svg:height="3.956343in" draw:z-index="0">
<draw:image xlink:href="../Images/yкринформ/2023-07-15T01-26-00-03-00/630_360_1538997483-946.jpg" xlink:type="simple" xlink:show="embed" xlink:actuate="onLoad" draw:mime-type="image/jpeg"/>
</draw:frame>
During the air anxiety in Zaporozhye, explosions were heard.</text:p>
      <text:p text:style-name="P4">
About it reports <text:a xlink:type="simple" xlink:href="https://t.me/s/suspilnenews" text:style-name="Internet_20_link" text:visited-style-name="Visited_20_Internet_20_Link">
public</text:a>
, reports Ukrinform.</text:p>
      <text:p text:style-name="P4">
"Two explosions were heard in Zaporozhye," the message said,</text:p>
      <text:p text:style-name="P4">
*!(https://www.ukrinform.ua/rubric-ato/3735503-voroza-armia-dvici-obstrilala-pidpriemstvo-bila-zaporizza-spalahnula-pozeza.html)Earlier, the Armed Forces Air Force reported the threat of shock enemy <text:a xlink:type="simple" xlink:href="https://www.ukrinform.ua/tag-bezpilotnik" text:style-name="Internet_20_link" text:visited-style-name="Visited_20_Internet_20_Link">
drones</text:a>
in Zaporizhzhya Tadnipropetrovsk regions.</text:p>
      <text:p text:style-name="P4">
News Source: <text:a xlink:type="simple" xlink:href="https://www.ukrinform.ua/rubric-ato/3736010-u-zaporizzi-prolunali-vibuhi-zmi.html" text:style-name="Internet_20_link" text:visited-style-name="Visited_20_Internet_20_Link">
https://www.ukrinform.ua/rubric-ato/3736010-u-zaporizzi-prolunali-vibuhi-zmi.html</text:a>
</text:p>
      <!--NEWS-->
      <text:h text:style-name="P10" text:outline-level="1">
<text:span text:style-name="T4">
Air Force warn of the threat of ballistics in two areas</text:span>
</text:h>
      <text:p text:style-name="P4">
Authors: Ukrinform (Person)</text:p>
      <text:p text:style-name="P4">
Publisher: Укринформ (Organization)</text:p>
      <text:p text:style-name="P4">
Published Time: 2023-07-15T01:30:00+03:00</text:p>
      <text:p text:style-name="P4">
Modified Time: 2023-07-15T01:30:00+03:00</text:p>
      <text:p text:style-name="P4">
Description: In the Kherson and Mykolaiv regions, air alarm was declared because of the threat of use by Russian troops of ballistic weapons. - Ukrinform.</text:p>
      <text:p text:style-name="P4">
Images: ['<text:a xlink:type="simple" xlink:href="https://static.ukrinform.com/photos/2016_03/thumb_files/630_360_1457939198-2471.jpg" text:style-name="Internet_20_link" text:visited-style-name="Visited_20_Internet_20_Link">
630_360_14579...</text:a>
']</text:p>
      <text:p text:style-name="P4">
Tags: ['Херсонщина', 'Миколаївщина', 'Повітряні сили ЗСУ', 'Війна з Росією', 'Балістичне озброєння']</text:p>
      <text:p text:style-name="P4">
Type: Article</text:p>
      <!--METADATA-->
      <text:p text:style-name="P4">
<draw:frame draw:style-name="fr1" draw:name="Image213" text:anchor-type="as-char" svg:width="6.9236in" svg:height="3.962301in" draw:z-index="0">
<draw:image xlink:href="../Images/yкринформ/2023-07-15T01-30-00-03-00/630_360_1457939198-2471.jpg" xlink:type="simple" xlink:show="embed" xlink:actuate="onLoad" draw:mime-type="image/jpeg"/>
</draw:frame>
Uherson and Mykolaiv regions declared air alarm due to the use of Russian ballistic weapons.</text:p>
      <text:p text:style-name="P4">
The air forces of the Armed Forces are reported in <text:a xlink:type="simple" xlink:href="https://t.me/s/kpszsu" text:style-name="Internet_20_link" text:visited-style-name="Visited_20_Internet_20_Link">
telegram</text:a>
, reports Ukrinform.</text:p>
      <text:p text:style-name="P4">
"Kherson, Mykolaiv region is a threat of use of ballistic arms!", - the post reads.</text:p>
      <text:p text:style-name="P4">
<text:span text:style-name="T4">
 Read also: </text:span>
 <text:a xlink:type="simple" xlink:href="https://www.ukrinform.ua/rubric-ato/3732963-ukrainou-siritsa-povitrana-trivoga-v-rosii-zletiv-mig.html" text:style-name="Internet_20_link" text:visited-style-name="Visited_20_Internet_20_Link">
in Ukraine a large-scale air <text:span text:style-name="T4">
 alarm </text:span>
 - ascended</text:a>
Earlier <text:a xlink:type="simple" xlink:href="https://www.ukrinform.ua/tag-vijskovi" text:style-name="Internet_20_link" text:visited-style-name="Visited_20_Internet_20_Link">
military</text:a>
Inhabitants of the Dnieper and Zaporizhzhya regions were warned about the threat of the use of enemular drones.</text:p>
      <text:p text:style-name="P4">
News Source: <text:a xlink:type="simple" xlink:href="https://www.ukrinform.ua/rubric-ato/3736009-povitrani-sili-poperedzaut-pro-zagrozu-balistiki-u-dvoh-oblastah.html" text:style-name="Internet_20_link" text:visited-style-name="Visited_20_Internet_20_Link">
https://www.ukrinform.ua/rubric-ato/3736009-povitrani-sili-poperedzaut-pro-zagrozu-balistiki-u-dvoh-oblastah.html</text:a>
</text:p>
      <!--NEWS-->
      <text:h text:style-name="P10" text:outline-level="1">
<text:span text:style-name="T4">
Kied under Bakhmut journalist Arman Soldin posthumously awarded the highest Order of France</text:span>
</text:h>
      <text:p text:style-name="P4">
Authors: Ukrinform (Person)</text:p>
      <text:p text:style-name="P4">
Publisher: Укринформ (Organization)</text:p>
      <text:p text:style-name="P4">
Published Time: 2023-07-15T01:51:00+03:00</text:p>
      <text:p text:style-name="P4">
Modified Time: 2023-07-15T01:51:00+03:00</text:p>
      <text:p text:style-name="P4">
Description: The video journalist of the French news agency AFP Armman Soldin, who died on May 9 in eastern Ukraine as a result of Russian shelling, was posthumously awarded the Order of Honorary Legion - the highest distinction of France. - Ukrinform.</text:p>
      <text:p text:style-name="P4">
Images: ['<text:a xlink:type="simple" xlink:href="https://static.ukrinform.com/photos/2023_07/thumb_files/630_360_1689374930-837.jpg" text:style-name="Internet_20_link" text:visited-style-name="Visited_20_Internet_20_Link">
630_360_16893...</text:a>
']</text:p>
      <text:p text:style-name="P4">
Tags: ['Франція', 'Нагорода', 'Загибель', 'Журналіст']</text:p>
      <text:p text:style-name="P4">
Type: Article</text:p>
      <!--METADATA-->
      <text:p text:style-name="P4">
<draw:frame draw:style-name="fr1" draw:name="Image214" text:anchor-type="as-char" svg:width="6.9236in" svg:height="3.956343in" draw:z-index="0">
<draw:image xlink:href="../Images/yкринформ/2023-07-15T01-51-00-03-00/630_360_1689374930-837.jpg" xlink:type="simple" xlink:show="embed" xlink:actuate="onLoad" draw:mime-type="image/jpeg"/>
</draw:frame>
Video journalist of the French news agency AFP Armman Soldin, who died in the east of Ukraine as a result of Russian shelling, posthumously awarded the honorary legion - the highest distinction of France.</text:p>
      <text:p text:style-name="P4">
About it reports Ukrinform with reference to the official Bulletin of the French Republic.</text:p>
      <text:p text:style-name="P4">
By decree of the President of France of July 13, Arman Soldin was awarded the Order of the Cavalry Legion.</text:p>
      <text:p text:style-name="P4">
It is noted that the Order of Honor of the Legion is awarded by the President of France to be envied military or civilian merits before the country.</text:p>
      <text:p text:style-name="P4">
AFP News Director(http://www.france24.com/fr/france/20230714-arman-soldin-journaliste-de-l-afp-tu%C3%A9-en-ukraine-d%C3%A9cor%C3%A9-chevalier-de-la-l%C3%A9gion-d-honneur)that in the information agency "moved and frustrated by this award of Arman, who ... honor his wonderful journalistic activity and promotes the memory of him."</text:p>
      <text:p text:style-name="P4">
*!(https://www.ukrinform.ua/rubric-society/3709662-tkacenko-vsanuvav-pamat-francuzkogo-zurnalista-ubitogo-rosianami-pid-bahmutom.html)As reported by Ukrinform, on May 9 near Bakhmut, a video journalist of the French AFP Information Agency Armman Soldin was killed as a result of the shelling of the Grada Grad.</text:p>
      <text:p text:style-name="P4">
He became the 57th media, who died as a result of Russian aggression, Tady <text:a xlink:type="simple" xlink:href="https://www.ukrinform.ua/tag-zurnalist" text:style-name="Internet_20_link" text:visited-style-name="Visited_20_Internet_20_Link">
journalist</text:a>
, killed during professional activity.</text:p>
      <text:p text:style-name="P4">
News Source: <text:a xlink:type="simple" xlink:href="https://www.ukrinform.ua/rubric-world/3736012-zagiblogo-pid-bahmutom-zurnalista-armana-soldina-posmertno-nagorodili-najvisim-ordenom-francii.html" text:style-name="Internet_20_link" text:visited-style-name="Visited_20_Internet_20_Link">
https://www.ukrinform.ua/rubric-world/3736012-zagiblogo-pid-bahmutom-zurnalista-armana-soldina-posmertno-nagorodili-najvisim-ordenom-francii.html</text:a>
</text:p>
      <!--NEWS-->
      <text:h text:style-name="P10" text:outline-level="1">
<text:span text:style-name="T4">
The director and two actors of the non -state theater from Kharkiv left for St. Petersburg</text:span>
</text:h>
      <text:p text:style-name="P4">
Authors: Ukrinform (Person)</text:p>
      <text:p text:style-name="P4">
Publisher: Укринформ (Organization)</text:p>
      <text:p text:style-name="P4">
Published Time: 2023-07-15T02:08:00+03:00</text:p>
      <text:p text:style-name="P4">
Modified Time: 2023-07-15T02:08:00+03:00</text:p>
      <text:p text:style-name="P4">
Description: The director of the Kharkiv Theater "Time-Ch" Zhanna Bogusevich and actors Daria Ternovskaya and Sergey Listunov went to St. Petersburg. - Ukrinform.</text:p>
      <text:p text:style-name="P4">
Images: ['<text:a xlink:type="simple" xlink:href="https://static.ukrinform.com/photos/2023_07/thumb_files/630_360_1689361235-290.jpg" text:style-name="Internet_20_link" text:visited-style-name="Visited_20_Internet_20_Link">
630_360_16893...</text:a>
']</text:p>
      <text:p text:style-name="P4">
Tags: ['Петербург', 'Харків', 'Актор']</text:p>
      <text:p text:style-name="P4">
Type: Article</text:p>
      <!--METADATA-->
      <text:p text:style-name="P4">
<draw:frame draw:style-name="fr1" draw:name="Image215" text:anchor-type="as-char" svg:width="6.9236in" svg:height="3.956343in" draw:z-index="0">
<draw:image xlink:href="../Images/yкринформ/2023-07-15T02-08-00-03-00/630_360_1689361235-290.jpg" xlink:type="simple" xlink:show="embed" xlink:actuate="onLoad" draw:mime-type="image/jpeg"/>
</draw:frame>
The Director of the Time-Chi Darnovskaya Tasergiy Listunov went to St. Petersburg.</text:p>
      <text:p text:style-name="P4">
As Ukrinform reports, their moving is written on <text:a xlink:type="simple" xlink:href="https://www.facebook.com/vlada.svyatash/posts/pfbid0zeS9KNuf5g8nAG9DEKZQqoad7ZPKHjpwZD1aFhHtisuyz4Jmbw5ECEtNQDVAjXhAl" text:style-name="Internet_20_link" text:visited-style-name="Visited_20_Internet_20_Link">
Facebook</text:a>
Outraged Kharkiv actors.</text:p>
      <text:p text:style-name="P4">
"You played in Kharkiv, who were bombing, and then just went to Russia arts, while everyone you lived, studied, friends, suffer, fighting," the actress of Kharkiv Theater named after Shevchenkovvanka Svyatash wrote. because of the "language of hostility".</text:p>
      <text:p text:style-name="P4">
The actress of the young theater Yulia Podpryatova said: "There was a Time-Ch Theater in Kharkiv, and now there was a Teatr Peter ... This is a real betrayal. The betrayal of his city, his country and his viewer."</text:p>
      <text:p text:style-name="P4">
On March 21, the theater was reported on March 21 on March 21 on March 21. “We stop our activity. We were the first state theater to work during the war. And they did everything possible to bring back hope, joy and a sense of peaceful life. Unfortunately, alleestion, unfortunately, makes its adjustments, nothing lasts forever. In the format, in which he was known by all our dear audiences, the theater stops their work. What will happen next will be visible, ”the post was said.</text:p>
      <text:p text:style-name="P4">
After that, the theater gave the last three performances.</text:p>
      <text:p text:style-name="P4">
On March 29, his director Jeanna Bogusevich received a diploma from the Kharkiv regional military administration to the International Day of the Theater "For Vertical Vibrations in the Development of Culture and Theater Arts, significant creative achievements, high professional skills".</text:p>
      <text:p text:style-name="P4">
But already on June 12, she welcomed on the Russian network "VKontakte".</text:p>
      <text:p text:style-name="P4">
</text:p>
      <text:p text:style-name="P4">
The Kharkiv Regional State Administration reacted.</text:p>
      <text:p text:style-name="P4">
"It is shameful to speak on the stages of hostile Russian, while every meter of Ukrainian land is released from the invaders at the cost of lives. I consider it obligation to be a certificate of honorary certificate(https://t.me/kharkivoda/10845)Synogubova.</text:p>
      <text:p text:style-name="P4">
News Source: <text:a xlink:type="simple" xlink:href="https://www.ukrinform.ua/rubric-culture/3735989-reziser-i-dvoe-aktoriv-nederzavnogo-teatru-z-harkova-viihali-do-peterburga.html" text:style-name="Internet_20_link" text:visited-style-name="Visited_20_Internet_20_Link">
https://www.ukrinform.ua/rubric-culture/3735989-reziser-i-dvoe-aktoriv-nederzavnogo-teatru-z-harkova-viihali-do-peterburga.html</text:a>
</text:p>
      <!--NEWS-->
      <text:h text:style-name="P10" text:outline-level="1">
<text:span text:style-name="T4">
Sweden's police allowed the Bible and Torah to protest shares</text:span>
</text:h>
      <text:p text:style-name="P4">
Authors: Ukrinform (Person)</text:p>
      <text:p text:style-name="P4">
Publisher: Укринформ (Organization)</text:p>
      <text:p text:style-name="P4">
Published Time: 2023-07-15T02:23:00+03:00</text:p>
      <text:p text:style-name="P4">
Modified Time: 2023-07-15T02:23:00+03:00</text:p>
      <text:p text:style-name="P4">
Description: The Stockholm police said she had granted a protest to a man who intends to burn the Bible and the Torah near the Israel Embassy in Sweden. - Ukrinform.</text:p>
      <text:p text:style-name="P4">
Images: ['<text:a xlink:type="simple" xlink:href="https://static.ukrinform.com/photos/2017_04/thumb_files/630_360_1491128371-7922.jpg" text:style-name="Internet_20_link" text:visited-style-name="Visited_20_Internet_20_Link">
630_360_14911...</text:a>
']</text:p>
      <text:p text:style-name="P4">
Tags: ['Ізраїль', 'Поліція', 'Протест', 'Швеція', 'Біблія', 'Коран']</text:p>
      <text:p text:style-name="P4">
Type: Article</text:p>
      <!--METADATA-->
      <text:p text:style-name="P4">
<draw:frame draw:style-name="fr1" draw:name="Image220" text:anchor-type="as-char" svg:width="6.9236in" svg:height="3.956343in" draw:z-index="0">
<draw:image xlink:href="../Images/yкринформ/2023-07-15T02-23-00-03-00/630_360_1491128371-7922.jpg" xlink:type="simple" xlink:show="embed" xlink:actuate="onLoad" draw:mime-type="image/jpeg"/>
</draw:frame>
The police stated that she gave permission to protest a man who had to burn the Bible and the Torah near the Embassy of Israel in Sweden.</text:p>
      <text:p text:style-name="P4">
As Ukrinform reports, it reports <text:a xlink:type="simple" xlink:href="http://apnews.com/article/sweden-burning-quran-bible-torah-59c286340400b685d112d506f942b79d" text:style-name="Internet_20_link" text:visited-style-name="Visited_20_Internet_20_Link">
Associated Press</text:a>
.</text:p>
      <text:p text:style-name="P4">
The man who applied for a protest, expressed a desire to burn the Torah of Ibiblya near the Embassy of Israel in response to the burning of the Qur'an, which he made an immigrant from Iraq in Stockholm in Stockholm.</text:p>
      <text:p text:style-name="P4">
The Stockholm police agreed an action with three people. It will be near the Israeli Diplomatic Office on Saturday at 14:00 Zakiyivskyi time.</text:p>
      <text:p text:style-name="P4">
Israel's President Izhak Duke who previously condemned Sweden's permission to burn <text:a xlink:type="simple" xlink:href="https://www.ukrinform.ua/tag-koran" text:style-name="Internet_20_link" text:visited-style-name="Visited_20_Internet_20_Link">
Koran</text:a>
, he said that "his heartbeat" because such fate is waiting for the Torah - the Holy Book of Jews.</text:p>
      <text:p text:style-name="P4">
<text:span text:style-name="T4">
 Read also: </text:span>
 <text:a xlink:type="simple" xlink:href="https://www.ukrinform.ua/rubric-world/3730714-papa-francisk-zasudiv-spalenna-koranu-na-akcii-u-stokgolmi.html" text:style-name="Internet_20_link" text:visited-style-name="Visited_20_Internet_20_Link">
Pope Francis has condemned burning <text:span text:style-name="T4">
 Qur'an </text:span>
 U on the Ustgolma action</text:a>
In his turn, Israeli Foreign Minister Eli Cohen called on the official Stokegolm to prevent the burning of Torah. And the main rabbi of Yitzhak Josephus asked the King of Sweden to intervene in the planned action.</text:p>
      <text:p text:style-name="P4">
The Council of Jewish Communities of the Scandinavian country also expressed regret to allow the protest, drawing a parallel between the burning of the Jewish kneg with "pogroms, expulsions, inquisition and the Holocaust".</text:p>
      <text:p text:style-name="P4">
In Sweden, the laws on blasphemy were abolished in the 1970s, while the legal holding of public meetings was protected by the Constitution.</text:p>
      <text:p text:style-name="P4">
<text:span text:style-name="T4">
 Read also: </text:span>
 <text:a xlink:type="simple" xlink:href="https://www.ukrinform.ua/rubric-world/3732529-vlada-svecii-moze-zaboroniti-publicni-spalenna-koranu.html" text:style-name="Internet_20_link" text:visited-style-name="Visited_20_Internet_20_Link">
Sweden Power can prohibit public burning <text:span text:style-name="T4">
 Koran </text:span>
 U</text:a>
According to Ukrinform, the Swedish authorities gave permission to conduct a demonstration, during which a copy of the Qur'an was burned near the mosque in Stockholm. It happened on June 28-on the day of the Muslim holiday of Kurban Bayram.</text:p>
      <text:p text:style-name="P4">
News Source: <text:a xlink:type="simple" xlink:href="https://www.ukrinform.ua/rubric-world/3736007-policia-svecii-dozvolila-spaliti-bibliu-i-toru-na-akcii-protestu.html" text:style-name="Internet_20_link" text:visited-style-name="Visited_20_Internet_20_Link">
https://www.ukrinform.ua/rubric-world/3736007-policia-svecii-dozvolila-spaliti-bibliu-i-toru-na-akcii-protestu.html</text:a>
</text:p>
      <!--NEWS-->
      <text:h text:style-name="P10" text:outline-level="1">
<text:span text:style-name="T4">
For payments to displaced persons in July sent another 2.4 billion</text:span>
</text:h>
      <text:p text:style-name="P4">
Authors: Ukrinform (Person)</text:p>
      <text:p text:style-name="P4">
Publisher: Укринформ (Organization)</text:p>
      <text:p text:style-name="P4">
Published Time: 2023-07-15T02:42:00+03:00</text:p>
      <text:p text:style-name="P4">
Modified Time: 2023-07-15T02:42:00+03:00</text:p>
      <text:p text:style-name="P4">
Description: In July, the state directed another 2.4 billion hryvnias for payments for internally displaced persons. - Ukrinform.</text:p>
      <text:p text:style-name="P4">
Images: ['<text:a xlink:type="simple" xlink:href="https://static.ukrinform.com/photos/2020_05/thumb_files/630_360_1589463148-862.jpg" text:style-name="Internet_20_link" text:visited-style-name="Visited_20_Internet_20_Link">
630_360_15894...</text:a>
']</text:p>
      <text:p text:style-name="P4">
Tags: ['Переселенці', 'Гроші', 'Верещук', 'Мінреінтеграції']</text:p>
      <text:p text:style-name="P4">
Type: Article</text:p>
      <!--METADATA-->
      <text:p text:style-name="P4">
<draw:frame draw:style-name="fr1" draw:name="Image221" text:anchor-type="as-char" svg:width="6.9236in" svg:height="3.956343in" draw:z-index="0">
<draw:image xlink:href="../Images/yкринформ/2023-07-15T02-42-00-03-00/630_360_1589463148-862.jpg" xlink:type="simple" xlink:show="embed" xlink:actuate="onLoad" draw:mime-type="image/jpeg"/>
</draw:frame>
In July, she was sent for payments for internally displaced persons.</text:p>
      <text:p text:style-name="P4">
About it <text:a xlink:type="simple" xlink:href="http://minre.gov.ua/2023/07/14/na-vyplaty-vpo-u-lypni-spryamovano-shhe-24-mlrd-gryven/" text:style-name="Internet_20_link" text:visited-style-name="Visited_20_Internet_20_Link">
reported</text:a>
The Ministry of Reintegration of the Temporarily Coopered Territories, Ukrinform reports.</text:p>
      <text:p text:style-name="P4">
It is a monthly state aid for 3000 UAH with disabilities and children and 2000 for the rest of the internally displaced persons.</text:p>
      <text:p text:style-name="P4">
The relevant issue was discussed at the meeting of the Coordination Staff on the exercise of the exercise of the rights and freedoms of IDPs under the chairmanship of the Viceremier -Minister on the reintegration of the temporarily occupied territories of Irina Vereshchuk Upyatnitsa, July 14.</text:p>
      <text:p text:style-name="P4">
"According to the results of the meeting, the Ministry of Finance has immediately signed a documentary for the direction of UAH 2.4 billion for payments of IDP State Assistance for the Second Irthene Payment Periods of July," the Ministry of Reintegration said.</text:p>
      <text:p text:style-name="P4">
<text:span text:style-name="T4">
 Read also: </text:span>
 [for social payments from the state budget since the beginning of the year, more(https://www.ukrinform.ua/rubric-society/3735610-na-socialni-viplati-z-derzbudzetu-vid-pocatku-roku-spramuvali-ponad-230-milardiv.html)Money will come to bank accounts in the near future <text:a xlink:type="simple" xlink:href="https://www.ukrinform.ua/tag-pereselenci" text:style-name="Internet_20_link" text:visited-style-name="Visited_20_Internet_20_Link">
displaced persons</text:a>
.</text:p>
      <text:p text:style-name="P4">
Vereshchuk stressed that the payment of assistance to internally displaced persons reassures on special control of the government.</text:p>
      <text:p text:style-name="P4">
As reported by Ukrinform, 4 billion hryvnias were allocated for the payment of accommodation for the first period of July for the first period of July.</text:p>
      <text:p text:style-name="P4">
<text:span text:style-name="T5">
Foto: Shutterstock</text:span>
</text:p>
      <text:p text:style-name="P4">
News Source: <text:a xlink:type="simple" xlink:href="https://www.ukrinform.ua/rubric-society/3736013-na-viplati-pereselencam-u-lipni-spramuvali-se-24-milarda.html" text:style-name="Internet_20_link" text:visited-style-name="Visited_20_Internet_20_Link">
https://www.ukrinform.ua/rubric-society/3736013-na-viplati-pereselencam-u-lipni-spramuvali-se-24-milarda.html</text:a>
</text:p>
      <!--NEWS-->
      <text:h text:style-name="P10" text:outline-level="1">
<text:span text:style-name="T4">
1 person wounded as result of Russian attack in Zaporizhzhia overnight</text:span>
</text:h>
      <text:p text:style-name="P4">
Authors: liveuamap (Language: en)</text:p>
      <text:p text:style-name="P4">
Time: 2023-07-15T02:44:00</text:p>
      <text:p text:style-name="P4">
Location: Zaporizhzhia, Zaporiz'ka oblast (Latitude:47.84024 Longtitude:35.13359)</text:p>
      <text:p text:style-name="P4">
Videos: []</text:p>
      <text:p text:style-name="P4">
Images: ["<text:a xlink:type="simple" xlink:href="https://liveuamap.com/pics/2023/07/15/22576260_0.jpg" text:style-name="Internet_20_link" text:visited-style-name="Visited_20_Internet_20_Link">
22576260_0.jpg</text:a>
"]</text:p>
      <text:p text:style-name="P4">
Tags: ["Europe", "Central and Eastern Europe"]</text:p>
      <text:p text:style-name="P4">
Id: 22576260</text:p>
      <!--METADATA-->
      <text:p text:style-name="P4">
1 person wounded as result of Russian attack in Zaporizhzhia overnight</text:p>
      <text:p text:style-name="P4">
<draw:frame draw:style-name="fr1" draw:name="Image222" text:anchor-type="as-char" svg:width="6.9236in" svg:height="5.1927in" draw:z-index="0">
<draw:image xlink:href="../Images/liveuamap/2023-07-15T02-44-00/22576260_0.jpg" xlink:type="simple" xlink:show="embed" xlink:actuate="onLoad" draw:mime-type="image/jpeg"/>
</draw:frame>
News Collection Link: <text:a xlink:type="simple" xlink:href="https:\/\/liveuamap.com\/en\/2023\/15-july-1-person-wounded-as-result-of-russian-attack-in-zaporizhzhia" text:style-name="Internet_20_link" text:visited-style-name="Visited_20_Internet_20_Link">
https:\/\/liveuamap.com\/en\/2023\/15-july-1-person-wounded-as-result-of-russian-attack-in-zaporizhzhia</text:a>
</text:p>
      <text:p text:style-name="P4">
News Source: <text:a xlink:type="simple" xlink:href="https://t.me/hyevuy_dnepr/56359" text:style-name="Internet_20_link" text:visited-style-name="Visited_20_Internet_20_Link">
https://t.me/hyevuy_dnepr/56359</text:a>
</text:p>
      <!--NEWS-->
      <text:h text:style-name="P10" text:outline-level="1">
<text:span text:style-name="T4">
In Rivne for 10 years condemned the spy who gave himself to the volunteer</text:span>
</text:h>
      <text:p text:style-name="P4">
Authors: Ukrinform (Person)</text:p>
      <text:p text:style-name="P4">
Publisher: Укринформ (Organization)</text:p>
      <text:p text:style-name="P4">
Published Time: 2023-07-15T02:59:00+03:00</text:p>
      <text:p text:style-name="P4">
Modified Time: 2023-07-15T02:59:00+03:00</text:p>
      <text:p text:style-name="P4">
Description: A foreigner who, under the guise of a volunteer, collected in Rivne intelligence for the enemy, was sentenced to 10 years in prison.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Рівне', 'Шпигун', 'Суд', 'Волонтери', 'Війна з Росією']</text:p>
      <text:p text:style-name="P4">
Type: Article</text:p>
      <!--METADATA-->
      <text:p text:style-name="P4">
<draw:frame draw:style-name="fr1" draw:name="Image223" text:anchor-type="as-char" svg:width="6.9236in" svg:height="3.956343in" draw:z-index="0">
<draw:image xlink:href="../Images/yкринформ/2023-07-15T02-59-00-03-00/630_360_1514464397-1884.jpg" xlink:type="simple" xlink:show="embed" xlink:actuate="onLoad" draw:mime-type="image/jpeg"/>
</draw:frame>
A foreigner who, under the guise of a volunteer, collected in Rivne intelligence for the enemy, was sentenced to 10 years in prison.</text:p>
      <text:p text:style-name="P4">
According to Ukrinform, it reports <text:a xlink:type="simple" xlink:href="http://pro.gov.ua/inozemnogo-shpyguna-yakyy-pid-vyglyadom-volontera-u-rivnomu-zbyrav-rozviddani-dlya-voroga-zasudzheno" text:style-name="Internet_20_link" text:visited-style-name="Visited_20_Internet_20_Link">
Rivne Regional Prosecutor's Office</text:a>
.</text:p>
      <text:p text:style-name="P4">
"The foreigner is found guilty of the transfer of the location of the Armory Forces of Ukraine, if possible, their identification on the ground, the representative of the special services of the aggressor state and in participation in the terrorist organization," - the message reads.</text:p>
      <text:p text:style-name="P4">
As it is noted, the spy was sentenced to 10 years in prison with confiscation of theMine.</text:p>
      <text:p text:style-name="P4">
Prosecutors in court proved that a 67-year-old man, who in 2014-2015 belonged to the so-called "5th Separate Rifle Donetsk Brigade of the 1st Army Corps of the People's Police" DNR ", was recruited by a representative of the special services of the Ukrainian aggressor. To accomplish the task of his curator, a foreigner arrived at the guise of a volunteer to collect information on the location of the content of military units and critical infrastructure. The person involved in the preparation of others <text:a xlink:type="simple" xlink:href="https://www.ukrinform.ua/tag-zlocin" text:style-name="Internet_20_link" text:visited-style-name="Visited_20_Internet_20_Link">
crimes</text:a>
to the detriment of the interests of Ukraine.</text:p>
      <text:p text:style-name="P4">
The informant was detained in February this year when attempting to transfer the data of the Russian Genuine Station on the location of the Armed Forces. Such information was non -detached in the open access, and its disclosure could cause damage and state security of Ukraine.</text:p>
      <text:p text:style-name="P4">
<text:span text:style-name="T4">
 Read also: </text:span>
 <text:a xlink:type="simple" xlink:href="https://www.ukrinform.ua/rubric-regions/3722564-na-dnipropetrovsini-vikrili-agenta-fsb-akij-zbirav-rozviddani-pro-sili-oboroni.html" text:style-name="Internet_20_link" text:visited-style-name="Visited_20_Internet_20_Link">
in Dnipropetrovsk region exposed the FSB agent who was collected on defense forces</text:a>
The pre -trial investigation was managed by the Security Service of Ukraine in the Rivne region.</text:p>
      <text:p text:style-name="P4">
The accused is in custody, during the trial he recognized his own in full.</text:p>
      <text:p text:style-name="P4">
The sentence has not yet entered into force, the parties may appeal it to the appellate court.</text:p>
      <text:p text:style-name="P4">
News Source: <text:a xlink:type="simple" xlink:href="https://www.ukrinform.ua/rubric-regions/3736019-u-rivnomu-na-10-rokiv-zasudili-spiguna-akij-vidavav-sebe-za-volontera.html" text:style-name="Internet_20_link" text:visited-style-name="Visited_20_Internet_20_Link">
https://www.ukrinform.ua/rubric-regions/3736019-u-rivnomu-na-10-rokiv-zasudili-spiguna-akij-vidavav-sebe-za-volontera.html</text:a>
</text:p>
      <!--NEWS-->
      <text:h text:style-name="P10" text:outline-level="1">
<text:span text:style-name="T4">
Ukrainian air defense shot down 4 Shahed drone’s overnight</text:span>
</text:h>
      <text:p text:style-name="P4">
Authors: liveuamap (Language: en)</text:p>
      <text:p text:style-name="P4">
Time: 2023-07-15T03:10:00</text:p>
      <text:p text:style-name="P4">
Location: Mykolaiv (Latitude:46.85268 Longtitude:32.0787)</text:p>
      <text:p text:style-name="P4">
Videos: []</text:p>
      <text:p text:style-name="P4">
Images: ["<text:a xlink:type="simple" xlink:href="https://liveuamap.com/pics/2023/07/15/22576197_0.jpg" text:style-name="Internet_20_link" text:visited-style-name="Visited_20_Internet_20_Link">
22576197_0.jpg</text:a>
"]</text:p>
      <text:p text:style-name="P4">
Tags: []</text:p>
      <text:p text:style-name="P4">
Id: 22576197</text:p>
      <!--METADATA-->
      <text:p text:style-name="P4">
Ukrainian air defense shot down 4 Shahed drone’s overnight</text:p>
      <text:p text:style-name="P4">
<draw:frame draw:style-name="fr1" draw:name="Image225" text:anchor-type="as-char" svg:width="6.9236in" svg:height="6.9236in" draw:z-index="0">
<draw:image xlink:href="../Images/liveuamap/2023-07-15T03-10-00/22576197_0.jpg" xlink:type="simple" xlink:show="embed" xlink:actuate="onLoad" draw:mime-type="image/jpeg"/>
</draw:frame>
News Collection Link: <text:a xlink:type="simple" xlink:href="https:\/\/liveuamap.com\/en\/2023\/15-july-ukrainian-air-defense-shot-down-4-shahed-drones" text:style-name="Internet_20_link" text:visited-style-name="Visited_20_Internet_20_Link">
https:\/\/liveuamap.com\/en\/2023\/15-july-ukrainian-air-defense-shot-down-4-shahed-drones</text:a>
</text:p>
      <text:p text:style-name="P4">
News Source: <text:a xlink:type="simple" xlink:href="https://t.me/kpszsu/3302" text:style-name="Internet_20_link" text:visited-style-name="Visited_20_Internet_20_Link">
https://t.me/kpszsu/3302</text:a>
</text:p>
      <!--NEWS-->
      <text:h text:style-name="P10" text:outline-level="1">
<text:span text:style-name="T4">
NATO Summit in Vilnius: What partners promised Ukraine</text:span>
</text:h>
      <text:p text:style-name="P4">
Authors: Ukrinform (Person)</text:p>
      <text:p text:style-name="P4">
Publisher: Укринформ (Organization)</text:p>
      <text:p text:style-name="P4">
Published Time: 2023-07-15T03:14:00+03:00</text:p>
      <text:p text:style-name="P4">
Modified Time: 2023-07-15T03:14:00+03:00</text:p>
      <text:p text:style-name="P4">
Description: "Ukraine will receive more than € 1.5 billion military aid from international partners," Alexey Reznikov, Minister of Defense of Ukraine on the results of NATO summit in Vilnius - Ukrinform.</text:p>
      <text:p text:style-name="P4">
Images: ['<text:a xlink:type="simple" xlink:href="https://static.ukrinform.com/photos/2023_04/thumb_files/630_360_1682729651-392.jpg" text:style-name="Internet_20_link" text:visited-style-name="Visited_20_Internet_20_Link">
630_360_16827...</text:a>
', '<text:a xlink:type="simple" xlink:href="https://static.ukrinform.com/photos/2023_07/1689333251-165.jpg" text:style-name="Internet_20_link" text:visited-style-name="Visited_20_Internet_20_Link">
1689333251-16...</text:a>
']</text:p>
      <text:p text:style-name="P4">
Tags: None</text:p>
      <text:p text:style-name="P4">
Type: Article</text:p>
      <!--METADATA-->
      <text:p text:style-name="P4">
<draw:frame draw:style-name="fr1" draw:name="Image226" text:anchor-type="as-char" svg:width="6.9236in" svg:height="3.949857in" draw:z-index="0">
<draw:image xlink:href="../Images/yкринформ/2023-07-15T03-14-00-03-00/630_360_1682729651-392.jpg" xlink:type="simple" xlink:show="embed" xlink:actuate="onLoad" draw:mime-type="image/jpeg"/>
</draw:frame>
"Ukraine will hold more than € 1.5 billion military aid from international partners" Oleksiresnikov, Minister of Defense of Ukraine on the results of NATO summit in Vilnius<draw:frame draw:style-name="fr1" draw:name="Image227" text:anchor-type="as-char" svg:width="2.747393in" svg:height="10.0in" draw:z-index="0">
<draw:image xlink:href="../Images/yкринформ/2023-07-15T03-14-00-03-00/1689333251-165.jpg" xlink:type="simple" xlink:show="embed" xlink:actuate="onLoad" draw:mime-type="image/jpeg"/>
</draw:frame>
According to media</text:p>
      <text:p text:style-name="P4">
News Source: <text:a xlink:type="simple" xlink:href="https://www.ukrinform.ua/rubric-ato/3735794-samit-nato-u-vilnusi-so-partneri-poobicali-ukraini.html" text:style-name="Internet_20_link" text:visited-style-name="Visited_20_Internet_20_Link">
https://www.ukrinform.ua/rubric-ato/3735794-samit-nato-u-vilnusi-so-partneri-poobicali-ukraini.html</text:a>
</text:p>
      <!--NEWS-->
      <text:h text:style-name="P10" text:outline-level="1">
<text:span text:style-name="T4">
Tornado damaged over a hundred homes in the Canadian capital</text:span>
</text:h>
      <text:p text:style-name="P4">
Authors: Ukrinform (Person)</text:p>
      <text:p text:style-name="P4">
Publisher: Укринформ (Organization)</text:p>
      <text:p text:style-name="P4">
Published Time: 2023-07-15T03:28:00+03:00</text:p>
      <text:p text:style-name="P4">
Modified Time: 2023-07-15T03:28:00+03:00</text:p>
      <text:p text:style-name="P4">
Description: As a result of the tornado, which swept the southern regions of Ottawa, about 120 houses were damaged. - Ukrinform.</text:p>
      <text:p text:style-name="P4">
Images: ['<text:a xlink:type="simple" xlink:href="https://static.ukrinform.com/photos/2023_07/thumb_files/630_360_1689380317-974.jpg" text:style-name="Internet_20_link" text:visited-style-name="Visited_20_Internet_20_Link">
630_360_16893...</text:a>
']</text:p>
      <text:p text:style-name="P4">
Tags: ['Канада', 'Стихія', 'Торнадо']</text:p>
      <text:p text:style-name="P4">
Type: Article</text:p>
      <!--METADATA-->
      <text:p text:style-name="P4">
<draw:frame draw:style-name="fr1" draw:name="Image228" text:anchor-type="as-char" svg:width="6.9236in" svg:height="3.950003in" draw:z-index="0">
<draw:image xlink:href="../Images/yкринформ/2023-07-15T03-28-00-03-00/630_360_1689380317-974.jpg" xlink:type="simple" xlink:show="embed" xlink:actuate="onLoad" draw:mime-type="image/jpeg"/>
</draw:frame>
As a result of the serpentra, about 1,120 houses were damaged by the southern regions of Ottawa.</text:p>
      <text:p text:style-name="P4">
According to Ukrinform, it writes <text:a xlink:type="simple" xlink:href="http://www.cbc.ca/news/canada/ottawa/cleanup-underway-tornado-barrhaven-1.6906463" text:style-name="Internet_20_link" text:visited-style-name="Visited_20_Internet_20_Link">
CBC News</text:a>
.</text:p>
      <text:p text:style-name="P4">
The exact speed of the wind at the Tornado epicenter has not yet been installed, Alesilaye was sufficient to tear the roofs from buildings and garage doors, lift bicycles and break trees.</text:p>
      <text:p text:style-name="P4">
In many houses in the southern area of Ottawa, windows and damaged walls are knocked out. Due to the damage to the support line, about two thousand users were left without light for a short time.</text:p>
      <text:p text:style-name="P4">
<text:span text:style-name="T4">
 Read also: </text:span>
 <text:a xlink:type="simple" xlink:href="https://www.ukrinform.ua/rubric-world/3726136-tehas-skolihnuli-novi-tornado-zaginuli-sonajmense-troe-ludej.html" text:style-name="Internet_20_link" text:visited-style-name="Visited_20_Internet_20_Link">
Texas stir up new <text:span text:style-name="T4">
 tornado </text:span>
, died at least people</text:a>
According to doctors, one person was injured.</text:p>
      <text:p text:style-name="P4">
Note that Tornado is not very characteristic of the natural phenomenon for the capital <text:a xlink:type="simple" xlink:href="https://www.ukrinform.ua/tag-kanada" text:style-name="Internet_20_link" text:visited-style-name="Visited_20_Internet_20_Link">
Canada</text:a>
so the buildings here are not united to counter the strong wind.</text:p>
      <text:p text:style-name="P4">
<text:span text:style-name="T5">
Foto: Nicole Williams/CBC</text:span>
</text:p>
      <text:p text:style-name="P4">
News Source: <text:a xlink:type="simple" xlink:href="https://www.ukrinform.ua/rubric-world/3736020-tornado-poskodiv-ponad-sotnu-budinkiv-u-stolici-kanadi.html" text:style-name="Internet_20_link" text:visited-style-name="Visited_20_Internet_20_Link">
https://www.ukrinform.ua/rubric-world/3736020-tornado-poskodiv-ponad-sotnu-budinkiv-u-stolici-kanadi.html</text:a>
</text:p>
      <!--NEWS-->
      <text:h text:style-name="P10" text:outline-level="1">
<text:span text:style-name="T4">
Officials in the Netherlands were banned from installing AliExpress app on phones</text:span>
</text:h>
      <text:p text:style-name="P4">
Authors: Ukrinform (Person)</text:p>
      <text:p text:style-name="P4">
Publisher: Укринформ (Organization)</text:p>
      <text:p text:style-name="P4">
Published Time: 2023-07-15T03:50:00+03:00</text:p>
      <text:p text:style-name="P4">
Modified Time: 2023-07-15T03:50:00+03:00</text:p>
      <text:p text:style-name="P4">
Description: In the Netherlands, because of the threat of espionage, officials were forbidden to install the Aliexpress app, the WCCT Chat, a Capcut video program and use the Russian social network VKontakte. - Ukrinform.</text:p>
      <text:p text:style-name="P4">
Images: ['<text:a xlink:type="simple" xlink:href="https://static.ukrinform.com/photos/2023_07/thumb_files/630_360_1689334806-237.jpg" text:style-name="Internet_20_link" text:visited-style-name="Visited_20_Internet_20_Link">
630_360_16893...</text:a>
']</text:p>
      <text:p text:style-name="P4">
Tags: ['Нідерланди', 'Мобільний додаток', 'Чиновник', 'AliExpress ']</text:p>
      <text:p text:style-name="P4">
Type: Article</text:p>
      <!--METADATA-->
      <text:p text:style-name="P4">
<draw:frame draw:style-name="fr1" draw:name="Image229" text:anchor-type="as-char" svg:width="6.9236in" svg:height="3.956343in" draw:z-index="0">
<draw:image xlink:href="../Images/yкринформ/2023-07-15T03-50-00-03-00/630_360_1689334806-237.jpg" xlink:type="simple" xlink:show="embed" xlink:actuate="onLoad" draw:mime-type="image/jpeg"/>
</draw:frame>
Officials were banned from installing AliExpress, WeChat Chat, WEChat Chat, Program for Editing Video Capcut, and using the Russian social network VKontakte because of the threat of espionage.</text:p>
      <text:p text:style-name="P4">
About it reports Ukrinform with reference to <text:a xlink:type="simple" xlink:href="https://nos.nl/artikel/2482736-ambtenaren-mogen-niet-meer-mobiel-shoppen-op-aliexpress-vanwege-spionagevrees" text:style-name="Internet_20_link" text:visited-style-name="Visited_20_Internet_20_Link">
nos.</text:a>
“Tiktok has already been banned for central government officials, but it is not the only attachment they are forbidden to have on work phones. Aliexpress online store is also the WeChat Chat Back, ”the message reads.</text:p>
      <text:p text:style-name="P4">
It is noted that there are ten programs in the black list. In addition to four -ways from China, there are also annexes from Russia, Iran and North Korea -which, according to the Intelligence Service of the Netherlands(AIVD)The preschools are involved.</text:p>
      <text:p text:style-name="P4">
Also blocked <text:a xlink:type="simple" xlink:href="https://www.ukrinform.ua/tag-mobilnij-dodatok" text:style-name="Internet_20_link" text:visited-style-name="Visited_20_Internet_20_Link">
app</text:a>
Russian social network VKontakte and Video Edit program.</text:p>
      <text:p text:style-name="P4">
The Netherlands suspect that the applications can be used to obtain, in particular, access to the personal data of users.</text:p>
      <text:p text:style-name="P4">
<text:span text:style-name="T4">
 Read also: </text:span>
 <text:a xlink:type="simple" xlink:href="https://www.ukrinform.ua/rubric-technology/3683323-britanskim-posadovcam-zaboronili-tiktok-na-robocih-telefonah.html" text:style-name="Internet_20_link" text:visited-style-name="Visited_20_Internet_20_Link">
in <text:span text:style-name="T4">
 Britain </text:span>
 <text:span text:style-name="T4">
 </text:span>
 officials <text:span text:style-name="T4">
 </text:span>
 <text:span text:style-name="T4">
 banned </text:span>
 <text:span text:style-name="T4">
 tikTok </text:span>
 on <text:span text:style-name="T4">
 working </text:span>
 <text:span text:style-name="T4">
 </text:span>
 by phones **</text:a>
As reported by Ukrinform, the Netherlands military intelligence and security service(MIVD)It states that <text:a xlink:type="simple" xlink:href="https://www.ukrinform.ua/rubric-technology/3698185-niderlandski-kompanii-e-obektami-spigunstva-z-boku-kitau-cerez-visoki-tehnologii-specsluzba.html" text:style-name="Internet_20_link" text:visited-style-name="Visited_20_Internet_20_Link">
Dutch companies and universities are objects from China because of high technology.</text:a>
China creates special counterfeit spy companies, as well as tries to resume export restrictions, including by creating luggage companies, according to the report.</text:p>
      <text:p text:style-name="P4">
Netherlands Intelligence Service(AIVD)In the annual report for 2022, call the country's greatest threat to the country's economic security.</text:p>
      <text:p text:style-name="P4">
<text:span text:style-name="T5">
Foto: mikolas kokovlis</text:span>
</text:p>
      <text:p text:style-name="P4">
News Source: <text:a xlink:type="simple" xlink:href="https://www.ukrinform.ua/rubric-technology/3735809-posadovcam-u-niderlandah-zaboronili-vstanovluvati-na-telefoni-dodatok-aliexpress.html" text:style-name="Internet_20_link" text:visited-style-name="Visited_20_Internet_20_Link">
https://www.ukrinform.ua/rubric-technology/3735809-posadovcam-u-niderlandah-zaboronili-vstanovluvati-na-telefoni-dodatok-aliexpress.html</text:a>
</text:p>
      <!--NEWS-->
      <text:h text:style-name="P10" text:outline-level="1">
<text:span text:style-name="T4">
Kiev is ready to buy hundreds of temporary shelters, but they still have no building standards - Klitschko</text:span>
</text:h>
      <text:p text:style-name="P4">
Authors: Ukrinform (Person)</text:p>
      <text:p text:style-name="P4">
Publisher: Укринформ (Organization)</text:p>
      <text:p text:style-name="P4">
Published Time: 2023-07-15T04:09:00+03:00</text:p>
      <text:p text:style-name="P4">
Modified Time: 2023-07-15T04:09:00+03:00</text:p>
      <text:p text:style-name="P4">
Description: The bridge of Kiev power is ready to buy 200-300 temporary concrete shelters, but the state has not yet defined building codes for them. - Ukrinform.</text:p>
      <text:p text:style-name="P4">
Images: ['<text:a xlink:type="simple" xlink:href="https://static.ukrinform.com/photos/2022_12/thumb_files/630_360_1669972185-472.jpg" text:style-name="Internet_20_link" text:visited-style-name="Visited_20_Internet_20_Link">
630_360_16699...</text:a>
']</text:p>
      <text:p text:style-name="P4">
Tags: ['Віталій Кличко', 'Київ', 'Укриття']</text:p>
      <text:p text:style-name="P4">
Type: Article</text:p>
      <!--METADATA-->
      <text:p text:style-name="P4">
<draw:frame draw:style-name="fr1" draw:name="Image230" text:anchor-type="as-char" svg:width="6.9236in" svg:height="3.956343in" draw:z-index="0">
<draw:image xlink:href="../Images/yкринформ/2023-07-15T04-09-00-03-00/630_360_1669972185-472.jpg" xlink:type="simple" xlink:show="embed" xlink:actuate="onLoad" draw:mime-type="image/jpeg"/>
</draw:frame>
The city of Kyiv is ready to buy 200-300 temporary concrete shelters, the Protashavka has not yet identified building codes for them.</text:p>
      <text:p text:style-name="P4">
The mayor of Kiev Vitaliy Klitschko told about it in <text:a xlink:type="simple" xlink:href="http://lb.ua/news/2023/07/14/565225_vitaliy_klichko_u_mene_pislya.html" text:style-name="Internet_20_link" text:visited-style-name="Visited_20_Internet_20_Link">
interview "left -free"</text:a>
, reports Ukrinform.</text:p>
      <text:p text:style-name="P4">
"We work for the shelters that are in Kiev today, to bring a donormal state. And then we can talk. We are ready to buy these shelters, 200-300 pieces, have been allocated for it, but we are waiting for clear explanations And the norms, whether we can put these shelters, they will protect people or not, " - said.</text:p>
      <text:p text:style-name="P4">
He emphasized that shelters should have clearly defined by the DBN ministries, "so that God forbid, if it could not stand the blow, there were no questions - and why did the shelter that did not really protect people?"</text:p>
      <text:p text:style-name="P4">
<text:span text:style-name="T4">
 Read also: </text:span>
 <text:a xlink:type="simple" xlink:href="https://www.ukrinform.ua/rubric-kyiv/3735967-kiiv-vidiliv-majze-dva-milardi-na-ukritta-ale-rajoni-osvoili-tilki-10-klicko.html" text:style-name="Internet_20_link" text:visited-style-name="Visited_20_Internet_20_Link">
Kiev has allocated almost two billion to shelter, but only 10% - <text:span text:style-name="T4">
 Klitschko </text:span>
</text:a>
"If there is an explosion in the shelter or there is a blast, and this shelter does not save people, the question will be why this shelter was installed, people were misled, so that it does not meet the standards. We need to get these standards, DBN, resign Then there were no questions. And we wait very quickly.(https://www.ukrinform.ua/tag-vitalij-klicko).</text:p>
      <text:p text:style-name="P4">
It was reported that Vitaliy Klitschko appealed to the Prime Minister Denis Shmigal on the possible way to introduce modular type shelves to the Civil Protection Fund.</text:p>
      <text:p text:style-name="P4">
News Source: <text:a xlink:type="simple" xlink:href="https://www.ukrinform.ua/rubric-kyiv/3736021-kiiv-gotovij-zakupiti-sotni-timcasovih-ukrittiv-ale-dosi-nemae-budivelnih-norm-klicko.html" text:style-name="Internet_20_link" text:visited-style-name="Visited_20_Internet_20_Link">
https://www.ukrinform.ua/rubric-kyiv/3736021-kiiv-gotovij-zakupiti-sotni-timcasovih-ukrittiv-ale-dosi-nemae-budivelnih-norm-klicko.html</text:a>
</text:p>
      <!--NEWS-->
      <text:h text:style-name="P10" text:outline-level="1">
<text:span text:style-name="T4">
Karim Han: I think the couple will do the right thing when Putin arrives at the Brix Summit</text:span>
</text:h>
      <text:p text:style-name="P4">
Authors: Ukrinform (Person)</text:p>
      <text:p text:style-name="P4">
Publisher: Укринформ (Organization)</text:p>
      <text:p text:style-name="P4">
Published Time: 2023-07-15T04:36:00+03:00</text:p>
      <text:p text:style-name="P4">
Modified Time: 2023-07-15T04:36:00+03:00</text:p>
      <text:p text:style-name="P4">
Description: The South African Republic must "do the right", in accordance with international law, and to issue Putin's court if he is attended by Brix Sumith in Johannesburg next month. - Ukrinform.</text:p>
      <text:p text:style-name="P4">
Images: ['<text:a xlink:type="simple" xlink:href="https://static.ukrinform.com/photos/2022_06/thumb_files/630_360_1654241373-166.jpg" text:style-name="Internet_20_link" text:visited-style-name="Visited_20_Internet_20_Link">
630_360_16542...</text:a>
']</text:p>
      <text:p text:style-name="P4">
Tags: ['Арешт', 'ПАР', 'Путін', 'МКС']</text:p>
      <text:p text:style-name="P4">
Type: Article</text:p>
      <!--METADATA-->
      <text:p text:style-name="P4">
<draw:frame draw:style-name="fr1" draw:name="Image231" text:anchor-type="as-char" svg:width="6.9236in" svg:height="3.956343in" draw:z-index="0">
<draw:image xlink:href="../Images/yкринформ/2023-07-15T04-36-00-03-00/630_360_1654241373-166.jpg" xlink:type="simple" xlink:show="embed" xlink:actuate="onLoad" draw:mime-type="image/jpeg"/>
</draw:frame>
The South African Republic must "do the right", in accordance with the international law, and to issue Putin's court if he is attended by the Brix Sumith on the Johannesburge Moon.</text:p>
      <text:p text:style-name="P4">
This was said in a comment <text:a xlink:type="simple" xlink:href="http://edition.cnn.com/europe/live-news/russia-ukraine-war-news-07-14-23/h_52df84b349888f72f87939e9793784de" text:style-name="Internet_20_link" text:visited-style-name="Visited_20_Internet_20_Link">
CNN</text:a>
The prosecutor of the International Criminal Court Karim Khan, Ukrinform reports.</text:p>
      <text:p text:style-name="P4">
"South Africa has been suffering from crimes against humanity, crimes of the park, and I do not think they need my lessons," he said.</text:p>
      <text:p text:style-name="P4">
In this context, Khan recalled that the couple voluntarily became a participant in the International Criminal Court.</text:p>
      <text:p text:style-name="P4">
<text:span text:style-name="T4">
 Read also: </text:span>
 <text:a xlink:type="simple" xlink:href="https://www.ukrinform.ua/rubric-world/3735793-putin-priide-na-samit-briks-prezident-par.html" text:style-name="Internet_20_link" text:visited-style-name="Visited_20_Internet_20_Link">
Putin will come to Summit Brix - President South Africa</text:a>
“They know what the law is and I think they will do the right thing. And it is necessary that we will actually take place at the Brix summit and react with the corresponding region, ”the ISS prosecutor added.</text:p>
      <text:p text:style-name="P4">
In March it was reported, in March, the MCC issued a warrant for the arrest of Putin, as well as a grievar for the rights of children of the Russian Federation Maria Lviv-Belova for war crimes related to the illegal deportation of Ukrainian children. It is possible to arrest the Kremlin leader in any state, which is a member of the ISS if he comes there with a precision.</text:p>
      <text:p text:style-name="P4">
<text:span text:style-name="T4">
 Read also: </text:span>
 <text:a xlink:type="simple" xlink:href="https://www.ukrinform.ua/rubric-world/3735461-putin-vidklav-risenna-pro-poizdku-na-samit-briks-cerez-pohid-vagnerivciv-zmi.html" text:style-name="Internet_20_link" text:visited-style-name="Visited_20_Internet_20_Link">
Putin postponed the decision to go to the Brix Summit through the Wagner Open - the media</text:a>
The South African authorities, which will accept the Brix Summit in August, said it would provide a diplomatic immunity to all official participants. According to the Ministry of International Relations of South Africa, Neddy Pandor, they have not yet received the official confirmation of Putin's participation in this forum.</text:p>
      <text:p text:style-name="P4">
News Source: <text:a xlink:type="simple" xlink:href="https://www.ukrinform.ua/rubric-world/3736026-karim-han-dumau-par-vcinit-pravilno-koli-putin-priide-na-samit-briks.html" text:style-name="Internet_20_link" text:visited-style-name="Visited_20_Internet_20_Link">
https://www.ukrinform.ua/rubric-world/3736026-karim-han-dumau-par-vcinit-pravilno-koli-putin-priide-na-samit-briks.html</text:a>
</text:p>
      <!--NEWS-->
      <text:h text:style-name="P10" text:outline-level="1">
<text:span text:style-name="T4">
In the occupied areas, invaders threaten deportation to Ukrainians without passports of the Russian Federation</text:span>
</text:h>
      <text:p text:style-name="P4">
Authors: Ukrinform (Person)</text:p>
      <text:p text:style-name="P4">
Publisher: Укринформ (Organization)</text:p>
      <text:p text:style-name="P4">
Published Time: 2023-07-15T04:56:00+03:00</text:p>
      <text:p text:style-name="P4">
Modified Time: 2023-07-15T04:56:00+03:00</text:p>
      <text:p text:style-name="P4">
Description: The Russians supplemented the list of repression in the temporarily occupied territories by deportation of those Ukrainians who give up Russian citizenship. - Ukrinform.</text:p>
      <text:p text:style-name="P4">
Images: ['<text:a xlink:type="simple" xlink:href="https://static.ukrinform.com/photos/2022_04/thumb_files/630_360_1649607686-819.png" text:style-name="Internet_20_link" text:visited-style-name="Visited_20_Internet_20_Link">
630_360_16496...</text:a>
']</text:p>
      <text:p text:style-name="P4">
Tags: ['Депортація', 'Паспортизація Донбасу', 'Війна з Росією']</text:p>
      <text:p text:style-name="P4">
Type: Article</text:p>
      <!--METADATA-->
      <text:p text:style-name="P4">
<draw:frame draw:style-name="fr1" draw:name="Image232" text:anchor-type="as-char" svg:width="6.9236in" svg:height="3.956343in" draw:z-index="0">
<draw:image xlink:href="../Images/yкринформ/2023-07-15T04-56-00-03-00/630_360_1649607686-819.png" xlink:type="simple" xlink:show="embed" xlink:actuate="onLoad" draw:mime-type="image/png"/>
</draw:frame>
The Russians have replenished the list of repression in the temporarily occupied territories by the deportation of the Pacific, who abandons Russian citizenship.</text:p>
      <text:p text:style-name="P4">
According to Ukrinform, this was reported <text:a xlink:type="simple" xlink:href="https://sprotyv.mod.gov.ua/okupanty-pogrozhuyut-deportatsiyeyu-meshkantsyam-tot-yaki-ne-otrymaly-rosijskyj-pasport/" text:style-name="Internet_20_link" text:visited-style-name="Visited_20_Internet_20_Link">
Center of National Resistance</text:a>
.</text:p>
      <text:p text:style-name="P4">
“The Russians force employees of state -owned enterprises to fill in" migration cards ", which allow only temporary stay on the tot. To fill in such "migration cards" require all residents of the TT, who refused to receive the Russian passport. At the end of a certain period, the Ukrainians, which have not yet received a "Russian passport", threatens deportation ", - the testimony reads.</text:p>
      <text:p text:style-name="P4">
<text:span text:style-name="T4">
 Read also: </text:span>
 <text:a xlink:type="simple" xlink:href="https://www.ukrinform.ua/rubric-regions/3733670-rosiani-pogrozuut-likaram-u-starobilsku-deportacieu.html" text:style-name="Internet_20_link" text:visited-style-name="Visited_20_Internet_20_Link">
Russians threaten doctors in Starobilsk deportation</text:a>
It is noted that substantiation is used within the occupied territory. In Zaporizhzhya and Kherson regions, the "test" will terminate 90 days, and in Donetsk and Luhansk regions - twice as long, 180 days.</text:p>
      <text:p text:style-name="P4">
<text:span text:style-name="T4">
 Read also: </text:span>
 <text:a xlink:type="simple" xlink:href="https://www.ukrinform.ua/rubric-regions/3731578-rosiani-primusovo-pasportizuut-ukrainciv-na-tot-zaporizza-ta-hersonsini-malar.html" text:style-name="Internet_20_link" text:visited-style-name="Visited_20_Internet_20_Link">
Russians forcibly certify Ukrainians for Totsapore and Kherson region - painter</text:a>
As it was reported, the occupiers do not provide medical assistance to Ukrainians on the Tot, who was a Russian passport.</text:p>
      <text:p text:style-name="P4">
News Source: <text:a xlink:type="simple" xlink:href="https://www.ukrinform.ua/rubric-regions/3735825-v-okupovanih-rajonah-zagarbniki-pogrozuut-deportacieu-ukraincam-bez-pasportiv-rf.html" text:style-name="Internet_20_link" text:visited-style-name="Visited_20_Internet_20_Link">
https://www.ukrinform.ua/rubric-regions/3735825-v-okupovanih-rajonah-zagarbniki-pogrozuut-deportacieu-ukraincam-bez-pasportiv-rf.html</text:a>
</text:p>
      <!--NEWS-->
      <text:h text:style-name="P10" text:outline-level="1">
<text:span text:style-name="T4">
1 person killed as result of shelling in Kolodiazne village of Kharkiv region</text:span>
</text:h>
      <text:p text:style-name="P4">
Authors: liveuamap (Language: en)</text:p>
      <text:p text:style-name="P4">
Time: 2023-07-15T05:04:57</text:p>
      <text:p text:style-name="P4">
Location: Kharkiv (Latitude:50.00443 Longtitude:37.69564)</text:p>
      <text:p text:style-name="P4">
Videos: []</text:p>
      <text:p text:style-name="P4">
Images: []</text:p>
      <text:p text:style-name="P4">
Tags: []</text:p>
      <text:p text:style-name="P4">
Id: 22576243</text:p>
      <!--METADATA-->
      <text:p text:style-name="P4">
1 person killed as result of shelling in Kolodiazne village of Kharkiv region</text:p>
      <text:p text:style-name="P4">
News Collection Link: <text:a xlink:type="simple" xlink:href="https:\/\/liveuamap.com\/en\/2023\/15-july-1-person-killed-as-result-of-shelling-in-kolodiazne" text:style-name="Internet_20_link" text:visited-style-name="Visited_20_Internet_20_Link">
https:\/\/liveuamap.com\/en\/2023\/15-july-1-person-killed-as-result-of-shelling-in-kolodiazne</text:a>
</text:p>
      <text:p text:style-name="P4">
News Source: <text:a xlink:type="simple" xlink:href="https://t.me/ukrinform_news/104833" text:style-name="Internet_20_link" text:visited-style-name="Visited_20_Internet_20_Link">
https://t.me/ukrinform_news/104833</text:a>
</text:p>
      <!--NEWS-->
      <text:h text:style-name="P10" text:outline-level="1">
<text:span text:style-name="T4">
President of South Korea is visiting Ukraine</text:span>
</text:h>
      <text:p text:style-name="P4">
Authors: liveuamap (Language: en)</text:p>
      <text:p text:style-name="P4">
Time: 2023-07-15T05:13:53</text:p>
      <text:p text:style-name="P4">
Location: Kyiv, Kyiv city (Latitude:50.4458 Longtitude:30.5289)</text:p>
      <text:p text:style-name="P4">
Videos: []</text:p>
      <text:p text:style-name="P4">
Images: ["<text:a xlink:type="simple" xlink:href="https://liveuamap.com/pics/2023/07/15/22576250_0.jpg" text:style-name="Internet_20_link" text:visited-style-name="Visited_20_Internet_20_Link">
22576250_0.jpg</text:a>
", "<text:a xlink:type="simple" xlink:href="https://liveuamap.com/pics/2023/07/15/22576250_1.jpg" text:style-name="Internet_20_link" text:visited-style-name="Visited_20_Internet_20_Link">
22576250_1.jpg</text:a>
"]</text:p>
      <text:p text:style-name="P4">
Tags: ["Korea", "Central and Eastern Europe"]</text:p>
      <text:p text:style-name="P4">
Id: 22576250</text:p>
      <!--METADATA-->
      <text:p text:style-name="P4">
President of South Korea is visiting Ukraine</text:p>
      <text:p text:style-name="P4">
<draw:frame draw:style-name="fr1" draw:name="Image233" text:anchor-type="as-char" svg:width="6.9236in" svg:height="4.612849in" draw:z-index="0">
<draw:image xlink:href="../Images/liveuamap/2023-07-15T05-13-53/22576250_0.jpg" xlink:type="simple" xlink:show="embed" xlink:actuate="onLoad" draw:mime-type="image/jpeg"/>
</draw:frame>
<draw:frame draw:style-name="fr1" draw:name="Image234" text:anchor-type="as-char" svg:width="6.9236in" svg:height="3.894525in" draw:z-index="0">
<draw:image xlink:href="../Images/liveuamap/2023-07-15T05-13-53/22576250_1.jpg" xlink:type="simple" xlink:show="embed" xlink:actuate="onLoad" draw:mime-type="image/jpeg"/>
</draw:frame>
News Collection Link: <text:a xlink:type="simple" xlink:href="https:\/\/liveuamap.com\/en\/2023\/15-july-president-of-south-korea-is-visiting-ukraine-" text:style-name="Internet_20_link" text:visited-style-name="Visited_20_Internet_20_Link">
https:\/\/liveuamap.com\/en\/2023\/15-july-president-of-south-korea-is-visiting-ukraine-</text:a>
</text:p>
      <text:p text:style-name="P4">
News Source: <text:a xlink:type="simple" xlink:href="https://t.me/Tsaplienko/35738" text:style-name="Internet_20_link" text:visited-style-name="Visited_20_Internet_20_Link">
https://t.me/Tsaplienko/35738</text:a>
</text:p>
      <!--NEWS-->
      <text:h text:style-name="P10" text:outline-level="1">
<text:span text:style-name="T4">
France will join the development of mental health centers in Ukraine</text:span>
</text:h>
      <text:p text:style-name="P4">
Authors: Ukrinform (Person)</text:p>
      <text:p text:style-name="P4">
Publisher: Укринформ (Organization)</text:p>
      <text:p text:style-name="P4">
Published Time: 2023-07-15T05:17:00+03:00</text:p>
      <text:p text:style-name="P4">
Modified Time: 2023-07-15T05:17:00+03:00</text:p>
      <text:p text:style-name="P4">
Description: Health Minister Viktor Lyashko met with Pierre Elbron, a special Presidential Ombudsman of France on assistance and restoration of Ukraine. - Ukrinform.</text:p>
      <text:p text:style-name="P4">
Images: ['<text:a xlink:type="simple" xlink:href="https://static.ukrinform.com/photos/2023_07/thumb_files/630_360_1689387700-306.png" text:style-name="Internet_20_link" text:visited-style-name="Visited_20_Internet_20_Link">
630_360_16893...</text:a>
']</text:p>
      <text:p text:style-name="P4">
Tags: ['Франція', 'Медицина', 'МОЗ', 'Віктор Ляшко', 'Психічне здоров’я']</text:p>
      <text:p text:style-name="P4">
Type: Article</text:p>
      <!--METADATA-->
      <text:p text:style-name="P4">
<draw:frame draw:style-name="fr1" draw:name="Image235" text:anchor-type="as-char" svg:width="6.9236in" svg:height="3.954605in" draw:z-index="0">
<draw:image xlink:href="../Images/yкринформ/2023-07-15T05-17-00-03-00/630_360_1689387700-306.png" xlink:type="simple" xlink:show="embed" xlink:actuate="onLoad" draw:mime-type="image/png"/>
</draw:frame>
Health Ministers Viktor Lyashko met with Pierre Elbron, Special Manding Officer of French President for Assistance and Restoration of Ukraine.</text:p>
      <text:p text:style-name="P4">
As Ukrinform reports, it reports <text:a xlink:type="simple" xlink:href="https://moz.gov.ua/article/news/francija-doluchitsja-do-rozbudovi-merezhi-centriv-psihichnogo-zdorov%ca%bcja-v-ukraini" text:style-name="Internet_20_link" text:visited-style-name="Visited_20_Internet_20_Link">
MOH</text:a>
"The Ministry of Health, in particular, is working to increase the impairment of primary and specialized units in accordance with the priority project of" Protection Aid health in the structure of medical care. France, for his part, will join in the development of a network of mental health centers in Ukraine, ”the message reads.</text:p>
      <text:p text:style-name="P4">
As it is noted, at the meeting they paid attention to the key areas of cooperation of health care, which are strategically enshrined in the declaration, the signed health ministers of Ukraine and France in April this year in Lviv.</text:p>
      <text:p text:style-name="P4">
<text:span text:style-name="T4">
 Read also: </text:span>
 <text:a xlink:type="simple" xlink:href="https://www.ukrinform.ua/rubric-society/3736016-strategia-vprovadzenna-programi-mentalnogo-zdorova-na-miscah-uze-vibuduvana-op.html" text:style-name="Internet_20_link" text:visited-style-name="Visited_20_Internet_20_Link">
Strategy for Implementation of the Mental Health Program already built - OP</text:a>
Specific step -by -step plans for the implementation of each project are being developed. In particular, it is about studying the possibilities of reconstruction <text:a xlink:type="simple" xlink:href="https://www.ukrinform.ua/tag-bolnica" text:style-name="Internet_20_link" text:visited-style-name="Visited_20_Internet_20_Link">
hospitals</text:a>
On a modular principle in the de -occupied territories. This will provide access to the required medical care in the shortest possible time.</text:p>
      <text:p text:style-name="P4">
Currently, as reported in the Ministry of Health, there is a process of legal aspects.</text:p>
      <text:p text:style-name="P4">
The participants also discussed the cooperation of Ukrainian and French medical devices, our doctors' training and the possibility of exchange of experience. It is planned to be recorded in detail during the Satellite Summit of the Ministers of Health within the first lady and gentlemen's summit, which should be used in Ukraine in early September.</text:p>
      <text:p text:style-name="P4">
<text:span text:style-name="T4">
 Read also: </text:span>
 <text:a xlink:type="simple" xlink:href="https://www.ukrinform.ua/rubric-society/3728360-kontrakti-suprovodu-pacientiv-iz-psihicnimi-rozladami-maut-ponad-500-poliklinik-zelenska.html" text:style-name="Internet_20_link" text:visited-style-name="Visited_20_Internet_20_Link">
contracts of support of patients with mental disorders have more than 500 polyclinics - Zelensk</text:a>
According to Ukrinform, the National Health Service, together with the Mental Health Coordination Center and the WHO Bureau, has created an online map of medical establishments where you can get psychological and specialized health care.Photo: Moz.gov.ua</text:p>
      <text:p text:style-name="P4">
News Source: <text:a xlink:type="simple" xlink:href="https://www.ukrinform.ua/rubric-society/3736028-francia-dolucitsa-do-rozbudovi-centriv-psihicnogo-zdorova-v-ukraini.html" text:style-name="Internet_20_link" text:visited-style-name="Visited_20_Internet_20_Link">
https://www.ukrinform.ua/rubric-society/3736028-francia-dolucitsa-do-rozbudovi-centriv-psihicnogo-zdorova-v-ukraini.html</text:a>
</text:p>
      <!--NEWS-->
      <text:h text:style-name="P10" text:outline-level="1">
<text:span text:style-name="T4">
Latvia sends 11 more car confiscated from drunk drivers to Ukraine</text:span>
</text:h>
      <text:p text:style-name="P4">
Authors: Ukrinform (Person)</text:p>
      <text:p text:style-name="P4">
Publisher: Укринформ (Organization)</text:p>
      <text:p text:style-name="P4">
Published Time: 2023-07-15T05:28:00+03:00</text:p>
      <text:p text:style-name="P4">
Modified Time: 2023-07-15T05:28:00+03:00</text:p>
      <text:p text:style-name="P4">
Description: The Latvia government has decided to hand over 11 more cars to Ukraine free of charge from drunken drivers - in total, the number of such cars has already reached 151. - Ukrinform.</text:p>
      <text:p text:style-name="P4">
Images: ['<text:a xlink:type="simple" xlink:href="https://static.ukrinform.com/photos/2023_02/thumb_files/630_360_1677526054-358.jpg" text:style-name="Internet_20_link" text:visited-style-name="Visited_20_Internet_20_Link">
630_360_16775...</text:a>
']</text:p>
      <text:p text:style-name="P4">
Tags: ['Автомобіль', 'Латвія', 'Україна']</text:p>
      <text:p text:style-name="P4">
Type: Article</text:p>
      <!--METADATA-->
      <text:p text:style-name="P4">
<draw:frame draw:style-name="fr1" draw:name="Image236" text:anchor-type="as-char" svg:width="6.9236in" svg:height="3.956343in" draw:z-index="0">
<draw:image xlink:href="../Images/yкринформ/2023-07-15T05-28-00-03-00/630_360_1677526054-358.jpg" xlink:type="simple" xlink:show="embed" xlink:actuate="onLoad" draw:mime-type="image/jpeg"/>
</draw:frame>
The Government has decided to transfer 11 more cars confiscated from drunken drivers for free, in general, the number of such cars has already reached 151.</text:p>
      <text:p text:style-name="P4">
About it reports Ukrinform with reference to <text:a xlink:type="simple" xlink:href="http://rus.lsm.lv/statja/novosti/ekonomika/13.07.2023-iz-100-konfiskovannyx-v-latvii-avto-70-edet-v-ukrainu-predstavitel-sgd.a516417/" text:style-name="Internet_20_link" text:visited-style-name="Visited_20_Internet_20_Link">
LSM</text:a>
.</text:p>
      <text:p text:style-name="P4">
According to the decision of the Latvian government, 11 cars will transfer the Ministry of Defense of Ukraine, the State Border Service, the Military Medical Academy, as well as the military administration of Kherson and the Arbuzin village council of the Nikolaev region.</text:p>
      <text:p text:style-name="P4">
Among the seized cars are Mercedes Benz 2001, BMW 5352006, Mazda3 2007 and Volvo XC60 in 2009. The approximate total cost of 11 cars is about 40 thousand euros.</text:p>
      <text:p text:style-name="P4">
According to the Head of Procurement and State Property of Latvia State Income Service(AT)Inar Solostei, since March this year, the country has been in general to transfer 151 car to Ukraine.</text:p>
      <text:p text:style-name="P4">
<text:span text:style-name="T4">
 Read also: </text:span>
 <text:a xlink:type="simple" xlink:href="https://www.ukrinform.ua/rubric-society/3728375-latvia-prodovzit-timcasovij-zahist-ukrainciv-do-kinca-cogo-roku.html" text:style-name="Internet_20_link" text:visited-style-name="Visited_20_Internet_20_Link">
<text:span text:style-name="T4">
 Latvi </text:span>
 I will continue the temporary defense of Ukrainians by the end of this year</text:a>
Of these, 117 received the Agendum Society, which provides delivery of cars in Ukraine, covering all related expenses. If necessary, it is also improved by cars.</text:p>
      <text:p text:style-name="P4">
The official noted that the ratio of confiscated cars transferred to Ukraine and those left for sale in Latvia is approximately 70 to 30.</text:p>
      <text:p text:style-name="P4">
According to VID, the latest <text:a xlink:type="simple" xlink:href="https://www.ukrinform.ua/tag-avtomobil" text:style-name="Internet_20_link" text:visited-style-name="Visited_20_Internet_20_Link">
car</text:a>
, confiscated from drunken drivers, was released in 2022, Anaisstaris-in 1989. Most often, machines produced from 2003 to 2007 are confiscated.</text:p>
      <text:p text:style-name="P4">
<text:span text:style-name="T4">
 Read also: </text:span>
 [in Riga a charity concert was supported(https://www.ukrinform.ua/rubric-diaspora/3734933-u-rizi-projsov-blagodijnij-koncert-na-pidtrimku-hersonskoi-oblasnoi-kliniki.html)As it was reported, in February, the Diet of Latvia approved amendments to the law of support of the civilian population of Ukraine. They provide for the possibility of non -paying vehicles belonging to the state in the property of the Ukrainian administration to support society.</text:p>
      <text:p text:style-name="P4">
News Source: <text:a xlink:type="simple" xlink:href="https://www.ukrinform.ua/rubric-society/3736035-latvia-vidpravlae-do-ukraini-se-11-avtivok-konfiskovanih-u-panih-vodiiv.html" text:style-name="Internet_20_link" text:visited-style-name="Visited_20_Internet_20_Link">
https://www.ukrinform.ua/rubric-society/3736035-latvia-vidpravlae-do-ukraini-se-11-avtivok-konfiskovanih-u-panih-vodiiv.html</text:a>
</text:p>
      <!--NEWS-->
      <text:h text:style-name="P10" text:outline-level="1">
<text:span text:style-name="T4">
At Sivershchyna and Slobozhanshchyna directions Russian army shelled Karpovych, Kamin of Cher...</text:span>
</text:h>
      <text:p text:style-name="P4">
Authors: liveuamap (Language: en)</text:p>
      <text:p text:style-name="P4">
Time: 2023-07-15T05:31:00</text:p>
      <text:p text:style-name="P4">
Location: Kharkiv (Latitude:52.28118 Longtitude:33.33527)</text:p>
      <text:p text:style-name="P4">
Videos: []</text:p>
      <text:p text:style-name="P4">
Images: []</text:p>
      <text:p text:style-name="P4">
Tags: ["Russia"]</text:p>
      <text:p text:style-name="P4">
Id: 22576259</text:p>
      <!--METADATA-->
      <text:p text:style-name="P4">
At Sivershchyna and Slobozhanschyna directions Russian army shelledKarpovychi, Kamin of Chernihiv region; Bilokopytove, Malushyne, Boyaro-Lezhachi of Sumy region and Kozacha Lopan, Neskuchne, Morokhovets, Ternova ofKharkiv region, - General Staff of Armed Forces of Ukraine says in the morningreport</text:p>
      <text:p text:style-name="P4">
News Collection Link: <text:a xlink:type="simple" xlink:href="https:\/\/liveuamap.com\/en\/2023\/15-july-at-sivershchyna-and-slobozhanschyna-directions-russian" text:style-name="Internet_20_link" text:visited-style-name="Visited_20_Internet_20_Link">
https:\/\/liveuamap.com\/en\/2023\/15-july-at-sivershchyna-and-slobozhanschyna-directions-russian</text:a>
</text:p>
      <text:p text:style-name="P4">
News Source: <text:a xlink:type="simple" xlink:href="https://t.me/lumsrc/5366" text:style-name="Internet_20_link" text:visited-style-name="Visited_20_Internet_20_Link">
https://t.me/lumsrc/5366</text:a>
</text:p>
      <!--NEWS-->
      <text:h text:style-name="P10" text:outline-level="1">
<text:span text:style-name="T4">
At Bukovina a fortune teller and a lawyer, a criminal case was laid down $ 300,000 in a criminal case</text:span>
</text:h>
      <text:p text:style-name="P4">
Authors: Ukrinform (Person)</text:p>
      <text:p text:style-name="P4">
Publisher: Укринформ (Organization)</text:p>
      <text:p text:style-name="P4">
Published Time: 2023-07-15T05:39:00+03:00</text:p>
      <text:p text:style-name="P4">
Modified Time: 2023-07-15T05:39:00+03:00</text:p>
      <text:p text:style-name="P4">
Description: In the Chernivtsi region, the fortune -tellers and a lawyer were suspected, which took possession of $ 300,000 and incited a case of more than 15 million UAH of budget funds for the bribery of the person. - Ukrinform.</text:p>
      <text:p text:style-name="P4">
Images: ['<text:a xlink:type="simple" xlink:href="https://static.ukrinform.com/photos/2023_07/thumb_files/630_360_1689388395-563.jpg" text:style-name="Internet_20_link" text:visited-style-name="Visited_20_Internet_20_Link">
630_360_16893...</text:a>
']</text:p>
      <text:p text:style-name="P4">
Tags: ['Адвокат', 'Буковина', 'Хабар', 'Шахрайство', 'Офіс генпрокурора']</text:p>
      <text:p text:style-name="P4">
Type: Article</text:p>
      <!--METADATA-->
      <text:p text:style-name="P4">
<draw:frame draw:style-name="fr1" draw:name="Image237" text:anchor-type="as-char" svg:width="6.9236in" svg:height="3.956343in" draw:z-index="0">
<draw:image xlink:href="../Images/yкринформ/2023-07-15T05-39-00-03-00/630_360_1689388395-563.jpg" xlink:type="simple" xlink:show="embed" xlink:actuate="onLoad" draw:mime-type="image/jpeg"/>
</draw:frame>
The Ulssa region declared suspicion of fortune teller and lawyer, who took possession of $ 300,000 and incited the case of a person involved in the case of theft of the case of theft of 15 million UAH of budgetary funds.</text:p>
      <text:p text:style-name="P4">
According to Ukrinform, the prosecutor General's Office reports on <text:a xlink:type="simple" xlink:href="https://www.facebook.com/pgo.gov.ua/" text:style-name="Internet_20_link" text:visited-style-name="Visited_20_Internet_20_Link">
Facebook</text:a>
.</text:p>
      <text:p text:style-name="P4">
Under the procedural leadership of the Chernivtsi Regional Prosecutor's Office, the citizen of the Taadtorian was informed about suspicion of fraud and incited before granting a row.</text:p>
      <text:p text:style-name="P4">
"According to the investigation, a resident of the Ternopil region, which provides emptation, promised the man to help solve the issue of criminal prosecution against him. He is the person being traveled to him by influential people.</text:p>
      <text:p text:style-name="P4">
From January to May this year, the fortune teller with other persons received $ 300,000, but no arrangements were fulfilled.</text:p>
      <text:p text:style-name="P4">
The suspect also recommended a man to hire the capital <text:a xlink:type="simple" xlink:href="https://www.ukrinform.ua/tag-advokat" text:style-name="Internet_20_link" text:visited-style-name="Visited_20_Internet_20_Link">
lawyer</text:a>
. He suggested that the client in the derivative of the law help to avoid criminal liability to his relative, who is the same in the case of legalization of budgetary funds. The defender of Podburivika to give the investigator $ 10 thousand, assuring that he will personally transfer the funds to the guidance.</text:p>
      <text:p text:style-name="P4">
<text:span text:style-name="T4">
 Read also: </text:span>
 <text:a xlink:type="simple" xlink:href="https://www.ukrinform.ua/rubric-society/3727382-kiberpolicia-vikrila-nizku-sahrajskih-callcentriv-aki-vimanuvali-grosi-v-inozemciv.html" text:style-name="Internet_20_link" text:visited-style-name="Visited_20_Internet_20_Link">
Cyber Police exposed a number of <text:span text:style-name="T4">
 cheater </text:span>
 Call centers that listed money from foreigners</text:a>
It is noted that after receiving the stipulated amount of the lawyer was detained.</text:p>
      <text:p text:style-name="P4">
Investigative actions are ongoing, other persons involved in offenses are established.</text:p>
      <text:p text:style-name="P4">
As reported by Ukrinform, <text:a xlink:type="simple" xlink:href="http://www.ukrinform.ua/rubric-kyiv/3735223-u-kievi-vikrili-zlocinnu-grupu-aka-zavolodila-budivlami-i-ukrittami-derzpidpriemstva.html" text:style-name="Internet_20_link" text:visited-style-name="Visited_20_Internet_20_Link">
in Kiev declared suspicion</text:a>
The officials of the enterprise and the eight participants of the criminal group, which were fraudulent through the buildings and shelters of the state -owned enterprise of one of the ministries.</text:p>
      <text:p text:style-name="P4">
News Source: <text:a xlink:type="simple" xlink:href="https://www.ukrinform.ua/rubric-regions/3736030-na-bukovini-vorozka-ta-advokat-vimanili-u-figuranta-kriminalnoi-spravi-300-tisac.html" text:style-name="Internet_20_link" text:visited-style-name="Visited_20_Internet_20_Link">
https://www.ukrinform.ua/rubric-regions/3736030-na-bukovini-vorozka-ta-advokat-vimanili-u-figuranta-kriminalnoi-spravi-300-tisac.html</text:a>
</text:p>
      <!--NEWS-->
      <text:h text:style-name="P10" text:outline-level="1">
<text:span text:style-name="T4">
On weekends in Ukraine there will be heat, places of thunderstorms</text:span>
</text:h>
      <text:p text:style-name="P4">
Authors: Ukrinform (Person)</text:p>
      <text:p text:style-name="P4">
Publisher: Укринформ (Organization)</text:p>
      <text:p text:style-name="P4">
Published Time: 2023-07-15T05:58:00+03:00</text:p>
      <text:p text:style-name="P4">
Modified Time: 2023-07-15T05:58:00+03:00</text:p>
      <text:p text:style-name="P4">
Description: In most regions of Ukraine, the weather on the weekend of July 15-16 will be sunny and in a good hot. On Saturday, short -term rains will be held in some areas. - Ukrinform.</text:p>
      <text:p text:style-name="P4">
Images: ['<text:a xlink:type="simple" xlink:href="https://static.ukrinform.com/photos/2021_09/thumb_files/630_360_1630710694-903.jpg" text:style-name="Internet_20_link" text:visited-style-name="Visited_20_Internet_20_Link">
630_360_16307...</text:a>
']</text:p>
      <text:p text:style-name="P4">
Tags: ['Дощ', 'Гроза', 'Погода', 'Спека']</text:p>
      <text:p text:style-name="P4">
Type: Article</text:p>
      <!--METADATA-->
      <text:p text:style-name="P4">
<draw:frame draw:style-name="fr1" draw:name="Image238" text:anchor-type="as-char" svg:width="6.9236in" svg:height="3.956343in" draw:z-index="0">
<draw:image xlink:href="../Images/yкринформ/2023-07-15T05-58-00-03-00/630_360_1630710694-903.jpg" xlink:type="simple" xlink:show="embed" xlink:actuate="onLoad" draw:mime-type="image/jpeg"/>
</draw:frame>
Most of the regions of Ukraine, the weather on the weekend of July 15-16 will be sunny and in a good hot. On Saturday, short -term rains will be held in some areas.</text:p>
      <text:p text:style-name="P4">
Ukrinform was reported in Sinoptik.ua.</text:p>
      <text:p text:style-name="P4">
According to the forecasters, thermometers will rise to +28… +31 ° C on Saturday in the south, south -east and Transcarpathian thermometers. In the rest of the country, +24… +26 ° C.</text:p>
      <text:p text:style-name="P4">
On Saturday, in most regions will cost without precipitation. Short -term rains of Tagrose will take place in Sumy, <text:a xlink:type="simple" xlink:href="https://ua.sinoptik.ua/%D0%BF%D0%BE%D0%B3%D0%BE%D0%B4%D0%B0-%D0%BF%D0%BE%D0%BB%D1%82%D0%B0%D0%B2%D0%B0" text:style-name="Internet_20_link" text:visited-style-name="Visited_20_Internet_20_Link">
Poltava</text:a>
, Dnipropetrovsk, Kharkiv, Donetsk and Luhansk regions.</text:p>
      <text:p text:style-name="P4">
On Sunday all over Ukraine it will be hot and without precipitation. In the west, north, south and in the center of the country, thermometers will show +28… +31 ° C, in Donetsk, Lugansk and Kharkiv regions - about +26 ° C.</text:p>
      <text:p text:style-name="P4">
<text:span text:style-name="T4">
 Read also: </text:span>
 <text:a xlink:type="simple" xlink:href="https://www.ukrinform.ua/rubric-world/3731577-u-sviti-zafiksovano-najspekotnisij-den-za-vsu-istoriu-sposterezen.html" text:style-name="Internet_20_link" text:visited-style-name="Visited_20_Internet_20_Link">
in the world recorded the hottest day in the history of consultations</text:a>
The new week will start with short -term rains and <text:a xlink:type="simple" xlink:href="https://www.ukrinform.ua/tag-groza" text:style-name="Internet_20_link" text:visited-style-name="Visited_20_Internet_20_Link">
thunderstorm</text:a>
in the west of the country. In other regions, Mondays will be sunny and hot. In most regions of Ukraine, +29 ... +32 ° C, in Lugansk, Donetsk and Kharkiv regions - +27 ° C.</text:p>
      <text:p text:style-name="P4">
July 15-16 Chernivtsi, Mykolaiv, Kherson, July 16 and in <text:a xlink:type="simple" xlink:href="https://ua.sinoptik.ua/%D0%BF%D0%BE%D0%B3%D0%BE%D0%B4%D0%B0-%D1%82%D0%B5%D1%80%D0%BD%D0%BE%D0%BF%D1%96%D0%BB%D1%8C" text:style-name="Internet_20_link" text:visited-style-name="Visited_20_Internet_20_Link">
Ternopil</text:a>
, Vinnytsia and Ivano-Frankivsk regions expected an extraordinary level of fire danger.</text:p>
      <text:p text:style-name="P4">
News Source: <text:a xlink:type="simple" xlink:href="https://www.ukrinform.ua/rubric-regions/3735701-na-vihidnih-v-ukraini-bude-speka-miscami-grozi.html" text:style-name="Internet_20_link" text:visited-style-name="Visited_20_Internet_20_Link">
https://www.ukrinform.ua/rubric-regions/3735701-na-vihidnih-v-ukraini-bude-speka-miscami-grozi.html</text:a>
</text:p>
      <!--NEWS-->
      <text:h text:style-name="P10" text:outline-level="1">
<text:span text:style-name="T4">
Germany is preparing for large -scale cyber defense exercises</text:span>
</text:h>
      <text:p text:style-name="P4">
Authors: Ukrinform (Person)</text:p>
      <text:p text:style-name="P4">
Publisher: Укринформ (Organization)</text:p>
      <text:p text:style-name="P4">
Published Time: 2023-07-15T06:10:00+03:00</text:p>
      <text:p text:style-name="P4">
Modified Time: 2023-07-15T06:10:00+03:00</text:p>
      <text:p text:style-name="P4">
Description: At least eight German lands and federal power structures will be conducted at the end of September, which will work out actions in response to a large -scale cyberattack to the authorities. - Ukrinform.</text:p>
      <text:p text:style-name="P4">
Images: ['<text:a xlink:type="simple" xlink:href="https://static.ukrinform.com/photos/2020_04/thumb_files/630_360_1588017529-720.jpg" text:style-name="Internet_20_link" text:visited-style-name="Visited_20_Internet_20_Link">
630_360_15880...</text:a>
']</text:p>
      <text:p text:style-name="P4">
Tags: ['Кібератака', 'Кібербезпека', 'Німеччина', 'Військові навчання']</text:p>
      <text:p text:style-name="P4">
Type: Article</text:p>
      <!--METADATA-->
      <text:p text:style-name="P4">
<draw:frame draw:style-name="fr1" draw:name="Image239" text:anchor-type="as-char" svg:width="6.9236in" svg:height="3.956343in" draw:z-index="0">
<draw:image xlink:href="../Images/yкринформ/2023-07-15T06-10-00-03-00/630_360_1588017529-720.jpg" xlink:type="simple" xlink:show="embed" xlink:actuate="onLoad" draw:mime-type="image/jpeg"/>
</draw:frame>
The smaller land of Germany and the federal power structures will conduct at the end of the teaching, which will work in response to a large -scale kiberataka to the authorities.</text:p>
      <text:p text:style-name="P4">
About it reports <text:a xlink:type="simple" xlink:href="https://www.nordkurier.de/politik/szenario-cyberangriff-ueber-50-behoerden-ueben-mit-1760933" text:style-name="Internet_20_link" text:visited-style-name="Visited_20_Internet_20_Link">
Nordkuerier</text:a>
, reports Ukrinform.</text:p>
      <text:p text:style-name="P4">
"Numerous federal and state departments with their subordinate bodies are jointly prepared ... According to the Lükex 23 training script, the government's actions that have been violated by mass cyberattacks," said the publication in the Federal Department of Civil Protection.(BBK).</text:p>
      <text:p text:style-name="P4">
Точний сценарій навчань Lükex 23, які розпочнуться 27 вересня і триватимутьдва дні, не оприлюднюють, щоб не поставити під загрозу ефект від них, пояснивречник BBK. При цьому, обіцяють посадовці, населення не відчує на себе якихосьнезручностей.</text:p>
      <text:p text:style-name="P4">
<text:span text:style-name="T4">
Читайте також:</text:span>
 <text:a xlink:type="simple" xlink:href="https://www.ukrinform.ua/rubric-world/3726054-specsluzbi-kanadi-poperedili-pro-zrostanna-zagroz-kiberatak-rf-na-energetiku.html" text:style-name="Internet_20_link" text:visited-style-name="Visited_20_Internet_20_Link">
 Спецслужби Канади попередили про зростання загроз<text:span text:style-name="T4">
кібератак</text:span>
 РФ на енергетику </text:a>
The training was planned in 2020, but through the pandemic of their suffering 2022, and then - in 2023 through the Russian invasion of Ukraine. The reason was named that the staff responsible for the settlement What complicates the preparation for training.</text:p>
      <text:p text:style-name="P4">
The training will cover the land of Brandenburg, Baden-Württemberg, Bavaria, Hesse, North Rhine-Westphalia, Saxony, Lower Saxony, and Thurry. Federal -level medium -sized - Ministry of Internal Affairs, MFA, Bundesbank, Federal Office with <text:a xlink:type="simple" xlink:href="https://www.ukrinform.ua/tag-informbezpeka" text:style-name="Internet_20_link" text:visited-style-name="Visited_20_Internet_20_Link">
Information Security</text:a>
The Cyber Security Center, as well as the Bundesver, with its territorial command and the Command of Cybernetic and Information Space.</text:p>
      <text:p text:style-name="P4">
<text:span text:style-name="T4">
 Read also: </text:span>
 <text:a xlink:type="simple" xlink:href="https://www.ukrinform.ua/rubric-technology/3723545-u-statah-rosijski-hakeri-vlastuvali-masovanu-kiberataku-so-vidomo.html" text:style-name="Internet_20_link" text:visited-style-name="Visited_20_Internet_20_Link">
in the states Russian hackers staged a massive <text:span text:style-name="T4">
 cyberattack </text:span>
 y: what is known</text:a>
It has been reported that the Ministry of Digital Transformation and the German company Cyberfame GmbH will cooperate in the field of digital security and cyber defense.</text:p>
      <text:p text:style-name="P4">
News Source: <text:a xlink:type="simple" xlink:href="https://www.ukrinform.ua/rubric-technology/3736031-nimeccina-gotuetsa-do-masstabnih-navcan-z-kiberzahistu.html" text:style-name="Internet_20_link" text:visited-style-name="Visited_20_Internet_20_Link">
https://www.ukrinform.ua/rubric-technology/3736031-nimeccina-gotuetsa-do-masstabnih-navcan-z-kiberzahistu.html</text:a>
</text:p>
      <!--NEWS-->
      <text:h text:style-name="P10" text:outline-level="1">
<text:span text:style-name="T4">
The Armed Forces Aviation per day struck 13 strokes in the enemy's concentration areas</text:span>
</text:h>
      <text:p text:style-name="P4">
Authors: Ukrinform (Person)</text:p>
      <text:p text:style-name="P4">
Publisher: Укринформ (Organization)</text:p>
      <text:p text:style-name="P4">
Published Time: 2023-07-15T06:31:00+03:00</text:p>
      <text:p text:style-name="P4">
Modified Time: 2023-07-15T06:31:00+03:00</text:p>
      <text:p text:style-name="P4">
Description: Aviation of defense forces over the past 24 hours struck 13 strokes in the areas of concentration of the enemy's personnel and struck the anti-aircraft missile complex. - Ukrinform.</text:p>
      <text:p text:style-name="P4">
Images: ['<text:a xlink:type="simple" xlink:href="https://static.ukrinform.com/photos/2023_02/thumb_files/630_360_1676998492-715.jpg" text:style-name="Internet_20_link" text:visited-style-name="Visited_20_Internet_20_Link">
630_360_16769...</text:a>
']</text:p>
      <text:p text:style-name="P4">
Tags: ['Авіація', 'Генштаб', 'Обстріл', 'ЗСУ', 'Війна з Росією']</text:p>
      <text:p text:style-name="P4">
Type: Article</text:p>
      <!--METADATA-->
      <text:p text:style-name="P4">
<draw:frame draw:style-name="fr1" draw:name="Image240" text:anchor-type="as-char" svg:width="6.9236in" svg:height="3.956343in" draw:z-index="0">
<draw:image xlink:href="../Images/yкринформ/2023-07-15T06-31-00-03-00/630_360_1676998492-715.jpg" xlink:type="simple" xlink:show="embed" xlink:actuate="onLoad" draw:mime-type="image/jpeg"/>
</draw:frame>
Aviation for the last day has struck 13 beats in the areas of concentrating the personal composition of the enemy and struck the anti-aircraft missile complex.</text:p>
      <text:p text:style-name="P4">
According to Ukrinform, such information was published by the General Staff of the Armed Forces on <text:a xlink:type="simple" xlink:href="https://www.facebook.com/GeneralStaff.ua/" text:style-name="Internet_20_link" text:visited-style-name="Visited_20_Internet_20_Link">
Facebook</text:a>
.</text:p>
      <text:p text:style-name="P4">
"Tonight, the Russian Federation has struck the Iranian UAV" Shahd-136/131 "and anti-aircraft managed missiles in Ukraine. Information on the consequences of this terrorist attack is currently clarified. ShahED "and 1 -aircraft managed rocket with S -300 S -300. As a result of successful combat work, 16" Shahmed "was destroyed, - the message reads.</text:p>
      <text:p text:style-name="P4">
In addition, the enemy caused 50 aviation strikes and carried out 43 shelling of the reactive volley fire systems.</text:p>
      <text:p text:style-name="P4">
The likelihood of missile and aviation strikes throughout Ukraine is high, warned in the General Staff.</text:p>
      <text:p text:style-name="P4">
*!(https://www.ukrinform.ua/rubric-regions/3736008-u-krivomu-rozi-utocnili-masstabi-rujnuvan-pisla-ataki-sahediv-minuloi-noci.html)The enemy continues to focus the main efforts on the Kupyansk, Lyman, Bakhmut, Avdiiv and Mariinsky directions, heavy fights continue. There were 32 fighting collisions.</text:p>
      <text:p text:style-name="P4">
On <text:span text:style-name="T4">
 Volynskyi </text:span>
 and <text:span text:style-name="T4">
 Polissya directions </text:span>
 Operational situation of non -significant changes.</text:p>
      <text:p text:style-name="P4">
On <text:span text:style-name="T4">
 Siverskyi </text:span>
 and <text:span text:style-name="T4">
 Slobozhansky directions </text:span>
 the enemy during the aircraft strike in the area of Radkivka of Sumy region. Performing and artillery <text:a xlink:type="simple" xlink:href="https://www.ukrinform.ua/tag-obstril" text:style-name="Internet_20_link" text:visited-style-name="Visited_20_Internet_20_Link">
shelling</text:a>
more than 15 settlements, including Karpovichi, the stone of the Chernihiv region; Belokopitov, Malushine, boyars-led Sumy region and Kozachalopan, Neskachny, Morokhovets, Ternov, Kharkiv region.</text:p>
      <text:p text:style-name="P4">
In the <text:span text:style-name="T4">
 Kupyansk direction </text:span>
 our warriors hold the defense. The artillery and mortar shelling of the enemy suffered two -year, Western, Kamianka, Kislivka, Berestovo, Figolivka of Kharkiv region.In the <text:span text:style-name="T4">
 Bakhmut direction </text:span>
 Under dense aviation fire and artillery, our defenders successfully repelled all hostile attacks in the Berchivkaidoonetsk region. The enemy caused aviation blows near Stupok and Diliyivka. More than 15 settlements were affected by hostile artillery shelling, including friendship, Vasyukivka, Yar, Oleksandr-Shultine, Diliyivka, North of the South Donetsk region.</text:p>
      <text:p text:style-name="P4">
<text:span text:style-name="T4">
 Read also: </text:span>
 <text:a xlink:type="simple" xlink:href="https://www.ukrinform.ua/rubric-ato/3735661-vijskovi-nastupaut-bila-bahmuta-ta-zakripluutsa-na-napramku-bila-gora-andriivka-genstab.html" text:style-name="Internet_20_link" text:visited-style-name="Visited_20_Internet_20_Link">
military is coming near <text:span text:style-name="T4">
 Bakhmut </text:span>
 And and fixed in the direction of White Mountain - Andreevka - General Staff</text:a>
On the <text:span text:style-name="T4">
 Avdeevsky direction </text:span>
 the enemy conducted unsuccessful offensive actions in the district of Perevomay. He struck air strikes near Avdiivka and Pervomaisky. At the same time, he made artillery shelling of more than 10 settlements, including Tseberdichi, Ceramics, Swallows, Avdiivka of Donetsk region.</text:p>
      <text:p text:style-name="P4">
In the <text:span text:style-name="T4">
 Marinsky direction </text:span>
 Defense forces continue to restrain Nutprose troops in the Marinka area. The enemy fired at more than 15 painted points, including Krasnogorivka, Marinka, Venta and St. George's region.</text:p>
      <text:p text:style-name="P4">
In the <text:span text:style-name="T4">
 mining direction </text:span>
 the enemy conducted unsuccessful offensive actions in Rivmivkaylovka of Donetsk region. She was fired at the settlements Paraskaskovivka, Novomikhailivka, Makarivka, Novoukrainka, the Blessed Tabogovylenka.</text:p>
      <text:p text:style-name="P4">
On <text:span text:style-name="T4">
 Zaporizhzhya </text:span>
 and <text:span text:style-name="T4">
 Kherson directions </text:span>
 the enemy focuses the main stations on the prevention of further promotion of our troops. He has caused aviation hazards in the areas of small Tokmachka of Zaporizhzhya region and thunderstorms and Cossack Chherson region. Made artillery shelling of more than 25 inhabited plants, including free field, small tookmachka, Guliaypole, railway, whitewriting of Zaporizhzhya region; Antonovka, Tyaginka, Chernobayivka, Mykilsk, Kizomis of Kherson region and the city of Kherson. At the same time, the forces of Ukraine's defense are conducted by conducting an offensive operation on Melitopol and Berdyanskaya, fixed on the achieved limits, inflicting fire damage to the enemy's purposes, carrying out measures of counter -batteries.</text:p>
      <text:p text:style-name="P4">
<text:span text:style-name="T4">
 Read also: </text:span>
 <text:a xlink:type="simple" xlink:href="https://www.ukrinform.ua/rubric-ato/3735833-ukraina-blizka-do-velikogo-uspihu-na-fronti-rozvidka-estonii.html" text:style-name="Internet_20_link" text:visited-style-name="Visited_20_Internet_20_Link">
Ukraine is close to great success on the front - intelligence</text:a>
</text:p>
      <text:p text:style-name="P4">
As it was reported, the forces of Ukraine's defense since February 24 were eliminated about 236 thousand 590 Russian invaders.</text:p>
      <text:p text:style-name="P4">
News Source: <text:a xlink:type="simple" xlink:href="https://www.ukrinform.ua/rubric-ato/3736034-aviacia-zsu-za-dobu-zavdala-13-udariv-po-rajonah-zoseredzenna-voroga.html" text:style-name="Internet_20_link" text:visited-style-name="Visited_20_Internet_20_Link">
https://www.ukrinform.ua/rubric-ato/3736034-aviacia-zsu-za-dobu-zavdala-13-udariv-po-rajonah-zoseredzenna-voroga.html</text:a>
</text:p>
      <!--NEWS-->
      <text:h text:style-name="P10" text:outline-level="1">
<text:span text:style-name="T4">
The Russians in Melitopol were collected from Putin's pensioneters - mayor</text:span>
</text:h>
      <text:p text:style-name="P4">
Authors: Ukrinform (Person)</text:p>
      <text:p text:style-name="P4">
Publisher: Укринформ (Organization)</text:p>
      <text:p text:style-name="P4">
Published Time: 2023-07-15T06:49:00+03:00</text:p>
      <text:p text:style-name="P4">
Modified Time: 2023-07-15T06:49:00+03:00</text:p>
      <text:p text:style-name="P4">
Description: In the temporarily captured territory of the Zaporizhzhya region, Russian invaders intensified the propaganda campaign, which is attracted to both young people and the elderly. - Ukrinform.</text:p>
      <text:p text:style-name="P4">
Images: ['<text:a xlink:type="simple" xlink:href="https://static.ukrinform.com/photos/2019_03/thumb_files/630_360_1552330156-348.jpg" text:style-name="Internet_20_link" text:visited-style-name="Visited_20_Internet_20_Link">
630_360_15523...</text:a>
']</text:p>
      <text:p text:style-name="P4">
Tags: ['Мелітополь', 'Пропаганда', 'Молодь', 'Пенсіонер', 'Війна з Росією']</text:p>
      <text:p text:style-name="P4">
Type: Article</text:p>
      <!--METADATA-->
      <text:p text:style-name="P4">
<draw:frame draw:style-name="fr1" draw:name="Image241" text:anchor-type="as-char" svg:width="6.9236in" svg:height="3.956343in" draw:z-index="0">
<draw:image xlink:href="../Images/yкринформ/2023-07-15T06-49-00-03-00/630_360_1552330156-348.jpg" xlink:type="simple" xlink:show="embed" xlink:actuate="onLoad" draw:mime-type="image/jpeg"/>
</draw:frame>
The Russian invaders of the Zaporizhzhia region were seized by the propaganda campaign, to which both young people and summer people were involved.</text:p>
      <text:p text:style-name="P4">
About it in <text:a xlink:type="simple" xlink:href="http://t.me/ivan_fedorov_melitopol/2526" text:style-name="Internet_20_link" text:visited-style-name="Visited_20_Internet_20_Link">
telegram</text:a>
Melitopol Ivan Fedorov, reported by Melitopol, reports.</text:p>
      <text:p text:style-name="P4">
"The Russians have launched a propaganda car on the full one - they zoom in the spices and small. Create new and new propaganda media to tell how well they live in occupation. They squeeze a typography to print a media. Everyone is offered a free TV equipment. Mandatory "TV channels", - the mayor wrote.</text:p>
      <text:p text:style-name="P4">
He added that for the purpose of brain washing, children are sent to camps, the deamsty of rest is forced to teach the history of Russia.</text:p>
      <text:p text:style-name="P4">
<text:span text:style-name="T4">
 Read also: </text:span>
 <text:a xlink:type="simple" xlink:href="https://www.ukrinform.ua/rubric-regions/3733235-desatki-meskanciv-melitopola-znahodatsa-v-rosijskih-sizo-fedorov.html" text:style-name="Internet_20_link" text:visited-style-name="Visited_20_Internet_20_Link">
dozens of inhabitants <text:span text:style-name="T4">
 Melitopo </text:span>
 LA are the Urosian detention centers - Fedorov</text:a>
According to Fedorov, young people are driven into military organizations and youth centers engaged in "patriotic education" and <text:a xlink:type="simple" xlink:href="https://www.ukrinform.ua/tag-propaganda" text:style-name="Internet_20_link" text:visited-style-name="Visited_20_Internet_20_Link">
propaganda</text:a>
.</text:p>
      <text:p text:style-name="P4">
"They are not ashamed to attract elderly" - stated the mayor. Yes, Umelitopoli created a "Putin's detachment" from pensioneters who go to all measures and advocate "Russian measure",</text:p>
      <text:p text:style-name="P4">
As it was reported, in the temporarily occupied territory of Zaporizhzhya region <text:a xlink:type="simple" xlink:href="https://www.ukrinform.ua/rubric-regions/3732900-v-melitopoli-okupanti-hocut-navazati-skolaram-rosijsku-versiu-istorii.html" text:style-name="Internet_20_link" text:visited-style-name="Visited_20_Internet_20_Link">
invaders want to impose students</text:a>
Russian version of history.  Photo: ria-m.tv</text:p>
      <text:p text:style-name="P4">
News Source: <text:a xlink:type="simple" xlink:href="https://www.ukrinform.ua/rubric-regions/3736024-rosiani-v-melitopoli-zibrali-z-pensionerok-zagin-putina-mer.html" text:style-name="Internet_20_link" text:visited-style-name="Visited_20_Internet_20_Link">
https://www.ukrinform.ua/rubric-regions/3736024-rosiani-v-melitopoli-zibrali-z-pensionerok-zagin-putina-mer.html</text:a>
</text:p>
      <!--NEWS-->
      <text:h text:style-name="P10" text:outline-level="1">
<text:span text:style-name="T4">
Putushkin collects money in the US on a bath for the forefront</text:span>
</text:h>
      <text:p text:style-name="P4">
Authors: Ukrinform (Person)</text:p>
      <text:p text:style-name="P4">
Publisher: Укринформ (Organization)</text:p>
      <text:p text:style-name="P4">
Published Time: 2023-07-15T07:04:16+03:00</text:p>
      <text:p text:style-name="P4">
Modified Time: 2023-07-15T07:04:16+03:00</text:p>
      <text:p text:style-name="P4">
Description: Ukrainian journalist and blogger Anton Ptushkin came to the United States to collect in conjunction with the charitable foundation "Together for Ukraine" for the purchase of 10 mobile baths-spactors for Ukrainian defenders at the forefront. - Ukrinform.</text:p>
      <text:p text:style-name="P4">
Images: ['<text:a xlink:type="simple" xlink:href="https://static.ukrinform.com/photos/2023_07/thumb_files/630_360_1689393655-948.jpg" text:style-name="Internet_20_link" text:visited-style-name="Visited_20_Internet_20_Link">
630_360_16893...</text:a>
']</text:p>
      <text:p text:style-name="P4">
Tags: ['США', 'Військові', 'Благодійність', 'Птушкін']</text:p>
      <text:p text:style-name="P4">
Type: Article</text:p>
      <!--METADATA-->
      <text:p text:style-name="P4">
<draw:frame draw:style-name="fr1" draw:name="Image242" text:anchor-type="as-char" svg:width="6.9236in" svg:height="3.956343in" draw:z-index="0">
<draw:image xlink:href="../Images/yкринформ/2023-07-15T07-04-16-03-00/630_360_1689393655-948.jpg" xlink:type="simple" xlink:show="embed" xlink:actuate="onLoad" draw:mime-type="image/jpeg"/>
</draw:frame>
Ukrainian journalist and blogger Anton Ptushkin came to the United States to collect the Communications of the Fund for Ukraine for the purchase of 10 mobile-wicked-pre-sections for Ukrainian defenders on the forefront.</text:p>
      <text:p text:style-name="P4">
According to Ukrinform correspondent in New York, the journalist was conducting New York, who decided to donate.</text:p>
      <text:p text:style-name="P4">
"Mobile bath complexes are one of the greatest needs of the warriors at any time of the year, and especially now, when extremely hot weather is kept in the east and south of Ukraine," Putushkin said.</text:p>
      <text:p text:style-name="P4">
<text:span text:style-name="T4">
 Read also: </text:span>
 <text:a xlink:type="simple" xlink:href="https://www.ukrinform.ua/rubric-society/3733568-tina-karol-peredala-papi-rimskomu-sodennik-9ricnogo-hlopcika-z-mariupola.html" text:style-name="Internet_20_link" text:visited-style-name="Visited_20_Internet_20_Link">
Tina Karol handed the Pope to the Roman diary of a 9-year-old man from Mariupol</text:a>
The journalist and "together for Ukraine" also announced an online auction on sale of certificates, which exhibited, in particular, a flag with the signatures of three Ukrainian generics-Valery Zaluzhny, Alexander Sirsky and Alexander Pavlyuk, Baseball Beta with autographs of the American team of NYKEES, TIME magazine. Zaluzhny, Commander -in -Chief of the Armed Forces and his autograph, Azovstal bracelet with his signature, chevrons of the Patron Patron and more.</text:p>
      <text:p text:style-name="P4">
News Source: <text:a xlink:type="simple" xlink:href="https://www.ukrinform.ua/rubric-society/3736038-ptuskin-zbirae-u-ssa-grosi-na-lazni-dla-peredovoi.html" text:style-name="Internet_20_link" text:visited-style-name="Visited_20_Internet_20_Link">
https://www.ukrinform.ua/rubric-society/3736038-ptuskin-zbirae-u-ssa-grosi-na-lazni-dla-peredovoi.html</text:a>
</text:p>
      <!--NEWS-->
      <text:h text:style-name="P10" text:outline-level="1">
<text:span text:style-name="T4">
Syrsky showed how Ukrainian fighters drowned destroyed enemy tanks</text:span>
</text:h>
      <text:p text:style-name="P4">
Authors: Ukrinform (Person)</text:p>
      <text:p text:style-name="P4">
Publisher: Укринформ (Organization)</text:p>
      <text:p text:style-name="P4">
Published Time: 2023-07-15T07:12:00+03:00</text:p>
      <text:p text:style-name="P4">
Modified Time: 2023-07-15T07:12:00+03:00</text:p>
      <text:p text:style-name="P4">
Description: The Ukrainian military with the help of drones-Kamikadze FPV destroyed two tanks of the Russians-T-80 and T-90m "Breakthrough". - Ukrinform.</text:p>
      <text:p text:style-name="P4">
Images: ['<text:a xlink:type="simple" xlink:href="https://static.ukrinform.com/photos/2019_05/thumb_files/630_360_1557150072-954.jpg" text:style-name="Internet_20_link" text:visited-style-name="Visited_20_Internet_20_Link">
630_360_15571...</text:a>
']</text:p>
      <text:p text:style-name="P4">
Tags: ['Танк', 'Сирський', 'Війна з Росією', 'Дрон-камікадзе']</text:p>
      <text:p text:style-name="P4">
Type: Article</text:p>
      <!--METADATA-->
      <text:p text:style-name="P4">
<draw:frame draw:style-name="fr1" draw:name="Image243" text:anchor-type="as-char" svg:width="6.9236in" svg:height="3.956343in" draw:z-index="0">
<draw:image xlink:href="../Images/yкринформ/2023-07-15T07-12-00-03-00/630_360_1557150072-954.jpg" xlink:type="simple" xlink:show="embed" xlink:actuate="onLoad" draw:mime-type="image/jpeg"/>
</draw:frame>
The Ukrainian Ukrainian Kamikadze FPV destroyed two tanks of the Russians-T-80 IT-90m "Break" with the help of drones.</text:p>
      <text:p text:style-name="P4">
The video was published in <text:a xlink:type="simple" xlink:href="https://t.me/osirskiy/197" text:style-name="Internet_20_link" text:visited-style-name="Visited_20_Internet_20_Link">
telegram</text:a>
Commander-in-law of the Armed Forces of Ukraine, Colonel-General Alexander Sirsky, Ukrinform reports.</text:p>
      <text:p text:style-name="P4">
Source: <text:a xlink:type="simple" xlink:href="https://t.me/osirskiy/197" text:style-name="Internet_20_link" text:visited-style-name="Visited_20_Internet_20_Link">
Sirsky TG channel</text:a>
"Asgard Group, Eyes Unit, 120th Separate Battalion of the Armed Forces at the FPV-Kamikadze. In cooperation with the 3rd OSHBD 2 tankers were destroyed: T-80 and T-90m" Breakthrough ",-the message reads .</text:p>
      <text:p text:style-name="P4">
<text:a xlink:type="simple" xlink:href="https://www.ukrinform.ua/tag-bezpilotnik" text:style-name="Internet_20_link" text:visited-style-name="Visited_20_Internet_20_Link">
Drone</text:a>
FPV(First Person View)Manages the operator who receives video broadcasting in real time drone chamber on glasses or helmet. Drones can collect intelligence information. Also, these recycled drones are used as a controlled ammunition.</text:p>
      <text:p text:style-name="P4">
<text:span text:style-name="T4">
 Read also: </text:span>
 [<text:span text:style-name="T4">
 Syrsky </text:span>
 showed footage(https://www.ukrinform.ua/rubric-ato/3735110-sirskij-pokazav-kadri-dopitu-vijskovogo-rf-uzatogo-v-polon-na-bahmutskomu-napramku.html)Installed cameras and modern communications allow the operator to manage the providence and at the same time remain at a safe distance.</text:p>
      <text:p text:style-name="P4">
News Source: <text:a xlink:type="simple" xlink:href="https://www.ukrinform.ua/rubric-ato/3736039-sirskij-pokazav-ak-ukrainski-bijci-dronami-znisili-vorozi-tanki.html" text:style-name="Internet_20_link" text:visited-style-name="Visited_20_Internet_20_Link">
https://www.ukrinform.ua/rubric-ato/3736039-sirskij-pokazav-ak-ukrainski-bijci-dronami-znisili-vorozi-tanki.html</text:a>
</text:p>
      <!--NEWS-->
      <text:h text:style-name="P10" text:outline-level="1">
<text:span text:style-name="T4">
The Ministry of Defense told how the Armed Forces revive historical Ukrainian heraldry</text:span>
</text:h>
      <text:p text:style-name="P4">
Authors: Ukrinform (Person)</text:p>
      <text:p text:style-name="P4">
Publisher: Укринформ (Organization)</text:p>
      <text:p text:style-name="P4">
Published Time: 2023-07-15T07:59:00+03:00</text:p>
      <text:p text:style-name="P4">
Modified Time: 2023-07-15T07:59:00+03:00</text:p>
      <text:p text:style-name="P4">
Description: In the Ministry of Defense, the Ukrainian historical heraldry is being revived when creating new shrubs for the Armed Forces. - Ukrinform.</text:p>
      <text:p text:style-name="P4">
Images: ['<text:a xlink:type="simple" xlink:href="https://static.ukrinform.com/photos/2017_07/thumb_files/630_360_1501309518-3516.jpg" text:style-name="Internet_20_link" text:visited-style-name="Visited_20_Internet_20_Link">
630_360_15013...</text:a>
']</text:p>
      <text:p text:style-name="P4">
Tags: None</text:p>
      <text:p text:style-name="P4">
Type: Article</text:p>
      <!--METADATA-->
      <text:p text:style-name="P4">
<draw:frame draw:style-name="fr1" draw:name="Image244" text:anchor-type="as-char" svg:width="6.9236in" svg:height="3.956343in" draw:z-index="0">
<draw:image xlink:href="../Images/yкринформ/2023-07-15T07-59-00-03-00/630_360_1501309518-3516.jpg" xlink:type="simple" xlink:show="embed" xlink:actuate="onLoad" draw:mime-type="image/jpeg"/>
</draw:frame>
In the Ministry of Defense in the creation of new dressing signs for the Armed Forces, the Ukrainian historical heraldry is revived.</text:p>
      <text:p text:style-name="P4">
According to Ukrinform, the Ministry of Defense reports in <text:a xlink:type="simple" xlink:href="http://t.me/ministry_of_defense_ua/7763t.me/ministry_of_defense_ua/7763" text:style-name="Internet_20_link" text:visited-style-name="Visited_20_Internet_20_Link">
telegram.</text:a>
"A team of officers from the Central Department of Education of Financial Support for the Armed Forces and Experts, which includes well -known historians, artists and analytics," works on the project of the new shrub. "</text:p>
      <text:p text:style-name="P4">
The Defense Ministry noted that every idea, sketch and end result are agreed by the customer, that is, the commander of the military unit.</text:p>
      <text:p text:style-name="P4">
The project has already been approved by the Commander -in -Chief of the Armed Forces or Minister of Defense, depending on subordination.</text:p>
      <text:p text:style-name="P4">
During 2022, 110 sketches were approved, 61 - combat <text:a xlink:type="simple" xlink:href="https://www.ukrinform.ua/tag-prapor" text:style-name="Internet_20_link" text:visited-style-name="Visited_20_Internet_20_Link">
flag</text:a>
. Since the beginning of 2023, 54 projects have been fully tightened and about 20 have been considered in the Expert Council.</text:p>
      <text:p text:style-name="P4">
<text:span text:style-name="T4">
 Read also: </text:span>
 <text:a xlink:type="simple" xlink:href="https://www.ukrinform.ua/rubric-ato/3704345-usi-vidi-vijsk-matimut-svoi-okremi-nagorodni-medali-reznikov.html" text:style-name="Internet_20_link" text:visited-style-name="Visited_20_Internet_20_Link">
all kinds of troops will have their own separate reward medals - Raznikov</text:a>
"The main source of ideas and inspiration: the army of Ukraine in 1917-1921, little -known facts, rare territorial emblems," - emphasized in the Ministry of Defense.</text:p>
      <text:p text:style-name="P4">
As reported by Ukrinform, the coat of arms of the USSR at the Motherland Monument in Kyiv is planned to be replaced by August 24 with the coat of arms of Ukraine.</text:p>
      <text:p text:style-name="P4">
News Source: <text:a xlink:type="simple" xlink:href="https://www.ukrinform.ua/rubric-ato/3736023-u-minoboroni-rozpovili-ak-zsu-vidrodzuut-istoricnu-ukrainsku-geraldiku.html" text:style-name="Internet_20_link" text:visited-style-name="Visited_20_Internet_20_Link">
https://www.ukrinform.ua/rubric-ato/3736023-u-minoboroni-rozpovili-ak-zsu-vidrodzuut-istoricnu-ukrainsku-geraldiku.html</text:a>
</text:p>
      <!--NEWS-->
      <text:h text:style-name="P10" text:outline-level="1">
<text:span text:style-name="T4">
Defense forces have already destroyed 237 180 Russian invaders</text:span>
</text:h>
      <text:p text:style-name="P4">
Authors: Ukrinform (Person)</text:p>
      <text:p text:style-name="P4">
Publisher: Укринформ (Organization)</text:p>
      <text:p text:style-name="P4">
Published Time: 2023-07-15T08:13:38+03:00</text:p>
      <text:p text:style-name="P4">
Modified Time: 2023-07-15T08:13:38+03:00</text:p>
      <text:p text:style-name="P4">
Description: The Defense Forces of Ukraine from February 24, 2022 to July 15, 2023 were eliminated about 237 thousand 180 Russian invaders, including 590 people - over the past day. - Ukrinform.</text:p>
      <text:p text:style-name="P4">
Images: ['<text:a xlink:type="simple" xlink:href="https://static.ukrinform.com/photos/2023_06/thumb_files/630_360_1686555310-736.jpg" text:style-name="Internet_20_link" text:visited-style-name="Visited_20_Internet_20_Link">
630_360_16865...</text:a>
']</text:p>
      <text:p text:style-name="P4">
Tags: ['Генштаб', 'Оборона', 'ЗСУ', 'Війна з Росією']</text:p>
      <text:p text:style-name="P4">
Type: Article</text:p>
      <!--METADATA-->
      <text:p text:style-name="P4">
<draw:frame draw:style-name="fr1" draw:name="Image245" text:anchor-type="as-char" svg:width="6.9236in" svg:height="3.956343in" draw:z-index="0">
<draw:image xlink:href="../Images/yкринформ/2023-07-15T08-13-38-03-00/630_360_1686555310-736.jpg" xlink:type="simple" xlink:show="embed" xlink:actuate="onLoad" draw:mime-type="image/jpeg"/>
</draw:frame>
From February 24, 2022 to July 15, 2023, 237 thousand 180 Russian invaders, including 590 people, were liquidated from February 24, 2022.</text:p>
      <text:p text:style-name="P4">
According to Ukrinform, about it on <text:a xlink:type="simple" xlink:href="http://www.facebook.com/GeneralStaff.ua/" text:style-name="Internet_20_link" text:visited-style-name="Visited_20_Internet_20_Link">
Facebook</text:a>
The General Staff of the Armed Forces of Ukraine reports.  Also Ukrainian military destroyed 4102(+5)Tanks, combat armored vehicles - 8019(+11), artillery systems - 4463(+14), RSWV - 680(+0), aircraft - 425(+2), <text:a xlink:type="simple" xlink:href="https://www.ukrinform.ua/tag-litak" text:style-name="Internet_20_link" text:visited-style-name="Visited_20_Internet_20_Link">
aircraft</text:a>
– 315(+0), helicopters - 310(+0), UAV Operative-tactical level-3807(+24), winged missiles - 1273(+0), ships /boats - 18(+0), Automobile Tank Tank Collection - 7036(+17), special equipment - 664(+2).</text:p>
      <text:p text:style-name="P4">
Дані уточнюються.</text:p>
      <text:p text:style-name="P4">
<text:span text:style-name="T4">
Читайте також:</text:span>
 <text:a xlink:type="simple" xlink:href="https://www.ukrinform.ua/rubric-ato/3736039-sirskij-pokazav-ak-ukrainski-bijci-dronami-znisili-vorozi-tanki.html" text:style-name="Internet_20_link" text:visited-style-name="Visited_20_Internet_20_Link">
 <text:span text:style-name="T4">
Сирський</text:span>
 показав, як українські бійці дронами знищиливорожі танки </text:a>
According to Ukrinform, the border guards in the southern direction destroyed the hostile FPV-drones, another exploded.</text:p>
      <text:p text:style-name="P4">
<text:span text:style-name="T5">
Foto: Constantine Liber</text:span>
</text:p>
      <text:p text:style-name="P4">
News Source: <text:a xlink:type="simple" xlink:href="https://www.ukrinform.ua/rubric-ato/3736045-sili-oboroni-znisili-vze-237-180-rosijskih-zagarbnikiv.html" text:style-name="Internet_20_link" text:visited-style-name="Visited_20_Internet_20_Link">
https://www.ukrinform.ua/rubric-ato/3736045-sili-oboroni-znisili-vze-237-180-rosijskih-zagarbnikiv.html</text:a>
</text:p>
      <!--NEWS-->
      <text:h text:style-name="P10" text:outline-level="1">
<text:span text:style-name="T4">
The Russian army killed another inhabitant of Donetsk region</text:span>
</text:h>
      <text:p text:style-name="P4">
Authors: Ukrinform (Person)</text:p>
      <text:p text:style-name="P4">
Publisher: Укринформ (Organization)</text:p>
      <text:p text:style-name="P4">
Published Time: 2023-07-15T08:24:33+03:00</text:p>
      <text:p text:style-name="P4">
Modified Time: 2023-07-15T08:24:33+03:00</text:p>
      <text:p text:style-name="P4">
Description: The Russian military killed one civilian in the village of Neskachny, Donetsk region, this information was established on July 14. - Ukrinform.</text:p>
      <text:p text:style-name="P4">
Images: ['<text:a xlink:type="simple" xlink:href="https://static.ukrinform.com/photos/2018_05/thumb_files/630_360_1525875327-6731.jpg" text:style-name="Internet_20_link" text:visited-style-name="Visited_20_Internet_20_Link">
630_360_15258...</text:a>
']</text:p>
      <text:p text:style-name="P4">
Tags: ['Донеччина', 'Обстріл', 'Загибель', 'Війна з Росією']</text:p>
      <text:p text:style-name="P4">
Type: Article</text:p>
      <!--METADATA-->
      <text:p text:style-name="P4">
<draw:frame draw:style-name="fr1" draw:name="Image247" text:anchor-type="as-char" svg:width="6.9236in" svg:height="3.956343in" draw:z-index="0">
<draw:image xlink:href="../Images/yкринформ/2023-07-15T08-24-33-03-00/630_360_1525875327-6731.jpg" xlink:type="simple" xlink:show="embed" xlink:actuate="onLoad" draw:mime-type="image/jpeg"/>
</draw:frame>
Russian killed one civilian in the village of Neskchunky, Donetsk region, Daninformation was established on July 14.</text:p>
      <text:p text:style-name="P4">
According to Ukrinform, Pavel Kyrylenko, the head of the Donetsk Regional Military Administration, reported this in <text:a xlink:type="simple" xlink:href="http://t.me/pavlokyrylenko_donoda/8796" text:style-name="Internet_20_link" text:visited-style-name="Visited_20_Internet_20_Link">
telegram</text:a>
 .</text:p>
      <text:p text:style-name="P4">
"In July 14, it was possible to establish information on 1 civilian, killed by Russian," in Neskachny, "he wrote.</text:p>
      <text:p text:style-name="P4">
Kirilenko noted that it is impossible to establish the exact number of victims in <text:a xlink:type="simple" xlink:href="https://www.ukrinform.ua/tag-mariupol" text:style-name="Internet_20_link" text:visited-style-name="Visited_20_Internet_20_Link">
Mariupol</text:a>
and Volnovak.</text:p>
      <text:p text:style-name="P4">
<text:span text:style-name="T4">
 Read also: </text:span>
 <text:a xlink:type="simple" xlink:href="https://www.ukrinform.ua/rubric-ato/3735811-vorog-u-cervni-vtrici-posiliv-obstrili-pivnicnogo-prikordonna-ukraini.html" text:style-name="Internet_20_link" text:visited-style-name="Visited_20_Internet_20_Link">
enemy in June three times increased <text:span text:style-name="T4">
 shelling </text:span>
 and Northern Border Border of Ukraine</text:a>
As reported by Ukrinform, the Russian army for July 13 <text:a xlink:type="simple" xlink:href="https://www.ukrinform.ua/rubric-regions/3735630-rosijski-zagarbniki-za-dobu-vbili-odnogo-zitela-doneccini.html" text:style-name="Internet_20_link" text:visited-style-name="Visited_20_Internet_20_Link">
killed one resident of Donetsk region</text:a>
, four more people had injured.</text:p>
      <text:p text:style-name="P4">
News Source: <text:a xlink:type="simple" xlink:href="https://www.ukrinform.ua/rubric-regions/3736049-rosijska-armia-vbila-se-odnogo-zitela-doneccini.html" text:style-name="Internet_20_link" text:visited-style-name="Visited_20_Internet_20_Link">
https://www.ukrinform.ua/rubric-regions/3736049-rosijska-armia-vbila-se-odnogo-zitela-doneccini.html</text:a>
</text:p>
      <!--NEWS-->
      <text:h text:style-name="P10" text:outline-level="1">
<text:span text:style-name="T4">
Summer refreshing soups from all over the world: delicious, fast and inexpensive</text:span>
</text:h>
      <text:p text:style-name="P4">
Authors: Ukrinform (Person)</text:p>
      <text:p text:style-name="P4">
Publisher: Укринформ (Organization)</text:p>
      <text:p text:style-name="P4">
Published Time: 2023-07-15T08:29:00+03:00</text:p>
      <text:p text:style-name="P4">
Modified Time: 2023-07-15T08:29:00+03:00</text:p>
      <text:p text:style-name="P4">
Description: We offer recipes for the most popular cold soups that are great for a hot summer day - Ukrinform.</text:p>
      <text:p text:style-name="P4">
Images: ['<text:a xlink:type="simple" xlink:href="https://static.ukrinform.com/photos/2023_07/thumb_files/630_360_1689398918-119.jpg" text:style-name="Internet_20_link" text:visited-style-name="Visited_20_Internet_20_Link">
630_360_16893...</text:a>
', '<text:a xlink:type="simple" xlink:href="https://static.ukrinform.com/photos/2023_07/1689398890-404.jpg" text:style-name="Internet_20_link" text:visited-style-name="Visited_20_Internet_20_Link">
1689398890-40...</text:a>
']</text:p>
      <text:p text:style-name="P4">
Tags: None</text:p>
      <text:p text:style-name="P4">
Type: Article</text:p>
      <!--METADATA-->
      <text:p text:style-name="P4">
<draw:frame draw:style-name="fr1" draw:name="Image249" text:anchor-type="as-char" svg:width="6.9236in" svg:height="3.956343in" draw:z-index="0">
<draw:image xlink:href="../Images/yкринформ/2023-07-15T08-29-00-03-00/630_360_1689398918-119.jpg" xlink:type="simple" xlink:show="embed" xlink:actuate="onLoad" draw:mime-type="image/jpeg"/>
</draw:frame>
We offer recipes for the most popular cold soups that are great for a hot summer day<draw:frame draw:style-name="fr1" draw:name="Image250" text:anchor-type="as-char" svg:width="1.916253in" svg:height="10.0in" draw:z-index="0">
<draw:image xlink:href="../Images/yкринформ/2023-07-15T08-29-00-03-00/1689398890-404.jpg" xlink:type="simple" xlink:show="embed" xlink:actuate="onLoad" draw:mime-type="image/jpeg"/>
</draw:frame>
Media for the media</text:p>
      <text:p text:style-name="P4">
News Source: <text:a xlink:type="simple" xlink:href="https://www.ukrinform.ua/rubric-society/3736051-litni-osvizauci-supi-z-usogo-svitu-smacno-svidko-i-nedorogo.html" text:style-name="Internet_20_link" text:visited-style-name="Visited_20_Internet_20_Link">
https://www.ukrinform.ua/rubric-society/3736051-litni-osvizauci-supi-z-usogo-svitu-smacno-svidko-i-nedorogo.html</text:a>
</text:p>
      <!--NEWS-->
      <text:h text:style-name="P10" text:outline-level="1">
<text:span text:style-name="T4">
In the Black and Azov Seas of the Russian Federation holds two rocket carriers</text:span>
</text:h>
      <text:p text:style-name="P4">
Authors: Ukrinform (Person)</text:p>
      <text:p text:style-name="P4">
Publisher: Укринформ (Organization)</text:p>
      <text:p text:style-name="P4">
Published Time: 2023-07-15T08:29:19+03:00</text:p>
      <text:p text:style-name="P4">
Modified Time: 2023-07-15T08:29:19+03:00</text:p>
      <text:p text:style-name="P4">
Description: In the Black and Azov Seas, Russia holds 16 ships, two of them are rocket launchers with a total volley of 12 Caliber missiles. - Ukrinform.</text:p>
      <text:p text:style-name="P4">
Images: ['<text:a xlink:type="simple" xlink:href="https://static.ukrinform.com/photos/2022_11/thumb_files/630_360_1668767285-756.jpg" text:style-name="Internet_20_link" text:visited-style-name="Visited_20_Internet_20_Link">
630_360_16687...</text:a>
']</text:p>
      <text:p text:style-name="P4">
Tags: [' Чорне море', 'Азовське море', 'Корабель', 'Війна з Росією', 'Єдині новини']</text:p>
      <text:p text:style-name="P4">
Type: Article</text:p>
      <!--METADATA-->
      <text:p text:style-name="P4">
<draw:frame draw:style-name="fr1" draw:name="Image251" text:anchor-type="as-char" svg:width="6.9236in" svg:height="3.956343in" draw:z-index="0">
<draw:image xlink:href="../Images/yкринформ/2023-07-15T08-29-19-03-00/630_360_1668767285-756.jpg" xlink:type="simple" xlink:show="embed" xlink:actuate="onLoad" draw:mime-type="image/jpeg"/>
</draw:frame>
In the Black Sea of Azov, Russia holds 16 ships, two of which are rocket launchers in the steady volley of 12 Caliber missiles.</text:p>
      <text:p text:style-name="P4">
About it on the air of the nationwide TELEXON "The only news" of the talalier of the United Press Center of Defense forces of the South Natalia Humeniuk, reports.</text:p>
      <text:p text:style-name="P4">
"The general ship grouping in the Black and Azov Seas is quite powerful - 13 ships are now in the Black Sea, 3 ships - Vasovsky. Among the Black Sea contingent, two <text:a xlink:type="simple" xlink:href="https://www.ukrinform.ua/tag-raketa" text:style-name="Internet_20_link" text:visited-style-name="Visited_20_Internet_20_Link">
rocket launchers</text:a>
Fighting duty, one underwater, one underwater, it is 12 rockets of "Caliber" can be ready to admit throughout Ukraine, " - said Humeniuk.</text:p>
      <text:p text:style-name="P4">
She recalled that the Caliber Maritime Base missiles overcome the distance of 2.5 thousand km and is a threat to any region of Ukraine.</text:p>
      <text:p text:style-name="P4">
<text:span text:style-name="T4">
 Read also: </text:span>
 <text:a xlink:type="simple" xlink:href="https://www.ukrinform.ua/rubric-ato/3733706-vorog-zoserediv-zusilla-na-troh-napramkah-na-pivdni-ukraini-gumenuk.html" text:style-name="Internet_20_link" text:visited-style-name="Visited_20_Internet_20_Link">
the enemy focused on three directions in the south of Ukraine - <text:span text:style-name="T4">
 Humeniuk </text:span>
</text:a>
As reported by Ukrinform, from February 24, 2022 to July 15, 2023, about 237 thousand 180 Russian invaders, including 590 people - over the past day, from February 24, 2022.</text:p>
      <text:p text:style-name="P4">
News Source: <text:a xlink:type="simple" xlink:href="https://www.ukrinform.ua/rubric-ato/3736052-u-cornomu-ta-azovskomu-morah-rf-trimae-dva-raketonosii.html" text:style-name="Internet_20_link" text:visited-style-name="Visited_20_Internet_20_Link">
https://www.ukrinform.ua/rubric-ato/3736052-u-cornomu-ta-azovskomu-morah-rf-trimae-dva-raketonosii.html</text:a>
</text:p>
      <!--NEWS-->
      <text:h text:style-name="P10" text:outline-level="1">
<text:span text:style-name="T4">
The Russian army fired at Kherson region 70 times a day</text:span>
</text:h>
      <text:p text:style-name="P4">
Authors: Ukrinform (Person)</text:p>
      <text:p text:style-name="P4">
Publisher: Укринформ (Organization)</text:p>
      <text:p text:style-name="P4">
Published Time: 2023-07-15T08:43:11+03:00</text:p>
      <text:p text:style-name="P4">
Modified Time: 2023-07-15T08:43:11+03:00</text:p>
      <text:p text:style-name="P4">
Description: Russian invaders over the past day, July 14, made 70 shelling of the Kherson region. - Ukrinform.</text:p>
      <text:p text:style-name="P4">
Images: ['<text:a xlink:type="simple" xlink:href="https://static.ukrinform.com/photos/2023_07/thumb_files/630_360_1688923283-432.jpg" text:style-name="Internet_20_link" text:visited-style-name="Visited_20_Internet_20_Link">
630_360_16889...</text:a>
']</text:p>
      <text:p text:style-name="P4">
Tags: ['Херсонщина', 'Обстріл', 'Війна з Росією']</text:p>
      <text:p text:style-name="P4">
Type: Article</text:p>
      <!--METADATA-->
      <text:p text:style-name="P4">
<draw:frame draw:style-name="fr1" draw:name="Image252" text:anchor-type="as-char" svg:width="6.9236in" svg:height="3.956343in" draw:z-index="0">
<draw:image xlink:href="../Images/yкринформ/2023-07-15T08-43-11-03-00/630_360_1688923283-432.jpg" xlink:type="simple" xlink:show="embed" xlink:actuate="onLoad" draw:mime-type="image/jpeg"/>
</draw:frame>
The Russianzagarbniki over the past day, July 14, made 70 shelling of the Kherson region.</text:p>
      <text:p text:style-name="P4">
According to Ukrinform, Alexander Proudin, the head of the Kherson Regional Military Administration, reported this in <text:a xlink:type="simple" xlink:href="http://t.me/olexandrprokudin/969" text:style-name="Internet_20_link" text:visited-style-name="Visited_20_Internet_20_Link">
telegram</text:a>
.</text:p>
      <text:p text:style-name="P4">
“Over the past day, the enemy made 70 shelling, releasing 361 shells(https://www.ukrinform.ua/tag-bezpilotnik). In the city of Kherson the enemy released 10 shells, ”he wrote.</text:p>
      <text:p text:style-name="P4">
According to him, the Russian soldiers hit the residential quarters of the inhabited pens of the region; The territory and buildings of the Cottage Society of the Kherson City Grade.</text:p>
      <text:p text:style-name="P4">
There are no casualties and wounded among civilians.</text:p>
      <text:p text:style-name="P4">
<text:span text:style-name="T4">
 Read also: </text:span>
 <text:a xlink:type="simple" xlink:href="https://www.ukrinform.ua/rubric-regions/3736049-rosijska-armia-vbila-se-odnogo-zitela-doneccini.html" text:style-name="Internet_20_link" text:visited-style-name="Visited_20_Internet_20_Link">
Russian army killed another resident <text:span text:style-name="T4">
 Donetsk </text:span>
 in</text:a>
As reported by Ukrinform, on July 13 <text:a xlink:type="simple" xlink:href="https://www.ukrinform.ua/rubric-regions/3735639-zagarbniki-za-minulu-dobu-76-raziv-obstrilala-hersonsinu-e-zagiblij.html" text:style-name="Internet_20_link" text:visited-style-name="Visited_20_Internet_20_Link">
Russians made 76 shelling of the Kherson region</text:a>
, one person died.</text:p>
      <text:p text:style-name="P4">
News Source: <text:a xlink:type="simple" xlink:href="https://www.ukrinform.ua/rubric-regions/3736055-rosijska-armia-za-dobu-70-raziv-obstrilala-hersonsinu.html" text:style-name="Internet_20_link" text:visited-style-name="Visited_20_Internet_20_Link">
https://www.ukrinform.ua/rubric-regions/3736055-rosijska-armia-za-dobu-70-raziv-obstrilala-hersonsinu.html</text:a>
</text:p>
      <!--NEWS-->
      <text:h text:style-name="P10" text:outline-level="1">
<text:span text:style-name="T4">
In the Nikolaevshchina, three "shahas" were destroyed at night</text:span>
</text:h>
      <text:p text:style-name="P4">
Authors: Ukrinform (Person)</text:p>
      <text:p text:style-name="P4">
Publisher: Укринформ (Organization)</text:p>
      <text:p text:style-name="P4">
Published Time: 2023-07-15T08:44:00+03:00</text:p>
      <text:p text:style-name="P4">
Modified Time: 2023-07-15T08:44:00+03:00</text:p>
      <text:p text:style-name="P4">
Description: At night, the forces of defense destroyed three UAVs of the ShahED type in Mykolaiv region. - Ukrinform.</text:p>
      <text:p text:style-name="P4">
Images: ['<text:a xlink:type="simple" xlink:href="https://static.ukrinform.com/photos/2022_10/thumb_files/630_360_1665063754-814.jpg" text:style-name="Internet_20_link" text:visited-style-name="Visited_20_Internet_20_Link">
630_360_16650...</text:a>
']</text:p>
      <text:p text:style-name="P4">
Tags: ['Миколаївщина', 'Дрон-камікадзе', 'Єдині новини']</text:p>
      <text:p text:style-name="P4">
Type: Article</text:p>
      <!--METADATA-->
      <text:p text:style-name="P4">
<draw:frame draw:style-name="fr1" draw:name="Image253" text:anchor-type="as-char" svg:width="6.9236in" svg:height="3.956343in" draw:z-index="0">
<draw:image xlink:href="../Images/yкринформ/2023-07-15T08-44-00-03-00/630_360_1665063754-814.jpg" xlink:type="simple" xlink:show="embed" xlink:actuate="onLoad" draw:mime-type="image/jpeg"/>
</draw:frame>
At night, the Silaborons destroyed three ShahED UAVs in Mykolaiv region.</text:p>
      <text:p text:style-name="P4">
Nataliagmenyuk, Ukrinform reports about it on the nationwide telecommunication "Unified News" "Unified News".</text:p>
      <text:p text:style-name="P4">
"Attacks do not stop in the area adjacent to the occupied <text:a xlink:type="simple" xlink:href="https://www.ukrinform.ua/tag-hersonsina" text:style-name="Internet_20_link" text:visited-style-name="Visited_20_Internet_20_Link">
Kherson region</text:a>
. In particular, this night, three UAVs of the Shahd type were destroyed, which the enemy tried to furnish the southern regions again at night, " - said Humeniuk.</text:p>
      <text:p text:style-name="P4">
<text:span text:style-name="T4">
 Read also: </text:span>
 <text:a xlink:type="simple" xlink:href="https://www.ukrinform.ua/rubric-ato/3734635-v-isw-nazvali-vcorasnu-ataku-droniv-po-ukraini-demonstrativnou-vidpoviddu-rosii-na-samit-nato.html" text:style-name="Internet_20_link" text:visited-style-name="Visited_20_Internet_20_Link">
in ISW named yesterday's drones attack in Ukraine "demonstrative response" of Russia to NATO Summit</text:a>
As reported by Ukrinform, as of the morning of July 15 in Black and Azov Sea, Russia holds 16 ships, two of them - rocket carriers with a total volley 12 rocket type "Caliber".</text:p>
      <text:p text:style-name="P4">
News Source: <text:a xlink:type="simple" xlink:href="https://www.ukrinform.ua/rubric-regions/3736056-na-mikolaivsini-vnoci-znisili-tri-sahedi.html" text:style-name="Internet_20_link" text:visited-style-name="Visited_20_Internet_20_Link">
https://www.ukrinform.ua/rubric-regions/3736056-na-mikolaivsini-vnoci-znisili-tri-sahedi.html</text:a>
</text:p>
      <!--NEWS-->
      <text:h text:style-name="P10" text:outline-level="1">
<text:span text:style-name="T4">
Enemy UAVs at night attacked the outskirts of Zaporozhye, a wounded man</text:span>
</text:h>
      <text:p text:style-name="P4">
Authors: Ukrinform (Person)</text:p>
      <text:p text:style-name="P4">
Publisher: Укринформ (Organization)</text:p>
      <text:p text:style-name="P4">
Published Time: 2023-07-15T08:53:00+03:00</text:p>
      <text:p text:style-name="P4">
Modified Time: 2023-07-15T08:53:00+03:00</text:p>
      <text:p text:style-name="P4">
Description: The hostile drones twice the night attacked the outskirts of Zaporozhye, the man was injured. - Ukrinform.</text:p>
      <text:p text:style-name="P4">
Images: ['<text:a xlink:type="simple" xlink:href="https://static.ukrinform.com/photos/2023_06/thumb_files/630_360_1686799345-820.jpeg" text:style-name="Internet_20_link" text:visited-style-name="Visited_20_Internet_20_Link">
630_360_16867...</text:a>
']</text:p>
      <text:p text:style-name="P4">
Tags: ['Безпілотник', 'Обстріл', 'Запоріжжя', 'Війна з Росією']</text:p>
      <text:p text:style-name="P4">
Type: Article</text:p>
      <!--METADATA-->
      <text:p text:style-name="P4">
<draw:frame draw:style-name="fr1" draw:name="Image254" text:anchor-type="as-char" svg:width="6.9236in" svg:height="3.956343in" draw:z-index="0">
<draw:image xlink:href="../Images/yкринформ/2023-07-15T08-53-00-03-00/630_360_1686799345-820.jpeg" xlink:type="simple" xlink:show="embed" xlink:actuate="onLoad" draw:mime-type="image/jpeg"/>
</draw:frame>
The fortune -chiefs were attacked by the outskirts of Zaporizhzhya twice a night, the man was injured.</text:p>
      <text:p text:style-name="P4">
About it in <text:a xlink:type="simple" xlink:href="https://t.me/zoda_gov_ua/20315" text:style-name="Internet_20_link" text:visited-style-name="Visited_20_Internet_20_Link">
telegram</text:a>
Informs Yuri Malashko, the head of the Zaporozhye Regional Military Administration, Ukrinform reports.</text:p>
      <text:p text:style-name="P4">
"Twice attacked the outskirts of the regional center with the use of UAV. As a result, a 62 -year -old man received the time," the message reads.</text:p>
      <text:p text:style-name="P4">
It is noted that during the day the enemy army carried out 45 shelling of the peaceful city of villages, in particular 39 artillery blows were made throughout Gulyaypol, Railway, Novodarivka, Magic, Levadny, Uspens, Prijutny, Stepnogorsk. Aviation was healed by Orikhov, Omelnyk, Small Tokmachka, Novodanilivka.</text:p>
      <text:p text:style-name="P4">
Currently, 27 destruction of residential and social infrastructure has been recorded 15 settlements of Zaporizhzhya region.</text:p>
      <text:p text:style-name="P4">
As informed in <text:a xlink:type="simple" xlink:href="https://t.me/kurtievofficial/12244" text:style-name="Internet_20_link" text:visited-style-name="Visited_20_Internet_20_Link">
telegram</text:a>
Anatoliy Kurtov, VO City City, Infrastructure Object in the city.</text:p>
      <text:p text:style-name="P4">
"As a result of the actions of the invaders this night, one of the areas of the city was damaged by infrastructure object," the post reads.</text:p>
      <text:p text:style-name="P4">
It is noted that the housing stock was also damaged - windows were flying in four -storey buildings.</text:p>
      <text:p text:style-name="P4">
<text:span text:style-name="T4">
 Read also: </text:span>
 <text:a xlink:type="simple" xlink:href="https://www.ukrinform.ua/rubric-ato/3736052-u-cornomu-ta-azovskomu-morah-rf-trimae-dva-raketonosii.html" text:style-name="Internet_20_link" text:visited-style-name="Visited_20_Internet_20_Link">
in <text:span text:style-name="T4">
 in the Black </text:span>
 and the Azov Seas of the Russian Federation holds Dwarraketone</text:a>
As reported by Ukrinform, Russian invaders over the past day, on July 14, [70 shellings of Kherson region] were made](https://www.ukrinform.ua/rubric-regions/3736055-rosijska-armia-za-dobu-70-raziv-obstrilala-hersonsinu.html) .</text:p>
      <text:p text:style-name="P4">
News Source: <text:a xlink:type="simple" xlink:href="https://www.ukrinform.ua/rubric-regions/3736058-vorozi-bpla-vnoci-atakuvali-okolici-zaporizza-poranenij-colovik.html" text:style-name="Internet_20_link" text:visited-style-name="Visited_20_Internet_20_Link">
https://www.ukrinform.ua/rubric-regions/3736058-vorozi-bpla-vnoci-atakuvali-okolici-zaporizza-poranenij-colovik.html</text:a>
</text:p>
      <!--NEWS-->
      <text:h text:style-name="P10" text:outline-level="1">
<text:span text:style-name="T4">
The memory of Sagittarius Andrei Chernitsky (Apostle Call sign)</text:span>
</text:h>
      <text:p text:style-name="P4">
Authors: Ukrinform (Person)</text:p>
      <text:p text:style-name="P4">
Publisher: Укринформ (Organization)</text:p>
      <text:p text:style-name="P4">
Published Time: 2023-07-15T09:00:00+03:00</text:p>
      <text:p text:style-name="P4">
Modified Time: 2023-07-15T09:00:00+03:00</text:p>
      <text:p text:style-name="P4">
Description: He died in battle, covering his brothers - Ukrinform.</text:p>
      <text:p text:style-name="P4">
Images: ['<text:a xlink:type="simple" xlink:href="https://static.ukrinform.com/photos/2023_07/thumb_files/630_360_1689332537-776.jpg" text:style-name="Internet_20_link" text:visited-style-name="Visited_20_Internet_20_Link">
630_360_16893...</text:a>
']</text:p>
      <text:p text:style-name="P4">
Tags: ["Пам'ять", 'Хмельницький', 'Війна з Росією', '#stoprussia']</text:p>
      <text:p text:style-name="P4">
Type: Article</text:p>
      <!--METADATA-->
      <text:p text:style-name="P4">
<draw:frame draw:style-name="fr1" draw:name="Image255" text:anchor-type="as-char" svg:width="6.9236in" svg:height="3.956343in" draw:z-index="0">
<draw:image xlink:href="../Images/yкринформ/2023-07-15T09-00-00-03-00/630_360_1689332537-776.jpg" xlink:type="simple" xlink:show="embed" xlink:actuate="onLoad" draw:mime-type="image/jpeg"/>
</draw:frame>
He gave in battle, covering his brothers</text:p>
      <text:p text:style-name="P4">
39-year-old commander of the Rifle Branch of the 19th Separate Rifle Battalion Andriy Chernitsky(Apostle call sign)He died on July 1, 2023.</text:p>
      <text:p text:style-name="P4">
"In the battle with the invaders, covering the brothers, heroically died the deputy of the VII Slive of the Khmelnytsky City Council, our brothers Andriy Cherniitsky" Apostle ",- <text:a xlink:type="simple" xlink:href="https://www.facebook.com/oleh.tiahnybok/posts/pfbid026rVrgdiCZHMWynv5faWR5orTAr96whDBjCgGzW6Lt5VrdkiWyYPredV1hDgGanxul" text:style-name="Internet_20_link" text:visited-style-name="Visited_20_Internet_20_Link">
reported</text:a>
Oleg Tyagnibok, the chairman of Svoboda, the head of Svoboda.</text:p>
      <text:p text:style-name="P4">
The struggle for Ukraine for Andrew began during the Revolution of Dignity. Todina Maidani in Kiev he was injured. Subsequently, when the war began in 2014, the man joined the Armed Forces without hesitation and fought in artillery.</text:p>
      <text:p text:style-name="P4">
During 2017-2020, Andrew was a deputy of the Khmelnytsky Council. At the beginning of the full-scale war, he voluntarily went to the military enlistment office and got into the service of the 19th separate Rifle Battalion.</text:p>
      <text:p text:style-name="P4">
“Andrew I know ten years, during which time they spent a lot of time together. In 2012, they were agitated for "Freedom", in 2013-2014 they fought with the regime of the regime, then organized several actions of "direct action", with Andrew it was possible to be on everything, because he was clearly convinced of him, as in himself. In 2015, Andriypyshov to fight, served as an artilleryman, was wounded. In 2016, they worked with Nima ZhEK-1, Andrew was a good chief engineer, thanks to the fact of and labor, he quickly earned authority among boys. On July 1, reflecting the dance attack of the invaders, Andrew was killed. Killed as a hero, saved the brothers, giving them time to defense ... ” - <text:a xlink:type="simple" xlink:href="https://www.facebook.com/permalink.php" text:style-name="Internet_20_link" text:visited-style-name="Visited_20_Internet_20_Link">
wrote</text:a>
On the social network, Deputy Mayor of Khmelnytsky Vasyl Novak.</text:p>
      <text:p text:style-name="P4">
Friends knew Andrew as a good and open person who did not hold evil and image.(https://www.facebook.com/yarova.a/posts/pfbid0A5uMcQ6XESnu17RbDKwdFjz3uWRcoNNqPhonzayFh4WF8VK3mvRSgLaQhu1uAGXEl)that he "loved Ukraine and defended language, took care of traditions and culture, raised his children with Ukraine in his heart."</text:p>
      <text:p text:style-name="P4">
"Andrew(Apostle)Chernitsky, you lived a decent life, for me the honor of having a godfather and a brother as you. Probably the loss of you is one of the most painful in this. You died the hero, did not have the balls in the Muscovites to overcome you ... The Smines could stop you, but they will not stop the holy idea you believed in, the pelvis you fought. The memory of you will live forever. I have honor. Stir, brother ... ” - <text:a xlink:type="simple" xlink:href="https://www.facebook.com/permalink.php" text:style-name="Internet_20_link" text:visited-style-name="Visited_20_Internet_20_Link">
remembers</text:a>
About Chernitsky is one of his brothers.</text:p>
      <text:p text:style-name="P4">
In his last battle, Andrew, together with Leonid Oxyuta from Slavuta, saved six brothers and destroyed 30 enemies during the rosurum. The Apostle fired a grenade launcher tank to cover their fighters, which had fallen.</text:p>
      <text:p text:style-name="P4">
“Andrew deliberately distracted himself. The tank killed two of our boys(Chernitsky and Oxyuta - ed.), but after an hour and a half, this tank. Andriy was killed, without exaggeration as a hero, and we will be able to ask to give Andrew and Leonid the title of "Hero of Ukraine", - Roman Nikolaev told the fraternity of the deceased.</text:p>
      <text:p text:style-name="P4">
On June 30, Andrei congratulated his wife to Ivanna on his birthday and sent blocks. And on July 1, she learned about the death of her lover.</text:p>
      <text:p text:style-name="P4">
Andriy Chernitsky was buried on the Alley of Glory of the Cemetery of Rakova, Ukhmelnitsky.</text:p>
      <text:p text:style-name="P4">
“It is very difficult today to say goodbye to Andriy Chernitsky - a sincere, real, brave warrior and a worthy citizen ... His contribution to the development of Ukraine as a state, its heroic protection, is an example for the present and for the recent generations. We are not erased from the map, but we continue to live and defend the liberty thanks to the soldiers such as it ” - <text:a xlink:type="simple" xlink:href="https://www.facebook.com/permalink.php" text:style-name="Internet_20_link" text:visited-style-name="Visited_20_Internet_20_Link">
wrote</text:a>
On the day of goodbye to Andrew, his acquaintance Vasyl Kaminsky.</text:p>
      <text:p text:style-name="P4">
The dead warrior has parents, wife and two children.</text:p>
      <text:p text:style-name="P4">
Eternal memory hero!</text:p>
      <text:p text:style-name="P4">
<text:span text:style-name="T5">
Foto: Andrey Chernitsky Facebook, Facebook-page Vasilyamamykinsky, website vsim.ua</text:span>
</text:p>
      <text:p text:style-name="P4">
News Source: <text:a xlink:type="simple" xlink:href="https://www.ukrinform.ua/rubric-ato/3734327-pamati-strilca-andria-cernickogo-pozivnij-apostol.html" text:style-name="Internet_20_link" text:visited-style-name="Visited_20_Internet_20_Link">
https://www.ukrinform.ua/rubric-ato/3734327-pamati-strilca-andria-cernickogo-pozivnij-apostol.html</text:a>
</text:p>
      <!--NEWS-->
      <text:h text:style-name="P10" text:outline-level="1">
<text:span text:style-name="T4">
In Zaporozhye in a week destroyed dozens of enemy groups - mayor of Melitopol</text:span>
</text:h>
      <text:p text:style-name="P4">
Authors: Ukrinform (Person)</text:p>
      <text:p text:style-name="P4">
Publisher: Укринформ (Organization)</text:p>
      <text:p text:style-name="P4">
Published Time: 2023-07-15T09:11:01+03:00</text:p>
      <text:p text:style-name="P4">
Modified Time: 2023-07-15T09:11:01+03:00</text:p>
      <text:p text:style-name="P4">
Description: During the week, dozens of enemy groups were destroyed in the temporarily occupied territories of the Zaporozhye region.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Мелітополь', 'Федоров', 'Війна з Росією', 'Єдині новини']</text:p>
      <text:p text:style-name="P4">
Type: Article</text:p>
      <!--METADATA-->
      <text:p text:style-name="P4">
<draw:frame draw:style-name="fr1" draw:name="Image262" text:anchor-type="as-char" svg:width="6.9236in" svg:height="3.956343in" draw:z-index="0">
<draw:image xlink:href="../Images/yкринформ/2023-07-15T09-11-01-03-00/630_360_1680422407-224.png" xlink:type="simple" xlink:show="embed" xlink:actuate="onLoad" draw:mime-type="image/png"/>
</draw:frame>
During the week in the temporarily occupied territories of Zaporizhzhya region, the enemy groups were destroyed.</text:p>
      <text:p text:style-name="P4">
Ivan Fedorov, Ukrinform, said this on the national telecommunications "One News".</text:p>
      <text:p text:style-name="P4">
"During this week, dozens of enemy groups were destroyed at the temporarily occupying territory of Zaporizhzhya region. They were destroyed where the enemy was considered a deepest rear. This is seen in the example of Berdyansk and <text:a xlink:type="simple" xlink:href="https://www.ukrinform.ua/tag-policia" text:style-name="Internet_20_link" text:visited-style-name="Visited_20_Internet_20_Link">
Melitopol</text:a>
", - he said.</text:p>
      <text:p text:style-name="P4">
<text:span text:style-name="T4">
 Read also: </text:span>
 <text:a xlink:type="simple" xlink:href="https://www.ukrinform.ua/rubric-regions/3733603-na-zaporizzi-vorog-pocav-minuvati-kriticnu-infrastrukturu-fedorov.html" text:style-name="Internet_20_link" text:visited-style-name="Visited_20_Internet_20_Link">
in Zaporozhye the enemy began to change critical infrastructure- <text:span text:style-name="T4">
 Fedorov </text:span>
</text:a>
Fedorov added that the enemy massively changes the dislocation of his states, because he understands that the residents are resisting every month and therefore occupies new premises and tries to make new staffs.</text:p>
      <text:p text:style-name="P4">
In addition, a large number of military police appeared, which inspectors of the Russian Federation and the cargo they carry. Fedorov says they want to find out whether there are deserters, whether they drink, whether they carry stolen.</text:p>
      <text:p text:style-name="P4">
<text:span text:style-name="T4">
 Read also: </text:span>
 <text:a xlink:type="simple" xlink:href="https://www.ukrinform.ua/rubric-regions/3734219-agenti-rf-gotuvali-terakti-na-zaporizzi-sbu-perehopila-rozmovi.html" text:style-name="Internet_20_link" text:visited-style-name="Visited_20_Internet_20_Link">
Russian agents were preparing terrorist attacks on <text:span text:style-name="T4">
 Zaporozhye </text:span>
: SBBCCUCKS</text:a>
As reported by Ukrinform, the temporarily occupied Berdyansk was destroyed by Dune, where the military leadership of the invaders lived.</text:p>
      <text:p text:style-name="P4">
News Source: <text:a xlink:type="simple" xlink:href="https://www.ukrinform.ua/rubric-ato/3736061-na-zaporizzi-za-tizden-znisili-desatki-ugrupovan-voroga-mer-melitopola.html" text:style-name="Internet_20_link" text:visited-style-name="Visited_20_Internet_20_Link">
https://www.ukrinform.ua/rubric-ato/3736061-na-zaporizzi-za-tizden-znisili-desatki-ugrupovan-voroga-mer-melitopola.html</text:a>
</text:p>
      <!--NEWS-->
      <text:h text:style-name="P10" text:outline-level="1">
<text:span text:style-name="T4">
SLB oil service company completely stops supply to Russia</text:span>
</text:h>
      <text:p text:style-name="P4">
Authors: Ukrinform (Person)</text:p>
      <text:p text:style-name="P4">
Publisher: Укринформ (Organization)</text:p>
      <text:p text:style-name="P4">
Published Time: 2023-07-15T09:31:06+03:00</text:p>
      <text:p text:style-name="P4">
Modified Time: 2023-07-15T09:31:06+03:00</text:p>
      <text:p text:style-name="P4">
Description: On Friday, the leading oil service company said it was ceasing to supply products and technologies to Russia through the expansion of international sanctions. - Ukrinform.</text:p>
      <text:p text:style-name="P4">
Images: ['<text:a xlink:type="simple" xlink:href="https://static.ukrinform.com/photos/2023_07/thumb_files/630_360_1689402467-680.jpg" text:style-name="Internet_20_link" text:visited-style-name="Visited_20_Internet_20_Link">
630_360_16894...</text:a>
']</text:p>
      <text:p text:style-name="P4">
Tags: ['нафта', 'Санкції', 'Росія']</text:p>
      <text:p text:style-name="P4">
Type: Article</text:p>
      <!--METADATA-->
      <text:p text:style-name="P4">
<draw:frame draw:style-name="fr1" draw:name="Image263" text:anchor-type="as-char" svg:width="6.9236in" svg:height="3.956343in" draw:z-index="0">
<draw:image xlink:href="../Images/yкринформ/2023-07-15T09-31-06-03-00/630_360_1689402467-680.jpg" xlink:type="simple" xlink:show="embed" xlink:actuate="onLoad" draw:mime-type="image/jpeg"/>
</draw:frame>
On Friday, a leading SLB said that it stops supplying products and technologies to Russia through the expansion of international sanctions.</text:p>
      <text:p text:style-name="P4">
As Ukrinform reports, this is stated in <text:a xlink:type="simple" xlink:href="http://www.slb.com/resource-library/updates/2023/update-on-slbs-russia-operations" text:style-name="Internet_20_link" text:visited-style-name="Visited_20_Internet_20_Link">
statement</text:a>
oil service company.</text:p>
      <text:p text:style-name="P4">
SLB, the former Schlumberger, states that it stops supplying Tatechnology products to Russia from all its objects around the world.</text:p>
      <text:p text:style-name="P4">
"SLB is extremely serious about its liability for law enforcement and economic sanctions, and the company still supports the international community, condemning and calling for termination in Ukraine," the document emphasizes.</text:p>
      <text:p text:style-name="P4">
The company noted that since March 2022, SLB took voluntary measures to limit their activities in <text:a xlink:type="simple" xlink:href="https://www.ukrinform.ua/tag-rosia" text:style-name="Internet_20_link" text:visited-style-name="Visited_20_Internet_20_Link">
Russia</text:a>
But they announced that they would not make new investments in the country and will not implement new technologies.</text:p>
      <text:p text:style-name="P4">
<text:span text:style-name="T4">
 Read also: </text:span>
 <text:a xlink:type="simple" xlink:href="https://www.ukrinform.ua/rubric-economy/3541360-naftoservisnij-gigant-baker-hughes-povnistu-vihodit-z-rosijskogo-rinku.html" text:style-name="Internet_20_link" text:visited-style-name="Visited_20_Internet_20_Link">
<text:span text:style-name="T4">
 oil service </text:span>
 and giant Baker Hughes is completely out of the Russian market</text:a>
As reported by Ukrinform, the supply of Russian crude oil begins to demonstrate signs of fall four months after the country has been reduced about the reduction of production.</text:p>
      <text:p text:style-name="P4">
News Source: <text:a xlink:type="simple" xlink:href="https://www.ukrinform.ua/rubric-economy/3736067-naftoservisna-kompania-slb-povnistu-pripinae-postavki-u-rosiu.html" text:style-name="Internet_20_link" text:visited-style-name="Visited_20_Internet_20_Link">
https://www.ukrinform.ua/rubric-economy/3736067-naftoservisna-kompania-slb-povnistu-pripinae-postavki-u-rosiu.html</text:a>
</text:p>
      <!--NEWS-->
      <text:h text:style-name="P10" text:outline-level="1">
<text:span text:style-name="T4">
In South Korea, showers led to the death of seven people</text:span>
</text:h>
      <text:p text:style-name="P4">
Authors: Ukrinform (Person)</text:p>
      <text:p text:style-name="P4">
Publisher: Укринформ (Organization)</text:p>
      <text:p text:style-name="P4">
Published Time: 2023-07-15T09:33:19+03:00</text:p>
      <text:p text:style-name="P4">
Modified Time: 2023-07-15T09:33:19+03:00</text:p>
      <text:p text:style-name="P4">
Description: In South Korea, at least seven people were killed, thousands of inhabitants were evacuated. - Ukrinform.</text:p>
      <text:p text:style-name="P4">
Images: ['<text:a xlink:type="simple" xlink:href="https://static.ukrinform.com/photos/2023_07/thumb_files/630_360_1689402501-628.png" text:style-name="Internet_20_link" text:visited-style-name="Visited_20_Internet_20_Link">
630_360_16894...</text:a>
']</text:p>
      <text:p text:style-name="P4">
Tags: ['Дощ', 'Корея', 'Повінь', 'Загибель']</text:p>
      <text:p text:style-name="P4">
Type: Article</text:p>
      <!--METADATA-->
      <text:p text:style-name="P4">
<draw:frame draw:style-name="fr1" draw:name="Image264" text:anchor-type="as-char" svg:width="6.9236in" svg:height="3.956343in" draw:z-index="0">
<draw:image xlink:href="../Images/yкринформ/2023-07-15T09-33-19-03-00/630_360_1689402501-628.png" xlink:type="simple" xlink:show="embed" xlink:actuate="onLoad" draw:mime-type="image/png"/>
</draw:frame>
At least seven people were killed by the core of Korea, thousands of inhabitants have been evacuated.</text:p>
      <text:p text:style-name="P4">
About it reports <text:a xlink:type="simple" xlink:href="http://en.yna.co.kr/view/AEN20230715000752320" text:style-name="Internet_20_link" text:visited-style-name="Visited_20_Internet_20_Link">
Yonhap</text:a>
, reports Ukrinform.</text:p>
      <text:p text:style-name="P4">
As it is noted, about 6,400 residents of the central district of Konsan were in connection with the breakthrough of the dam. Many lowland villages were flooded, roads and bridges are blocked.</text:p>
      <text:p text:style-name="P4">
As a result of the landslide, 7 people were killed in different regions of the country. In addition, in the city of Chondjuzhpret went off the rails. The driver suffered mild injuries and was taken to <text:a xlink:type="simple" xlink:href="https://www.ukrinform.ua/tag-bolnica" text:style-name="Internet_20_link" text:visited-style-name="Visited_20_Internet_20_Link">
hospital</text:a>
.</text:p>
      <text:p text:style-name="P4">
Dozens of South Korean cities are de -adjacent. The floods were harmful to crops.</text:p>
      <text:p text:style-name="P4">
Korean Railway Corporation Kaail suspended the movement of all regular Tadeya high -speed trains in the central part of the country.</text:p>
      <text:p text:style-name="P4">
<text:span text:style-name="T4">
 Read also: </text:span>
 <text:a xlink:type="simple" xlink:href="https://www.ukrinform.ua/rubric-world/3734574-zlivi-u-aponii-zabrali-sist-zittiv.html" text:style-name="Internet_20_link" text:visited-style-name="Visited_20_Internet_20_Link">
<text:span text:style-name="T4">
 showers </text:span>
 in Japan took six lives</text:a>
As reported by Ukrinform, <text:a xlink:type="simple" xlink:href="https://www.ukrinform.ua/rubric-world/3735370-kilkist-zagiblih-vid-poveni-v-indii-perevisila-sotnu.html" text:style-name="Internet_20_link" text:visited-style-name="Visited_20_Internet_20_Link">
the number of dead</text:a>
As a result of large -scale floods in the northern part of India, it exceeded hundreds.  Photo: Yonhap</text:p>
      <text:p text:style-name="P4">
News Source: <text:a xlink:type="simple" xlink:href="https://www.ukrinform.ua/rubric-world/3736069-u-pivdennij-korei-zlivi-prizveli-do-zagibeli-simoh-ludej.html" text:style-name="Internet_20_link" text:visited-style-name="Visited_20_Internet_20_Link">
https://www.ukrinform.ua/rubric-world/3736069-u-pivdennij-korei-zlivi-prizveli-do-zagibeli-simoh-ludej.html</text:a>
</text:p>
      <!--NEWS-->
      <text:h text:style-name="P10" text:outline-level="1">
<text:span text:style-name="T4">
The enemy fired in Sumy region in the morning, beforehand - without victims</text:span>
</text:h>
      <text:p text:style-name="P4">
Authors: Ukrinform (Person)</text:p>
      <text:p text:style-name="P4">
Publisher: Укринформ (Organization)</text:p>
      <text:p text:style-name="P4">
Published Time: 2023-07-15T09:43:14+03:00</text:p>
      <text:p text:style-name="P4">
Modified Time: 2023-07-15T09:43:14+03:00</text:p>
      <text:p text:style-name="P4">
Description: In the Sumy region, the enemy from mortars fired at the Khotin community, according to preliminary data, it took place without casualties among civilians.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ійна з Росією']</text:p>
      <text:p text:style-name="P4">
Type: Article</text:p>
      <!--METADATA-->
      <text:p text:style-name="P4">
<draw:frame draw:style-name="fr1" draw:name="Image267" text:anchor-type="as-char" svg:width="6.9236in" svg:height="3.956343in" draw:z-index="0">
<draw:image xlink:href="../Images/yкринформ/2023-07-15T09-43-14-03-00/630_360_1574102935-316.jpg" xlink:type="simple" xlink:show="embed" xlink:actuate="onLoad" draw:mime-type="image/jpeg"/>
</draw:frame>
In the Sumy region, the enemy from mortars fired at the Hotin community, according to preliminary data without casualties among civilians.</text:p>
      <text:p text:style-name="P4">
About it in <text:a xlink:type="simple" xlink:href="http://t.me/Sumy_news_ODA/17819" text:style-name="Internet_20_link" text:visited-style-name="Visited_20_Internet_20_Link">
telegram</text:a>
Sumskaya reports, Ukrinform reports.</text:p>
      <text:p text:style-name="P4">
"The situation on the border as of 9.00 July 15, 2023. ️Swanes were Russian.(17 <text:a xlink:type="simple" xlink:href="https://www.ukrinform.ua/tag-vibuh" text:style-name="Internet_20_link" text:visited-style-name="Visited_20_Internet_20_Link">
explosions</text:a>
 )", - the message says.</text:p>
      <text:p text:style-name="P4">
According to preliminary information of the regional military administration, the wedding of the civilian population and the destruction of civil infrastructure passed.</text:p>
      <text:p text:style-name="P4">
<text:span text:style-name="T4">
 Read also: </text:span>
 <text:a xlink:type="simple" xlink:href="https://www.ukrinform.ua/rubric-regions/3736055-rosijska-armia-za-dobu-70-raziv-obstrilala-hersonsinu.html" text:style-name="Internet_20_link" text:visited-style-name="Visited_20_Internet_20_Link">
Russian army per day 70 times <text:span text:style-name="T4">
 fired </text:span>
 Akherson region</text:a>
As reported by Ukrinform, hostile drones twice the night attacked the surrounding area, a man was injured.</text:p>
      <text:p text:style-name="P4">
News Source: <text:a xlink:type="simple" xlink:href="https://www.ukrinform.ua/rubric-ato/3736071-vorog-zranku-obstrilav-sumsinu-poperedno-bez-zertv.html" text:style-name="Internet_20_link" text:visited-style-name="Visited_20_Internet_20_Link">
https://www.ukrinform.ua/rubric-ato/3736071-vorog-zranku-obstrilav-sumsinu-poperedno-bez-zertv.html</text:a>
</text:p>
      <!--NEWS-->
      <text:h text:style-name="P10" text:outline-level="1">
<text:span text:style-name="T4">
Air Force at night destroyed four "chess"</text:span>
</text:h>
      <text:p text:style-name="P4">
Authors: Ukrinform (Person)</text:p>
      <text:p text:style-name="P4">
Publisher: Укринформ (Organization)</text:p>
      <text:p text:style-name="P4">
Published Time: 2023-07-15T09:44:14+03:00</text:p>
      <text:p text:style-name="P4">
Modified Time: 2023-07-15T09:44:14+03:00</text:p>
      <text:p text:style-name="P4">
Description: The Air Force of the Armed Forces destroyed four enemy drones in the south and east. - Ukrinform.</text:p>
      <text:p text:style-name="P4">
Images: ['<text:a xlink:type="simple" xlink:href="https://static.ukrinform.com/photos/2022_09/thumb_files/630_360_1663470769-121.jpg" text:style-name="Internet_20_link" text:visited-style-name="Visited_20_Internet_20_Link">
630_360_16634...</text:a>
']</text:p>
      <text:p text:style-name="P4">
Tags: ['Безпілотник', 'Повітряні сили ЗСУ', 'Війна з Росією']</text:p>
      <text:p text:style-name="P4">
Type: Article</text:p>
      <!--METADATA-->
      <text:p text:style-name="P4">
<draw:frame draw:style-name="fr1" draw:name="Image268" text:anchor-type="as-char" svg:width="6.9236in" svg:height="3.956343in" draw:z-index="0">
<draw:image xlink:href="../Images/yкринформ/2023-07-15T09-44-14-03-00/630_360_1663470769-121.jpg" xlink:type="simple" xlink:show="embed" xlink:actuate="onLoad" draw:mime-type="image/jpeg"/>
</draw:frame>
The Air Force was destroyed in the south and east of four enemy drones in the south and east.</text:p>
      <text:p text:style-name="P4">
About it reports the Command of Air Force in <text:a xlink:type="simple" xlink:href="http://t.me/kpszsu/3302" text:style-name="Internet_20_link" text:visited-style-name="Visited_20_Internet_20_Link">
telegram</text:a>
, reports Ukrinform.</text:p>
      <text:p text:style-name="P4">
"On the night of July 15, 2023, the enemy attacked six shock drones from the southern direction. Four hostile shock drones of Shahd -136/131 were destroyed by the forces and means of the air forces in the south of the country," the report said.</text:p>
      <text:p text:style-name="P4">
In addition, according to the data, last day, on July 14, except 16 droneshahed, whipped at night, air defense destroyed three intelligence <text:a xlink:type="simple" xlink:href="https://www.ukrinform.ua/tag-bezpilotnik" text:style-name="Internet_20_link" text:visited-style-name="Visited_20_Internet_20_Link">
UAV</text:a>
operative-tactical level("Orlan", "Hall")and three shock drones of the Lancet type.</text:p>
      <text:p text:style-name="P4">
<text:span text:style-name="T4">
 Read also: </text:span>
 [defense forces <text:span text:style-name="T4">
 destroyed </text:span>
 already 237 180 Russian ash(https://www.ukrinform.ua/rubric-ato/3736045-sili-oboroni-znisili-vze-237-180-rosijskih-zagarbnikiv.html)According to Ukrinform, in Zaporozhye due to the night attack of the Russian Federation damaged infrastructure object.</text:p>
      <text:p text:style-name="P4">
News Source: <text:a xlink:type="simple" xlink:href="https://www.ukrinform.ua/rubric-ato/3736072-povitrani-sili-vnoci-znisili-cotiri-sahedi.html" text:style-name="Internet_20_link" text:visited-style-name="Visited_20_Internet_20_Link">
https://www.ukrinform.ua/rubric-ato/3736072-povitrani-sili-vnoci-znisili-cotiri-sahedi.html</text:a>
</text:p>
      <!--NEWS-->
      <text:h text:style-name="P10" text:outline-level="1">
<text:span text:style-name="T4">
During the day in the Bakhmut direction - 15 ammunition, the Russians fired at the position of defense forces 408 times</text:span>
</text:h>
      <text:p text:style-name="P4">
Authors: Ukrinform (Person)</text:p>
      <text:p text:style-name="P4">
Publisher: Укринформ (Organization)</text:p>
      <text:p text:style-name="P4">
Published Time: 2023-07-15T09:56:00+03:00</text:p>
      <text:p text:style-name="P4">
Modified Time: 2023-07-15T09:56:00+03:00</text:p>
      <text:p text:style-name="P4">
Description: During the day in the Bakhmut direction, Russian invaders fired at the position of defense forces 408 times, 15 municipalities took place. - Ukrinform.</text:p>
      <text:p text:style-name="P4">
Images: ['<text:a xlink:type="simple" xlink:href="https://static.ukrinform.com/photos/2023_06/thumb_files/630_360_1687761599-770.jpg" text:style-name="Internet_20_link" text:visited-style-name="Visited_20_Internet_20_Link">
630_360_16877...</text:a>
']</text:p>
      <text:p text:style-name="P4">
Tags: ['Оборона', 'Схід України', 'Єдині новини', 'Сергій Череватий']</text:p>
      <text:p text:style-name="P4">
Type: Article</text:p>
      <!--METADATA-->
      <text:p text:style-name="P4">
<draw:frame draw:style-name="fr1" draw:name="Image270" text:anchor-type="as-char" svg:width="6.9236in" svg:height="3.956343in" draw:z-index="0">
<draw:image xlink:href="../Images/yкринформ/2023-07-15T09-56-00-03-00/630_360_1687761599-770.jpg" xlink:type="simple" xlink:show="embed" xlink:actuate="onLoad" draw:mime-type="image/jpeg"/>
</draw:frame>
During the day of the Nabakhmut direction, Russian invaders fired at the positions of siloborovna 408 times, 15 municipalities took place.</text:p>
      <text:p text:style-name="P4">
The spokesman of the troops Sergey Cherevaty said about it on the air of the nationwide TELEXPON "Single News", Ukrinform reports.</text:p>
      <text:p text:style-name="P4">
"The Bakhmut direction remains the direction where the initiative for our SIMOBORONS. In the northern and southern flanks, our units are pressing over, storming his positions. Therefore, the enemy resists, 408 times in this day, he made our positions, carried out aircraft , in which 77 invaders were destroyed, 172 were injured, two tanks, BRTs, seven guns, two self-propelled artillery training, anti-aircraft missile complex "Arrow-10", anti-tank missile complex and one [drone] were destroyed.(https://www.ukrinform.ua/tag-bezpilotnik)"," the abdomen said.</text:p>
      <text:p text:style-name="P4">
He noted that according to Russian prisoners of war, it is possible to make a general portrait of the Russian army: not very educated, poorly equipped, from non -empty social strata, with very weak motivation.</text:p>
      <text:p text:style-name="P4">
<text:span text:style-name="T4">
 Read also: </text:span>
 [<text:span text:style-name="T4">
 Syrsky </text:span>
 showed footage(https://www.ukrinform.ua/rubric-ato/3735110-sirskij-pokazav-kadri-dopitu-vijskovogo-rf-uzatogo-v-polon-na-bahmutskomu-napramku.html)According to the spokesman, the enemy is also more active in the Liman-Kupyansk direction. Attacks in the Dibrova area of the Luhansk region of Tanosadov Donetsk region. In addition, it is in this direction that the Russian is most used by artillery, including trunk, mortars, and RSZV.</text:p>
      <text:p text:style-name="P4">
"In this day, 570 shellings were made by the enemy, 11 aircraft. said Cherevaty.</text:p>
      <text:p text:style-name="P4">
The spokesman of the eastern group of troops noted that the enemy is changing the front line of the front areas, and this is taken into account during the assault. All units involved, in particular, in the Bakhmut direction, were necessarily trained by the mining barriers. For this purpose, special machines that are in service with the Armed Forces, as well as affiliate equipment, including German tanks, to overcome anti -tank ditches, are used.As reported by Ukrinform, from February 24, 2022 to July 15, 2023, about 237 thousand 180 Russian invaders, including 590 people - over the past day, from February 24, 2022.</text:p>
      <text:p text:style-name="P4">
News Source: <text:a xlink:type="simple" xlink:href="https://www.ukrinform.ua/rubric-ato/3736075-za-dobu-na-bahmutskomu-napramku-15-boezitknen-rosiani-408-raziv-obstrilali-pozicii-sil-oboroni.html" text:style-name="Internet_20_link" text:visited-style-name="Visited_20_Internet_20_Link">
https://www.ukrinform.ua/rubric-ato/3736075-za-dobu-na-bahmutskomu-napramku-15-boezitknen-rosiani-408-raziv-obstrilali-pozicii-sil-oboroni.html</text:a>
</text:p>
      <!--NEWS-->
      <text:h text:style-name="P10" text:outline-level="1">
<text:span text:style-name="T4">
The third round of the 3x3 basketball championship will be held in Khmelnitsky</text:span>
</text:h>
      <text:p text:style-name="P4">
Authors: Ukrinform (Person)</text:p>
      <text:p text:style-name="P4">
Publisher: Укринформ (Organization)</text:p>
      <text:p text:style-name="P4">
Published Time: 2023-07-15T09:59:56+03:00</text:p>
      <text:p text:style-name="P4">
Modified Time: 2023-07-15T09:59:56+03:00</text:p>
      <text:p text:style-name="P4">
Description: The 3rd round of the Ukrainian Basketball Championship 3x3 will be held in Khmelnitsky July 21-22. - Ukrinform.</text:p>
      <text:p text:style-name="P4">
Images: ['<text:a xlink:type="simple" xlink:href="https://static.ukrinform.com/photos/2023_07/thumb_files/630_360_1689403890-432.jpg" text:style-name="Internet_20_link" text:visited-style-name="Visited_20_Internet_20_Link">
630_360_16894...</text:a>
']</text:p>
      <text:p text:style-name="P4">
Tags: ['Баскетбол', 'Спорт', 'Україна', 'Хмельницький']</text:p>
      <text:p text:style-name="P4">
Type: Article</text:p>
      <!--METADATA-->
      <text:p text:style-name="P4">
<draw:frame draw:style-name="fr1" draw:name="Image271" text:anchor-type="as-char" svg:width="6.9236in" svg:height="3.956343in" draw:z-index="0">
<draw:image xlink:href="../Images/yкринформ/2023-07-15T09-59-56-03-00/630_360_1689403890-432.jpg" xlink:type="simple" xlink:show="embed" xlink:actuate="onLoad" draw:mime-type="image/jpeg"/>
</draw:frame>
3x3 Basketball Basketball Turchism will take place in Khmelnitsky on July 21-22.</text:p>
      <text:p text:style-name="P4">
Will compete <text:a xlink:type="simple" xlink:href="http://https://fbu.ua/news/trety-tur-chemponatu-ukrani-3h3-proyde-u-hmelnickomu" text:style-name="Internet_20_link" text:visited-style-name="Visited_20_Internet_20_Link">
male and women's clubs</text:a>
The U16 Kattorian tournament will also take place, Ukrinform reports.</text:p>
      <text:p text:style-name="P4">
Registration for the third round has already begun. Both professional clubs and amateur groups can participate in matches.</text:p>
      <text:p text:style-name="P4">
*!(https://www.ukrinform.ua/rubric-sports/3734317-basketbol-3h3-zbirni-ukraini-z-basketbolu-u21-zigraut-u-matcah-ligi-nacij.html)In total, five rounds of the Ukrainian Basketball Championship are planned to be held in Ivano-Frankivsk and Kyiv.</text:p>
      <text:p text:style-name="P4">
Photo: fbu.ua.</text:p>
      <text:p text:style-name="P4">
News Source: <text:a xlink:type="simple" xlink:href="https://www.ukrinform.ua/rubric-sports/3736078-tretij-tur-cempionatu-ukraini-z-basketbolu-3h3-projde-u-hmelnickomu.html" text:style-name="Internet_20_link" text:visited-style-name="Visited_20_Internet_20_Link">
https://www.ukrinform.ua/rubric-sports/3736078-tretij-tur-cempionatu-ukraini-z-basketbolu-3h3-projde-u-hmelnickomu.html</text:a>
</text:p>
      <!--NEWS-->
      <text:h text:style-name="P10" text:outline-level="1">
<text:span text:style-name="T4">
UPL approved the dates and time of matches of the first round of the Ukrainian Football Championship</text:span>
</text:h>
      <text:p text:style-name="P4">
Authors: Ukrinform (Person)</text:p>
      <text:p text:style-name="P4">
Publisher: Укринформ (Organization)</text:p>
      <text:p text:style-name="P4">
Published Time: 2023-07-15T0:29:06+03:00</text:p>
      <text:p text:style-name="P4">
Modified Time: 2023-07-15T12:29:06+03:00</text:p>
      <text:p text:style-name="P4">
Description: The Directorate of the Ukrainian Football Premier League approved the dates of the start of the starting round of the country of the country of the season-2023/2024. - Ukrinform.</text:p>
      <text:p text:style-name="P4">
Images: ['<text:a xlink:type="simple" xlink:href="https://static.ukrinform.com/photos/2023_07/thumb_files/630_360_1689412854-280.jpg" text:style-name="Internet_20_link" text:visited-style-name="Visited_20_Internet_20_Link">
630_360_16894...</text:a>
']</text:p>
      <text:p text:style-name="P4">
Tags: ['Динамо', 'Футбол', "Прем'єр-ліга", 'Україна', 'Шахтар', 'Дніпро-1']</text:p>
      <text:p text:style-name="P4">
Type: Article</text:p>
      <!--METADATA-->
      <text:p text:style-name="P4">
<draw:frame draw:style-name="fr1" draw:name="Image272" text:anchor-type="as-char" svg:width="6.9236in" svg:height="3.956343in" draw:z-index="0">
<draw:image xlink:href="../Images/yкринформ/2023-07-15T0-29-06-03-00/630_360_1689412854-280.jpg" xlink:type="simple" xlink:show="embed" xlink:actuate="onLoad" draw:mime-type="image/jpeg"/>
</draw:frame>
The Directorate of the Ukrainian Football Premier League has approved the dates of holding and the time of the start of the starting round of the country of the country of the season 2023/2024.</text:p>
      <text:p text:style-name="P4">
Vorskla's meeting(Poltava)- Dnipro-1 <text:a xlink:type="simple" xlink:href="https://upl.ua/ua/news/view/7638" text:style-name="Internet_20_link" text:visited-style-name="Visited_20_Internet_20_Link">
transferred</text:a>
Later due to the participation of both teams in the European Cups, Ukrinform reports.</text:p>
      <text:p text:style-name="P4">
Schedule of 1st round matches:</text:p>
      <text:p text:style-name="P4">
July 28(Friday)Beginning at 17.00. Obolon(Kyiv)- "Colossus"(Kovalivka)19.00. "Heather"(Rivne)- “Polesie”(Zhytomyr)July 29(Saturday)15.00. "Movement"(Lviv)- “Dawn”(Lugansk)17.00. Metalist 1925(Kharkiv)- Shakhtar(Donetsk)<text:span text:style-name="T4">
 Read also: </text:span>
 <text:a xlink:type="simple" xlink:href="https://www.ukrinform.ua/rubric-sports/3734249-zahisnik-oleg-dancenko-zalisitsa-v-zori-se-na-sezon.html" text:style-name="Internet_20_link" text:visited-style-name="Visited_20_Internet_20_Link">
Defender Oleg Danchenko will remain in Dawn for the season</text:a>
July 30(Sunday)13.00. Lnz(Cherkasy)- Chernomorets(Odesa)15.00. "Alexandria" - "Kryvbas"(Kryvyi Rih)17.00. «Dynamo»(Kyiv)- Minaj.</text:p>
      <text:p text:style-name="P4">
Photo: upl.ua.</text:p>
      <text:p text:style-name="P4">
News Source: <text:a xlink:type="simple" xlink:href="https://www.ukrinform.ua/rubric-sports/3736128-upl-zatverdila-dati-ta-cas-matciv-persogo-turu-cempionatu-ukraini-z-futbolu.html" text:style-name="Internet_20_link" text:visited-style-name="Visited_20_Internet_20_Link">
https://www.ukrinform.ua/rubric-sports/3736128-upl-zatverdila-dati-ta-cas-matciv-persogo-turu-cempionatu-ukraini-z-futbolu.html</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5T0:31:00</text:p>
      <text:p text:style-name="P4">
Location: Bakhmut (Latitude:48.80675 Longtitude:38.24873)</text:p>
      <text:p text:style-name="P4">
Videos: []</text:p>
      <text:p text:style-name="P4">
Images: []</text:p>
      <text:p text:style-name="P4">
Tags: ["Russia"]</text:p>
      <text:p text:style-name="P4">
Id: 22576257</text:p>
      <!--METADATA-->
      <text:p text:style-name="P4">
At Lyman direction Russian army shelled Nevske, Bilohorivka of Luhansk regionand Torske, Verkhnokamyanske, Spirne, Rozdolivka of Donetsk region. Russianaviation conducted airstrikes at Nevske, Bilohorivka of Luhansk region andSpirne, Fedorivka, Vesele of Donetsk region, - General Staff of Armed Forcesof Ukraine says in the morning report</text:p>
      <text:p text:style-name="P4">
News Collection Link: <text:a xlink:type="simple" xlink:href="https:\/\/liveuamap.com\/en\/2023\/15-july-at-lyman-direction-russian-army-shelled-nevske-bilohorivka" text:style-name="Internet_20_link" text:visited-style-name="Visited_20_Internet_20_Link">
https:\/\/liveuamap.com\/en\/2023\/15-july-at-lyman-direction-russian-army-shelled-nevske-bilohorivka</text:a>
</text:p>
      <text:p text:style-name="P4">
News Source: <text:a xlink:type="simple" xlink:href="https://t.me/lumsrc/5368" text:style-name="Internet_20_link" text:visited-style-name="Visited_20_Internet_20_Link">
https://t.me/lumsrc/5368</text:a>
</text:p>
      <!--NEWS-->
      <text:h text:style-name="P10" text:outline-level="1">
<text:span text:style-name="T4">
PFU told how to issue and receive a pension abroad</text:span>
</text:h>
      <text:p text:style-name="P4">
Authors: Ukrinform (Person)</text:p>
      <text:p text:style-name="P4">
Publisher: Укринформ (Organization)</text:p>
      <text:p text:style-name="P4">
Published Time: 2023-07-15T10:08:52+03:00</text:p>
      <text:p text:style-name="P4">
Modified Time: 2023-07-15T10:08:52+03:00</text:p>
      <text:p text:style-name="P4">
Description: Irina Kovpashko, Deputy Chairman of the Board of the Pension Fund of Ukraine, told how to issue a pension and receive it abroad. - Ukrinform.</text:p>
      <text:p text:style-name="P4">
Images: ['<text:a xlink:type="simple" xlink:href="https://static.ukrinform.com/photos/2023_04/thumb_files/630_360_1680592760-976.jpg" text:style-name="Internet_20_link" text:visited-style-name="Visited_20_Internet_20_Link">
630_360_16805...</text:a>
']</text:p>
      <text:p text:style-name="P4">
Tags: ['Пенсія', 'Пенсійний фонд']</text:p>
      <text:p text:style-name="P4">
Type: Article</text:p>
      <!--METADATA-->
      <text:p text:style-name="P4">
<draw:frame draw:style-name="fr1" draw:name="Image273" text:anchor-type="as-char" svg:width="6.9236in" svg:height="3.956343in" draw:z-index="0">
<draw:image xlink:href="../Images/yкринформ/2023-07-15T10-08-52-03-00/630_360_1680592760-976.jpg" xlink:type="simple" xlink:show="embed" xlink:actuate="onLoad" draw:mime-type="image/jpeg"/>
</draw:frame>
Irina Kovpashko, the deputy chairman of the Board of the Pension Fund of Ukraine, told, and receive a pension and receive it abroad.</text:p>
      <text:p text:style-name="P4">
According to Ukrinform, she said in an interview with <text:a xlink:type="simple" xlink:href="http://ukr.radio/news.html" text:style-name="Internet_20_link" text:visited-style-name="Visited_20_Internet_20_Link">
Ukrainian radio</text:a>
.</text:p>
      <text:p text:style-name="P4">
"We have long started systematic work to minimize the need for a person to go to us physically. To come only those people who have an urgent need to seek personally. For this we will actively develop our electronic services," Kovpashko said.</text:p>
      <text:p text:style-name="P4">
According to her, one way of applying for a pension is to apply to the Pension of Electronic Services of the Pension Fund of Ukraine.</text:p>
      <text:p text:style-name="P4">
"To do this, of course, you need to have a qualified electronic signature, scanning, which determine the right to a pension - passport, code, experience documents. Being a document that will determine how a person wants to hold a pension - through mail or bank account. However, the list of documents is really small, "the PFU representative emphasized.</text:p>
      <text:p text:style-name="P4">
At the same time, she noted that the issue may arise if a person does not have a labor book. "But for such people there is a certain positive moment - the recent amendments have been made to the law, which revised the possibilities for the appointment of pensions from one time or another. That is, for the period of martial law the possibility of a human being, for example, a pension by age to receive from the day that follows the day of pension age. If a person turns during wartime, to be thinner on how much it will pass - 3.5.8 months. The main thing is that on February 24, 20122 the three -month period for appeal. What a person she belongs, "Kovpashko explained.</text:p>
      <text:p text:style-name="P4">
<text:span text:style-name="T4">
 Read also: </text:span>
 <text:a xlink:type="simple" xlink:href="https://www.ukrinform.ua/rubric-society/3731829-efekt-nakopicuvalnoi-pensijnoi-sistemi-vidcuut-navit-ti-komu-zaraz-5055-rokiv-ekspert.html" text:style-name="Internet_20_link" text:visited-style-name="Visited_20_Internet_20_Link">
the effect of the cumulative pension system will feel even to whom is 50-55 years old - expert</text:a>
The official added that the Pension Fund has long switched to the principle of servicing extraterritoriality, that is, whether the person has the address of registered residence, you can contact anywhere if you get closer."In addition, there is a certain list of the countries with which Ukraine has concluded interstate law. If the one who has left, abroad has an official residence permit for Ukraine, then he has the right, contacting the relevant institution of the country with which the contract is concluded, to ask for payment has been carried out. The Pension Fund will transfer funds to the country of residence with which the contract.(https://www.ukrinform.ua/tag-latvia), Estonia, Portugal, Czech Republic, Spain, Slovakia, Bulgaria, "Kovpashko said.</text:p>
      <text:p text:style-name="P4">
<text:span text:style-name="T4">
 Read also: </text:span>
 [for social payments from the state budget since the beginning of the year, more(https://www.ukrinform.ua/rubric-society/3735610-na-socialni-viplati-z-derzbudzetu-vid-pocatku-roku-spramuvali-ponad-230-milardiv.html)According to Ukrinform, according to PFU, as of July 1, 8.3 million pensioners 10.5 million receive payments through banking institutions.</text:p>
      <text:p text:style-name="P4">
News Source: <text:a xlink:type="simple" xlink:href="https://www.ukrinform.ua/rubric-society/3736082-u-pfu-rozpovili-ak-oformiti-ta-otrimuvati-pensiu-za-kordonom.html" text:style-name="Internet_20_link" text:visited-style-name="Visited_20_Internet_20_Link">
https://www.ukrinform.ua/rubric-society/3736082-u-pfu-rozpovili-ak-oformiti-ta-otrimuvati-pensiu-za-kordonom.html</text:a>
</text:p>
      <!--NEWS-->
      <text:h text:style-name="P10" text:outline-level="1">
<text:span text:style-name="T4">
NATO's next Summit will be victorious for Ukraine - Danilov</text:span>
</text:h>
      <text:p text:style-name="P4">
Authors: Ukrinform (Person)</text:p>
      <text:p text:style-name="P4">
Publisher: Укринформ (Organization)</text:p>
      <text:p text:style-name="P4">
Published Time: 2023-07-15T10:14:18+03:00</text:p>
      <text:p text:style-name="P4">
Modified Time: 2023-07-15T10:14:18+03:00</text:p>
      <text:p text:style-name="P4">
Description: Ukraine has received a lot from a recent NATO summit in Vilnius, and the next summit that will be held in the US will be victorious for us. - Ukrinform.</text:p>
      <text:p text:style-name="P4">
Images: ['<text:a xlink:type="simple" xlink:href="https://static.ukrinform.com/photos/2023_04/thumb_files/630_360_1680783781-501.jpg" text:style-name="Internet_20_link" text:visited-style-name="Visited_20_Internet_20_Link">
630_360_16807...</text:a>
']</text:p>
      <text:p text:style-name="P4">
Tags: ['Саміт НАТО', 'Україна', 'Данілов']</text:p>
      <text:p text:style-name="P4">
Type: Article</text:p>
      <!--METADATA-->
      <text:p text:style-name="P4">
<draw:frame draw:style-name="fr1" draw:name="Image274" text:anchor-type="as-char" svg:width="6.9236in" svg:height="3.956343in" draw:z-index="0">
<draw:image xlink:href="../Images/yкринформ/2023-07-15T10-14-18-03-00/630_360_1680783781-501.jpg" xlink:type="simple" xlink:show="embed" xlink:actuate="onLoad" draw:mime-type="image/jpeg"/>
</draw:frame>
Ukraine has received a lot from a recent NATO summit in Vilnius, and the next suicamite that will be held in the US will be victorious for us.</text:p>
      <text:p text:style-name="P4">
This belief was expressed by the Secretary of the National Security and Defense Council Alexeydanilov in an interview <text:a xlink:type="simple" xlink:href="http://ukr.radio/news.html" text:style-name="Internet_20_link" text:visited-style-name="Visited_20_Internet_20_Link">
Ukrainian radio</text:a>
, reports Ukrinform.</text:p>
      <text:p text:style-name="P4">
"We have received a lot from this summit. Of course, we would like, as always, more, but even what we received is a great victory for us, our general, our president," the Secretary said <text:a xlink:type="simple" xlink:href="https://www.ukrinform.ua/tag-rnbo" text:style-name="Internet_20_link" text:visited-style-name="Visited_20_Internet_20_Link">
NSSC</text:a>
.</text:p>
      <text:p text:style-name="P4">
He stressed that being in a state of war, to become a member of the Alliance Major. Therefore, Ukrainians should gain patience and make their "homework" so that all the sectors that are related to NATO's criteria, without exception, be fulfilled.</text:p>
      <text:p text:style-name="P4">
According to Danilov, in relation to the military component, the transition of NATO's Estitudes, the work is moving at high speed. "But there are still certainty, which must be in accordance with the final drip according to our Constitution that our country is a NATO member," - said.</text:p>
      <text:p text:style-name="P4">
In this context, the NSDC Secretary stressed that NATO is very careful about many spheres of life of the Alliance. NATO - this is just a military union, and a community of which can be democraticrain, with the corresponding justice and many other criteria that Ukrainian "need to work, transform to meet all the highstanders in NATO countries," Danilov stressed.</text:p>
      <text:p text:style-name="P4">
"... I am sure that the next summit that will happen next year will be as victorious as possible. We will make every effort, but joint work of all of our society. It is not a task of only some separate minister Work that is not possible to seek because there is nothing impossible in the world, "the NSDC secretary emphasized.</text:p>
      <text:p text:style-name="P4">
One of the huge achievements of the Vilnius summit, he called G7 security guards for Ukraine. According to Danilov, a separate agreement will be drawn up with each country, now they are being worked out. "These will be transactions that will supplement each other. In this way, we are as soon as possible by the Stanmomens of this Community. So this is another additional thing that will push us in the way to NATO," Danilov said, paying attention to the claims " Seven "can join any country.Commenting on the abolition of a member of Ukraine's plan for Ukraine, he noted that the time "we became adults and many things we should go through the MAP, have already passed", and NATO is understood, so we approved one -year planning for Kiev.</text:p>
      <text:p text:style-name="P4">
"We are able to do it because it is for us to be a member of the Alliance, it means to have a 100 % one hundred percent of the aggression of the Russian Federation. If we do not build members of the Alliance, sooner or later imperial ambitions, regardless of who there, in Russia, will rule, They can return, and the Russians so they can return to the hot phase of relationships with any neighbor, especially the carp, " - said Danilov.</text:p>
      <text:p text:style-name="P4">
According to him, the last hope of Putin was buried in Vilnius from the restoration of the Russian Empire, which cannot exist without Ukraine.</text:p>
      <text:p text:style-name="P4">
"Now we have a historical chance to finally build our free, democratic, independent country and not have the influence of Muscovy on our territory, nankey citizens, our history and many other processes that have constantly developed us to develop," Danilov said.</text:p>
      <text:p text:style-name="P4">
At the same time, he emphasized the importance of owning Ukrainian citizens in English. "It should have all our children from kindergarten to be members of a free world community. English is a language of business, politics, language that has understood for the whole world. We have in our time when brusal Russification, even our mother tongue They were given to study. Therefore, for the first place, a strategic task that we can understand us that we can explain to people that we live in the world and who we are. So the modern world is built that any information is available on the Internet, first of all And there, English is a dominant of any information resources, " - said the Secretary.</text:p>
      <text:p text:style-name="P4">
<text:span text:style-name="T4">
 Read also: </text:span>
 <text:a xlink:type="simple" xlink:href="https://www.ukrinform.ua/rubric-polytics/3735747-kuleba-nato-u-vilnusi-zrobilo-piv-kroku-do-zaprosenna-ukraini-u-vasingtoni-lisilosa-se-piv-kroku.html" text:style-name="Internet_20_link" text:visited-style-name="Visited_20_Internet_20_Link">
Kuleba: <text:span text:style-name="T4">
 NATO </text:span>
 In Vilnius took the half step of Ukraine's preposition, in Washington there was another half step</text:a>
As reported by Ukrinform, NATO leaders at the Vilnius Summit have released the final communique, which states that the future of Ukraine is informed, and it will receive an invitation to admission, when all the member states are competing and the appropriate conditions will be fulfilled.</text:p>
      <text:p text:style-name="P4">
The NATO summit in Vilnius announced the creation of the NATO-Ukraine Council, abolished the Action Plan for membership in the Alliance.</text:p>
      <text:p text:style-name="P4">
News Source: <text:a xlink:type="simple" xlink:href="https://www.ukrinform.ua/rubric-polytics/3736084-nastupnij-samit-nato-bude-dla-ukraini-peremoznim-danilov.html" text:style-name="Internet_20_link" text:visited-style-name="Visited_20_Internet_20_Link">
https://www.ukrinform.ua/rubric-polytics/3736084-nastupnij-samit-nato-bude-dla-ukraini-peremoznim-danilov.html</text:a>
</text:p>
      <!--NEWS-->
      <text:h text:style-name="P10" text:outline-level="1">
<text:span text:style-name="T4">
Ukrainian made five block shots in the NBA Summer League match</text:span>
</text:h>
      <text:p text:style-name="P4">
Authors: Ukrinform (Person)</text:p>
      <text:p text:style-name="P4">
Publisher: Укринформ (Organization)</text:p>
      <text:p text:style-name="P4">
Published Time: 2023-07-15T10:24:33+03:00</text:p>
      <text:p text:style-name="P4">
Modified Time: 2023-07-15T10:24:33+03:00</text:p>
      <text:p text:style-name="P4">
Description: The center of the national team of Ukraine in basketball Dmitry Skapintsev played his fourth match for the New York Nicks in the NBA Summer League. - Ukrinform.</text:p>
      <text:p text:style-name="P4">
Images: ['<text:a xlink:type="simple" xlink:href="https://static.ukrinform.com/photos/2023_07/thumb_files/630_360_1689405373-160.jpg" text:style-name="Internet_20_link" text:visited-style-name="Visited_20_Internet_20_Link">
630_360_16894...</text:a>
']</text:p>
      <text:p text:style-name="P4">
Tags: ['Баскетбол', 'НБА', 'Спорт', 'Збірна України']</text:p>
      <text:p text:style-name="P4">
Type: Article</text:p>
      <!--METADATA-->
      <text:p text:style-name="P4">
<draw:frame draw:style-name="fr1" draw:name="Image275" text:anchor-type="as-char" svg:width="6.9236in" svg:height="3.956343in" draw:z-index="0">
<draw:image xlink:href="../Images/yкринформ/2023-07-15T10-24-33-03-00/630_360_1689405373-160.jpg" xlink:type="simple" xlink:show="embed" xlink:actuate="onLoad" draw:mime-type="image/jpeg"/>
</draw:frame>
The Central National Team of Ukraine in Basketball Dmitry Skapintsev played a kindergarten match for the New York Nicks in the NBA Summer League.</text:p>
      <text:p text:style-name="P4">
In the match against Boston, a 25-year-old player in 22 minutes on the court scored 6 sight, made 5 picks(1 in the attack), 4 gears and <text:a xlink:type="simple" xlink:href="https://fbu.ua/news/dmitro-skapncev-nabrav-6-ochok-ta-zrobiv-5-blok-shotv-u-match-ltno-lgi-nba" text:style-name="Internet_20_link" text:visited-style-name="Visited_20_Internet_20_Link">
5 block shots</text:a>
, reports Ukrinform.</text:p>
      <text:p text:style-name="P4">
The Ukrainian team beat Boston - 97:89(31:20, 26:18, 18:28, 22:23).</text:p>
      <text:p text:style-name="P4">
<text:span text:style-name="T4">
Читайте також:</text:span>
 <text:a xlink:type="simple" xlink:href="https://www.ukrinform.ua/rubric-sports/3735211-ukrainec-dopomig-nujorku-zdobuti-persu-peremogu-u-litnij-lizi-nba.html" text:style-name="Internet_20_link" text:visited-style-name="Visited_20_Internet_20_Link">
 Українець допоміг «Нью-Йорку» здобути першу перемогу уЛітній лізі НБА </text:a>
New York won the second victory in a row. The next "Nix" game will be played in the summer league against Denver on the night of July 16.</text:p>
      <text:p text:style-name="P4">
Photo: fbu.ua.</text:p>
      <text:p text:style-name="P4">
News Source: <text:a xlink:type="simple" xlink:href="https://www.ukrinform.ua/rubric-sports/3736087-ukrainec-zrobiv-pat-bloksotiv-u-matci-litnoi-ligi-nba.html" text:style-name="Internet_20_link" text:visited-style-name="Visited_20_Internet_20_Link">
https://www.ukrinform.ua/rubric-sports/3736087-ukrainec-zrobiv-pat-bloksotiv-u-matci-litnoi-ligi-nba.html</text:a>
</text:p>
      <!--NEWS-->
      <text:h text:style-name="P10" text:outline-level="1">
<text:span text:style-name="T4">
The Russians attacked nine regions of Ukraine a day</text:span>
</text:h>
      <text:p text:style-name="P4">
Authors: Ukrinform (Person)</text:p>
      <text:p text:style-name="P4">
Publisher: Укринформ (Organization)</text:p>
      <text:p text:style-name="P4">
Published Time: 2023-07-15T10:25:31+03:00</text:p>
      <text:p text:style-name="P4">
Modified Time: 2023-07-15T10:25:31+03:00</text:p>
      <text:p text:style-name="P4">
Description: During the day, the Russian army made attacks on nine regions of Ukraine. - Ukrinform.</text:p>
      <text:p text:style-name="P4">
Images: ['<text:a xlink:type="simple" xlink:href="https://static.ukrinform.com/photos/2023_07/thumb_files/630_360_1689405881-940.jpg" text:style-name="Internet_20_link" text:visited-style-name="Visited_20_Internet_20_Link">
630_360_16894...</text:a>
']</text:p>
      <text:p text:style-name="P4">
Tags: ['Обстріл', 'Війна з Росією']</text:p>
      <text:p text:style-name="P4">
Type: Article</text:p>
      <!--METADATA-->
      <text:p text:style-name="P4">
<draw:frame draw:style-name="fr1" draw:name="Image276" text:anchor-type="as-char" svg:width="6.9236in" svg:height="3.956343in" draw:z-index="0">
<draw:image xlink:href="../Images/yкринформ/2023-07-15T10-25-31-03-00/630_360_1689405881-940.jpg" xlink:type="simple" xlink:show="embed" xlink:actuate="onLoad" draw:mime-type="image/jpeg"/>
</draw:frame>
For the Dobro -Army, he made attacks on nine regions of Ukraine.</text:p>
      <text:p text:style-name="P4">
According to Ukrinform, this is reported in the consolidated information of the regional military administrations about the situation in the regions of Ukraine as of 9:00 Saturday, July 15.</text:p>
      <text:p text:style-name="P4">
In the Chernihiv region, the Russians fired four times from the mortar-Siversky district in the day, 41 explosions were recorded. Without victims and destruction.</text:p>
      <text:p text:style-name="P4">
In the Sumy region at night and morning the Russians carried out two border shelling. 24 blasts were recorded. The shelling was suffered by Khotinsk and Shalyginsk communities, nonsense.</text:p>
      <text:p text:style-name="P4">
Yesterday during the day the Russians carried out 18 shelling of the border of Sumy region. 110 explosions were recorded. The shelling was suffered by Novoslobidskaya, Khotinskaya, Krasnopil, Seredi-Budsk, Essmanskaya, Druzhbivska, Glukhiv, Belopilsk Novoslobida community. As a result of one of the shelling, two private homes were damaged.</text:p>
      <text:p text:style-name="P4">
The enemy fired the enemy from mortars, 16 explosions were recorded, two combines and two tractors of a private agricultural firm were damaged. In the mid-and-Budsk community, three dwellings were damaged as a result of shelling.</text:p>
      <text:p text:style-name="P4">
<text:span text:style-name="T4">
 Read also: </text:span>
 <text:a xlink:type="simple" xlink:href="https://www.ukrinform.ua/rubric-ato/3736075-za-dobu-na-bahmutskomu-napramku-15-boezitknen-rosiani-408-raziv-obstrilali-pozicii-sil-oboroni.html" text:style-name="Internet_20_link" text:visited-style-name="Visited_20_Internet_20_Link">
in the day in the Bakhmut direction - 15 battles, Russians 408 times fired at the positions of defense forces</text:a>
In the Zaporizhzhia region, for the last day, Russian troops carried out 45 shelling in cities and villages. Currently, 27 destruction of residential tasocial infrastructure has been recorded in 15 settlements.</text:p>
      <text:p text:style-name="P4">
The enemy also made 39 artillery strikes in the territory of Gulyaypol, Railway, Novodarivka, Magic, Levadny, Uspens, Svutny, Stepnogorsk.</text:p>
      <text:p text:style-name="P4">
In addition, the aggressor kissed the aggressor on Orikhov, Omelnyk, Small Tokmachka, Novodanilivka. Twice attacked the outskirts of the regional center with the use of UAV. The result of the injury was a 62-year-old man.</text:p>
      <text:p text:style-name="P4">
In the Dnipropetrovsk region yesterday, the enemy again used the drone. He led the ammunition from the Marganets community of Nikopol district. People were not.</text:p>
      <text:p text:style-name="P4">
<text:span text:style-name="T4">
 Read also: </text:span>
 <text:a xlink:type="simple" xlink:href="https://www.ukrinform.ua/rubric-ato/3736072-povitrani-sili-vnoci-znisili-cotiri-sahedi.html" text:style-name="Internet_20_link" text:visited-style-name="Visited_20_Internet_20_Link">
<text:span text:style-name="T4">
 Air </text:span>
 Forces at night destroyed four "Shahda"</text:a>
</text:p>
      <text:p text:style-name="P4">
In the Kupyansk direction of artillery and mortar shellings, the enemy was a two -year, Western, Kamianka, Kislivka, Berestovo and Fygolovka.</text:p>
      <text:p text:style-name="P4">
In the Luhansk region yesterday the Russians attacked near Dibrova. Also, the invaders were in the direction of Novosadovy, which in Donetsk region, which was very close to Nevsky, which, like Bigorivka, was under the artillery fire of the aggressor. Aviation strikes were also struck by these points. During the day, the enemy made 103 shelling, releasing 467 shells.</text:p>
      <text:p text:style-name="P4">
In the Donetsk region, the aggressor fired at Avdiivka a day(Residential sector, camping); Konstantinovka(Residential sector); Gentle(Residential sector); Spill(the outskirts of the settlement). Пошкоджено 7 об’єктів: житловий будинок,ангар, п`ять транспортних засобів.</text:p>
      <text:p text:style-name="P4">
У Миколаївській області вночі Cилами та засобами протиповітряної оборони булозбито три дрони-камікадзе типу Shahed 136. Вчора протягом дня ворог завдававартилерійських ударів по береговій смузі та території Очакова Очаківськоїгромади. Внаслідок обстрілів пошкоджено житлові будинки та лінію мережіінтернет. Відбулося займання сухої трави на відкритій території, яке булооперативно ліквідовано. Постраждалих немає.</text:p>
      <text:p text:style-name="P4">
Також вчора ворожі артилерійські удари завдавалися по акваторії Очаківськоїгромади. Постраждалих немає.</text:p>
      <text:p text:style-name="P4">
По Херсонській області за добу росіяни здійснили 70 обстрілів, випустивши 361снаряд. Зокрема, по Херсону росіяни здійснили один мінометний обстріл,випустивши 10 снарядів.</text:p>
      <text:p text:style-name="P4">
Загалом, росіяни влучили у райони 23 населених пунктів області, територію табудівлі дачного товариства села Садове. Жертв та поранених серед цивільногонаселення немає.</text:p>
      <text:p text:style-name="P4">
<text:span text:style-name="T4">
Читайте також:</text:span>
 <text:a xlink:type="simple" xlink:href="https://www.ukrinform.ua/rubric-ato/3736045-sili-oboroni-znisili-vze-237-180-rosijskih-zagarbnikiv.html" text:style-name="Internet_20_link" text:visited-style-name="Visited_20_Internet_20_Link">
 Сили оборони знищили вже 237 180 російських загарбників</text:a>
As reported by Ukrinform, per day <text:a xlink:type="simple" xlink:href="https://www.ukrinform.ua/rubric-ato/3736034-aviacia-zsu-za-dobu-zavdala-13-udariv-po-rajonah-zoseredzenna-voroga.html" text:style-name="Internet_20_link" text:visited-style-name="Visited_20_Internet_20_Link">
Russian invaders</text:a>
50 aircraft were caused and 43 shells from the jet fire systems of the valence of Ukraine.</text:p>
      <text:p text:style-name="P4">
<text:span text:style-name="T5">
Foto: Pavel Kirilenko/Telegram</text:span>
</text:p>
      <text:p text:style-name="P4">
News Source: <text:a xlink:type="simple" xlink:href="https://www.ukrinform.ua/rubric-regions/3736088-rosiani-za-dobu-atakuvali-devat-oblastej-ukraini.html" text:style-name="Internet_20_link" text:visited-style-name="Visited_20_Internet_20_Link">
https://www.ukrinform.ua/rubric-regions/3736088-rosiani-za-dobu-atakuvali-devat-oblastej-ukraini.html</text:a>
</text:p>
      <!--NEWS-->
      <text:h text:style-name="P10" text:outline-level="1">
<text:span text:style-name="T4">
South Korea President arrived in Ukraine with an unannounced visit</text:span>
</text:h>
      <text:p text:style-name="P4">
Authors: Ukrinform (Person)</text:p>
      <text:p text:style-name="P4">
Publisher: Укринформ (Organization)</text:p>
      <text:p text:style-name="P4">
Published Time: 2023-07-15T10:26:00+03:00</text:p>
      <text:p text:style-name="P4">
Modified Time: 2023-07-15T10:26:00+03:00</text:p>
      <text:p text:style-name="P4">
Description: On July 15, President of South Korea Jun Jun El arrived in Ukrain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Корея', 'Президент', 'Візит']</text:p>
      <text:p text:style-name="P4">
Type: Article</text:p>
      <!--METADATA-->
      <text:p text:style-name="P4">
<draw:frame draw:style-name="fr1" draw:name="Image277" text:anchor-type="as-char" svg:width="6.9236in" svg:height="3.956343in" draw:z-index="0">
<draw:image xlink:href="../Images/yкринформ/2023-07-15T10-26-00-03-00/630_360_1538997483-946.jpg" xlink:type="simple" xlink:show="embed" xlink:actuate="onLoad" draw:mime-type="image/jpeg"/>
</draw:frame>
On July 15, President of South Korea Jun Jun El arrived in Ukraine.</text:p>
      <text:p text:style-name="P4">
About it reports <text:a xlink:type="simple" xlink:href="https://en.yna.co.kr/view/AEN20230715001251315" text:style-name="Internet_20_link" text:visited-style-name="Visited_20_Internet_20_Link">
Yonhap</text:a>
, reports Ukrinform.</text:p>
      <text:p text:style-name="P4">
Senior Secretary of the President of South Korea on the Press Kim in Kim in HE said that Yun and the first Lady Kim Keon Xi had arrived in Ukraine from Poland.</text:p>
      <text:p text:style-name="P4">
"Yun visited the place of mass murders in Bucha near <text:a xlink:type="simple" xlink:href="https://www.ukrinform.ua/tag-kiiv" text:style-name="Internet_20_link" text:visited-style-name="Visited_20_Internet_20_Link">
Kiev</text:a>
Before visiting Irpin, such as a social residential area that has suffered large -scale missile attacks, "the statement said.</text:p>
      <text:p text:style-name="P4">
It is noted that the planned meeting with President of Ukraine Volodymyrzelensky.</text:p>
      <text:p text:style-name="P4">
<text:span text:style-name="T4">
 Read also: </text:span>
 <text:a xlink:type="simple" xlink:href="https://www.ukrinform.ua/rubric-diaspora/3715930-u-seuli-proveli-akciu-proti-rosijskoi-vijni-v-ukraini.html" text:style-name="Internet_20_link" text:visited-style-name="Visited_20_Internet_20_Link">
in Seoul held an action against the Russian war in Ukraine</text:a>
Earlier, the South Korean leader visited Lithuania, where he participated in the NATO summit, as well as Poland on an official visit.</text:p>
      <text:p text:style-name="P4">
News Source: <text:a xlink:type="simple" xlink:href="https://www.ukrinform.ua/rubric-polytics/3736089-prezident-pivdennoi-korei-pribuv-v-ukrainu-z-neogolosenim-vizitom.html" text:style-name="Internet_20_link" text:visited-style-name="Visited_20_Internet_20_Link">
https://www.ukrinform.ua/rubric-polytics/3736089-prezident-pivdennoi-korei-pribuv-v-ukrainu-z-neogolosenim-vizitom.html</text:a>
</text:p>
      <!--NEWS-->
      <text:h text:style-name="P10" text:outline-level="1">
<text:span text:style-name="T4">
Zavatskaya and Volodko will play in the selection of WTA tournaments in Palermo and Budapest</text:span>
</text:h>
      <text:p text:style-name="P4">
Authors: Ukrinform (Person)</text:p>
      <text:p text:style-name="P4">
Publisher: Укринформ (Organization)</text:p>
      <text:p text:style-name="P4">
Published Time: 2023-07-15T10:44:00+03:00</text:p>
      <text:p text:style-name="P4">
Modified Time: 2023-07-15T10:44:00+03:00</text:p>
      <text:p text:style-name="P4">
Description: Katarina Zavatska and Kateryna Volodko will play WTA 250 tournaments in Palermo and Budapest. - Ukrinform.</text:p>
      <text:p text:style-name="P4">
Images: ['<text:a xlink:type="simple" xlink:href="https://static.ukrinform.com/photos/2023_07/thumb_files/630_360_1689406060-646.jpg" text:style-name="Internet_20_link" text:visited-style-name="Visited_20_Internet_20_Link">
630_360_16894...</text:a>
']</text:p>
      <text:p text:style-name="P4">
Tags: ['Італія', 'Теніс', 'Угорщина', 'Збірна України', 'Жінки']</text:p>
      <text:p text:style-name="P4">
Type: Article</text:p>
      <!--METADATA-->
      <text:p text:style-name="P4">
<draw:frame draw:style-name="fr1" draw:name="Image278" text:anchor-type="as-char" svg:width="6.9236in" svg:height="3.956343in" draw:z-index="0">
<draw:image xlink:href="../Images/yкринформ/2023-07-15T10-44-00-03-00/630_360_1689406060-646.jpg" xlink:type="simple" xlink:show="embed" xlink:actuate="onLoad" draw:mime-type="image/jpeg"/>
</draw:frame>
Kitarina Zavatska and Kateryna Volodko will play the qualification of WTA 250 in Palermo and Budapest.</text:p>
      <text:p text:style-name="P4">
These competitions are perhaps the same prize funds $ 259,303 and <text:a xlink:type="simple" xlink:href="http://https://btu.org.ua/news/ukrainskiy-tennis/45822-zavackaja-i-volodko-sygrajut-v-kvalifikacii-turnirov-wta-v-palermo-i-budapeshte.html" text:style-name="Internet_20_link" text:visited-style-name="Visited_20_Internet_20_Link">
will pass</text:a>
July 16-24, reports Ukrinform.</text:p>
      <text:p text:style-name="P4">
Zavatskaya(№183 WTA)In the first circle of Plermo Ladies Open's selection will play against France's representative Tessca Andrianzhafitrimo(428).</text:p>
      <text:p text:style-name="P4">
Українка виграла у Тесси дві попередні зустрічі - наа турнірах ITF у 2018-у та2022 роках.</text:p>
      <text:p text:style-name="P4">
Катерина Володько (296)The Hungarian Grand Prix launch round will meet a local 17-year-old tennis player Victoria Varga.</text:p>
      <text:p text:style-name="P4">
<text:span text:style-name="T4">
 Read also: </text:span>
 [10 facts about Vimbledon Ukrainian Champion in Mikstymilmil Kichenok]](https://www.ukrinform.ua/rubric-sports/3735724-10-faktiv-pro-ukrainsku-cempionku-vimbldona-u-miksti-ludmilu-kicenok.html)For Catherine, this will be the first WTA match from January last year, the vibration played in the qualification of competitions in Adelaide, and then participated in the Australian Open.</text:p>
      <text:p text:style-name="P4">
In the photo: Katarina Zavatska/btu.org.ua.</text:p>
      <text:p text:style-name="P4">
News Source: <text:a xlink:type="simple" xlink:href="https://www.ukrinform.ua/rubric-sports/3736093-zavacka-ta-volodko-zigraut-u-vidbori-turniriv-wta-u-palermo-ta-budapesti.html" text:style-name="Internet_20_link" text:visited-style-name="Visited_20_Internet_20_Link">
https://www.ukrinform.ua/rubric-sports/3736093-zavacka-ta-volodko-zigraut-u-vidbori-turniriv-wta-u-palermo-ta-budapesti.html</text:a>
</text:p>
      <!--NEWS-->
      <text:h text:style-name="P10" text:outline-level="1">
<text:span text:style-name="T4">
Accused in the State Executive of Kotsab journalist for the first time came in touch in court</text:span>
</text:h>
      <text:p text:style-name="P4">
Authors: Ukrinform (Person)</text:p>
      <text:p text:style-name="P4">
Publisher: Укринформ (Organization)</text:p>
      <text:p text:style-name="P4">
Published Time: 2023-07-15T10:59:07+03:00</text:p>
      <text:p text:style-name="P4">
Modified Time: 2023-07-15T10:59:07+03:00</text:p>
      <text:p text:style-name="P4">
Description: The accused of treason, journalist Ruslan Kotsaba for the first time, was communicated online during a court hearing held in Kolomyia in the Carpathian region. - Ukrinform.</text:p>
      <text:p text:style-name="P4">
Images: ['<text:a xlink:type="simple" xlink:href="https://static.ukrinform.com/photos/2023_07/thumb_files/630_360_1689407689-747.jpg" text:style-name="Internet_20_link" text:visited-style-name="Visited_20_Internet_20_Link">
630_360_16894...</text:a>
']</text:p>
      <text:p text:style-name="P4">
Tags: ['Коцаба', 'Суд', 'Держзрада', 'Коломия']</text:p>
      <text:p text:style-name="P4">
Type: Article</text:p>
      <!--METADATA-->
      <text:p text:style-name="P4">
<draw:frame draw:style-name="fr1" draw:name="Image279" text:anchor-type="as-char" svg:width="6.9236in" svg:height="3.956343in" draw:z-index="0">
<draw:image xlink:href="../Images/yкринформ/2023-07-15T10-59-07-03-00/630_360_1689407689-747.jpg" xlink:type="simple" xlink:show="embed" xlink:actuate="onLoad" draw:mime-type="image/jpeg"/>
</draw:frame>
The accused of treason, journalist Ruslan Kotsaba, first came out to be called online during a court hearing held in Kolomyia in Karpattya.</text:p>
      <text:p text:style-name="P4">
About it reports <text:a xlink:type="simple" xlink:href="http://suspilne.media/529185-obvinuvacenij-u-derzzradi-zurnalist-ruslan-kocaba-vperse-vijsov-na-zvazok-u-sudi-so-vidomo/" text:style-name="Internet_20_link" text:visited-style-name="Visited_20_Internet_20_Link">
public</text:a>
, reports Ukrinform.</text:p>
      <text:p text:style-name="P4">
At the last meeting, the accused was appointed state defender, since the advocate Svetlana Novitskaya reported that she could not participate in the meetings, he was bursting with a sick mother.</text:p>
      <text:p text:style-name="P4">
However, Kotsaba abandoned the free lawyer and insisted on the participation of the ranking meetings of his defender Tatiana Montyan. "She can participate in court as a current lawyer. She is in the territory of Ukraine, in the city of Donetsk, and Donetsk is Ukraine," the accused said.</text:p>
      <text:p text:style-name="P4">
However, prosecutor Alexei Bezruky emphasized that the lawyer Tatiana Montyan is also accused of treason.</text:p>
      <text:p text:style-name="P4">
"Unfortunately, by this time, Montyan's lawyer Tatiana is suspected of four -way. Three of them are identical with the accusation of Kotsaba. It is an overthrow It only testifies to the thoroughness of suspicion, "said Bezruky.</text:p>
      <text:p text:style-name="P4">
At the request of Kotzaba, the panel of judges appointed the next court hearing on 31 August 2023, so that lawyer Svetlana Novitskaya could take part in it.</text:p>
      <text:p text:style-name="P4">
<text:span text:style-name="T4">
 Read also: </text:span>
 <text:a xlink:type="simple" xlink:href="https://www.ukrinform.ua/rubric-regions/3711662-zitel-cernivciv-distav-pidozru-v-derzzradi-za-robotu-na-rosijskij-genstab.html" text:style-name="Internet_20_link" text:visited-style-name="Visited_20_Internet_20_Link">
a resident of Chernivtsi received suspicion in <text:span text:style-name="T4">
 state community </text:span>
 for the work of the Russian General Staff</text:a>
In January 2015, Ruslan Kotsaba posted on the Internet identification in which he called on Ukrainians to boycott mobilization. In addition, he participated in a series of propaganda programs of naphane TV channels.</text:p>
      <text:p text:style-name="P4">
Kotzab was detained in February 2015. He was accused of treason and interference with the activities of the Armed Forces of Ukraine.</text:p>
      <text:p text:style-name="P4">
In May 2016, the Ivano-Frankivsk City Court appointed a journalist in the form of three and a half years of imprisonment for obstruction of the Armed Forces.After appealing the sentence, the Court of Appeal of the region acquitted the Kotsab. The prosecutor has this decision in the High Specialized Court of Ukraine, which was referred for re -consideration. Since April 2019, she has been in consideration of the in -law court.</text:p>
      <text:p text:style-name="P4">
On January 16, 2023, the meeting in Ruslan Kotsaba did not take place due to non -appearance.</text:p>
      <text:p text:style-name="P4">
On March 9, Judge Oleksandr Kalyniuk reported that the accused left the unity for the sake of Ukraine in the United States, introduced to help Ukrainian bunners.</text:p>
      <text:p text:style-name="P4">
<text:span text:style-name="T5">
Foto: public</text:span>
</text:p>
      <text:p text:style-name="P4">
News Source: <text:a xlink:type="simple" xlink:href="https://www.ukrinform.ua/rubric-regions/3736096-obvinuvacenij-u-derzzradi-zurnalist-kocaba-vperse-vijsov-na-zvazok-u-sudi.html" text:style-name="Internet_20_link" text:visited-style-name="Visited_20_Internet_20_Link">
https://www.ukrinform.ua/rubric-regions/3736096-obvinuvacenij-u-derzzradi-zurnalist-kocaba-vperse-vijsov-na-zvazok-u-sudi.html</text:a>
</text:p>
      <!--NEWS-->
      <text:h text:style-name="P10" text:outline-level="1">
<text:span text:style-name="T4">
In Sudan, militarized forces of fast support seized 5,000 people - human rights defenders</text:span>
</text:h>
      <text:p text:style-name="P4">
Authors: Ukrinform (Person)</text:p>
      <text:p text:style-name="P4">
Publisher: Укринформ (Organization)</text:p>
      <text:p text:style-name="P4">
Published Time: 2023-07-15T11:03:59+03:00</text:p>
      <text:p text:style-name="P4">
Modified Time: 2023-07-15T11:03:59+03:00</text:p>
      <text:p text:style-name="P4">
Description: Sudan human rights organizations have evidence that Sudanese paramilitary support forces (RSF) detained more than 5,000 people in the capital and keep them in inhumane conditions. - Ukrinform.</text:p>
      <text:p text:style-name="P4">
Images: ['<text:a xlink:type="simple" xlink:href="https://static.ukrinform.com/photos/2023_04/thumb_files/630_360_1682066334-430.jpg" text:style-name="Internet_20_link" text:visited-style-name="Visited_20_Internet_20_Link">
630_360_16820...</text:a>
']</text:p>
      <text:p text:style-name="P4">
Tags: ['Правозахисники', 'Судан', 'Заручники']</text:p>
      <text:p text:style-name="P4">
Type: Article</text:p>
      <!--METADATA-->
      <text:p text:style-name="P4">
<draw:frame draw:style-name="fr1" draw:name="Image280" text:anchor-type="as-char" svg:width="6.9236in" svg:height="3.956343in" draw:z-index="0">
<draw:image xlink:href="../Images/yкринформ/2023-07-15T11-03-59-03-00/630_360_1682066334-430.jpg" xlink:type="simple" xlink:show="embed" xlink:actuate="onLoad" draw:mime-type="image/jpeg"/>
</draw:frame>
Sudanese human rights organizations have evidence that Sudanese paramiliced forces of fast support(RSF)More than 5,000 people were detained in the capital and keeping them.</text:p>
      <text:p text:style-name="P4">
As Ukrinform reports, it reports <text:a xlink:type="simple" xlink:href="http://www.reuters.com/world/africa/sudans-paramilitary-rsf-detained-5000-some-tortured-human-rights-groups-2023-07-14/" text:style-name="Internet_20_link" text:visited-style-name="Visited_20_Internet_20_Link">
Reuters</text:a>
.</text:p>
      <text:p text:style-name="P4">
It is noted that RSF is fighting with the Sudan army for three months, dominant in the capital of Sudan. Residents accuse the forces of rapid support of warships and seizure of homes.</text:p>
      <text:p text:style-name="P4">
Local organizations reported that not only combatants, but also 3,500 civilians, including women and foreign citizens, were among the detainees in several places of Khartum, but also 3,500 civilians.</text:p>
      <text:p text:style-name="P4">
Human rights activists stated that they would represent <text:a xlink:type="simple" xlink:href="https://www.ukrinform.ua/tag-oon" text:style-name="Internet_20_link" text:visited-style-name="Visited_20_Internet_20_Link">
United Nations</text:a>
Documentation on cases of death of elapsing, as well as "humiliating, inhumane conditions of detention."</text:p>
      <text:p text:style-name="P4">
At the request to comment on the situation, RSF representatives stated that the information was not true and that they keep only the heaven who are well treated.</text:p>
      <text:p text:style-name="P4">
"These organizations ignore the army against civilians, including air and artillery strikes, detention and weapons of civilians," the RSF representative said.</text:p>
      <text:p text:style-name="P4">
<text:span text:style-name="T4">
 Read also: </text:span>
 <text:a xlink:type="simple" xlink:href="https://www.ukrinform.ua/rubric-world/3735898-cerez-zagostrenna-bojovih-dij-u-sudani-stolica-zostalas-bez-zvazku-ta-komunikacij.html" text:style-name="Internet_20_link" text:visited-style-name="Visited_20_Internet_20_Link">
because of exacerbation of hostilities in <text:span text:style-name="T4">
 Sudan </text:span>
 and the capital was without communications and communications</text:a>
As reported by Ukrinform, in the War of the capital of Sudan Hartumi <text:a xlink:type="simple" xlink:href="https://www.ukrinform.ua/rubric-world/3735898-cerez-zagostrenna-bojovih-dij-u-sudani-stolica-zostalas-bez-zvazku-ta-komunikacij.html" text:style-name="Internet_20_link" text:visited-style-name="Visited_20_Internet_20_Link">
for several hours the connection was disconnected</text:a>
because the army and paramilitary formations were intense battles throughout the city.</text:p>
      <text:p text:style-name="P4">
News Source: <text:a xlink:type="simple" xlink:href="https://www.ukrinform.ua/rubric-world/3736097-u-sudani-voenizovani-sili-svidkoi-pidtrimki-zahopili-5-000-osib-pravozahisniki.html" text:style-name="Internet_20_link" text:visited-style-name="Visited_20_Internet_20_Link">
https://www.ukrinform.ua/rubric-world/3736097-u-sudani-voenizovani-sili-svidkoi-pidtrimki-zahopili-5-000-osib-pravozahisniki.html</text:a>
</text:p>
      <!--NEWS-->
      <text:h text:style-name="P10" text:outline-level="1">
<text:span text:style-name="T4">
Ukrainian Deflympians won two medals at Badminton Youth World Cup</text:span>
</text:h>
      <text:p text:style-name="P4">
Authors: Ukrinform (Person)</text:p>
      <text:p text:style-name="P4">
Publisher: Укринформ (Organization)</text:p>
      <text:p text:style-name="P4">
Published Time: 2023-07-15T11:04:20+03:00</text:p>
      <text:p text:style-name="P4">
Modified Time: 2023-07-15T11:04:20+03:00</text:p>
      <text:p text:style-name="P4">
Description: The Gold and Bronze Medal was won by the Deflympic Youth Team of Ukraine at the Badminton World Badminton Championship among hearing athletes. - Ukrinform.</text:p>
      <text:p text:style-name="P4">
Images: ['<text:a xlink:type="simple" xlink:href="https://static.ukrinform.com/photos/2023_07/thumb_files/630_360_1689407423-241.jpg" text:style-name="Internet_20_link" text:visited-style-name="Visited_20_Internet_20_Link">
630_360_16894...</text:a>
']</text:p>
      <text:p text:style-name="P4">
Tags: ['Бразилія', 'Чемпіонат світу', 'Збірна України', 'Паралімпійці', 'Медалі']</text:p>
      <text:p text:style-name="P4">
Type: Article</text:p>
      <!--METADATA-->
      <text:p text:style-name="P4">
<draw:frame draw:style-name="fr1" draw:name="Image281" text:anchor-type="as-char" svg:width="6.9236in" svg:height="3.956343in" draw:z-index="0">
<draw:image xlink:href="../Images/yкринформ/2023-07-15T11-04-20-03-00/630_360_1689407423-241.jpg" xlink:type="simple" xlink:show="embed" xlink:actuate="onLoad" draw:mime-type="image/jpeg"/>
</draw:frame>
The Gold Froller Medal was won by the Deflympic Youth Team of Ukraine at the Badminton Championship among athletes with hearing impairments.</text:p>
      <text:p text:style-name="P4">
Competition <text:a xlink:type="simple" xlink:href="https://www.facebook.com/minmolodsport/" text:style-name="Internet_20_link" text:visited-style-name="Visited_20_Internet_20_Link">
passed</text:a>
The Ugrazil city of Paradise de-Minas, reports Ukrinform.</text:p>
      <text:p text:style-name="P4">
Sofia Chernomorov from Nikolaev became the world champion in a single category.</text:p>
      <text:p text:style-name="P4">
<text:span text:style-name="T4">
 Read also: </text:span>
 <text:a xlink:type="simple" xlink:href="https://www.ukrinform.ua/rubric-sports/3707170-ukrainski-deflimpijci-vigrala-20-medalej-na-evro-iz-dzudo-u-sofii.html" text:style-name="Internet_20_link" text:visited-style-name="Visited_20_Internet_20_Link">
Ukrainian <text:span text:style-name="T4">
 Deflympians </text:span>
 won 20 medals per euros in Sofia</text:a>
In addition, together with Kyivka Margarita Pylypchuk Sofia was the third in the competition.</text:p>
      <text:p text:style-name="P4">
Photo: facebook.com/minmolodsport.</text:p>
      <text:p text:style-name="P4">
News Source: <text:a xlink:type="simple" xlink:href="https://www.ukrinform.ua/rubric-sports/3736098-ukrainski-deflimpijci-vigrali-dvi-medali-na-unackomu-cs-z-badmintonu.html" text:style-name="Internet_20_link" text:visited-style-name="Visited_20_Internet_20_Link">
https://www.ukrinform.ua/rubric-sports/3736098-ukrainski-deflimpijci-vigrali-dvi-medali-na-unackomu-cs-z-badmintonu.html</text:a>
</text:p>
      <!--NEWS-->
      <text:h text:style-name="P10" text:outline-level="1">
<text:span text:style-name="T4">
Russian officers are dissatisfied with the management of the Defense and Army - British intelligence</text:span>
</text:h>
      <text:p text:style-name="P4">
Authors: Ukrinform (Person)</text:p>
      <text:p text:style-name="P4">
Publisher: Укринформ (Organization)</text:p>
      <text:p text:style-name="P4">
Published Time: 2023-07-15T11:13:43+03:00</text:p>
      <text:p text:style-name="P4">
Modified Time: 2023-07-15T11:13:43+03:00</text:p>
      <text:p text:style-name="P4">
Description: The statements released for criticism of the commander of the 58th Army of Russia Major General Ivan Popov certify dissatisfaction with the officers with the actions of the highest military leadership of the Russian Federation. - Ukrinform.</text:p>
      <text:p text:style-name="P4">
Images: ['<text:a xlink:type="simple" xlink:href="https://static.ukrinform.com/photos/2023_06/thumb_files/630_360_1685984151-295.jpg" text:style-name="Internet_20_link" text:visited-style-name="Visited_20_Internet_20_Link">
630_360_16859...</text:a>
']</text:p>
      <text:p text:style-name="P4">
Tags: ['Армія', 'Британія', 'Розвідка', 'Російські військові', 'Війна з Росією']</text:p>
      <text:p text:style-name="P4">
Type: Article</text:p>
      <!--METADATA-->
      <text:p text:style-name="P4">
<draw:frame draw:style-name="fr1" draw:name="Image282" text:anchor-type="as-char" svg:width="6.9236in" svg:height="3.956343in" draw:z-index="0">
<draw:image xlink:href="../Images/yкринформ/2023-07-15T11-13-43-03-00/630_360_1685984151-295.jpg" xlink:type="simple" xlink:show="embed" xlink:actuate="onLoad" draw:mime-type="image/jpeg"/>
</draw:frame>
The statement for criticism of the commander of the 58th Army of Russia, Major General Ivanapopov certifies dissatisfaction with the officers' actions by the actions of the Higher Military Security of the Russian Federation.</text:p>
      <text:p text:style-name="P4">
About it in <text:a xlink:type="simple" xlink:href="http://twitter.com/DefenceHQ/status/1680091084993572864" text:style-name="Internet_20_link" text:visited-style-name="Visited_20_Internet_20_Link">
Twitter</text:a>
The British Ministry of Defense reports with reference to intelligence, Ukrinform reports.</text:p>
      <text:p text:style-name="P4">
According to Britain's intelligence, in <text:a xlink:type="simple" xlink:href="https://www.ukrinform.ua/tag-rosia" text:style-name="Internet_20_link" text:visited-style-name="Visited_20_Internet_20_Link">
Russia</text:a>
From the beginning of a full -scale invasion of Ukraine regularly released commander, but the release of Popov has attracted attention to the fact that he was obviously released for "what he expressed anxiety, and not for allegedly stagnant work."</text:p>
      <text:p text:style-name="P4">
<text:span text:style-name="T4">
 Read also: </text:span>
 <text:a xlink:type="simple" xlink:href="https://www.ukrinform.ua/rubric-world/3735514-bajden-radit-prigozinu-osterigatisa-otruenna.html" text:style-name="Internet_20_link" text:visited-style-name="Visited_20_Internet_20_Link">
Biden advises <text:span text:style-name="T4">
 prisoner </text:span>
 beware of poisoning</text:a>
"Popov's comments draw attention to serious dissatisfaction, which are felt by multifaceted military leaderships. These complaints are overlapping with the complaints of the owner of PEC" Wagner "Yevgeny Prigozhin Rebellion in June 2023," - said in the British defense.</text:p>
      <text:p text:style-name="P4">
The ministry states that direct criticism from subordinates is becoming a bigger problem for the Minister of Defense Sergei Shoig and the head of General General Valery Gerasimov.</text:p>
      <text:p text:style-name="P4">
<text:span text:style-name="T4">
 Read also: </text:span>
 <text:a xlink:type="simple" xlink:href="https://www.ukrinform.ua/rubric-world/3735001-kontrrozvidka-rf-zatrimala-ta-izoluvala-generala-surovikina-zmi.html" text:style-name="Internet_20_link" text:visited-style-name="Visited_20_Internet_20_Link">
Counterintelligence of the Russian Federation detained and isolated <text:span text:style-name="T4">
 General </text:span>
 Asurovikina - media</text:a>
As reported by Ukrinform, the commander of the 58th All-Military Army of the Russian General-Major Ivan Popov declared in an appeal to his military, who was released from office for criticizing the situation at the front.</text:p>
      <text:p text:style-name="P4">
According to Popov, "many commanders of regiments" told him that "our senior chief struck us, treacherously and subjugated the army at the most difficult innovated moment."</text:p>
      <text:p text:style-name="P4">
News Source: <text:a xlink:type="simple" xlink:href="https://www.ukrinform.ua/rubric-world/3736100-rosijski-oficeri-nevdovoleni-kerivnictvom-minoboroni-j-armii-britanska-rozvidka.html" text:style-name="Internet_20_link" text:visited-style-name="Visited_20_Internet_20_Link">
https://www.ukrinform.ua/rubric-world/3736100-rosijski-oficeri-nevdovoleni-kerivnictvom-minoboroni-j-armii-britanska-rozvidka.html</text:a>
</text:p>
      <!--NEWS-->
      <text:h text:style-name="P10" text:outline-level="1">
<text:span text:style-name="T4">
Putin wants to keep Wagner PEC but without Prigoine - isw</text:span>
</text:h>
      <text:p text:style-name="P4">
Authors: Ukrinform (Person)</text:p>
      <text:p text:style-name="P4">
Publisher: Укринформ (Organization)</text:p>
      <text:p text:style-name="P4">
Published Time: 2023-07-15T11:21:54+03:00</text:p>
      <text:p text:style-name="P4">
Modified Time: 2023-07-15T11:21:54+03:00</text:p>
      <text:p text:style-name="P4">
Description: Russian President Vladimir Putin seeks to preserve the private military company "Wagner", but at the same time eliminate from the management of Eugene Prigogine. - Ukrinform.</text:p>
      <text:p text:style-name="P4">
Images: ['<text:a xlink:type="simple" xlink:href="https://static.ukrinform.com/photos/2023_06/thumb_files/630_360_1685633331-599.jpg" text:style-name="Internet_20_link" text:visited-style-name="Visited_20_Internet_20_Link">
630_360_16856...</text:a>
']</text:p>
      <text:p text:style-name="P4">
Tags: ['Путін', 'ПВК "Вагнера"', 'Пригожин']</text:p>
      <text:p text:style-name="P4">
Type: Article</text:p>
      <!--METADATA-->
      <text:p text:style-name="P4">
<draw:frame draw:style-name="fr1" draw:name="Image283" text:anchor-type="as-char" svg:width="6.9236in" svg:height="3.956343in" draw:z-index="0">
<draw:image xlink:href="../Images/yкринформ/2023-07-15T11-21-54-03-00/630_360_1685633331-599.jpg" xlink:type="simple" xlink:show="embed" xlink:actuate="onLoad" draw:mime-type="image/jpeg"/>
</draw:frame>
Presidentrf Volodymyr Putin seeks to preserve the private military company Wagner, but to remove Yevgeny Prigogine from the leadership of it.</text:p>
      <text:p text:style-name="P4">
About it <text:a xlink:type="simple" xlink:href="http://www.understandingwar.org/backgrounder/russian-offensive-campaign-assessment-july-14-2023" text:style-name="Internet_20_link" text:visited-style-name="Visited_20_Internet_20_Link">
writes</text:a>
American Institute for War Study(Isw), reports Ukrinform.</text:p>
      <text:p text:style-name="P4">
Experts say that <text:a xlink:type="simple" xlink:href="https://www.ukrinform.ua/tag-putin" text:style-name="Internet_20_link" text:visited-style-name="Visited_20_Internet_20_Link">
Putin</text:a>
He confirmed that he met with Prigogin and 35 Wagner commanders on June 29. The President of the Russian Federation argued that he offered the PEC mercenaries the opportunity to serve the commander with the Sedoi call sign, who commanded the Wagnerians over the last 16 months.</text:p>
      <text:p text:style-name="P4">
"This further confirms ISW's preliminary assessment that the Kremlin is looking to protect Wagner as a cohesive combat force, separating it from Prigogine," analysts are assigned.</text:p>
      <text:p text:style-name="P4">
<text:span text:style-name="T4">
 Read also: </text:span>
 <text:a xlink:type="simple" xlink:href="https://www.ukrinform.ua/rubric-world/3735948-u-bilorusi-vagnerivcitrenuut-teroboronu.html" text:style-name="Internet_20_link" text:visited-style-name="Visited_20_Internet_20_Link">
in Belarus "<text:span text:style-name="T4">
 Wagner </text:span>
 Ivtsi" train terroboron</text:a>
As it was reported, the leader of the Wagner PEC Yevhen Prigogin announced Demarsh against the Russian military leadership, in particular against the Ministry of Defense of the Russian Federation Sergiy Shoig.</text:p>
      <text:p text:style-name="P4">
Oleksandr Lukashenko negotiated with Prigogin, after which he stated that the groups of the group return to the field camps.</text:p>
      <text:p text:style-name="P4">
Putin stated that the Wagnets can sign a contract with the Russian Ministry of Defense or go to Belarus.</text:p>
      <text:p text:style-name="P4">
<text:span text:style-name="T5">
Foto: EPA</text:span>
</text:p>
      <text:p text:style-name="P4">
News Source: <text:a xlink:type="simple" xlink:href="https://www.ukrinform.ua/rubric-world/3736102-putin-hoce-zberegti-pvk-vagner-ale-bez-prigozina-isw.html" text:style-name="Internet_20_link" text:visited-style-name="Visited_20_Internet_20_Link">
https://www.ukrinform.ua/rubric-world/3736102-putin-hoce-zberegti-pvk-vagner-ale-bez-prigozina-isw.html</text:a>
</text:p>
      <!--NEWS-->
      <text:h text:style-name="P10" text:outline-level="1">
<text:span text:style-name="T4">
37 settlements have been deactivated in Ukraine because of shelling</text:span>
</text:h>
      <text:p text:style-name="P4">
Authors: Ukrinform (Person)</text:p>
      <text:p text:style-name="P4">
Publisher: Укринформ (Organization)</text:p>
      <text:p text:style-name="P4">
Published Time: 2023-07-15T11:26:35+03:00</text:p>
      <text:p text:style-name="P4">
Modified Time: 2023-07-15T11:26:35+03:00</text:p>
      <text:p text:style-name="P4">
Description: Due to the enemy shelling, 37 settlements in Donetsk and Chernihiv were deactivated. - Ukrinform.</text:p>
      <text:p text:style-name="P4">
Images: ['<text:a xlink:type="simple" xlink:href="https://static.ukrinform.com/photos/2022_12/thumb_files/630_360_1671098433-923.jpg" text:style-name="Internet_20_link" text:visited-style-name="Visited_20_Internet_20_Link">
630_360_16710...</text:a>
']</text:p>
      <text:p text:style-name="P4">
Tags: ['Міненерго', 'Обстріл', 'Електропостачання']</text:p>
      <text:p text:style-name="P4">
Type: Article</text:p>
      <!--METADATA-->
      <text:p text:style-name="P4">
<draw:frame draw:style-name="fr1" draw:name="Image284" text:anchor-type="as-char" svg:width="6.9236in" svg:height="3.945353in" draw:z-index="0">
<draw:image xlink:href="../Images/yкринформ/2023-07-15T11-26-35-03-00/630_360_1671098433-923.jpg" xlink:type="simple" xlink:show="embed" xlink:actuate="onLoad" draw:mime-type="image/jpeg"/>
</draw:frame>
37 settlements in Donetsk region and Chernihivshchyna were deactivated through firing.</text:p>
      <text:p text:style-name="P4">
About it reports <text:a xlink:type="simple" xlink:href="http://mev.gov.ua/novyna/sytuatsiya-v-enerhosystemi-na-15-lypnya-stalasya-avariya-na-vysokovoltniy-liniyi-u-lvivskiy" text:style-name="Internet_20_link" text:visited-style-name="Visited_20_Internet_20_Link">
Ministry of Energy</text:a>
, reports Ukrinform.</text:p>
      <text:p text:style-name="P4">
"26 settlements in the Donetsk region and 11 -in the in turn of the Donetsk region were disconnected due to the shelling. As a result of previous shelling, it remains without light of the carriers in Zaporizhzhia, Sumy, Kherson. Kharkiv regions," the message.</text:p>
      <text:p text:style-name="P4">
It is noted that the repair crews work wherever safety allows.</text:p>
      <text:p text:style-name="P4">
According to the ministry, as a result of yesterday's enemy shelling there were no objects of energy infrastructure.</text:p>
      <text:p text:style-name="P4">
Also, as reported at the Ministry of Energy, there was an emergency situation on the line 220kV of the transmission system operator in Lviv region, which was switched off. The line managed to heal in manual mode.</text:p>
      <text:p text:style-name="P4">
The repair campaign is currently underway on generation facilities - thermal, hydro -tatom.</text:p>
      <text:p text:style-name="P4">
The electricity produced by Ukrainian power plants is completely sufficient to cover the needs of consumers. There is no deficit.</text:p>
      <text:p text:style-name="P4">
The fixation and elimination of the effects of the flood, which occurred through the blasting of the dam, is also carried out.</text:p>
      <text:p text:style-name="P4">
According to the Ministry of Energy, 180 consumers were healed in Kherson, who were disconnected after flooding. There are 12.7 thousand consumers left without light.</text:p>
      <text:p text:style-name="P4">
<text:span text:style-name="T4">
 Read also: </text:span>
 <text:a xlink:type="simple" xlink:href="https://www.ukrinform.ua/rubric-economy/3735707-z-remontu-vijsov-energoblok-potuznistu-240-mvt-minenergo.html" text:style-name="Internet_20_link" text:visited-style-name="Visited_20_Internet_20_Link">
240 MW - <text:span text:style-name="T4">
 Ministry of Energy </text:span>
</text:a>
As reported by Ukrinform, during the day the Russian army carried out attacks on nine region of Ukraine.</text:p>
      <text:p text:style-name="P4">
News Source: <text:a xlink:type="simple" xlink:href="https://www.ukrinform.ua/rubric-economy/3736107-v-ukraini-znestrumleni-37-naselenih-punktiv-cerez-obstrili.html" text:style-name="Internet_20_link" text:visited-style-name="Visited_20_Internet_20_Link">
https://www.ukrinform.ua/rubric-economy/3736107-v-ukraini-znestrumleni-37-naselenih-punktiv-cerez-obstrili.html</text:a>
</text:p>
      <!--NEWS-->
      <text:h text:style-name="P10" text:outline-level="1">
<text:span text:style-name="T4">
South Korea President visited Bucha</text:span>
</text:h>
      <text:p text:style-name="P4">
Authors: Ukrinform (Person)</text:p>
      <text:p text:style-name="P4">
Publisher: Укринформ (Organization)</text:p>
      <text:p text:style-name="P4">
Published Time: 2023-07-15T11:32:31+03:00</text:p>
      <text:p text:style-name="P4">
Modified Time: 2023-07-15T11:32:31+03:00</text:p>
      <text:p text:style-name="P4">
Description: South Korea President Jun Jol and his wife in Bucha showed places of war crimes committed by the Russian army. - Ukrinform.</text:p>
      <text:p text:style-name="P4">
Images: ['<text:a xlink:type="simple" xlink:href="https://static.ukrinform.com/photos/2023_07/thumb_files/630_360_1689409753-777.jpg" text:style-name="Internet_20_link" text:visited-style-name="Visited_20_Internet_20_Link">
630_360_16894...</text:a>
']</text:p>
      <text:p text:style-name="P4">
Tags: ['Буча', 'Корея', 'Президент', 'Росія', 'Воєнні злочини']</text:p>
      <text:p text:style-name="P4">
Type: Article</text:p>
      <!--METADATA-->
      <text:p text:style-name="P4">
<draw:frame draw:style-name="fr1" draw:name="Image285" text:anchor-type="as-char" svg:width="6.9236in" svg:height="3.956343in" draw:z-index="0">
<draw:image xlink:href="../Images/yкринформ/2023-07-15T11-32-31-03-00/630_360_1689409753-777.jpg" xlink:type="simple" xlink:show="embed" xlink:actuate="onLoad" draw:mime-type="image/jpeg"/>
</draw:frame>
South Korea President, Jun Jol, and his wife in Bucha, showed the place of war crimes committed by the Russian army.</text:p>
      <text:p text:style-name="P4">
About it in <text:a xlink:type="simple" xlink:href="http://t.me/pgo_gov_ua/14417" text:style-name="Internet_20_link" text:visited-style-name="Visited_20_Internet_20_Link">
telegram</text:a>
reports the Office Prosecutor, Ukrinform reports.</text:p>
      <text:p text:style-name="P4">
"Prosecutor General Andriy Kostin showed President of South Korea Jun Sokyoly and his wife of crimes committed by the Russian military during the Bucha's time in March 2022," the statement reads.</text:p>
      <text:p text:style-name="P4">
The Prosecutor General thanked the President <text:a xlink:type="simple" xlink:href="https://www.ukrinform.ua/tag-korea" text:style-name="Internet_20_link" text:visited-style-name="Visited_20_Internet_20_Link">
Korea</text:a>
He emphasized his firm position that the world community has no right to law with large -scale attacks on civilians.</text:p>
      <text:p text:style-name="P4">
Kostin stressed that in 33 days of Bucha's occupation, all kinds of military gates were committed here, including torture, execution of civilian and evacuation columns, sexual violence.</text:p>
      <text:p text:style-name="P4">
"The regime of the Russian Federation should be responsible for everything. The most effective way to get this is a special tribunal for a crime of aggression," - said Genuzhgen Prosecutor.</text:p>
      <text:p text:style-name="P4">
<text:span text:style-name="T4">
 Read also: </text:span>
 <text:a xlink:type="simple" xlink:href="https://www.ukrinform.ua/rubric-society/3734440-u-vilnusi-vidkrili-vistavku-pro-rosijski-voenni-zlocini-v-ukraini.html" text:style-name="Internet_20_link" text:visited-style-name="Visited_20_Internet_20_Link">
in Vilnius opened an exhibition about Russian <text:span text:style-name="T4">
 military </text:span>
<text:span text:style-name="T4">
 Crimes </text:span>
 in Ukraine</text:a>
As reported by Ukrinform, Jun Jol Jol July arrived in Ukraine with an unannounced visit.</text:p>
      <text:p text:style-name="P4">
News Source: <text:a xlink:type="simple" xlink:href="https://www.ukrinform.ua/rubric-polytics/3736108-prezident-pivdennoi-korei-vidvidav-bucu.html" text:style-name="Internet_20_link" text:visited-style-name="Visited_20_Internet_20_Link">
https://www.ukrinform.ua/rubric-polytics/3736108-prezident-pivdennoi-korei-vidvidav-bucu.html</text:a>
</text:p>
      <!--NEWS-->
      <text:h text:style-name="P10" text:outline-level="1">
<text:span text:style-name="T4">
In Lviv region, the deputy mayor and director of the utility were caught on a bribe</text:span>
</text:h>
      <text:p text:style-name="P4">
Authors: Ukrinform (Person)</text:p>
      <text:p text:style-name="P4">
Publisher: Укринформ (Organization)</text:p>
      <text:p text:style-name="P4">
Published Time: 2023-07-15T11:49:03+03:00</text:p>
      <text:p text:style-name="P4">
Modified Time: 2023-07-15T11:49:03+03:00</text:p>
      <text:p text:style-name="P4">
Description: The deputy chairman of one of the cities of Lviv region and the director of the utility was informed of the suspicion of demanding and receiving undue benefit. - Ukrinform.</text:p>
      <text:p text:style-name="P4">
Images: ['<text:a xlink:type="simple" xlink:href="https://static.ukrinform.com/photos/2023_07/thumb_files/630_360_1689410749-565.jpg" text:style-name="Internet_20_link" text:visited-style-name="Visited_20_Internet_20_Link">
630_360_16894...</text:a>
']</text:p>
      <text:p text:style-name="P4">
Tags: ['Хабар', 'Львівщина', 'Прокуратура', 'Затримання']</text:p>
      <text:p text:style-name="P4">
Type: Article</text:p>
      <!--METADATA-->
      <text:p text:style-name="P4">
<draw:frame draw:style-name="fr1" draw:name="Image286" text:anchor-type="as-char" svg:width="6.9236in" svg:height="3.956343in" draw:z-index="0">
<draw:image xlink:href="../Images/yкринформ/2023-07-15T11-49-03-03-00/630_360_1689410749-565.jpg" xlink:type="simple" xlink:show="embed" xlink:actuate="onLoad" draw:mime-type="image/jpeg"/>
</draw:frame>
The deputy chairman of one of the cities of Lviv region and the director of the utility was reported on suspicion of demanding and receiving undue benefits.</text:p>
      <text:p text:style-name="P4">
As Ukrinform reports, about it in <text:a xlink:type="simple" xlink:href="http://t.me/lvivoblprok/1226" text:style-name="Internet_20_link" text:visited-style-name="Visited_20_Internet_20_Link">
telegrams</text:a>
The Lviv Regional Prosecutor's Office reports.</text:p>
      <text:p text:style-name="P4">
"According to the investigation, the suspects demanded a" rollback "from a private entrepreneur who was engaged in the supply of sand at the request of the utility company, which reassures in the control of the said city council," - the testimony reads.</text:p>
      <text:p text:style-name="P4">
It is noted that for this money they promised to promote the conditions of the concluded contract, as well as in payment for the delivered sand. In particular, not to create artificial removal about the color and quality of sand, which were not actually provided for in the owner.</text:p>
      <text:p text:style-name="P4">
For these services, the persons involved received from the entrepreneur - 21 thousand UAH each.</text:p>
      <text:p text:style-name="P4">
The suspects were detained in the order of Art. 208 of the CPC of Ukraine during the receipt of the previously conducted part of the undue benefit.</text:p>
      <text:p text:style-name="P4">
Investigative actions are ongoing.</text:p>
      <text:p text:style-name="P4">
<text:span text:style-name="T4">
 Read also: </text:span>
 <text:a xlink:type="simple" xlink:href="https://www.ukrinform.ua/rubric-society/3734530-habari-za-peretin-kordonu-pro-pidozru-povidomili-narodnij-deputatci-ta-ii-pomicnici.html" text:style-name="Internet_20_link" text:visited-style-name="Visited_20_Internet_20_Link">
<text:span text:style-name="T4">
 bribes </text:span>
 for border crossing: suspicion of the reporting deputy and her assistant</text:a>
As reported by Ukrinform, law enforcement officers reported in Kiev about the suspicion of the Tremors of the Municipal Organization "KyivmedSpetstrans" and their accomplices by the invoice of appropriation of more than 12, 6 million UAH of budgetary funds for the purchase of storage parts at inflated prices for ambulance.</text:p>
      <text:p text:style-name="P4">
News Source: <text:a xlink:type="simple" xlink:href="https://www.ukrinform.ua/rubric-regions/3736112-na-lvivsini-na-habari-pijmali-zastupnika-mera-ta-direktora-komunalnogo-pidpriemstva.html" text:style-name="Internet_20_link" text:visited-style-name="Visited_20_Internet_20_Link">
https://www.ukrinform.ua/rubric-regions/3736112-na-lvivsini-na-habari-pijmali-zastupnika-mera-ta-direktora-komunalnogo-pidpriemstva.html</text:a>
</text:p>
      <!--NEWS-->
      <text:h text:style-name="P10" text:outline-level="1">
<text:span text:style-name="T4">
Oleg Shafarenko again headed the Kiev hockey team "Sokil"</text:span>
</text:h>
      <text:p text:style-name="P4">
Authors: Ukrinform (Person)</text:p>
      <text:p text:style-name="P4">
Publisher: Укринформ (Organization)</text:p>
      <text:p text:style-name="P4">
Published Time: 2023-07-15T11:50:09+03:00</text:p>
      <text:p text:style-name="P4">
Modified Time: 2023-07-15T11:50:09+03:00</text:p>
      <text:p text:style-name="P4">
Description: After the annual pause, Ukrainian hockey specialist Oleg Shafarenko again became the head coach of the Falcon of Kiev. - Ukrinform.</text:p>
      <text:p text:style-name="P4">
Images: ['<text:a xlink:type="simple" xlink:href="https://static.ukrinform.com/photos/2023_07/thumb_files/630_360_1689410476-392.jpg" text:style-name="Internet_20_link" text:visited-style-name="Visited_20_Internet_20_Link">
630_360_16894...</text:a>
']</text:p>
      <text:p text:style-name="P4">
Tags: ['хокей', 'Спорт', 'Україна', 'Київ']</text:p>
      <text:p text:style-name="P4">
Type: Article</text:p>
      <!--METADATA-->
      <text:p text:style-name="P4">
<draw:frame draw:style-name="fr1" draw:name="Image287" text:anchor-type="as-char" svg:width="6.9236in" svg:height="3.956343in" draw:z-index="0">
<draw:image xlink:href="../Images/yкринформ/2023-07-15T11-50-09-03-00/630_360_1689410476-392.jpg" xlink:type="simple" xlink:show="embed" xlink:actuate="onLoad" draw:mime-type="image/jpeg"/>
</draw:frame>
Ukrainian hockey specialist Oleg Shafarenko after the annual pause again became the head coach of the Falcon of Kiev.</text:p>
      <text:p text:style-name="P4">
41-year-old Shafarenko <text:a xlink:type="simple" xlink:href="https://www.facebook.com/fhu.com.ua" text:style-name="Internet_20_link" text:visited-style-name="Visited_20_Internet_20_Link">
headed "Falcon"</text:a>
In the first two after the club revival. With him, the team reached the 2021 finals and made a golden double in the unfinished season of the 20121/2022 season, Ukrinform reports.</text:p>
      <text:p text:style-name="P4">
The previous season, Oleg Shafarenko conducted one of the teams of the German Regional League, where he not only performed the functions of a playing coach, but also answered the whole system of children's and youth hockey into the club.</text:p>
      <text:p text:style-name="P4">
“I did not work in the Falcon, but I met the team metially throughout the championship. Glad that the boys were able to get the championship. We now defend the title and perform successfully in the continental cup. I bravs the time in the new team since spring. Now it is necessary to close several positions, ”Shafarenko said during the presentation.</text:p>
      <text:p text:style-name="P4">
<text:span text:style-name="T4">
 Read also: </text:span>
 <text:a xlink:type="simple" xlink:href="https://www.ukrinform.ua/rubric-sports/3735806-hokejnij-zahisnik-sokola-ivan-sisak-gratime-v-ugorsini.html" text:style-name="Internet_20_link" text:visited-style-name="Visited_20_Internet_20_Link">
Falcon's hockey defender Ivan Sisak will play in Hungary</text:a>
Konstantin Simchuk, who led the Falcon to the championship in the previous season, will focus on the functions of the general manager and may be included in the pre -trainer staff of Shafarenko.</text:p>
      <text:p text:style-name="P4">
Photo: facebook.com/hcsokil.</text:p>
      <text:p text:style-name="P4">
News Source: <text:a xlink:type="simple" xlink:href="https://www.ukrinform.ua/rubric-sports/3736113-oleg-safarenko-znovu-ocoliv-kiivsku-hokejnu-komandu-sokil.html" text:style-name="Internet_20_link" text:visited-style-name="Visited_20_Internet_20_Link">
https://www.ukrinform.ua/rubric-sports/3736113-oleg-safarenko-znovu-ocoliv-kiivsku-hokejnu-komandu-sokil.html</text:a>
</text:p>
      <!--NEWS-->
      <text:h text:style-name="P10" text:outline-level="1">
<text:span text:style-name="T4">
Ukrzaliznytsia launched an evacuation train from Sumy to Kiev</text:span>
</text:h>
      <text:p text:style-name="P4">
Authors: Ukrinform (Person)</text:p>
      <text:p text:style-name="P4">
Publisher: Укринформ (Organization)</text:p>
      <text:p text:style-name="P4">
Published Time: 2023-07-15T11:53:56+03:00</text:p>
      <text:p text:style-name="P4">
Modified Time: 2023-07-15T11:53:56+03:00</text:p>
      <text:p text:style-name="P4">
Description: From now on, a daily evacuation train from Sumy to Kiev will run. - Ukrinform.</text:p>
      <text:p text:style-name="P4">
Images: ['<text:a xlink:type="simple" xlink:href="https://static.ukrinform.com/photos/2018_04/thumb_files/630_360_1524228943-4095.jpg" text:style-name="Internet_20_link" text:visited-style-name="Visited_20_Internet_20_Link">
630_360_15242...</text:a>
']</text:p>
      <text:p text:style-name="P4">
Tags: ['Евакуація', 'Потяг', 'Суми', 'Укрзалізниця', 'Київ']</text:p>
      <text:p text:style-name="P4">
Type: Article</text:p>
      <!--METADATA-->
      <text:p text:style-name="P4">
<draw:frame draw:style-name="fr1" draw:name="Image288" text:anchor-type="as-char" svg:width="6.9236in" svg:height="3.956343in" draw:z-index="0">
<draw:image xlink:href="../Images/yкринформ/2023-07-15T11-53-56-03-00/630_360_1524228943-4095.jpg" xlink:type="simple" xlink:show="embed" xlink:actuate="onLoad" draw:mime-type="image/jpeg"/>
</draw:frame>
From now on, a daily evacuation train from Sumy to Kiev will run.</text:p>
      <text:p text:style-name="P4">
About it reports <text:a xlink:type="simple" xlink:href="https://minre.gov.ua/2023/07/15/z%ca%bcyavylas-mozhlyvist-bezkoshtovnoyi-evakuacziyi-z-sumshhyny/" text:style-name="Internet_20_link" text:visited-style-name="Visited_20_Internet_20_Link">
Ministry of Reintegration</text:a>
temporarily occupied territories, reports Ukrinform.</text:p>
      <text:p text:style-name="P4">
"Already today from Sumy to Kiev the first evacuation train of Sumy-Kyiv. It will smoke daily- from Sumy will leave at 6:47 and arrive in Kiev at 11:41,"- the message reads.</text:p>
      <text:p text:style-name="P4">
The Ministry of Reintegration was informed that each evacuated UkrPoshta pays the offices after arrival of 3 thousand hryvnias for children and persons with disabilities and 2 thousand hryvnias for all other persons.</text:p>
      <text:p text:style-name="P4">
All those who want Kiev Ova will be placed in a modular town in the Vyshgorod district.</text:p>
      <text:p text:style-name="P4">
<text:span text:style-name="T4">
 Read also: </text:span>
 <text:a xlink:type="simple" xlink:href="https://www.ukrinform.ua/rubric-regions/3730575-evakuacijnij-potag-z-doneccini-na-zitomirsinu-kursuvatime-raz-na-visim-dniv.html" text:style-name="Internet_20_link" text:visited-style-name="Visited_20_Internet_20_Link">
<text:span text:style-name="T4">
 evacuation </text:span>
 train from Donetsk region to Zhytomyr region will smoke every eight days</text:a>
The evacuation was introduced as a result of the work of the coordination headquarters on the compulsory evacuation of the population in martial law.</text:p>
      <text:p text:style-name="P4">
As it was reported, the Command of the Joint Forces of the Armed Forces called on the citizens of the border regions of Sumy region to evacuate in safer regions.</text:p>
      <text:p text:style-name="P4">
News Source: <text:a xlink:type="simple" xlink:href="https://www.ukrinform.ua/rubric-regions/3736114-ukrzaliznica-zapustila-evakuacijnij-potag-iz-sum-do-kieva.html" text:style-name="Internet_20_link" text:visited-style-name="Visited_20_Internet_20_Link">
https://www.ukrinform.ua/rubric-regions/3736114-ukrzaliznica-zapustila-evakuacijnij-potag-iz-sum-do-kieva.html</text:a>
</text:p>
      <!--NEWS-->
      <text:h text:style-name="P10" text:outline-level="1">
<text:span text:style-name="T4">
The Kharkiv Ova canceled the Certificate of Honor of the Theater Director, who went to St. Petersburg</text:span>
</text:h>
      <text:p text:style-name="P4">
Authors: Ukrinform (Person)</text:p>
      <text:p text:style-name="P4">
Publisher: Укринформ (Organization)</text:p>
      <text:p text:style-name="P4">
Published Time: 2023-07-15T12:09:00+03:00</text:p>
      <text:p text:style-name="P4">
Modified Time: 2023-07-15T12:09:00+03:00</text:p>
      <text:p text:style-name="P4">
Description: The Kharkiv Ova canceled Honorary Certificate by the theater director Oksana Bogusevich, who went to St. Petersburg and declared the creation of a theater studio in the territory of the aggressor country. - Ukrinform.</text:p>
      <text:p text:style-name="P4">
Images: ['<text:a xlink:type="simple" xlink:href="https://static.ukrinform.com/photos/2023_07/thumb_files/630_360_1689413105-993.jpg" text:style-name="Internet_20_link" text:visited-style-name="Visited_20_Internet_20_Link">
630_360_16894...</text:a>
']</text:p>
      <text:p text:style-name="P4">
Tags: ['Петербург', 'Скандал', 'Театр', 'Росія', 'Харків']</text:p>
      <text:p text:style-name="P4">
Type: Article</text:p>
      <!--METADATA-->
      <text:p text:style-name="P4">
<draw:frame draw:style-name="fr1" draw:name="Image289" text:anchor-type="as-char" svg:width="6.9236in" svg:height="3.956343in" draw:z-index="0">
<draw:image xlink:href="../Images/yкринформ/2023-07-15T12-09-00-03-00/630_360_1689413105-993.jpg" xlink:type="simple" xlink:show="embed" xlink:actuate="onLoad" draw:mime-type="image/jpeg"/>
</draw:frame>
Kharkiv canceled the honorary diploma by the theater director Oksana Bogusevich, who was in St. Petersburg and announced the creation of the theater studio of the spheriteria of the aggressor country.</text:p>
      <text:p text:style-name="P4">
As Ukrinform reports, it reported in <text:a xlink:type="simple" xlink:href="https://t.me/kharkivoda/10845" text:style-name="Internet_20_link" text:visited-style-name="Visited_20_Internet_20_Link">
telegram</text:a>
The press service of Kharkiv Ova with reference to the head of the regional military administration Oleg Synigubova.</text:p>
      <text:p text:style-name="P4">
"It is shameful to speak on the stages of the hostile of the Russian Federation, while every meter of Ukrainian land is released from the invaders at the cost of lives. I consider it obligation to be a certificate of honorary diploma of the Kharkiv regional administration, which Bogusevich was hand," Synigubov said.</text:p>
      <text:p text:style-name="P4">
<text:span text:style-name="T4">
 Read also: </text:span>
 <text:a xlink:type="simple" xlink:href="https://www.ukrinform.ua/rubric-culture/3735468-teatralnu-premiu-kiivska-pektoral-zbilsili-udvici.html" text:style-name="Internet_20_link" text:visited-style-name="Visited_20_Internet_20_Link">
<text:span text:style-name="T4">
 Theater </text:span>
 Alna Award "Kyiv Pectoral" Increase Library</text:a>
The head of the Kharkiv Ova added that he instructed the profile department to conduct a reserve inspection of responsible persons for filing a request for awards.</text:p>
      <text:p text:style-name="P4">
As reported by Ukrinform, director of Kharkiv Theater "Vremya-Ch" Jeanne Bogusevichi actors Darya Ternovskaya and Sergey Listunov <text:a xlink:type="simple" xlink:href="https://www.ukrinform.ua/rubric-culture/3735989-reziser-i-dvoe-aktoriv-nederzavnogo-teatru-z-harkova-viihali-do-peterburga.html" text:style-name="Internet_20_link" text:visited-style-name="Visited_20_Internet_20_Link">
left for St. Petersburg</text:a>
But they created a Peter's studio. In Kharkiv <text:a xlink:type="simple" xlink:href="https://www.ukrinform.ua/tag-teatr" text:style-name="Internet_20_link" text:visited-style-name="Visited_20_Internet_20_Link">
Theater</text:a>
He gave the latest performances this spring, stating that the termination.</text:p>
      <text:p text:style-name="P4">
News Source: <text:a xlink:type="simple" xlink:href="https://www.ukrinform.ua/rubric-culture/3736119-harkivska-ova-anuluvala-pocesnu-gramotu-teatralnij-reziserci-aka-viihala-do-peterburga.html" text:style-name="Internet_20_link" text:visited-style-name="Visited_20_Internet_20_Link">
https://www.ukrinform.ua/rubric-culture/3736119-harkivska-ova-anuluvala-pocesnu-gramotu-teatralnij-reziserci-aka-viihala-do-peterburga.html</text:a>
</text:p>
      <!--NEWS-->
      <text:h text:style-name="P10" text:outline-level="1">
<text:span text:style-name="T4">
Today the Ukrainian national team will play with northern Macedonia the semifinals euro</text:span>
</text:h>
      <text:p text:style-name="P4">
Authors: Ukrinform (Person)</text:p>
      <text:p text:style-name="P4">
Publisher: Укринформ (Organization)</text:p>
      <text:p text:style-name="P4">
Published Time: 2023-07-15T12:10:58+03:00</text:p>
      <text:p text:style-name="P4">
Modified Time: 2023-07-15T12:10:58+03:00</text:p>
      <text:p text:style-name="P4">
Description: July 15 Basketball players of Ukraine (U20) will hold a semi -final match of the European Championship (Division B) against the owners of northern Macedonia. - Ukrinform.</text:p>
      <text:p text:style-name="P4">
Images: ['<text:a xlink:type="simple" xlink:href="https://static.ukrinform.com/photos/2023_07/thumb_files/630_360_1689411293-865.jpg" text:style-name="Internet_20_link" text:visited-style-name="Visited_20_Internet_20_Link">
630_360_16894...</text:a>
']</text:p>
      <text:p text:style-name="P4">
Tags: ['Баскетбол', 'Європа', 'Збірна України', 'Молодь', 'Північна Македонія']</text:p>
      <text:p text:style-name="P4">
Type: Article</text:p>
      <!--METADATA-->
      <text:p text:style-name="P4">
<draw:frame draw:style-name="fr1" draw:name="Image291" text:anchor-type="as-char" svg:width="6.9236in" svg:height="3.956343in" draw:z-index="0">
<draw:image xlink:href="../Images/yкринформ/2023-07-15T12-10-58-03-00/630_360_1689411293-865.jpg" xlink:type="simple" xlink:show="embed" xlink:actuate="onLoad" draw:mime-type="image/jpeg"/>
</draw:frame>
July 15 Basketball players of the Youth Team of Ukraine(U20)will hold the semi -final of Europe(Division in)Against the owners of the championship from Northern Macedonia  The match <text:a xlink:type="simple" xlink:href="https://fbu.ua/news/ukrana-zgra-proti-gospodarv-za-vihd-u-fnal-anons-matchu-z-pvnchnoyu-makedonyu-na-vrobasket-u-20" text:style-name="Internet_20_link" text:visited-style-name="Visited_20_Internet_20_Link">
will start</text:a>
At 19.30, Ukrinform reports.</text:p>
      <text:p text:style-name="P4">
Sweden and the Czech Republic will play in the second semi -final(22.00).</text:p>
      <text:p text:style-name="P4">
<text:span text:style-name="T4">
Читайте також:</text:span>
 <text:a xlink:type="simple" xlink:href="https://www.ukrinform.ua/rubric-sports/3736087-ukrainec-zrobiv-pat-bloksotiv-u-matci-litnoi-ligi-nba.html" text:style-name="Internet_20_link" text:visited-style-name="Visited_20_Internet_20_Link">
 Українець зробив п'ять блок-шотів у матчі Літньої лігиНБА </text:a>
According to the results of the European Championship in the division in the three best national teams - the finalists and the winner of the match for the third place - will climb to the division A. Otgo, the winner of the match Northern Macedonia - Ukraine guarantees itself the increase of UKlas for the next year.</text:p>
      <text:p text:style-name="P4">
Photo: fbu.ua.</text:p>
      <text:p text:style-name="P4">
News Source: <text:a xlink:type="simple" xlink:href="https://www.ukrinform.ua/rubric-sports/3736121-sogodni-zbirna-ukraini-u20-zigrae-z-pivnicnou-makedonieu-pivfinal-evro.html" text:style-name="Internet_20_link" text:visited-style-name="Visited_20_Internet_20_Link">
https://www.ukrinform.ua/rubric-sports/3736121-sogodni-zbirna-ukraini-u20-zigrae-z-pivnicnou-makedonieu-pivfinal-evro.html</text:a>
</text:p>
      <!--NEWS-->
      <text:h text:style-name="P10" text:outline-level="1">
<text:span text:style-name="T4">
The Russians fired a village in Kharkiv region, a person was killed</text:span>
</text:h>
      <text:p text:style-name="P4">
Authors: Ukrinform (Person)</text:p>
      <text:p text:style-name="P4">
Publisher: Укринформ (Organization)</text:p>
      <text:p text:style-name="P4">
Published Time: 2023-07-15T12:14:41+03:00</text:p>
      <text:p text:style-name="P4">
Modified Time: 2023-07-15T12:14:41+03:00</text:p>
      <text:p text:style-name="P4">
Description: The Russian army fired at the village of Kolodyazne in Kharkiv region, one person was killed, another wound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гибель', 'Харківщина']</text:p>
      <text:p text:style-name="P4">
Type: Article</text:p>
      <!--METADATA-->
      <text:p text:style-name="P4">
<draw:frame draw:style-name="fr1" draw:name="Image292" text:anchor-type="as-char" svg:width="6.9236in" svg:height="3.956343in" draw:z-index="0">
<draw:image xlink:href="../Images/yкринформ/2023-07-15T12-14-41-03-00/630_360_1538997483-946.jpg" xlink:type="simple" xlink:show="embed" xlink:actuate="onLoad" draw:mime-type="image/jpeg"/>
</draw:frame>
The Russian army fired at the village of Kolodyazne in Kharkiv region, one person was killed, still one -wounded.</text:p>
      <text:p text:style-name="P4">
About it in <text:a xlink:type="simple" xlink:href="http://t.me/synegubov/6645" text:style-name="Internet_20_link" text:visited-style-name="Visited_20_Internet_20_Link">
telegram</text:a>
Oleg Synigubov, Oleg Synigubov, reported, Ukrinform reports.</text:p>
      <text:p text:style-name="P4">
"As soon as the Russians fired at the village of Krudyazne Kupyansk district.</text:p>
      <text:p text:style-name="P4">
Emergency services work on site.</text:p>
      <text:p text:style-name="P4">
<text:span text:style-name="T4">
 Read also: </text:span>
 [enemy in the morning <text:span text:style-name="T4">
 shelling </text:span>
 Sumy region, previous(https://www.ukrinform.ua/rubric-ato/3736071-vorog-zranku-obstrilav-sumsinu-poperedno-bez-zertv.html)As <text:a xlink:type="simple" xlink:href="https://www.ukrinform.ua/rubric-regions/3736088-rosiani-za-dobu-atakuvali-devat-oblastej-ukraini.html" text:style-name="Internet_20_link" text:visited-style-name="Visited_20_Internet_20_Link">
reported</text:a>
, per day, the Russian army attacks in nine regions of Ukraine.</text:p>
      <text:p text:style-name="P4">
News Source: <text:a xlink:type="simple" xlink:href="https://www.ukrinform.ua/rubric-ato/3736123-rosiani-obstrilali-selo-na-harkivsini-zaginula-ludina.html" text:style-name="Internet_20_link" text:visited-style-name="Visited_20_Internet_20_Link">
https://www.ukrinform.ua/rubric-ato/3736123-rosiani-obstrilali-selo-na-harkivsini-zaginula-ludina.html</text:a>
</text:p>
      <!--NEWS-->
      <text:h text:style-name="P10" text:outline-level="1">
<text:span text:style-name="T4">
Ronaldo got to the Guinness Book of Records by the amount of annual earnings</text:span>
</text:h>
      <text:p text:style-name="P4">
Authors: Ukrinform (Person)</text:p>
      <text:p text:style-name="P4">
Publisher: Укринформ (Organization)</text:p>
      <text:p text:style-name="P4">
Published Time: 2023-07-15T12:25:58+03:00</text:p>
      <text:p text:style-name="P4">
Modified Time: 2023-07-15T12:25:58+03:00</text:p>
      <text:p text:style-name="P4">
Description: The striker of the Portugal and An-Nasra Cristiano Ronaldo, Guinness Book of Records as the most paid athlete in 2023. - Ukrinform.</text:p>
      <text:p text:style-name="P4">
Images: ['<text:a xlink:type="simple" xlink:href="https://static.ukrinform.com/photos/2017_12/thumb_files/630_360_1512648037-7606.jpg" text:style-name="Internet_20_link" text:visited-style-name="Visited_20_Internet_20_Link">
630_360_15126...</text:a>
']</text:p>
      <text:p text:style-name="P4">
Tags: ['Футбол', 'Роналду', 'Зарплата', 'Книга рекордів Гіннеса']</text:p>
      <text:p text:style-name="P4">
Type: Article</text:p>
      <!--METADATA-->
      <text:p text:style-name="P4">
<draw:frame draw:style-name="fr1" draw:name="Image293" text:anchor-type="as-char" svg:width="6.9236in" svg:height="3.956343in" draw:z-index="0">
<draw:image xlink:href="../Images/yкринформ/2023-07-15T12-25-58-03-00/630_360_1512648037-7606.jpg" xlink:type="simple" xlink:show="embed" xlink:actuate="onLoad" draw:mime-type="image/jpeg"/>
</draw:frame>
The striker of Portugal and An-Nasra Cristiano Ronaldo was included in the book of Record Hyginnes as the most paid athlete in 2023.</text:p>
      <text:p text:style-name="P4">
As Ukrinform reports, <text:a xlink:type="simple" xlink:href="https://www.guinnessworldrecords.com/news/2023/7/cristiano-ronaldo-tops-list-of-worlds-highest-paid-athletes-755361" text:style-name="Internet_20_link" text:visited-style-name="Visited_20_Internet_20_Link">
reports</text:a>
 <text:a xlink:type="simple" xlink:href="https://www.guinnessworldrecords.com/news/2023/7/cristiano-ronaldo-tops-list-of-worlds-highest-paid-athletes-755361" text:style-name="Internet_20_link" text:visited-style-name="Visited_20_Internet_20_Link">
</text:a>
Guinness Book of Records.</text:p>
      <text:p text:style-name="P4">
"Ronaldo's record income consists of $ 46 million wages for $ 90 million outside the field," the statement said.</text:p>
      <text:p text:style-name="P4">
It is noted that Ronaldo has been on the Forbes list for the third time, headed by the highest paid athletes in the world.</text:p>
      <text:p text:style-name="P4">
12 months before May 1 2023(the date of completion of most sports seasons)Ronaldo earned $ 136 million.</text:p>
      <text:p text:style-name="P4">
*!(https://www.ukrinform.ua/rubric-sports/3725551-ronaldu-proviv-rekordnij-200j-poedinok-za-zbirnu-v-kareri.html)Thus, Ronaldo selects the title in Messi, which became the most high -paying <text:a xlink:type="simple" xlink:href="https://www.ukrinform.ua/tag-futbol" text:style-name="Internet_20_link" text:visited-style-name="Visited_20_Internet_20_Link">
athlete</text:a>
2022, earning $ 130 million.</text:p>
      <text:p text:style-name="P4">
According to Ukrinform, the captain of the Portugal national team Cristiano Ronalduvdvhustet was released as part of the national team and set the absolute record for the national team.</text:p>
      <text:p text:style-name="P4">
<text:span text:style-name="T5">
Foto: Free Wallpapers Stock</text:span>
</text:p>
      <text:p text:style-name="P4">
News Source: <text:a xlink:type="simple" xlink:href="https://www.ukrinform.ua/rubric-sports/3736127-ronaldu-potrapiv-do-knigi-rekordiv-ginnesa-za-sumou-ricnogo-zarobitku.html" text:style-name="Internet_20_link" text:visited-style-name="Visited_20_Internet_20_Link">
https://www.ukrinform.ua/rubric-sports/3736127-ronaldu-potrapiv-do-knigi-rekordiv-ginnesa-za-sumou-ricnogo-zarobitku.html</text:a>
</text:p>
      <!--NEWS-->
      <text:h text:style-name="P10" text:outline-level="1">
<text:span text:style-name="T4">
UPL approved the dates and time of matches of the first round of the Ukrainian Football Championship</text:span>
</text:h>
      <text:p text:style-name="P4">
Authors: Ukrinform (Person)</text:p>
      <text:p text:style-name="P4">
Publisher: Укринформ (Organization)</text:p>
      <text:p text:style-name="P4">
Published Time: 2023-07-15T12:29:06+03:00</text:p>
      <text:p text:style-name="P4">
Modified Time: 2023-07-15T12:29:06+03:00</text:p>
      <text:p text:style-name="P4">
Description: The Directorate of the Ukrainian Football Premier League approved the dates of the start of the starting round of the country of the country of the season-2023/2024. - Ukrinform.</text:p>
      <text:p text:style-name="P4">
Images: ['<text:a xlink:type="simple" xlink:href="https://static.ukrinform.com/photos/2023_07/thumb_files/630_360_1689412854-280.jpg" text:style-name="Internet_20_link" text:visited-style-name="Visited_20_Internet_20_Link">
630_360_16894...</text:a>
']</text:p>
      <text:p text:style-name="P4">
Tags: ['Динамо', 'Футбол', "Прем'єр-ліга", 'Україна', 'Шахтар', 'Дніпро-1']</text:p>
      <text:p text:style-name="P4">
Type: Article</text:p>
      <!--METADATA-->
      <text:p text:style-name="P4">
<draw:frame draw:style-name="fr1" draw:name="Image294" text:anchor-type="as-char" svg:width="6.9236in" svg:height="3.956343in" draw:z-index="0">
<draw:image xlink:href="../Images/yкринформ/2023-07-15T12-29-06-03-00/630_360_1689412854-280.jpg" xlink:type="simple" xlink:show="embed" xlink:actuate="onLoad" draw:mime-type="image/jpeg"/>
</draw:frame>
The Directorate of the Ukrainian Football Premier League has approved the dates of holding and the time of the start of the starting round of the country of the country of the season 2023/2024.</text:p>
      <text:p text:style-name="P4">
Vorskla's meeting(Poltava)- Dnipro-1 <text:a xlink:type="simple" xlink:href="https://upl.ua/ua/news/view/7638" text:style-name="Internet_20_link" text:visited-style-name="Visited_20_Internet_20_Link">
transferred</text:a>
Later due to the participation of both teams in the European Cups, Ukrinform reports.</text:p>
      <text:p text:style-name="P4">
Schedule of 1st round matches:</text:p>
      <text:p text:style-name="P4">
July 28(Friday)Beginning at 17.00. Obolon(Kyiv)- "Colossus"(Kovalivka)19.00. "Heather"(Rivne)- “Polesie”(Zhytomyr)July 29(Saturday)15.00. "Movement"(Lviv)- “Dawn”(Lugansk)17.00. Metalist 1925(Kharkiv)- Shakhtar(Donetsk)<text:span text:style-name="T4">
 Read also: </text:span>
 <text:a xlink:type="simple" xlink:href="https://www.ukrinform.ua/rubric-sports/3734249-zahisnik-oleg-dancenko-zalisitsa-v-zori-se-na-sezon.html" text:style-name="Internet_20_link" text:visited-style-name="Visited_20_Internet_20_Link">
Defender Oleg Danchenko will remain in Dawn for the season</text:a>
July 30(Sunday)13.00. Lnz(Cherkasy)- Chernomorets(Odesa)15.00. "Alexandria" - "Kryvbas"(Kryvyi Rih)17.00. «Dynamo»(Kyiv)- Minaj.</text:p>
      <text:p text:style-name="P4">
Photo: upl.ua.</text:p>
      <text:p text:style-name="P4">
News Source: <text:a xlink:type="simple" xlink:href="https://www.ukrinform.ua/rubric-sports/3736128-upl-zatverdila-dati-ta-cas-matciv-persogo-turu-cempionatu-ukraini-z-futbolu.html" text:style-name="Internet_20_link" text:visited-style-name="Visited_20_Internet_20_Link">
https://www.ukrinform.ua/rubric-sports/3736128-upl-zatverdila-dati-ta-cas-matciv-persogo-turu-cempionatu-ukraini-z-futbolu.html</text:a>
</text:p>
      <!--NEWS-->
      <text:h text:style-name="P10" text:outline-level="1">
<text:span text:style-name="T4">
The US House of Representatives has agreed to a defense budget with $ 300 million for Ukraine</text:span>
</text:h>
      <text:p text:style-name="P4">
Authors: Ukrinform (Person)</text:p>
      <text:p text:style-name="P4">
Publisher: Укринформ (Organization)</text:p>
      <text:p text:style-name="P4">
Published Time: 2023-07-15T12:39:00+03:00</text:p>
      <text:p text:style-name="P4">
Modified Time: 2023-07-15T12:39:00+03:00</text:p>
      <text:p text:style-name="P4">
Description: The House of Representatives of the US Congress voted in favor of the US defense budget for 2024, which provides $ 300 million for Ukraine. - Ukrinform.</text:p>
      <text:p text:style-name="P4">
Images: ['<text:a xlink:type="simple" xlink:href="https://static.ukrinform.com/photos/2019_11/thumb_files/630_360_1573026861-807.jpg" text:style-name="Internet_20_link" text:visited-style-name="Visited_20_Internet_20_Link">
630_360_15730...</text:a>
']</text:p>
      <text:p text:style-name="P4">
Tags: ['Україна', 'Конгрес США', 'допомога', 'Війна з Росією']</text:p>
      <text:p text:style-name="P4">
Type: Article</text:p>
      <!--METADATA-->
      <text:p text:style-name="P4">
<draw:frame draw:style-name="fr1" draw:name="Image295" text:anchor-type="as-char" svg:width="6.9236in" svg:height="3.956343in" draw:z-index="0">
<draw:image xlink:href="../Images/yкринформ/2023-07-15T12-39-00-03-00/630_360_1573026861-807.jpg" xlink:type="simple" xlink:show="embed" xlink:actuate="onLoad" draw:mime-type="image/jpeg"/>
</draw:frame>
On Friday, the US Congress's Central Representatives voted for the US Defense Judget for 2024, which provides $ 300 million for Ukraine.</text:p>
      <text:p text:style-name="P4">
As Ukrinform reports, it reports <text:a xlink:type="simple" xlink:href="https://ukrainian.voanews.com/a/ndaa-ndaa2024-oboronny-budjet-congres-zakonoproekt/7179119.html" text:style-name="Internet_20_link" text:visited-style-name="Visited_20_Internet_20_Link">
Voice of America</text:a>
.</text:p>
      <text:p text:style-name="P4">
It is noted that on Thursday, the House of Representatives met almost in the midst of 200 amendments. Republicans were able to approve the approval of the Nizhkivtsi, at the same time five amendments, which demanded to reduce or generally attach assistance to Ukraine, did not vote.</text:p>
      <text:p text:style-name="P4">
"In particular, the amendment of the Republican Marjor Taylor Green, which demanded that $ 300 million for Ukraine from the defense budget: 89" for "-358-" Against "was rejected. .</text:p>
      <text:p text:style-name="P4">
<text:span text:style-name="T4">
 Read also: </text:span>
 <text:a xlink:type="simple" xlink:href="https://www.ukrinform.ua/rubric-ato/3735589-pentagon-oficijno-pidtverdiv-so-kasetni-boepripasi-vze-v-ukraini.html" text:style-name="Internet_20_link" text:visited-style-name="Visited_20_Internet_20_Link">
<text:span text:style-name="T4">
 Pentagon </text:span>
 officially confirmed that cassette ammunition in Ukraine</text:a>
It is emphasized that both in the defense budget of the House of Representatives and the relevant Senate project to continue the assistance of Ukraine's security in 20124, $ 300 million was laid. This is equal to the sum asked by Biden administration, but at the same time 500 million less than it was agreed last year.</text:p>
      <text:p text:style-name="P4">
This year Democrat Jared Golden from Maine tried to amend the proposed assistance to Ukraine in the defense budget <text:a xlink:type="simple" xlink:href="https://www.ukrinform.ua/tag-ssa" text:style-name="Internet_20_link" text:visited-style-name="Visited_20_Internet_20_Link">
USA</text:a>
-2024 for $ 500 million so that the final pump meets last year. But this proposal did not pass the Committee of the Armed Forces.</text:p>
      <text:p text:style-name="P4">
At the same time, the Church of the Chamber of Representatives, which are now being considered in the meeting room, added to the full version of the defense budget of the Chamber of Representatives, the committees have added a proposal to the Republican Matt Gates for an additional special inspector who will render the assistance coming into Ukraine.</text:p>
      <text:p text:style-name="P4">
<text:span text:style-name="T4">
 Read also: </text:span>
 <text:a xlink:type="simple" xlink:href="https://www.ukrinform.ua/rubric-ato/3729575-stati-pidtrimuvatimut-ukrainu-dopoki-rosia-ne-vivede-svoi-vijska-minoboroni.html" text:style-name="Internet_20_link" text:visited-style-name="Visited_20_Internet_20_Link">
States will support Ukraine until Russia is a detachable army - the Ministry of Defense</text:a>
The consideration of the defense budget in the Senate is already scheduled for Tuesday, July 18.</text:p>
      <text:p text:style-name="P4">
News Source: <text:a xlink:type="simple" xlink:href="https://www.ukrinform.ua/rubric-world/3736134-palata-predstavnikiv-ssa-pogodila-oboronnij-budzet-iz-300-miljoniv-dla-ukraini.html" text:style-name="Internet_20_link" text:visited-style-name="Visited_20_Internet_20_Link">
https://www.ukrinform.ua/rubric-world/3736134-palata-predstavnikiv-ssa-pogodila-oboronnij-budzet-iz-300-miljoniv-dla-ukraini.html</text:a>
</text:p>
      <!--NEWS-->
      <text:h text:style-name="P10" text:outline-level="1">
<text:span text:style-name="T4">
Latvian diplomat: Summit in Vilnius gave the basis for meeting in Washington</text:span>
</text:h>
      <text:p text:style-name="P4">
Authors: Ukrinform (Person)</text:p>
      <text:p text:style-name="P4">
Publisher: Укринформ (Organization)</text:p>
      <text:p text:style-name="P4">
Published Time: 2023-07-15T12:40:39+03:00</text:p>
      <text:p text:style-name="P4">
Modified Time: 2023-07-15T12:40:39+03:00</text:p>
      <text:p text:style-name="P4">
Description: Latvia's ex -foreign affairs Maris Riekstinsh characterizes NATO Summit in Vilnius as a very important summit, but it is the working nature that gave the basis for working in the future meeting of 2024 in Washington. - Ukrinform.</text:p>
      <text:p text:style-name="P4">
Images: ['<text:a xlink:type="simple" xlink:href="https://static.ukrinform.com/photos/2023_07/thumb_files/630_360_1689180619-770.jpg" text:style-name="Internet_20_link" text:visited-style-name="Visited_20_Internet_20_Link">
630_360_16891...</text:a>
']</text:p>
      <text:p text:style-name="P4">
Tags: ['Латвія', 'Саміт НАТО', 'Україна']</text:p>
      <text:p text:style-name="P4">
Type: Article</text:p>
      <!--METADATA-->
      <text:p text:style-name="P4">
<draw:frame draw:style-name="fr1" draw:name="Image296" text:anchor-type="as-char" svg:width="6.9236in" svg:height="3.956343in" draw:z-index="0">
<draw:image xlink:href="../Images/yкринформ/2023-07-15T12-40-39-03-00/630_360_1689180619-770.jpg" xlink:type="simple" xlink:show="embed" xlink:actuate="onLoad" draw:mime-type="image/jpeg"/>
</draw:frame>
Latvia's exclusiveness of Maris Riekstinsh characterizes NATO Summit in Vilnius is a very important summit, but it is the working nature that gave the basis for the work in the future of the next 2024 meeting in Washington.</text:p>
      <text:p text:style-name="P4">
He said this in an interview with Ukrinform.</text:p>
      <text:p text:style-name="P4">
“I would describe the past meeting in Vilnius as a very significant important size, but it is a working nature. A clear, detailed instant "picture" of events occurring in the world was made. They are analyzed. And in accordance with the task, the task of the future is how to cope with a whole set of threats, ”Riekstinsh said.</text:p>
      <text:p text:style-name="P4">
He emphasized the importance that the communique of the Vilnius summit is accepted by the consensus, which means that its points concerning the comprehensive support of Ukraine were accepted by all members of the members <text:a xlink:type="simple" xlink:href="https://www.ukrinform.ua/tag-nato" text:style-name="Internet_20_link" text:visited-style-name="Visited_20_Internet_20_Link">
NATO</text:a>
.</text:p>
      <text:p text:style-name="P4">
According to the diplomat, it is necessary to actively work with those countries who are decisive to make decisive decisions on Ukraine's accession to the Alliance. This Ukraine will still be strongly assisted, in particular, Latvia and other Baltic countries.</text:p>
      <text:p text:style-name="P4">
"So yes - it was a very good, rich," working "summit that gives the basis of work in the future(Washington - ed.)summit. And to start looking in the direction, ”Riekstinsh summarized.</text:p>
      <text:p text:style-name="P4">
The interview will be published on the website of Ukrinform later.</text:p>
      <text:p text:style-name="P4">
<text:span text:style-name="T4">
 Read also: </text:span>
 <text:a xlink:type="simple" xlink:href="https://www.ukrinform.ua/rubric-polytics/3736084-nastupnij-samit-nato-bude-dla-ukraini-peremoznim-danilov.html" text:style-name="Internet_20_link" text:visited-style-name="Visited_20_Internet_20_Link">
NATO's next Summit will be victorious for Ukraine - <text:span text:style-name="T4">
 Danilov </text:span>
</text:a>
As reported by Ukrinform, the NATO Summit in Vilnius announced the prostation of the Ukraine-NATO Council, abolished the Action Plan for Membership in the Alliance.</text:p>
      <text:p text:style-name="P4">
Foreign Minister Dmitry Kuleba also stated that the importance of the 2023 summit in Madrid-2022 is also that it is now a member of NATO.</text:p>
      <text:p text:style-name="P4">
The acting Latvian diplomat Maris Riekstinsh has extensive experience and multifaceted career. He was the Latvian Foreign Minister(2007-2010), ambassador to the USA(2004-2006). In NATO(2011-2015)as well as the last Ambassador of Latvians to Moscow, that is, as the moment of the level of relations with the aggressor country was reduced(2017-2023).</text:p>
      <text:p text:style-name="P4">
News Source: <text:a xlink:type="simple" xlink:href="https://www.ukrinform.ua/rubric-polytics/3736135-latvijskij-diplomat-samit-u-vilnusi-dav-osnovu-dla-zustrici-u-vasingtoni.html" text:style-name="Internet_20_link" text:visited-style-name="Visited_20_Internet_20_Link">
https://www.ukrinform.ua/rubric-polytics/3736135-latvijskij-diplomat-samit-u-vilnusi-dav-osnovu-dla-zustrici-u-vasingtoni.html</text:a>
</text:p>
      <!--NEWS-->
      <text:h text:style-name="P10" text:outline-level="1">
<text:span text:style-name="T4">
President of South Korea in Kiev honored the memory of the fallen Ukrainian soldiers</text:span>
</text:h>
      <text:p text:style-name="P4">
Authors: Ukrinform (Person)</text:p>
      <text:p text:style-name="P4">
Publisher: Укринформ (Organization)</text:p>
      <text:p text:style-name="P4">
Published Time: 2023-07-15T12:49:00+03:00</text:p>
      <text:p text:style-name="P4">
Modified Time: 2023-07-15T13:49:00+03:00</text:p>
      <text:p text:style-name="P4">
Description: South Korea President Jun Jol Jol in Kiev honored the memory of Ukrainian servicemen who died in the war. - Ukrinform.</text:p>
      <text:p text:style-name="P4">
Images: ['<text:a xlink:type="simple" xlink:href="https://static.ukrinform.com/photos/2023_07/thumb_files/630_360_1689418098-586.jpg" text:style-name="Internet_20_link" text:visited-style-name="Visited_20_Internet_20_Link">
630_360_16894...</text:a>
']</text:p>
      <text:p text:style-name="P4">
Tags: ['Корея', 'Президент', 'Загибель', 'Київ']</text:p>
      <text:p text:style-name="P4">
Type: Article</text:p>
      <!--METADATA-->
      <text:p text:style-name="P4">
<draw:frame draw:style-name="fr1" draw:name="Image297" text:anchor-type="as-char" svg:width="6.9236in" svg:height="3.956343in" draw:z-index="0">
<draw:image xlink:href="../Images/yкринформ/2023-07-15T12-49-00-03-00/630_360_1689418098-586.jpg" xlink:type="simple" xlink:show="embed" xlink:actuate="onLoad" draw:mime-type="image/jpeg"/>
</draw:frame>
Presidential Korea Jun Jol Jol in Kiev honored the memory of Ukrainian military servants who died in the war.</text:p>
      <text:p text:style-name="P4">
This was reported by the First Deputy Minister of Foreign Affairs of Ukraine Eminzhaparov in <text:a xlink:type="simple" xlink:href="http://twitter.com/EmineDzheppar/status/1680144812882767876" text:style-name="Internet_20_link" text:visited-style-name="Visited_20_Internet_20_Link">
Twitter</text:a>
, reports Ukrinform.</text:p>
      <text:p text:style-name="Quotations">

<text:p text:style-name="P4">
With South Korean President Yoon Suk Year <text:a xlink:type="simple" xlink:href="https://twitter.com/President_KR" text:style-name="Internet_20_link" text:visited-style-name="Visited_20_Internet_20_Link">
@president_Kr&gt;
</text:a>
&amp; First Lady Kim&gt;
 Keon Hee we paid tribute to 🇺🇦 fallen soldiers in 🇷🇺war against Ukraine. <text:a xlink:type="simple" xlink:href="https://twitter.com/hashtag/Ukraine" text:style-name="Internet_20_link" text:visited-style-name="Visited_20_Internet_20_Link">
&gt;
 #Ukraine </text:a>
&gt;
 &amp; <text:a xlink:type="simple" xlink:href="https://twitter.com/hashtag/SouthKorea" text:style-name="Internet_20_link" text:visited-style-name="Visited_20_Internet_20_Link">
 #SouthKorea&gt;
 </text:a>
are&gt;
 united in our aim to restore justice &amp; protect democracies from <text:a xlink:type="simple" xlink:href="https://twitter.com/hashtag/russian" text:style-name="Internet_20_link" text:visited-style-name="Visited_20_Internet_20_Link">
 #russian&gt;
 </text:a>
tyranny.&gt;
 <text:a xlink:type="simple" xlink:href="https://t.co/qvgayuWAB2" text:style-name="Internet_20_link" text:visited-style-name="Visited_20_Internet_20_Link">
 pic.twitter.com/qvgayuWAB2 </text:a>
&gt;
&gt;
 - Emine Jeeppar(@Emainezhppar)<text:a xlink:type="simple" xlink:href="https://twitter.com/EmineDzheppar/status/1680144812882767876" text:style-name="Internet_20_link" text:visited-style-name="Visited_20_Internet_20_Link">
 July 15, 2023&gt;
 </text:a>
"With South Korea President, Jun Jeck and the first lady Kim Khi -XI, they were honored to remember the Ukrainian soldiers who died in the war <text:a xlink:type="simple" xlink:href="https://www.ukrinform.ua/tag-rosia" text:style-name="Internet_20_link" text:visited-style-name="Visited_20_Internet_20_Link">
Russia</text:a>
against Ukraine. Ukraine and South Korea is the purpose of restoring justice and protecting democracy from Russian Trivania, "Dzhaparova wrote.</text:p>

</text:p>
      <text:p text:style-name="P4">
*!(https://www.ukrinform.ua/rubric-vidbudova/3735742-pivdenna-korea-zaproponue-ukraini-proekti-vidbudovi-na-52-milardi.html)The Presidential Spouse of South Korea took part in the ceremony of laying a vein to the wall of memory of the dead for Ukraine, near the Mikhailovskaya Square of UKIV.</text:p>
      <text:p text:style-name="P4">
Before that the South Korean leader <text:a xlink:type="simple" xlink:href="http://twitter.com/EmineDzheppar/status/1680137833141485569" text:style-name="Internet_20_link" text:visited-style-name="Visited_20_Internet_20_Link">
visited</text:a>
Irpin, who has argued in one of the most affected by Russian aggression areas.As reported by Ukrinform, South Korea President Yun Jec arrived in Ukraine with an unannounced visit. He visited Bucha with his wife.</text:p>
      <text:p text:style-name="P4">
News Source: <text:a xlink:type="simple" xlink:href="https://www.ukrinform.ua/rubric-society/3736156-prezident-pivdennoi-korei-u-kievi-vsanuvav-pamat-zagiblih-ukrainskih-voiniv.html" text:style-name="Internet_20_link" text:visited-style-name="Visited_20_Internet_20_Link">
https://www.ukrinform.ua/rubric-society/3736156-prezident-pivdennoi-korei-u-kievi-vsanuvav-pamat-zagiblih-ukrainskih-voiniv.html</text:a>
</text:p>
      <!--NEWS-->
      <text:h text:style-name="P10" text:outline-level="1">
<text:span text:style-name="T4">
The court arrested the Secretary -General of the Ukrainian Football Association</text:span>
</text:h>
      <text:p text:style-name="P4">
Authors: Ukrinform (Person)</text:p>
      <text:p text:style-name="P4">
Publisher: Укринформ (Organization)</text:p>
      <text:p text:style-name="P4">
Published Time: 2023-07-15T12:58:43+03:00</text:p>
      <text:p text:style-name="P4">
Modified Time: 2023-07-15T12:58:43+03:00</text:p>
      <text:p text:style-name="P4">
Description: The court was taken into custody for 60 days without an alternative to the pledge of the Secretary -General of the Ukrainian Football Association Yuri Zapisotsky, suspected of stealing funds for the construction of a plant for the production of artificial grass for football fields. - Ukrinform.</text:p>
      <text:p text:style-name="P4">
Images: ['<text:a xlink:type="simple" xlink:href="https://static.ukrinform.com/photos/2023_07/thumb_files/630_360_1689414862-432.jpg" text:style-name="Internet_20_link" text:visited-style-name="Visited_20_Internet_20_Link">
630_360_16894...</text:a>
']</text:p>
      <text:p text:style-name="P4">
Tags: ['Арешт', 'УАФ']</text:p>
      <text:p text:style-name="P4">
Type: Article</text:p>
      <!--METADATA-->
      <text:p text:style-name="P4">
<draw:frame draw:style-name="fr1" draw:name="Image298" text:anchor-type="as-char" svg:width="6.9236in" svg:height="3.956343in" draw:z-index="0">
<draw:image xlink:href="../Images/yкринформ/2023-07-15T12-58-43-03-00/630_360_1689414862-432.jpg" xlink:type="simple" xlink:show="embed" xlink:actuate="onLoad" draw:mime-type="image/jpeg"/>
</draw:frame>
The court took a custody for 60 days without an alternative to the pledge of the Secretary -General of the Ukrainian Football Association Yuri Zapisotsky, suspected of theft of storage facilities for the construction of a plant for the production of artificial grass for football.</text:p>
      <text:p text:style-name="P4">
As Ukrinform reports, this has reported <text:a xlink:type="simple" xlink:href="http://footballhub.ua/ofitsiino-heneralnoho-sekretaria-uaf-vidpravyly-u-sizo-na-60-dib" text:style-name="Internet_20_link" text:visited-style-name="Visited_20_Internet_20_Link">
FootballHub</text:a>
.</text:p>
      <text:p text:style-name="P4">
Слухання щодо зміни запобіжного заходу для генсекретаря УАФ відбулося уШевченківському районному суді Львова в п'ятницю, 14 липня.</text:p>
      <text:p text:style-name="P4">
За підсумками слухання суддя постановила змінити запобіжний захід на триманняпід вартою терміном 60 діб – до 13 вересня включно.</text:p>
      <text:p text:style-name="P4">
Внесена за фігуранта восени минулого року застава розміром 9,88 млн гривеньпіде на користь держави.</text:p>
      <text:p text:style-name="P4">
<text:span text:style-name="T4">
Читайте також:</text:span>
 <text:a xlink:type="simple" xlink:href="https://www.ukrinform.ua/rubric-kyiv/3730923-cinovnika-svatosinskoi-rda-vidstoronili-cerez-rozkradanna-pri-remonti-ukrittiv.html" text:style-name="Internet_20_link" text:visited-style-name="Visited_20_Internet_20_Link">
 Чиновника Святошинської РДА відсторонили через<text:span text:style-name="T4">
розкрадання</text:span>
 при ремонті укриттів </text:a>
As it was reported, in November 2022 law enforcement officers declared Zarisotsky <text:a xlink:type="simple" xlink:href="https://www.ukrinform.ua/rubric-sports/3624429-pavelku-ogolosili-pidozru-u-privlasnenni-265-miljona-ofis-genprokurora.html" text:style-name="Internet_20_link" text:visited-style-name="Visited_20_Internet_20_Link">
suspicion of seizure</text:a>
UAH 26.5 million. Along with him, the suspected affair was president of UAF Andrei Pavelko.</text:p>
      <text:p text:style-name="P4">
The investigation found that the specified amount of UAF officials were appropriated during the time of procurement of equipment for the construction of a plant for the manufacture of artificial coverage for football platforms. Some of these funds were subsequently adjusted.</text:p>
      <text:p text:style-name="P4">
The court chose both the defendants in the form of <text:a xlink:type="simple" xlink:href="https://www.ukrinform.ua/tag-arest" text:style-name="Internet_20_link" text:visited-style-name="Visited_20_Internet_20_Link">
arrest</text:a>
for two months with the possibility of making a amount of UAH 9.88 million. The pledge was made. In particular, the UAF Marketing Company was posted for Zamotsk.</text:p>
      <text:p text:style-name="P4">
On June 16, 2023, the court replaced Pavelka a measure of restraint, arresting it for 60 days.</text:p>
      <text:p text:style-name="P4">
News Source: <text:a xlink:type="simple" xlink:href="https://www.ukrinform.ua/rubric-sports/3736140-sud-arestuvav-gensekretara-ukrainskoi-asociacii-futbolu.html" text:style-name="Internet_20_link" text:visited-style-name="Visited_20_Internet_20_Link">
https://www.ukrinform.ua/rubric-sports/3736140-sud-arestuvav-gensekretara-ukrainskoi-asociacii-futbolu.html</text:a>
</text:p>
      <!--NEWS-->
      <text:h text:style-name="P10" text:outline-level="1">
<text:span text:style-name="T4">
In the hostel of Vinnitsa university at night there was an explosion, there is a dead</text:span>
</text:h>
      <text:p text:style-name="P4">
Authors: Ukrinform (Person)</text:p>
      <text:p text:style-name="P4">
Publisher: Укринформ (Organization)</text:p>
      <text:p text:style-name="P4">
Published Time: 2023-07-15T13:03:00+03:00</text:p>
      <text:p text:style-name="P4">
Modified Time: 2023-07-15T13:03:00+03:00</text:p>
      <text:p text:style-name="P4">
Description: On the night of Saturday, there was an explosion at the Vinnytsia National Agrarian University, a man was kill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Гуртожиток', 'Вибух', 'Вінниця']</text:p>
      <text:p text:style-name="P4">
Type: Article</text:p>
      <!--METADATA-->
      <text:p text:style-name="P4">
<draw:frame draw:style-name="fr1" draw:name="Image299" text:anchor-type="as-char" svg:width="6.9236in" svg:height="3.956343in" draw:z-index="0">
<draw:image xlink:href="../Images/yкринформ/2023-07-15T13-03-00-03-00/630_360_1669987737-966.jpg" xlink:type="simple" xlink:show="embed" xlink:actuate="onLoad" draw:mime-type="image/jpeg"/>
</draw:frame>
On the night of Saturday, there was an explosion at the Vinnytsia National Agrarian University, a person was killed.</text:p>
      <text:p text:style-name="P4">
About this <text:a xlink:type="simple" xlink:href="https://suspilne.media/529323-vibuh-u-gurtozitku-vinnickogo-agrarnogo-universitetu-so-vidomo/" text:style-name="Internet_20_link" text:visited-style-name="Visited_20_Internet_20_Link">
public</text:a>
The spokeswoman of the regional police of Zarina Mayevska reported, Ukrinform reports.</text:p>
      <text:p text:style-name="P4">
"About midnight to the police received a notification of <text:a xlink:type="simple" xlink:href="https://www.ukrinform.ua/tag-vibuh" text:style-name="Internet_20_link" text:visited-style-name="Visited_20_Internet_20_Link">
explosion</text:a>
In one of the hostel rooms. Departure of the event was discovered by the body of a 39-year-old man. He temporarily lived in this hostel and carried out repair work in parallel, " - Gazhivskaya _.____</text:p>
      <text:p text:style-name="P4">
According to her, no one was injured anymore. Residents were evacuated. The afternoon of all investigative actions, people returned to their rooms.</text:p>
      <text:p text:style-name="P4">
<text:span text:style-name="T4">
 Read also: </text:span>
 <text:a xlink:type="simple" xlink:href="https://www.ukrinform.ua/rubric-regions/3734667-v-odesi-viavili-tilo-colovika-policia-kaze-pro-vibuh-granati.html" text:style-name="Internet_20_link" text:visited-style-name="Visited_20_Internet_20_Link">
in Odessa found the body of a man - police say about <text:span text:style-name="T4">
 explosion </text:span>
 grenades</text:a>
According to preliminary data, a non -military device exploded.</text:p>
      <text:p text:style-name="P4">
The police opened the proceedings under Part 1 of Art. 115(intentional murder)Suicide with a mark.</text:p>
      <text:p text:style-name="P4">
News Source: <text:a xlink:type="simple" xlink:href="https://www.ukrinform.ua/rubric-regions/3736145-u-gurtozitku-vinnickogo-visu-vnoci-prolunav-vibuh-e-zagiblij.html" text:style-name="Internet_20_link" text:visited-style-name="Visited_20_Internet_20_Link">
https://www.ukrinform.ua/rubric-regions/3736145-u-gurtozitku-vinnickogo-visu-vnoci-prolunav-vibuh-e-zagiblij.html</text:a>
</text:p>
      <!--NEWS-->
      <text:h text:style-name="P10" text:outline-level="1">
<text:span text:style-name="T4">
From the Desna River in Chernihiv, a Russian tank was pulled out</text:span>
</text:h>
      <text:p text:style-name="P4">
Authors: Ukrinform (Person)</text:p>
      <text:p text:style-name="P4">
Publisher: Укринформ (Organization)</text:p>
      <text:p text:style-name="P4">
Published Time: 2023-07-15T13:05:19+03:00</text:p>
      <text:p text:style-name="P4">
Modified Time: 2023-07-15T13:05:19+03:00</text:p>
      <text:p text:style-name="P4">
Description: In the area of the village of Shestovytsya, the Chernihiv region, the diver-sappers got a Russian tank from the Desna River, flooded during an unsuccessful attempt to cross. - Ukrinform.</text:p>
      <text:p text:style-name="P4">
Images: ['<text:a xlink:type="simple" xlink:href="https://static.ukrinform.com/photos/2023_07/thumb_files/630_360_1689415258-788.jpg" text:style-name="Internet_20_link" text:visited-style-name="Visited_20_Internet_20_Link">
630_360_16894...</text:a>
']</text:p>
      <text:p text:style-name="P4">
Tags: ['Десна', 'Ріка', 'Танк', 'Росія', 'Військова техніка', 'Чернігівщина']</text:p>
      <text:p text:style-name="P4">
Type: Article</text:p>
      <!--METADATA-->
      <text:p text:style-name="P4">
<draw:frame draw:style-name="fr1" draw:name="Image300" text:anchor-type="as-char" svg:width="6.9236in" svg:height="3.956343in" draw:z-index="0">
<draw:image xlink:href="../Images/yкринформ/2023-07-15T13-05-19-03-00/630_360_1689415258-788.jpg" xlink:type="simple" xlink:show="embed" xlink:actuate="onLoad" draw:mime-type="image/jpeg"/>
</draw:frame>
In the district of Sheselica of the Chernihiv region, the diver-sappers were removed from the river Desnaiss Tank, flooded during an unsuccessful attempt to cross.</text:p>
      <text:p text:style-name="P4">
According to Ukrinform, the State Special Transport Service reports <text:a xlink:type="simple" xlink:href="https://www.facebook.com/uadsst/posts/pfbid02ir3yc3JoP2C7B4Ya5zWrVL2Zt6tUTGHNu1nfktygoU8U6tXmnpiP8Qo4cTqvApYrl" text:style-name="Internet_20_link" text:visited-style-name="Visited_20_Internet_20_Link">
Facebook</text:a>
.</text:p>
      <text:p text:style-name="P4">
Державна спеціальна служба транспорту спільно із військовими оперативногокомандування "Північ" витягла російський танк, який був затоплений під часневдалої спроби переправитись через річку Десна в районі селища Шестовиця наЧернігівщині.</text:p>
      <text:p text:style-name="P4">
Як ідеться в повідомленні, за зовнішніми ознаками трофейний зразок не маєзначних ушкоджень. Російський <text:a xlink:type="simple" xlink:href="https://www.ukrinform.ua/tag-tank" text:style-name="Internet_20_link" text:visited-style-name="Visited_20_Internet_20_Link">
 танк </text:a>
It is built for further recovery and will enter the line of the Armed Forces of Ukraine.</text:p>
      <text:p text:style-name="P4">
<text:span text:style-name="T4">
 Read also: </text:span>
 <text:a xlink:type="simple" xlink:href="https://www.ukrinform.ua/rubric-polytics/3734835-francia-nadast-ukraini-dodatkove-obladnanna-dla-rozminuvanna-zelenskij.html" text:style-name="Internet_20_link" text:visited-style-name="Visited_20_Internet_20_Link">
France will provide Ukraine with additional equipment for <text:span text:style-name="T4">
 demining </text:span>
 - Zelensky</text:a>
The State Security Service noted that during the fighting near Chernihiv, the Russian ones repeatedly resorted to attempts to transfer their units across the River Desna in the area of the village of Shestovytsya, but suffered misery. Therefore, the locals called their village "Second Chernobayivka".</text:p>
      <text:p text:style-name="P4">
As reported by Ukrinform, the Defense Forces of Ukraine from February 24, 2022 to July 15, 2023 <text:a xlink:type="simple" xlink:href="https://www.ukrinform.ua/rubric-ato/3736045-sili-oboroni-znisili-vze-237-180-rosijskih-zagarbnikiv.html" text:style-name="Internet_20_link" text:visited-style-name="Visited_20_Internet_20_Link">
destroyed 4 thousand 102 Russian tanks</text:a>
.  Photo: State Special Service of Transport, Facebook</text:p>
      <text:p text:style-name="P4">
News Source: <text:a xlink:type="simple" xlink:href="https://www.ukrinform.ua/rubric-regions/3736141-z-ricki-desna-na-cernigivsini-vitagli-rosijskij-tank.html" text:style-name="Internet_20_link" text:visited-style-name="Visited_20_Internet_20_Link">
https://www.ukrinform.ua/rubric-regions/3736141-z-ricki-desna-na-cernigivsini-vitagli-rosijskij-tank.html</text:a>
</text:p>
      <!--NEWS-->
      <text:h text:style-name="P10" text:outline-level="1">
<text:span text:style-name="T4">
In Kherson, the man tried to disassemble the ammunition on his own and died</text:span>
</text:h>
      <text:p text:style-name="P4">
Authors: Ukrinform (Person)</text:p>
      <text:p text:style-name="P4">
Publisher: Укринформ (Organization)</text:p>
      <text:p text:style-name="P4">
Published Time: 2023-07-15T13:22:37+03:00</text:p>
      <text:p text:style-name="P4">
Modified Time: 2023-07-15T13:22:37+03:00</text:p>
      <text:p text:style-name="P4">
Description: In Kherson, a 59-year-old resident was killed by an ammunition explosion, trying to disassemble him on his own. - Ukrinform.</text:p>
      <text:p text:style-name="P4">
Images: ['<text:a xlink:type="simple" xlink:href="https://static.ukrinform.com/photos/2020_04/thumb_files/630_360_1586020381-158.jpg" text:style-name="Internet_20_link" text:visited-style-name="Visited_20_Internet_20_Link">
630_360_15860...</text:a>
']</text:p>
      <text:p text:style-name="P4">
Tags: ['Херсон', 'Вибухівка', 'Загибель']</text:p>
      <text:p text:style-name="P4">
Type: Article</text:p>
      <!--METADATA-->
      <text:p text:style-name="P4">
<draw:frame draw:style-name="fr1" draw:name="Image301" text:anchor-type="as-char" svg:width="6.9236in" svg:height="3.956343in" draw:z-index="0">
<draw:image xlink:href="../Images/yкринформ/2023-07-15T13-22-37-03-00/630_360_1586020381-158.jpg" xlink:type="simple" xlink:show="embed" xlink:actuate="onLoad" draw:mime-type="image/jpeg"/>
</draw:frame>
A 59-year-old resident was killed in Kherson's ammunition explosion, trying to disassemble it.</text:p>
      <text:p text:style-name="P4">
About it in <text:a xlink:type="simple" xlink:href="http://t.me/olexandrprokudin/971" text:style-name="Internet_20_link" text:visited-style-name="Visited_20_Internet_20_Link">
telegram</text:a>
Oleksandr Proudin reported to the chiefs of the Church, Ukrinform reports.</text:p>
      <text:p text:style-name="P4">
"A resident of <text:a xlink:type="simple" xlink:href="https://www.ukrinform.ua/tag-herson" text:style-name="Internet_20_link" text:visited-style-name="Visited_20_Internet_20_Link">
Kherson</text:a>
He died when he was disassembled to disassemble the ammunition. Probably a 59-year-old man sprayed a projectile in his garage. He detonated, causing the Kherson to be incompatible with life, " - the message reads.</text:p>
      <text:p text:style-name="P4">
The head of the Kherson Ova recalled that the demining of territories is the work of professional ones who know how to safely solve such situations. Therefore, if someone sees the explosive, you should not take the risk, but you should contact the prisons or police officers.</text:p>
      <text:p text:style-name="P4">
<text:span text:style-name="T4">
 Read also: </text:span>
 <text:a xlink:type="simple" xlink:href="https://www.ukrinform.ua/rubric-regions/3733544-na-hersonsini-vnaslidok-vibuhu-travmuvalisa-dvoe-ludej-aki-namagalisa-rozibrati-nevidomij-predmet.html" text:style-name="Internet_20_link" text:visited-style-name="Visited_20_Internet_20_Link">
in Kherson region from the explosion were injured two people, as they have reached <text:span text:style-name="T4">
 disassemble </text:span>
 Unknown item</text:a>
As reported by Ukrinform, in the Konotop district of the Sumy region of the driver tractor, ignored the sign "Carefully mines", went into the forbidden zone and supplied to the explosive, resulting in a damaged agricultural machine, the driver suffered minor injuries.</text:p>
      <text:p text:style-name="P4">
News Source: <text:a xlink:type="simple" xlink:href="https://www.ukrinform.ua/rubric-regions/3736149-u-hersoni-colovik-namagavsa-samostijno-rozibrati-boepripas-ta-zaginuv.html" text:style-name="Internet_20_link" text:visited-style-name="Visited_20_Internet_20_Link">
https://www.ukrinform.ua/rubric-regions/3736149-u-hersoni-colovik-namagavsa-samostijno-rozibrati-boepripas-ta-zaginuv.html</text:a>
</text:p>
      <!--NEWS-->
      <text:h text:style-name="P10" text:outline-level="1">
<text:span text:style-name="T4">
Pitchua+ Contest started receiving applications</text:span>
</text:h>
      <text:p text:style-name="P4">
Authors: Ukrinform (Person)</text:p>
      <text:p text:style-name="P4">
Publisher: Укринформ (Organization)</text:p>
      <text:p text:style-name="P4">
Published Time: 2023-07-15T13:22:40+03:00</text:p>
      <text:p text:style-name="P4">
Modified Time: 2023-07-15T13:22:40+03:00</text:p>
      <text:p text:style-name="P4">
Description: The reception of applications for socially significant content Pitchua+has begun to Ukraine. - Ukrinform.</text:p>
      <text:p text:style-name="P4">
Images: ['<text:a xlink:type="simple" xlink:href="https://static.ukrinform.com/photos/2016_12/thumb_files/630_360_1482907609-5756.jpg" text:style-name="Internet_20_link" text:visited-style-name="Visited_20_Internet_20_Link">
630_360_14829...</text:a>
']</text:p>
      <text:p text:style-name="P4">
Tags: ['Кіно', 'Конкурс', 'МКІП ', 'Пітчинг']</text:p>
      <text:p text:style-name="P4">
Type: Article</text:p>
      <!--METADATA-->
      <text:p text:style-name="P4">
<draw:frame draw:style-name="fr1" draw:name="Image302" text:anchor-type="as-char" svg:width="6.9236in" svg:height="3.956343in" draw:z-index="0">
<draw:image xlink:href="../Images/yкринформ/2023-07-15T13-22-40-03-00/630_360_1482907609-5756.jpg" xlink:type="simple" xlink:show="embed" xlink:actuate="onLoad" draw:mime-type="image/jpeg"/>
</draw:frame>
The Ukraine has adopted applications for the competition of socially significant content Pitchua+.</text:p>
      <text:p text:style-name="P4">
About it in <text:a xlink:type="simple" xlink:href="https://t.me/mkipu/6832" text:style-name="Internet_20_link" text:visited-style-name="Visited_20_Internet_20_Link">
telegram</text:a>
The Ministry of Culture and Information Policy reports, Ukrinform reports.</text:p>
      <text:p text:style-name="P4">
As it is noted, the competition aims to facilitate the creation of quality content for television, online platforms and cinemas, which highlights the unity of Ukraine in its variety, encourages to take an active part in the life of the country and inspires about strong individuals.</text:p>
      <text:p text:style-name="P4">
Pitchua+ winners will receive partial or full production financing <text:a xlink:type="simple" xlink:href="https://www.ukrinform.ua/tag-kino" text:style-name="Internet_20_link" text:visited-style-name="Visited_20_Internet_20_Link">
Project</text:a>
, as well as expert support of the stages of its creation.</text:p>
      <text:p text:style-name="P4">
<text:span text:style-name="T4">
 Read also: </text:span>
 <text:a xlink:type="simple" xlink:href="https://www.ukrinform.ua/rubric-culture/3732812-u-mkip-rozgladaut-pitanna-povernenna-esertifikativ-na-knigi-ta-kino.html" text:style-name="Internet_20_link" text:visited-style-name="Visited_20_Internet_20_Link">
in <text:span text:style-name="T4">
 MKIP </text:span>
 Consider Returning E-Certificate Books and Cinema</text:a>
The receipt of the projections lasts until August 14, 2023.</text:p>
      <text:p text:style-name="P4">
<text:a xlink:type="simple" xlink:href="https://mkip.gov.ua/news/9485.html" text:style-name="Internet_20_link" text:visited-style-name="Visited_20_Internet_20_Link">
Contest</text:a>
Proectransforming Communications Activity(TCA), funded by US Agency(USAID), in partnership with the Ministry of Culture and Information Policy of Ukraine.</text:p>
      <text:p text:style-name="P4">
News Source: <text:a xlink:type="simple" xlink:href="https://www.ukrinform.ua/rubric-culture/3736150-konkurs-pitchua-rozpocav-prijom-zaavok.html" text:style-name="Internet_20_link" text:visited-style-name="Visited_20_Internet_20_Link">
https://www.ukrinform.ua/rubric-culture/3736150-konkurs-pitchua-rozpocav-prijom-zaavok.html</text:a>
</text:p>
      <!--NEWS-->
      <text:h text:style-name="P10" text:outline-level="1">
<text:span text:style-name="T4">
Border guards fix the movement of Wagner groups to Belarus</text:span>
</text:h>
      <text:p text:style-name="P4">
Authors: Ukrinform (Person)</text:p>
      <text:p text:style-name="P4">
Publisher: Укринформ (Organization)</text:p>
      <text:p text:style-name="P4">
Published Time: 2023-07-15T13:26:00+03:00</text:p>
      <text:p text:style-name="P4">
Modified Time: 2023-07-15T13:26:00+03:00</text:p>
      <text:p text:style-name="P4">
Description: Ukrainian border guards record the movement to Belarus groups of Russian mercenaries of Wagner PEC. - Ukrinform.</text:p>
      <text:p text:style-name="P4">
Images: ['<text:a xlink:type="simple" xlink:href="https://static.ukrinform.com/photos/2023_07/thumb_files/630_360_1689416805-274.jpg" text:style-name="Internet_20_link" text:visited-style-name="Visited_20_Internet_20_Link">
630_360_16894...</text:a>
']</text:p>
      <text:p text:style-name="P4">
Tags: ['Білорусь', 'Лукашенко', 'Прикордонники', 'Російські військові', 'ПВК "Вагнера"', 'Війна з Росією']</text:p>
      <text:p text:style-name="P4">
Type: Article</text:p>
      <!--METADATA-->
      <text:p text:style-name="P4">
<draw:frame draw:style-name="fr1" draw:name="Image303" text:anchor-type="as-char" svg:width="6.9236in" svg:height="3.956343in" draw:z-index="0">
<draw:image xlink:href="../Images/yкринформ/2023-07-15T13-26-00-03-00/630_360_1689416805-274.jpg" xlink:type="simple" xlink:show="embed" xlink:actuate="onLoad" draw:mime-type="image/jpeg"/>
</draw:frame>
Ukrainian border guards record the movement to Belarus groups of Russian mercenaries of Wagner PEC.</text:p>
      <text:p text:style-name="P4">
This was reported by the spokesman of the State Border Guard Service Andriy Demchenko, Ukrinformis with a reference to <text:a xlink:type="simple" xlink:href="https://t.me/DPSUkr/12425" text:style-name="Internet_20_link" text:visited-style-name="Visited_20_Internet_20_Link">
PSSU press service</text:a>
.</text:p>
      <text:p text:style-name="P4">
"As of now, the available information shows that in Belarus, individual groups of representatives from private military companies that move from the territory of Russia have begun to be observed," Demchenko said.</text:p>
      <text:p text:style-name="P4">
It is noted that the border guards continue to monitor the situation to understand the place of dislocation, the number and tasks of fighters.</text:p>
      <text:p text:style-name="P4">
As it was reported, earlier the Ministry of Defense of Belarus stated that the Wagner PEC fighters <text:a xlink:type="simple" xlink:href="https://www.ukrinform.ua/rubric-world/3735948-u-bilorusi-vagnerivcitrenuut-teroboronu.html" text:style-name="Internet_20_link" text:visited-style-name="Visited_20_Internet_20_Link">
instruct the local terroboron</text:a>
.</text:p>
      <text:p text:style-name="P4">
<text:span text:style-name="T4">
 Read also: </text:span>
 <text:a xlink:type="simple" xlink:href="https://www.ukrinform.ua/rubric-world/3736102-putin-hoce-zberegti-pvk-vagner-ale-bez-prigozina-isw.html" text:style-name="Internet_20_link" text:visited-style-name="Visited_20_Internet_20_Link">
Putin wants to keep PVC "<text:span text:style-name="T4">
 Wagner </text:span>
" but without Prigogine - isw</text:a>
July 6 <text:a xlink:type="simple" xlink:href="https://www.ukrinform.ua/rubric-world/3732184-lukasenko-zaaviv-so-prigozin-povernuvsa-do-rosii.html" text:style-name="Internet_20_link" text:visited-style-name="Visited_20_Internet_20_Link">
Alexander Lukashenko declared</text:a>
About to use <text:a xlink:type="simple" xlink:href="https://www.ukrinform.ua/tag-pvk-vagnera" text:style-name="Internet_20_link" text:visited-style-name="Visited_20_Internet_20_Link">
Wagner PVC</text:a>
Ubilorus.</text:p>
      <text:p text:style-name="P4">
The deputy chief of the General Operational Administration of the General Staff, General Alexei Gromov stated that representatives of the Wagner PEC who can relocate to the territory of Belarus - these are exhausted remains that are insane threats to the Armed Forces, but can carry out provocations in the border gates of Ukraine. distraction of reserves.</text:p>
      <text:p text:style-name="P4">
News Source: <text:a xlink:type="simple" xlink:href="https://www.ukrinform.ua/rubric-ato/3736152-prikordonniki-fiksuut-peremisenna-grup-vagnerivciv-do-bilorusi.html" text:style-name="Internet_20_link" text:visited-style-name="Visited_20_Internet_20_Link">
https://www.ukrinform.ua/rubric-ato/3736152-prikordonniki-fiksuut-peremisenna-grup-vagnerivciv-do-bilorusi.html</text:a>
</text:p>
      <!--NEWS-->
      <text:h text:style-name="P10" text:outline-level="1">
<text:span text:style-name="T4">
President of South Korea in Kiev honored the memory of the fallen Ukrainian soldiers</text:span>
</text:h>
      <text:p text:style-name="P4">
Authors: Ukrinform (Person)</text:p>
      <text:p text:style-name="P4">
Publisher: Укринформ (Organization)</text:p>
      <text:p text:style-name="P4">
Published Time: 2023-07-15T13:49:00+03:00</text:p>
      <text:p text:style-name="P4">
Modified Time: 2023-07-15T13:49:00+03:00</text:p>
      <text:p text:style-name="P4">
Description: South Korea President Jun Jol Jol in Kiev honored the memory of Ukrainian servicemen who died in the war. - Ukrinform.</text:p>
      <text:p text:style-name="P4">
Images: ['<text:a xlink:type="simple" xlink:href="https://static.ukrinform.com/photos/2023_07/thumb_files/630_360_1689418098-586.jpg" text:style-name="Internet_20_link" text:visited-style-name="Visited_20_Internet_20_Link">
630_360_16894...</text:a>
']</text:p>
      <text:p text:style-name="P4">
Tags: ['Корея', 'Президент', 'Загибель', 'Київ']</text:p>
      <text:p text:style-name="P4">
Type: Article</text:p>
      <!--METADATA-->
      <text:p text:style-name="P4">
<draw:frame draw:style-name="fr1" draw:name="Image304" text:anchor-type="as-char" svg:width="6.9236in" svg:height="3.956343in" draw:z-index="0">
<draw:image xlink:href="../Images/yкринформ/2023-07-15T13-49-00-03-00/630_360_1689418098-586.jpg" xlink:type="simple" xlink:show="embed" xlink:actuate="onLoad" draw:mime-type="image/jpeg"/>
</draw:frame>
Presidential Korea Jun Jol Jol in Kiev honored the memory of Ukrainian military servants who died in the war.</text:p>
      <text:p text:style-name="P4">
This was reported by the First Deputy Minister of Foreign Affairs of Ukraine Eminzhaparov in <text:a xlink:type="simple" xlink:href="http://twitter.com/EmineDzheppar/status/1680144812882767876" text:style-name="Internet_20_link" text:visited-style-name="Visited_20_Internet_20_Link">
Twitter</text:a>
, reports Ukrinform.</text:p>
      <text:p text:style-name="Quotations">

<text:p text:style-name="P4">
With South Korean President Yoon Suk Year <text:a xlink:type="simple" xlink:href="https://twitter.com/President_KR" text:style-name="Internet_20_link" text:visited-style-name="Visited_20_Internet_20_Link">
@president_Kr&gt;
</text:a>
&amp; First Lady Kim&gt;
 Keon Hee we paid tribute to 🇺🇦 fallen soldiers in 🇷🇺war against Ukraine. <text:a xlink:type="simple" xlink:href="https://twitter.com/hashtag/Ukraine" text:style-name="Internet_20_link" text:visited-style-name="Visited_20_Internet_20_Link">
&gt;
 #Ukraine </text:a>
&gt;
 &amp; <text:a xlink:type="simple" xlink:href="https://twitter.com/hashtag/SouthKorea" text:style-name="Internet_20_link" text:visited-style-name="Visited_20_Internet_20_Link">
 #SouthKorea&gt;
 </text:a>
are&gt;
 united in our aim to restore justice &amp; protect democracies from <text:a xlink:type="simple" xlink:href="https://twitter.com/hashtag/russian" text:style-name="Internet_20_link" text:visited-style-name="Visited_20_Internet_20_Link">
 #russian&gt;
 </text:a>
tyranny.&gt;
 <text:a xlink:type="simple" xlink:href="https://t.co/qvgayuWAB2" text:style-name="Internet_20_link" text:visited-style-name="Visited_20_Internet_20_Link">
 pic.twitter.com/qvgayuWAB2 </text:a>
&gt;
&gt;
 - Emine Jeeppar(@Emainezhppar)<text:a xlink:type="simple" xlink:href="https://twitter.com/EmineDzheppar/status/1680144812882767876" text:style-name="Internet_20_link" text:visited-style-name="Visited_20_Internet_20_Link">
 July 15, 2023&gt;
 </text:a>
"With South Korea President, Jun Jeck and the first lady Kim Khi -XI, they were honored to remember the Ukrainian soldiers who died in the war <text:a xlink:type="simple" xlink:href="https://www.ukrinform.ua/tag-rosia" text:style-name="Internet_20_link" text:visited-style-name="Visited_20_Internet_20_Link">
Russia</text:a>
against Ukraine. Ukraine and South Korea is the purpose of restoring justice and protecting democracy from Russian Trivania, "Dzhaparova wrote.</text:p>

</text:p>
      <text:p text:style-name="P4">
*!(https://www.ukrinform.ua/rubric-vidbudova/3735742-pivdenna-korea-zaproponue-ukraini-proekti-vidbudovi-na-52-milardi.html)The Presidential Spouse of South Korea took part in the ceremony of laying a vein to the wall of memory of the dead for Ukraine, near the Mikhailovskaya Square of UKIV.</text:p>
      <text:p text:style-name="P4">
Before that the South Korean leader <text:a xlink:type="simple" xlink:href="http://twitter.com/EmineDzheppar/status/1680137833141485569" text:style-name="Internet_20_link" text:visited-style-name="Visited_20_Internet_20_Link">
visited</text:a>
Irpin, who has argued in one of the most affected by Russian aggression areas.As reported by Ukrinform, South Korea President Yun Jec arrived in Ukraine with an unannounced visit. He visited Bucha with his wife.</text:p>
      <text:p text:style-name="P4">
News Source: <text:a xlink:type="simple" xlink:href="https://www.ukrinform.ua/rubric-society/3736156-prezident-pivdennoi-korei-u-kievi-vsanuvav-pamat-zagiblih-ukrainskih-voiniv.html" text:style-name="Internet_20_link" text:visited-style-name="Visited_20_Internet_20_Link">
https://www.ukrinform.ua/rubric-society/3736156-prezident-pivdennoi-korei-u-kievi-vsanuvav-pamat-zagiblih-ukrainskih-voiniv.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7-15T13:51:00+03:00</text:p>
      <text:p text:style-name="P4">
Modified Time: 2023-07-15T13:51: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05" text:anchor-type="as-char" svg:width="6.9236in" svg:height="3.956343in" draw:z-index="0">
<draw:image xlink:href="../Images/yкринформ/2023-07-15T13-51-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National Guards of Kharkiv region were handed over by 24 special trainees for tracking drones</text:span>
</text:h>
      <text:p text:style-name="P4">
Authors: Ukrinform (Person)</text:p>
      <text:p text:style-name="P4">
Publisher: Укринформ (Organization)</text:p>
      <text:p text:style-name="P4">
Published Time: 2023-07-15T14:03:07+03:00</text:p>
      <text:p text:style-name="P4">
Modified Time: 2023-07-15T14:03:07+03:00</text:p>
      <text:p text:style-name="P4">
Description: The soldiers of the National Guard of Kharkiv region were handed over to 24 special spotlights to help hunt for enemy drones-Kamikadze. - Ukrinform.</text:p>
      <text:p text:style-name="P4">
Images: ['<text:a xlink:type="simple" xlink:href="https://static.ukrinform.com/photos/2023_07/thumb_files/630_360_1689418794-862.jpg" text:style-name="Internet_20_link" text:visited-style-name="Visited_20_Internet_20_Link">
630_360_16894...</text:a>
']</text:p>
      <text:p text:style-name="P4">
Tags: ['Нацгвардія', 'Харківщина', 'Війна з Росією', '#stoprussia', 'Дрон-камікадзе']</text:p>
      <text:p text:style-name="P4">
Type: Article</text:p>
      <!--METADATA-->
      <text:p text:style-name="P4">
<draw:frame draw:style-name="fr1" draw:name="Image306" text:anchor-type="as-char" svg:width="6.9236in" svg:height="3.956343in" draw:z-index="0">
<draw:image xlink:href="../Images/yкринформ/2023-07-15T14-03-07-03-00/630_360_1689418794-862.jpg" xlink:type="simple" xlink:show="embed" xlink:actuate="onLoad" draw:mime-type="image/jpeg"/>
</draw:frame>
The Kharkiv Regional Guards were handed over by 24 special spotlights that will help to "hunt" on enemy drones-Kamikadze.</text:p>
      <text:p text:style-name="P4">
About it in <text:a xlink:type="simple" xlink:href="https://t.me/synegubov/6646" text:style-name="Internet_20_link" text:visited-style-name="Visited_20_Internet_20_Link">
telegram</text:a>
Oleg Synigubov, Oleg Synigubov, reported, Ukrinform reports.</text:p>
      <text:p text:style-name="P4">
"Today, 24 special spotlights have been handed over to fighters of the National Guard to protect the sky in Kharkiv region from enemy atakdrons -Kamikadze. These spotlights will be used by mobile fire groups that will hunt Shakhi and other air goals," it is said.</text:p>
      <text:p text:style-name="P4">
The official thanked everyone who helps the military.</text:p>
      <text:p text:style-name="P4">
<text:span text:style-name="T4">
 Read also: </text:span>
 <text:a xlink:type="simple" xlink:href="https://www.ukrinform.ua/rubric-ato/3736072-povitrani-sili-vnoci-znisili-cotiri-sahedi.html" text:style-name="Internet_20_link" text:visited-style-name="Visited_20_Internet_20_Link">
Air Force at night destroyed four "<text:span text:style-name="T4">
 Shahed </text:span>
"</text:a>
The air forces of the Armed Forces were reported at night <text:a xlink:type="simple" xlink:href="https://www.ukrinform.ua/rubric-ato/3736072-povitrani-sili-vnoci-znisili-cotiri-sahedi.html" text:style-name="Internet_20_link" text:visited-style-name="Visited_20_Internet_20_Link">
destroyed</text:a>
There are four enemy drones in the south and east.</text:p>
      <text:p text:style-name="P4">
<text:span text:style-name="T5">
Foto: Oleg Synigubov, telegram</text:span>
</text:p>
      <text:p text:style-name="P4">
News Source: <text:a xlink:type="simple" xlink:href="https://www.ukrinform.ua/rubric-ato/3736159-nacgvardijcam-harkivsini-peredali-24-specprozektori-dla-vidstezenna-droniv.html" text:style-name="Internet_20_link" text:visited-style-name="Visited_20_Internet_20_Link">
https://www.ukrinform.ua/rubric-ato/3736159-nacgvardijcam-harkivsini-peredali-24-specprozektori-dla-vidstezenna-droniv.html</text:a>
</text:p>
      <!--NEWS-->
      <text:h text:style-name="P10" text:outline-level="1">
<text:span text:style-name="T4">
The US House of Representatives has agreed to a defense budget with $ 300 million for Ukraine</text:span>
</text:h>
      <text:p text:style-name="P4">
Authors: Ukrinform (Person)</text:p>
      <text:p text:style-name="P4">
Publisher: Укринформ (Organization)</text:p>
      <text:p text:style-name="P4">
Published Time: 2023-07-15T1:39:00+03:00</text:p>
      <text:p text:style-name="P4">
Modified Time: 2023-07-15T12:39:00+03:00</text:p>
      <text:p text:style-name="P4">
Description: The House of Representatives of the US Congress voted in favor of the US defense budget for 2024, which provides $ 300 million for Ukraine. - Ukrinform.</text:p>
      <text:p text:style-name="P4">
Images: ['<text:a xlink:type="simple" xlink:href="https://static.ukrinform.com/photos/2019_11/thumb_files/630_360_1573026861-807.jpg" text:style-name="Internet_20_link" text:visited-style-name="Visited_20_Internet_20_Link">
630_360_15730...</text:a>
']</text:p>
      <text:p text:style-name="P4">
Tags: ['Україна', 'Конгрес США', 'допомога', 'Війна з Росією']</text:p>
      <text:p text:style-name="P4">
Type: Article</text:p>
      <!--METADATA-->
      <text:p text:style-name="P4">
<draw:frame draw:style-name="fr1" draw:name="Image307" text:anchor-type="as-char" svg:width="6.9236in" svg:height="3.956343in" draw:z-index="0">
<draw:image xlink:href="../Images/yкринформ/2023-07-15T1-39-00-03-00/630_360_1573026861-807.jpg" xlink:type="simple" xlink:show="embed" xlink:actuate="onLoad" draw:mime-type="image/jpeg"/>
</draw:frame>
On Friday, the US Congress's Central Representatives voted for the US Defense Judget for 2024, which provides $ 300 million for Ukraine.</text:p>
      <text:p text:style-name="P4">
As Ukrinform reports, it reports <text:a xlink:type="simple" xlink:href="https://ukrainian.voanews.com/a/ndaa-ndaa2024-oboronny-budjet-congres-zakonoproekt/7179119.html" text:style-name="Internet_20_link" text:visited-style-name="Visited_20_Internet_20_Link">
Voice of America</text:a>
.</text:p>
      <text:p text:style-name="P4">
It is noted that on Thursday, the House of Representatives met almost in the midst of 200 amendments. Republicans were able to approve the approval of the Nizhkivtsi, at the same time five amendments, which demanded to reduce or generally attach assistance to Ukraine, did not vote.</text:p>
      <text:p text:style-name="P4">
"In particular, the amendment of the Republican Marjor Taylor Green, which demanded that $ 300 million for Ukraine from the defense budget: 89" for "-358-" Against "was rejected. .</text:p>
      <text:p text:style-name="P4">
<text:span text:style-name="T4">
 Read also: </text:span>
 <text:a xlink:type="simple" xlink:href="https://www.ukrinform.ua/rubric-ato/3735589-pentagon-oficijno-pidtverdiv-so-kasetni-boepripasi-vze-v-ukraini.html" text:style-name="Internet_20_link" text:visited-style-name="Visited_20_Internet_20_Link">
<text:span text:style-name="T4">
 Pentagon </text:span>
 officially confirmed that cassette ammunition in Ukraine</text:a>
It is emphasized that both in the defense budget of the House of Representatives and the relevant Senate project to continue the assistance of Ukraine's security in 20124, $ 300 million was laid. This is equal to the sum asked by Biden administration, but at the same time 500 million less than it was agreed last year.</text:p>
      <text:p text:style-name="P4">
This year Democrat Jared Golden from Maine tried to amend the proposed assistance to Ukraine in the defense budget <text:a xlink:type="simple" xlink:href="https://www.ukrinform.ua/tag-ssa" text:style-name="Internet_20_link" text:visited-style-name="Visited_20_Internet_20_Link">
USA</text:a>
-2024 for $ 500 million so that the final pump meets last year. But this proposal did not pass the Committee of the Armed Forces.</text:p>
      <text:p text:style-name="P4">
At the same time, the Church of the Chamber of Representatives, which are now being considered in the meeting room, added to the full version of the defense budget of the Chamber of Representatives, the committees have added a proposal to the Republican Matt Gates for an additional special inspector who will render the assistance coming into Ukraine.</text:p>
      <text:p text:style-name="P4">
<text:span text:style-name="T4">
 Read also: </text:span>
 <text:a xlink:type="simple" xlink:href="https://www.ukrinform.ua/rubric-ato/3729575-stati-pidtrimuvatimut-ukrainu-dopoki-rosia-ne-vivede-svoi-vijska-minoboroni.html" text:style-name="Internet_20_link" text:visited-style-name="Visited_20_Internet_20_Link">
States will support Ukraine until Russia is a detachable army - the Ministry of Defense</text:a>
The consideration of the defense budget in the Senate is already scheduled for Tuesday, July 18.</text:p>
      <text:p text:style-name="P4">
News Source: <text:a xlink:type="simple" xlink:href="https://www.ukrinform.ua/rubric-world/3736134-palata-predstavnikiv-ssa-pogodila-oboronnij-budzet-iz-300-miljoniv-dla-ukraini.html" text:style-name="Internet_20_link" text:visited-style-name="Visited_20_Internet_20_Link">
https://www.ukrinform.ua/rubric-world/3736134-palata-predstavnikiv-ssa-pogodila-oboronnij-budzet-iz-300-miljoniv-dla-ukraini.html</text:a>
</text:p>
      <!--NEWS-->
      <text:h text:style-name="P10" text:outline-level="1">
<text:span text:style-name="T4">
At Caurus Directory Russia Army Shellled Yardna, West, Kameanka, Shortka, Beresty, ...</text:span>
</text:h>
      <text:p text:style-name="P4">
Authors: liveuamap (Language: en)</text:p>
      <text:p text:style-name="P4">
Time: 2023-07-15T2:31:00</text:p>
      <text:p text:style-name="P4">
Location: Lyman (Latitude:49.89707 Longtitude:37.70422)</text:p>
      <text:p text:style-name="P4">
Videos: []</text:p>
      <text:p text:style-name="P4">
Images: []</text:p>
      <text:p text:style-name="P4">
Tags: ["Russia"]</text:p>
      <text:p text:style-name="P4">
Id: 22576258</text:p>
      <!--METADATA-->
      <text:p text:style-name="P4">
At Kupiansk direction Russian army shelled Dvorichna, Zapadne, Kamyanka,Kyslivka, Berestove, Fyholivka of Kharkiv region, - General Staff of ArmedForces of Ukraine says in the morning report</text:p>
      <text:p text:style-name="P4">
News Collection Link: <text:a xlink:type="simple" xlink:href="https:\/\/liveuamap.com\/en\/2023\/15-july-at-kupiansk-direction-russian-army-shelled-dvorichna" text:style-name="Internet_20_link" text:visited-style-name="Visited_20_Internet_20_Link">
https:\/\/liveuamap.com\/en\/2023\/15-july-at-kupiansk-direction-russian-army-shelled-dvorichna</text:a>
</text:p>
      <text:p text:style-name="P4">
News Source: <text:a xlink:type="simple" xlink:href="https://t.me/lumsrc/5367" text:style-name="Internet_20_link" text:visited-style-name="Visited_20_Internet_20_Link">
https://t.me/lumsrc/5367</text:a>
</text:p>
      <!--NEWS-->
      <text:h text:style-name="P10" text:outline-level="1">
<text:span text:style-name="T4">
Latvian diplomat: Summit in Vilnius gave the basis for meeting in Washington</text:span>
</text:h>
      <text:p text:style-name="P4">
Authors: Ukrinform (Person)</text:p>
      <text:p text:style-name="P4">
Publisher: Укринформ (Organization)</text:p>
      <text:p text:style-name="P4">
Published Time: 2023-07-15T2:40:39+03:00</text:p>
      <text:p text:style-name="P4">
Modified Time: 2023-07-15T12:40:39+03:00</text:p>
      <text:p text:style-name="P4">
Description: Latvia's ex -foreign affairs Maris Riekstinsh characterizes NATO Summit in Vilnius as a very important summit, but it is the working nature that gave the basis for working in the future meeting of 2024 in Washington. - Ukrinform.</text:p>
      <text:p text:style-name="P4">
Images: ['<text:a xlink:type="simple" xlink:href="https://static.ukrinform.com/photos/2023_07/thumb_files/630_360_1689180619-770.jpg" text:style-name="Internet_20_link" text:visited-style-name="Visited_20_Internet_20_Link">
630_360_16891...</text:a>
']</text:p>
      <text:p text:style-name="P4">
Tags: ['Латвія', 'Саміт НАТО', 'Україна']</text:p>
      <text:p text:style-name="P4">
Type: Article</text:p>
      <!--METADATA-->
      <text:p text:style-name="P4">
<draw:frame draw:style-name="fr1" draw:name="Image308" text:anchor-type="as-char" svg:width="6.9236in" svg:height="3.956343in" draw:z-index="0">
<draw:image xlink:href="../Images/yкринформ/2023-07-15T2-40-39-03-00/630_360_1689180619-770.jpg" xlink:type="simple" xlink:show="embed" xlink:actuate="onLoad" draw:mime-type="image/jpeg"/>
</draw:frame>
Latvia's exclusiveness of Maris Riekstinsh characterizes NATO Summit in Vilnius is a very important summit, but it is the working nature that gave the basis for the work in the future of the next 2024 meeting in Washington.</text:p>
      <text:p text:style-name="P4">
He said this in an interview with Ukrinform.</text:p>
      <text:p text:style-name="P4">
“I would describe the past meeting in Vilnius as a very significant important size, but it is a working nature. A clear, detailed instant "picture" of events occurring in the world was made. They are analyzed. And in accordance with the task, the task of the future is how to cope with a whole set of threats, ”Riekstinsh said.</text:p>
      <text:p text:style-name="P4">
He emphasized the importance that the communique of the Vilnius summit is accepted by the consensus, which means that its points concerning the comprehensive support of Ukraine were accepted by all members of the members <text:a xlink:type="simple" xlink:href="https://www.ukrinform.ua/tag-nato" text:style-name="Internet_20_link" text:visited-style-name="Visited_20_Internet_20_Link">
NATO</text:a>
.</text:p>
      <text:p text:style-name="P4">
According to the diplomat, it is necessary to actively work with those countries who are decisive to make decisive decisions on Ukraine's accession to the Alliance. This Ukraine will still be strongly assisted, in particular, Latvia and other Baltic countries.</text:p>
      <text:p text:style-name="P4">
"So yes - it was a very good, rich," working "summit that gives the basis of work in the future(Washington - ed.)summit. And to start looking in the direction, ”Riekstinsh summarized.</text:p>
      <text:p text:style-name="P4">
The interview will be published on the website of Ukrinform later.</text:p>
      <text:p text:style-name="P4">
<text:span text:style-name="T4">
 Read also: </text:span>
 <text:a xlink:type="simple" xlink:href="https://www.ukrinform.ua/rubric-polytics/3736084-nastupnij-samit-nato-bude-dla-ukraini-peremoznim-danilov.html" text:style-name="Internet_20_link" text:visited-style-name="Visited_20_Internet_20_Link">
NATO's next Summit will be victorious for Ukraine - <text:span text:style-name="T4">
 Danilov </text:span>
</text:a>
As reported by Ukrinform, the NATO Summit in Vilnius announced the prostation of the Ukraine-NATO Council, abolished the Action Plan for Membership in the Alliance.</text:p>
      <text:p text:style-name="P4">
Foreign Minister Dmitry Kuleba also stated that the importance of the 2023 summit in Madrid-2022 is also that it is now a member of NATO.</text:p>
      <text:p text:style-name="P4">
The acting Latvian diplomat Maris Riekstinsh has extensive experience and multifaceted career. He was the Latvian Foreign Minister(2007-2010), ambassador to the USA(2004-2006). In NATO(2011-2015)as well as the last Ambassador of Latvians to Moscow, that is, as the moment of the level of relations with the aggressor country was reduced(2017-2023).</text:p>
      <text:p text:style-name="P4">
News Source: <text:a xlink:type="simple" xlink:href="https://www.ukrinform.ua/rubric-polytics/3736135-latvijskij-diplomat-samit-u-vilnusi-dav-osnovu-dla-zustrici-u-vasingtoni.html" text:style-name="Internet_20_link" text:visited-style-name="Visited_20_Internet_20_Link">
https://www.ukrinform.ua/rubric-polytics/3736135-latvijskij-diplomat-samit-u-vilnusi-dav-osnovu-dla-zustrici-u-vasingtoni.html</text:a>
</text:p>
      <!--NEWS-->
      <text:h text:style-name="P10" text:outline-level="1">
<text:span text:style-name="T4">
The court arrested the Secretary -General of the Ukrainian Football Association</text:span>
</text:h>
      <text:p text:style-name="P4">
Authors: Ukrinform (Person)</text:p>
      <text:p text:style-name="P4">
Publisher: Укринформ (Organization)</text:p>
      <text:p text:style-name="P4">
Published Time: 2023-07-15T3:58:43+03:00</text:p>
      <text:p text:style-name="P4">
Modified Time: 2023-07-15T12:58:43+03:00</text:p>
      <text:p text:style-name="P4">
Description: The court was taken into custody for 60 days without an alternative to the pledge of the Secretary -General of the Ukrainian Football Association Yuri Zapisotsky, suspected of stealing funds for the construction of a plant for the production of artificial grass for football fields. - Ukrinform.</text:p>
      <text:p text:style-name="P4">
Images: ['<text:a xlink:type="simple" xlink:href="https://static.ukrinform.com/photos/2023_07/thumb_files/630_360_1689414862-432.jpg" text:style-name="Internet_20_link" text:visited-style-name="Visited_20_Internet_20_Link">
630_360_16894...</text:a>
']</text:p>
      <text:p text:style-name="P4">
Tags: ['Арешт', 'УАФ']</text:p>
      <text:p text:style-name="P4">
Type: Article</text:p>
      <!--METADATA-->
      <text:p text:style-name="P4">
<draw:frame draw:style-name="fr1" draw:name="Image309" text:anchor-type="as-char" svg:width="6.9236in" svg:height="3.956343in" draw:z-index="0">
<draw:image xlink:href="../Images/yкринформ/2023-07-15T3-58-43-03-00/630_360_1689414862-432.jpg" xlink:type="simple" xlink:show="embed" xlink:actuate="onLoad" draw:mime-type="image/jpeg"/>
</draw:frame>
The court took a custody for 60 days without an alternative to the pledge of the Secretary -General of the Ukrainian Football Association Yuri Zapisotsky, suspected of theft of storage facilities for the construction of a plant for the production of artificial grass for football.</text:p>
      <text:p text:style-name="P4">
As Ukrinform reports, this has reported <text:a xlink:type="simple" xlink:href="http://footballhub.ua/ofitsiino-heneralnoho-sekretaria-uaf-vidpravyly-u-sizo-na-60-dib" text:style-name="Internet_20_link" text:visited-style-name="Visited_20_Internet_20_Link">
FootballHub</text:a>
.</text:p>
      <text:p text:style-name="P4">
Слухання щодо зміни запобіжного заходу для генсекретаря УАФ відбулося уШевченківському районному суді Львова в п'ятницю, 14 липня.</text:p>
      <text:p text:style-name="P4">
За підсумками слухання суддя постановила змінити запобіжний захід на триманняпід вартою терміном 60 діб – до 13 вересня включно.</text:p>
      <text:p text:style-name="P4">
Внесена за фігуранта восени минулого року застава розміром 9,88 млн гривеньпіде на користь держави.</text:p>
      <text:p text:style-name="P4">
<text:span text:style-name="T4">
Читайте також:</text:span>
 <text:a xlink:type="simple" xlink:href="https://www.ukrinform.ua/rubric-kyiv/3730923-cinovnika-svatosinskoi-rda-vidstoronili-cerez-rozkradanna-pri-remonti-ukrittiv.html" text:style-name="Internet_20_link" text:visited-style-name="Visited_20_Internet_20_Link">
 Чиновника Святошинської РДА відсторонили через<text:span text:style-name="T4">
розкрадання</text:span>
 при ремонті укриттів </text:a>
As it was reported, in November 2022 law enforcement officers declared Zarisotsky <text:a xlink:type="simple" xlink:href="https://www.ukrinform.ua/rubric-sports/3624429-pavelku-ogolosili-pidozru-u-privlasnenni-265-miljona-ofis-genprokurora.html" text:style-name="Internet_20_link" text:visited-style-name="Visited_20_Internet_20_Link">
suspicion of seizure</text:a>
UAH 26.5 million. Along with him, the suspected affair was president of UAF Andrei Pavelko.</text:p>
      <text:p text:style-name="P4">
The investigation found that the specified amount of UAF officials were appropriated during the time of procurement of equipment for the construction of a plant for the manufacture of artificial coverage for football platforms. Some of these funds were subsequently adjusted.</text:p>
      <text:p text:style-name="P4">
The court chose both the defendants in the form of <text:a xlink:type="simple" xlink:href="https://www.ukrinform.ua/tag-arest" text:style-name="Internet_20_link" text:visited-style-name="Visited_20_Internet_20_Link">
arrest</text:a>
for two months with the possibility of making a amount of UAH 9.88 million. The pledge was made. In particular, the UAF Marketing Company was posted for Zamotsk.</text:p>
      <text:p text:style-name="P4">
On June 16, 2023, the court replaced Pavelka a measure of restraint, arresting it for 60 days.</text:p>
      <text:p text:style-name="P4">
News Source: <text:a xlink:type="simple" xlink:href="https://www.ukrinform.ua/rubric-sports/3736140-sud-arestuvav-gensekretara-ukrainskoi-asociacii-futbolu.html" text:style-name="Internet_20_link" text:visited-style-name="Visited_20_Internet_20_Link">
https://www.ukrinform.ua/rubric-sports/3736140-sud-arestuvav-gensekretara-ukrainskoi-asociacii-futbolu.html</text:a>
</text:p>
      <!--NEWS-->
      <text:h text:style-name="P10" text:outline-level="1">
<text:span text:style-name="T4">
In the hostel of Vinnitsa university at night there was an explosion, there is a dead</text:span>
</text:h>
      <text:p text:style-name="P4">
Authors: Ukrinform (Person)</text:p>
      <text:p text:style-name="P4">
Publisher: Укринформ (Organization)</text:p>
      <text:p text:style-name="P4">
Published Time: 2023-07-15T5:03:00+03:00</text:p>
      <text:p text:style-name="P4">
Modified Time: 2023-07-15T13:03:00+03:00</text:p>
      <text:p text:style-name="P4">
Description: On the night of Saturday, there was an explosion at the Vinnytsia National Agrarian University, a man was kill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Гуртожиток', 'Вибух', 'Вінниця']</text:p>
      <text:p text:style-name="P4">
Type: Article</text:p>
      <!--METADATA-->
      <text:p text:style-name="P4">
<draw:frame draw:style-name="fr1" draw:name="Image310" text:anchor-type="as-char" svg:width="6.9236in" svg:height="3.956343in" draw:z-index="0">
<draw:image xlink:href="../Images/yкринформ/2023-07-15T5-03-00-03-00/630_360_1669987737-966.jpg" xlink:type="simple" xlink:show="embed" xlink:actuate="onLoad" draw:mime-type="image/jpeg"/>
</draw:frame>
On the night of snauba there was an explosion in the dormitory of the Vinnytsia National Agrarian University, a person was killed.</text:p>
      <text:p text:style-name="P4">
About this <text:a xlink:type="simple" xlink:href="https://suspilne.media/529323-vibuh-u-gurtozitku-vinnickogo-agrarnogo-universitetu-so-vidomo/" text:style-name="Internet_20_link" text:visited-style-name="Visited_20_Internet_20_Link">
public</text:a>
The spokeswoman of the regional police of Zarina Mayevska reported, Ukrinform reports.</text:p>
      <text:p text:style-name="P4">
"About midnight to the police received a notification of <text:a xlink:type="simple" xlink:href="https://www.ukrinform.ua/tag-vibuh" text:style-name="Internet_20_link" text:visited-style-name="Visited_20_Internet_20_Link">
explosion</text:a>
In one of the hostel rooms. Departure of the event was discovered by the body of a 39-year-old man. He temporarily lived in this hostel and carried out repair work in parallel, " - Gazhivskaya _.____</text:p>
      <text:p text:style-name="P4">
According to her, no one was injured anymore. Residents were evacuated. The afternoon of all investigative actions, people returned to their rooms.</text:p>
      <text:p text:style-name="P4">
<text:span text:style-name="T4">
 Read also: </text:span>
 <text:a xlink:type="simple" xlink:href="https://www.ukrinform.ua/rubric-regions/3734667-v-odesi-viavili-tilo-colovika-policia-kaze-pro-vibuh-granati.html" text:style-name="Internet_20_link" text:visited-style-name="Visited_20_Internet_20_Link">
in Odessa found the body of a man - police say about <text:span text:style-name="T4">
 explosion </text:span>
 grenades</text:a>
According to preliminary data, a non -military device exploded.</text:p>
      <text:p text:style-name="P4">
The police opened the proceedings under Part 1 of Art. 115(intentional murder)Suicide with a mark.</text:p>
      <text:p text:style-name="P4">
News Source: <text:a xlink:type="simple" xlink:href="https://www.ukrinform.ua/rubric-regions/3736145-u-gurtozitku-vinnickogo-visu-vnoci-prolunav-vibuh-e-zagiblij.html" text:style-name="Internet_20_link" text:visited-style-name="Visited_20_Internet_20_Link">
https://www.ukrinform.ua/rubric-regions/3736145-u-gurtozitku-vinnickogo-visu-vnoci-prolunav-vibuh-e-zagiblij.html</text:a>
</text:p>
      <!--NEWS-->
      <text:h text:style-name="P10" text:outline-level="1">
<text:span text:style-name="T4">
The interception of the GUR of the Ministry of Defense of Ukraine: "We are not ready, we will be ready"</text:span>
</text:h>
      <text:p text:style-name="P4">
Author: ['АРМІЯINFORM']</text:p>
      <text:p text:style-name="P4">
Time: 2023-07-15T60:00:00-04:00</text:p>
      <text:p text:style-name="P4">
Description: At the Chergery Perekholny Rozmovi, Yak ZdiSnnnn, Golovna Directorate Rosvy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d0c635554c049354.jpg" text:style-name="Internet_20_link" text:visited-style-name="Visited_20_Internet_20_Link">
d0c635554c049354.jpg</text:a>
']</text:p>
      <text:p text:style-name="P4">
Tags: ['STOPRUSSIA', 'АГРЕСІЯ РФ', 'ВІЙНА', 'ВТОРГНЕННЯ РФ', 'ГУР ПЕРЕХОПЛЕННЯ', 'ДУТА ВЕЛИЧ РОСАРМІЇ']</text:p>
      <text:p text:style-name="P4">
Category: News</text:p>
      <!--METADATA-->
      <text:p text:style-name="P4">
<draw:frame draw:style-name="fr1" draw:name="Image311" text:anchor-type="as-char" svg:width="6.9236in" svg:height="3.750283in" draw:z-index="0">
<draw:image xlink:href="../Images/AРМІЯINFORM/2023-07-15T60-00-00-04-00/d0c635554c049354.jpg" xlink:type="simple" xlink:show="embed" xlink:actuate="onLoad" draw:mime-type="image/jpeg"/>
</draw:frame>
In the next <text:a xlink:type="simple" xlink:href="https://t.me/DIUkraine/2576" text:style-name="Internet_20_link" text:visited-style-name="Visited_20_Internet_20_Link">
intercepting</text:a>
A telephone conversation, which was carried out by the General Directorate of Intelligence of the Ministry of Defense of Ukraine, the Russian soldier tells his wife about the Armed Forces of the Armed Forces for the offensive, prohibit the dead and wounded "ZEKs" in Russia:</text:p>
      <ul>
        <li>
"Everything knows everything, nothing is nonexistent"; * "Already mobilized, there and the gaps of the same with Ulan-Us, with Buriati, 60 persons of this"; * "They are eed, than they are fighting, they have gone, and they once* scores, they do not read it in general"(About prisoners); * The occupier says that the dead simply bury and point out as missing.</li>
      </ul>
      <text:p text:style-name="P4">
"For every military crime against Ukraine, there will be a valid payment," the IUU assures.</text:p>
      <text:p text:style-name="P4">
News Source: <text:a xlink:type="simple" xlink:href="https://armyinform.com.ua/2023/07/15/perehoplennya-gur-minoborony-ukrayiny-m%d1%8b-ne-gotov%d1%8b-u-nas-nechem-gotovytsya/" text:style-name="Internet_20_link" text:visited-style-name="Visited_20_Internet_20_Link">
https://armyinform.com.ua/2023/07/15/perehoplennya-gur-minoborony-ukrayiny-m%d1%8b-ne-gotov%d1%8b-u-nas-nechem-gotovytsya/</text:a>
</text:p>
      <!--NEWS-->
      <text:h text:style-name="P10" text:outline-level="1">
<text:span text:style-name="T4">
CPD: a selection of fakes</text:span>
</text:h>
      <text:p text:style-name="P4">
Author: ['АРМІЯINFORM']</text:p>
      <text:p text:style-name="P4">
Time: 2023-07-15T62:00:00-04:00</text:p>
      <text:p text:style-name="P4">
Description: The Center for the Wizin -Format on the Facebook of the Facebook by Facebook is a rosemystein vigirk ... War with Ukraine 2022, War with Ukraine Latest News today,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60145103_290354196846986_1918914567113442698_n.jpg" text:style-name="Internet_20_link" text:visited-style-name="Visited_20_Internet_20_Link">
360145103_290354196846986_1918914567113442698_n.jpg</text:a>
']</text:p>
      <text:p text:style-name="P4">
Tags: ['STOPRUSSIA', 'ВІЙНА', 'ВТОРГНЕННЯ РФ', 'РОСІЙСЬКІ ФЕЙКИ', 'ЦПД РНБО']</text:p>
      <text:p text:style-name="P4">
Category: News</text:p>
      <!--METADATA-->
      <text:p text:style-name="P4">
<draw:frame draw:style-name="fr1" draw:name="Image312" text:anchor-type="as-char" svg:width="6.9236in" svg:height="6.9236in" draw:z-index="0">
<draw:image xlink:href="../Images/AРМІЯINFORM/2023-07-15T62-00-00-04-00/360145103_290354196846986_1918914567113442698_n.jpg" xlink:type="simple" xlink:show="embed" xlink:actuate="onLoad" draw:mime-type="image/jpeg"/>
</draw:frame>
The Center for Combating Misinformation on its Official Facebook page <text:a xlink:type="simple" xlink:href="https://www.facebook.com/protydiyadezinformatsiyi.cpd/posts/pfbid0oaVoC6aQ86emdkkwnCrWyLoDioMZ5Cc8gdjMDXpzRpyWKMrYKa2NmYZsusQMn63nl" text:style-name="Internet_20_link" text:visited-style-name="Visited_20_Internet_20_Link">
posted</text:a>
a selection of Rashist fakes that he found during the day.</text:p>
      <ul>
        <li>
Fake: “There were no elites in Ukraine, they are not formed. The people who came today after the last elections to the Council had a chance to start forming the elite, but they were waste of it, ”said Gastello Russian political technologist. * Misinformation: "The purpose of the United States and their satellites is to cause" strategic defeat "of the Russian Federation and maintain the dominant influence in the international arena", - the Ministry of Foreign Affairs of the Russian Federation said. * Misinformation: “There is no doubt that the Armed Forces will not begin to observe any“ restrictions ”when choosing goals,” the Russian Embassy in the USA said.</li>
      </ul>
      <text:p text:style-name="P4">
News Source: <text:a xlink:type="simple" xlink:href="https://armyinform.com.ua/2023/07/15/fejk-posolstva-rf-u-ssha-zsu-ne-pochnut-dotrymuvatysya-bud-yakyh-obmezhen-pry-vybori-czilej/" text:style-name="Internet_20_link" text:visited-style-name="Visited_20_Internet_20_Link">
https://armyinform.com.ua/2023/07/15/fejk-posolstva-rf-u-ssha-zsu-ne-pochnut-dotrymuvatysya-bud-yakyh-obmezhen-pry-vybori-czilej/</text:a>
</text:p>
      <!--NEWS-->
      <text:h text:style-name="P10" text:outline-level="1">
<text:span text:style-name="T4">
The action portal is planned to launch a service for providing new types of social assistance</text:span>
</text:h>
      <text:p text:style-name="P4">
Author: ['АРМІЯINFORM']</text:p>
      <text:p text:style-name="P4">
Time: 2023-07-15T64:00:00-04:00</text:p>
      <text:p text:style-name="P4">
Description: About CENTRALISTY PROGRAMENTS OF THE MINISHICTION OF Social Politics at Telecrami. It is planne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edynyj-portal-800.png" text:style-name="Internet_20_link" text:visited-style-name="Visited_20_Internet_20_Link">
edynyj-portal-800.png</text:a>
']</text:p>
      <text:p text:style-name="P4">
Tags: []</text:p>
      <text:p text:style-name="P4">
Category: News</text:p>
      <!--METADATA-->
      <text:p text:style-name="P4">
<draw:frame draw:style-name="fr1" draw:name="Image313" text:anchor-type="as-char" svg:width="6.9236in" svg:height="4.561431in" draw:z-index="0">
<draw:image xlink:href="../Images/AРМІЯINFORM/2023-07-15T64-00-00-04-00/edynyj-portal-800.png" xlink:type="simple" xlink:show="embed" xlink:actuate="onLoad" draw:mime-type="image/png"/>
</draw:frame>
This was reported by the press service of the Ministry of Social Policy in <text:a xlink:type="simple" xlink:href="https://t.me/MinSocUA/4033" text:style-name="Internet_20_link" text:visited-style-name="Visited_20_Internet_20_Link">
telegram</text:a>
.</text:p>
      <text:p text:style-name="P4">
Заплановано запуск сервісу в «<text:a xlink:type="simple" xlink:href="https://www.ukrinform.ua/tag-dodatok-dia" text:style-name="Internet_20_link" text:visited-style-name="Visited_20_Internet_20_Link">
Дія</text:a>
- Appeal ”for four types of benefits. In particular, it is a help of a child's reinforcement, help on children with severe perinatal lesions of the naming system, severe birth defects, rare orphan diseases, oncological, oncohematological diseases, patients with cerebral paralysis, severe mental disorders , for a child who has a serious injury, requires an organ transplantation, requires palliative care that is not established disability.</text:p>
      <text:p text:style-name="P4">
It is also helping persons with disabilities from childhood and children with disabilities, and to pay for children to single mothers.</text:p>
      <text:p text:style-name="P4">
Citizens who have the right to receive one of the people are invited to test, but have not yet turned to the social protection authorities of the population.</text:p>
      <text:p text:style-name="P4">
As it was reported, more than 100 thousand times Ukrainians have used construction services through the portal "Action".</text:p>
      <text:p text:style-name="P4">
News Source: <text:a xlink:type="simple" xlink:href="https://armyinform.com.ua/2023/07/15/na-portali-diya-planuyetsya-zapusk-servisu-z-nadannya-novyh-vydiv-soczialnoyi-dopomogy/" text:style-name="Internet_20_link" text:visited-style-name="Visited_20_Internet_20_Link">
https://armyinform.com.ua/2023/07/15/na-portali-diya-planuyetsya-zapusk-servisu-z-nadannya-novyh-vydiv-soczialnoyi-dopomogy/</text:a>
</text:p>
      <!--NEWS-->
      <text:h text:style-name="P10" text:outline-level="1">
<text:span text:style-name="T4">
The Ministry of Internal Affairs published information about a single register of missing persons in special circumstances: what you need to know to obtain an extract</text:span>
</text:h>
      <text:p text:style-name="P4">
Author: ['АРМІЯINFORM']</text:p>
      <text:p text:style-name="P4">
Time: 2023-07-15T66:00:00-04:00</text:p>
      <text:p text:style-name="P4">
Description: Mini Costority Intravykh Klastykh at the Urovy Portal Vodomilo, Shcho Khophatk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mceu-38356584811689336080337.jpg" text:style-name="Internet_20_link" text:visited-style-name="Visited_20_Internet_20_Link">
mceu-38356584811689336080337.jpg</text:a>
']</text:p>
      <text:p text:style-name="P4">
Tags: ['АГРЕСІЯ РФ', 'БЕЗВІСТИ ЗНИКЛІ', 'ВТОРГНЕННЯ РФ', 'ЄДИНИЙ РЕЄСТР ЗНИКЛИХ БЕЗВІСТИ', 'МВС']</text:p>
      <text:p text:style-name="P4">
Category: News</text:p>
      <!--METADATA-->
      <text:p text:style-name="P4">
<draw:frame draw:style-name="fr1" draw:name="Image314" text:anchor-type="as-char" svg:width="6.9236in" svg:height="6.9236in" draw:z-index="0">
<draw:image xlink:href="../Images/AРМІЯINFORM/2023-07-15T66-00-00-04-00/mceu-38356584811689336080337.jpg" xlink:type="simple" xlink:show="embed" xlink:actuate="onLoad" draw:mime-type="image/jpeg"/>
</draw:frame>
Ministry of Internal Affairs of Ukraine on the Government Portal <text:a xlink:type="simple" xlink:href="https://www.kmu.gov.ua/news/yedynyi-reiestr-znyklykh-bezvisty-za-osoblyvykh-obstavyn-shcho-potribno-znaty-dlia-otrymannia-vytiahu" text:style-name="Internet_20_link" text:visited-style-name="Visited_20_Internet_20_Link">
reported</text:a>
that at the beginning of the work of the Unified Register of Persons missing in special circumstances, 5475 applications for extracts were registered.</text:p>
      <text:p text:style-name="P4">
This registry is a fully secure database. And its access to it are defined by the officials: representatives of the Office of the Ombudsman, employees of the National Police and the Department of Informatization of the Ministry of Internal Affairs of Ukraine.</text:p>
      <text:p text:style-name="P4">
Record cards are formed on the basis of statements submitted by relatives of the missing Donation Police. And the verification of each person is carried out directly by the office of missing persons.</text:p>
      <text:p text:style-name="P4">
Also, the application for the search for a person missing in special circumstances, according to Art. 18 of the Law of Ukraine "On the Legal Status of Persons of Personal Personal Circumstances" can be submitted not only by a relative of such a person, but by a prisoner disappearance. And also an commissioner from missing persons if he or she is notified of the disappearance.</text:p>
      <text:p text:style-name="P4">
Excerpts from the Unified Register are provided by representatives of the Department of Informatization of the Ministry of Internal Affairs of Ukraine. To obtain a document you need to contact the Ministry of Internal Affairs(Send the address of the address Kyiv, str. Bogomolets, 10, Ministry of Internal Affairs of Ukraine, or on the e -mail box pgmia@mvs.gov.ua)With the request of such documents, certifying the identity of the requester and the degree of affinity.</text:p>
      <text:p text:style-name="P4">
According to Art. 11 of the said Law, the powers of the Ombudsman disappeared in special circumstances shall be subject to communication with relatives of persons missing in special circumstances, and providing them with the legislation defined by the legislation, information on the status of the search and its results.</text:p>
      <text:p text:style-name="P4">
If an error has been found in the information of the person being wanted on the website of the Ministry of Internal Affairs in the section "Disappeared Citizens and Children" or in a single register of missing in special circumstances, it is necessary to contact the National Police Department, to which the search was filed or the authority. Copies of documents must be added to the application, which are identified by the correct data of the person.</text:p>
      <text:p text:style-name="P4">
News Source: <text:a xlink:type="simple" xlink:href="https://armyinform.com.ua/2023/07/15/mvs-opublikuvalo-informacziyu-pro-yedynyj-reyestr-znyklyh-bezvisty-za-osoblyvyh-obstavyn-shho-potribno-znaty-dlya-otrymannya-vytyagu/" text:style-name="Internet_20_link" text:visited-style-name="Visited_20_Internet_20_Link">
https://armyinform.com.ua/2023/07/15/mvs-opublikuvalo-informacziyu-pro-yedynyj-reyestr-znyklyh-bezvisty-za-osoblyvyh-obstavyn-shho-potribno-znaty-dlya-otrymannya-vytyagu/</text:a>
</text:p>
      <!--NEWS-->
      <text:h text:style-name="P10" text:outline-level="1">
<text:span text:style-name="T4">
The Government Team of Response to the Computer Emergency of Ukraine warns on new cyberattacks of government agencies</text:span>
</text:h>
      <text:p text:style-name="P4">
Author: ['АРМІЯINFORM']</text:p>
      <text:p text:style-name="P4">
Time: 2023-07-15T68:00:00-04:00</text:p>
      <text:p text:style-name="P4">
Description: Fakhivtsi Uriva Subjovanni on the comp-bosuberni-Uklikhayni Cert-UA, yak ... War with Ukraine 2022, War with Ukraine Latest News today, News War with Ukraine 2022 The last to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site000342.png" text:style-name="Internet_20_link" text:visited-style-name="Visited_20_Internet_20_Link">
site000342.png</text:a>
']</text:p>
      <text:p text:style-name="P4">
Tags: ['CERT-UA', 'STOPRUSSIA', 'АГРЕСІЯ РФ', 'ВІЙНА', 'ВТОРГНЕННЯ РФ', 'ДЕРЖСПЕЦЗВ’ЯЗКУ', 'КІБЕРАТАКИ', 'КІБЕРБЕЗПЕКА']</text:p>
      <text:p text:style-name="P4">
Category: News</text:p>
      <!--METADATA-->
      <text:p text:style-name="P4">
<draw:frame draw:style-name="fr1" draw:name="Image315" text:anchor-type="as-char" svg:width="6.9236in" svg:height="5.204239in" draw:z-index="0">
<draw:image xlink:href="../Images/AРМІЯINFORM/2023-07-15T68-00-00-04-00/site000342.png" xlink:type="simple" xlink:show="embed" xlink:actuate="onLoad" draw:mime-type="image/png"/>
</draw:frame>
Government response experts on computer emergencies of UkraineCert-UA, which operates in the State Secretariat, analyzed current tactics, techniques and procedures that use hackers of one of the most active Russian hacker groups-UAC-0010(Armageddon /Gamaredon).</text:p>
      <text:p text:style-name="P4">
Про те, що до цього хакерського угруповання належать колишні «офіцери» із СБУв АР Крим, які у 2014 році зрадили Батьківщину і почали прислужувати фсбросії, на урядовому порталі <text:a xlink:type="simple" xlink:href="https://www.kmu.gov.ua/news/uriadova-komanda-reahuvannia-na-kompiuterni-nadzvychaini-podii-ukrainy-zasterihaie-shchodo-novykh-kiberatak-derzhorhaniv" text:style-name="Internet_20_link" text:visited-style-name="Visited_20_Internet_20_Link">
нагадала</text:a>
State Service for Special Communication of the Tasks of Information of Ukraine.</text:p>
      <text:p text:style-name="P4">
The main task of the grouping is cyber -spy on security and defense forces. At least one case of destructive activity on the information infrastructure is also known.</text:p>
      <text:p text:style-name="P4">
According to Cert-UA, the number of simultaneously infected computers that mainly function within the framework of information and communication systems of state bodies can reach several thousand.</text:p>
      <text:p text:style-name="P4">
<text:span text:style-name="T4">
 As attack </text:span>
</text:p>
      <text:p text:style-name="P4">
As a vector of primary compromise hackers mostly use electronics and messages in messengers(Telegram, WhatsApp, Signal), which are sent through pre -compromised accounts. The most common way is to send the victim of an archive containing HTM or HTA file, the opening of an united infection chain.</text:p>
      <text:p text:style-name="P4">
To distribute malicious programs, there is a possibility of damage to removable information, legitimate files(In particular, labels), а також модифікаціїшаблонів Microsoft Office Word, що забезпечує інфікування всіх створюваних наЕОМ документів через додавання відповідного макросу.</text:p>
      <text:p text:style-name="P4">
Після початкового ураження зловмисники можуть викрадати файли з розширеннями.doc, .docx, .xls, .xlsx, .rtf, .odt, .txt, .jpg, .jpeg, .pdf, .ps1, .rar,.zip, .7z, .mdb протягом 30-50 хвилин — здебільшого із застосуванням шкідливихпрограм GAMMASTEEL.</text:p>
      <text:p text:style-name="P4">
Комп’ютер, що функціонує в ураженому стані близько тижня, може налічувати від80 до 120 і більше шкідливих (infected)files without taking into account the files that will be created on removable media that will be connected to the computer.</text:p>
      <text:p text:style-name="P4">
Other cyberattack details, defense recommendations-on the siteCert -ua website at https://cert.gov.ua/article/5160737.The high -risk group is computers located outside the perimeter of protection, in particular those who use Starlink to access the Internet.</text:p>
      <text:p text:style-name="P4">
The absence of the aforementioned protection technology increases the likelihood of cyberattacks both on the individual computer and on the whole information and communication system(network)subdivision.</text:p>
      <text:p text:style-name="P4">
If you find the lesion of the CERT-UA indicators, notify the ITS Cybersecurity Center.</text:p>
      <text:p text:style-name="P4">
News Source: <text:a xlink:type="simple" xlink:href="https://armyinform.com.ua/2023/07/15/uryadova-komanda-reaguvannya-na-kompyuterni-nadzvychajni-podiyi-ukrayiny-zasterigaye-shhodo-novyh-kiberatak-derzhorganiv/" text:style-name="Internet_20_link" text:visited-style-name="Visited_20_Internet_20_Link">
https://armyinform.com.ua/2023/07/15/uryadova-komanda-reaguvannya-na-kompyuterni-nadzvychajni-podiyi-ukrayiny-zasterigaye-shhodo-novyh-kiberatak-derzhorganiv/</text:a>
</text:p>
      <!--NEWS-->
      <text:h text:style-name="P10" text:outline-level="1">
<text:span text:style-name="T4">
From the Desna River in Chernihiv, a Russian tank was pulled out</text:span>
</text:h>
      <text:p text:style-name="P4">
Authors: Ukrinform (Person)</text:p>
      <text:p text:style-name="P4">
Publisher: Укринформ (Organization)</text:p>
      <text:p text:style-name="P4">
Published Time: 2023-07-15T6:05:19+03:00</text:p>
      <text:p text:style-name="P4">
Modified Time: 2023-07-15T13:05:19+03:00</text:p>
      <text:p text:style-name="P4">
Description: In the area of the village of Shestovytsya, the Chernihiv region, the diver-sappers got a Russian tank from the Desna River, flooded during an unsuccessful attempt to cross. - Ukrinform.</text:p>
      <text:p text:style-name="P4">
Images: ['<text:a xlink:type="simple" xlink:href="https://static.ukrinform.com/photos/2023_07/thumb_files/630_360_1689415258-788.jpg" text:style-name="Internet_20_link" text:visited-style-name="Visited_20_Internet_20_Link">
630_360_16894...</text:a>
']</text:p>
      <text:p text:style-name="P4">
Tags: ['Десна', 'Ріка', 'Танк', 'Росія', 'Військова техніка', 'Чернігівщина']</text:p>
      <text:p text:style-name="P4">
Type: Article</text:p>
      <!--METADATA-->
      <text:p text:style-name="P4">
<draw:frame draw:style-name="fr1" draw:name="Image316" text:anchor-type="as-char" svg:width="6.9236in" svg:height="3.956343in" draw:z-index="0">
<draw:image xlink:href="../Images/yкринформ/2023-07-15T6-05-19-03-00/630_360_1689415258-788.jpg" xlink:type="simple" xlink:show="embed" xlink:actuate="onLoad" draw:mime-type="image/jpeg"/>
</draw:frame>
In the district of Sheselica of the Chernihiv region, the diver-sappers were removed from the river Desnaiss Tank, flooded during an unsuccessful attempt to cross.</text:p>
      <text:p text:style-name="P4">
According to Ukrinform, the State Special Transport Service reports <text:a xlink:type="simple" xlink:href="https://www.facebook.com/uadsst/posts/pfbid02ir3yc3JoP2C7B4Ya5zWrVL2Zt6tUTGHNu1nfktygoU8U6tXmnpiP8Qo4cTqvApYrl" text:style-name="Internet_20_link" text:visited-style-name="Visited_20_Internet_20_Link">
Facebook</text:a>
.</text:p>
      <text:p text:style-name="P4">
Державна спеціальна служба транспорту спільно із військовими оперативногокомандування "Північ" витягла російський танк, який був затоплений під часневдалої спроби переправитись через річку Десна в районі селища Шестовиця наЧернігівщині.</text:p>
      <text:p text:style-name="P4">
Як ідеться в повідомленні, за зовнішніми ознаками трофейний зразок не маєзначних ушкоджень. Російський <text:a xlink:type="simple" xlink:href="https://www.ukrinform.ua/tag-tank" text:style-name="Internet_20_link" text:visited-style-name="Visited_20_Internet_20_Link">
 танк </text:a>
It is built for further recovery and will enter the line of the Armed Forces of Ukraine.</text:p>
      <text:p text:style-name="P4">
<text:span text:style-name="T4">
 Read also: </text:span>
 <text:a xlink:type="simple" xlink:href="https://www.ukrinform.ua/rubric-polytics/3734835-francia-nadast-ukraini-dodatkove-obladnanna-dla-rozminuvanna-zelenskij.html" text:style-name="Internet_20_link" text:visited-style-name="Visited_20_Internet_20_Link">
France will provide Ukraine with additional equipment for <text:span text:style-name="T4">
 demining </text:span>
 - Zelensky</text:a>
The State Security Service noted that during the fighting near Chernihiv, the Russian ones repeatedly resorted to attempts to transfer their units across the River Desna in the area of the village of Shestovytsya, but suffered misery. Therefore, the locals called their village "Second Chernobayivka".</text:p>
      <text:p text:style-name="P4">
As reported by Ukrinform, the Defense Forces of Ukraine from February 24, 2022 to July 15, 2023 <text:a xlink:type="simple" xlink:href="https://www.ukrinform.ua/rubric-ato/3736045-sili-oboroni-znisili-vze-237-180-rosijskih-zagarbnikiv.html" text:style-name="Internet_20_link" text:visited-style-name="Visited_20_Internet_20_Link">
destroyed 4 thousand 102 Russian tanks</text:a>
.  Photo: State Special Service of Transport, Facebook</text:p>
      <text:p text:style-name="P4">
News Source: <text:a xlink:type="simple" xlink:href="https://www.ukrinform.ua/rubric-regions/3736141-z-ricki-desna-na-cernigivsini-vitagli-rosijskij-tank.html" text:style-name="Internet_20_link" text:visited-style-name="Visited_20_Internet_20_Link">
https://www.ukrinform.ua/rubric-regions/3736141-z-ricki-desna-na-cernigivsini-vitagli-rosijskij-tank.html</text:a>
</text:p>
      <!--NEWS-->
      <text:h text:style-name="P10" text:outline-level="1">
<text:span text:style-name="T4">
Border guards fix the movement of Wagner groups to Belarus</text:span>
</text:h>
      <text:p text:style-name="P4">
Authors: Ukrinform (Person)</text:p>
      <text:p text:style-name="P4">
Publisher: Укринформ (Organization)</text:p>
      <text:p text:style-name="P4">
Published Time: 2023-07-15T6:26:00+03:00</text:p>
      <text:p text:style-name="P4">
Modified Time: 2023-07-15T13:26:00+03:00</text:p>
      <text:p text:style-name="P4">
Description: Ukrainian border guards record the movement to Belarus groups of Russian mercenaries of Wagner PEC. - Ukrinform.</text:p>
      <text:p text:style-name="P4">
Images: ['<text:a xlink:type="simple" xlink:href="https://static.ukrinform.com/photos/2023_07/thumb_files/630_360_1689416805-274.jpg" text:style-name="Internet_20_link" text:visited-style-name="Visited_20_Internet_20_Link">
630_360_16894...</text:a>
']</text:p>
      <text:p text:style-name="P4">
Tags: ['Білорусь', 'Лукашенко', 'Прикордонники', 'Російські військові', 'ПВК "Вагнера"', 'Війна з Росією']</text:p>
      <text:p text:style-name="P4">
Type: Article</text:p>
      <!--METADATA-->
      <text:p text:style-name="P4">
<draw:frame draw:style-name="fr1" draw:name="Image317" text:anchor-type="as-char" svg:width="6.9236in" svg:height="3.956343in" draw:z-index="0">
<draw:image xlink:href="../Images/yкринформ/2023-07-15T6-26-00-03-00/630_360_1689416805-274.jpg" xlink:type="simple" xlink:show="embed" xlink:actuate="onLoad" draw:mime-type="image/jpeg"/>
</draw:frame>
Ukrainian border guards record the movement to Belarus groups of Russian mercenaries of Wagner PEC.</text:p>
      <text:p text:style-name="P4">
This was reported by the spokesman of the State Border Guard Service Andriy Demchenko, Ukrinformis with a reference to <text:a xlink:type="simple" xlink:href="https://t.me/DPSUkr/12425" text:style-name="Internet_20_link" text:visited-style-name="Visited_20_Internet_20_Link">
PSSU press service</text:a>
.</text:p>
      <text:p text:style-name="P4">
"As of now, the available information shows that in Belarus, individual groups of representatives from private military companies that move from the territory of Russia have begun to be observed," Demchenko said.</text:p>
      <text:p text:style-name="P4">
It is noted that the border guards continue to monitor the situation to understand the place of dislocation, the number and tasks of fighters.</text:p>
      <text:p text:style-name="P4">
As it was reported, earlier the Ministry of Defense of Belarus stated that the Wagner PEC fighters <text:a xlink:type="simple" xlink:href="https://www.ukrinform.ua/rubric-world/3735948-u-bilorusi-vagnerivcitrenuut-teroboronu.html" text:style-name="Internet_20_link" text:visited-style-name="Visited_20_Internet_20_Link">
instruct the local terroboron</text:a>
.</text:p>
      <text:p text:style-name="P4">
<text:span text:style-name="T4">
 Read also: </text:span>
 <text:a xlink:type="simple" xlink:href="https://www.ukrinform.ua/rubric-world/3736102-putin-hoce-zberegti-pvk-vagner-ale-bez-prigozina-isw.html" text:style-name="Internet_20_link" text:visited-style-name="Visited_20_Internet_20_Link">
Putin wants to keep PVC "<text:span text:style-name="T4">
 Wagner </text:span>
" but without Prigogine - isw</text:a>
July 6 <text:a xlink:type="simple" xlink:href="https://www.ukrinform.ua/rubric-world/3732184-lukasenko-zaaviv-so-prigozin-povernuvsa-do-rosii.html" text:style-name="Internet_20_link" text:visited-style-name="Visited_20_Internet_20_Link">
Alexander Lukashenko declared</text:a>
About to use <text:a xlink:type="simple" xlink:href="https://www.ukrinform.ua/tag-pvk-vagnera" text:style-name="Internet_20_link" text:visited-style-name="Visited_20_Internet_20_Link">
Wagner PVC</text:a>
Ubilorus.</text:p>
      <text:p text:style-name="P4">
The deputy chief of the General Operational Administration of the General Staff, General Alexei Gromov stated that representatives of the Wagner PEC who can relocate to the territory of Belarus - these are exhausted remains that are insane threats to the Armed Forces, but can carry out provocations in the border gates of Ukraine. distraction of reserves.</text:p>
      <text:p text:style-name="P4">
News Source: <text:a xlink:type="simple" xlink:href="https://www.ukrinform.ua/rubric-ato/3736152-prikordonniki-fiksuut-peremisenna-grup-vagnerivciv-do-bilorusi.html" text:style-name="Internet_20_link" text:visited-style-name="Visited_20_Internet_20_Link">
https://www.ukrinform.ua/rubric-ato/3736152-prikordonniki-fiksuut-peremisenna-grup-vagnerivciv-do-bilorusi.html</text:a>
</text:p>
      <!--NEWS-->
      <text:h text:style-name="P10" text:outline-level="1">
<text:span text:style-name="T4">
Gur was intercepted by the conversation of the Russian soldier: in a state of affect his associate began to shoot on his own</text:span>
</text:h>
      <text:p text:style-name="P4">
Author: ['АРМІЯINFORM']</text:p>
      <text:p text:style-name="P4">
Time: 2023-07-15T70:00:00-04:00</text:p>
      <text:p text:style-name="P4">
Description: On the Hero -Formal Resources, Golovna Directorate Rosvіki of the Minіtniki defens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1665909777-6101.jpg" text:style-name="Internet_20_link" text:visited-style-name="Visited_20_Internet_20_Link">
1665909777-6101.jpg</text:a>
']</text:p>
      <text:p text:style-name="P4">
Tags: ['ДУТА ВЕЛИЧ РОСАРМІЇ']</text:p>
      <text:p text:style-name="P4">
Category: News</text:p>
      <!--METADATA-->
      <text:p text:style-name="P4">
<draw:frame draw:style-name="fr1" draw:name="Image318" text:anchor-type="as-char" svg:width="6.9236in" svg:height="4.615733in" draw:z-index="0">
<draw:image xlink:href="../Images/AРМІЯINFORM/2023-07-15T70-00-00-04-00/1665909777-6101.jpg" xlink:type="simple" xlink:show="embed" xlink:actuate="onLoad" draw:mime-type="image/jpeg"/>
</draw:frame>
On their information resources the Main Directorate of Intelligence of the Ministry of Defense of Ukraine <text:a xlink:type="simple" xlink:href="https://t.me/DIUkraine/2580" text:style-name="Internet_20_link" text:visited-style-name="Visited_20_Internet_20_Link">
placed</text:a>
Another intercepting telephone conversation of the occupier.</text:p>
      <text:p text:style-name="P4">
A serviceman of the Russian Federation in the inherent Muscovite manner tells the projected psychological state of the soldiers of the Russian Federation: "C 12th mouth, nah<text:span text:style-name="T5">
and, the manner of one" Bachok "Plek, Bl</text:span>
D, the principal of our halter."</text:p>
      <text:p text:style-name="P4">
The Defense Ministry of Defense asserts - there will be a fair retribution for every military crime committed against Ukraine.</text:p>
      <text:p text:style-name="P4">
News Source: <text:a xlink:type="simple" xlink:href="https://armyinform.com.ua/2023/07/15/gur-perehopylo-rozmovu-rosijskogo-voyaka-u-stani-psyhichnogo-afektu-jogo-poplichnyk-stav-strilyaty-po-svoyim/" text:style-name="Internet_20_link" text:visited-style-name="Visited_20_Internet_20_Link">
https://armyinform.com.ua/2023/07/15/gur-perehopylo-rozmovu-rosijskogo-voyaka-u-stani-psyhichnogo-afektu-jogo-poplichnyk-stav-strilyaty-po-svoyim/</text:a>
</text:p>
      <!--NEWS-->
      <text:h text:style-name="P10" text:outline-level="1">
<text:span text:style-name="T4">
Defense forces destroyed 16 of the 17 "Shahaned" - the morning construction of the General Staff of the Armed Forces</text:span>
</text:h>
      <text:p text:style-name="P4">
Author: ['АРМІЯINFORM']</text:p>
      <text:p text:style-name="P4">
Time: 2023-07-15T72:00:00-04:00</text:p>
      <text:p text:style-name="P4">
Description: Syogodni Vnochi Rosіyska federally took a worm impact on іranic shock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shahed_136_iranskiy_dron_gettyimages_1244030755_1_1300x820_1_1300x820.jpg" text:style-name="Internet_20_link" text:visited-style-name="Visited_20_Internet_20_Link">
shahed_136_iranskiy_dron_gettyimages_1244030755_1_1300x820_1_1300x820.jpg</text:a>
']</text:p>
      <text:p text:style-name="P4">
Tags: ['STOPRUSSIA', 'АГРЕСІЯ РФ', 'ВІЙНА', 'ВТОРГНЕННЯ РФ', 'ГШ ЗСУ', 'РАНКОВЕ ЗВЕДЕННЯ', 'ШАХЕДИ']</text:p>
      <text:p text:style-name="P4">
Category: News</text:p>
      <!--METADATA-->
      <text:p text:style-name="P4">
<draw:frame draw:style-name="fr1" draw:name="Image319" text:anchor-type="as-char" svg:width="6.9236in" svg:height="4.367638in" draw:z-index="0">
<draw:image xlink:href="../Images/AРМІЯINFORM/2023-07-15T72-00-00-04-00/shahed_136_iranskiy_dron_gettyimages_1244030755_1_1300x820_1_1300x820.jpg" xlink:type="simple" xlink:show="embed" xlink:actuate="onLoad" draw:mime-type="image/jpeg"/>
</draw:frame>
<text:span text:style-name="T4">
 🔥 Situation on Russian invasion </text:span>
</text:p>
      <text:p text:style-name="P4">
Tonight, the Russian Federation struck the Iranian shock-blanket Shahd-136/131 and anti-aircraft guided missiles in Ukraine.</text:p>
      <text:p text:style-name="P4">
Information on the consequences of this terrorist attack is currently clarified - it is in <text:a xlink:type="simple" xlink:href="https://www.facebook.com/GeneralStaff.ua/posts/pfbid033iSqFjsEjTDor5Vu8zVGQh2Ueur85Z2eyrFzrbh1vD8Pe6MdRLPLphtY252eXoqhl" text:style-name="Internet_20_link" text:visited-style-name="Visited_20_Internet_20_Link">
morning mating</text:a>
General Staff of the Armed Forces of Ukraine.</text:p>
      <text:p text:style-name="P4">
During the last day, the Russian invaders hit the territory of Ukraine, using 17 Iranian-made Iranian-made Shahd and 1 anti-aircraft missile with S-300 SPRC. As a result of the successful combat work of the Defense Forces, 16 "Shahanedov" was destroyed.</text:p>
      <text:p text:style-name="P4">
In addition, the enemy caused 50 aviation strikes and carried out 43 shelling of the reactive volley fire systems.</text:p>
      <text:p text:style-name="P4">
The likelihood of rocket and aviation strikes throughout Ukraine is high, - warns the Armed Forces of the Armed Forces.</text:p>
      <text:p text:style-name="P4">
News Source: <text:a xlink:type="simple" xlink:href="https://armyinform.com.ua/2023/07/15/syly-oborony-znyshhyly-shistnadczyat-iz-simnadczyaty-shahediv-rankove-zvedennya-genshtabu-zsu/" text:style-name="Internet_20_link" text:visited-style-name="Visited_20_Internet_20_Link">
https://armyinform.com.ua/2023/07/15/syly-oborony-znyshhyly-shistnadczyat-iz-simnadczyaty-shahediv-rankove-zvedennya-genshtabu-zsu/</text:a>
</text:p>
      <!--NEWS-->
      <text:h text:style-name="P10" text:outline-level="1">
<text:span text:style-name="T4">
During the day, the enemy made mortar and artillery shelling of 107 settlements</text:span>
</text:h>
      <text:p text:style-name="P4">
Author: ['АРМІЯINFORM']</text:p>
      <text:p text:style-name="P4">
Time: 2023-07-15T74:00:00-04:00</text:p>
      <text:p text:style-name="P4">
Description: The enemy has reached the health of the minometnі tu artillery and the warfare 107 ... The war with Ukraine 2022, the war with Ukraine is the latest news today, the News War with Ukraine 2022 is the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58692562_622297770083305_2582884759137287104_n.jpg" text:style-name="Internet_20_link" text:visited-style-name="Visited_20_Internet_20_Link">
358692562_622297770083305_2582884759137287104_n.jpg</text:a>
']</text:p>
      <text:p text:style-name="P4">
Tags: ['STOPRUSSIA', 'АГРЕСІЯ РФ', 'ВІЙНА', 'ВОРОЖІ ОБСТРІЛИ', 'ВТОРГНЕННЯ РФ', 'ГШ ЗСУ', 'РАНКОВЕ ЗВЕДЕННЯ']</text:p>
      <text:p text:style-name="P4">
Category: News</text:p>
      <!--METADATA-->
      <text:p text:style-name="P4">
<draw:frame draw:style-name="fr1" draw:name="Image320" text:anchor-type="as-char" svg:width="6.9236in" svg:height="4.615733in" draw:z-index="0">
<draw:image xlink:href="../Images/AРМІЯINFORM/2023-07-15T74-00-00-04-00/358692562_622297770083305_2582884759137287104_n.jpg" xlink:type="simple" xlink:show="embed" xlink:actuate="onLoad" draw:mime-type="image/jpeg"/>
</draw:frame>
<text:span text:style-name="T4">
 🔥 Situation on Russian invasion </text:span>
</text:p>
      <text:p text:style-name="P4">
The enemy during the day was carried out by mortar and artillery shelling of more than 107 painting points of Sumy, Kharkiv, Zaporizhia, Kherson, Donetsk and Luhansk regions.</text:p>
      <text:p text:style-name="P4">
About it reports the General Staff of the Armed Forces of Ukraine in <text:a xlink:type="simple" xlink:href="https://www.facebook.com/GeneralStaff.ua/posts/pfbid033iSqFjsEjTDor5Vu8zVGQh2Ueur85Z2eyrFzrbh1vD8Pe6MdRLPLphtY252eXoqhl" text:style-name="Internet_20_link" text:visited-style-name="Visited_20_Internet_20_Link">
morning mating</text:a>
on your official Facebook page.</text:p>
      <text:p text:style-name="P4">
The districts of the enemy army were the districts of Radkovka of Sumy region, Nevsky and Bigorivka of Lugansk region, controversial, Fedorovka, Vesely, Stupok, Diliyivka, Avdiivka and Pervomaisky Donetsk region.</text:p>
      <text:p text:style-name="P4">
At the same time, the aircraft forces of defense for the last day made 13 strokes in the areas of personnel and one of the anti-aircraft missile complex.</text:p>
      <text:p text:style-name="P4">
The departments of missile troops and artillery have struck nine -artillery facilities in the fire positions during the last day.</text:p>
      <text:p text:style-name="P4">
News Source: <text:a xlink:type="simple" xlink:href="https://armyinform.com.ua/2023/07/15/protyagom-doby-vorog-zdijsnyv-minometni-ta-artylerijski-obstrily-107-naselenyh-punktiv/" text:style-name="Internet_20_link" text:visited-style-name="Visited_20_Internet_20_Link">
https://armyinform.com.ua/2023/07/15/protyagom-doby-vorog-zdijsnyv-minometni-ta-artylerijski-obstrily-107-naselenyh-punktiv/</text:a>
</text:p>
      <!--NEWS-->
      <text:h text:style-name="P10" text:outline-level="1">
<text:span text:style-name="T4">
Defense forces per day destroyed nearly 600 invaders, 11 BBM and 14 Artisystems</text:span>
</text:h>
      <text:p text:style-name="P4">
Author: ['АРМІЯINFORM']</text:p>
      <text:p text:style-name="P4">
Time: 2023-07-15T76:00:00-04:00</text:p>
      <text:p text:style-name="P4">
Description: Zagalni Boyov, Find the enemy on 02/24/22 to 07/1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2023-07-15_08-00-57.jpg" text:style-name="Internet_20_link" text:visited-style-name="Visited_20_Internet_20_Link">
photo_2023-07-15_08-00-57.jpg</text:a>
']</text:p>
      <text:p text:style-name="P4">
Tags: ['ВІЙНА', 'ВТРАТИ ВОРОГА', 'ГЕНЕРАЛЬНИЙ ШТАБ ЗС УКРАЇНИ']</text:p>
      <text:p text:style-name="P4">
Category: News</text:p>
      <!--METADATA-->
      <text:p text:style-name="P4">
<draw:frame draw:style-name="fr1" draw:name="Image321" text:anchor-type="as-char" svg:width="6.9236in" svg:height="6.992836in" draw:z-index="0">
<draw:image xlink:href="../Images/AРМІЯINFORM/2023-07-15T76-00-00-04-00/photo_2023-07-15_08-00-57.jpg" xlink:type="simple" xlink:show="embed" xlink:actuate="onLoad" draw:mime-type="image/jpeg"/>
</draw:frame>
The total fighting loss of the enemy from 24.02.22 to 15.07.23 will be orientated:</text:p>
      <text:p text:style-name="P4">
<text:span text:style-name="T4">
<text:span text:style-name="T5">
 Personnel - 237 180 </text:span>
*(+590)persons eliminated</text:span>
<text:span text:style-name="T5">
 tanks - </text:span>
<text:span text:style-name="T5">
 4102(+5)</text:span>
<text:span text:style-name="T4">
 combat armored vehicles - </text:span>
 8019(+11)<text:span text:style-name="T4">
<text:span text:style-name="T5">
 Artillery systems - </text:span>
<text:span text:style-name="T5">
 4463(+14)</text:span>
 </text:span>
 RSZV - <text:span text:style-name="T4">
 680(0)</text:span>
<text:span text:style-name="T5">
 air defense means - </text:span>
<text:span text:style-name="T5">
 425(+2)</text:span>
<text:span text:style-name="T4">
 aircraft - </text:span>
 315(0)<text:span text:style-name="T4">
<text:span text:style-name="T5">
 helicopters - </text:span>
* 310(0)</text:span>
<text:span text:style-name="T5">
 UAV Operative Tactical Level-</text:span>
<text:span text:style-name="T5">
 3807(+24)</text:span>
<text:span text:style-name="T4">
 Winged missiles - </text:span>
 1273(0)<text:span text:style-name="T4">
<text:span text:style-name="T5">
 ships / boats - </text:span>
* 18(0)</text:span>
<text:span text:style-name="T5">
 Automobile equipment and tanks - </text:span>
<text:span text:style-name="T5">
 7036(+17)</text:span>
<text:span text:style-name="T4">
 Special equipment - </text:span>
 664(+2)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July 15, 23</text:p>
      <text:p text:style-name="P4">
News Source: <text:a xlink:type="simple" xlink:href="https://armyinform.com.ua/2023/07/15/syly-oborony-za-dobu-znyshhyly-shhe-ponad-piv-tysyachi-okupantiv-11-bbm-ta-14-artsystem/" text:style-name="Internet_20_link" text:visited-style-name="Visited_20_Internet_20_Link">
https://armyinform.com.ua/2023/07/15/syly-oborony-za-dobu-znyshhyly-shhe-ponad-piv-tysyachi-okupantiv-11-bbm-ta-14-artsystem/</text:a>
</text:p>
      <!--NEWS-->
      <text:h text:style-name="P10" text:outline-level="1">
<text:span text:style-name="T4">
33 units of military equipment of the enemy were destroyed in the Tavriya direction</text:span>
</text:h>
      <text:p text:style-name="P4">
Author: ['АРМІЯINFORM']</text:p>
      <text:p text:style-name="P4">
Time: 2023-07-15T78:00:00-04:00</text:p>
      <text:p text:style-name="P4">
Description: At the Tavriyskoy expanse of the defense of the defense systematic vibiva of the Vorog Zvetvi, the last war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tarnavskyj-1.jpg" text:style-name="Internet_20_link" text:visited-style-name="Visited_20_Internet_20_Link">
tarnavskyj-1.jpg</text:a>
']</text:p>
      <text:p text:style-name="P4">
Tags: ['STOPRUSSIA', 'БПЛА', 'ВТОРГНЕННЯ РФ', 'ОЛЕКСАНДР ТАРНАВСЬКИЙ', 'РЕБ']</text:p>
      <text:p text:style-name="P4">
Category: News</text:p>
      <!--METADATA-->
      <text:p text:style-name="P4">
<draw:frame draw:style-name="fr1" draw:name="Image322" text:anchor-type="as-char" svg:width="6.9236in" svg:height="4.32725in" draw:z-index="0">
<draw:image xlink:href="../Images/AРМІЯINFORM/2023-07-15T78-00-00-04-00/tarnavskyj-1.jpg" xlink:type="simple" xlink:show="embed" xlink:actuate="onLoad" draw:mime-type="image/jpeg"/>
</draw:frame>
In the Tavriysk direction, the forces of defense systematically knock out the enemy from the standpoint, during the day of defense the 1177 fire tasks were completed, and 33 units of enemy technique were destroyed.</text:p>
      <text:p text:style-name="P4">
About it in your Telegram <text:a xlink:type="simple" xlink:href="https://t.me/otarnavskiy/163" text:style-name="Internet_20_link" text:visited-style-name="Visited_20_Internet_20_Link">
wrote</text:a>
Commander of the Tavriya Tavriya Generalolexander Tarnavsky.</text:p>
      <text:p text:style-name="P4">
“Artillery units of defense forces per day performed 1177 firewalls. Over the last day, the losses of the enemy killed and wounded are overwhelming. 33 units of military equipment of the enemy were destroyed. In particular, 2 BBM, 2 Hubitsa "Msta-B", 3 howitzers D-30, 2 UAV Zala, UAV "Orlan-10", Merlin UAV, self-propelled artillery installation 2C7 "Pion", anti-aircraft missile complex "Arrow", Reb. "Field-21" and automotive equipment. Also destroyed 9 warehouses of the enemy's stocks, "-the message reads.</text:p>
      <text:p text:style-name="P4">
News Source: <text:a xlink:type="simple" xlink:href="https://armyinform.com.ua/2023/07/15/na-tavrijskomu-napryamku-znyshheno-33-odynyczi-vijskovoyi-tehniky-voroga/" text:style-name="Internet_20_link" text:visited-style-name="Visited_20_Internet_20_Link">
https://armyinform.com.ua/2023/07/15/na-tavrijskomu-napryamku-znyshheno-33-odynyczi-vijskovoyi-tehniky-voroga/</text:a>
</text:p>
      <!--NEWS-->
      <text:h text:style-name="P10" text:outline-level="1">
<text:span text:style-name="T4">
Artificial intelligence can distinguish Russian ships in the Black Sea</text:span>
</text:h>
      <text:p text:style-name="P4">
Author: ['АРМІЯINFORM']</text:p>
      <text:p text:style-name="P4">
Time: 2023-07-15T79:00:00-04:00</text:p>
      <text:p text:style-name="P4">
Description: About CED DOIMLYA at the OFINIISHIYNTSI Corporation Satim.inc. “The Little Intelect (ShI)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7/sht-intelekt.jpg" text:style-name="Internet_20_link" text:visited-style-name="Visited_20_Internet_20_Link">
sht-intelekt.jpg</text:a>
', '<text:a xlink:type="simple" xlink:href="https://armyinform.com.ua/wp-content/uploads/2023/07/foto.png" text:style-name="Internet_20_link" text:visited-style-name="Visited_20_Internet_20_Link">
foto.png</text:a>
']</text:p>
      <text:p text:style-name="P4">
Tags: ['НОВИНИ', 'ШТУЧНИЙ ІНТЕЛЕКТ']</text:p>
      <text:p text:style-name="P4">
Category: News</text:p>
      <!--METADATA-->
      <text:p text:style-name="P4">
<draw:frame draw:style-name="fr1" draw:name="Image323" text:anchor-type="as-char" svg:width="6.9236in" svg:height="3.894525in" draw:z-index="0">
<draw:image xlink:href="../Images/AРМІЯINFORM/2023-07-15T79-00-00-04-00/sht-intelekt.jpg" xlink:type="simple" xlink:show="embed" xlink:actuate="onLoad" draw:mime-type="image/jpeg"/>
</draw:frame>
About it reports on the official page Corporation <text:a xlink:type="simple" xlink:href="https://www.satim.co/land-and-port/" text:style-name="Internet_20_link" text:visited-style-name="Visited_20_Internet_20_Link">
Satim.inc</text:a>
.</text:p>
      <text:p text:style-name="P4">
«Штучний інтелект (Thor)It can determine the class of ships and submarines with gaps from radar satellites. The accuracy of the system is more than 90%. For example, the Russian Fleet in Sevastopol, using the image of the Umbra Space Space, artificial intelligence was able to accurately detect masked. Camouflage in the form of dark paint on the nose and feed complicates visual identification, but does not affect the radar images that uses simulating intelligence, ”the message reads.</text:p>
      <text:p text:style-name="P4">
<text:span text:style-name="T4">
<draw:frame draw:style-name="fr1" draw:name="Image324" text:anchor-type="as-char" svg:width="6.9236in" svg:height="2.198243in" draw:z-index="0">
<draw:image xlink:href="../Images/AРМІЯINFORM/2023-07-15T79-00-00-04-00/foto.png" xlink:type="simple" xlink:show="embed" xlink:actuate="onLoad" draw:mime-type="image/png"/>
</draw:frame>
</text:span>
</text:p>
      <text:p text:style-name="P4">
In addition, as the developer notes, AI can monitor the activities of the air devices in the area where the observation occurs.</text:p>
      <text:p text:style-name="P4">
<text:span text:style-name="T4">
 Reference. </text:span>
 The artificial intelligence was introduced in 1956. It is an industry that deals with the development of intellectual machines capable of performing tasks that usually require human intelligence._</text:p>
      <text:p text:style-name="P4">
As already <text:a xlink:type="simple" xlink:href="https://armyinform.com.ua/2023/03/02/shtuchnyj-intelekt-vyhodyt-na-pole-boyu/" text:style-name="Internet_20_link" text:visited-style-name="Visited_20_Internet_20_Link">
reported</text:a>
Armyinform, the United States initiated in international support in artificial intelligence and intelligence. Washingtonov we think that this will help optimize the use of new technologies that can change the way of warfare in the future. Although this political precursor is recommended, it outlines modern experience, which can be the basis of international cooperation. The American initiative was a good in the Hague during the first summit on the use of artificial intellecting of the army. In particular, it was emphasized on its particular relevance against the background of the war in Ukraine, which proved to accelerate the tendency of withdrawal of autonomous combat work to the field.</text:p>
      <text:p text:style-name="P4">
<text:span text:style-name="T4">
 Read also: </text:span>
 <text:a xlink:type="simple" xlink:href="https://armyinform.com.ua/2023/05/13/kiberprostir-ta-shtuchnyj-intelekt-ssha-posylyuyut-zahyst-u-czyfrovomu-prostori/" text:style-name="Internet_20_link" text:visited-style-name="Visited_20_Internet_20_Link">
<text:span text:style-name="T4">
 cyberspace and artificial intelligence - USA enhance the protection of digital space </text:span>
</text:a>
<text:span text:style-name="T4">
 Reference. </text:span>
 _hisnovis facts about artificial intelligence: _</text:p>
      <text:p text:style-name="P4">
<text:span text:style-name="T5">
<text:span text:style-name="T5">
 Four billion gadgets today are equipped with artificial intelligence technology. </text:span>
Most often is a voice recognition system.</text:span>
</text:p>
      <text:p text:style-name="P4">
<text:span text:style-name="T5">
* More than 30,000 lives per year have to save cars with autopilot.</text:span>
</text:p>
      <text:p text:style-name="P4">
_<text:span text:style-name="T5">
 The Land Country for the Development of the AI-the United States-invested 10 billion dollars in research and technology development._</text:span>
<text:span text:style-name="T5">
 Prepared </text:span>
<text:span text:style-name="T5">
 </text:span>
<text:span text:style-name="T5">
 Mykola Serenovich </text:span>
*</text:p>
      <text:p text:style-name="P4">
News Source: <text:a xlink:type="simple" xlink:href="https://armyinform.com.ua/2023/07/15/shtuchnyj-intelekt-mozhe-rozriznyaty-rosijski-korabli-u-chornomu-mori/" text:style-name="Internet_20_link" text:visited-style-name="Visited_20_Internet_20_Link">
https://armyinform.com.ua/2023/07/15/shtuchnyj-intelekt-mozhe-rozriznyaty-rosijski-korabli-u-chornomu-mori/</text:a>
</text:p>
      <!--NEWS-->
      <text:h text:style-name="P10" text:outline-level="1">
<text:span text:style-name="T4">
In Kherson, the man tried to disassemble the ammunition on his own and died</text:span>
</text:h>
      <text:p text:style-name="P4">
Authors: Ukrinform (Person)</text:p>
      <text:p text:style-name="P4">
Publisher: Укринформ (Organization)</text:p>
      <text:p text:style-name="P4">
Published Time: 2023-07-15T7:22:37+03:00</text:p>
      <text:p text:style-name="P4">
Modified Time: 2023-07-15T13:22:37+03:00</text:p>
      <text:p text:style-name="P4">
Description: In Kherson, a 59-year-old resident was killed by an ammunition explosion, trying to disassemble him on his own. - Ukrinform.</text:p>
      <text:p text:style-name="P4">
Images: ['<text:a xlink:type="simple" xlink:href="https://static.ukrinform.com/photos/2020_04/thumb_files/630_360_1586020381-158.jpg" text:style-name="Internet_20_link" text:visited-style-name="Visited_20_Internet_20_Link">
630_360_15860...</text:a>
']</text:p>
      <text:p text:style-name="P4">
Tags: ['Херсон', 'Вибухівка', 'Загибель']</text:p>
      <text:p text:style-name="P4">
Type: Article</text:p>
      <!--METADATA-->
      <text:p text:style-name="P4">
<draw:frame draw:style-name="fr1" draw:name="Image325" text:anchor-type="as-char" svg:width="6.9236in" svg:height="3.956343in" draw:z-index="0">
<draw:image xlink:href="../Images/yкринформ/2023-07-15T7-22-37-03-00/630_360_1586020381-158.jpg" xlink:type="simple" xlink:show="embed" xlink:actuate="onLoad" draw:mime-type="image/jpeg"/>
</draw:frame>
A 59-year-old resident was killed in Kherson's ammunition explosion, trying to disassemble it.</text:p>
      <text:p text:style-name="P4">
About it in <text:a xlink:type="simple" xlink:href="http://t.me/olexandrprokudin/971" text:style-name="Internet_20_link" text:visited-style-name="Visited_20_Internet_20_Link">
telegram</text:a>
Oleksandr Proudin reported to the chiefs of the Church, Ukrinform reports.</text:p>
      <text:p text:style-name="P4">
"A resident of <text:a xlink:type="simple" xlink:href="https://www.ukrinform.ua/tag-herson" text:style-name="Internet_20_link" text:visited-style-name="Visited_20_Internet_20_Link">
Kherson</text:a>
He died when he was disassembled to disassemble the ammunition. Probably a 59-year-old man sprayed a projectile in his garage. He detonated, causing the Kherson to be incompatible with life, " - the message reads.</text:p>
      <text:p text:style-name="P4">
The head of the Kherson Ova recalled that the demining of territories is the work of professional ones who know how to safely solve such situations. Therefore, if someone sees the explosive, you should not take the risk, but you should contact the prisons or police officers.</text:p>
      <text:p text:style-name="P4">
<text:span text:style-name="T4">
 Read also: </text:span>
 <text:a xlink:type="simple" xlink:href="https://www.ukrinform.ua/rubric-regions/3733544-na-hersonsini-vnaslidok-vibuhu-travmuvalisa-dvoe-ludej-aki-namagalisa-rozibrati-nevidomij-predmet.html" text:style-name="Internet_20_link" text:visited-style-name="Visited_20_Internet_20_Link">
in Kherson region from the explosion were injured two people, as they have reached <text:span text:style-name="T4">
 disassemble </text:span>
 Unknown item</text:a>
As reported by Ukrinform, in the Konotop district of the Sumy region of the driver tractor, ignored the sign "Carefully mines", went into the forbidden zone and supplied to the explosive, resulting in a damaged agricultural machine, the driver suffered minor injuries.</text:p>
      <text:p text:style-name="P4">
News Source: <text:a xlink:type="simple" xlink:href="https://www.ukrinform.ua/rubric-regions/3736149-u-hersoni-colovik-namagavsa-samostijno-rozibrati-boepripas-ta-zaginuv.html" text:style-name="Internet_20_link" text:visited-style-name="Visited_20_Internet_20_Link">
https://www.ukrinform.ua/rubric-regions/3736149-u-hersoni-colovik-namagavsa-samostijno-rozibrati-boepripas-ta-zaginuv.html</text:a>
</text:p>
      <!--NEWS-->
      <text:h text:style-name="P10" text:outline-level="1">
<text:span text:style-name="T4">
SES Pyrotechnics per day neutralized 260 explosive items</text:span>
</text:h>
      <text:p text:style-name="P4">
Author: ['АРМІЯINFORM']</text:p>
      <text:p text:style-name="P4">
Time: 2023-07-15T80:00:00-04:00</text:p>
      <text:p text:style-name="P4">
Description: Pirotechnici Pilodili of the Hold Service of the Situation of Situations of the Passing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3/oberezhno-miny.jpg" text:style-name="Internet_20_link" text:visited-style-name="Visited_20_Internet_20_Link">
oberezhno-miny.jpg</text:a>
', '<text:a xlink:type="simple" xlink:href="https://armyinform.com.ua/wp-content/uploads/2023/07/360106932_674860191348540_6966365359727879881_n.jpg" text:style-name="Internet_20_link" text:visited-style-name="Visited_20_Internet_20_Link">
360106932_674860191348540_6966365359727879881_n.jpg</text:a>
']</text:p>
      <text:p text:style-name="P4">
Tags: ['STOPRUSSIA', 'ВТОРГНЕННЯ РФ', 'ДСНС', 'МІНИ', 'ПІРОТЕХНІКИ']</text:p>
      <text:p text:style-name="P4">
Category: News</text:p>
      <!--METADATA-->
      <text:p text:style-name="P4">
<draw:frame draw:style-name="fr1" draw:name="Image326" text:anchor-type="as-char" svg:width="6.9236in" svg:height="3.894525in" draw:z-index="0">
<draw:image xlink:href="../Images/AРМІЯINFORM/2023-07-15T80-00-00-04-00/oberezhno-miny.jpg" xlink:type="simple" xlink:show="embed" xlink:actuate="onLoad" draw:mime-type="image/jpeg"/>
</draw:frame>
Illustrative photo</text:p>
      <text:p text:style-name="P4">
Pyrotechnical units of the State Emergency Service of the Age have discovered and neutralized 260 explosive objects, <text:a xlink:type="simple" xlink:href="https://www.facebook.com/MNS.GOV.UA/posts/pfbid02nucnsxda2qym4fQYJdvqicAbpz8V3k3G7zGUbB3Ar9kayT33VLGsizPZ5C1YP7uwl" text:style-name="Internet_20_link" text:visited-style-name="Visited_20_Internet_20_Link">
informs</text:a>
The press service of the department.</text:p>
      <text:p text:style-name="P4">
“During the day, the Pyrotechnical units of the SES were involved 141 times, identified, seized and disposed of 260 units. Explosive objects, a survey of 51.21 hectares, ”the department reported.</text:p>
      <text:p text:style-name="P4">
<draw:frame draw:style-name="fr1" draw:name="Image327" text:anchor-type="as-char" svg:width="6.9236in" svg:height="8.6545in" draw:z-index="0">
<draw:image xlink:href="../Images/AРМІЯINFORM/2023-07-15T80-00-00-04-00/360106932_674860191348540_6966365359727879881_n.jpg" xlink:type="simple" xlink:show="embed" xlink:actuate="onLoad" draw:mime-type="image/jpeg"/>
</draw:frame>
</text:p>
      <text:p text:style-name="P4">
News Source: <text:a xlink:type="simple" xlink:href="https://armyinform.com.ua/2023/07/15/pirotehniky-dsns-za-dobu-zneshkodyly-260-vybuhonebezpechnyh-predmetiv/" text:style-name="Internet_20_link" text:visited-style-name="Visited_20_Internet_20_Link">
https://armyinform.com.ua/2023/07/15/pirotehniky-dsns-za-dobu-zneshkodyly-260-vybuhonebezpechnyh-predmetiv/</text:a>
</text:p>
      <!--NEWS-->
      <text:h text:style-name="P10" text:outline-level="1">
<text:span text:style-name="T4">
Another 2.4 billion hryvnias were targeted in July in July</text:span>
</text:h>
      <text:p text:style-name="P4">
Author: ['АРМІЯINFORM']</text:p>
      <text:p text:style-name="P4">
Time: 2023-07-15T81:00:00-04:00</text:p>
      <text:p text:style-name="P4">
Description: “I get about the duplication of the dwelling for the livestock at Rosemir 3 TIS. hryvnias at the Mysyats ... War with Ukraine 2022, war with Ukraine Latest news today, News War with Ukraine 2022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7/vyplaty-vpo.webp" text:style-name="Internet_20_link" text:visited-style-name="Visited_20_Internet_20_Link">
vyplaty-vpo.webp</text:a>
']</text:p>
      <text:p text:style-name="P4">
Tags: ['STOPRUSSIA', 'АГРЕСІЯ РФ', 'ВИПЛАТИ ДЛЯ ВПО', 'ВІЙНА', 'ВПО', 'ВТОРГНЕННЯ РФ', 'МІНРЕІНТЕГРАЦІЇ']</text:p>
      <text:p text:style-name="P4">
Category: News</text:p>
      <!--METADATA-->
      <text:p text:style-name="P4">
<draw:frame draw:style-name="fr1" draw:name="Image328" text:anchor-type="as-char" svg:width="6.9236in" svg:height="3.894525in" draw:z-index="0">
<draw:image xlink:href="../ConvertedIMGs/AРМІЯINFORM/2023-07-15T81-00-00-04-00/vyplaty-vpo.png" xlink:type="simple" xlink:show="embed" xlink:actuate="onLoad" draw:mime-type="image/png"/>
</draw:frame>
Photo from Tribun.com.ua</text:p>
      <text:p text:style-name="P4">
"It is a state aid for living in the amount of UAH 3,000 in persons with disabilities and children and UAH 2,000 for the rest of the internally interrelated persons," - <text:a xlink:type="simple" xlink:href="https://minre.gov.ua/2023/07/14/na-vyplaty-vpo-u-lypni-spryamovano-shhe-24-mlrd-gryven/" text:style-name="Internet_20_link" text:visited-style-name="Visited_20_Internet_20_Link">
reports</text:a>
On its official website on reintegration of temporarily occupied territories of Ukraine.</text:p>
      <text:p text:style-name="P4">
This issue was discussed at today's meeting of the coordination headquarters of quitness to exercise the realization of rights and freedoms of IDPs under the chairmanship of Irina Vereshchuk Vice.</text:p>
      <text:p text:style-name="P4">
According to the results of the meeting, the Ministry of Finance immediately signed a documentary for the direction of UAH 2.4 billion for payments of the IDP State Assistance for the Second Irthetics Payment periods of July.</text:p>
      <text:p text:style-name="P4">
In the near future, money will come to the bank accounts of domestic transfers.</text:p>
      <text:p text:style-name="P4">
“The IDP benefit is on special government control. Today, the minffin has agreed to allocate UAH 2.4 billion to pay our IDP in July.</text:p>
      <text:p text:style-name="P4">
The Ministry of Reintegration reminded that 4 billion hryvnias were allocated for payments to internally displaced persons.</text:p>
      <text:p text:style-name="P4">
News Source: <text:a xlink:type="simple" xlink:href="https://armyinform.com.ua/2023/07/15/na-vyplaty-vpo-u-lypni-spryamovano-shhe-24-mlrd-gryven/" text:style-name="Internet_20_link" text:visited-style-name="Visited_20_Internet_20_Link">
https://armyinform.com.ua/2023/07/15/na-vyplaty-vpo-u-lypni-spryamovano-shhe-24-mlrd-gryven/</text:a>
</text:p>
      <!--NEWS-->
      <text:h text:style-name="P10" text:outline-level="1">
<text:span text:style-name="T4">
In the south and east of the country, four shock drones of the enemy - the PSU of the Armed Forces were destroyed</text:span>
</text:h>
      <text:p text:style-name="P4">
Author: ['АРМІЯINFORM']</text:p>
      <text:p text:style-name="P4">
Time: 2023-07-15T82:00:00-04:00</text:p>
      <text:p text:style-name="P4">
Description: Pasted the night of the rashi attacked by Ukrainian shockless nonsense of the type Shahedma, ... War with Ukraine 2022, War with Ukraine Latest News today, News War with Ukraine 2022 The last ones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robota-ppo_rect_cc246ffcb452c7dc7f4fd41e7adc24ba.jpeg" text:style-name="Internet_20_link" text:visited-style-name="Visited_20_Internet_20_Link">
robota-ppo_rect_cc246ffcb452c7dc7f4fd41e7adc24ba.jpeg</text:a>
', '<text:a xlink:type="simple" xlink:href="https://armyinform.com.ua/wp-content/uploads/2023/07/359753345_670336971800921_1434696075633453387_n.jpg" text:style-name="Internet_20_link" text:visited-style-name="Visited_20_Internet_20_Link">
359753345_670336971800921_1434696075633453387_n.jpg</text:a>
']</text:p>
      <text:p text:style-name="P4">
Tags: ['SHAHED', 'STOPRUSSIA', 'ВТОРГНЕННЯ РФ', 'ПОВІТРЯНІ СИЛИ ЗС УКРАЇНИ']</text:p>
      <text:p text:style-name="P4">
Category: News</text:p>
      <!--METADATA-->
      <text:p text:style-name="P4">
<draw:frame draw:style-name="fr1" draw:name="Image329" text:anchor-type="as-char" svg:width="6.9236in" svg:height="3.88283in" draw:z-index="0">
<draw:image xlink:href="../Images/AРМІЯINFORM/2023-07-15T82-00-00-04-00/robota-ppo_rect_cc246ffcb452c7dc7f4fd41e7adc24ba.jpeg" xlink:type="simple" xlink:show="embed" xlink:actuate="onLoad" draw:mime-type="image/jpeg"/>
</draw:frame>
Last night, the racists attacked Ukraine with six shock -shaped drones, four of them were destroyed.</text:p>
      <text:p text:style-name="P4">
About it <text:a xlink:type="simple" xlink:href="https://www.facebook.com/kpszsu/posts/pfbid02k6MBayJW81ynMrR82UYbAxKe6hVNJUMWCxAH2i5w9oKakLrv67JTNt1gLUu9tTRul" text:style-name="Internet_20_link" text:visited-style-name="Visited_20_Internet_20_Link">
reports</text:a>
Command of the Air Force of the Armed Forces of Ukraine.</text:p>
      <text:p text:style-name="P4">
“On the night of July 15, 2023, the enemy attacked six shock drones of the typehahed from the southern direction. The forces and means of the aerial forces in the south of the country of the country destroyed four enemy shock drones of Shahd-136/131, ”the testimony said.</text:p>
      <text:p text:style-name="P4">
<draw:frame draw:style-name="fr1" draw:name="Image330" text:anchor-type="as-char" svg:width="6.9236in" svg:height="6.9236in" draw:z-index="0">
<draw:image xlink:href="../Images/AРМІЯINFORM/2023-07-15T82-00-00-04-00/359753345_670336971800921_1434696075633453387_n.jpg" xlink:type="simple" xlink:show="embed" xlink:actuate="onLoad" draw:mime-type="image/jpeg"/>
</draw:frame>
It is also noted that during the last day of July 14(except for 16 "shamed", knocked down at night)Antipopric defense destroyed three reconnaissance UAVs of the operative-tactical level("Orlan", "Hall")and three shock drones of the Lancet type.</text:p>
      <text:p text:style-name="P4">
News Source: <text:a xlink:type="simple" xlink:href="https://armyinform.com.ua/2023/07/15/na-pivdni-ta-shodi-krayiny-znyshheno-chotyry-udarni-drony-voroga-ps-zsu/" text:style-name="Internet_20_link" text:visited-style-name="Visited_20_Internet_20_Link">
https://armyinform.com.ua/2023/07/15/na-pivdni-ta-shodi-krayiny-znyshheno-chotyry-udarni-drony-voroga-ps-zsu/</text:a>
</text:p>
      <!--NEWS-->
      <text:h text:style-name="P10" text:outline-level="1">
<text:span text:style-name="T4">
We do not need to create Mossad, we already exist - Cyril Budanov</text:span>
</text:h>
      <text:p text:style-name="P4">
Author: ['АРМІЯINFORM']</text:p>
      <text:p text:style-name="P4">
Time: 2023-07-15T83:00:00-04:00</text:p>
      <text:p text:style-name="P4">
Description: On the offensive site of the head management of the Rosvіki of the Mini -Costs of the defense of Ukraine ... War with Ukraine 2022, the war with Ukraine Latest news today, News War with Ukraine 2022 Last for today, will there be a war between Ukraine and Russia and when, Ukraine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budanov-1.jpg" text:style-name="Internet_20_link" text:visited-style-name="Visited_20_Internet_20_Link">
budanov-1.jpg</text:a>
']</text:p>
      <text:p text:style-name="P4">
Tags: ['STOPRUSSIA', 'АГРЕСІЯ РФ', 'ВІЙНА', 'ВТОРГНЕННЯ РФ', 'ГУР МІНОБОРОНИ УКРАЇНИ', 'КИРИЛО БУДАНОВ']</text:p>
      <text:p text:style-name="P4">
Category: News</text:p>
      <!--METADATA-->
      <text:p text:style-name="P4">
<draw:frame draw:style-name="fr1" draw:name="Image331" text:anchor-type="as-char" svg:width="6.9236in" svg:height="5.1927in" draw:z-index="0">
<draw:image xlink:href="../Images/AРМІЯINFORM/2023-07-15T83-00-00-04-00/budanov-1.jpg" xlink:type="simple" xlink:show="embed" xlink:actuate="onLoad" draw:mime-type="image/jpeg"/>
</draw:frame>
On the official website of the Main Directorate of Intelligence of the Ministry of Defense of Ukraine <text:a xlink:type="simple" xlink:href="https://gur.gov.ua/content/nam-ne-treba-stvoriuvaty-mossad-u-nas-tse-vzhe-isnuie-kyrylo-budanov.html" text:style-name="Internet_20_link" text:visited-style-name="Visited_20_Internet_20_Link">
reported</text:a>
that Major General Kirill Budanov Davanovintervi Reuters.</text:p>
      <text:p text:style-name="P4">
Tom Balorta seals his material with details: weapons and a military screen of a drink, a symbolic plot of the painting, where the owl holds in the claws a beaten carcass, and, of course, the personal pistol of Ukrainian scout # 1 - he carries it with a person at every interview with foreign media.</text:p>
      <text:p text:style-name="P4">
“It is no longer possible. All subsequent wars in any country in the world will look the same. We can say that in this we set the trend, "" Cyril Budanov said, which during the war became one zelemen of the information war against the Muscovites.</text:p>
      <text:p text:style-name="P4">
As an example of the effect of such activity, the Reuters journalist leads to Moscow's hysterical reaction to the promise of Kiril Budanov to destroy Russian military warriors anywhere in the world until the full victory of Ukraine.</text:p>
      <text:p text:style-name="P4">
“In 2014, we lost the information war. In 2022, we start differently, and now the Russians lose the information battle, ”-said GUR of the Ministry of Defense of Ukraine.</text:p>
      <text:p text:style-name="P4">
Discussing the Russo-Ukrainian War and the role of reconnaissance data, Kirill Budanov recalled a pre-published warning from GUR MUUUKRAINA about the full-scale invasion of the Russian Federation.</text:p>
      <text:p text:style-name="P4">
“We have our sources: let's say so, in the closest [to Putin] offices. For the most part, we know what is happening, ”Kirill Budanov explained.</text:p>
      <text:p text:style-name="P4">
According to him, a recent attempt to rebellion Prigozhin shakes the Kremlin's regime, gave him difficulties and instability.</text:p>
      <text:p text:style-name="P4">
In the conversation, the journalist affected the subject of mysterious deaths involved in the maintenance of Ukraine against Ukraine, which is why in the public sphere began to draw parallels between Ukrainian and Israeli special services.</text:p>
      <text:p text:style-name="P4">
“If you ask Mossad as a well -known organization that eliminates the enemy state, then we did it and will do it. We do not need to do anything because it already exists, ”said the boss of Ukraine's military intelligence, traditionally not confirming, but not refuting the involvement of GUR MO to reach out of high -profile special operations in the Russian Federation.</text:p>
      <text:p text:style-name="P4">
Finally, the intelligence officer evaluated the attempt of the Russians to strike a rocket stroke of the agency.</text:p>
      <text:p text:style-name="P4">
News Source: <text:a xlink:type="simple" xlink:href="https://armyinform.com.ua/2023/07/15/nam-ne-treba-stvoryuvaty-mossad-u-nas-cze-vzhe-isnuye-%e2%80%95-kyrylo-budanov/" text:style-name="Internet_20_link" text:visited-style-name="Visited_20_Internet_20_Link">
https://armyinform.com.ua/2023/07/15/nam-ne-treba-stvoryuvaty-mossad-u-nas-cze-vzhe-isnuye-%e2%80%95-kyrylo-budanov/</text:a>
</text:p>
      <!--NEWS-->
      <text:h text:style-name="P10" text:outline-level="1">
<text:span text:style-name="T4">
In the Bakhmut direction, the initiative for our defense forces on the southern and northern flank - Sergey Cherevaty</text:span>
</text:h>
      <text:p text:style-name="P4">
Author: ['Анастасія Богач']</text:p>
      <text:p text:style-name="P4">
Time: 2023-07-15T84:00:00-04:00</text:p>
      <text:p text:style-name="P4">
Description: The direct efiri telemarafon “єdini novel” is the rhinchik of the SCIDARY UGRAPOSKAK ZBROY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cherevatyj-bahmut-2.jpg" text:style-name="Internet_20_link" text:visited-style-name="Visited_20_Internet_20_Link">
cherevatyj-bahmut-2.jpg</text:a>
']</text:p>
      <text:p text:style-name="P4">
Tags: ['STOPRUSSIA', 'АГРЕСІЯ РФ', 'СЕРГІЙ ЧЕРЕВАТИЙ']</text:p>
      <text:p text:style-name="P4">
Category: News</text:p>
      <!--METADATA-->
      <text:p text:style-name="P4">
<draw:frame draw:style-name="fr1" draw:name="Image332" text:anchor-type="as-char" svg:width="6.9236in" svg:height="4.32725in" draw:z-index="0">
<draw:image xlink:href="../Images/AРМІЯINFORM/2023-07-15T84-00-00-04-00/cherevatyj-bahmut-2.jpg" xlink:type="simple" xlink:show="embed" xlink:actuate="onLoad" draw:mime-type="image/jpeg"/>
</draw:frame>
Colonel Sergey Cherevaty. Collage Armyinform</text:p>
      <text:p text:style-name="P4">
In the straight <text:a xlink:type="simple" xlink:href="https://www.youtube.com/watch" text:style-name="Internet_20_link" text:visited-style-name="Visited_20_Internet_20_Link">
ether</text:a>
Single News Telecraphone spokesman of the Eastern Grouping of the Armed Forces of Ukraine Colonel Sergey Cherevaty Colonel Sergey Cherevaty about the situation in the east of Ukraine and, in particular, in the Bakhmut area.</text:p>
      <ul>
        <li>
In the Bakhmut direction, the initiative on our defense forces in the southern and the northern flanks. Our defense forces press on the enemy, storm positions, but the enemy resists. 408 times the enemy in this day fired at our attitudes, carried out aircraft. In total, there was a day in this direction15 municipalities, which destroyed 77 invaders, 172 were injured, 2 were captured. Also, 2 tanks were destroyed, APC, 7 guns, 2 self-propelled artillery installation Complex and one -free aircraft, - said Sergey Cherevaty.</li>
      </ul>
      <text:p text:style-name="P4">
Also, according to him, the enemy is the most active in the Limano-Kupyansk direction. During the day he attacked twice in the area of Dibrova, Luhansk region of Tanovosadovo, Donetsk region.</text:p>
      <ul>
        <li>
This direction is the leader in the use of artillery, different types of mortars, jet systems of volley fire. During this day, the enemy made 570 shelling and 11 aircraft. During the reflection of the attacks 11 invaders were destroyed, 68 were injured, one was captured, an enemy tank, an infantry car, a cannon, 2 fields of ammunition, 7 cars that brought ammunition, - said the spokeswoman.</li>
      </ul>
      <text:p text:style-name="P4">
News Source: <text:a xlink:type="simple" xlink:href="https://armyinform.com.ua/2023/07/15/na-bahmutskomu-napryamku-inicziatyva-za-nashymy-sylamy-oborony-na-pivdennomu-ta-pivnichnomu-flangah-sergij-cherevatyj/" text:style-name="Internet_20_link" text:visited-style-name="Visited_20_Internet_20_Link">
https://armyinform.com.ua/2023/07/15/na-bahmutskomu-napryamku-inicziatyva-za-nashymy-sylamy-oborony-na-pivdennomu-ta-pivnichnomu-flangah-sergij-cherevatyj/</text:a>
</text:p>
      <!--NEWS-->
      <text:h text:style-name="P10" text:outline-level="1">
<text:span text:style-name="T4">
The offensive actions in the Melitopol and Berdyansk directions continue - the General Staff of the Armed Forces</text:span>
</text:h>
      <text:p text:style-name="P4">
Author: ['АРМІЯINFORM']</text:p>
      <text:p text:style-name="P4">
Time: 2023-07-15T85:00:00-04:00</text:p>
      <text:p text:style-name="P4">
Description: Opponent I did ZoServilu, the basic Zuill at the Kommersant, Limansk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9456890_623130983333317_1728058837593497258_n.jpg" text:style-name="Internet_20_link" text:visited-style-name="Visited_20_Internet_20_Link">
359456890_623130983333317_1728058837593497258_n.jpg</text:a>
']</text:p>
      <text:p text:style-name="P4">
Tags: ['АГРЕСІЯ РФ', 'ВІЙНА', 'ВТОРГНЕННЯ РФ', 'ГШ ЗСУ', 'РАНКОВЕ ЗВЕДЕННЯ']</text:p>
      <text:p text:style-name="P4">
Category: News</text:p>
      <!--METADATA-->
      <text:p text:style-name="P4">
<draw:frame draw:style-name="fr1" draw:name="Image333" text:anchor-type="as-char" svg:width="6.9236in" svg:height="4.615733in" draw:z-index="0">
<draw:image xlink:href="../Images/AРМІЯINFORM/2023-07-15T85-00-00-04-00/359456890_623130983333317_1728058837593497258_n.jpg" xlink:type="simple" xlink:show="embed" xlink:actuate="onLoad" draw:mime-type="image/jpeg"/>
</draw:frame>
<text:span text:style-name="T4">
 🔥 Situation on Russian invasion </text:span>
</text:p>
      <text:p text:style-name="P4">
The enemy continues to focus the main efforts on the Kupyansk, Lyman, Bakhmut, Avdiiv and Mariinsky directions, heavy fights continue. 32 combat collisions occurred.</text:p>
      <text:p text:style-name="P4">
About it in your morning summary <text:a xlink:type="simple" xlink:href="https://www.facebook.com/GeneralStaff.ua/posts/pfbid033iSqFjsEjTDor5Vu8zVGQh2Ueur85Z2eyrFzrbh1vD8Pe6MdRLPLphtY252eXoqhl" text:style-name="Internet_20_link" text:visited-style-name="Visited_20_Internet_20_Link">
reports</text:a>
General Staff of the Armed Forces of Ukraine.</text:p>
      <text:p text:style-name="P4">
In these areas, the enemy conducted unsuccessful offensive actions. The oaks of the oaks of Lugansk region, easier than Novosadovy, near Nonovomikhailivka and Berkhivka of Donetsk region, in the Marinka area are reflected.</text:p>
      <text:p text:style-name="P4">
In Zaporizhzhya and Kherson directions, the enemy concentrates the main efforts to prevent the further advance of our troops.</text:p>
      <text:p text:style-name="P4">
At the same time, the forces of Ukraine continue to conduct an offensive operation of the tare and Berdyansk directions, are fixed on the achievements, they cause fire damage to artillery for revealed purposes of the enemy, carry out measures of counter -battery struggle.</text:p>
      <text:p text:style-name="P4">
News Source: <text:a xlink:type="simple" xlink:href="https://armyinform.com.ua/2023/07/15/nastupalni-diyi-na-melitopolskomu-ta-berdyanskomu-napryamkah-prodovzhuyutsya-syly-oborony-zakriplyuyutsya-na-dosyagnutyh-rubezhah-genshtab-zsu/" text:style-name="Internet_20_link" text:visited-style-name="Visited_20_Internet_20_Link">
https://armyinform.com.ua/2023/07/15/nastupalni-diyi-na-melitopolskomu-ta-berdyanskomu-napryamkah-prodovzhuyutsya-syly-oborony-zakriplyuyutsya-na-dosyagnutyh-rubezhah-genshtab-zsu/</text:a>
</text:p>
      <!--NEWS-->
      <text:h text:style-name="P10" text:outline-level="1">
<text:span text:style-name="T4">
Already more than 80 thousand war crimes committed by Rushists are investigating the National Police investigators</text:span>
</text:h>
      <text:p text:style-name="P4">
Author: ['АРМІЯINFORM']</text:p>
      <text:p text:style-name="P4">
Time: 2023-07-15T86:00:00-04:00</text:p>
      <text:p text:style-name="P4">
Description: The ethnic focus of the vault of the Rosa in Ukrainian National National Peni Klacks ... War with Ukraine 2022,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8696346_609949571275077_7317439437091431474_n.jpg" text:style-name="Internet_20_link" text:visited-style-name="Visited_20_Internet_20_Link">
358696346_609949571275077_7317439437091431474_n.jpg</text:a>
', '<text:a xlink:type="simple" xlink:href="https://armyinform.com.ua/wp-content/uploads/2023/07/360095951_613345694268798_1925846107989370043_n.jpg" text:style-name="Internet_20_link" text:visited-style-name="Visited_20_Internet_20_Link">
360095951_613345694268798_1925846107989370043_n.jpg</text:a>
']</text:p>
      <text:p text:style-name="P4">
Tags: ['ВОЄННІ ЗЛОЧИНИ ЗС РФ', 'НАЦІОНАЛЬНА ПОЛІЦІЯ УКРАЇНИ']</text:p>
      <text:p text:style-name="P4">
Category: News</text:p>
      <!--METADATA-->
      <text:p text:style-name="P4">
<draw:frame draw:style-name="fr1" draw:name="Image334" text:anchor-type="as-char" svg:width="6.9236in" svg:height="4.459952in" draw:z-index="0">
<draw:image xlink:href="../Images/AРМІЯINFORM/2023-07-15T86-00-00-04-00/358696346_609949571275077_7317439437091431474_n.jpg" xlink:type="simple" xlink:show="embed" xlink:actuate="onLoad" draw:mime-type="image/jpeg"/>
</draw:frame>
Since the beginning of the full -scale invasion of Russia into Ukraine, 86,000 criminal proceedings have begun investigators of the National Police of Ukraine on the fact</text:p>
      <text:p text:style-name="P4">
About it <text:a xlink:type="simple" xlink:href="https://www.facebook.com/UA.National.Police/posts/pfbid0xjhJb7FHZ1zn1ccYFoCRoKnE7baJWweC1KdwAL65LUJPTDrFKbgUkrh2Mhc3Sw59l" text:style-name="Internet_20_link" text:visited-style-name="Visited_20_Internet_20_Link">
reports</text:a>
National Police of Ukraine.</text:p>
      <text:p text:style-name="P4">
“Crimes committed by the Russian Federation during a full -scale invasion of Ukraine(As of July 15, 20123)Since the beginning of the full -scale invasion of Russia in Ukraine, investigators of the National Police of Ukraine have begun 86 109 criminal proceedings on the facts of committing the territory of Ukraine of crimes by military personnel of the Armed Forces of the Russian Federation and their accomplices, ”the statement reads.</text:p>
      <text:p text:style-name="P4">
The National Police also clarified what criminal articles were opened, in particular:</text:p>
      <text:p text:style-name="P4">
73 570 - under Art. 438 of the Criminal Code of Ukraine(Violation of the laws and customs of war)9 207 - under Art. 110 of the Criminal Code of Ukraine(Encroachment on the territorial concentration and inviolability of Ukraine)3 059 - under Art. 111-1 of the Criminal Code of Ukraine(Collaboration)170 - for Art. 111 of the Criminal Code of Ukraine(High treason)etc.</text:p>
      <text:p text:style-name="P4">
<draw:frame draw:style-name="fr1" draw:name="Image335" text:anchor-type="as-char" svg:width="6.9236in" svg:height="4.067615in" draw:z-index="0">
<draw:image xlink:href="../Images/AРМІЯINFORM/2023-07-15T86-00-00-04-00/360095951_613345694268798_1925846107989370043_n.jpg" xlink:type="simple" xlink:show="embed" xlink:actuate="onLoad" draw:mime-type="image/jpeg"/>
</draw:frame>
</text:p>
      <text:p text:style-name="P4">
News Source: <text:a xlink:type="simple" xlink:href="https://armyinform.com.ua/2023/07/15/uzhe-ponad-80-tysyach-voyennyh-zlochyniv-skoyenyh-rashystamy-rozsliduyut-slidchi-naczpolicziyi/" text:style-name="Internet_20_link" text:visited-style-name="Visited_20_Internet_20_Link">
https://armyinform.com.ua/2023/07/15/uzhe-ponad-80-tysyach-voyennyh-zlochyniv-skoyenyh-rashystamy-rozsliduyut-slidchi-naczpolicziyi/</text:a>
</text:p>
      <!--NEWS-->
      <text:h text:style-name="P10" text:outline-level="1">
<text:span text:style-name="T4">
July 15 in Ukraine celebrate Ukrainian Peacekeepers Day</text:span>
</text:h>
      <text:p text:style-name="P4">
Author: ['Сергій Зятьєв']</text:p>
      <text:p text:style-name="P4">
Time: 2023-07-15T87:00:00-04:00</text:p>
      <text:p text:style-name="P4">
Description: 15 Lipnya 1992 RIK. Two LITIA of the VPS of Ukraine with a hill of the 24th battalium on board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acb4202e-4df6-4595-8fbb-9683f7f0c8fd.jpg" text:style-name="Internet_20_link" text:visited-style-name="Visited_20_Internet_20_Link">
acb4202e-4df6-4595-8fbb-9683f7f0c8fd.jpg</text:a>
', '<text:a xlink:type="simple" xlink:href="https://armyinform.com.ua/wp-content/uploads/2023/07/foto-1-150x150.jpeg" text:style-name="Internet_20_link" text:visited-style-name="Visited_20_Internet_20_Link">
foto-1-150x150.jpeg</text:a>
', '<text:a xlink:type="simple" xlink:href="https://armyinform.com.ua/wp-content/uploads/2023/07/foto-5-10-150x150.jpg" text:style-name="Internet_20_link" text:visited-style-name="Visited_20_Internet_20_Link">
foto-5-10-150x150.jpg</text:a>
', '<text:a xlink:type="simple" xlink:href="https://armyinform.com.ua/wp-content/uploads/2023/07/foto-2-14-150x150.jpg" text:style-name="Internet_20_link" text:visited-style-name="Visited_20_Internet_20_Link">
foto-2-14-150x150.jpg</text:a>
', '<text:a xlink:type="simple" xlink:href="https://armyinform.com.ua/wp-content/uploads/2023/07/foto-4-11-scaled.jpg" text:style-name="Internet_20_link" text:visited-style-name="Visited_20_Internet_20_Link">
foto-4-11-scaled.jpg</text:a>
']</text:p>
      <text:p text:style-name="P4">
Tags: ['АКТУАЛЬНО', 'ДЕНЬ УКРАЇНСЬКИХ МИРОТВОРЦІВ', 'НОВИНИ']</text:p>
      <text:p text:style-name="P4">
Category: News</text:p>
      <!--METADATA-->
      <text:p text:style-name="P4">
<draw:frame draw:style-name="fr1" draw:name="Image336" text:anchor-type="as-char" svg:width="6.9236in" svg:height="3.894525in" draw:z-index="0">
<draw:image xlink:href="../Images/AРМІЯINFORM/2023-07-15T87-00-00-04-00/acb4202e-4df6-4595-8fbb-9683f7f0c8fd.jpg" xlink:type="simple" xlink:show="embed" xlink:actuate="onLoad" draw:mime-type="image/jpeg"/>
</draw:frame>
July 15, 1992. Two aircraft of the Air Force of Ukraine with a leading group of the 240th Battalion Battalion from the Dnipropetrovsk aerodrome rise into the sky. In a few hours, they are invited to one of Bosnia's airfields. More than 40 Ukrainian servicemen who arrived at the Balkans where the war is burning, immediately opened at the epicenter of hostilities: the city and the airfield are fired not by lichenpers, but also artillery. Thus began the peacekeeping mission of the young Ukrainian state, which just appeared on the political map of the world. Since then, more than 40,000 Ukrainian soldiers have visited the hot spots of our planet, participating in 30 international operations. 55 peacekeepers were killed.</text:p>
      <text:p text:style-name="P4">
*!The Council of Ukraine adopted Resolution No. 1165 “On establishing the day of Ukrainian peacekeepers” ._</text:p>
      <text:p text:style-name="P4">
Kosovo, Bosnia and Herzegovina, Angola, Macedonia, Tajikistan, Afghanistan, Croatia, Kuwait, Sierra-Leone, Transnistria, Iraq, Lebanon, Ethiopia are not a complete list of countries where the Ukrainian flag is. Different tasks were assigned to the Ukrainian contingents who went for hundreds or even thousands of kilometers from their native land.</text:p>
      <text:p text:style-name="P4">
Iraqi was one of the most large -scale peacekeeping operations in which Ukraine participated. About thousands of servicemen became its participants. The losses are striking: 18 killed and more than 40 wounded. Instead, during their mission, the boys contributed to the construction of 14 schools, repair of 7 dyspades, 4 roads and 3 power lines. Four objects of water supply have also been restored, medical assistance to our army doctors received 50,000 locals.</text:p>
      <text:p text:style-name="P4">
<text:a xlink:type="simple" xlink:href="https://armyinform.com.ua/wp-content/uploads/2023/07/foto-1.jpeg" text:style-name="Internet_20_link" text:visited-style-name="Visited_20_Internet_20_Link">
!(Images/AРМІЯINFORM/2023-07-15T87-00-00-04-00/foto-1-150x150.jpeg)</text:a>
</text:p>
      <text:p text:style-name="P4">
<text:a xlink:type="simple" xlink:href="https://armyinform.com.ua/wp-content/uploads/2023/07/foto-5-10.jpg" text:style-name="Internet_20_link" text:visited-style-name="Visited_20_Internet_20_Link">
<draw:frame draw:style-name="fr1" draw:name="Image337" text:anchor-type="as-char" svg:width="6.9236in" svg:height="6.9236in" draw:z-index="0">
<draw:image xlink:href="../Images/AРМІЯINFORM/2023-07-15T87-00-00-04-00/foto-5-10-150x150.jpg" xlink:type="simple" xlink:show="embed" xlink:actuate="onLoad" draw:mime-type="image/jpeg"/>
</draw:frame>
</text:a>
</text:p>
      <text:p text:style-name="P4">
<text:a xlink:type="simple" xlink:href="https://armyinform.com.ua/wp-content/uploads/2023/07/foto-2-14.jpg" text:style-name="Internet_20_link" text:visited-style-name="Visited_20_Internet_20_Link">
<draw:frame draw:style-name="fr1" draw:name="Image338" text:anchor-type="as-char" svg:width="6.9236in" svg:height="6.9236in" draw:z-index="0">
<draw:image xlink:href="../Images/AРМІЯINFORM/2023-07-15T87-00-00-04-00/foto-2-14-150x150.jpg" xlink:type="simple" xlink:show="embed" xlink:actuate="onLoad" draw:mime-type="image/jpeg"/>
</draw:frame>
</text:a>
</text:p>
      <text:p text:style-name="P4">
In Angola, for example, our warriors participated in the restoration of infrastructure, laying ways of connecting through the jungle, bridging bridges and crossings.</text:p>
      <text:p text:style-name="P4">
-Even if you do not take into account any military threat, there was an incredible,-said the major of the reserve Sergey Vakhtonchuk. - First of all, because of the complex conditions to which we were completely unadapted. It happened that some people lost consciousness, not withstanding the African heat.</text:p>
      <text:p text:style-name="P4">
But in Liberia, for almost 14 years, Ukrainian helicopters were accompanied by painful columns, carried out transport and passenger transportation, conducted air patrols of borders, medical evacuation and search and rescue operations, and also delivered to the farthest and virtually inaccessible townships. In total, during the entire UN mission in this country as part of the 56th helicopter, the location of which was Halychyna at that time, the task was performed over five thousand Ukrainian aviators, having spent 60 thousand hours in the sky of this distant country and transported almost 250 thousand passengers and passengers and passengers and passengers More than 6.5 thousand tons of various cargoes. Our helicopters came to our native land only in 2018 - in the third year of Russian aggression. During 14 years, 23 rotations of the Ukrainian contingent took place in Liberia. But any extraordinary situations were avoided. The helicopters, returning from this country, did not crack on the difficulties and problems associated with the re -interpretation, but focused on the other - in the acquisition of invaluable experience in the difficult conditions.</text:p>
      <text:p text:style-name="P4">
In the Congo and Afghanistan, which literally swept by mines, Ukrainian saperizes tens of thousands of explosive objects, daily risking lives.</text:p>
      <text:p text:style-name="P4">
<draw:frame draw:style-name="fr1" draw:name="Image339" text:anchor-type="as-char" svg:width="6.9236in" svg:height="4.15416in" draw:z-index="0">
<draw:image xlink:href="../Images/AРМІЯINFORM/2023-07-15T87-00-00-04-00/foto-4-11-scaled.jpg" xlink:type="simple" xlink:show="embed" xlink:actuate="onLoad" draw:mime-type="image/jpeg"/>
</draw:frame>
</text:p>
      <text:p text:style-name="P4">
News Source: <text:a xlink:type="simple" xlink:href="https://armyinform.com.ua/2023/07/15/15-lypnya-v-ukrayini-vidznachayut-den-ukrayinskyh-myrotvorcziv/" text:style-name="Internet_20_link" text:visited-style-name="Visited_20_Internet_20_Link">
https://armyinform.com.ua/2023/07/15/15-lypnya-v-ukrayini-vidznachayut-den-ukrayinskyh-myrotvorcziv/</text:a>
</text:p>
      <!--NEWS-->
      <text:h text:style-name="P10" text:outline-level="1">
<text:span text:style-name="T4">
Psychological restoration of military personnel and veterans should be among the priorities of the state</text:span>
</text:h>
      <text:p text:style-name="P4">
Author: ['АРМІЯINFORM']</text:p>
      <text:p text:style-name="P4">
Time: 2023-07-15T88:00:00-04:00</text:p>
      <text:p text:style-name="P4">
Description: Behind the site of the prem "Denis Schmigal, the Pershi Oleni Zelenzo Vidbulo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2023-07-15_09-24-32.jpg" text:style-name="Internet_20_link" text:visited-style-name="Visited_20_Internet_20_Link">
photo_2023-07-15_09-24-32.jpg</text:a>
']</text:p>
      <text:p text:style-name="P4">
Tags: ['ІРИНА ВЕРЕЩУК', 'МІНВЕТЕРАНІВ', 'РЕАБІЛІТАЦІЯ']</text:p>
      <text:p text:style-name="P4">
Category: News</text:p>
      <!--METADATA-->
      <text:p text:style-name="P4">
<draw:frame draw:style-name="fr1" draw:name="Image340" text:anchor-type="as-char" svg:width="6.9236in" svg:height="4.619339in" draw:z-index="0">
<draw:image xlink:href="../Images/AРМІЯINFORM/2023-07-15T88-00-00-04-00/photo_2023-07-15_09-24-32.jpg" xlink:type="simple" xlink:show="embed" xlink:actuate="onLoad" draw:mime-type="image/jpeg"/>
</draw:frame>
With the participation of Prime Minister Denis Schmigal and the first lady of Elena Zelensk, an interagency coordination council on the protection of psychic health and providing psychological assistance to persons affected by the result of armed aggression was met.</text:p>
      <text:p text:style-name="P4">
About it <text:a xlink:type="simple" xlink:href="https://minre.gov.ua/2023/07/15/psyhologichne-vidnovlennya-vijskovosluzhbovcziv-i-veteraniv-maye-buty-sered-priorytetiv-derzhavy/" text:style-name="Internet_20_link" text:visited-style-name="Visited_20_Internet_20_Link">
reports</text:a>
Ministry of Reintegration of temporarily occupied territories.</text:p>
      <text:p text:style-name="P4">
The meeting was held within the framework of the All -Ukrainian Mental Health Program initiated by the First Lady Elena Zelenskaya.</text:p>
      <text:p text:style-name="P4">
It was attended by Viceremier-Minister Irina Vereshchuk, representatives of the administrations, the Presidential Office, WHO, MPs and others.</text:p>
      <text:p text:style-name="P4">
The participants of the meeting emphasized the priority projects aimed at the Naviga Servicemen and Veterans. This target group will need mental recovery and psychosocial support for the next years. And this is a large part of the citizens. For example, veterans, their families Tanyai are about 30% of the population of Ukraine.</text:p>
      <text:p text:style-name="P4">
Among other things, Irina Vereshchuk called on the ministry to coordinate the Cabinet of Ministers of Ministers and programs concerning mental health. It is this platformady that will be able to coordinate and implement all the planned steps to be psychological support and restoration of military and veterans.</text:p>
      <ul>
        <li>
Our management task is to develop mechanisms for effective integration of veterans into society, ”Viceremier summed up.</li>
      </ul>
      <text:p text:style-name="P4">
We will remind, in the regions the centers of support of civilians have already been created. They will show a key role in the interaction and coordination of executive authorities, public and volunteer organizations with war -victims, including veterans.</text:p>
      <text:p text:style-name="P4">
News Source: <text:a xlink:type="simple" xlink:href="https://armyinform.com.ua/2023/07/15/psyhologichne-vidnovlennya-vijskovosluzhbovcziv-i-veteraniv-maye-buty-sered-priorytetiv-derzhavy/" text:style-name="Internet_20_link" text:visited-style-name="Visited_20_Internet_20_Link">
https://armyinform.com.ua/2023/07/15/psyhologichne-vidnovlennya-vijskovosluzhbovcziv-i-veteraniv-maye-buty-sered-priorytetiv-derzhavy/</text:a>
</text:p>
      <!--NEWS-->
      <text:h text:style-name="P10" text:outline-level="1">
<text:span text:style-name="T4">
In Ukraine a moment of silence</text:span>
</text:h>
      <text:p text:style-name="P4">
Author: ['АРМІЯINFORM']</text:p>
      <text:p text:style-name="P4">
Time: 2023-07-15T8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41" text:anchor-type="as-char" svg:width="6.9236in" svg:height="3.895992in" draw:z-index="0">
<draw:image xlink:href="../Images/AРМІЯINFORM/2023-07-15T89-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15/v-ukrayini-hvylyna-movchannya/" text:style-name="Internet_20_link" text:visited-style-name="Visited_20_Internet_20_Link">
https://armyinform.com.ua/2023/07/15/v-ukrayini-hvylyna-movchannya/</text:a>
</text:p>
      <!--NEWS-->
      <text:h text:style-name="P10" text:outline-level="1">
<text:span text:style-name="T4">
Pitchua+ Contest started receiving applications</text:span>
</text:h>
      <text:p text:style-name="P4">
Authors: Ukrinform (Person)</text:p>
      <text:p text:style-name="P4">
Publisher: Укринформ (Organization)</text:p>
      <text:p text:style-name="P4">
Published Time: 2023-07-15T8:22:40+03:00</text:p>
      <text:p text:style-name="P4">
Modified Time: 2023-07-15T13:22:40+03:00</text:p>
      <text:p text:style-name="P4">
Description: The reception of applications for socially significant content Pitchua+has begun to Ukraine. - Ukrinform.</text:p>
      <text:p text:style-name="P4">
Images: ['<text:a xlink:type="simple" xlink:href="https://static.ukrinform.com/photos/2016_12/thumb_files/630_360_1482907609-5756.jpg" text:style-name="Internet_20_link" text:visited-style-name="Visited_20_Internet_20_Link">
630_360_14829...</text:a>
']</text:p>
      <text:p text:style-name="P4">
Tags: ['Кіно', 'Конкурс', 'МКІП ', 'Пітчинг']</text:p>
      <text:p text:style-name="P4">
Type: Article</text:p>
      <!--METADATA-->
      <text:p text:style-name="P4">
<draw:frame draw:style-name="fr1" draw:name="Image342" text:anchor-type="as-char" svg:width="6.9236in" svg:height="3.956343in" draw:z-index="0">
<draw:image xlink:href="../Images/yкринформ/2023-07-15T8-22-40-03-00/630_360_1482907609-5756.jpg" xlink:type="simple" xlink:show="embed" xlink:actuate="onLoad" draw:mime-type="image/jpeg"/>
</draw:frame>
The Ukraine has adopted applications for the competition of socially significant content Pitchua+.</text:p>
      <text:p text:style-name="P4">
About it in <text:a xlink:type="simple" xlink:href="https://t.me/mkipu/6832" text:style-name="Internet_20_link" text:visited-style-name="Visited_20_Internet_20_Link">
telegram</text:a>
The Ministry of Culture and Information Policy reports, Ukrinform reports.</text:p>
      <text:p text:style-name="P4">
As it is noted, the competition aims to facilitate the creation of quality content for television, online platforms and cinemas, which highlights the unity of Ukraine in its variety, encourages to take an active part in the life of the country and inspires about strong individuals.</text:p>
      <text:p text:style-name="P4">
Pitchua+ winners will receive partial or full production financing <text:a xlink:type="simple" xlink:href="https://www.ukrinform.ua/tag-kino" text:style-name="Internet_20_link" text:visited-style-name="Visited_20_Internet_20_Link">
Project</text:a>
, as well as expert support of the stages of its creation.</text:p>
      <text:p text:style-name="P4">
<text:span text:style-name="T4">
 Read also: </text:span>
 <text:a xlink:type="simple" xlink:href="https://www.ukrinform.ua/rubric-culture/3732812-u-mkip-rozgladaut-pitanna-povernenna-esertifikativ-na-knigi-ta-kino.html" text:style-name="Internet_20_link" text:visited-style-name="Visited_20_Internet_20_Link">
in <text:span text:style-name="T4">
 MKIP </text:span>
 Consider Returning E-Certificate Books and Cinema</text:a>
The receipt of the projections lasts until August 14, 2023.</text:p>
      <text:p text:style-name="P4">
<text:a xlink:type="simple" xlink:href="https://mkip.gov.ua/news/9485.html" text:style-name="Internet_20_link" text:visited-style-name="Visited_20_Internet_20_Link">
Contest</text:a>
Proectransforming Communications Activity(TCA), funded by US Agency(USAID), in partnership with the Ministry of Culture and Information Policy of Ukraine.</text:p>
      <text:p text:style-name="P4">
News Source: <text:a xlink:type="simple" xlink:href="https://www.ukrinform.ua/rubric-culture/3736150-konkurs-pitchua-rozpocav-prijom-zaavok.html" text:style-name="Internet_20_link" text:visited-style-name="Visited_20_Internet_20_Link">
https://www.ukrinform.ua/rubric-culture/3736150-konkurs-pitchua-rozpocav-prijom-zaavok.html</text:a>
</text:p>
      <!--NEWS-->
      <text:h text:style-name="P10" text:outline-level="1">
<text:span text:style-name="T4">
Our defense in this war guarantees that more invaders will not come to Europe - Volodymyr Zelenskyy</text:span>
</text:h>
      <text:p text:style-name="P4">
Author: ['АРМІЯINFORM']</text:p>
      <text:p text:style-name="P4">
Time: 2023-07-15T90:00:00-04:00</text:p>
      <text:p text:style-name="P4">
Description: About the President of Ukraine, Volodymyr Zelensky, who wrote the President of Ukraine at his own company Storіntsі,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2023-07-15_11-19-28.jpg" text:style-name="Internet_20_link" text:visited-style-name="Visited_20_Internet_20_Link">
photo_2023-07-15_11-19-28.jpg</text:a>
', '<text:a xlink:type="simple" xlink:href="https://armyinform.com.ua/wp-content/uploads/2023/07/photo_2023-07-15_11-19-29-2-150x150.jpg" text:style-name="Internet_20_link" text:visited-style-name="Visited_20_Internet_20_Link">
photo_2023-07-15_11-19-29-2-150x150.jpg</text:a>
', '<text:a xlink:type="simple" xlink:href="https://armyinform.com.ua/wp-content/uploads/2023/07/photo_2023-07-15_11-19-29-150x150.jpg" text:style-name="Internet_20_link" text:visited-style-name="Visited_20_Internet_20_Link">
photo_2023-07-15_11-19-29-150x150.jpg</text:a>
', '<text:a xlink:type="simple" xlink:href="https://armyinform.com.ua/wp-content/uploads/2023/07/photo_2023-07-15_11-19-30-2-150x150.jpg" text:style-name="Internet_20_link" text:visited-style-name="Visited_20_Internet_20_Link">
photo_2023-07-15_11-19-30-2-150x150.jpg</text:a>
', '<text:a xlink:type="simple" xlink:href="https://armyinform.com.ua/wp-content/uploads/2023/07/photo_2023-07-15_11-19-30-150x150.jpg" text:style-name="Internet_20_link" text:visited-style-name="Visited_20_Internet_20_Link">
photo_2023-07-15_11-19-30-150x150.jpg</text:a>
', '<text:a xlink:type="simple" xlink:href="https://armyinform.com.ua/wp-content/uploads/2023/07/photo_2023-07-15_11-19-31-2-150x150.jpg" text:style-name="Internet_20_link" text:visited-style-name="Visited_20_Internet_20_Link">
photo_2023-07-15_11-19-31-2-150x150.jpg</text:a>
', '<text:a xlink:type="simple" xlink:href="https://armyinform.com.ua/wp-content/uploads/2023/07/photo_2023-07-15_11-19-31-150x150.jpg" text:style-name="Internet_20_link" text:visited-style-name="Visited_20_Internet_20_Link">
photo_2023-07-15_11-19-31-150x150.jpg</text:a>
', '<text:a xlink:type="simple" xlink:href="https://armyinform.com.ua/wp-content/uploads/2023/07/photo_2023-07-15_11-19-32-2-150x150.jpg" text:style-name="Internet_20_link" text:visited-style-name="Visited_20_Internet_20_Link">
photo_2023-07-15_11-19-32-2-150x150.jpg</text:a>
', '<text:a xlink:type="simple" xlink:href="https://armyinform.com.ua/wp-content/uploads/2023/07/photo_2023-07-15_11-19-32-150x150.jpg" text:style-name="Internet_20_link" text:visited-style-name="Visited_20_Internet_20_Link">
photo_2023-07-15_11-19-32-150x150.jpg</text:a>
', '<text:a xlink:type="simple" xlink:href="https://armyinform.com.ua/wp-content/uploads/2023/07/photo_2023-07-15_11-19-33-150x150.jpg" text:style-name="Internet_20_link" text:visited-style-name="Visited_20_Internet_20_Link">
photo_2023-07-15_11-19-33-150x150.jpg</text:a>
']</text:p>
      <text:p text:style-name="P4">
Tags: ['ЄВРОПА', 'ПРЕЗИДЕНТ УКРАЇНИ ВОЛОДИМИР ЗЕЛЕНСЬКИЙ']</text:p>
      <text:p text:style-name="P4">
Category: News</text:p>
      <!--METADATA-->
      <text:p text:style-name="P4">
<draw:frame draw:style-name="fr1" draw:name="Image343" text:anchor-type="as-char" svg:width="6.9236in" svg:height="4.615733in" draw:z-index="0">
<draw:image xlink:href="../Images/AРМІЯINFORM/2023-07-15T90-00-00-04-00/photo_2023-07-15_11-19-28.jpg" xlink:type="simple" xlink:show="embed" xlink:actuate="onLoad" draw:mime-type="image/jpeg"/>
</draw:frame>
President of Ukraine Volodymyr Zelensky wrote about it on his official page on the social network <text:a xlink:type="simple" xlink:href="https://t.me/V_Zelenskiy_official/6978" text:style-name="Internet_20_link" text:visited-style-name="Visited_20_Internet_20_Link">
Telegrams</text:a>
.</text:p>
      <text:p text:style-name="P4">
«Зараз в Україні, на нашій землі, у нашому небі, ми можемо вирішити питанняфундаментальної російської загрози нашій спільній безпеці. Наша оборона у ційвійні гарантує, що більше в Європу загарбники не прийдуть. Свобода — точновистоїть. І це головне, що ми зараз забезпечуємо усі разом — наші воїни ікожен, хто допомагає нашим воїнам», — йдеться у дописі Глави держави.</text:p>
      <text:p text:style-name="P4">
<text:a xlink:type="simple" xlink:href="https://armyinform.com.ua/wp-content/uploads/2023/07/photo_2023-07-15_11-19-29-2.jpg" text:style-name="Internet_20_link" text:visited-style-name="Visited_20_Internet_20_Link">
<draw:frame draw:style-name="fr1" draw:name="Image344" text:anchor-type="as-char" svg:width="6.9236in" svg:height="6.9236in" draw:z-index="0">
<draw:image xlink:href="../Images/AРМІЯINFORM/2023-07-15T90-00-00-04-00/photo_2023-07-15_11-19-29-2-150x150.jpg" xlink:type="simple" xlink:show="embed" xlink:actuate="onLoad" draw:mime-type="image/jpeg"/>
</draw:frame>
</text:a>
</text:p>
      <text:p text:style-name="P4">
<text:a xlink:type="simple" xlink:href="https://armyinform.com.ua/wp-content/uploads/2023/07/photo_2023-07-15_11-19-29.jpg" text:style-name="Internet_20_link" text:visited-style-name="Visited_20_Internet_20_Link">
<draw:frame draw:style-name="fr1" draw:name="Image345" text:anchor-type="as-char" svg:width="6.9236in" svg:height="6.9236in" draw:z-index="0">
<draw:image xlink:href="../Images/AРМІЯINFORM/2023-07-15T90-00-00-04-00/photo_2023-07-15_11-19-29-150x150.jpg" xlink:type="simple" xlink:show="embed" xlink:actuate="onLoad" draw:mime-type="image/jpeg"/>
</draw:frame>
</text:a>
</text:p>
      <text:p text:style-name="P4">
<text:a xlink:type="simple" xlink:href="https://armyinform.com.ua/wp-content/uploads/2023/07/photo_2023-07-15_11-19-30-2.jpg" text:style-name="Internet_20_link" text:visited-style-name="Visited_20_Internet_20_Link">
<draw:frame draw:style-name="fr1" draw:name="Image346" text:anchor-type="as-char" svg:width="6.9236in" svg:height="6.9236in" draw:z-index="0">
<draw:image xlink:href="../Images/AРМІЯINFORM/2023-07-15T90-00-00-04-00/photo_2023-07-15_11-19-30-2-150x150.jpg" xlink:type="simple" xlink:show="embed" xlink:actuate="onLoad" draw:mime-type="image/jpeg"/>
</draw:frame>
</text:a>
</text:p>
      <text:p text:style-name="P4">
<text:a xlink:type="simple" xlink:href="https://armyinform.com.ua/wp-content/uploads/2023/07/photo_2023-07-15_11-19-30.jpg" text:style-name="Internet_20_link" text:visited-style-name="Visited_20_Internet_20_Link">
<draw:frame draw:style-name="fr1" draw:name="Image347" text:anchor-type="as-char" svg:width="6.9236in" svg:height="6.9236in" draw:z-index="0">
<draw:image xlink:href="../Images/AРМІЯINFORM/2023-07-15T90-00-00-04-00/photo_2023-07-15_11-19-30-150x150.jpg" xlink:type="simple" xlink:show="embed" xlink:actuate="onLoad" draw:mime-type="image/jpeg"/>
</draw:frame>
</text:a>
</text:p>
      <text:p text:style-name="P4">
<text:a xlink:type="simple" xlink:href="https://armyinform.com.ua/wp-content/uploads/2023/07/photo_2023-07-15_11-19-31-2.jpg" text:style-name="Internet_20_link" text:visited-style-name="Visited_20_Internet_20_Link">
<draw:frame draw:style-name="fr1" draw:name="Image348" text:anchor-type="as-char" svg:width="6.9236in" svg:height="6.9236in" draw:z-index="0">
<draw:image xlink:href="../Images/AРМІЯINFORM/2023-07-15T90-00-00-04-00/photo_2023-07-15_11-19-31-2-150x150.jpg" xlink:type="simple" xlink:show="embed" xlink:actuate="onLoad" draw:mime-type="image/jpeg"/>
</draw:frame>
</text:a>
</text:p>
      <text:p text:style-name="P4">
<text:a xlink:type="simple" xlink:href="https://armyinform.com.ua/wp-content/uploads/2023/07/photo_2023-07-15_11-19-31.jpg" text:style-name="Internet_20_link" text:visited-style-name="Visited_20_Internet_20_Link">
<draw:frame draw:style-name="fr1" draw:name="Image349" text:anchor-type="as-char" svg:width="6.9236in" svg:height="6.9236in" draw:z-index="0">
<draw:image xlink:href="../Images/AРМІЯINFORM/2023-07-15T90-00-00-04-00/photo_2023-07-15_11-19-31-150x150.jpg" xlink:type="simple" xlink:show="embed" xlink:actuate="onLoad" draw:mime-type="image/jpeg"/>
</draw:frame>
</text:a>
</text:p>
      <text:p text:style-name="P4">
<text:a xlink:type="simple" xlink:href="https://armyinform.com.ua/wp-content/uploads/2023/07/photo_2023-07-15_11-19-32-2.jpg" text:style-name="Internet_20_link" text:visited-style-name="Visited_20_Internet_20_Link">
<draw:frame draw:style-name="fr1" draw:name="Image350" text:anchor-type="as-char" svg:width="6.9236in" svg:height="6.9236in" draw:z-index="0">
<draw:image xlink:href="../Images/AРМІЯINFORM/2023-07-15T90-00-00-04-00/photo_2023-07-15_11-19-32-2-150x150.jpg" xlink:type="simple" xlink:show="embed" xlink:actuate="onLoad" draw:mime-type="image/jpeg"/>
</draw:frame>
</text:a>
</text:p>
      <text:p text:style-name="P4">
<text:a xlink:type="simple" xlink:href="https://armyinform.com.ua/wp-content/uploads/2023/07/photo_2023-07-15_11-19-32.jpg" text:style-name="Internet_20_link" text:visited-style-name="Visited_20_Internet_20_Link">
<draw:frame draw:style-name="fr1" draw:name="Image351" text:anchor-type="as-char" svg:width="6.9236in" svg:height="6.9236in" draw:z-index="0">
<draw:image xlink:href="../Images/AРМІЯINFORM/2023-07-15T90-00-00-04-00/photo_2023-07-15_11-19-32-150x150.jpg" xlink:type="simple" xlink:show="embed" xlink:actuate="onLoad" draw:mime-type="image/jpeg"/>
</draw:frame>
</text:a>
</text:p>
      <text:p text:style-name="P4">
<text:a xlink:type="simple" xlink:href="https://armyinform.com.ua/wp-content/uploads/2023/07/photo_2023-07-15_11-19-33.jpg" text:style-name="Internet_20_link" text:visited-style-name="Visited_20_Internet_20_Link">
<draw:frame draw:style-name="fr1" draw:name="Image352" text:anchor-type="as-char" svg:width="6.9236in" svg:height="6.9236in" draw:z-index="0">
<draw:image xlink:href="../Images/AРМІЯINFORM/2023-07-15T90-00-00-04-00/photo_2023-07-15_11-19-33-150x150.jpg" xlink:type="simple" xlink:show="embed" xlink:actuate="onLoad" draw:mime-type="image/jpeg"/>
</draw:frame>
</text:a>
</text:p>
      <text:p text:style-name="P4">
News Source: <text:a xlink:type="simple" xlink:href="https://armyinform.com.ua/2023/07/15/nasha-oborona-u-czij-vijni-garantuye-shho-bilshe-v-yevropu-zagarbnyky-ne-pryjdut-volodymyr-zelenskyj/" text:style-name="Internet_20_link" text:visited-style-name="Visited_20_Internet_20_Link">
https://armyinform.com.ua/2023/07/15/nasha-oborona-u-czij-vijni-garantuye-shho-bilshe-v-yevropu-zagarbnyky-ne-pryjdut-volodymyr-zelenskyj/</text:a>
</text:p>
      <!--NEWS-->
      <text:h text:style-name="P10" text:outline-level="1">
<text:span text:style-name="T4">
Defenders of South of Ukraine showed how the "Russian mopeds" were met in thunderstorm flying from the sea</text:span>
</text:h>
      <text:p text:style-name="P4">
Author: ['АРМІЯINFORM']</text:p>
      <text:p text:style-name="P4">
Time: 2023-07-15T91:00:00-04:00</text:p>
      <text:p text:style-name="P4">
Description: Vchora Vnochi Vorog attacking Piven Ukrainian with shockless nonsens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news_20230715_081701_16893982211.jpg" text:style-name="Internet_20_link" text:visited-style-name="Visited_20_Internet_20_Link">
news_20230715_081701_16893982211.jpg</text:a>
']</text:p>
      <text:p text:style-name="P4">
Tags: ['АГРЕСІЯ РФ', 'ШАХЕДИ']</text:p>
      <text:p text:style-name="P4">
Category: News</text:p>
      <!--METADATA-->
      <text:p text:style-name="P4">
<draw:frame draw:style-name="fr1" draw:name="Image353" text:anchor-type="as-char" svg:width="6.9236in" svg:height="3.90684in" draw:z-index="0">
<draw:image xlink:href="../Images/AРМІЯINFORM/2023-07-15T91-00-00-04-00/news_20230715_081701_16893982211.jpg" xlink:type="simple" xlink:show="embed" xlink:actuate="onLoad" draw:mime-type="image/jpeg"/>
</draw:frame>
Yesterday, the enemy attacked the south of Ukraine with percussion drones.</text:p>
      <text:p text:style-name="P4">
About it <text:a xlink:type="simple" xlink:href="https://dpsu.gov.ua/ua/news/%20VIDEO%20-Prikordonniki-Odeskogo-zagonu-pokazali-yak-u-grozu-zustrichali-rosiyski-mopedi-yaki-letili-z-morya/" text:style-name="Internet_20_link" text:visited-style-name="Visited_20_Internet_20_Link">
reports</text:a>
State Border Service of Ukraine.</text:p>
      <text:p text:style-name="P4">
In the thunderstorm and the storm, the border guards found one of the drones-murderers moving on the side. Opening the fire from small arms, the fighters of the Odessa detachment destroyed a shock drone over the sea.</text:p>
      <text:p text:style-name="P4">
“Despite the difficult weather conditions, we immediately found a moped over the sea and opened a nice fire on it. A few minutes later, we sent the Russian Balalaika to the Russian ship, " - sums up the result of the border guard on the pseudo" Voza ".</text:p>
      <text:p text:style-name="P4">
Border guards, together with other units of defense forces, continue to ruthlessly thwart the occupiers and their means of terror.</text:p>
      <text:p text:style-name="P4">
News Source: <text:a xlink:type="simple" xlink:href="https://armyinform.com.ua/2023/07/15/zahysnyky-pivdnya-ukrayiny-pokazaly-yak-u-grozu-zustrichaly-rosijski-mopedy-shho-letily-z-morya/" text:style-name="Internet_20_link" text:visited-style-name="Visited_20_Internet_20_Link">
https://armyinform.com.ua/2023/07/15/zahysnyky-pivdnya-ukrayiny-pokazaly-yak-u-grozu-zustrichaly-rosijski-mopedy-shho-letily-z-morya/</text:a>
</text:p>
      <!--NEWS-->
      <text:h text:style-name="P10" text:outline-level="1">
<text:span text:style-name="T4">
The divers of the State Support Service were pulled out of the gums flooded Russian tank</text:span>
</text:h>
      <text:p text:style-name="P4">
Author: ['АРМІЯINFORM']</text:p>
      <text:p text:style-name="P4">
Time: 2023-07-15T92:00:00-04:00</text:p>
      <text:p text:style-name="P4">
Description: Divers-Square Ta Fakhivtsi diving PIDRODILIV Holden special servic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359807907_597223252584053_3546152088295282198_n.jpg" text:style-name="Internet_20_link" text:visited-style-name="Visited_20_Internet_20_Link">
359807907_597223252584053_3546152088295282198_n.jpg</text:a>
', '<text:a xlink:type="simple" xlink:href="https://armyinform.com.ua/wp-content/uploads/2023/07/360095848_597223289250716_937870264072981052_n-150x150.jpg" text:style-name="Internet_20_link" text:visited-style-name="Visited_20_Internet_20_Link">
360095848_597223289250716_937870264072981052_n-150x150.jpg</text:a>
', '<text:a xlink:type="simple" xlink:href="https://armyinform.com.ua/wp-content/uploads/2023/07/360125275_597223129250732_8318851207152888159_n-150x150.jpg" text:style-name="Internet_20_link" text:visited-style-name="Visited_20_Internet_20_Link">
360125275_597223129250732_8318851207152888159_n-150x150.jpg</text:a>
', '<text:a xlink:type="simple" xlink:href="https://armyinform.com.ua/wp-content/uploads/2023/07/360158973_597223165917395_2271295741481939854_n-150x150.jpg" text:style-name="Internet_20_link" text:visited-style-name="Visited_20_Internet_20_Link">
360158973_597223165917395_2271295741481939854_n-150x150.jpg</text:a>
', '<text:a xlink:type="simple" xlink:href="https://armyinform.com.ua/wp-content/uploads/2023/07/361101325_597223229250722_6694964549208816180_n-150x150.jpg" text:style-name="Internet_20_link" text:visited-style-name="Visited_20_Internet_20_Link">
361101325_597223229250722_6694964549208816180_n-150x150.jpg</text:a>
', '<text:a xlink:type="simple" xlink:href="https://armyinform.com.ua/wp-content/uploads/2023/07/361234570_597223315917380_3996311953370218736_n-150x150.jpg" text:style-name="Internet_20_link" text:visited-style-name="Visited_20_Internet_20_Link">
361234570_597223315917380_3996311953370218736_n-150x150.jpg</text:a>
', '<text:a xlink:type="simple" xlink:href="https://armyinform.com.ua/wp-content/uploads/2023/07/361360295_597223192584059_669546553490587767_n-150x150.jpg" text:style-name="Internet_20_link" text:visited-style-name="Visited_20_Internet_20_Link">
361360295_597223192584059_669546553490587767_n-150x150.jpg</text:a>
']</text:p>
      <text:p text:style-name="P4">
Tags: ['ДЕРЖСПЕЦТРАНССЛУЖБА', 'ДЕСНА', 'ТРОФЕЙНА ТЕХНІКА ЗС РФ', 'ЧЕРНІГІВЩИНА']</text:p>
      <text:p text:style-name="P4">
Category: News</text:p>
      <!--METADATA-->
      <text:p text:style-name="P4">
<draw:frame draw:style-name="fr1" draw:name="Image354" text:anchor-type="as-char" svg:width="6.9236in" svg:height="4.027579in" draw:z-index="0">
<draw:image xlink:href="../Images/AРМІЯINFORM/2023-07-15T92-00-00-04-00/359807907_597223252584053_3546152088295282198_n.jpg" xlink:type="simple" xlink:show="embed" xlink:actuate="onLoad" draw:mime-type="image/jpeg"/>
</draw:frame>
Divers-sappers and specialists of diving and rescue units of the State Safety Service in Chernihiv were pulled from the gums a Russian tank, which will be transmitted by the Armed Forces.</text:p>
      <text:p text:style-name="P4">
About it <text:a xlink:type="simple" xlink:href="https://www.facebook.com/uadsst/posts/pfbid02ir3yc3JoP2C7B4Ya5zWrVL2Zt6tUTGHNu1nfktygoU8U6tXmnpiP8Qo4cTqvApYrl" text:style-name="Internet_20_link" text:visited-style-name="Visited_20_Internet_20_Link">
reports</text:a>
State Special Transport Service.</text:p>
      <text:p text:style-name="P4">
“The military will stand for another tank more!Divers-sappers and specialty and rescue units of the State Special Transport Service with the military operational command "North" were pulled by a Russian tank, which was flooded during an unsuccessful attempt to cross the Riverudesna in the area of Shestovytsya village in Chernihiv region.</text:p>
      <text:p text:style-name="P4">
It is noted that by external grounds, the trophy sample has no significant damage. The Russian tank will be delivered for further restoration to the order of the Armed Forces of Ukraine.</text:p>
      <text:p text:style-name="P4">
<text:a xlink:type="simple" xlink:href="https://armyinform.com.ua/wp-content/uploads/2023/07/360095848_597223289250716_937870264072981052_n.jpg" text:style-name="Internet_20_link" text:visited-style-name="Visited_20_Internet_20_Link">
!(Images/AРМІЯINFORM/2023-07-15T92-00-00-04-00/360095848_597223289250716_937870264072981052_n-150x150.jpg)</text:a>
</text:p>
      <text:p text:style-name="P4">
<text:a xlink:type="simple" xlink:href="https://armyinform.com.ua/wp-content/uploads/2023/07/360125275_597223129250732_8318851207152888159_n.jpg" text:style-name="Internet_20_link" text:visited-style-name="Visited_20_Internet_20_Link">
<draw:frame draw:style-name="fr1" draw:name="Image355" text:anchor-type="as-char" svg:width="6.9236in" svg:height="6.9236in" draw:z-index="0">
<draw:image xlink:href="../Images/AРМІЯINFORM/2023-07-15T92-00-00-04-00/360125275_597223129250732_8318851207152888159_n-150x150.jpg" xlink:type="simple" xlink:show="embed" xlink:actuate="onLoad" draw:mime-type="image/jpeg"/>
</draw:frame>
</text:a>
</text:p>
      <text:p text:style-name="P4">
<text:a xlink:type="simple" xlink:href="https://armyinform.com.ua/wp-content/uploads/2023/07/360158973_597223165917395_2271295741481939854_n.jpg" text:style-name="Internet_20_link" text:visited-style-name="Visited_20_Internet_20_Link">
<draw:frame draw:style-name="fr1" draw:name="Image356" text:anchor-type="as-char" svg:width="6.9236in" svg:height="6.9236in" draw:z-index="0">
<draw:image xlink:href="../Images/AРМІЯINFORM/2023-07-15T92-00-00-04-00/360158973_597223165917395_2271295741481939854_n-150x150.jpg" xlink:type="simple" xlink:show="embed" xlink:actuate="onLoad" draw:mime-type="image/jpeg"/>
</draw:frame>
</text:a>
</text:p>
      <text:p text:style-name="P4">
<text:a xlink:type="simple" xlink:href="https://armyinform.com.ua/wp-content/uploads/2023/07/361101325_597223229250722_6694964549208816180_n.jpg" text:style-name="Internet_20_link" text:visited-style-name="Visited_20_Internet_20_Link">
<draw:frame draw:style-name="fr1" draw:name="Image357" text:anchor-type="as-char" svg:width="6.9236in" svg:height="6.9236in" draw:z-index="0">
<draw:image xlink:href="../Images/AРМІЯINFORM/2023-07-15T92-00-00-04-00/361101325_597223229250722_6694964549208816180_n-150x150.jpg" xlink:type="simple" xlink:show="embed" xlink:actuate="onLoad" draw:mime-type="image/jpeg"/>
</draw:frame>
</text:a>
</text:p>
      <text:p text:style-name="P4">
<text:a xlink:type="simple" xlink:href="https://armyinform.com.ua/wp-content/uploads/2023/07/361234570_597223315917380_3996311953370218736_n.jpg" text:style-name="Internet_20_link" text:visited-style-name="Visited_20_Internet_20_Link">
<draw:frame draw:style-name="fr1" draw:name="Image358" text:anchor-type="as-char" svg:width="6.9236in" svg:height="6.9236in" draw:z-index="0">
<draw:image xlink:href="../Images/AРМІЯINFORM/2023-07-15T92-00-00-04-00/361234570_597223315917380_3996311953370218736_n-150x150.jpg" xlink:type="simple" xlink:show="embed" xlink:actuate="onLoad" draw:mime-type="image/jpeg"/>
</draw:frame>
</text:a>
</text:p>
      <text:p text:style-name="P4">
<text:a xlink:type="simple" xlink:href="https://armyinform.com.ua/wp-content/uploads/2023/07/361360295_597223192584059_669546553490587767_n.jpg" text:style-name="Internet_20_link" text:visited-style-name="Visited_20_Internet_20_Link">
<draw:frame draw:style-name="fr1" draw:name="Image359" text:anchor-type="as-char" svg:width="6.9236in" svg:height="6.9236in" draw:z-index="0">
<draw:image xlink:href="../Images/AРМІЯINFORM/2023-07-15T92-00-00-04-00/361360295_597223192584059_669546553490587767_n-150x150.jpg" xlink:type="simple" xlink:show="embed" xlink:actuate="onLoad" draw:mime-type="image/jpeg"/>
</draw:frame>
</text:a>
</text:p>
      <text:p text:style-name="P4">
News Source: <text:a xlink:type="simple" xlink:href="https://armyinform.com.ua/2023/07/15/vodolazy-derzhspecztranssluzhby-vytyagly-z-desny-zatoplenyj-rosijskyj-tank/" text:style-name="Internet_20_link" text:visited-style-name="Visited_20_Internet_20_Link">
https://armyinform.com.ua/2023/07/15/vodolazy-derzhspecztranssluzhby-vytyagly-z-desny-zatoplenyj-rosijskyj-tank/</text:a>
</text:p>
      <!--NEWS-->
      <text:h text:style-name="P10" text:outline-level="1">
<text:span text:style-name="T4">
All released territories must be cleared of explosive objects - the head of the DSST</text:span>
</text:h>
      <text:p text:style-name="P4">
Author: ['АРМІЯINFORM']</text:p>
      <text:p text:style-name="P4">
Time: 2023-07-15T93:00:00-04:00</text:p>
      <text:p text:style-name="P4">
Description: On the Tsomo, the head of the admigrait of special services to transpor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photo_2023-07-15_09-14-27.jpg" text:style-name="Internet_20_link" text:visited-style-name="Visited_20_Internet_20_Link">
photo_2023-07-15_09-14-27.jpg</text:a>
']</text:p>
      <text:p text:style-name="P4">
Tags: ['ГЕНЕРАЛ-МАЙОР БОГДАН БОНДАР', 'ДЕРЖАВНА СПЕЦІАЛЬНА СЛУЖБА ТРАНСПОРТУ']</text:p>
      <text:p text:style-name="P4">
Category: News</text:p>
      <!--METADATA-->
      <text:p text:style-name="P4">
<draw:frame draw:style-name="fr1" draw:name="Image360" text:anchor-type="as-char" svg:width="6.9236in" svg:height="4.32725in" draw:z-index="0">
<draw:image xlink:href="../Images/AРМІЯINFORM/2023-07-15T93-00-00-04-00/photo_2023-07-15_09-14-27.jpg" xlink:type="simple" xlink:show="embed" xlink:actuate="onLoad" draw:mime-type="image/jpeg"/>
</draw:frame>
This was emphasized by the Head of the State Special Service Administration Major General Bogdan Bondar, <text:a xlink:type="simple" xlink:href="https://t.me/militarymediacenter/2536" text:style-name="Internet_20_link" text:visited-style-name="Visited_20_Internet_20_Link">
informs</text:a>
Military Media Center.</text:p>
      <text:p text:style-name="P4">
“The DSST units are constantly performing work on the inspection of the pelvic area of explosive objects on highways, railways, gases, power lines, waters of rivers of tasilical land, as well as restore infrastructure in areas that have been destroyed. All the liberated territories of Ukraine should be purified from the remnants of war and, first of all, from mines, shells and other extinguished objects, ”he stressed.</text:p>
      <text:p text:style-name="P4">
Major-General Bogdan Bondar also noted the quality of work of the united special transport service, in particular, that "the bridges, which were built by our units in the Mykolaiv region, stood under the pressure of the tone of the flow of water after blasting the Russians of the Kakhovka hydroelectric power station. It is an example of a professional professionalism and responsibility of every military -state service in the performance of their duties. ”</text:p>
      <text:p text:style-name="P4">
“I am grateful to partner countries for comprehensive technical support for our units that restore peaceful and safe life in the country. Our task is to ensure the free and safe movement of citizens by the territory of Ukraine. The unbreakable spirit will restore Ukraine!”, - said the head of the head of administration of the State Special Transport Service.</text:p>
      <text:p text:style-name="P4">
News Source: <text:a xlink:type="simple" xlink:href="https://armyinform.com.ua/2023/07/15/usi-zvilneni-terytoriyi-mayut-buty-ochyshheni-vid-vybuhonebezpechnyh-predmetiv-golova-dsst/" text:style-name="Internet_20_link" text:visited-style-name="Visited_20_Internet_20_Link">
https://armyinform.com.ua/2023/07/15/usi-zvilneni-terytoriyi-mayut-buty-ochyshheni-vid-vybuhonebezpechnyh-predmetiv-golova-dsst/</text:a>
</text:p>
      <!--NEWS-->
      <text:h text:style-name="P10" text:outline-level="1">
<text:span text:style-name="T4">
Ukraine appreciates South Korea's support in the international arena</text:span>
</text:h>
      <text:p text:style-name="P4">
Author: ['АРМІЯINFORM']</text:p>
      <text:p text:style-name="P4">
Time: 2023-07-15T94:00:00-04:00</text:p>
      <text:p text:style-name="P4">
Description: The general prosecutor of Ukraine Andriy Kostіn showing Lider of the Pibrino Korea Yun Jole Yola that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01-4.jpg" text:style-name="Internet_20_link" text:visited-style-name="Visited_20_Internet_20_Link">
01-4.jpg</text:a>
', '<text:a xlink:type="simple" xlink:href="https://armyinform.com.ua/wp-content/uploads/2023/07/04-10.jpg" text:style-name="Internet_20_link" text:visited-style-name="Visited_20_Internet_20_Link">
04-10.jpg</text:a>
']</text:p>
      <text:p text:style-name="P4">
Tags: ['АГРЕСІЯ РФ', 'БУЧА', 'МІЖНАРОДНА ПІДТРИМКА', 'ПІВДЕННА КОРЕЯ']</text:p>
      <text:p text:style-name="P4">
Category: News</text:p>
      <!--METADATA-->
      <text:p text:style-name="P4">
<draw:frame draw:style-name="fr1" draw:name="Image361" text:anchor-type="as-char" svg:width="6.9236in" svg:height="3.894525in" draw:z-index="0">
<draw:image xlink:href="../Images/AРМІЯINFORM/2023-07-15T94-00-00-04-00/01-4.jpg" xlink:type="simple" xlink:show="embed" xlink:actuate="onLoad" draw:mime-type="image/jpeg"/>
</draw:frame>
The Prosecutor General of Ukraine Andriy Kostin showed the leader of South Korea Juns John and his wife a place of war crimes committed by the Russian army during the occupation of Bucha in March 2022.</text:p>
      <text:p text:style-name="P4">
About it reports the Office of the Prosecutor General in <text:a xlink:type="simple" xlink:href="http://t.me/pgo_gov_ua/14417" text:style-name="Internet_20_link" text:visited-style-name="Visited_20_Internet_20_Link">
Telegram</text:a>
.</text:p>
      <text:p text:style-name="P4">
<draw:frame draw:style-name="fr1" draw:name="Image362" text:anchor-type="as-char" svg:width="6.9236in" svg:height="4.61393in" draw:z-index="0">
<draw:image xlink:href="../Images/AРМІЯINFORM/2023-07-15T94-00-00-04-00/04-10.jpg" xlink:type="simple" xlink:show="embed" xlink:actuate="onLoad" draw:mime-type="image/jpeg"/>
</draw:frame>
Andriy Kostin thanked President Jun Jol John for his solid position Tanncid that the world community had no right to put up with a large -scale attack by the civilian population:</text:p>
      <text:p text:style-name="Quotations">

<text:p text:style-name="P4">
Ukraine appreciates the support of South Korea in the international arena, including the UN,&gt;
 and supporting the formula of President Zelensky Peace. In 33 days of occupation&gt;
 Bucha was committed all kinds of war crimes. Among them are torture,&gt;
 shootings of civil and evacuation columns, sexual abuse. &gt;
&gt;
 The Russian regime should be responsible for everything. The most effective way&gt;
 to achieve this is a special tribunal for the crime of aggression.</text:p>

</text:p>
      <text:p text:style-name="P4">
News Source: <text:a xlink:type="simple" xlink:href="https://armyinform.com.ua/2023/07/15/ukrayina-czinuye-pidtrymku-pivdennoyi-koreyi-na-mizhnarodnij-areni/" text:style-name="Internet_20_link" text:visited-style-name="Visited_20_Internet_20_Link">
https://armyinform.com.ua/2023/07/15/ukrayina-czinuye-pidtrymku-pivdennoyi-koreyi-na-mizhnarodnij-areni/</text:a>
</text:p>
      <!--NEWS-->
      <text:h text:style-name="P10" text:outline-level="1">
<text:span text:style-name="T4">
105 settlements were fired by Russians in the past day, there are victims among civilians</text:span>
</text:h>
      <text:p text:style-name="P4">
Author: ['АРМІЯINFORM']</text:p>
      <text:p text:style-name="P4">
Time: 2023-07-15T95:00:00-04:00</text:p>
      <text:p text:style-name="P4">
Description: Behind the sculpture of the Mini -Casting Center of the Defense of Ukraine, INformation, Rosіyskі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hoto_2023-07-15_11-11-15.jpg" text:style-name="Internet_20_link" text:visited-style-name="Visited_20_Internet_20_Link">
photo_2023-07-15_11-11-15.jpg</text:a>
']</text:p>
      <text:p text:style-name="P4">
Tags: ['MILITARY MEDIA CENTER', 'STOPRUSSIA', 'ВОЄННІ ЗЛОЧИНИ ЗС РФ', 'ВТОРГНЕННЯ РФ']</text:p>
      <text:p text:style-name="P4">
Category: News</text:p>
      <!--METADATA-->
      <text:p text:style-name="P4">
<draw:frame draw:style-name="fr1" draw:name="Image363" text:anchor-type="as-char" svg:width="6.9236in" svg:height="5.303036in" draw:z-index="0">
<draw:image xlink:href="../Images/AРМІЯINFORM/2023-07-15T95-00-00-04-00/photo_2023-07-15_11-11-15.jpg" xlink:type="simple" xlink:show="embed" xlink:actuate="onLoad" draw:mime-type="image/jpeg"/>
</draw:frame>
According to the situational center of the Ministry of Defense of Ukraine information, Russian troops fired the territory of 9 regions of Ukraine, <text:a xlink:type="simple" xlink:href="https://t.me/militarymediacenter/2537" text:style-name="Internet_20_link" text:visited-style-name="Visited_20_Internet_20_Link">
informs</text:a>
Military Media Center.</text:p>
      <text:p text:style-name="P4">
“From different types of weapons - small arms, mortars, tanks, artillery, RSSV, SCR, UAV and tactical aviation - 105 settlements of infrastructure were attacked. There are wounded among civilians, the number of victims is heated, ”the message reads.</text:p>
      <text:p text:style-name="P4">
News Source: <text:a xlink:type="simple" xlink:href="https://armyinform.com.ua/2023/07/15/105-naselenyh-punktiv-obstrilyaly-rosiyany-za-mynulu-dobu-ye-postrazhdali-sered-czyvilnyh/" text:style-name="Internet_20_link" text:visited-style-name="Visited_20_Internet_20_Link">
https://armyinform.com.ua/2023/07/15/105-naselenyh-punktiv-obstrilyaly-rosiyany-za-mynulu-dobu-ye-postrazhdali-sered-czyvilnyh/</text:a>
</text:p>
      <!--NEWS-->
      <text:h text:style-name="P10" text:outline-level="1">
<text:span text:style-name="T4">
Navy Navy fighters destroyed BMP, Dron Kamikadze and storage with enemy ammunition</text:span>
</text:h>
      <text:p text:style-name="P4">
Author: ['АРМІЯINFORM']</text:p>
      <text:p text:style-name="P4">
Time: 2023-07-15T96:00:00-04:00</text:p>
      <text:p text:style-name="P4">
Description: The last sales service of the VIISKOVIKOVIKOVA TA PIDROZHKOVIV ZSU ZSU was the VIMIST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43985509_551048173771415_7107345561752319416_n-1536x864-1.jpg" text:style-name="Internet_20_link" text:visited-style-name="Visited_20_Internet_20_Link">
343985509_551048173771415_7107345561752319416_n-1536x864-1.jpg</text:a>
', '<text:a xlink:type="simple" xlink:href="https://armyinform.com.ua/wp-content/uploads/2023/07/360122983_663563665811219_1829079990621158213_n.jpg" text:style-name="Internet_20_link" text:visited-style-name="Visited_20_Internet_20_Link">
360122983_663563665811219_1829079990621158213_n.jpg</text:a>
']</text:p>
      <text:p text:style-name="P4">
Tags: ['ВМС ЗСУ', 'ВТРАТИ ПРОТИВНИКА']</text:p>
      <text:p text:style-name="P4">
Category: News</text:p>
      <!--METADATA-->
      <text:p text:style-name="P4">
<draw:frame draw:style-name="fr1" draw:name="Image364" text:anchor-type="as-char" svg:width="6.9236in" svg:height="3.894525in" draw:z-index="0">
<draw:image xlink:href="../Images/AРМІЯINFORM/2023-07-15T96-00-00-04-00/343985509_551048173771415_7107345561752319416_n-1536x864-1.jpg" xlink:type="simple" xlink:show="embed" xlink:actuate="onLoad" draw:mime-type="image/jpeg"/>
</draw:frame>
During the day, military personnel and Navy units were extinguished by nine invaders and storage facilities with enemy ammunition.</text:p>
      <text:p text:style-name="P4">
About it <text:a xlink:type="simple" xlink:href="https://www.facebook.com/navy.mil.gov.ua/posts/pfbid06uLjHJS1KkJsuV3tLLE5uo5TFR1P7pF1Y2waHvg8jYQDRkuB4fVndootxGq8hTQQl" text:style-name="Internet_20_link" text:visited-style-name="Visited_20_Internet_20_Link">
reports</text:a>
Navy of the Armed Forces.</text:p>
      <text:p text:style-name="P4">
"Servicemen of military units and units of the Navy of Ukraine, which are part of the groups, continued to perform on the reconciliation of full-scale armed aggression of the Russian Federation. 136 “and 1 ammunition storage. The final losses of the enemy are clarified, ”the message reads.</text:p>
      <text:p text:style-name="P4">
<draw:frame draw:style-name="fr1" draw:name="Image365" text:anchor-type="as-char" svg:width="6.9236in" svg:height="9.356216in" draw:z-index="0">
<draw:image xlink:href="../Images/AРМІЯINFORM/2023-07-15T96-00-00-04-00/360122983_663563665811219_1829079990621158213_n.jpg" xlink:type="simple" xlink:show="embed" xlink:actuate="onLoad" draw:mime-type="image/jpeg"/>
</draw:frame>
</text:p>
      <text:p text:style-name="P4">
News Source: <text:a xlink:type="simple" xlink:href="https://armyinform.com.ua/2023/07/15/bijczi-vms-zsu-za-dobu-znyshhyly-bmp-dron-kamikadze-ta-shovyshhe-z-boyeprypasamy-protyvnyka/" text:style-name="Internet_20_link" text:visited-style-name="Visited_20_Internet_20_Link">
https://armyinform.com.ua/2023/07/15/bijczi-vms-zsu-za-dobu-znyshhyly-bmp-dron-kamikadze-ta-shovyshhe-z-boyeprypasamy-protyvnyka/</text:a>
</text:p>
      <!--NEWS-->
      <text:h text:style-name="P10" text:outline-level="1">
<text:span text:style-name="T4">
Seven travelers from Luhansk region and 23 from Mariupol will go to court</text:span>
</text:h>
      <text:p text:style-name="P4">
Author: ['АРМІЯINFORM']</text:p>
      <text:p text:style-name="P4">
Time: 2023-07-15T97:00:00-04:00</text:p>
      <text:p text:style-name="P4">
Description: The DBR completed the ROZSLIDANNYA ShODO 31 Timchasovo Teritorsi Timchasov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photo_2023-07-14_15-32-51.jpg" text:style-name="Internet_20_link" text:visited-style-name="Visited_20_Internet_20_Link">
photo_2023-07-14_15-32-51.jpg</text:a>
']</text:p>
      <text:p text:style-name="P4">
Tags: ['ДБР', 'ЗРАДНИКИ', 'КОЛАБОРАНТИ']</text:p>
      <text:p text:style-name="P4">
Category: News</text:p>
      <!--METADATA-->
      <text:p text:style-name="P4">
<draw:frame draw:style-name="fr1" draw:name="Image366" text:anchor-type="as-char" svg:width="6.9236in" svg:height="4.32725in" draw:z-index="0">
<draw:image xlink:href="../Images/AРМІЯINFORM/2023-07-15T97-00-00-04-00/photo_2023-07-14_15-32-51.jpg" xlink:type="simple" xlink:show="embed" xlink:actuate="onLoad" draw:mime-type="image/jpeg"/>
</draw:frame>
DBR completed an investigation into 31 traitor from temporarily occupied territories, another 10 reported suspicion</text:p>
      <text:p text:style-name="P4">
About it <text:a xlink:type="simple" xlink:href="https://t.me/DBRgovua/3625" text:style-name="Internet_20_link" text:visited-style-name="Visited_20_Internet_20_Link">
reported</text:a>
in the State Bureau Investigations.</text:p>
      <text:p text:style-name="P4">
It is noted that the DBR materials will be judged in absentia by 23 law enforcement officers of Zmariupol, who have betrayed Ukraine for the Russian "drying".</text:p>
      <text:p text:style-name="P4">
After the capture of Mariupol, the traitors voluntarily dressed the enemy camouflage launched the instructions of the invaders, to carry out filtration measures of the scenttoria of Illichivsky, Primorsky and October districts of Mariupol.</text:p>
      <text:p text:style-name="P4">
Also, the DBR staff completed a special pre -trial investigation of a law enforcement officer from the Volchansk Kharkiv region. After the beginning of the Russian invasion, the man ignored the order of the management to immediately argue to the place of deployment of the unit and remained at home to wait for the Russian military.</text:p>
      <text:p text:style-name="P4">
When the Russians occupied the two -year village, the traitor went to negotiate with them and settled in a local prison. At the instructions of the invaders, he received and protected the detained citizens, provided them with escorting. After the release of the region, the person involved fled with the invaders to the Russian Federation.</text:p>
      <text:p text:style-name="P4">
“Investigation was completed by the seven law enforcement officers from Luhansk, who have suffered allegiance to the enemy. They voluntarily held positions in illegal "law enforcement agencies" of Starobilsky, Trinity and Markovsky districts ", - the message reads.</text:p>
      <text:p text:style-name="P4">
In addition, the DBR was informed in absentia of suspicion of treason for six employees of the Starobilsky Detention Center. All of them stirred in the temporarily occupied territory of Luhansk region and began to work under Russian laws in the captured Starobilsky pre -trial detention center.</text:p>
      <text:p text:style-name="P4">
The DBR employees also informed about the suspicion of treason in the chief forestry forestry in the Luhansk region. In April2022, he held the position of director of the occupation forestry, offered to turn and "work" on the enemy to the colleagues who left, participated in the Russian Federation.</text:p>
      <text:p text:style-name="P4">
The DBR reported the suspicion of the rescuer from Volnovakha. In March 2022, he wrotely went to the occupation authority to take a leadership of the rescue department.</text:p>
      <text:p text:style-name="P4">
News Source: <text:a xlink:type="simple" xlink:href="https://armyinform.com.ua/2023/07/15/sim-pravoohoroncziv-zradnykiv-z-luganshhyny-ta-23-z-mariupolya-pidut-pid-sud/" text:style-name="Internet_20_link" text:visited-style-name="Visited_20_Internet_20_Link">
https://armyinform.com.ua/2023/07/15/sim-pravoohoroncziv-zradnykiv-z-luganshhyny-ta-23-z-mariupolya-pidut-pid-sud/</text:a>
</text:p>
      <!--NEWS-->
      <text:h text:style-name="P10" text:outline-level="1">
<text:span text:style-name="T4">
Damaged houses, combines, tractors: police Sumy region showed the consequences of shelling by Russian troops</text:span>
</text:h>
      <text:p text:style-name="P4">
Author: ['АРМІЯINFORM']</text:p>
      <text:p text:style-name="P4">
Time: 2023-07-15T98:00:00-04:00</text:p>
      <text:p text:style-name="P4">
Description: The Lipnya of Rosiyani took 83 strokes on Sumshchini, Paulseki regions of the regio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6194499_601464395432143_4006233016905785455_n.jpg" text:style-name="Internet_20_link" text:visited-style-name="Visited_20_Internet_20_Link">
356194499_601464395432143_4006233016905785455_n.jpg</text:a>
', '<text:a xlink:type="simple" xlink:href="https://armyinform.com.ua/wp-content/uploads/2023/07/347598434_601464522098797_1584424079568593320_n-150x150.jpg" text:style-name="Internet_20_link" text:visited-style-name="Visited_20_Internet_20_Link">
347598434_601464522098797_1584424079568593320_n-150x150.jpg</text:a>
', '<text:a xlink:type="simple" xlink:href="https://armyinform.com.ua/wp-content/uploads/2023/07/347600185_601464418765474_5423359459313508129_n-150x150.jpg" text:style-name="Internet_20_link" text:visited-style-name="Visited_20_Internet_20_Link">
347600185_601464418765474_5423359459313508129_n-150x150.jpg</text:a>
', '<text:a xlink:type="simple" xlink:href="https://armyinform.com.ua/wp-content/uploads/2023/07/347612705_601464518765464_1935911621995062526_n-150x150.jpg" text:style-name="Internet_20_link" text:visited-style-name="Visited_20_Internet_20_Link">
347612705_601464518765464_1935911621995062526_n-150x150.jpg</text:a>
', '<text:a xlink:type="simple" xlink:href="https://armyinform.com.ua/wp-content/uploads/2023/07/347640958_601464618765454_519275947296517618_n-150x150.jpg" text:style-name="Internet_20_link" text:visited-style-name="Visited_20_Internet_20_Link">
347640958_601464618765454_519275947296517618_n-150x150.jpg</text:a>
', '<text:a xlink:type="simple" xlink:href="https://armyinform.com.ua/wp-content/uploads/2023/07/348965715_601464398765476_6034705877658764376_n-150x150.jpg" text:style-name="Internet_20_link" text:visited-style-name="Visited_20_Internet_20_Link">
348965715_601464398765476_6034705877658764376_n-150x150.jpg</text:a>
', '<text:a xlink:type="simple" xlink:href="https://armyinform.com.ua/wp-content/uploads/2023/07/350107854_601464515432131_6477561245218611644_n-150x150.jpg" text:style-name="Internet_20_link" text:visited-style-name="Visited_20_Internet_20_Link">
350107854_601464515432131_6477561245218611644_n-150x150.jpg</text:a>
']</text:p>
      <text:p text:style-name="P4">
Tags: ['STOPRUSSIA', 'ВОЄННІ ЗЛОЧИНИ ЗС РФ', 'ВТОРГНЕННЯ РФ', 'СУМСЬКА ОБЛАСТЬ']</text:p>
      <text:p text:style-name="P4">
Category: News</text:p>
      <!--METADATA-->
      <text:p text:style-name="P4">
<draw:frame draw:style-name="fr1" draw:name="Image367" text:anchor-type="as-char" svg:width="6.9236in" svg:height="3.894525in" draw:z-index="0">
<draw:image xlink:href="../Images/AРМІЯINFORM/2023-07-15T98-00-00-04-00/356194499_601464395432143_4006233016905785455_n.jpg" xlink:type="simple" xlink:show="embed" xlink:actuate="onLoad" draw:mime-type="image/jpeg"/>
</draw:frame>
During July 14, the Russians struck 83 strokes in Sumy region, and police regions were fixing the consequences of shelling of the territory of the region by troops of the Russian Federation.</text:p>
      <text:p text:style-name="P4">
“During the last day, the occupiers again fired at the settlements of the Sumy region. In total, 83 beats were charged. The shelling damages 5 private homes, 2 combines and 2 tractors. According to the facts in the police, criminal proceedings under Article 438 of the Criminal Code of Ukraine “Violation of the laws and customs of war” are open, - <text:a xlink:type="simple" xlink:href="https://www.facebook.com/policesumy/posts/pfbid023MNPqr6tz8xAU8NtWjMm6yzEFZJF9EjA8txv14fV649LV2uejMmyS19be1oYa6m3l" text:style-name="Internet_20_link" text:visited-style-name="Visited_20_Internet_20_Link">
informs</text:a>
Sumy region police communication department.</text:p>
      <text:p text:style-name="P4">
<text:a xlink:type="simple" xlink:href="https://armyinform.com.ua/wp-content/uploads/2023/07/347598434_601464522098797_1584424079568593320_n.jpg" text:style-name="Internet_20_link" text:visited-style-name="Visited_20_Internet_20_Link">
!(Images/AРМІЯINFORM/2023-07-15T98-00-00-04-00/347598434_601464522098797_1584424079568593320_n-150x150.jpg)</text:a>
</text:p>
      <text:p text:style-name="P4">
<text:a xlink:type="simple" xlink:href="https://armyinform.com.ua/wp-content/uploads/2023/07/347600185_601464418765474_5423359459313508129_n.jpg" text:style-name="Internet_20_link" text:visited-style-name="Visited_20_Internet_20_Link">
<draw:frame draw:style-name="fr1" draw:name="Image368" text:anchor-type="as-char" svg:width="6.9236in" svg:height="6.9236in" draw:z-index="0">
<draw:image xlink:href="../Images/AРМІЯINFORM/2023-07-15T98-00-00-04-00/347600185_601464418765474_5423359459313508129_n-150x150.jpg" xlink:type="simple" xlink:show="embed" xlink:actuate="onLoad" draw:mime-type="image/jpeg"/>
</draw:frame>
</text:a>
</text:p>
      <text:p text:style-name="P4">
<text:a xlink:type="simple" xlink:href="https://armyinform.com.ua/wp-content/uploads/2023/07/347612705_601464518765464_1935911621995062526_n.jpg" text:style-name="Internet_20_link" text:visited-style-name="Visited_20_Internet_20_Link">
<draw:frame draw:style-name="fr1" draw:name="Image369" text:anchor-type="as-char" svg:width="6.9236in" svg:height="6.9236in" draw:z-index="0">
<draw:image xlink:href="../Images/AРМІЯINFORM/2023-07-15T98-00-00-04-00/347612705_601464518765464_1935911621995062526_n-150x150.jpg" xlink:type="simple" xlink:show="embed" xlink:actuate="onLoad" draw:mime-type="image/jpeg"/>
</draw:frame>
</text:a>
</text:p>
      <text:p text:style-name="P4">
<text:a xlink:type="simple" xlink:href="https://armyinform.com.ua/wp-content/uploads/2023/07/347640958_601464618765454_519275947296517618_n.jpg" text:style-name="Internet_20_link" text:visited-style-name="Visited_20_Internet_20_Link">
<draw:frame draw:style-name="fr1" draw:name="Image370" text:anchor-type="as-char" svg:width="6.9236in" svg:height="6.9236in" draw:z-index="0">
<draw:image xlink:href="../Images/AРМІЯINFORM/2023-07-15T98-00-00-04-00/347640958_601464618765454_519275947296517618_n-150x150.jpg" xlink:type="simple" xlink:show="embed" xlink:actuate="onLoad" draw:mime-type="image/jpeg"/>
</draw:frame>
</text:a>
</text:p>
      <text:p text:style-name="P4">
<text:a xlink:type="simple" xlink:href="https://armyinform.com.ua/wp-content/uploads/2023/07/348965715_601464398765476_6034705877658764376_n.jpg" text:style-name="Internet_20_link" text:visited-style-name="Visited_20_Internet_20_Link">
<draw:frame draw:style-name="fr1" draw:name="Image371" text:anchor-type="as-char" svg:width="6.9236in" svg:height="6.9236in" draw:z-index="0">
<draw:image xlink:href="../Images/AРМІЯINFORM/2023-07-15T98-00-00-04-00/348965715_601464398765476_6034705877658764376_n-150x150.jpg" xlink:type="simple" xlink:show="embed" xlink:actuate="onLoad" draw:mime-type="image/jpeg"/>
</draw:frame>
</text:a>
</text:p>
      <text:p text:style-name="P4">
<text:a xlink:type="simple" xlink:href="https://armyinform.com.ua/wp-content/uploads/2023/07/350107854_601464515432131_6477561245218611644_n.jpg" text:style-name="Internet_20_link" text:visited-style-name="Visited_20_Internet_20_Link">
<draw:frame draw:style-name="fr1" draw:name="Image372" text:anchor-type="as-char" svg:width="6.9236in" svg:height="6.9236in" draw:z-index="0">
<draw:image xlink:href="../Images/AРМІЯINFORM/2023-07-15T98-00-00-04-00/350107854_601464515432131_6477561245218611644_n-150x150.jpg" xlink:type="simple" xlink:show="embed" xlink:actuate="onLoad" draw:mime-type="image/jpeg"/>
</draw:frame>
</text:a>
</text:p>
      <text:p text:style-name="P4">
News Source: <text:a xlink:type="simple" xlink:href="https://armyinform.com.ua/2023/07/15/poshkodzheni-budynky-kombajny-traktory-policzejski-sumshhyny-pokazaly-naslidky-obstriliv-vijskamy-rf/" text:style-name="Internet_20_link" text:visited-style-name="Visited_20_Internet_20_Link">
https://armyinform.com.ua/2023/07/15/poshkodzheni-budynky-kombajny-traktory-policzejski-sumshhyny-pokazaly-naslidky-obstriliv-vijskamy-rf/</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